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1.5472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557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atpad1" table:style-name="ta1">
        <table:shapes>
          <draw:frame draw:z-index="0" draw:style-name="gr1" draw:text-style-name="P1" svg:width="9.937in" svg:height="4.2563in" svg:x="0.0433in" svg:y="4.089in">
            <draw:object draw:notify-on-update-of-ranges="flatpad1.B1:flatpad1.NW1 flatpad1.B1:flatpad1.NW1 flatpad1.A5:flatpad1.A5 flatpad1.B5:flatpad1.NW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8" table:number-columns-repeated="7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column table:style-name="co2" table:default-cell-style-name="Default"/>
        <table:table-column table:style-name="co8" table:number-columns-repeated="8" table:default-cell-style-name="Default"/>
        <table:table-column table:style-name="co9" table:default-cell-style-name="Default"/>
        <table:table-column table:style-name="co8" table:number-columns-repeated="16" table:default-cell-style-name="Default"/>
        <table:table-column table:style-name="co4" table:default-cell-style-name="Default"/>
        <table:table-column table:style-name="co8" table:number-columns-repeated="11" table:default-cell-style-name="Default"/>
        <table:table-column table:style-name="co9" table:default-cell-style-name="Default"/>
        <table:table-column table:style-name="co8" table:number-columns-repeated="12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17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number-columns-repeated="12" table:default-cell-style-name="Default"/>
        <table:table-column table:style-name="co9" table:default-cell-style-name="Default"/>
        <table:table-column table:style-name="co8" table:number-columns-repeated="11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2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number-columns-repeated="11" table:default-cell-style-name="Default"/>
        <table:table-column table:style-name="co4" table:default-cell-style-name="Default"/>
        <table:table-column table:style-name="co8" table:number-columns-repeated="6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6" table:default-cell-style-name="Default"/>
        <table:table-column table:style-name="co5" table:default-cell-style-name="Default"/>
        <table:table-column table:style-name="co8" table:number-columns-repeated="13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column table:style-name="co9" table:default-cell-style-name="Default"/>
        <table:table-column table:style-name="co8" table:number-columns-repeated="21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4" table:default-cell-style-name="Default"/>
        <table:table-column table:style-name="co8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12" table:number-columns-repeated="45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69049835205" calcext:value-type="float">
            <text:p>0.033356904983521</text:p>
          </table:table-cell>
          <table:table-cell office:value-type="float" office:value="0.0667140483856201" calcext:value-type="float">
            <text:p>0.06671404838562</text:p>
          </table:table-cell>
          <table:table-cell office:value-type="float" office:value="0.10007119178772" calcext:value-type="float">
            <text:p>0.10007119178772</text:p>
          </table:table-cell>
          <table:table-cell office:value-type="float" office:value="0.166785001754761" calcext:value-type="float">
            <text:p>0.166785001754761</text:p>
          </table:table-cell>
          <table:table-cell office:value-type="float" office:value="0.200141906738281" calcext:value-type="float">
            <text:p>0.200141906738281</text:p>
          </table:table-cell>
          <table:table-cell office:value-type="float" office:value="0.233499050140381" calcext:value-type="float">
            <text:p>0.233499050140381</text:p>
          </table:table-cell>
          <table:table-cell office:value-type="float" office:value="0.266855955123901" calcext:value-type="float">
            <text:p>0.266855955123901</text:p>
          </table:table-cell>
          <table:table-cell office:value-type="float" office:value="0.300212860107422" calcext:value-type="float">
            <text:p>0.300212860107422</text:p>
          </table:table-cell>
          <table:table-cell office:value-type="float" office:value="0.366926908493042" calcext:value-type="float">
            <text:p>0.366926908493042</text:p>
          </table:table-cell>
          <table:table-cell office:value-type="float" office:value="0.400283813476563" calcext:value-type="float">
            <text:p>0.400283813476563</text:p>
          </table:table-cell>
          <table:table-cell office:value-type="float" office:value="0.433640718460083" calcext:value-type="float">
            <text:p>0.433640718460083</text:p>
          </table:table-cell>
          <table:table-cell office:value-type="float" office:value="0.466997623443604" calcext:value-type="float">
            <text:p>0.466997623443604</text:p>
          </table:table-cell>
          <table:table-cell office:value-type="float" office:value="0.533711433410645" calcext:value-type="float">
            <text:p>0.533711433410645</text:p>
          </table:table-cell>
          <table:table-cell office:value-type="float" office:value="0.567068338394165" calcext:value-type="float">
            <text:p>0.567068338394165</text:p>
          </table:table-cell>
          <table:table-cell office:value-type="float" office:value="0.600425243377685" calcext:value-type="float">
            <text:p>0.600425243377685</text:p>
          </table:table-cell>
          <table:table-cell office:value-type="float" office:value="0.633782386779785" calcext:value-type="float">
            <text:p>0.633782386779785</text:p>
          </table:table-cell>
          <table:table-cell office:value-type="float" office:value="0.700496196746826" calcext:value-type="float">
            <text:p>0.700496196746826</text:p>
          </table:table-cell>
          <table:table-cell office:value-type="float" office:value="0.733853101730347" calcext:value-type="float">
            <text:p>0.733853101730347</text:p>
          </table:table-cell>
          <table:table-cell office:value-type="float" office:value="0.800566911697388" calcext:value-type="float">
            <text:p>0.800566911697388</text:p>
          </table:table-cell>
          <table:table-cell office:value-type="float" office:value="0.833923816680908" calcext:value-type="float">
            <text:p>0.833923816680908</text:p>
          </table:table-cell>
          <table:table-cell office:value-type="float" office:value="0.900637626647949" calcext:value-type="float">
            <text:p>0.900637626647949</text:p>
          </table:table-cell>
          <table:table-cell office:value-type="float" office:value="0.967355489730835" calcext:value-type="float">
            <text:p>0.967355489730835</text:p>
          </table:table-cell>
          <table:table-cell office:value-type="float" office:value="1.0340735912323" calcext:value-type="float">
            <text:p>1.0340735912323</text:p>
          </table:table-cell>
          <table:table-cell office:value-type="float" office:value="1.10079121589661" calcext:value-type="float">
            <text:p>1.10079121589661</text:p>
          </table:table-cell>
          <table:table-cell office:value-type="float" office:value="1.13415050506592" calcext:value-type="float">
            <text:p>1.13415050506592</text:p>
          </table:table-cell>
          <table:table-cell office:value-type="float" office:value="1.2008683681488" calcext:value-type="float">
            <text:p>1.2008683681488</text:p>
          </table:table-cell>
          <table:table-cell office:value-type="float" office:value="1.23422741889954" calcext:value-type="float">
            <text:p>1.23422741889954</text:p>
          </table:table-cell>
          <table:table-cell office:value-type="float" office:value="1.26758646965027" calcext:value-type="float">
            <text:p>1.26758646965027</text:p>
          </table:table-cell>
          <table:table-cell office:value-type="float" office:value="1.300945520401" calcext:value-type="float">
            <text:p>1.300945520401</text:p>
          </table:table-cell>
          <table:table-cell office:value-type="float" office:value="1.33430457115173" calcext:value-type="float">
            <text:p>1.33430457115173</text:p>
          </table:table-cell>
          <table:table-cell office:value-type="float" office:value="1.36766362190247" calcext:value-type="float">
            <text:p>1.36766362190247</text:p>
          </table:table-cell>
          <table:table-cell office:value-type="float" office:value="1.43438196182251" calcext:value-type="float">
            <text:p>1.43438196182251</text:p>
          </table:table-cell>
          <table:table-cell office:value-type="float" office:value="1.46774101257324" calcext:value-type="float">
            <text:p>1.46774101257324</text:p>
          </table:table-cell>
          <table:table-cell office:value-type="float" office:value="1.50110006332397" calcext:value-type="float">
            <text:p>1.50110006332397</text:p>
          </table:table-cell>
          <table:table-cell office:value-type="float" office:value="1.53445935249329" calcext:value-type="float">
            <text:p>1.53445935249329</text:p>
          </table:table-cell>
          <table:table-cell office:value-type="float" office:value="1.56781840324402" calcext:value-type="float">
            <text:p>1.56781840324402</text:p>
          </table:table-cell>
          <table:table-cell office:value-type="float" office:value="1.63453674316406" calcext:value-type="float">
            <text:p>1.63453674316406</text:p>
          </table:table-cell>
          <table:table-cell office:value-type="float" office:value="1.6678957939148" calcext:value-type="float">
            <text:p>1.6678957939148</text:p>
          </table:table-cell>
          <table:table-cell office:value-type="float" office:value="1.70125484466553" calcext:value-type="float">
            <text:p>1.70125484466553</text:p>
          </table:table-cell>
          <table:table-cell office:value-type="float" office:value="1.73461413383484" calcext:value-type="float">
            <text:p>1.73461413383484</text:p>
          </table:table-cell>
          <table:table-cell office:value-type="float" office:value="1.80133247375488" calcext:value-type="float">
            <text:p>1.80133247375488</text:p>
          </table:table-cell>
          <table:table-cell office:value-type="float" office:value="1.86805081367493" calcext:value-type="float">
            <text:p>1.86805081367493</text:p>
          </table:table-cell>
          <table:table-cell office:value-type="float" office:value="1.9347710609436" calcext:value-type="float">
            <text:p>1.9347710609436</text:p>
          </table:table-cell>
          <table:table-cell office:value-type="float" office:value="1.96813154220581" calcext:value-type="float">
            <text:p>1.96813154220581</text:p>
          </table:table-cell>
          <table:table-cell office:value-type="float" office:value="2.00149250030518" calcext:value-type="float">
            <text:p>2.00149250030518</text:p>
          </table:table-cell>
          <table:table-cell office:value-type="float" office:value="2.06821417808533" calcext:value-type="float">
            <text:p>2.06821417808533</text:p>
          </table:table-cell>
          <table:table-cell office:value-type="float" office:value="2.10157513618469" calcext:value-type="float">
            <text:p>2.10157513618469</text:p>
          </table:table-cell>
          <table:table-cell office:value-type="float" office:value="2.13493609428406" calcext:value-type="float">
            <text:p>2.13493609428406</text:p>
          </table:table-cell>
          <table:table-cell office:value-type="float" office:value="2.20165777206421" calcext:value-type="float">
            <text:p>2.20165777206421</text:p>
          </table:table-cell>
          <table:table-cell office:value-type="float" office:value="2.23501896858215" calcext:value-type="float">
            <text:p>2.23501896858215</text:p>
          </table:table-cell>
          <table:table-cell office:value-type="float" office:value="2.26837968826294" calcext:value-type="float">
            <text:p>2.26837968826294</text:p>
          </table:table-cell>
          <table:table-cell office:value-type="float" office:value="2.33510184288025" calcext:value-type="float">
            <text:p>2.33510184288025</text:p>
          </table:table-cell>
          <table:table-cell office:value-type="float" office:value="2.36846280097961" calcext:value-type="float">
            <text:p>2.36846280097961</text:p>
          </table:table-cell>
          <table:table-cell office:value-type="float" office:value="2.40182375907898" calcext:value-type="float">
            <text:p>2.40182375907898</text:p>
          </table:table-cell>
          <table:table-cell office:value-type="float" office:value="2.43518495559692" calcext:value-type="float">
            <text:p>2.43518495559692</text:p>
          </table:table-cell>
          <table:table-cell office:value-type="float" office:value="2.46854591369629" calcext:value-type="float">
            <text:p>2.46854591369629</text:p>
          </table:table-cell>
          <table:table-cell office:value-type="float" office:value="2.53526830673218" calcext:value-type="float">
            <text:p>2.53526830673218</text:p>
          </table:table-cell>
          <table:table-cell office:value-type="float" office:value="2.60199046134949" calcext:value-type="float">
            <text:p>2.60199046134949</text:p>
          </table:table-cell>
          <table:table-cell office:value-type="float" office:value="2.63535189628601" calcext:value-type="float">
            <text:p>2.63535189628601</text:p>
          </table:table-cell>
          <table:table-cell office:value-type="float" office:value="2.66871285438538" calcext:value-type="float">
            <text:p>2.66871285438538</text:p>
          </table:table-cell>
          <table:table-cell office:value-type="float" office:value="2.7020742893219" calcext:value-type="float">
            <text:p>2.7020742893219</text:p>
          </table:table-cell>
          <table:table-cell office:value-type="float" office:value="2.76879668235779" calcext:value-type="float">
            <text:p>2.76879668235779</text:p>
          </table:table-cell>
          <table:table-cell office:value-type="float" office:value="2.80215811729431" calcext:value-type="float">
            <text:p>2.80215811729431</text:p>
          </table:table-cell>
          <table:table-cell office:value-type="float" office:value="2.83551931381226" calcext:value-type="float">
            <text:p>2.83551931381226</text:p>
          </table:table-cell>
          <table:table-cell office:value-type="float" office:value="2.86888074874878" calcext:value-type="float">
            <text:p>2.86888074874878</text:p>
          </table:table-cell>
          <table:table-cell office:value-type="float" office:value="2.90224194526672" calcext:value-type="float">
            <text:p>2.90224194526672</text:p>
          </table:table-cell>
          <table:table-cell office:value-type="float" office:value="3.00231122970581" calcext:value-type="float">
            <text:p>3.00231122970581</text:p>
          </table:table-cell>
          <table:table-cell office:value-type="float" office:value="3.06902432441711" calcext:value-type="float">
            <text:p>3.06902432441711</text:p>
          </table:table-cell>
          <table:table-cell office:value-type="float" office:value="3.13573718070984" calcext:value-type="float">
            <text:p>3.13573718070984</text:p>
          </table:table-cell>
          <table:table-cell office:value-type="float" office:value="3.20244979858398" calcext:value-type="float">
            <text:p>3.20244979858398</text:p>
          </table:table-cell>
          <table:table-cell office:value-type="float" office:value="3.33587527275085" calcext:value-type="float">
            <text:p>3.33587527275085</text:p>
          </table:table-cell>
          <table:table-cell office:value-type="float" office:value="3.402587890625" calcext:value-type="float">
            <text:p>3.402587890625</text:p>
          </table:table-cell>
          <table:table-cell office:value-type="float" office:value="3.43594431877136" calcext:value-type="float">
            <text:p>3.43594431877136</text:p>
          </table:table-cell>
          <table:table-cell office:value-type="float" office:value="3.50265669822693" calcext:value-type="float">
            <text:p>3.50265669822693</text:p>
          </table:table-cell>
          <table:table-cell office:value-type="float" office:value="3.56936955451965" calcext:value-type="float">
            <text:p>3.56936955451965</text:p>
          </table:table-cell>
          <table:table-cell office:value-type="float" office:value="3.6360821723938" calcext:value-type="float">
            <text:p>3.6360821723938</text:p>
          </table:table-cell>
          <table:table-cell office:value-type="float" office:value="3.66943836212158" calcext:value-type="float">
            <text:p>3.66943836212158</text:p>
          </table:table-cell>
          <table:table-cell office:value-type="float" office:value="3.73615074157715" calcext:value-type="float">
            <text:p>3.73615074157715</text:p>
          </table:table-cell>
          <table:table-cell office:value-type="float" office:value="3.76950693130493" calcext:value-type="float">
            <text:p>3.76950693130493</text:p>
          </table:table-cell>
          <table:table-cell office:value-type="float" office:value="3.80286335945129" calcext:value-type="float">
            <text:p>3.80286335945129</text:p>
          </table:table-cell>
          <table:table-cell office:value-type="float" office:value="3.83621954917908" calcext:value-type="float">
            <text:p>3.83621954917908</text:p>
          </table:table-cell>
          <table:table-cell office:value-type="float" office:value="3.86957573890686" calcext:value-type="float">
            <text:p>3.86957573890686</text:p>
          </table:table-cell>
          <table:table-cell office:value-type="float" office:value="3.90293192863464" calcext:value-type="float">
            <text:p>3.90293192863464</text:p>
          </table:table-cell>
          <table:table-cell office:value-type="float" office:value="3.93628787994385" calcext:value-type="float">
            <text:p>3.93628787994385</text:p>
          </table:table-cell>
          <table:table-cell office:value-type="float" office:value="4.00300002098084" calcext:value-type="float">
            <text:p>4.00300002098084</text:p>
          </table:table-cell>
          <table:table-cell office:value-type="float" office:value="4.03635597229004" calcext:value-type="float">
            <text:p>4.03635597229004</text:p>
          </table:table-cell>
          <table:table-cell office:value-type="float" office:value="4.10306811332703" calcext:value-type="float">
            <text:p>4.10306811332703</text:p>
          </table:table-cell>
          <table:table-cell office:value-type="float" office:value="4.16978001594543" calcext:value-type="float">
            <text:p>4.16978001594543</text:p>
          </table:table-cell>
          <table:table-cell office:value-type="float" office:value="4.20313596725464" calcext:value-type="float">
            <text:p>4.20313596725464</text:p>
          </table:table-cell>
          <table:table-cell office:value-type="float" office:value="4.26984786987305" calcext:value-type="float">
            <text:p>4.26984786987305</text:p>
          </table:table-cell>
          <table:table-cell office:value-type="float" office:value="4.33655977249146" calcext:value-type="float">
            <text:p>4.33655977249146</text:p>
          </table:table-cell>
          <table:table-cell office:value-type="float" office:value="4.36991572380066" calcext:value-type="float">
            <text:p>4.36991572380066</text:p>
          </table:table-cell>
          <table:table-cell office:value-type="float" office:value="4.43662786483765" calcext:value-type="float">
            <text:p>4.43662786483765</text:p>
          </table:table-cell>
          <table:table-cell office:value-type="float" office:value="4.46998381614685" calcext:value-type="float">
            <text:p>4.46998381614685</text:p>
          </table:table-cell>
          <table:table-cell office:value-type="float" office:value="4.53669548034668" calcext:value-type="float">
            <text:p>4.53669548034668</text:p>
          </table:table-cell>
          <table:table-cell office:value-type="float" office:value="4.60340714454651" calcext:value-type="float">
            <text:p>4.60340714454651</text:p>
          </table:table-cell>
          <table:table-cell office:value-type="float" office:value="4.63676309585571" calcext:value-type="float">
            <text:p>4.63676309585571</text:p>
          </table:table-cell>
          <table:table-cell office:value-type="float" office:value="4.70347476005554" calcext:value-type="float">
            <text:p>4.70347476005554</text:p>
          </table:table-cell>
          <table:table-cell office:value-type="float" office:value="4.73683047294617" calcext:value-type="float">
            <text:p>4.73683047294617</text:p>
          </table:table-cell>
          <table:table-cell office:value-type="float" office:value="4.803542137146" calcext:value-type="float">
            <text:p>4.803542137146</text:p>
          </table:table-cell>
          <table:table-cell office:value-type="float" office:value="4.83689785003662" calcext:value-type="float">
            <text:p>4.83689785003662</text:p>
          </table:table-cell>
          <table:table-cell office:value-type="float" office:value="4.90360951423645" calcext:value-type="float">
            <text:p>4.90360951423645</text:p>
          </table:table-cell>
          <table:table-cell office:value-type="float" office:value="4.93696737289429" calcext:value-type="float">
            <text:p>4.93696737289429</text:p>
          </table:table-cell>
          <table:table-cell office:value-type="float" office:value="5.00368285179138" calcext:value-type="float">
            <text:p>5.00368285179138</text:p>
          </table:table-cell>
          <table:table-cell office:value-type="float" office:value="5.03729224205017" calcext:value-type="float">
            <text:p>5.03729224205017</text:p>
          </table:table-cell>
          <table:table-cell office:value-type="float" office:value="5.13813018798828" calcext:value-type="float">
            <text:p>5.13813018798828</text:p>
          </table:table-cell>
          <table:table-cell office:value-type="float" office:value="5.20536351203918" calcext:value-type="float">
            <text:p>5.20536351203918</text:p>
          </table:table-cell>
          <table:table-cell office:value-type="float" office:value="5.23898267745972" calcext:value-type="float">
            <text:p>5.23898267745972</text:p>
          </table:table-cell>
          <table:table-cell office:value-type="float" office:value="5.37347507476807" calcext:value-type="float">
            <text:p>5.37347507476807</text:p>
          </table:table-cell>
          <table:table-cell office:value-type="float" office:value="5.44073104858398" calcext:value-type="float">
            <text:p>5.44073104858398</text:p>
          </table:table-cell>
          <table:table-cell office:value-type="float" office:value="5.50799322128296" calcext:value-type="float">
            <text:p>5.50799322128296</text:p>
          </table:table-cell>
          <table:table-cell office:value-type="float" office:value="5.60889887809753" calcext:value-type="float">
            <text:p>5.60889887809753</text:p>
          </table:table-cell>
          <table:table-cell office:value-type="float" office:value="5.64253735542297" calcext:value-type="float">
            <text:p>5.64253735542297</text:p>
          </table:table-cell>
          <table:table-cell office:value-type="float" office:value="5.67617726325989" calcext:value-type="float">
            <text:p>5.67617726325989</text:p>
          </table:table-cell>
          <table:table-cell office:value-type="float" office:value="5.70981884002686" calcext:value-type="float">
            <text:p>5.70981884002686</text:p>
          </table:table-cell>
          <table:table-cell office:value-type="float" office:value="5.77710723876953" calcext:value-type="float">
            <text:p>5.77710723876953</text:p>
          </table:table-cell>
          <table:table-cell office:value-type="float" office:value="5.87805151939392" calcext:value-type="float">
            <text:p>5.87805151939392</text:p>
          </table:table-cell>
          <table:table-cell office:value-type="float" office:value="5.9453558921814" calcext:value-type="float">
            <text:p>5.9453558921814</text:p>
          </table:table-cell>
          <table:table-cell office:value-type="float" office:value="5.97901034355164" calcext:value-type="float">
            <text:p>5.97901034355164</text:p>
          </table:table-cell>
          <table:table-cell office:value-type="float" office:value="6.04604172706604" calcext:value-type="float">
            <text:p>6.04604172706604</text:p>
          </table:table-cell>
          <table:table-cell office:value-type="float" office:value="6.07938551902771" calcext:value-type="float">
            <text:p>6.07938551902771</text:p>
          </table:table-cell>
          <table:table-cell office:value-type="float" office:value="6.14607262611389" calcext:value-type="float">
            <text:p>6.14607262611389</text:p>
          </table:table-cell>
          <table:table-cell office:value-type="float" office:value="6.1794159412384" calcext:value-type="float">
            <text:p>6.1794159412384</text:p>
          </table:table-cell>
          <table:table-cell office:value-type="float" office:value="6.27944469451904" calcext:value-type="float">
            <text:p>6.27944469451904</text:p>
          </table:table-cell>
          <table:table-cell office:value-type="float" office:value="6.31278729438782" calcext:value-type="float">
            <text:p>6.31278729438782</text:p>
          </table:table-cell>
          <table:table-cell office:value-type="float" office:value="6.37947225570679" calcext:value-type="float">
            <text:p>6.37947225570679</text:p>
          </table:table-cell>
          <table:table-cell office:value-type="float" office:value="6.44615626335144" calcext:value-type="float">
            <text:p>6.44615626335144</text:p>
          </table:table-cell>
          <table:table-cell office:value-type="float" office:value="6.47949838638306" calcext:value-type="float">
            <text:p>6.47949838638306</text:p>
          </table:table-cell>
          <table:table-cell office:value-type="float" office:value="6.54618167877197" calcext:value-type="float">
            <text:p>6.54618167877197</text:p>
          </table:table-cell>
          <table:table-cell office:value-type="float" office:value="6.61286425590515" calcext:value-type="float">
            <text:p>6.61286425590515</text:p>
          </table:table-cell>
          <table:table-cell office:value-type="float" office:value="6.64620566368103" calcext:value-type="float">
            <text:p>6.64620566368103</text:p>
          </table:table-cell>
          <table:table-cell office:value-type="float" office:value="6.71288752555847" calcext:value-type="float">
            <text:p>6.71288752555847</text:p>
          </table:table-cell>
          <table:table-cell office:value-type="float" office:value="6.74622797966003" calcext:value-type="float">
            <text:p>6.74622797966003</text:p>
          </table:table-cell>
          <table:table-cell office:value-type="float" office:value="6.81290888786316" calcext:value-type="float">
            <text:p>6.81290888786316</text:p>
          </table:table-cell>
          <table:table-cell office:value-type="float" office:value="6.87958931922913" calcext:value-type="float">
            <text:p>6.87958931922913</text:p>
          </table:table-cell>
          <table:table-cell office:value-type="float" office:value="6.91292953491211" calcext:value-type="float">
            <text:p>6.91292953491211</text:p>
          </table:table-cell>
          <table:table-cell office:value-type="float" office:value="6.97960901260376" calcext:value-type="float">
            <text:p>6.97960901260376</text:p>
          </table:table-cell>
          <table:table-cell office:value-type="float" office:value="7.04628896713257" calcext:value-type="float">
            <text:p>7.04628896713257</text:p>
          </table:table-cell>
          <table:table-cell office:value-type="float" office:value="7.17961001396179" calcext:value-type="float">
            <text:p>7.17961001396179</text:p>
          </table:table-cell>
          <table:table-cell office:value-type="float" office:value="7.24626922607422" calcext:value-type="float">
            <text:p>7.24626922607422</text:p>
          </table:table-cell>
          <table:table-cell office:value-type="float" office:value="7.27959823608398" calcext:value-type="float">
            <text:p>7.27959823608398</text:p>
          </table:table-cell>
          <table:table-cell office:value-type="float" office:value="7.34625601768494" calcext:value-type="float">
            <text:p>7.34625601768494</text:p>
          </table:table-cell>
          <table:table-cell office:value-type="float" office:value="7.41291284561157" calcext:value-type="float">
            <text:p>7.41291284561157</text:p>
          </table:table-cell>
          <table:table-cell office:value-type="float" office:value="7.47956871986389" calcext:value-type="float">
            <text:p>7.47956871986389</text:p>
          </table:table-cell>
          <table:table-cell office:value-type="float" office:value="7.54622364044189" calcext:value-type="float">
            <text:p>7.54622364044189</text:p>
          </table:table-cell>
          <table:table-cell office:value-type="float" office:value="7.57955074310303" calcext:value-type="float">
            <text:p>7.57955074310303</text:p>
          </table:table-cell>
          <table:table-cell office:value-type="float" office:value="7.64620447158814" calcext:value-type="float">
            <text:p>7.64620447158814</text:p>
          </table:table-cell>
          <table:table-cell office:value-type="float" office:value="7.67953085899353" calcext:value-type="float">
            <text:p>7.67953085899353</text:p>
          </table:table-cell>
          <table:table-cell office:value-type="float" office:value="7.74618291854858" calcext:value-type="float">
            <text:p>7.74618291854858</text:p>
          </table:table-cell>
          <table:table-cell office:value-type="float" office:value="7.84615921974182" calcext:value-type="float">
            <text:p>7.84615921974182</text:p>
          </table:table-cell>
          <table:table-cell office:value-type="float" office:value="7.91280913352966" calcext:value-type="float">
            <text:p>7.91280913352966</text:p>
          </table:table-cell>
          <table:table-cell office:value-type="float" office:value="7.94613361358643" calcext:value-type="float">
            <text:p>7.94613361358643</text:p>
          </table:table-cell>
          <table:table-cell office:value-type="float" office:value="8.07943797111511" calcext:value-type="float">
            <text:p>8.07943797111511</text:p>
          </table:table-cell>
          <table:table-cell office:value-type="float" office:value="8.27941823005676" calcext:value-type="float">
            <text:p>8.27941823005676</text:p>
          </table:table-cell>
          <table:table-cell office:value-type="float" office:value="8.31274771690369" calcext:value-type="float">
            <text:p>8.31274771690369</text:p>
          </table:table-cell>
          <table:table-cell office:value-type="float" office:value="8.34607672691345" calcext:value-type="float">
            <text:p>8.34607672691345</text:p>
          </table:table-cell>
          <table:table-cell office:value-type="float" office:value="8.37940526008606" calcext:value-type="float">
            <text:p>8.37940526008606</text:p>
          </table:table-cell>
          <table:table-cell office:value-type="float" office:value="8.41273403167725" calcext:value-type="float">
            <text:p>8.41273403167725</text:p>
          </table:table-cell>
          <table:table-cell office:value-type="float" office:value="8.47939014434814" calcext:value-type="float">
            <text:p>8.47939014434814</text:p>
          </table:table-cell>
          <table:table-cell office:value-type="float" office:value="8.51271820068359" calcext:value-type="float">
            <text:p>8.51271820068359</text:p>
          </table:table-cell>
          <table:table-cell office:value-type="float" office:value="8.5793731212616" calcext:value-type="float">
            <text:p>8.5793731212616</text:p>
          </table:table-cell>
          <table:table-cell office:value-type="float" office:value="8.64602708816528" calcext:value-type="float">
            <text:p>8.64602708816528</text:p>
          </table:table-cell>
          <table:table-cell office:value-type="float" office:value="8.71268033981323" calcext:value-type="float">
            <text:p>8.71268033981323</text:p>
          </table:table-cell>
          <table:table-cell office:value-type="float" office:value="8.74600648880005" calcext:value-type="float">
            <text:p>8.74600648880005</text:p>
          </table:table-cell>
          <table:table-cell office:value-type="float" office:value="8.77933239936829" calcext:value-type="float">
            <text:p>8.77933239936829</text:p>
          </table:table-cell>
          <table:table-cell office:value-type="float" office:value="8.81265830993652" calcext:value-type="float">
            <text:p>8.81265830993652</text:p>
          </table:table-cell>
          <table:table-cell office:value-type="float" office:value="8.8793089389801" calcext:value-type="float">
            <text:p>8.8793089389801</text:p>
          </table:table-cell>
          <table:table-cell office:value-type="float" office:value="8.91263389587402" calcext:value-type="float">
            <text:p>8.91263389587402</text:p>
          </table:table-cell>
          <table:table-cell office:value-type="float" office:value="8.97928333282471" calcext:value-type="float">
            <text:p>8.97928333282471</text:p>
          </table:table-cell>
          <table:table-cell office:value-type="float" office:value="9.11260747909546" calcext:value-type="float">
            <text:p>9.11260747909546</text:p>
          </table:table-cell>
          <table:table-cell office:value-type="float" office:value="9.17928099632263" calcext:value-type="float">
            <text:p>9.17928099632263</text:p>
          </table:table-cell>
          <table:table-cell office:value-type="float" office:value="9.24595427513123" calcext:value-type="float">
            <text:p>9.24595427513123</text:p>
          </table:table-cell>
          <table:table-cell office:value-type="float" office:value="9.31262636184692" calcext:value-type="float">
            <text:p>9.31262636184692</text:p>
          </table:table-cell>
          <table:table-cell office:value-type="float" office:value="9.34596228599548" calcext:value-type="float">
            <text:p>9.34596228599548</text:p>
          </table:table-cell>
          <table:table-cell office:value-type="float" office:value="9.37929797172546" calcext:value-type="float">
            <text:p>9.37929797172546</text:p>
          </table:table-cell>
          <table:table-cell office:value-type="float" office:value="9.41263318061829" calcext:value-type="float">
            <text:p>9.41263318061829</text:p>
          </table:table-cell>
          <table:table-cell office:value-type="float" office:value="9.47930359840393" calcext:value-type="float">
            <text:p>9.47930359840393</text:p>
          </table:table-cell>
          <table:table-cell office:value-type="float" office:value="9.54597306251526" calcext:value-type="float">
            <text:p>9.54597306251526</text:p>
          </table:table-cell>
          <table:table-cell office:value-type="float" office:value="9.61264157295227" calcext:value-type="float">
            <text:p>9.61264157295227</text:p>
          </table:table-cell>
          <table:table-cell office:value-type="float" office:value="9.64597582817078" calcext:value-type="float">
            <text:p>9.64597582817078</text:p>
          </table:table-cell>
          <table:table-cell office:value-type="float" office:value="9.71264338493347" calcext:value-type="float">
            <text:p>9.71264338493347</text:p>
          </table:table-cell>
          <table:table-cell office:value-type="float" office:value="9.74597692489624" calcext:value-type="float">
            <text:p>9.74597692489624</text:p>
          </table:table-cell>
          <table:table-cell office:value-type="float" office:value="9.81264328956604" calcext:value-type="float">
            <text:p>9.81264328956604</text:p>
          </table:table-cell>
          <table:table-cell office:value-type="float" office:value="9.84597635269165" calcext:value-type="float">
            <text:p>9.84597635269165</text:p>
          </table:table-cell>
          <table:table-cell office:value-type="float" office:value="9.91264176368713" calcext:value-type="float">
            <text:p>9.91264176368713</text:p>
          </table:table-cell>
          <table:table-cell office:value-type="float" office:value="9.94597387313843" calcext:value-type="float">
            <text:p>9.94597387313843</text:p>
          </table:table-cell>
          <table:table-cell office:value-type="float" office:value="9.9793062210083" calcext:value-type="float">
            <text:p>9.9793062210083</text:p>
          </table:table-cell>
          <table:table-cell office:value-type="float" office:value="10.012638092041" calcext:value-type="float">
            <text:p>10.012638092041</text:p>
          </table:table-cell>
          <table:table-cell office:value-type="float" office:value="10.0459706783295" calcext:value-type="float">
            <text:p>10.0459706783295</text:p>
          </table:table-cell>
          <table:table-cell office:value-type="float" office:value="10.1126296520233" calcext:value-type="float">
            <text:p>10.1126296520233</text:p>
          </table:table-cell>
          <table:table-cell office:value-type="float" office:value="10.1459586620331" calcext:value-type="float">
            <text:p>10.1459586620331</text:p>
          </table:table-cell>
          <table:table-cell office:value-type="float" office:value="10.2126159667969" calcext:value-type="float">
            <text:p>10.2126159667969</text:p>
          </table:table-cell>
          <table:table-cell office:value-type="float" office:value="10.2459444999695" calcext:value-type="float">
            <text:p>10.2459444999695</text:p>
          </table:table-cell>
          <table:table-cell office:value-type="float" office:value="10.2792725563049" calcext:value-type="float">
            <text:p>10.2792725563049</text:p>
          </table:table-cell>
          <table:table-cell office:value-type="float" office:value="10.3459277153015" calcext:value-type="float">
            <text:p>10.3459277153015</text:p>
          </table:table-cell>
          <table:table-cell office:value-type="float" office:value="10.3792552947998" calcext:value-type="float">
            <text:p>10.3792552947998</text:p>
          </table:table-cell>
          <table:table-cell office:value-type="float" office:value="10.4459092617035" calcext:value-type="float">
            <text:p>10.4459092617035</text:p>
          </table:table-cell>
          <table:table-cell office:value-type="float" office:value="10.4792358875275" calcext:value-type="float">
            <text:p>10.4792358875275</text:p>
          </table:table-cell>
          <table:table-cell office:value-type="float" office:value="10.5458884239197" calcext:value-type="float">
            <text:p>10.5458884239197</text:p>
          </table:table-cell>
          <table:table-cell office:value-type="float" office:value="10.5792140960693" calcext:value-type="float">
            <text:p>10.5792140960693</text:p>
          </table:table-cell>
          <table:table-cell office:value-type="float" office:value="10.6458652019501" calcext:value-type="float">
            <text:p>10.6458652019501</text:p>
          </table:table-cell>
          <table:table-cell office:value-type="float" office:value="10.6791903972626" calcext:value-type="float">
            <text:p>10.6791903972626</text:p>
          </table:table-cell>
          <table:table-cell office:value-type="float" office:value="10.7125153541565" calcext:value-type="float">
            <text:p>10.7125153541565</text:p>
          </table:table-cell>
          <table:table-cell office:value-type="float" office:value="10.7791645526886" calcext:value-type="float">
            <text:p>10.7791645526886</text:p>
          </table:table-cell>
          <table:table-cell office:value-type="float" office:value="10.8458127975464" calcext:value-type="float">
            <text:p>10.8458127975464</text:p>
          </table:table-cell>
          <table:table-cell office:value-type="float" office:value="10.9124598503113" calcext:value-type="float">
            <text:p>10.9124598503113</text:p>
          </table:table-cell>
          <table:table-cell office:value-type="float" office:value="10.9791059494019" calcext:value-type="float">
            <text:p>10.9791059494019</text:p>
          </table:table-cell>
          <table:table-cell office:value-type="float" office:value="11.045752286911" calcext:value-type="float">
            <text:p>11.045752286911</text:p>
          </table:table-cell>
          <table:table-cell office:value-type="float" office:value="11.0790824890137" calcext:value-type="float">
            <text:p>11.0790824890137</text:p>
          </table:table-cell>
          <table:table-cell office:value-type="float" office:value="11.1457424163818" calcext:value-type="float">
            <text:p>11.1457424163818</text:p>
          </table:table-cell>
          <table:table-cell office:value-type="float" office:value="11.1790723800659" calcext:value-type="float">
            <text:p>11.1790723800659</text:p>
          </table:table-cell>
          <table:table-cell office:value-type="float" office:value="11.2124016284943" calcext:value-type="float">
            <text:p>11.2124016284943</text:p>
          </table:table-cell>
          <table:table-cell office:value-type="float" office:value="11.2457308769226" calcext:value-type="float">
            <text:p>11.2457308769226</text:p>
          </table:table-cell>
          <table:table-cell office:value-type="float" office:value="11.3123881816864" calcext:value-type="float">
            <text:p>11.3123881816864</text:p>
          </table:table-cell>
          <table:table-cell office:value-type="float" office:value="11.3457169532776" calcext:value-type="float">
            <text:p>11.3457169532776</text:p>
          </table:table-cell>
          <table:table-cell office:value-type="float" office:value="11.4123728275299" calcext:value-type="float">
            <text:p>11.4123728275299</text:p>
          </table:table-cell>
          <table:table-cell office:value-type="float" office:value="11.4457006454468" calcext:value-type="float">
            <text:p>11.4457006454468</text:p>
          </table:table-cell>
          <table:table-cell office:value-type="float" office:value="11.5123553276062" calcext:value-type="float">
            <text:p>11.5123553276062</text:p>
          </table:table-cell>
          <table:table-cell office:value-type="float" office:value="11.5790090560913" calcext:value-type="float">
            <text:p>11.5790090560913</text:p>
          </table:table-cell>
          <table:table-cell office:value-type="float" office:value="11.6456618309021" calcext:value-type="float">
            <text:p>11.6456618309021</text:p>
          </table:table-cell>
          <table:table-cell office:value-type="float" office:value="11.7123141288757" calcext:value-type="float">
            <text:p>11.7123141288757</text:p>
          </table:table-cell>
          <table:table-cell office:value-type="float" office:value="11.7789649963379" calcext:value-type="float">
            <text:p>11.7789649963379</text:p>
          </table:table-cell>
          <table:table-cell office:value-type="float" office:value="11.8456151485443" calcext:value-type="float">
            <text:p>11.8456151485443</text:p>
          </table:table-cell>
          <table:table-cell office:value-type="float" office:value="11.8789398670197" calcext:value-type="float">
            <text:p>11.8789398670197</text:p>
          </table:table-cell>
          <table:table-cell office:value-type="float" office:value="11.9455881118774" calcext:value-type="float">
            <text:p>11.9455881118774</text:p>
          </table:table-cell>
          <table:table-cell office:value-type="float" office:value="12.0122358798981" calcext:value-type="float">
            <text:p>12.0122358798981</text:p>
          </table:table-cell>
          <table:table-cell office:value-type="float" office:value="12.0455603599548" calcext:value-type="float">
            <text:p>12.0455603599548</text:p>
          </table:table-cell>
          <table:table-cell office:value-type="float" office:value="12.1122205257416" calcext:value-type="float">
            <text:p>12.1122205257416</text:p>
          </table:table-cell>
          <table:table-cell office:value-type="float" office:value="12.1455500125885" calcext:value-type="float">
            <text:p>12.1455500125885</text:p>
          </table:table-cell>
          <table:table-cell office:value-type="float" office:value="12.178879737854" calcext:value-type="float">
            <text:p>12.178879737854</text:p>
          </table:table-cell>
          <table:table-cell office:value-type="float" office:value="12.2122087478638" calcext:value-type="float">
            <text:p>12.2122087478638</text:p>
          </table:table-cell>
          <table:table-cell office:value-type="float" office:value="12.2455379962921" calcext:value-type="float">
            <text:p>12.2455379962921</text:p>
          </table:table-cell>
          <table:table-cell office:value-type="float" office:value="12.3455235958099" calcext:value-type="float">
            <text:p>12.3455235958099</text:p>
          </table:table-cell>
          <table:table-cell office:value-type="float" office:value="12.3788516521454" calcext:value-type="float">
            <text:p>12.3788516521454</text:p>
          </table:table-cell>
          <table:table-cell office:value-type="float" office:value="12.445506811142" calcext:value-type="float">
            <text:p>12.445506811142</text:p>
          </table:table-cell>
          <table:table-cell office:value-type="float" office:value="12.4788343906403" calcext:value-type="float">
            <text:p>12.4788343906403</text:p>
          </table:table-cell>
          <table:table-cell office:value-type="float" office:value="12.5121614933014" calcext:value-type="float">
            <text:p>12.5121614933014</text:p>
          </table:table-cell>
          <table:table-cell office:value-type="float" office:value="12.5788147449493" calcext:value-type="float">
            <text:p>12.5788147449493</text:p>
          </table:table-cell>
          <table:table-cell office:value-type="float" office:value="12.6454672813416" calcext:value-type="float">
            <text:p>12.6454672813416</text:p>
          </table:table-cell>
          <table:table-cell office:value-type="float" office:value="12.6787931919098" calcext:value-type="float">
            <text:p>12.6787931919098</text:p>
          </table:table-cell>
          <table:table-cell office:value-type="float" office:value="12.7121188640594" calcext:value-type="float">
            <text:p>12.7121188640594</text:p>
          </table:table-cell>
          <table:table-cell office:value-type="float" office:value="12.7454442977905" calcext:value-type="float">
            <text:p>12.7454442977905</text:p>
          </table:table-cell>
          <table:table-cell office:value-type="float" office:value="12.778769493103" calcext:value-type="float">
            <text:p>12.778769493103</text:p>
          </table:table-cell>
          <table:table-cell office:value-type="float" office:value="12.812094449997" calcext:value-type="float">
            <text:p>12.812094449997</text:p>
          </table:table-cell>
          <table:table-cell office:value-type="float" office:value="12.8454191684723" calcext:value-type="float">
            <text:p>12.8454191684723</text:p>
          </table:table-cell>
          <table:table-cell office:value-type="float" office:value="12.9120681285858" calcext:value-type="float">
            <text:p>12.9120681285858</text:p>
          </table:table-cell>
          <table:table-cell office:value-type="float" office:value="12.9453921318054" calcext:value-type="float">
            <text:p>12.9453921318054</text:p>
          </table:table-cell>
          <table:table-cell office:value-type="float" office:value="13.0120394229889" calcext:value-type="float">
            <text:p>13.0120394229889</text:p>
          </table:table-cell>
          <table:table-cell office:value-type="float" office:value="13.0453636646271" calcext:value-type="float">
            <text:p>13.0453636646271</text:p>
          </table:table-cell>
          <table:table-cell office:value-type="float" office:value="13.0786936283112" calcext:value-type="float">
            <text:p>13.0786936283112</text:p>
          </table:table-cell>
          <table:table-cell office:value-type="float" office:value="13.1120233535767" calcext:value-type="float">
            <text:p>13.1120233535767</text:p>
          </table:table-cell>
          <table:table-cell office:value-type="float" office:value="13.1786820888519" calcext:value-type="float">
            <text:p>13.1786820888519</text:p>
          </table:table-cell>
          <table:table-cell office:value-type="float" office:value="13.2453398704529" calcext:value-type="float">
            <text:p>13.2453398704529</text:p>
          </table:table-cell>
          <table:table-cell office:value-type="float" office:value="13.2786681652069" calcext:value-type="float">
            <text:p>13.2786681652069</text:p>
          </table:table-cell>
          <table:table-cell office:value-type="float" office:value="13.3119966983795" calcext:value-type="float">
            <text:p>13.3119966983795</text:p>
          </table:table-cell>
          <table:table-cell office:value-type="float" office:value="13.3786525726318" calcext:value-type="float">
            <text:p>13.3786525726318</text:p>
          </table:table-cell>
          <table:table-cell office:value-type="float" office:value="13.4453074932098" calcext:value-type="float">
            <text:p>13.4453074932098</text:p>
          </table:table-cell>
          <table:table-cell office:value-type="float" office:value="13.5119612216949" calcext:value-type="float">
            <text:p>13.5119612216949</text:p>
          </table:table-cell>
          <table:table-cell office:value-type="float" office:value="13.5786142349243" calcext:value-type="float">
            <text:p>13.5786142349243</text:p>
          </table:table-cell>
          <table:table-cell office:value-type="float" office:value="13.6119403839111" calcext:value-type="float">
            <text:p>13.6119403839111</text:p>
          </table:table-cell>
          <table:table-cell office:value-type="float" office:value="13.6452665328979" calcext:value-type="float">
            <text:p>13.6452665328979</text:p>
          </table:table-cell>
          <table:table-cell office:value-type="float" office:value="13.678591966629" calcext:value-type="float">
            <text:p>13.678591966629</text:p>
          </table:table-cell>
          <table:table-cell office:value-type="float" office:value="13.7119174003601" calcext:value-type="float">
            <text:p>13.7119174003601</text:p>
          </table:table-cell>
          <table:table-cell office:value-type="float" office:value="13.7785675525665" calcext:value-type="float">
            <text:p>13.7785675525665</text:p>
          </table:table-cell>
          <table:table-cell office:value-type="float" office:value="13.8118922710419" calcext:value-type="float">
            <text:p>13.8118922710419</text:p>
          </table:table-cell>
          <table:table-cell office:value-type="float" office:value="13.8785407543182" calcext:value-type="float">
            <text:p>13.8785407543182</text:p>
          </table:table-cell>
          <table:table-cell office:value-type="float" office:value="13.9451885223389" calcext:value-type="float">
            <text:p>13.9451885223389</text:p>
          </table:table-cell>
          <table:table-cell office:value-type="float" office:value="13.9785120487213" calcext:value-type="float">
            <text:p>13.9785120487213</text:p>
          </table:table-cell>
          <table:table-cell office:value-type="float" office:value="14.0451645851135" calcext:value-type="float">
            <text:p>14.0451645851135</text:p>
          </table:table-cell>
          <table:table-cell office:value-type="float" office:value="14.1118226051331" calcext:value-type="float">
            <text:p>14.1118226051331</text:p>
          </table:table-cell>
          <table:table-cell office:value-type="float" office:value="14.1784796714783" calcext:value-type="float">
            <text:p>14.1784796714783</text:p>
          </table:table-cell>
          <table:table-cell office:value-type="float" office:value="14.2451355457306" calcext:value-type="float">
            <text:p>14.2451355457306</text:p>
          </table:table-cell>
          <table:table-cell office:value-type="float" office:value="14.2784628868103" calcext:value-type="float">
            <text:p>14.2784628868103</text:p>
          </table:table-cell>
          <table:table-cell office:value-type="float" office:value="14.3117904663086" calcext:value-type="float">
            <text:p>14.3117904663086</text:p>
          </table:table-cell>
          <table:table-cell office:value-type="float" office:value="14.3784444332123" calcext:value-type="float">
            <text:p>14.3784444332123</text:p>
          </table:table-cell>
          <table:table-cell office:value-type="float" office:value="14.6117255687714" calcext:value-type="float">
            <text:p>14.6117255687714</text:p>
          </table:table-cell>
          <table:table-cell office:value-type="float" office:value="14.6450505256653" calcext:value-type="float">
            <text:p>14.6450505256653</text:p>
          </table:table-cell>
          <table:table-cell office:value-type="float" office:value="14.6783752441406" calcext:value-type="float">
            <text:p>14.6783752441406</text:p>
          </table:table-cell>
          <table:table-cell office:value-type="float" office:value="14.7116997241974" calcext:value-type="float">
            <text:p>14.7116997241974</text:p>
          </table:table-cell>
          <table:table-cell office:value-type="float" office:value="14.7450239658356" calcext:value-type="float">
            <text:p>14.7450239658356</text:p>
          </table:table-cell>
          <table:table-cell office:value-type="float" office:value="15.011608839035" calcext:value-type="float">
            <text:p>15.011608839035</text:p>
          </table:table-cell>
          <table:table-cell office:value-type="float" office:value="15.0449409484863" calcext:value-type="float">
            <text:p>15.0449409484863</text:p>
          </table:table-cell>
          <table:table-cell office:value-type="float" office:value="15.1116044521332" calcext:value-type="float">
            <text:p>15.1116044521332</text:p>
          </table:table-cell>
          <table:table-cell office:value-type="float" office:value="15.1449358463287" calcext:value-type="float">
            <text:p>15.1449358463287</text:p>
          </table:table-cell>
          <table:table-cell office:value-type="float" office:value="15.1782670021057" calcext:value-type="float">
            <text:p>15.1782670021057</text:p>
          </table:table-cell>
          <table:table-cell office:value-type="float" office:value="15.2115979194641" calcext:value-type="float">
            <text:p>15.2115979194641</text:p>
          </table:table-cell>
          <table:table-cell office:value-type="float" office:value="15.2449288368225" calcext:value-type="float">
            <text:p>15.2449288368225</text:p>
          </table:table-cell>
          <table:table-cell office:value-type="float" office:value="15.2782590389252" calcext:value-type="float">
            <text:p>15.2782590389252</text:p>
          </table:table-cell>
          <table:table-cell office:value-type="float" office:value="15.3449194431305" calcext:value-type="float">
            <text:p>15.3449194431305</text:p>
          </table:table-cell>
          <table:table-cell office:value-type="float" office:value="15.3782494068146" calcext:value-type="float">
            <text:p>15.3782494068146</text:p>
          </table:table-cell>
          <table:table-cell office:value-type="float" office:value="15.4115791320801" calcext:value-type="float">
            <text:p>15.4115791320801</text:p>
          </table:table-cell>
          <table:table-cell office:value-type="float" office:value="15.444908618927" calcext:value-type="float">
            <text:p>15.444908618927</text:p>
          </table:table-cell>
          <table:table-cell office:value-type="float" office:value="15.4782376289368" calcext:value-type="float">
            <text:p>15.4782376289368</text:p>
          </table:table-cell>
          <table:table-cell office:value-type="float" office:value="15.5115666389465" calcext:value-type="float">
            <text:p>15.5115666389465</text:p>
          </table:table-cell>
          <table:table-cell office:value-type="float" office:value="15.5782241821289" calcext:value-type="float">
            <text:p>15.5782241821289</text:p>
          </table:table-cell>
          <table:table-cell office:value-type="float" office:value="15.6782085895538" calcext:value-type="float">
            <text:p>15.6782085895538</text:p>
          </table:table-cell>
          <table:table-cell office:value-type="float" office:value="15.7448637485504" calcext:value-type="float">
            <text:p>15.7448637485504</text:p>
          </table:table-cell>
          <table:table-cell office:value-type="float" office:value="15.7781910896301" calcext:value-type="float">
            <text:p>15.7781910896301</text:p>
          </table:table-cell>
          <table:table-cell office:value-type="float" office:value="15.8115181922913" calcext:value-type="float">
            <text:p>15.8115181922913</text:p>
          </table:table-cell>
          <table:table-cell office:value-type="float" office:value="15.8448448181152" calcext:value-type="float">
            <text:p>15.8448448181152</text:p>
          </table:table-cell>
          <table:table-cell office:value-type="float" office:value="15.8781714439392" calcext:value-type="float">
            <text:p>15.8781714439392</text:p>
          </table:table-cell>
          <table:table-cell office:value-type="float" office:value="15.9448239803314" calcext:value-type="float">
            <text:p>15.9448239803314</text:p>
          </table:table-cell>
          <table:table-cell office:value-type="float" office:value="16.0114762783051" calcext:value-type="float">
            <text:p>16.0114762783051</text:p>
          </table:table-cell>
          <table:table-cell office:value-type="float" office:value="16.0448083877563" calcext:value-type="float">
            <text:p>16.0448083877563</text:p>
          </table:table-cell>
          <table:table-cell office:value-type="float" office:value="16.1114718914032" calcext:value-type="float">
            <text:p>16.1114718914032</text:p>
          </table:table-cell>
          <table:table-cell office:value-type="float" office:value="16.1781346797943" calcext:value-type="float">
            <text:p>16.1781346797943</text:p>
          </table:table-cell>
          <table:table-cell office:value-type="float" office:value="16.2447962760925" calcext:value-type="float">
            <text:p>16.2447962760925</text:p>
          </table:table-cell>
          <table:table-cell office:value-type="float" office:value="16.2781264781952" calcext:value-type="float">
            <text:p>16.2781264781952</text:p>
          </table:table-cell>
          <table:table-cell office:value-type="float" office:value="16.3114569187164" calcext:value-type="float">
            <text:p>16.3114569187164</text:p>
          </table:table-cell>
          <table:table-cell office:value-type="float" office:value="16.3781168460846" calcext:value-type="float">
            <text:p>16.3781168460846</text:p>
          </table:table-cell>
          <table:table-cell office:value-type="float" office:value="16.4447758197784" calcext:value-type="float">
            <text:p>16.4447758197784</text:p>
          </table:table-cell>
          <table:table-cell office:value-type="float" office:value="16.5114336013794" calcext:value-type="float">
            <text:p>16.5114336013794</text:p>
          </table:table-cell>
          <table:table-cell office:value-type="float" office:value="16.5447623729706" calcext:value-type="float">
            <text:p>16.5447623729706</text:p>
          </table:table-cell>
          <table:table-cell office:value-type="float" office:value="16.6114189624786" calcext:value-type="float">
            <text:p>16.6114189624786</text:p>
          </table:table-cell>
          <table:table-cell office:value-type="float" office:value="16.6447467803955" calcext:value-type="float">
            <text:p>16.6447467803955</text:p>
          </table:table-cell>
          <table:table-cell office:value-type="float" office:value="16.678074836731" calcext:value-type="float">
            <text:p>16.678074836731</text:p>
          </table:table-cell>
          <table:table-cell office:value-type="float" office:value="16.7447295188904" calcext:value-type="float">
            <text:p>16.7447295188904</text:p>
          </table:table-cell>
          <table:table-cell office:value-type="float" office:value="16.7780563831329" calcext:value-type="float">
            <text:p>16.7780563831329</text:p>
          </table:table-cell>
          <table:table-cell office:value-type="float" office:value="16.8113834857941" calcext:value-type="float">
            <text:p>16.8113834857941</text:p>
          </table:table-cell>
          <table:table-cell office:value-type="float" office:value="16.844710111618" calcext:value-type="float">
            <text:p>16.844710111618</text:p>
          </table:table-cell>
          <table:table-cell office:value-type="float" office:value="16.8780364990234" calcext:value-type="float">
            <text:p>16.8780364990234</text:p>
          </table:table-cell>
          <table:table-cell office:value-type="float" office:value="16.9113626480103" calcext:value-type="float">
            <text:p>16.9113626480103</text:p>
          </table:table-cell>
          <table:table-cell office:value-type="float" office:value="16.9780142307282" calcext:value-type="float">
            <text:p>16.9780142307282</text:p>
          </table:table-cell>
          <table:table-cell office:value-type="float" office:value="17.0113401412964" calcext:value-type="float">
            <text:p>17.0113401412964</text:p>
          </table:table-cell>
          <table:table-cell office:value-type="float" office:value="17.0446741580963" calcext:value-type="float">
            <text:p>17.0446741580963</text:p>
          </table:table-cell>
          <table:table-cell office:value-type="float" office:value="17.1113414764404" calcext:value-type="float">
            <text:p>17.1113414764404</text:p>
          </table:table-cell>
          <table:table-cell office:value-type="float" office:value="17.1446747779846" calcext:value-type="float">
            <text:p>17.1446747779846</text:p>
          </table:table-cell>
          <table:table-cell office:value-type="float" office:value="17.1780078411102" calcext:value-type="float">
            <text:p>17.1780078411102</text:p>
          </table:table-cell>
          <table:table-cell office:value-type="float" office:value="17.2113409042358" calcext:value-type="float">
            <text:p>17.2113409042358</text:p>
          </table:table-cell>
          <table:table-cell office:value-type="float" office:value="17.2446737289429" calcext:value-type="float">
            <text:p>17.2446737289429</text:p>
          </table:table-cell>
          <table:table-cell office:value-type="float" office:value="17.2780060768127" calcext:value-type="float">
            <text:p>17.2780060768127</text:p>
          </table:table-cell>
          <table:table-cell office:value-type="float" office:value="17.3113384246826" calcext:value-type="float">
            <text:p>17.3113384246826</text:p>
          </table:table-cell>
          <table:table-cell office:value-type="float" office:value="17.3780024051666" calcext:value-type="float">
            <text:p>17.3780024051666</text:p>
          </table:table-cell>
          <table:table-cell office:value-type="float" office:value="17.4446656703949" calcext:value-type="float">
            <text:p>17.4446656703949</text:p>
          </table:table-cell>
          <table:table-cell office:value-type="float" office:value="17.5113279819489" calcext:value-type="float">
            <text:p>17.5113279819489</text:p>
          </table:table-cell>
          <table:table-cell office:value-type="float" office:value="17.5446586608887" calcext:value-type="float">
            <text:p>17.5446586608887</text:p>
          </table:table-cell>
          <table:table-cell office:value-type="float" office:value="17.5779893398285" calcext:value-type="float">
            <text:p>17.5779893398285</text:p>
          </table:table-cell>
          <table:table-cell office:value-type="float" office:value="17.6446499824524" calcext:value-type="float">
            <text:p>17.6446499824524</text:p>
          </table:table-cell>
          <table:table-cell office:value-type="float" office:value="17.6779797077179" calcext:value-type="float">
            <text:p>17.6779797077179</text:p>
          </table:table-cell>
          <table:table-cell office:value-type="float" office:value="17.711309671402" calcext:value-type="float">
            <text:p>17.711309671402</text:p>
          </table:table-cell>
          <table:table-cell office:value-type="float" office:value="17.7779686450958" calcext:value-type="float">
            <text:p>17.7779686450958</text:p>
          </table:table-cell>
          <table:table-cell office:value-type="float" office:value="17.8446266651154" calcext:value-type="float">
            <text:p>17.8446266651154</text:p>
          </table:table-cell>
          <table:table-cell office:value-type="float" office:value="17.9112839698792" calcext:value-type="float">
            <text:p>17.9112839698792</text:p>
          </table:table-cell>
          <table:table-cell office:value-type="float" office:value="17.9779405593872" calcext:value-type="float">
            <text:p>17.9779405593872</text:p>
          </table:table-cell>
          <table:table-cell office:value-type="float" office:value="18.0112686157227" calcext:value-type="float">
            <text:p>18.0112686157227</text:p>
          </table:table-cell>
          <table:table-cell office:value-type="float" office:value="18.0446038246155" calcext:value-type="float">
            <text:p>18.0446038246155</text:p>
          </table:table-cell>
          <table:table-cell office:value-type="float" office:value="18.0779385566711" calcext:value-type="float">
            <text:p>18.0779385566711</text:p>
          </table:table-cell>
          <table:table-cell office:value-type="float" office:value="18.1112732887268" calcext:value-type="float">
            <text:p>18.1112732887268</text:p>
          </table:table-cell>
          <table:table-cell office:value-type="float" office:value="18.1446075439453" calcext:value-type="float">
            <text:p>18.1446075439453</text:p>
          </table:table-cell>
          <table:table-cell office:value-type="float" office:value="18.2112760543823" calcext:value-type="float">
            <text:p>18.2112760543823</text:p>
          </table:table-cell>
          <table:table-cell office:value-type="float" office:value="18.2779433727264" calcext:value-type="float">
            <text:p>18.2779433727264</text:p>
          </table:table-cell>
          <table:table-cell office:value-type="float" office:value="18.3112766742706" calcext:value-type="float">
            <text:p>18.3112766742706</text:p>
          </table:table-cell>
          <table:table-cell office:value-type="float" office:value="18.377943277359" calcext:value-type="float">
            <text:p>18.377943277359</text:p>
          </table:table-cell>
          <table:table-cell office:value-type="float" office:value="18.4446086883545" calcext:value-type="float">
            <text:p>18.4446086883545</text:p>
          </table:table-cell>
          <table:table-cell office:value-type="float" office:value="18.4779410362244" calcext:value-type="float">
            <text:p>18.4779410362244</text:p>
          </table:table-cell>
          <table:table-cell office:value-type="float" office:value="18.5446054935455" calcext:value-type="float">
            <text:p>18.5446054935455</text:p>
          </table:table-cell>
          <table:table-cell office:value-type="float" office:value="18.5779373645782" calcext:value-type="float">
            <text:p>18.5779373645782</text:p>
          </table:table-cell>
          <table:table-cell office:value-type="float" office:value="18.6446003913879" calcext:value-type="float">
            <text:p>18.6446003913879</text:p>
          </table:table-cell>
          <table:table-cell office:value-type="float" office:value="18.7112629413605" calcext:value-type="float">
            <text:p>18.7112629413605</text:p>
          </table:table-cell>
          <table:table-cell office:value-type="float" office:value="18.7445938587189" calcext:value-type="float">
            <text:p>18.7445938587189</text:p>
          </table:table-cell>
          <table:table-cell office:value-type="float" office:value="18.8112549781799" calcext:value-type="float">
            <text:p>18.8112549781799</text:p>
          </table:table-cell>
          <table:table-cell office:value-type="float" office:value="18.8445851802826" calcext:value-type="float">
            <text:p>18.8445851802826</text:p>
          </table:table-cell>
          <table:table-cell office:value-type="float" office:value="18.8779156208038" calcext:value-type="float">
            <text:p>18.8779156208038</text:p>
          </table:table-cell>
          <table:table-cell office:value-type="float" office:value="18.9112453460693" calcext:value-type="float">
            <text:p>18.9112453460693</text:p>
          </table:table-cell>
          <table:table-cell office:value-type="float" office:value="18.9779045581818" calcext:value-type="float">
            <text:p>18.9779045581818</text:p>
          </table:table-cell>
          <table:table-cell office:value-type="float" office:value="19.0112342834473" calcext:value-type="float">
            <text:p>19.0112342834473</text:p>
          </table:table-cell>
          <table:table-cell office:value-type="float" office:value="19.0445735454559" calcext:value-type="float">
            <text:p>19.0445735454559</text:p>
          </table:table-cell>
          <table:table-cell office:value-type="float" office:value="19.1112449169159" calcext:value-type="float">
            <text:p>19.1112449169159</text:p>
          </table:table-cell>
          <table:table-cell office:value-type="float" office:value="19.1445803642273" calcext:value-type="float">
            <text:p>19.1445803642273</text:p>
          </table:table-cell>
          <table:table-cell office:value-type="float" office:value="19.1779155731201" calcext:value-type="float">
            <text:p>19.1779155731201</text:p>
          </table:table-cell>
          <table:table-cell office:value-type="float" office:value="19.24458527565" calcext:value-type="float">
            <text:p>19.24458527565</text:p>
          </table:table-cell>
          <table:table-cell office:value-type="float" office:value="19.2779197692871" calcext:value-type="float">
            <text:p>19.2779197692871</text:p>
          </table:table-cell>
          <table:table-cell office:value-type="float" office:value="19.3445882797241" calcext:value-type="float">
            <text:p>19.3445882797241</text:p>
          </table:table-cell>
          <table:table-cell office:value-type="float" office:value="19.4112558364868" calcext:value-type="float">
            <text:p>19.4112558364868</text:p>
          </table:table-cell>
          <table:table-cell office:value-type="float" office:value="19.4779229164124" calcext:value-type="float">
            <text:p>19.4779229164124</text:p>
          </table:table-cell>
          <table:table-cell office:value-type="float" office:value="19.5445890426636" calcext:value-type="float">
            <text:p>19.5445890426636</text:p>
          </table:table-cell>
          <table:table-cell office:value-type="float" office:value="19.6112542152405" calcext:value-type="float">
            <text:p>19.6112542152405</text:p>
          </table:table-cell>
          <table:table-cell office:value-type="float" office:value="19.6445865631104" calcext:value-type="float">
            <text:p>19.6445865631104</text:p>
          </table:table-cell>
          <table:table-cell office:value-type="float" office:value="19.7112503051758" calcext:value-type="float">
            <text:p>19.7112503051758</text:p>
          </table:table-cell>
          <table:table-cell office:value-type="float" office:value="19.7445821762085" calcext:value-type="float">
            <text:p>19.7445821762085</text:p>
          </table:table-cell>
          <table:table-cell office:value-type="float" office:value="19.7779135704041" calcext:value-type="float">
            <text:p>19.7779135704041</text:p>
          </table:table-cell>
          <table:table-cell office:value-type="float" office:value="19.8112449645996" calcext:value-type="float">
            <text:p>19.8112449645996</text:p>
          </table:table-cell>
          <table:table-cell office:value-type="float" office:value="19.844575881958" calcext:value-type="float">
            <text:p>19.844575881958</text:p>
          </table:table-cell>
          <table:table-cell office:value-type="float" office:value="19.8779067993164" calcext:value-type="float">
            <text:p>19.8779067993164</text:p>
          </table:table-cell>
          <table:table-cell office:value-type="float" office:value="19.9445679187775" calcext:value-type="float">
            <text:p>19.9445679187775</text:p>
          </table:table-cell>
          <table:table-cell table:number-columns-repeated="457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51383855124054" calcext:value-type="float">
            <text:p>0.151383855124054</text:p>
          </table:table-cell>
          <table:table-cell office:value-type="float" office:value="0.151481161379994" calcext:value-type="float">
            <text:p>0.151481161379994</text:p>
          </table:table-cell>
          <table:table-cell office:value-type="float" office:value="0.151557115572344" calcext:value-type="float">
            <text:p>0.151557115572344</text:p>
          </table:table-cell>
          <table:table-cell office:value-type="float" office:value="0.151594109177549" calcext:value-type="float">
            <text:p>0.151594109177549</text:p>
          </table:table-cell>
          <table:table-cell office:value-type="float" office:value="0.151638392380692" calcext:value-type="float">
            <text:p>0.151638392380692</text:p>
          </table:table-cell>
          <table:table-cell office:value-type="float" office:value="0.151438586910078" calcext:value-type="float">
            <text:p>0.151438586910078</text:p>
          </table:table-cell>
          <table:table-cell office:value-type="float" office:value="0.151727457291315" calcext:value-type="float">
            <text:p>0.151727457291315</text:p>
          </table:table-cell>
          <table:table-cell office:value-type="float" office:value="0.151504732169154" calcext:value-type="float">
            <text:p>0.151504732169154</text:p>
          </table:table-cell>
          <table:table-cell office:value-type="float" office:value="0.151564607638899" calcext:value-type="float">
            <text:p>0.151564607638899</text:p>
          </table:table-cell>
          <table:table-cell office:value-type="float" office:value="0.15135580205466" calcext:value-type="float">
            <text:p>0.15135580205466</text:p>
          </table:table-cell>
          <table:table-cell office:value-type="float" office:value="0.151453317011025" calcext:value-type="float">
            <text:p>0.151453317011025</text:p>
          </table:table-cell>
          <table:table-cell office:value-type="float" office:value="0.15169579496454" calcext:value-type="float">
            <text:p>0.15169579496454</text:p>
          </table:table-cell>
          <table:table-cell office:value-type="float" office:value="0.151457009938246" calcext:value-type="float">
            <text:p>0.151457009938246</text:p>
          </table:table-cell>
          <table:table-cell office:value-type="float" office:value="0.151503595285017" calcext:value-type="float">
            <text:p>0.151503595285017</text:p>
          </table:table-cell>
          <table:table-cell office:value-type="float" office:value="0.151639123117815" calcext:value-type="float">
            <text:p>0.151639123117815</text:p>
          </table:table-cell>
          <table:table-cell office:value-type="float" office:value="0.151823780539467" calcext:value-type="float">
            <text:p>0.151823780539467</text:p>
          </table:table-cell>
          <table:table-cell office:value-type="float" office:value="0.151712901969168" calcext:value-type="float">
            <text:p>0.151712901969168</text:p>
          </table:table-cell>
          <table:table-cell office:value-type="float" office:value="0.151669636017953" calcext:value-type="float">
            <text:p>0.151669636017953</text:p>
          </table:table-cell>
          <table:table-cell office:value-type="float" office:value="0.151833975449382" calcext:value-type="float">
            <text:p>0.151833975449382</text:p>
          </table:table-cell>
          <table:table-cell office:value-type="float" office:value="0.151397745019013" calcext:value-type="float">
            <text:p>0.151397745019013</text:p>
          </table:table-cell>
          <table:table-cell office:value-type="float" office:value="0.151755107747649" calcext:value-type="float">
            <text:p>0.151755107747649</text:p>
          </table:table-cell>
          <table:table-cell office:value-type="float" office:value="0.151608103570532" calcext:value-type="float">
            <text:p>0.151608103570532</text:p>
          </table:table-cell>
          <table:table-cell office:value-type="float" office:value="0.151600765088475" calcext:value-type="float">
            <text:p>0.151600765088475</text:p>
          </table:table-cell>
          <table:table-cell office:value-type="float" office:value="0.151771637383014" calcext:value-type="float">
            <text:p>0.151771637383014</text:p>
          </table:table-cell>
          <table:table-cell office:value-type="float" office:value="0.151461888726565" calcext:value-type="float">
            <text:p>0.151461888726565</text:p>
          </table:table-cell>
          <table:table-cell office:value-type="float" office:value="0.151711428528263" calcext:value-type="float">
            <text:p>0.151711428528263</text:p>
          </table:table-cell>
          <table:table-cell office:value-type="float" office:value="0.151667108295056" calcext:value-type="float">
            <text:p>0.151667108295056</text:p>
          </table:table-cell>
          <table:table-cell office:value-type="float" office:value="0.151612219183383" calcext:value-type="float">
            <text:p>0.151612219183383</text:p>
          </table:table-cell>
          <table:table-cell office:value-type="float" office:value="0.15163284489088" calcext:value-type="float">
            <text:p>0.15163284489088</text:p>
          </table:table-cell>
          <table:table-cell office:value-type="float" office:value="0.151809207770676" calcext:value-type="float">
            <text:p>0.151809207770676</text:p>
          </table:table-cell>
          <table:table-cell office:value-type="float" office:value="0.151311851205227" calcext:value-type="float">
            <text:p>0.151311851205227</text:p>
          </table:table-cell>
          <table:table-cell office:value-type="float" office:value="0.151552219934318" calcext:value-type="float">
            <text:p>0.151552219934318</text:p>
          </table:table-cell>
          <table:table-cell office:value-type="float" office:value="0.151577565834781" calcext:value-type="float">
            <text:p>0.151577565834781</text:p>
          </table:table-cell>
          <table:table-cell office:value-type="float" office:value="0.151512725316714" calcext:value-type="float">
            <text:p>0.151512725316714</text:p>
          </table:table-cell>
          <table:table-cell office:value-type="float" office:value="0.151754649501681" calcext:value-type="float">
            <text:p>0.151754649501681</text:p>
          </table:table-cell>
          <table:table-cell office:value-type="float" office:value="0.151695842085654" calcext:value-type="float">
            <text:p>0.151695842085654</text:p>
          </table:table-cell>
          <table:table-cell office:value-type="float" office:value="0.151601011636635" calcext:value-type="float">
            <text:p>0.151601011636635</text:p>
          </table:table-cell>
          <table:table-cell office:value-type="float" office:value="0.151875906321858" calcext:value-type="float">
            <text:p>0.151875906321858</text:p>
          </table:table-cell>
          <table:table-cell office:value-type="float" office:value="0.153765402544814" calcext:value-type="float">
            <text:p>0.153765402544814</text:p>
          </table:table-cell>
          <table:table-cell office:value-type="float" office:value="0.155228005086805" calcext:value-type="float">
            <text:p>0.155228005086805</text:p>
          </table:table-cell>
          <table:table-cell office:value-type="float" office:value="0.155803486025179" calcext:value-type="float">
            <text:p>0.155803486025179</text:p>
          </table:table-cell>
          <table:table-cell office:value-type="float" office:value="0.15101165086864" calcext:value-type="float">
            <text:p>0.15101165086864</text:p>
          </table:table-cell>
          <table:table-cell office:value-type="float" office:value="0.152560942098577" calcext:value-type="float">
            <text:p>0.152560942098577</text:p>
          </table:table-cell>
          <table:table-cell office:value-type="float" office:value="0.149017475809738" calcext:value-type="float">
            <text:p>0.149017475809738</text:p>
          </table:table-cell>
          <table:table-cell office:value-type="float" office:value="0.147209784147091" calcext:value-type="float">
            <text:p>0.147209784147091</text:p>
          </table:table-cell>
          <table:table-cell office:value-type="float" office:value="0.149146374274437" calcext:value-type="float">
            <text:p>0.149146374274437</text:p>
          </table:table-cell>
          <table:table-cell office:value-type="float" office:value="0.160878057978624" calcext:value-type="float">
            <text:p>0.160878057978624</text:p>
          </table:table-cell>
          <table:table-cell office:value-type="float" office:value="0.163044157000908" calcext:value-type="float">
            <text:p>0.163044157000908</text:p>
          </table:table-cell>
          <table:table-cell office:value-type="float" office:value="0.162886785499303" calcext:value-type="float">
            <text:p>0.162886785499303</text:p>
          </table:table-cell>
          <table:table-cell office:value-type="float" office:value="0.166798610621746" calcext:value-type="float">
            <text:p>0.166798610621746</text:p>
          </table:table-cell>
          <table:table-cell office:value-type="float" office:value="0.167741257414366" calcext:value-type="float">
            <text:p>0.167741257414366</text:p>
          </table:table-cell>
          <table:table-cell office:value-type="float" office:value="0.16677508195444" calcext:value-type="float">
            <text:p>0.16677508195444</text:p>
          </table:table-cell>
          <table:table-cell office:value-type="float" office:value="0.167375334680997" calcext:value-type="float">
            <text:p>0.167375334680997</text:p>
          </table:table-cell>
          <table:table-cell office:value-type="float" office:value="0.162091317424007" calcext:value-type="float">
            <text:p>0.162091317424007</text:p>
          </table:table-cell>
          <table:table-cell office:value-type="float" office:value="0.154027577700411" calcext:value-type="float">
            <text:p>0.154027577700411</text:p>
          </table:table-cell>
          <table:table-cell office:value-type="float" office:value="0.148326224003576" calcext:value-type="float">
            <text:p>0.148326224003576</text:p>
          </table:table-cell>
          <table:table-cell office:value-type="float" office:value="0.144995400340865" calcext:value-type="float">
            <text:p>0.144995400340865</text:p>
          </table:table-cell>
          <table:table-cell office:value-type="float" office:value="0.145093370773812" calcext:value-type="float">
            <text:p>0.145093370773812</text:p>
          </table:table-cell>
          <table:table-cell office:value-type="float" office:value="0.144514477231033" calcext:value-type="float">
            <text:p>0.144514477231033</text:p>
          </table:table-cell>
          <table:table-cell office:value-type="float" office:value="0.151001800351991" calcext:value-type="float">
            <text:p>0.151001800351991</text:p>
          </table:table-cell>
          <table:table-cell office:value-type="float" office:value="0.153776976254784" calcext:value-type="float">
            <text:p>0.153776976254784</text:p>
          </table:table-cell>
          <table:table-cell office:value-type="float" office:value="0.153242949148364" calcext:value-type="float">
            <text:p>0.153242949148364</text:p>
          </table:table-cell>
          <table:table-cell office:value-type="float" office:value="0.154360592569646" calcext:value-type="float">
            <text:p>0.154360592569646</text:p>
          </table:table-cell>
          <table:table-cell office:value-type="float" office:value="0.154811512740689" calcext:value-type="float">
            <text:p>0.154811512740689</text:p>
          </table:table-cell>
          <table:table-cell office:value-type="float" office:value="0.154655855048652" calcext:value-type="float">
            <text:p>0.154655855048652</text:p>
          </table:table-cell>
          <table:table-cell office:value-type="float" office:value="0.156482502455789" calcext:value-type="float">
            <text:p>0.156482502455789</text:p>
          </table:table-cell>
          <table:table-cell office:value-type="float" office:value="0.158758702066483" calcext:value-type="float">
            <text:p>0.158758702066483</text:p>
          </table:table-cell>
          <table:table-cell office:value-type="float" office:value="0.146182864403285" calcext:value-type="float">
            <text:p>0.146182864403285</text:p>
          </table:table-cell>
          <table:table-cell office:value-type="float" office:value="0.139016288261553" calcext:value-type="float">
            <text:p>0.139016288261553</text:p>
          </table:table-cell>
          <table:table-cell office:value-type="float" office:value="0.141534113715344" calcext:value-type="float">
            <text:p>0.141534113715344</text:p>
          </table:table-cell>
          <table:table-cell office:value-type="float" office:value="0.141779947921896" calcext:value-type="float">
            <text:p>0.141779947921896</text:p>
          </table:table-cell>
          <table:table-cell office:value-type="float" office:value="0.154380196306311" calcext:value-type="float">
            <text:p>0.154380196306311</text:p>
          </table:table-cell>
          <table:table-cell office:value-type="float" office:value="0.160446257082953" calcext:value-type="float">
            <text:p>0.160446257082953</text:p>
          </table:table-cell>
          <table:table-cell office:value-type="float" office:value="0.158538381827796" calcext:value-type="float">
            <text:p>0.158538381827796</text:p>
          </table:table-cell>
          <table:table-cell office:value-type="float" office:value="0.161391434931521" calcext:value-type="float">
            <text:p>0.161391434931521</text:p>
          </table:table-cell>
          <table:table-cell office:value-type="float" office:value="0.15189669844746" calcext:value-type="float">
            <text:p>0.15189669844746</text:p>
          </table:table-cell>
          <table:table-cell office:value-type="float" office:value="0.141708678438804" calcext:value-type="float">
            <text:p>0.141708678438804</text:p>
          </table:table-cell>
          <table:table-cell office:value-type="float" office:value="0.143474599698123" calcext:value-type="float">
            <text:p>0.143474599698123</text:p>
          </table:table-cell>
          <table:table-cell office:value-type="float" office:value="0.143424938272033" calcext:value-type="float">
            <text:p>0.143424938272033</text:p>
          </table:table-cell>
          <table:table-cell office:value-type="float" office:value="0.142909047271931" calcext:value-type="float">
            <text:p>0.142909047271931</text:p>
          </table:table-cell>
          <table:table-cell office:value-type="float" office:value="0.141976524893552" calcext:value-type="float">
            <text:p>0.141976524893552</text:p>
          </table:table-cell>
          <table:table-cell office:value-type="float" office:value="0.143107372008646" calcext:value-type="float">
            <text:p>0.143107372008646</text:p>
          </table:table-cell>
          <table:table-cell office:value-type="float" office:value="0.147845996389547" calcext:value-type="float">
            <text:p>0.147845996389547</text:p>
          </table:table-cell>
          <table:table-cell office:value-type="float" office:value="0.1503648141743" calcext:value-type="float">
            <text:p>0.1503648141743</text:p>
          </table:table-cell>
          <table:table-cell office:value-type="float" office:value="0.153209262935004" calcext:value-type="float">
            <text:p>0.153209262935004</text:p>
          </table:table-cell>
          <table:table-cell office:value-type="float" office:value="0.164685287953234" calcext:value-type="float">
            <text:p>0.164685287953234</text:p>
          </table:table-cell>
          <table:table-cell office:value-type="float" office:value="0.167274662142301" calcext:value-type="float">
            <text:p>0.167274662142301</text:p>
          </table:table-cell>
          <table:table-cell office:value-type="float" office:value="0.166800693440111" calcext:value-type="float">
            <text:p>0.166800693440111</text:p>
          </table:table-cell>
          <table:table-cell office:value-type="float" office:value="0.161964904650137" calcext:value-type="float">
            <text:p>0.161964904650137</text:p>
          </table:table-cell>
          <table:table-cell office:value-type="float" office:value="0.155922311264976" calcext:value-type="float">
            <text:p>0.155922311264976</text:p>
          </table:table-cell>
          <table:table-cell office:value-type="float" office:value="0.160813240450202" calcext:value-type="float">
            <text:p>0.160813240450202</text:p>
          </table:table-cell>
          <table:table-cell office:value-type="float" office:value="0.16414660585859" calcext:value-type="float">
            <text:p>0.16414660585859</text:p>
          </table:table-cell>
          <table:table-cell office:value-type="float" office:value="0.163035130196674" calcext:value-type="float">
            <text:p>0.163035130196674</text:p>
          </table:table-cell>
          <table:table-cell office:value-type="float" office:value="0.163568335597834" calcext:value-type="float">
            <text:p>0.163568335597834</text:p>
          </table:table-cell>
          <table:table-cell office:value-type="float" office:value="0.169301504353392" calcext:value-type="float">
            <text:p>0.169301504353392</text:p>
          </table:table-cell>
          <table:table-cell office:value-type="float" office:value="0.170617830604241" calcext:value-type="float">
            <text:p>0.170617830604241</text:p>
          </table:table-cell>
          <table:table-cell office:value-type="float" office:value="0.178009522029994" calcext:value-type="float">
            <text:p>0.178009522029994</text:p>
          </table:table-cell>
          <table:table-cell office:value-type="float" office:value="0.180945625712776" calcext:value-type="float">
            <text:p>0.180945625712776</text:p>
          </table:table-cell>
          <table:table-cell office:value-type="float" office:value="0.18262483662809" calcext:value-type="float">
            <text:p>0.18262483662809</text:p>
          </table:table-cell>
          <table:table-cell office:value-type="float" office:value="0.183924459592097" calcext:value-type="float">
            <text:p>0.183924459592097</text:p>
          </table:table-cell>
          <table:table-cell office:value-type="float" office:value="0.178051900521513" calcext:value-type="float">
            <text:p>0.178051900521513</text:p>
          </table:table-cell>
          <table:table-cell office:value-type="float" office:value="0.174145824925694" calcext:value-type="float">
            <text:p>0.174145824925694</text:p>
          </table:table-cell>
          <table:table-cell office:value-type="float" office:value="0.178710884982822" calcext:value-type="float">
            <text:p>0.178710884982822</text:p>
          </table:table-cell>
          <table:table-cell office:value-type="float" office:value="0.178370257597264" calcext:value-type="float">
            <text:p>0.178370257597264</text:p>
          </table:table-cell>
          <table:table-cell office:value-type="float" office:value="0.181191599908443" calcext:value-type="float">
            <text:p>0.181191599908443</text:p>
          </table:table-cell>
          <table:table-cell office:value-type="float" office:value="0.186823133580787" calcext:value-type="float">
            <text:p>0.186823133580787</text:p>
          </table:table-cell>
          <table:table-cell office:value-type="float" office:value="0.196067233694876" calcext:value-type="float">
            <text:p>0.196067233694876</text:p>
          </table:table-cell>
          <table:table-cell office:value-type="float" office:value="0.190589515489759" calcext:value-type="float">
            <text:p>0.190589515489759</text:p>
          </table:table-cell>
          <table:table-cell office:value-type="float" office:value="0.192756704080825" calcext:value-type="float">
            <text:p>0.192756704080825</text:p>
          </table:table-cell>
          <table:table-cell office:value-type="float" office:value="0.203918355088233" calcext:value-type="float">
            <text:p>0.203918355088233</text:p>
          </table:table-cell>
          <table:table-cell office:value-type="float" office:value="0.198856349004348" calcext:value-type="float">
            <text:p>0.198856349004348</text:p>
          </table:table-cell>
          <table:table-cell office:value-type="float" office:value="0.200512094324407" calcext:value-type="float">
            <text:p>0.200512094324407</text:p>
          </table:table-cell>
          <table:table-cell office:value-type="float" office:value="0.203541912754321" calcext:value-type="float">
            <text:p>0.203541912754321</text:p>
          </table:table-cell>
          <table:table-cell office:value-type="float" office:value="0.206436343138353" calcext:value-type="float">
            <text:p>0.206436343138353</text:p>
          </table:table-cell>
          <table:table-cell office:value-type="float" office:value="0.209079218187398" calcext:value-type="float">
            <text:p>0.209079218187398</text:p>
          </table:table-cell>
          <table:table-cell office:value-type="float" office:value="0.211305214007046" calcext:value-type="float">
            <text:p>0.211305214007046</text:p>
          </table:table-cell>
          <table:table-cell office:value-type="float" office:value="0.20348837512101" calcext:value-type="float">
            <text:p>0.20348837512101</text:p>
          </table:table-cell>
          <table:table-cell office:value-type="float" office:value="0.204202214870174" calcext:value-type="float">
            <text:p>0.204202214870174</text:p>
          </table:table-cell>
          <table:table-cell office:value-type="float" office:value="0.222743560118718" calcext:value-type="float">
            <text:p>0.222743560118718</text:p>
          </table:table-cell>
          <table:table-cell office:value-type="float" office:value="0.215102833306736" calcext:value-type="float">
            <text:p>0.215102833306736</text:p>
          </table:table-cell>
          <table:table-cell office:value-type="float" office:value="0.21394873032944" calcext:value-type="float">
            <text:p>0.21394873032944</text:p>
          </table:table-cell>
          <table:table-cell office:value-type="float" office:value="0.209492833747781" calcext:value-type="float">
            <text:p>0.209492833747781</text:p>
          </table:table-cell>
          <table:table-cell office:value-type="float" office:value="0.211360399177289" calcext:value-type="float">
            <text:p>0.211360399177289</text:p>
          </table:table-cell>
          <table:table-cell office:value-type="float" office:value="0.210254198931325" calcext:value-type="float">
            <text:p>0.210254198931325</text:p>
          </table:table-cell>
          <table:table-cell office:value-type="float" office:value="0.214212425849414" calcext:value-type="float">
            <text:p>0.214212425849414</text:p>
          </table:table-cell>
          <table:table-cell office:value-type="float" office:value="0.215373053139237" calcext:value-type="float">
            <text:p>0.215373053139237</text:p>
          </table:table-cell>
          <table:table-cell office:value-type="float" office:value="0.210240752951524" calcext:value-type="float">
            <text:p>0.210240752951524</text:p>
          </table:table-cell>
          <table:table-cell office:value-type="float" office:value="0.204984980419941" calcext:value-type="float">
            <text:p>0.204984980419941</text:p>
          </table:table-cell>
          <table:table-cell office:value-type="float" office:value="0.206183185878051" calcext:value-type="float">
            <text:p>0.206183185878051</text:p>
          </table:table-cell>
          <table:table-cell office:value-type="float" office:value="0.21653542895035" calcext:value-type="float">
            <text:p>0.21653542895035</text:p>
          </table:table-cell>
          <table:table-cell office:value-type="float" office:value="0.220827293221929" calcext:value-type="float">
            <text:p>0.220827293221929</text:p>
          </table:table-cell>
          <table:table-cell office:value-type="float" office:value="0.210543323723549" calcext:value-type="float">
            <text:p>0.210543323723549</text:p>
          </table:table-cell>
          <table:table-cell office:value-type="float" office:value="0.208728608359295" calcext:value-type="float">
            <text:p>0.208728608359295</text:p>
          </table:table-cell>
          <table:table-cell office:value-type="float" office:value="0.211540254345136" calcext:value-type="float">
            <text:p>0.211540254345136</text:p>
          </table:table-cell>
          <table:table-cell office:value-type="float" office:value="0.209767198936002" calcext:value-type="float">
            <text:p>0.209767198936002</text:p>
          </table:table-cell>
          <table:table-cell office:value-type="float" office:value="0.218242301829648" calcext:value-type="float">
            <text:p>0.218242301829648</text:p>
          </table:table-cell>
          <table:table-cell office:value-type="float" office:value="0.21711110592645" calcext:value-type="float">
            <text:p>0.21711110592645</text:p>
          </table:table-cell>
          <table:table-cell office:value-type="float" office:value="0.21206677485408" calcext:value-type="float">
            <text:p>0.21206677485408</text:p>
          </table:table-cell>
          <table:table-cell office:value-type="float" office:value="0.207343574657345" calcext:value-type="float">
            <text:p>0.207343574657345</text:p>
          </table:table-cell>
          <table:table-cell office:value-type="float" office:value="0.219422823618418" calcext:value-type="float">
            <text:p>0.219422823618418</text:p>
          </table:table-cell>
          <table:table-cell office:value-type="float" office:value="0.210162448211492" calcext:value-type="float">
            <text:p>0.210162448211492</text:p>
          </table:table-cell>
          <table:table-cell office:value-type="float" office:value="0.206008070972261" calcext:value-type="float">
            <text:p>0.206008070972261</text:p>
          </table:table-cell>
          <table:table-cell office:value-type="float" office:value="0.200381975637872" calcext:value-type="float">
            <text:p>0.200381975637872</text:p>
          </table:table-cell>
          <table:table-cell office:value-type="float" office:value="0.197166831814255" calcext:value-type="float">
            <text:p>0.197166831814255</text:p>
          </table:table-cell>
          <table:table-cell office:value-type="float" office:value="0.196905466574987" calcext:value-type="float">
            <text:p>0.196905466574987</text:p>
          </table:table-cell>
          <table:table-cell office:value-type="float" office:value="0.200209939990466" calcext:value-type="float">
            <text:p>0.200209939990466</text:p>
          </table:table-cell>
          <table:table-cell office:value-type="float" office:value="0.202294768829763" calcext:value-type="float">
            <text:p>0.202294768829763</text:p>
          </table:table-cell>
          <table:table-cell office:value-type="float" office:value="0.199787556148696" calcext:value-type="float">
            <text:p>0.199787556148696</text:p>
          </table:table-cell>
          <table:table-cell office:value-type="float" office:value="0.200768231127132" calcext:value-type="float">
            <text:p>0.200768231127132</text:p>
          </table:table-cell>
          <table:table-cell office:value-type="float" office:value="0.199469551274901" calcext:value-type="float">
            <text:p>0.199469551274901</text:p>
          </table:table-cell>
          <table:table-cell office:value-type="float" office:value="0.192472823215623" calcext:value-type="float">
            <text:p>0.192472823215623</text:p>
          </table:table-cell>
          <table:table-cell office:value-type="float" office:value="0.181943727554705" calcext:value-type="float">
            <text:p>0.181943727554705</text:p>
          </table:table-cell>
          <table:table-cell office:value-type="float" office:value="0.18272466949841" calcext:value-type="float">
            <text:p>0.18272466949841</text:p>
          </table:table-cell>
          <table:table-cell office:value-type="float" office:value="0.183914235363069" calcext:value-type="float">
            <text:p>0.183914235363069</text:p>
          </table:table-cell>
          <table:table-cell office:value-type="float" office:value="0.185555478720736" calcext:value-type="float">
            <text:p>0.185555478720736</text:p>
          </table:table-cell>
          <table:table-cell office:value-type="float" office:value="0.18636781250385" calcext:value-type="float">
            <text:p>0.18636781250385</text:p>
          </table:table-cell>
          <table:table-cell office:value-type="float" office:value="0.183602265706266" calcext:value-type="float">
            <text:p>0.183602265706266</text:p>
          </table:table-cell>
          <table:table-cell office:value-type="float" office:value="0.186910671828096" calcext:value-type="float">
            <text:p>0.186910671828096</text:p>
          </table:table-cell>
          <table:table-cell office:value-type="float" office:value="0.181797687986387" calcext:value-type="float">
            <text:p>0.181797687986387</text:p>
          </table:table-cell>
          <table:table-cell office:value-type="float" office:value="0.169834076390577" calcext:value-type="float">
            <text:p>0.169834076390577</text:p>
          </table:table-cell>
          <table:table-cell office:value-type="float" office:value="0.167199500221123" calcext:value-type="float">
            <text:p>0.167199500221123</text:p>
          </table:table-cell>
          <table:table-cell office:value-type="float" office:value="0.170660627398916" calcext:value-type="float">
            <text:p>0.170660627398916</text:p>
          </table:table-cell>
          <table:table-cell office:value-type="float" office:value="0.169358531340951" calcext:value-type="float">
            <text:p>0.169358531340951</text:p>
          </table:table-cell>
          <table:table-cell office:value-type="float" office:value="0.168308301858107" calcext:value-type="float">
            <text:p>0.168308301858107</text:p>
          </table:table-cell>
          <table:table-cell office:value-type="float" office:value="0.174574724472404" calcext:value-type="float">
            <text:p>0.174574724472404</text:p>
          </table:table-cell>
          <table:table-cell office:value-type="float" office:value="0.173243247901308" calcext:value-type="float">
            <text:p>0.173243247901308</text:p>
          </table:table-cell>
          <table:table-cell office:value-type="float" office:value="0.174799028540368" calcext:value-type="float">
            <text:p>0.174799028540368</text:p>
          </table:table-cell>
          <table:table-cell office:value-type="float" office:value="0.178467665102548" calcext:value-type="float">
            <text:p>0.178467665102548</text:p>
          </table:table-cell>
          <table:table-cell office:value-type="float" office:value="0.179712580181794" calcext:value-type="float">
            <text:p>0.179712580181794</text:p>
          </table:table-cell>
          <table:table-cell office:value-type="float" office:value="0.182551132801278" calcext:value-type="float">
            <text:p>0.182551132801278</text:p>
          </table:table-cell>
          <table:table-cell office:value-type="float" office:value="0.160732129967044" calcext:value-type="float">
            <text:p>0.160732129967044</text:p>
          </table:table-cell>
          <table:table-cell office:value-type="float" office:value="0.166434123076652" calcext:value-type="float">
            <text:p>0.166434123076652</text:p>
          </table:table-cell>
          <table:table-cell office:value-type="float" office:value="0.16497009297302" calcext:value-type="float">
            <text:p>0.16497009297302</text:p>
          </table:table-cell>
          <table:table-cell office:value-type="float" office:value="0.16350653191506" calcext:value-type="float">
            <text:p>0.16350653191506</text:p>
          </table:table-cell>
          <table:table-cell office:value-type="float" office:value="0.169355644985718" calcext:value-type="float">
            <text:p>0.169355644985718</text:p>
          </table:table-cell>
          <table:table-cell office:value-type="float" office:value="0.168509915210556" calcext:value-type="float">
            <text:p>0.168509915210556</text:p>
          </table:table-cell>
          <table:table-cell office:value-type="float" office:value="0.170381332280703" calcext:value-type="float">
            <text:p>0.170381332280703</text:p>
          </table:table-cell>
          <table:table-cell office:value-type="float" office:value="0.171809265465221" calcext:value-type="float">
            <text:p>0.171809265465221</text:p>
          </table:table-cell>
          <table:table-cell office:value-type="float" office:value="0.174767498967529" calcext:value-type="float">
            <text:p>0.174767498967529</text:p>
          </table:table-cell>
          <table:table-cell office:value-type="float" office:value="0.178789327395072" calcext:value-type="float">
            <text:p>0.178789327395072</text:p>
          </table:table-cell>
          <table:table-cell office:value-type="float" office:value="0.17435166517538" calcext:value-type="float">
            <text:p>0.17435166517538</text:p>
          </table:table-cell>
          <table:table-cell office:value-type="float" office:value="0.162249843686982" calcext:value-type="float">
            <text:p>0.162249843686982</text:p>
          </table:table-cell>
          <table:table-cell office:value-type="float" office:value="0.16040190884365" calcext:value-type="float">
            <text:p>0.16040190884365</text:p>
          </table:table-cell>
          <table:table-cell office:value-type="float" office:value="0.162739001047585" calcext:value-type="float">
            <text:p>0.162739001047585</text:p>
          </table:table-cell>
          <table:table-cell office:value-type="float" office:value="0.163320724469712" calcext:value-type="float">
            <text:p>0.163320724469712</text:p>
          </table:table-cell>
          <table:table-cell office:value-type="float" office:value="0.161507399001099" calcext:value-type="float">
            <text:p>0.161507399001099</text:p>
          </table:table-cell>
          <table:table-cell office:value-type="float" office:value="0.167011438210338" calcext:value-type="float">
            <text:p>0.167011438210338</text:p>
          </table:table-cell>
          <table:table-cell office:value-type="float" office:value="0.169929621028791" calcext:value-type="float">
            <text:p>0.169929621028791</text:p>
          </table:table-cell>
          <table:table-cell office:value-type="float" office:value="0.16916874710116" calcext:value-type="float">
            <text:p>0.16916874710116</text:p>
          </table:table-cell>
          <table:table-cell office:value-type="float" office:value="0.167059320043909" calcext:value-type="float">
            <text:p>0.167059320043909</text:p>
          </table:table-cell>
          <table:table-cell office:value-type="float" office:value="0.169516969974594" calcext:value-type="float">
            <text:p>0.169516969974594</text:p>
          </table:table-cell>
          <table:table-cell office:value-type="float" office:value="0.171151745028486" calcext:value-type="float">
            <text:p>0.171151745028486</text:p>
          </table:table-cell>
          <table:table-cell office:value-type="float" office:value="0.175806857008776" calcext:value-type="float">
            <text:p>0.175806857008776</text:p>
          </table:table-cell>
          <table:table-cell office:value-type="float" office:value="0.172721301898135" calcext:value-type="float">
            <text:p>0.172721301898135</text:p>
          </table:table-cell>
          <table:table-cell office:value-type="float" office:value="0.168939915592499" calcext:value-type="float">
            <text:p>0.168939915592499</text:p>
          </table:table-cell>
          <table:table-cell office:value-type="float" office:value="0.16154947818424" calcext:value-type="float">
            <text:p>0.16154947818424</text:p>
          </table:table-cell>
          <table:table-cell office:value-type="float" office:value="0.163682215696834" calcext:value-type="float">
            <text:p>0.163682215696834</text:p>
          </table:table-cell>
          <table:table-cell office:value-type="float" office:value="0.16406712285616" calcext:value-type="float">
            <text:p>0.16406712285616</text:p>
          </table:table-cell>
          <table:table-cell office:value-type="float" office:value="0.162932152931078" calcext:value-type="float">
            <text:p>0.162932152931078</text:p>
          </table:table-cell>
          <table:table-cell office:value-type="float" office:value="0.17053386100673" calcext:value-type="float">
            <text:p>0.17053386100673</text:p>
          </table:table-cell>
          <table:table-cell office:value-type="float" office:value="0.170374296646174" calcext:value-type="float">
            <text:p>0.170374296646174</text:p>
          </table:table-cell>
          <table:table-cell office:value-type="float" office:value="0.172808215187268" calcext:value-type="float">
            <text:p>0.172808215187268</text:p>
          </table:table-cell>
          <table:table-cell office:value-type="float" office:value="0.174968174100036" calcext:value-type="float">
            <text:p>0.174968174100036</text:p>
          </table:table-cell>
          <table:table-cell office:value-type="float" office:value="0.180274117436367" calcext:value-type="float">
            <text:p>0.180274117436367</text:p>
          </table:table-cell>
          <table:table-cell office:value-type="float" office:value="0.182826323913862" calcext:value-type="float">
            <text:p>0.182826323913862</text:p>
          </table:table-cell>
          <table:table-cell office:value-type="float" office:value="0.181765852811131" calcext:value-type="float">
            <text:p>0.181765852811131</text:p>
          </table:table-cell>
          <table:table-cell office:value-type="float" office:value="0.172569166402634" calcext:value-type="float">
            <text:p>0.172569166402634</text:p>
          </table:table-cell>
          <table:table-cell office:value-type="float" office:value="0.170592825701717" calcext:value-type="float">
            <text:p>0.170592825701717</text:p>
          </table:table-cell>
          <table:table-cell office:value-type="float" office:value="0.17187730355986" calcext:value-type="float">
            <text:p>0.17187730355986</text:p>
          </table:table-cell>
          <table:table-cell office:value-type="float" office:value="0.17204048969671" calcext:value-type="float">
            <text:p>0.17204048969671</text:p>
          </table:table-cell>
          <table:table-cell office:value-type="float" office:value="0.181891007894644" calcext:value-type="float">
            <text:p>0.181891007894644</text:p>
          </table:table-cell>
          <table:table-cell office:value-type="float" office:value="0.185882591608071" calcext:value-type="float">
            <text:p>0.185882591608071</text:p>
          </table:table-cell>
          <table:table-cell office:value-type="float" office:value="0.189474721264627" calcext:value-type="float">
            <text:p>0.189474721264627</text:p>
          </table:table-cell>
          <table:table-cell office:value-type="float" office:value="0.190188795895366" calcext:value-type="float">
            <text:p>0.190188795895366</text:p>
          </table:table-cell>
          <table:table-cell office:value-type="float" office:value="0.196656039789939" calcext:value-type="float">
            <text:p>0.196656039789939</text:p>
          </table:table-cell>
          <table:table-cell office:value-type="float" office:value="0.196798794151477" calcext:value-type="float">
            <text:p>0.196798794151477</text:p>
          </table:table-cell>
          <table:table-cell office:value-type="float" office:value="0.201217488569069" calcext:value-type="float">
            <text:p>0.201217488569069</text:p>
          </table:table-cell>
          <table:table-cell office:value-type="float" office:value="0.197047121178313" calcext:value-type="float">
            <text:p>0.197047121178313</text:p>
          </table:table-cell>
          <table:table-cell office:value-type="float" office:value="0.18897875437034" calcext:value-type="float">
            <text:p>0.18897875437034</text:p>
          </table:table-cell>
          <table:table-cell office:value-type="float" office:value="0.185023119862251" calcext:value-type="float">
            <text:p>0.185023119862251</text:p>
          </table:table-cell>
          <table:table-cell office:value-type="float" office:value="0.184645511430652" calcext:value-type="float">
            <text:p>0.184645511430652</text:p>
          </table:table-cell>
          <table:table-cell office:value-type="float" office:value="0.185437521095961" calcext:value-type="float">
            <text:p>0.185437521095961</text:p>
          </table:table-cell>
          <table:table-cell office:value-type="float" office:value="0.197195138311481" calcext:value-type="float">
            <text:p>0.197195138311481</text:p>
          </table:table-cell>
          <table:table-cell office:value-type="float" office:value="0.199297862097435" calcext:value-type="float">
            <text:p>0.199297862097435</text:p>
          </table:table-cell>
          <table:table-cell office:value-type="float" office:value="0.199915277555065" calcext:value-type="float">
            <text:p>0.199915277555065</text:p>
          </table:table-cell>
          <table:table-cell office:value-type="float" office:value="0.203785097885823" calcext:value-type="float">
            <text:p>0.203785097885823</text:p>
          </table:table-cell>
          <table:table-cell office:value-type="float" office:value="0.208296073582794" calcext:value-type="float">
            <text:p>0.208296073582794</text:p>
          </table:table-cell>
          <table:table-cell office:value-type="float" office:value="0.210438823243219" calcext:value-type="float">
            <text:p>0.210438823243219</text:p>
          </table:table-cell>
          <table:table-cell office:value-type="float" office:value="0.201513094502559" calcext:value-type="float">
            <text:p>0.201513094502559</text:p>
          </table:table-cell>
          <table:table-cell office:value-type="float" office:value="0.194232765315445" calcext:value-type="float">
            <text:p>0.194232765315445</text:p>
          </table:table-cell>
          <table:table-cell office:value-type="float" office:value="0.194762362705961" calcext:value-type="float">
            <text:p>0.194762362705961</text:p>
          </table:table-cell>
          <table:table-cell office:value-type="float" office:value="0.193651472550747" calcext:value-type="float">
            <text:p>0.193651472550747</text:p>
          </table:table-cell>
          <table:table-cell office:value-type="float" office:value="0.194449789257213" calcext:value-type="float">
            <text:p>0.194449789257213</text:p>
          </table:table-cell>
          <table:table-cell office:value-type="float" office:value="0.200246271164838" calcext:value-type="float">
            <text:p>0.200246271164838</text:p>
          </table:table-cell>
          <table:table-cell office:value-type="float" office:value="0.201533156404826" calcext:value-type="float">
            <text:p>0.201533156404826</text:p>
          </table:table-cell>
          <table:table-cell office:value-type="float" office:value="0.209551256454677" calcext:value-type="float">
            <text:p>0.209551256454677</text:p>
          </table:table-cell>
          <table:table-cell office:value-type="float" office:value="0.206774698249368" calcext:value-type="float">
            <text:p>0.206774698249368</text:p>
          </table:table-cell>
          <table:table-cell office:value-type="float" office:value="0.206680346936562" calcext:value-type="float">
            <text:p>0.206680346936562</text:p>
          </table:table-cell>
          <table:table-cell office:value-type="float" office:value="0.206763545282534" calcext:value-type="float">
            <text:p>0.206763545282534</text:p>
          </table:table-cell>
          <table:table-cell office:value-type="float" office:value="0.221436704892262" calcext:value-type="float">
            <text:p>0.221436704892262</text:p>
          </table:table-cell>
          <table:table-cell office:value-type="float" office:value="0.210315264367873" calcext:value-type="float">
            <text:p>0.210315264367873</text:p>
          </table:table-cell>
          <table:table-cell office:value-type="float" office:value="0.207321884163539" calcext:value-type="float">
            <text:p>0.207321884163539</text:p>
          </table:table-cell>
          <table:table-cell office:value-type="float" office:value="0.204828624534521" calcext:value-type="float">
            <text:p>0.204828624534521</text:p>
          </table:table-cell>
          <table:table-cell office:value-type="float" office:value="0.200300641778735" calcext:value-type="float">
            <text:p>0.200300641778735</text:p>
          </table:table-cell>
          <table:table-cell office:value-type="float" office:value="0.201515420856106" calcext:value-type="float">
            <text:p>0.201515420856106</text:p>
          </table:table-cell>
          <table:table-cell office:value-type="float" office:value="0.200902437672396" calcext:value-type="float">
            <text:p>0.200902437672396</text:p>
          </table:table-cell>
          <table:table-cell office:value-type="float" office:value="0.201554248736388" calcext:value-type="float">
            <text:p>0.201554248736388</text:p>
          </table:table-cell>
          <table:table-cell office:value-type="float" office:value="0.202830131076907" calcext:value-type="float">
            <text:p>0.202830131076907</text:p>
          </table:table-cell>
          <table:table-cell office:value-type="float" office:value="0.208279482367918" calcext:value-type="float">
            <text:p>0.208279482367918</text:p>
          </table:table-cell>
          <table:table-cell office:value-type="float" office:value="0.211953375406309" calcext:value-type="float">
            <text:p>0.211953375406309</text:p>
          </table:table-cell>
          <table:table-cell office:value-type="float" office:value="0.210522345744618" calcext:value-type="float">
            <text:p>0.210522345744618</text:p>
          </table:table-cell>
          <table:table-cell office:value-type="float" office:value="0.207148603232271" calcext:value-type="float">
            <text:p>0.207148603232271</text:p>
          </table:table-cell>
          <table:table-cell office:value-type="float" office:value="0.208748830932423" calcext:value-type="float">
            <text:p>0.208748830932423</text:p>
          </table:table-cell>
          <table:table-cell office:value-type="float" office:value="0.222888031318116" calcext:value-type="float">
            <text:p>0.222888031318116</text:p>
          </table:table-cell>
          <table:table-cell office:value-type="float" office:value="0.214182866980647" calcext:value-type="float">
            <text:p>0.214182866980647</text:p>
          </table:table-cell>
          <table:table-cell office:value-type="float" office:value="0.211137665033398" calcext:value-type="float">
            <text:p>0.211137665033398</text:p>
          </table:table-cell>
          <table:table-cell office:value-type="float" office:value="0.203634887829641" calcext:value-type="float">
            <text:p>0.203634887829641</text:p>
          </table:table-cell>
          <table:table-cell office:value-type="float" office:value="0.201084390471405" calcext:value-type="float">
            <text:p>0.201084390471405</text:p>
          </table:table-cell>
          <table:table-cell office:value-type="float" office:value="0.201569525893714" calcext:value-type="float">
            <text:p>0.201569525893714</text:p>
          </table:table-cell>
          <table:table-cell office:value-type="float" office:value="0.205993674292899" calcext:value-type="float">
            <text:p>0.205993674292899</text:p>
          </table:table-cell>
          <table:table-cell office:value-type="float" office:value="0.208342142181847" calcext:value-type="float">
            <text:p>0.208342142181847</text:p>
          </table:table-cell>
          <table:table-cell office:value-type="float" office:value="0.210498470667901" calcext:value-type="float">
            <text:p>0.210498470667901</text:p>
          </table:table-cell>
          <table:table-cell office:value-type="float" office:value="0.212224446866354" calcext:value-type="float">
            <text:p>0.212224446866354</text:p>
          </table:table-cell>
          <table:table-cell office:value-type="float" office:value="0.208746218027188" calcext:value-type="float">
            <text:p>0.208746218027188</text:p>
          </table:table-cell>
          <table:table-cell office:value-type="float" office:value="0.209479155558925" calcext:value-type="float">
            <text:p>0.209479155558925</text:p>
          </table:table-cell>
          <table:table-cell office:value-type="float" office:value="0.212734657282194" calcext:value-type="float">
            <text:p>0.212734657282194</text:p>
          </table:table-cell>
          <table:table-cell office:value-type="float" office:value="0.217459346481777" calcext:value-type="float">
            <text:p>0.217459346481777</text:p>
          </table:table-cell>
          <table:table-cell office:value-type="float" office:value="0.205291347968098" calcext:value-type="float">
            <text:p>0.205291347968098</text:p>
          </table:table-cell>
          <table:table-cell office:value-type="float" office:value="0.205693745797992" calcext:value-type="float">
            <text:p>0.205693745797992</text:p>
          </table:table-cell>
          <table:table-cell office:value-type="float" office:value="0.198458089220412" calcext:value-type="float">
            <text:p>0.198458089220412</text:p>
          </table:table-cell>
          <table:table-cell office:value-type="float" office:value="0.188094609686063" calcext:value-type="float">
            <text:p>0.188094609686063</text:p>
          </table:table-cell>
          <table:table-cell office:value-type="float" office:value="0.189477100611492" calcext:value-type="float">
            <text:p>0.189477100611492</text:p>
          </table:table-cell>
          <table:table-cell office:value-type="float" office:value="0.196634085359075" calcext:value-type="float">
            <text:p>0.196634085359075</text:p>
          </table:table-cell>
          <table:table-cell office:value-type="float" office:value="0.200216997725344" calcext:value-type="float">
            <text:p>0.200216997725344</text:p>
          </table:table-cell>
          <table:table-cell office:value-type="float" office:value="0.201418189726076" calcext:value-type="float">
            <text:p>0.201418189726076</text:p>
          </table:table-cell>
          <table:table-cell office:value-type="float" office:value="0.197455318597464" calcext:value-type="float">
            <text:p>0.197455318597464</text:p>
          </table:table-cell>
          <table:table-cell office:value-type="float" office:value="0.189748588166215" calcext:value-type="float">
            <text:p>0.189748588166215</text:p>
          </table:table-cell>
          <table:table-cell office:value-type="float" office:value="0.183270718737761" calcext:value-type="float">
            <text:p>0.183270718737761</text:p>
          </table:table-cell>
          <table:table-cell office:value-type="float" office:value="0.182363679675737" calcext:value-type="float">
            <text:p>0.182363679675737</text:p>
          </table:table-cell>
          <table:table-cell office:value-type="float" office:value="0.182733336962474" calcext:value-type="float">
            <text:p>0.182733336962474</text:p>
          </table:table-cell>
          <table:table-cell office:value-type="float" office:value="0.179427746897125" calcext:value-type="float">
            <text:p>0.179427746897125</text:p>
          </table:table-cell>
          <table:table-cell office:value-type="float" office:value="0.197571884351834" calcext:value-type="float">
            <text:p>0.197571884351834</text:p>
          </table:table-cell>
          <table:table-cell office:value-type="float" office:value="0.193566135696437" calcext:value-type="float">
            <text:p>0.193566135696437</text:p>
          </table:table-cell>
          <table:table-cell office:value-type="float" office:value="0.194394212900953" calcext:value-type="float">
            <text:p>0.194394212900953</text:p>
          </table:table-cell>
          <table:table-cell office:value-type="float" office:value="0.194537784899982" calcext:value-type="float">
            <text:p>0.194537784899982</text:p>
          </table:table-cell>
          <table:table-cell office:value-type="float" office:value="0.193742661200176" calcext:value-type="float">
            <text:p>0.193742661200176</text:p>
          </table:table-cell>
          <table:table-cell office:value-type="float" office:value="0.193717720249943" calcext:value-type="float">
            <text:p>0.193717720249943</text:p>
          </table:table-cell>
          <table:table-cell office:value-type="float" office:value="0.193044069888058" calcext:value-type="float">
            <text:p>0.193044069888058</text:p>
          </table:table-cell>
          <table:table-cell office:value-type="float" office:value="0.193136301692281" calcext:value-type="float">
            <text:p>0.193136301692281</text:p>
          </table:table-cell>
          <table:table-cell office:value-type="float" office:value="0.192869864383333" calcext:value-type="float">
            <text:p>0.192869864383333</text:p>
          </table:table-cell>
          <table:table-cell office:value-type="float" office:value="0.192677314988407" calcext:value-type="float">
            <text:p>0.192677314988407</text:p>
          </table:table-cell>
          <table:table-cell office:value-type="float" office:value="0.192861515210491" calcext:value-type="float">
            <text:p>0.192861515210491</text:p>
          </table:table-cell>
          <table:table-cell office:value-type="float" office:value="0.192923035343606" calcext:value-type="float">
            <text:p>0.192923035343606</text:p>
          </table:table-cell>
          <table:table-cell office:value-type="float" office:value="0.192853522465144" calcext:value-type="float">
            <text:p>0.192853522465144</text:p>
          </table:table-cell>
          <table:table-cell office:value-type="float" office:value="0.192448406736636" calcext:value-type="float">
            <text:p>0.192448406736636</text:p>
          </table:table-cell>
          <table:table-cell office:value-type="float" office:value="0.192939347257309" calcext:value-type="float">
            <text:p>0.192939347257309</text:p>
          </table:table-cell>
          <table:table-cell office:value-type="float" office:value="0.192815515446784" calcext:value-type="float">
            <text:p>0.192815515446784</text:p>
          </table:table-cell>
          <table:table-cell office:value-type="float" office:value="0.19275889147832" calcext:value-type="float">
            <text:p>0.19275889147832</text:p>
          </table:table-cell>
          <table:table-cell office:value-type="float" office:value="0.19272871894639" calcext:value-type="float">
            <text:p>0.19272871894639</text:p>
          </table:table-cell>
          <table:table-cell office:value-type="float" office:value="0.192800981300206" calcext:value-type="float">
            <text:p>0.192800981300206</text:p>
          </table:table-cell>
          <table:table-cell office:value-type="float" office:value="0.193070036121528" calcext:value-type="float">
            <text:p>0.193070036121528</text:p>
          </table:table-cell>
          <table:table-cell office:value-type="float" office:value="0.192917671781198" calcext:value-type="float">
            <text:p>0.192917671781198</text:p>
          </table:table-cell>
          <table:table-cell office:value-type="float" office:value="0.192423779870573" calcext:value-type="float">
            <text:p>0.192423779870573</text:p>
          </table:table-cell>
          <table:table-cell office:value-type="float" office:value="0.193015490910356" calcext:value-type="float">
            <text:p>0.193015490910356</text:p>
          </table:table-cell>
          <table:table-cell office:value-type="float" office:value="0.192796076475288" calcext:value-type="float">
            <text:p>0.192796076475288</text:p>
          </table:table-cell>
          <table:table-cell office:value-type="float" office:value="0.19287074872079" calcext:value-type="float">
            <text:p>0.19287074872079</text:p>
          </table:table-cell>
          <table:table-cell office:value-type="float" office:value="0.19286562299813" calcext:value-type="float">
            <text:p>0.19286562299813</text:p>
          </table:table-cell>
          <table:table-cell office:value-type="float" office:value="0.192672035985533" calcext:value-type="float">
            <text:p>0.192672035985533</text:p>
          </table:table-cell>
          <table:table-cell office:value-type="float" office:value="0.192730306645275" calcext:value-type="float">
            <text:p>0.192730306645275</text:p>
          </table:table-cell>
          <table:table-cell office:value-type="float" office:value="0.192775615917419" calcext:value-type="float">
            <text:p>0.192775615917419</text:p>
          </table:table-cell>
          <table:table-cell office:value-type="float" office:value="0.193202305286919" calcext:value-type="float">
            <text:p>0.193202305286919</text:p>
          </table:table-cell>
          <table:table-cell office:value-type="float" office:value="0.192787754045781" calcext:value-type="float">
            <text:p>0.192787754045781</text:p>
          </table:table-cell>
          <table:table-cell office:value-type="float" office:value="0.192654070723293" calcext:value-type="float">
            <text:p>0.192654070723293</text:p>
          </table:table-cell>
          <table:table-cell office:value-type="float" office:value="0.193109448047286" calcext:value-type="float">
            <text:p>0.193109448047286</text:p>
          </table:table-cell>
          <table:table-cell office:value-type="float" office:value="0.193142199969029" calcext:value-type="float">
            <text:p>0.193142199969029</text:p>
          </table:table-cell>
          <table:table-cell office:value-type="float" office:value="0.192925363566808" calcext:value-type="float">
            <text:p>0.192925363566808</text:p>
          </table:table-cell>
          <table:table-cell office:value-type="float" office:value="0.192991492820645" calcext:value-type="float">
            <text:p>0.192991492820645</text:p>
          </table:table-cell>
          <table:table-cell office:value-type="float" office:value="0.192805520971665" calcext:value-type="float">
            <text:p>0.192805520971665</text:p>
          </table:table-cell>
          <table:table-cell office:value-type="float" office:value="0.192757820019193" calcext:value-type="float">
            <text:p>0.192757820019193</text:p>
          </table:table-cell>
          <table:table-cell office:value-type="float" office:value="0.192965508521786" calcext:value-type="float">
            <text:p>0.192965508521786</text:p>
          </table:table-cell>
          <table:table-cell office:value-type="float" office:value="0.192537407996048" calcext:value-type="float">
            <text:p>0.192537407996048</text:p>
          </table:table-cell>
          <table:table-cell office:value-type="float" office:value="0.193149035636359" calcext:value-type="float">
            <text:p>0.193149035636359</text:p>
          </table:table-cell>
          <table:table-cell office:value-type="float" office:value="0.193028641674828" calcext:value-type="float">
            <text:p>0.193028641674828</text:p>
          </table:table-cell>
          <table:table-cell office:value-type="float" office:value="0.192888702171752" calcext:value-type="float">
            <text:p>0.192888702171752</text:p>
          </table:table-cell>
          <table:table-cell office:value-type="float" office:value="0.192866269231872" calcext:value-type="float">
            <text:p>0.192866269231872</text:p>
          </table:table-cell>
          <table:table-cell office:value-type="float" office:value="0.192632111324959" calcext:value-type="float">
            <text:p>0.192632111324959</text:p>
          </table:table-cell>
          <table:table-cell office:value-type="float" office:value="0.193160364849788" calcext:value-type="float">
            <text:p>0.193160364849788</text:p>
          </table:table-cell>
          <table:table-cell office:value-type="float" office:value="0.192881201415093" calcext:value-type="float">
            <text:p>0.192881201415093</text:p>
          </table:table-cell>
          <table:table-cell office:value-type="float" office:value="0.192788117122046" calcext:value-type="float">
            <text:p>0.192788117122046</text:p>
          </table:table-cell>
          <table:table-cell office:value-type="float" office:value="0.192963144791884" calcext:value-type="float">
            <text:p>0.192963144791884</text:p>
          </table:table-cell>
          <table:table-cell office:value-type="float" office:value="0.192888001000108" calcext:value-type="float">
            <text:p>0.192888001000108</text:p>
          </table:table-cell>
          <table:table-cell office:value-type="float" office:value="0.193209549616559" calcext:value-type="float">
            <text:p>0.193209549616559</text:p>
          </table:table-cell>
          <table:table-cell office:value-type="float" office:value="0.193021001176194" calcext:value-type="float">
            <text:p>0.193021001176194</text:p>
          </table:table-cell>
          <table:table-cell office:value-type="float" office:value="0.192959123910734" calcext:value-type="float">
            <text:p>0.192959123910734</text:p>
          </table:table-cell>
          <table:table-cell office:value-type="float" office:value="0.193069875866237" calcext:value-type="float">
            <text:p>0.193069875866237</text:p>
          </table:table-cell>
          <table:table-cell office:value-type="float" office:value="0.192767869957135" calcext:value-type="float">
            <text:p>0.192767869957135</text:p>
          </table:table-cell>
          <table:table-cell office:value-type="float" office:value="0.193046110196578" calcext:value-type="float">
            <text:p>0.193046110196578</text:p>
          </table:table-cell>
          <table:table-cell office:value-type="float" office:value="0.192501336346035" calcext:value-type="float">
            <text:p>0.192501336346035</text:p>
          </table:table-cell>
          <table:table-cell office:value-type="float" office:value="0.192902197380455" calcext:value-type="float">
            <text:p>0.192902197380455</text:p>
          </table:table-cell>
          <table:table-cell office:value-type="float" office:value="0.193019767100992" calcext:value-type="float">
            <text:p>0.193019767100992</text:p>
          </table:table-cell>
          <table:table-cell office:value-type="float" office:value="0.192534951425253" calcext:value-type="float">
            <text:p>0.192534951425253</text:p>
          </table:table-cell>
          <table:table-cell office:value-type="float" office:value="0.192522096512881" calcext:value-type="float">
            <text:p>0.192522096512881</text:p>
          </table:table-cell>
          <table:table-cell office:value-type="float" office:value="0.192087804105268" calcext:value-type="float">
            <text:p>0.192087804105268</text:p>
          </table:table-cell>
          <table:table-cell office:value-type="float" office:value="0.192437007357647" calcext:value-type="float">
            <text:p>0.192437007357647</text:p>
          </table:table-cell>
          <table:table-cell office:value-type="float" office:value="0.192503608771289" calcext:value-type="float">
            <text:p>0.192503608771289</text:p>
          </table:table-cell>
          <table:table-cell office:value-type="float" office:value="0.192607323927078" calcext:value-type="float">
            <text:p>0.192607323927078</text:p>
          </table:table-cell>
          <table:table-cell office:value-type="float" office:value="0.192024219493833" calcext:value-type="float">
            <text:p>0.192024219493833</text:p>
          </table:table-cell>
          <table:table-cell office:value-type="float" office:value="0.192204462864694" calcext:value-type="float">
            <text:p>0.192204462864694</text:p>
          </table:table-cell>
          <table:table-cell office:value-type="float" office:value="0.192223105177786" calcext:value-type="float">
            <text:p>0.192223105177786</text:p>
          </table:table-cell>
          <table:table-cell office:value-type="float" office:value="0.192591189163799" calcext:value-type="float">
            <text:p>0.192591189163799</text:p>
          </table:table-cell>
          <table:table-cell office:value-type="float" office:value="0.192577241105701" calcext:value-type="float">
            <text:p>0.192577241105701</text:p>
          </table:table-cell>
          <table:table-cell office:value-type="float" office:value="0.192634359399438" calcext:value-type="float">
            <text:p>0.192634359399438</text:p>
          </table:table-cell>
          <table:table-cell office:value-type="float" office:value="0.192315853591679" calcext:value-type="float">
            <text:p>0.192315853591679</text:p>
          </table:table-cell>
          <table:table-cell office:value-type="float" office:value="0.1925067487767" calcext:value-type="float">
            <text:p>0.1925067487767</text:p>
          </table:table-cell>
          <table:table-cell office:value-type="float" office:value="0.192300495333553" calcext:value-type="float">
            <text:p>0.192300495333553</text:p>
          </table:table-cell>
          <table:table-cell office:value-type="float" office:value="0.192479551929369" calcext:value-type="float">
            <text:p>0.192479551929369</text:p>
          </table:table-cell>
          <table:table-cell office:value-type="float" office:value="0.192685973377298" calcext:value-type="float">
            <text:p>0.192685973377298</text:p>
          </table:table-cell>
          <table:table-cell office:value-type="float" office:value="0.192435598133459" calcext:value-type="float">
            <text:p>0.192435598133459</text:p>
          </table:table-cell>
          <table:table-cell office:value-type="float" office:value="0.192396328608743" calcext:value-type="float">
            <text:p>0.192396328608743</text:p>
          </table:table-cell>
          <table:table-cell office:value-type="float" office:value="0.192502985018625" calcext:value-type="float">
            <text:p>0.192502985018625</text:p>
          </table:table-cell>
          <table:table-cell office:value-type="float" office:value="0.192044559208681" calcext:value-type="float">
            <text:p>0.192044559208681</text:p>
          </table:table-cell>
          <table:table-cell office:value-type="float" office:value="0.192530170604031" calcext:value-type="float">
            <text:p>0.192530170604031</text:p>
          </table:table-cell>
          <table:table-cell office:value-type="float" office:value="0.192364742572748" calcext:value-type="float">
            <text:p>0.192364742572748</text:p>
          </table:table-cell>
          <table:table-cell office:value-type="float" office:value="0.192690412860346" calcext:value-type="float">
            <text:p>0.192690412860346</text:p>
          </table:table-cell>
          <table:table-cell office:value-type="float" office:value="0.192314034118443" calcext:value-type="float">
            <text:p>0.192314034118443</text:p>
          </table:table-cell>
          <table:table-cell office:value-type="float" office:value="0.192358372680878" calcext:value-type="float">
            <text:p>0.192358372680878</text:p>
          </table:table-cell>
          <table:table-cell office:value-type="float" office:value="0.191781365970117" calcext:value-type="float">
            <text:p>0.191781365970117</text:p>
          </table:table-cell>
          <table:table-cell office:value-type="float" office:value="0.192198072825479" calcext:value-type="float">
            <text:p>0.192198072825479</text:p>
          </table:table-cell>
          <table:table-cell office:value-type="float" office:value="0.192256891029052" calcext:value-type="float">
            <text:p>0.192256891029052</text:p>
          </table:table-cell>
          <table:table-cell office:value-type="float" office:value="0.192399607486269" calcext:value-type="float">
            <text:p>0.192399607486269</text:p>
          </table:table-cell>
          <table:table-cell office:value-type="float" office:value="0.191973754746598" calcext:value-type="float">
            <text:p>0.191973754746598</text:p>
          </table:table-cell>
          <table:table-cell office:value-type="float" office:value="0.192662228943726" calcext:value-type="float">
            <text:p>0.192662228943726</text:p>
          </table:table-cell>
          <table:table-cell office:value-type="float" office:value="0.192443339634813" calcext:value-type="float">
            <text:p>0.192443339634813</text:p>
          </table:table-cell>
          <table:table-cell office:value-type="float" office:value="0.192532637328898" calcext:value-type="float">
            <text:p>0.192532637328898</text:p>
          </table:table-cell>
          <table:table-cell office:value-type="float" office:value="0.19208404709437" calcext:value-type="float">
            <text:p>0.19208404709437</text:p>
          </table:table-cell>
          <table:table-cell office:value-type="float" office:value="0.192112600613045" calcext:value-type="float">
            <text:p>0.192112600613045</text:p>
          </table:table-cell>
          <table:table-cell office:value-type="float" office:value="0.19249331324156" calcext:value-type="float">
            <text:p>0.19249331324156</text:p>
          </table:table-cell>
          <table:table-cell office:value-type="float" office:value="0.192381926930417" calcext:value-type="float">
            <text:p>0.192381926930417</text:p>
          </table:table-cell>
          <table:table-cell office:value-type="float" office:value="0.192387930949187" calcext:value-type="float">
            <text:p>0.192387930949187</text:p>
          </table:table-cell>
          <table:table-cell office:value-type="float" office:value="0.192236087882771" calcext:value-type="float">
            <text:p>0.192236087882771</text:p>
          </table:table-cell>
          <table:table-cell office:value-type="float" office:value="0.192213639533339" calcext:value-type="float">
            <text:p>0.192213639533339</text:p>
          </table:table-cell>
          <table:table-cell office:value-type="float" office:value="0.192467198751354" calcext:value-type="float">
            <text:p>0.192467198751354</text:p>
          </table:table-cell>
          <table:table-cell office:value-type="float" office:value="0.192261461898493" calcext:value-type="float">
            <text:p>0.192261461898493</text:p>
          </table:table-cell>
          <table:table-cell office:value-type="float" office:value="0.192214711031069" calcext:value-type="float">
            <text:p>0.192214711031069</text:p>
          </table:table-cell>
          <table:table-cell office:value-type="float" office:value="0.192444882779186" calcext:value-type="float">
            <text:p>0.192444882779186</text:p>
          </table:table-cell>
          <table:table-cell office:value-type="float" office:value="0.192375605829513" calcext:value-type="float">
            <text:p>0.192375605829513</text:p>
          </table:table-cell>
          <table:table-cell table:number-columns-repeated="457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229585507721672" calcext:value-type="float">
            <text:p>-0.022958550772167</text:p>
          </table:table-cell>
          <table:table-cell office:value-type="float" office:value="-0.0229687421527729" calcext:value-type="float">
            <text:p>-0.022968742152773</text:p>
          </table:table-cell>
          <table:table-cell office:value-type="float" office:value="-0.0229502932339136" calcext:value-type="float">
            <text:p>-0.022950293233914</text:p>
          </table:table-cell>
          <table:table-cell office:value-type="float" office:value="-0.0229789022999937" calcext:value-type="float">
            <text:p>-0.022978902299994</text:p>
          </table:table-cell>
          <table:table-cell office:value-type="float" office:value="-0.0229639095141987" calcext:value-type="float">
            <text:p>-0.022963909514199</text:p>
          </table:table-cell>
          <table:table-cell office:value-type="float" office:value="-0.0229675622741131" calcext:value-type="float">
            <text:p>-0.022967562274113</text:p>
          </table:table-cell>
          <table:table-cell office:value-type="float" office:value="-0.022979458748246" calcext:value-type="float">
            <text:p>-0.022979458748246</text:p>
          </table:table-cell>
          <table:table-cell office:value-type="float" office:value="-0.0229594219158365" calcext:value-type="float">
            <text:p>-0.022959421915837</text:p>
          </table:table-cell>
          <table:table-cell office:value-type="float" office:value="-0.0229731836902887" calcext:value-type="float">
            <text:p>-0.022973183690289</text:p>
          </table:table-cell>
          <table:table-cell office:value-type="float" office:value="-0.0229437324113154" calcext:value-type="float">
            <text:p>-0.022943732411315</text:p>
          </table:table-cell>
          <table:table-cell office:value-type="float" office:value="-0.0229494210755673" calcext:value-type="float">
            <text:p>-0.022949421075567</text:p>
          </table:table-cell>
          <table:table-cell office:value-type="float" office:value="-0.022987124309961" calcext:value-type="float">
            <text:p>-0.022987124309961</text:p>
          </table:table-cell>
          <table:table-cell office:value-type="float" office:value="-0.0229507883482961" calcext:value-type="float">
            <text:p>-0.022950788348296</text:p>
          </table:table-cell>
          <table:table-cell office:value-type="float" office:value="-0.0229442900686756" calcext:value-type="float">
            <text:p>-0.022944290068676</text:p>
          </table:table-cell>
          <table:table-cell office:value-type="float" office:value="-0.0229769040700516" calcext:value-type="float">
            <text:p>-0.022976904070052</text:p>
          </table:table-cell>
          <table:table-cell office:value-type="float" office:value="-0.0230088815853558" calcext:value-type="float">
            <text:p>-0.023008881585356</text:p>
          </table:table-cell>
          <table:table-cell office:value-type="float" office:value="-0.0229944980223181" calcext:value-type="float">
            <text:p>-0.022994498022318</text:p>
          </table:table-cell>
          <table:table-cell office:value-type="float" office:value="-0.02297640535546" calcext:value-type="float">
            <text:p>-0.02297640535546</text:p>
          </table:table-cell>
          <table:table-cell office:value-type="float" office:value="-0.0229966407901602" calcext:value-type="float">
            <text:p>-0.02299664079016</text:p>
          </table:table-cell>
          <table:table-cell office:value-type="float" office:value="-0.0229454091233725" calcext:value-type="float">
            <text:p>-0.022945409123373</text:p>
          </table:table-cell>
          <table:table-cell office:value-type="float" office:value="-0.0230056020026317" calcext:value-type="float">
            <text:p>-0.023005602002632</text:p>
          </table:table-cell>
          <table:table-cell office:value-type="float" office:value="-0.022980019314759" calcext:value-type="float">
            <text:p>-0.022980019314759</text:p>
          </table:table-cell>
          <table:table-cell office:value-type="float" office:value="-0.0229815410189903" calcext:value-type="float">
            <text:p>-0.02298154101899</text:p>
          </table:table-cell>
          <table:table-cell office:value-type="float" office:value="-0.0229966324697955" calcext:value-type="float">
            <text:p>-0.022996632469796</text:p>
          </table:table-cell>
          <table:table-cell office:value-type="float" office:value="-0.0229453265567742" calcext:value-type="float">
            <text:p>-0.022945326556774</text:p>
          </table:table-cell>
          <table:table-cell office:value-type="float" office:value="-0.0230056471018404" calcext:value-type="float">
            <text:p>-0.02300564710184</text:p>
          </table:table-cell>
          <table:table-cell office:value-type="float" office:value="-0.0229806320900756" calcext:value-type="float">
            <text:p>-0.022980632090076</text:p>
          </table:table-cell>
          <table:table-cell office:value-type="float" office:value="-0.0229760638227401" calcext:value-type="float">
            <text:p>-0.02297606382274</text:p>
          </table:table-cell>
          <table:table-cell office:value-type="float" office:value="-0.0229896186357149" calcext:value-type="float">
            <text:p>-0.022989618635715</text:p>
          </table:table-cell>
          <table:table-cell office:value-type="float" office:value="-0.0230104843196708" calcext:value-type="float">
            <text:p>-0.023010484319671</text:p>
          </table:table-cell>
          <table:table-cell office:value-type="float" office:value="-0.0229525385344199" calcext:value-type="float">
            <text:p>-0.02295253853442</text:p>
          </table:table-cell>
          <table:table-cell office:value-type="float" office:value="-0.0229671115639667" calcext:value-type="float">
            <text:p>-0.022967111563967</text:p>
          </table:table-cell>
          <table:table-cell office:value-type="float" office:value="-0.0229615397393232" calcext:value-type="float">
            <text:p>-0.022961539739323</text:p>
          </table:table-cell>
          <table:table-cell office:value-type="float" office:value="-0.0229868112358023" calcext:value-type="float">
            <text:p>-0.022986811235802</text:p>
          </table:table-cell>
          <table:table-cell office:value-type="float" office:value="-0.022996424483702" calcext:value-type="float">
            <text:p>-0.022996424483702</text:p>
          </table:table-cell>
          <table:table-cell office:value-type="float" office:value="-0.0229933616484516" calcext:value-type="float">
            <text:p>-0.022993361648452</text:p>
          </table:table-cell>
          <table:table-cell office:value-type="float" office:value="-0.0229843058161208" calcext:value-type="float">
            <text:p>-0.022984305816121</text:p>
          </table:table-cell>
          <table:table-cell office:value-type="float" office:value="-0.0230504573332442" calcext:value-type="float">
            <text:p>-0.023050457333244</text:p>
          </table:table-cell>
          <table:table-cell office:value-type="float" office:value="-0.0232539176055895" calcext:value-type="float">
            <text:p>-0.02325391760559</text:p>
          </table:table-cell>
          <table:table-cell office:value-type="float" office:value="-0.0223043276919305" calcext:value-type="float">
            <text:p>-0.022304327691931</text:p>
          </table:table-cell>
          <table:table-cell office:value-type="float" office:value="-0.0234476296969543" calcext:value-type="float">
            <text:p>-0.023447629696954</text:p>
          </table:table-cell>
          <table:table-cell office:value-type="float" office:value="-0.0255233194327463" calcext:value-type="float">
            <text:p>-0.025523319432746</text:p>
          </table:table-cell>
          <table:table-cell office:value-type="float" office:value="-0.0225896251589812" calcext:value-type="float">
            <text:p>-0.022589625158981</text:p>
          </table:table-cell>
          <table:table-cell office:value-type="float" office:value="-0.0224534933672356" calcext:value-type="float">
            <text:p>-0.022453493367236</text:p>
          </table:table-cell>
          <table:table-cell office:value-type="float" office:value="-0.0236589666726801" calcext:value-type="float">
            <text:p>-0.02365896667268</text:p>
          </table:table-cell>
          <table:table-cell office:value-type="float" office:value="-0.024455531192723" calcext:value-type="float">
            <text:p>-0.024455531192723</text:p>
          </table:table-cell>
          <table:table-cell office:value-type="float" office:value="-0.0300842080321877" calcext:value-type="float">
            <text:p>-0.030084208032188</text:p>
          </table:table-cell>
          <table:table-cell office:value-type="float" office:value="-0.0316994898850945" calcext:value-type="float">
            <text:p>-0.031699489885095</text:p>
          </table:table-cell>
          <table:table-cell office:value-type="float" office:value="-0.0318804929208015" calcext:value-type="float">
            <text:p>-0.031880492920802</text:p>
          </table:table-cell>
          <table:table-cell office:value-type="float" office:value="-0.0281880600063134" calcext:value-type="float">
            <text:p>-0.028188060006313</text:p>
          </table:table-cell>
          <table:table-cell office:value-type="float" office:value="-0.0281846651685432" calcext:value-type="float">
            <text:p>-0.028184665168543</text:p>
          </table:table-cell>
          <table:table-cell office:value-type="float" office:value="-0.0283189168168491" calcext:value-type="float">
            <text:p>-0.028318916816849</text:p>
          </table:table-cell>
          <table:table-cell office:value-type="float" office:value="-0.0276816361395755" calcext:value-type="float">
            <text:p>-0.027681636139576</text:p>
          </table:table-cell>
          <table:table-cell office:value-type="float" office:value="-0.0299062396549219" calcext:value-type="float">
            <text:p>-0.029906239654922</text:p>
          </table:table-cell>
          <table:table-cell office:value-type="float" office:value="-0.0303820816914756" calcext:value-type="float">
            <text:p>-0.030382081691476</text:p>
          </table:table-cell>
          <table:table-cell office:value-type="float" office:value="-0.0306928568782186" calcext:value-type="float">
            <text:p>-0.030692856878219</text:p>
          </table:table-cell>
          <table:table-cell office:value-type="float" office:value="-0.0289847695170969" calcext:value-type="float">
            <text:p>-0.028984769517097</text:p>
          </table:table-cell>
          <table:table-cell office:value-type="float" office:value="-0.0273992801866054" calcext:value-type="float">
            <text:p>-0.027399280186605</text:p>
          </table:table-cell>
          <table:table-cell office:value-type="float" office:value="-0.0283844486418078" calcext:value-type="float">
            <text:p>-0.028384448641808</text:p>
          </table:table-cell>
          <table:table-cell office:value-type="float" office:value="-0.0299511592328227" calcext:value-type="float">
            <text:p>-0.029951159232823</text:p>
          </table:table-cell>
          <table:table-cell office:value-type="float" office:value="-0.0329872847280318" calcext:value-type="float">
            <text:p>-0.032987284728032</text:p>
          </table:table-cell>
          <table:table-cell office:value-type="float" office:value="-0.034593037772555" calcext:value-type="float">
            <text:p>-0.034593037772555</text:p>
          </table:table-cell>
          <table:table-cell office:value-type="float" office:value="-0.037392546433088" calcext:value-type="float">
            <text:p>-0.037392546433088</text:p>
          </table:table-cell>
          <table:table-cell office:value-type="float" office:value="-0.0362155380921795" calcext:value-type="float">
            <text:p>-0.03621553809218</text:p>
          </table:table-cell>
          <table:table-cell office:value-type="float" office:value="-0.0351523075604337" calcext:value-type="float">
            <text:p>-0.035152307560434</text:p>
          </table:table-cell>
          <table:table-cell office:value-type="float" office:value="-0.0364656851764922" calcext:value-type="float">
            <text:p>-0.036465685176492</text:p>
          </table:table-cell>
          <table:table-cell office:value-type="float" office:value="-0.0363502400690511" calcext:value-type="float">
            <text:p>-0.036350240069051</text:p>
          </table:table-cell>
          <table:table-cell office:value-type="float" office:value="-0.0386531221041235" calcext:value-type="float">
            <text:p>-0.038653122104124</text:p>
          </table:table-cell>
          <table:table-cell office:value-type="float" office:value="-0.0407398234137808" calcext:value-type="float">
            <text:p>-0.040739823413781</text:p>
          </table:table-cell>
          <table:table-cell office:value-type="float" office:value="-0.0391416658881575" calcext:value-type="float">
            <text:p>-0.039141665888158</text:p>
          </table:table-cell>
          <table:table-cell office:value-type="float" office:value="-0.0369640400858678" calcext:value-type="float">
            <text:p>-0.036964040085868</text:p>
          </table:table-cell>
          <table:table-cell office:value-type="float" office:value="-0.0355820751237066" calcext:value-type="float">
            <text:p>-0.035582075123707</text:p>
          </table:table-cell>
          <table:table-cell office:value-type="float" office:value="-0.0323560776504483" calcext:value-type="float">
            <text:p>-0.032356077650448</text:p>
          </table:table-cell>
          <table:table-cell office:value-type="float" office:value="-0.0301642212787968" calcext:value-type="float">
            <text:p>-0.030164221278797</text:p>
          </table:table-cell>
          <table:table-cell office:value-type="float" office:value="-0.0286166312274974" calcext:value-type="float">
            <text:p>-0.028616631227497</text:p>
          </table:table-cell>
          <table:table-cell office:value-type="float" office:value="-0.0281727048306719" calcext:value-type="float">
            <text:p>-0.028172704830672</text:p>
          </table:table-cell>
          <table:table-cell office:value-type="float" office:value="-0.0282486915546996" calcext:value-type="float">
            <text:p>-0.0282486915547</text:p>
          </table:table-cell>
          <table:table-cell office:value-type="float" office:value="-0.0278804207678068" calcext:value-type="float">
            <text:p>-0.027880420767807</text:p>
          </table:table-cell>
          <table:table-cell office:value-type="float" office:value="-0.0224030935846539" calcext:value-type="float">
            <text:p>-0.022403093584654</text:p>
          </table:table-cell>
          <table:table-cell office:value-type="float" office:value="-0.0218349933008872" calcext:value-type="float">
            <text:p>-0.021834993300887</text:p>
          </table:table-cell>
          <table:table-cell office:value-type="float" office:value="-0.0220784991323755" calcext:value-type="float">
            <text:p>-0.022078499132376</text:p>
          </table:table-cell>
          <table:table-cell office:value-type="float" office:value="-0.0224618601266954" calcext:value-type="float">
            <text:p>-0.022461860126695</text:p>
          </table:table-cell>
          <table:table-cell office:value-type="float" office:value="-0.0251806622637965" calcext:value-type="float">
            <text:p>-0.025180662263797</text:p>
          </table:table-cell>
          <table:table-cell office:value-type="float" office:value="-0.0270682556799957" calcext:value-type="float">
            <text:p>-0.027068255679996</text:p>
          </table:table-cell>
          <table:table-cell office:value-type="float" office:value="-0.0279918463165431" calcext:value-type="float">
            <text:p>-0.027991846316543</text:p>
          </table:table-cell>
          <table:table-cell office:value-type="float" office:value="-0.0250748918412716" calcext:value-type="float">
            <text:p>-0.025074891841272</text:p>
          </table:table-cell>
          <table:table-cell office:value-type="float" office:value="-0.0241407655308842" calcext:value-type="float">
            <text:p>-0.024140765530884</text:p>
          </table:table-cell>
          <table:table-cell office:value-type="float" office:value="-0.0234395415815571" calcext:value-type="float">
            <text:p>-0.023439541581557</text:p>
          </table:table-cell>
          <table:table-cell office:value-type="float" office:value="-0.0259523611715389" calcext:value-type="float">
            <text:p>-0.025952361171539</text:p>
          </table:table-cell>
          <table:table-cell office:value-type="float" office:value="-0.0265670534052956" calcext:value-type="float">
            <text:p>-0.026567053405296</text:p>
          </table:table-cell>
          <table:table-cell office:value-type="float" office:value="-0.0274508160788964" calcext:value-type="float">
            <text:p>-0.027450816078896</text:p>
          </table:table-cell>
          <table:table-cell office:value-type="float" office:value="-0.0221964120688768" calcext:value-type="float">
            <text:p>-0.022196412068877</text:p>
          </table:table-cell>
          <table:table-cell office:value-type="float" office:value="-0.0208668583163196" calcext:value-type="float">
            <text:p>-0.02086685831632</text:p>
          </table:table-cell>
          <table:table-cell office:value-type="float" office:value="-0.0222122372759287" calcext:value-type="float">
            <text:p>-0.022212237275929</text:p>
          </table:table-cell>
          <table:table-cell office:value-type="float" office:value="-0.0250208006105375" calcext:value-type="float">
            <text:p>-0.025020800610538</text:p>
          </table:table-cell>
          <table:table-cell office:value-type="float" office:value="-0.02861456093781" calcext:value-type="float">
            <text:p>-0.02861456093781</text:p>
          </table:table-cell>
          <table:table-cell office:value-type="float" office:value="-0.0268809283485705" calcext:value-type="float">
            <text:p>-0.026880928348571</text:p>
          </table:table-cell>
          <table:table-cell office:value-type="float" office:value="-0.0245206538289602" calcext:value-type="float">
            <text:p>-0.02452065382896</text:p>
          </table:table-cell>
          <table:table-cell office:value-type="float" office:value="-0.0242522450298968" calcext:value-type="float">
            <text:p>-0.024252245029897</text:p>
          </table:table-cell>
          <table:table-cell office:value-type="float" office:value="-0.0231398927905902" calcext:value-type="float">
            <text:p>-0.02313989279059</text:p>
          </table:table-cell>
          <table:table-cell office:value-type="float" office:value="-0.0253200517435438" calcext:value-type="float">
            <text:p>-0.025320051743544</text:p>
          </table:table-cell>
          <table:table-cell office:value-type="float" office:value="-0.0256204925345109" calcext:value-type="float">
            <text:p>-0.025620492534511</text:p>
          </table:table-cell>
          <table:table-cell office:value-type="float" office:value="-0.024734979821856" calcext:value-type="float">
            <text:p>-0.024734979821856</text:p>
          </table:table-cell>
          <table:table-cell office:value-type="float" office:value="-0.0220730115091372" calcext:value-type="float">
            <text:p>-0.022073011509137</text:p>
          </table:table-cell>
          <table:table-cell office:value-type="float" office:value="-0.0234556518832297" calcext:value-type="float">
            <text:p>-0.02345565188323</text:p>
          </table:table-cell>
          <table:table-cell office:value-type="float" office:value="-0.0249573958334937" calcext:value-type="float">
            <text:p>-0.024957395833494</text:p>
          </table:table-cell>
          <table:table-cell office:value-type="float" office:value="-0.0324808164608972" calcext:value-type="float">
            <text:p>-0.032480816460897</text:p>
          </table:table-cell>
          <table:table-cell office:value-type="float" office:value="-0.031760143189911" calcext:value-type="float">
            <text:p>-0.031760143189911</text:p>
          </table:table-cell>
          <table:table-cell office:value-type="float" office:value="-0.0298527377930417" calcext:value-type="float">
            <text:p>-0.029852737793042</text:p>
          </table:table-cell>
          <table:table-cell office:value-type="float" office:value="-0.0234253907609815" calcext:value-type="float">
            <text:p>-0.023425390760982</text:p>
          </table:table-cell>
          <table:table-cell office:value-type="float" office:value="-0.0265095318959573" calcext:value-type="float">
            <text:p>-0.026509531895957</text:p>
          </table:table-cell>
          <table:table-cell office:value-type="float" office:value="-0.0254472333240892" calcext:value-type="float">
            <text:p>-0.025447233324089</text:p>
          </table:table-cell>
          <table:table-cell office:value-type="float" office:value="-0.0264348583739427" calcext:value-type="float">
            <text:p>-0.026434858373943</text:p>
          </table:table-cell>
          <table:table-cell office:value-type="float" office:value="-0.0267210097130678" calcext:value-type="float">
            <text:p>-0.026721009713068</text:p>
          </table:table-cell>
          <table:table-cell office:value-type="float" office:value="-0.0300338081515904" calcext:value-type="float">
            <text:p>-0.03003380815159</text:p>
          </table:table-cell>
          <table:table-cell office:value-type="float" office:value="-0.0331040404374936" calcext:value-type="float">
            <text:p>-0.033104040437494</text:p>
          </table:table-cell>
          <table:table-cell office:value-type="float" office:value="-0.0357269198504051" calcext:value-type="float">
            <text:p>-0.035726919850405</text:p>
          </table:table-cell>
          <table:table-cell office:value-type="float" office:value="-0.0310277705844879" calcext:value-type="float">
            <text:p>-0.031027770584488</text:p>
          </table:table-cell>
          <table:table-cell office:value-type="float" office:value="-0.0306532580280498" calcext:value-type="float">
            <text:p>-0.03065325802805</text:p>
          </table:table-cell>
          <table:table-cell office:value-type="float" office:value="-0.0246951016061573" calcext:value-type="float">
            <text:p>-0.024695101606157</text:p>
          </table:table-cell>
          <table:table-cell office:value-type="float" office:value="-0.0292207843286403" calcext:value-type="float">
            <text:p>-0.02922078432864</text:p>
          </table:table-cell>
          <table:table-cell office:value-type="float" office:value="-0.0295998540002136" calcext:value-type="float">
            <text:p>-0.029599854000214</text:p>
          </table:table-cell>
          <table:table-cell office:value-type="float" office:value="-0.0266839980324754" calcext:value-type="float">
            <text:p>-0.026683998032475</text:p>
          </table:table-cell>
          <table:table-cell office:value-type="float" office:value="-0.02537773264077" calcext:value-type="float">
            <text:p>-0.02537773264077</text:p>
          </table:table-cell>
          <table:table-cell office:value-type="float" office:value="-0.0295241663715802" calcext:value-type="float">
            <text:p>-0.02952416637158</text:p>
          </table:table-cell>
          <table:table-cell office:value-type="float" office:value="-0.0323254927311264" calcext:value-type="float">
            <text:p>-0.032325492731126</text:p>
          </table:table-cell>
          <table:table-cell office:value-type="float" office:value="-0.0355874295166855" calcext:value-type="float">
            <text:p>-0.035587429516686</text:p>
          </table:table-cell>
          <table:table-cell office:value-type="float" office:value="-0.0329635565492766" calcext:value-type="float">
            <text:p>-0.032963556549277</text:p>
          </table:table-cell>
          <table:table-cell office:value-type="float" office:value="-0.0307385657516614" calcext:value-type="float">
            <text:p>-0.030738565751661</text:p>
          </table:table-cell>
          <table:table-cell office:value-type="float" office:value="-0.0292024411516015" calcext:value-type="float">
            <text:p>-0.029202441151602</text:p>
          </table:table-cell>
          <table:table-cell office:value-type="float" office:value="-0.0258872170654972" calcext:value-type="float">
            <text:p>-0.025887217065497</text:p>
          </table:table-cell>
          <table:table-cell office:value-type="float" office:value="-0.0268948130707752" calcext:value-type="float">
            <text:p>-0.026894813070775</text:p>
          </table:table-cell>
          <table:table-cell office:value-type="float" office:value="-0.0267340562171416" calcext:value-type="float">
            <text:p>-0.026734056217142</text:p>
          </table:table-cell>
          <table:table-cell office:value-type="float" office:value="-0.0245971986144866" calcext:value-type="float">
            <text:p>-0.024597198614487</text:p>
          </table:table-cell>
          <table:table-cell office:value-type="float" office:value="-0.025364672410938" calcext:value-type="float">
            <text:p>-0.025364672410938</text:p>
          </table:table-cell>
          <table:table-cell office:value-type="float" office:value="-0.0286133513604111" calcext:value-type="float">
            <text:p>-0.028613351360411</text:p>
          </table:table-cell>
          <table:table-cell office:value-type="float" office:value="-0.0310001426422987" calcext:value-type="float">
            <text:p>-0.031000142642299</text:p>
          </table:table-cell>
          <table:table-cell office:value-type="float" office:value="-0.0350286041488521" calcext:value-type="float">
            <text:p>-0.035028604148852</text:p>
          </table:table-cell>
          <table:table-cell office:value-type="float" office:value="-0.0340469545085846" calcext:value-type="float">
            <text:p>-0.034046954508585</text:p>
          </table:table-cell>
          <table:table-cell office:value-type="float" office:value="-0.0254725644129787" calcext:value-type="float">
            <text:p>-0.025472564412979</text:p>
          </table:table-cell>
          <table:table-cell office:value-type="float" office:value="-0.0277335756237736" calcext:value-type="float">
            <text:p>-0.027733575623774</text:p>
          </table:table-cell>
          <table:table-cell office:value-type="float" office:value="-0.0285810847831598" calcext:value-type="float">
            <text:p>-0.02858108478316</text:p>
          </table:table-cell>
          <table:table-cell office:value-type="float" office:value="-0.0273574685888626" calcext:value-type="float">
            <text:p>-0.027357468588863</text:p>
          </table:table-cell>
          <table:table-cell office:value-type="float" office:value="-0.0256685299326532" calcext:value-type="float">
            <text:p>-0.025668529932653</text:p>
          </table:table-cell>
          <table:table-cell office:value-type="float" office:value="-0.026935509552638" calcext:value-type="float">
            <text:p>-0.026935509552638</text:p>
          </table:table-cell>
          <table:table-cell office:value-type="float" office:value="-0.0315876506089321" calcext:value-type="float">
            <text:p>-0.031587650608932</text:p>
          </table:table-cell>
          <table:table-cell office:value-type="float" office:value="-0.0331252621489813" calcext:value-type="float">
            <text:p>-0.033125262148981</text:p>
          </table:table-cell>
          <table:table-cell office:value-type="float" office:value="-0.0335061302932741" calcext:value-type="float">
            <text:p>-0.033506130293274</text:p>
          </table:table-cell>
          <table:table-cell office:value-type="float" office:value="-0.0323821060037106" calcext:value-type="float">
            <text:p>-0.032382106003711</text:p>
          </table:table-cell>
          <table:table-cell office:value-type="float" office:value="-0.0311889822428694" calcext:value-type="float">
            <text:p>-0.031188982242869</text:p>
          </table:table-cell>
          <table:table-cell office:value-type="float" office:value="-0.0325301679917144" calcext:value-type="float">
            <text:p>-0.032530167991714</text:p>
          </table:table-cell>
          <table:table-cell office:value-type="float" office:value="-0.0330839271729541" calcext:value-type="float">
            <text:p>-0.033083927172954</text:p>
          </table:table-cell>
          <table:table-cell office:value-type="float" office:value="-0.0318708049914057" calcext:value-type="float">
            <text:p>-0.031870804991406</text:p>
          </table:table-cell>
          <table:table-cell office:value-type="float" office:value="-0.0300546941036964" calcext:value-type="float">
            <text:p>-0.030054694103696</text:p>
          </table:table-cell>
          <table:table-cell office:value-type="float" office:value="-0.0347767634933506" calcext:value-type="float">
            <text:p>-0.034776763493351</text:p>
          </table:table-cell>
          <table:table-cell office:value-type="float" office:value="-0.0355628184665509" calcext:value-type="float">
            <text:p>-0.035562818466551</text:p>
          </table:table-cell>
          <table:table-cell office:value-type="float" office:value="-0.0361708733284315" calcext:value-type="float">
            <text:p>-0.036170873328432</text:p>
          </table:table-cell>
          <table:table-cell office:value-type="float" office:value="-0.035584039387039" calcext:value-type="float">
            <text:p>-0.035584039387039</text:p>
          </table:table-cell>
          <table:table-cell office:value-type="float" office:value="-0.0324300875160856" calcext:value-type="float">
            <text:p>-0.032430087516086</text:p>
          </table:table-cell>
          <table:table-cell office:value-type="float" office:value="-0.0336628239296083" calcext:value-type="float">
            <text:p>-0.033662823929608</text:p>
          </table:table-cell>
          <table:table-cell office:value-type="float" office:value="-0.0336690789356045" calcext:value-type="float">
            <text:p>-0.033669078935605</text:p>
          </table:table-cell>
          <table:table-cell office:value-type="float" office:value="-0.0332809915576295" calcext:value-type="float">
            <text:p>-0.03328099155763</text:p>
          </table:table-cell>
          <table:table-cell office:value-type="float" office:value="-0.0318701154159752" calcext:value-type="float">
            <text:p>-0.031870115415975</text:p>
          </table:table-cell>
          <table:table-cell office:value-type="float" office:value="-0.0302123194258828" calcext:value-type="float">
            <text:p>-0.030212319425883</text:p>
          </table:table-cell>
          <table:table-cell office:value-type="float" office:value="-0.0330091866287403" calcext:value-type="float">
            <text:p>-0.03300918662874</text:p>
          </table:table-cell>
          <table:table-cell office:value-type="float" office:value="-0.0345760685489857" calcext:value-type="float">
            <text:p>-0.034576068548986</text:p>
          </table:table-cell>
          <table:table-cell office:value-type="float" office:value="-0.0358814393294295" calcext:value-type="float">
            <text:p>-0.03588143932943</text:p>
          </table:table-cell>
          <table:table-cell office:value-type="float" office:value="-0.0355748068517031" calcext:value-type="float">
            <text:p>-0.035574806851703</text:p>
          </table:table-cell>
          <table:table-cell office:value-type="float" office:value="-0.0355543019937337" calcext:value-type="float">
            <text:p>-0.035554301993734</text:p>
          </table:table-cell>
          <table:table-cell office:value-type="float" office:value="-0.0362607275921434" calcext:value-type="float">
            <text:p>-0.036260727592143</text:p>
          </table:table-cell>
          <table:table-cell office:value-type="float" office:value="-0.0334827046494631" calcext:value-type="float">
            <text:p>-0.033482704649463</text:p>
          </table:table-cell>
          <table:table-cell office:value-type="float" office:value="-0.0337001941230398" calcext:value-type="float">
            <text:p>-0.03370019412304</text:p>
          </table:table-cell>
          <table:table-cell office:value-type="float" office:value="-0.0301683741810723" calcext:value-type="float">
            <text:p>-0.030168374181072</text:p>
          </table:table-cell>
          <table:table-cell office:value-type="float" office:value="-0.0290645545957117" calcext:value-type="float">
            <text:p>-0.029064554595712</text:p>
          </table:table-cell>
          <table:table-cell office:value-type="float" office:value="-0.0314502208260896" calcext:value-type="float">
            <text:p>-0.03145022082609</text:p>
          </table:table-cell>
          <table:table-cell office:value-type="float" office:value="-0.0328403927907865" calcext:value-type="float">
            <text:p>-0.032840392790787</text:p>
          </table:table-cell>
          <table:table-cell office:value-type="float" office:value="-0.0344041435819641" calcext:value-type="float">
            <text:p>-0.034404143581964</text:p>
          </table:table-cell>
          <table:table-cell office:value-type="float" office:value="-0.034698232163944" calcext:value-type="float">
            <text:p>-0.034698232163944</text:p>
          </table:table-cell>
          <table:table-cell office:value-type="float" office:value="-0.0327578216421164" calcext:value-type="float">
            <text:p>-0.032757821642116</text:p>
          </table:table-cell>
          <table:table-cell office:value-type="float" office:value="-0.0310129214224103" calcext:value-type="float">
            <text:p>-0.03101292142241</text:p>
          </table:table-cell>
          <table:table-cell office:value-type="float" office:value="-0.0305453557166028" calcext:value-type="float">
            <text:p>-0.030545355716603</text:p>
          </table:table-cell>
          <table:table-cell office:value-type="float" office:value="-0.0310661717796196" calcext:value-type="float">
            <text:p>-0.03106617177962</text:p>
          </table:table-cell>
          <table:table-cell office:value-type="float" office:value="-0.0319245507131701" calcext:value-type="float">
            <text:p>-0.03192455071317</text:p>
          </table:table-cell>
          <table:table-cell office:value-type="float" office:value="-0.028937749432405" calcext:value-type="float">
            <text:p>-0.028937749432405</text:p>
          </table:table-cell>
          <table:table-cell office:value-type="float" office:value="-0.0287366779386033" calcext:value-type="float">
            <text:p>-0.028736677938603</text:p>
          </table:table-cell>
          <table:table-cell office:value-type="float" office:value="-0.0276706362461689" calcext:value-type="float">
            <text:p>-0.027670636246169</text:p>
          </table:table-cell>
          <table:table-cell office:value-type="float" office:value="-0.0291312626112942" calcext:value-type="float">
            <text:p>-0.029131262611294</text:p>
          </table:table-cell>
          <table:table-cell office:value-type="float" office:value="-0.0321843848480449" calcext:value-type="float">
            <text:p>-0.032184384848045</text:p>
          </table:table-cell>
          <table:table-cell office:value-type="float" office:value="-0.0334538552208233" calcext:value-type="float">
            <text:p>-0.033453855220823</text:p>
          </table:table-cell>
          <table:table-cell office:value-type="float" office:value="-0.0343465923231686" calcext:value-type="float">
            <text:p>-0.034346592323169</text:p>
          </table:table-cell>
          <table:table-cell office:value-type="float" office:value="-0.0309429902181522" calcext:value-type="float">
            <text:p>-0.030942990218152</text:p>
          </table:table-cell>
          <table:table-cell office:value-type="float" office:value="-0.0306578604990941" calcext:value-type="float">
            <text:p>-0.030657860499094</text:p>
          </table:table-cell>
          <table:table-cell office:value-type="float" office:value="-0.0287511307074906" calcext:value-type="float">
            <text:p>-0.028751130707491</text:p>
          </table:table-cell>
          <table:table-cell office:value-type="float" office:value="-0.0274389731816724" calcext:value-type="float">
            <text:p>-0.027438973181672</text:p>
          </table:table-cell>
          <table:table-cell office:value-type="float" office:value="-0.0293971844194473" calcext:value-type="float">
            <text:p>-0.029397184419447</text:p>
          </table:table-cell>
          <table:table-cell office:value-type="float" office:value="-0.0300420043410681" calcext:value-type="float">
            <text:p>-0.030042004341068</text:p>
          </table:table-cell>
          <table:table-cell office:value-type="float" office:value="-0.0291222473428019" calcext:value-type="float">
            <text:p>-0.029122247342802</text:p>
          </table:table-cell>
          <table:table-cell office:value-type="float" office:value="-0.0264781036509771" calcext:value-type="float">
            <text:p>-0.026478103650977</text:p>
          </table:table-cell>
          <table:table-cell office:value-type="float" office:value="-0.0268815609975897" calcext:value-type="float">
            <text:p>-0.02688156099759</text:p>
          </table:table-cell>
          <table:table-cell office:value-type="float" office:value="-0.0290157087127342" calcext:value-type="float">
            <text:p>-0.029015708712734</text:p>
          </table:table-cell>
          <table:table-cell office:value-type="float" office:value="-0.0318356970032514" calcext:value-type="float">
            <text:p>-0.031835697003251</text:p>
          </table:table-cell>
          <table:table-cell office:value-type="float" office:value="-0.034187846553715" calcext:value-type="float">
            <text:p>-0.034187846553715</text:p>
          </table:table-cell>
          <table:table-cell office:value-type="float" office:value="-0.033459584381078" calcext:value-type="float">
            <text:p>-0.033459584381078</text:p>
          </table:table-cell>
          <table:table-cell office:value-type="float" office:value="-0.0307823978899061" calcext:value-type="float">
            <text:p>-0.030782397889906</text:p>
          </table:table-cell>
          <table:table-cell office:value-type="float" office:value="-0.0308075419602039" calcext:value-type="float">
            <text:p>-0.030807541960204</text:p>
          </table:table-cell>
          <table:table-cell office:value-type="float" office:value="-0.0270635847721101" calcext:value-type="float">
            <text:p>-0.02706358477211</text:p>
          </table:table-cell>
          <table:table-cell office:value-type="float" office:value="-0.0292814590838337" calcext:value-type="float">
            <text:p>-0.029281459083834</text:p>
          </table:table-cell>
          <table:table-cell office:value-type="float" office:value="-0.0282604810458078" calcext:value-type="float">
            <text:p>-0.028260481045808</text:p>
          </table:table-cell>
          <table:table-cell office:value-type="float" office:value="-0.025195220915171" calcext:value-type="float">
            <text:p>-0.025195220915171</text:p>
          </table:table-cell>
          <table:table-cell office:value-type="float" office:value="-0.0253677465405034" calcext:value-type="float">
            <text:p>-0.025367746540503</text:p>
          </table:table-cell>
          <table:table-cell office:value-type="float" office:value="-0.0284042931619329" calcext:value-type="float">
            <text:p>-0.028404293161933</text:p>
          </table:table-cell>
          <table:table-cell office:value-type="float" office:value="-0.0311512434074165" calcext:value-type="float">
            <text:p>-0.031151243407417</text:p>
          </table:table-cell>
          <table:table-cell office:value-type="float" office:value="-0.0324949029060687" calcext:value-type="float">
            <text:p>-0.032494902906069</text:p>
          </table:table-cell>
          <table:table-cell office:value-type="float" office:value="-0.033383815899348" calcext:value-type="float">
            <text:p>-0.033383815899348</text:p>
          </table:table-cell>
          <table:table-cell office:value-type="float" office:value="-0.0302598035181884" calcext:value-type="float">
            <text:p>-0.030259803518188</text:p>
          </table:table-cell>
          <table:table-cell office:value-type="float" office:value="-0.0293985989560336" calcext:value-type="float">
            <text:p>-0.029398598956034</text:p>
          </table:table-cell>
          <table:table-cell office:value-type="float" office:value="-0.0285116925759353" calcext:value-type="float">
            <text:p>-0.028511692575935</text:p>
          </table:table-cell>
          <table:table-cell office:value-type="float" office:value="-0.0258152561324495" calcext:value-type="float">
            <text:p>-0.02581525613245</text:p>
          </table:table-cell>
          <table:table-cell office:value-type="float" office:value="-0.0287085177733882" calcext:value-type="float">
            <text:p>-0.028708517773388</text:p>
          </table:table-cell>
          <table:table-cell office:value-type="float" office:value="-0.028266898211782" calcext:value-type="float">
            <text:p>-0.028266898211782</text:p>
          </table:table-cell>
          <table:table-cell office:value-type="float" office:value="-0.0245002302145313" calcext:value-type="float">
            <text:p>-0.024500230214531</text:p>
          </table:table-cell>
          <table:table-cell office:value-type="float" office:value="-0.0256931222300908" calcext:value-type="float">
            <text:p>-0.025693122230091</text:p>
          </table:table-cell>
          <table:table-cell office:value-type="float" office:value="-0.0307630767372504" calcext:value-type="float">
            <text:p>-0.03076307673725</text:p>
          </table:table-cell>
          <table:table-cell office:value-type="float" office:value="-0.0335877729637376" calcext:value-type="float">
            <text:p>-0.033587772963738</text:p>
          </table:table-cell>
          <table:table-cell office:value-type="float" office:value="-0.0338941758156119" calcext:value-type="float">
            <text:p>-0.033894175815612</text:p>
          </table:table-cell>
          <table:table-cell office:value-type="float" office:value="-0.0308151776212899" calcext:value-type="float">
            <text:p>-0.03081517762129</text:p>
          </table:table-cell>
          <table:table-cell office:value-type="float" office:value="-0.030870942778712" calcext:value-type="float">
            <text:p>-0.030870942778712</text:p>
          </table:table-cell>
          <table:table-cell office:value-type="float" office:value="-0.0278824042533165" calcext:value-type="float">
            <text:p>-0.027882404253317</text:p>
          </table:table-cell>
          <table:table-cell office:value-type="float" office:value="-0.0280164042243528" calcext:value-type="float">
            <text:p>-0.028016404224353</text:p>
          </table:table-cell>
          <table:table-cell office:value-type="float" office:value="-0.0283423828583557" calcext:value-type="float">
            <text:p>-0.028342382858356</text:p>
          </table:table-cell>
          <table:table-cell office:value-type="float" office:value="-0.0279277831273972" calcext:value-type="float">
            <text:p>-0.027927783127397</text:p>
          </table:table-cell>
          <table:table-cell office:value-type="float" office:value="-0.0263633400079568" calcext:value-type="float">
            <text:p>-0.026363340007957</text:p>
          </table:table-cell>
          <table:table-cell office:value-type="float" office:value="-0.0251610502243119" calcext:value-type="float">
            <text:p>-0.025161050224312</text:p>
          </table:table-cell>
          <table:table-cell office:value-type="float" office:value="-0.0280064125968882" calcext:value-type="float">
            <text:p>-0.028006412596888</text:p>
          </table:table-cell>
          <table:table-cell office:value-type="float" office:value="-0.0304790040596533" calcext:value-type="float">
            <text:p>-0.030479004059653</text:p>
          </table:table-cell>
          <table:table-cell office:value-type="float" office:value="-0.0347107773144809" calcext:value-type="float">
            <text:p>-0.034710777314481</text:p>
          </table:table-cell>
          <table:table-cell office:value-type="float" office:value="-0.035870564627607" calcext:value-type="float">
            <text:p>-0.035870564627607</text:p>
          </table:table-cell>
          <table:table-cell office:value-type="float" office:value="-0.0360945574521379" calcext:value-type="float">
            <text:p>-0.036094557452138</text:p>
          </table:table-cell>
          <table:table-cell office:value-type="float" office:value="-0.03260821153296" calcext:value-type="float">
            <text:p>-0.03260821153296</text:p>
          </table:table-cell>
          <table:table-cell office:value-type="float" office:value="-0.031337132629816" calcext:value-type="float">
            <text:p>-0.031337132629816</text:p>
          </table:table-cell>
          <table:table-cell office:value-type="float" office:value="-0.0272083001132049" calcext:value-type="float">
            <text:p>-0.027208300113205</text:p>
          </table:table-cell>
          <table:table-cell office:value-type="float" office:value="-0.0273927170704901" calcext:value-type="float">
            <text:p>-0.02739271707049</text:p>
          </table:table-cell>
          <table:table-cell office:value-type="float" office:value="-0.0283549177238316" calcext:value-type="float">
            <text:p>-0.028354917723832</text:p>
          </table:table-cell>
          <table:table-cell office:value-type="float" office:value="-0.028834071643504" calcext:value-type="float">
            <text:p>-0.028834071643504</text:p>
          </table:table-cell>
          <table:table-cell office:value-type="float" office:value="-0.0276851524765083" calcext:value-type="float">
            <text:p>-0.027685152476508</text:p>
          </table:table-cell>
          <table:table-cell office:value-type="float" office:value="-0.0265140879398837" calcext:value-type="float">
            <text:p>-0.026514087939884</text:p>
          </table:table-cell>
          <table:table-cell office:value-type="float" office:value="-0.0277601968365884" calcext:value-type="float">
            <text:p>-0.027760196836588</text:p>
          </table:table-cell>
          <table:table-cell office:value-type="float" office:value="-0.0284579100641047" calcext:value-type="float">
            <text:p>-0.028457910064105</text:p>
          </table:table-cell>
          <table:table-cell office:value-type="float" office:value="-0.0333698933939971" calcext:value-type="float">
            <text:p>-0.033369893393997</text:p>
          </table:table-cell>
          <table:table-cell office:value-type="float" office:value="-0.0351511884809924" calcext:value-type="float">
            <text:p>-0.035151188480992</text:p>
          </table:table-cell>
          <table:table-cell office:value-type="float" office:value="-0.0368623776939623" calcext:value-type="float">
            <text:p>-0.036862377693962</text:p>
          </table:table-cell>
          <table:table-cell office:value-type="float" office:value="-0.0372653964991005" calcext:value-type="float">
            <text:p>-0.037265396499101</text:p>
          </table:table-cell>
          <table:table-cell office:value-type="float" office:value="-0.0341640747373624" calcext:value-type="float">
            <text:p>-0.034164074737362</text:p>
          </table:table-cell>
          <table:table-cell office:value-type="float" office:value="-0.0328918390294401" calcext:value-type="float">
            <text:p>-0.03289183902944</text:p>
          </table:table-cell>
          <table:table-cell office:value-type="float" office:value="-0.0283018193059862" calcext:value-type="float">
            <text:p>-0.028301819305986</text:p>
          </table:table-cell>
          <table:table-cell office:value-type="float" office:value="-0.028160335823326" calcext:value-type="float">
            <text:p>-0.028160335823326</text:p>
          </table:table-cell>
          <table:table-cell office:value-type="float" office:value="-0.029721835826437" calcext:value-type="float">
            <text:p>-0.029721835826437</text:p>
          </table:table-cell>
          <table:table-cell office:value-type="float" office:value="-0.0270803528621223" calcext:value-type="float">
            <text:p>-0.027080352862122</text:p>
          </table:table-cell>
          <table:table-cell office:value-type="float" office:value="-0.0278390956700219" calcext:value-type="float">
            <text:p>-0.027839095670022</text:p>
          </table:table-cell>
          <table:table-cell office:value-type="float" office:value="-0.0307454641495995" calcext:value-type="float">
            <text:p>-0.0307454641496</text:p>
          </table:table-cell>
          <table:table-cell office:value-type="float" office:value="-0.0331782949242383" calcext:value-type="float">
            <text:p>-0.033178294924238</text:p>
          </table:table-cell>
          <table:table-cell office:value-type="float" office:value="-0.0348025429049204" calcext:value-type="float">
            <text:p>-0.03480254290492</text:p>
          </table:table-cell>
          <table:table-cell office:value-type="float" office:value="-0.0370353345626727" calcext:value-type="float">
            <text:p>-0.037035334562673</text:p>
          </table:table-cell>
          <table:table-cell office:value-type="float" office:value="-0.0376037431992376" calcext:value-type="float">
            <text:p>-0.037603743199238</text:p>
          </table:table-cell>
          <table:table-cell office:value-type="float" office:value="-0.0353732362445021" calcext:value-type="float">
            <text:p>-0.035373236244502</text:p>
          </table:table-cell>
          <table:table-cell office:value-type="float" office:value="-0.0352668279413474" calcext:value-type="float">
            <text:p>-0.035266827941347</text:p>
          </table:table-cell>
          <table:table-cell office:value-type="float" office:value="-0.0310718563546785" calcext:value-type="float">
            <text:p>-0.031071856354679</text:p>
          </table:table-cell>
          <table:table-cell office:value-type="float" office:value="-0.0318290039246623" calcext:value-type="float">
            <text:p>-0.031829003924662</text:p>
          </table:table-cell>
          <table:table-cell office:value-type="float" office:value="-0.0332009762896345" calcext:value-type="float">
            <text:p>-0.033200976289635</text:p>
          </table:table-cell>
          <table:table-cell office:value-type="float" office:value="-0.0319873245143845" calcext:value-type="float">
            <text:p>-0.031987324514385</text:p>
          </table:table-cell>
          <table:table-cell office:value-type="float" office:value="-0.0312355604450737" calcext:value-type="float">
            <text:p>-0.031235560445074</text:p>
          </table:table-cell>
          <table:table-cell office:value-type="float" office:value="-0.0324396664411634" calcext:value-type="float">
            <text:p>-0.032439666441163</text:p>
          </table:table-cell>
          <table:table-cell office:value-type="float" office:value="-0.0369501346601626" calcext:value-type="float">
            <text:p>-0.036950134660163</text:p>
          </table:table-cell>
          <table:table-cell office:value-type="float" office:value="-0.0391487099120213" calcext:value-type="float">
            <text:p>-0.039148709912021</text:p>
          </table:table-cell>
          <table:table-cell office:value-type="float" office:value="-0.0417906890175638" calcext:value-type="float">
            <text:p>-0.041790689017564</text:p>
          </table:table-cell>
          <table:table-cell office:value-type="float" office:value="-0.0413979622716347" calcext:value-type="float">
            <text:p>-0.041397962271635</text:p>
          </table:table-cell>
          <table:table-cell office:value-type="float" office:value="-0.0449266232841745" calcext:value-type="float">
            <text:p>-0.044926623284175</text:p>
          </table:table-cell>
          <table:table-cell office:value-type="float" office:value="-0.0440103637125985" calcext:value-type="float">
            <text:p>-0.044010363712599</text:p>
          </table:table-cell>
          <table:table-cell office:value-type="float" office:value="-0.0435084938003348" calcext:value-type="float">
            <text:p>-0.043508493800335</text:p>
          </table:table-cell>
          <table:table-cell office:value-type="float" office:value="-0.0448516531938216" calcext:value-type="float">
            <text:p>-0.044851653193822</text:p>
          </table:table-cell>
          <table:table-cell office:value-type="float" office:value="-0.0447601693522419" calcext:value-type="float">
            <text:p>-0.044760169352242</text:p>
          </table:table-cell>
          <table:table-cell office:value-type="float" office:value="-0.0399349959368171" calcext:value-type="float">
            <text:p>-0.039934995936817</text:p>
          </table:table-cell>
          <table:table-cell office:value-type="float" office:value="-0.0394292431365506" calcext:value-type="float">
            <text:p>-0.039429243136551</text:p>
          </table:table-cell>
          <table:table-cell office:value-type="float" office:value="-0.0395447104240223" calcext:value-type="float">
            <text:p>-0.039544710424022</text:p>
          </table:table-cell>
          <table:table-cell office:value-type="float" office:value="-0.039085322307461" calcext:value-type="float">
            <text:p>-0.039085322307461</text:p>
          </table:table-cell>
          <table:table-cell office:value-type="float" office:value="-0.0390863313989349" calcext:value-type="float">
            <text:p>-0.039086331398935</text:p>
          </table:table-cell>
          <table:table-cell office:value-type="float" office:value="-0.0392192224459732" calcext:value-type="float">
            <text:p>-0.039219222445973</text:p>
          </table:table-cell>
          <table:table-cell office:value-type="float" office:value="-0.0388958963317761" calcext:value-type="float">
            <text:p>-0.038895896331776</text:p>
          </table:table-cell>
          <table:table-cell office:value-type="float" office:value="-0.0390347066470166" calcext:value-type="float">
            <text:p>-0.039034706647017</text:p>
          </table:table-cell>
          <table:table-cell office:value-type="float" office:value="-0.0389826614937841" calcext:value-type="float">
            <text:p>-0.038982661493784</text:p>
          </table:table-cell>
          <table:table-cell office:value-type="float" office:value="-0.0389311310126422" calcext:value-type="float">
            <text:p>-0.038931131012642</text:p>
          </table:table-cell>
          <table:table-cell office:value-type="float" office:value="-0.0389690324797025" calcext:value-type="float">
            <text:p>-0.038969032479703</text:p>
          </table:table-cell>
          <table:table-cell office:value-type="float" office:value="-0.0389604366290293" calcext:value-type="float">
            <text:p>-0.038960436629029</text:p>
          </table:table-cell>
          <table:table-cell office:value-type="float" office:value="-0.0389509175979612" calcext:value-type="float">
            <text:p>-0.038950917597961</text:p>
          </table:table-cell>
          <table:table-cell office:value-type="float" office:value="-0.0388824602533917" calcext:value-type="float">
            <text:p>-0.038882460253392</text:p>
          </table:table-cell>
          <table:table-cell office:value-type="float" office:value="-0.0389999796472287" calcext:value-type="float">
            <text:p>-0.038999979647229</text:p>
          </table:table-cell>
          <table:table-cell office:value-type="float" office:value="-0.0389487167657518" calcext:value-type="float">
            <text:p>-0.038948716765752</text:p>
          </table:table-cell>
          <table:table-cell office:value-type="float" office:value="-0.0389216570406405" calcext:value-type="float">
            <text:p>-0.038921657040641</text:p>
          </table:table-cell>
          <table:table-cell office:value-type="float" office:value="-0.0389271845712097" calcext:value-type="float">
            <text:p>-0.03892718457121</text:p>
          </table:table-cell>
          <table:table-cell office:value-type="float" office:value="-0.0389669963707112" calcext:value-type="float">
            <text:p>-0.038966996370711</text:p>
          </table:table-cell>
          <table:table-cell office:value-type="float" office:value="-0.0389981391464565" calcext:value-type="float">
            <text:p>-0.038998139146457</text:p>
          </table:table-cell>
          <table:table-cell office:value-type="float" office:value="-0.038969841882087" calcext:value-type="float">
            <text:p>-0.038969841882087</text:p>
          </table:table-cell>
          <table:table-cell office:value-type="float" office:value="-0.0388885159895685" calcext:value-type="float">
            <text:p>-0.038888515989569</text:p>
          </table:table-cell>
          <table:table-cell office:value-type="float" office:value="-0.0389925048961536" calcext:value-type="float">
            <text:p>-0.038992504896154</text:p>
          </table:table-cell>
          <table:table-cell office:value-type="float" office:value="-0.0389458832861625" calcext:value-type="float">
            <text:p>-0.038945883286163</text:p>
          </table:table-cell>
          <table:table-cell office:value-type="float" office:value="-0.0389601533618052" calcext:value-type="float">
            <text:p>-0.038960153361805</text:p>
          </table:table-cell>
          <table:table-cell office:value-type="float" office:value="-0.0389583508014965" calcext:value-type="float">
            <text:p>-0.038958350801497</text:p>
          </table:table-cell>
          <table:table-cell office:value-type="float" office:value="-0.0389272576983677" calcext:value-type="float">
            <text:p>-0.038927257698368</text:p>
          </table:table-cell>
          <table:table-cell office:value-type="float" office:value="-0.0389250549369558" calcext:value-type="float">
            <text:p>-0.038925054936956</text:p>
          </table:table-cell>
          <table:table-cell office:value-type="float" office:value="-0.0389399459622005" calcext:value-type="float">
            <text:p>-0.038939945962201</text:p>
          </table:table-cell>
          <table:table-cell office:value-type="float" office:value="-0.0390411316797302" calcext:value-type="float">
            <text:p>-0.03904113167973</text:p>
          </table:table-cell>
          <table:table-cell office:value-type="float" office:value="-0.0389274266524491" calcext:value-type="float">
            <text:p>-0.038927426652449</text:p>
          </table:table-cell>
          <table:table-cell office:value-type="float" office:value="-0.0389159758409588" calcext:value-type="float">
            <text:p>-0.038915975840959</text:p>
          </table:table-cell>
          <table:table-cell office:value-type="float" office:value="-0.0389934595094488" calcext:value-type="float">
            <text:p>-0.038993459509449</text:p>
          </table:table-cell>
          <table:table-cell office:value-type="float" office:value="-0.0390121674556988" calcext:value-type="float">
            <text:p>-0.039012167455699</text:p>
          </table:table-cell>
          <table:table-cell office:value-type="float" office:value="-0.0389758423015476" calcext:value-type="float">
            <text:p>-0.038975842301548</text:p>
          </table:table-cell>
          <table:table-cell office:value-type="float" office:value="-0.0389826850869268" calcext:value-type="float">
            <text:p>-0.038982685086927</text:p>
          </table:table-cell>
          <table:table-cell office:value-type="float" office:value="-0.0389297953806374" calcext:value-type="float">
            <text:p>-0.038929795380637</text:p>
          </table:table-cell>
          <table:table-cell office:value-type="float" office:value="-0.0389336213074493" calcext:value-type="float">
            <text:p>-0.038933621307449</text:p>
          </table:table-cell>
          <table:table-cell office:value-type="float" office:value="-0.0389867137204423" calcext:value-type="float">
            <text:p>-0.038986713720442</text:p>
          </table:table-cell>
          <table:table-cell office:value-type="float" office:value="-0.0388819391284861" calcext:value-type="float">
            <text:p>-0.038881939128486</text:p>
          </table:table-cell>
          <table:table-cell office:value-type="float" office:value="-0.0390030821943876" calcext:value-type="float">
            <text:p>-0.039003082194388</text:p>
          </table:table-cell>
          <table:table-cell office:value-type="float" office:value="-0.0389704152664752" calcext:value-type="float">
            <text:p>-0.038970415266475</text:p>
          </table:table-cell>
          <table:table-cell office:value-type="float" office:value="-0.0389671980599971" calcext:value-type="float">
            <text:p>-0.038967198059997</text:p>
          </table:table-cell>
          <table:table-cell office:value-type="float" office:value="-0.0389361116847104" calcext:value-type="float">
            <text:p>-0.03893611168471</text:p>
          </table:table-cell>
          <table:table-cell office:value-type="float" office:value="-0.0389143766133808" calcext:value-type="float">
            <text:p>-0.038914376613381</text:p>
          </table:table-cell>
          <table:table-cell office:value-type="float" office:value="-0.0390205346650307" calcext:value-type="float">
            <text:p>-0.039020534665031</text:p>
          </table:table-cell>
          <table:table-cell office:value-type="float" office:value="-0.0389630501169788" calcext:value-type="float">
            <text:p>-0.038963050116979</text:p>
          </table:table-cell>
          <table:table-cell office:value-type="float" office:value="-0.0389319179689429" calcext:value-type="float">
            <text:p>-0.038931917968943</text:p>
          </table:table-cell>
          <table:table-cell office:value-type="float" office:value="-0.038959642204827" calcext:value-type="float">
            <text:p>-0.038959642204827</text:p>
          </table:table-cell>
          <table:table-cell office:value-type="float" office:value="-0.0389590460436829" calcext:value-type="float">
            <text:p>-0.038959046043683</text:p>
          </table:table-cell>
          <table:table-cell office:value-type="float" office:value="-0.039018586591074" calcext:value-type="float">
            <text:p>-0.039018586591074</text:p>
          </table:table-cell>
          <table:table-cell office:value-type="float" office:value="-0.0389881187451045" calcext:value-type="float">
            <text:p>-0.038988118745105</text:p>
          </table:table-cell>
          <table:table-cell office:value-type="float" office:value="-0.0389683292862967" calcext:value-type="float">
            <text:p>-0.038968329286297</text:p>
          </table:table-cell>
          <table:table-cell office:value-type="float" office:value="-0.0390018420369933" calcext:value-type="float">
            <text:p>-0.039001842036993</text:p>
          </table:table-cell>
          <table:table-cell office:value-type="float" office:value="-0.0389169046055974" calcext:value-type="float">
            <text:p>-0.038916904605597</text:p>
          </table:table-cell>
          <table:table-cell office:value-type="float" office:value="-0.0389858158279437" calcext:value-type="float">
            <text:p>-0.038985815827944</text:p>
          </table:table-cell>
          <table:table-cell office:value-type="float" office:value="-0.0388845896740825" calcext:value-type="float">
            <text:p>-0.038884589674083</text:p>
          </table:table-cell>
          <table:table-cell office:value-type="float" office:value="-0.0389524081362139" calcext:value-type="float">
            <text:p>-0.038952408136214</text:p>
          </table:table-cell>
          <table:table-cell office:value-type="float" office:value="-0.0389799058229909" calcext:value-type="float">
            <text:p>-0.038979905822991</text:p>
          </table:table-cell>
          <table:table-cell office:value-type="float" office:value="-0.038887951110788" calcext:value-type="float">
            <text:p>-0.038887951110788</text:p>
          </table:table-cell>
          <table:table-cell office:value-type="float" office:value="-0.038894354804521" calcext:value-type="float">
            <text:p>-0.038894354804521</text:p>
          </table:table-cell>
          <table:table-cell office:value-type="float" office:value="-0.0387847242462667" calcext:value-type="float">
            <text:p>-0.038784724246267</text:p>
          </table:table-cell>
          <table:table-cell office:value-type="float" office:value="-0.0388908173026782" calcext:value-type="float">
            <text:p>-0.038890817302678</text:p>
          </table:table-cell>
          <table:table-cell office:value-type="float" office:value="-0.0388974589180107" calcext:value-type="float">
            <text:p>-0.038897458918011</text:p>
          </table:table-cell>
          <table:table-cell office:value-type="float" office:value="-0.0389139726620484" calcext:value-type="float">
            <text:p>-0.038913972662048</text:p>
          </table:table-cell>
          <table:table-cell office:value-type="float" office:value="-0.0387875697270754" calcext:value-type="float">
            <text:p>-0.038787569727075</text:p>
          </table:table-cell>
          <table:table-cell office:value-type="float" office:value="-0.0388232262940363" calcext:value-type="float">
            <text:p>-0.038823226294036</text:p>
          </table:table-cell>
          <table:table-cell office:value-type="float" office:value="-0.0388440146572197" calcext:value-type="float">
            <text:p>-0.03884401465722</text:p>
          </table:table-cell>
          <table:table-cell office:value-type="float" office:value="-0.0389065041148878" calcext:value-type="float">
            <text:p>-0.038906504114888</text:p>
          </table:table-cell>
          <table:table-cell office:value-type="float" office:value="-0.0389092057632336" calcext:value-type="float">
            <text:p>-0.038909205763234</text:p>
          </table:table-cell>
          <table:table-cell office:value-type="float" office:value="-0.0388991004056818" calcext:value-type="float">
            <text:p>-0.038899100405682</text:p>
          </table:table-cell>
          <table:table-cell office:value-type="float" office:value="-0.0388334253080723" calcext:value-type="float">
            <text:p>-0.038833425308072</text:p>
          </table:table-cell>
          <table:table-cell office:value-type="float" office:value="-0.0388930817372815" calcext:value-type="float">
            <text:p>-0.038893081737282</text:p>
          </table:table-cell>
          <table:table-cell office:value-type="float" office:value="-0.0388334805379071" calcext:value-type="float">
            <text:p>-0.038833480537907</text:p>
          </table:table-cell>
          <table:table-cell office:value-type="float" office:value="-0.0388700636122733" calcext:value-type="float">
            <text:p>-0.038870063612273</text:p>
          </table:table-cell>
          <table:table-cell office:value-type="float" office:value="-0.0389311151676841" calcext:value-type="float">
            <text:p>-0.038931115167684</text:p>
          </table:table-cell>
          <table:table-cell office:value-type="float" office:value="-0.0388707373482065" calcext:value-type="float">
            <text:p>-0.038870737348207</text:p>
          </table:table-cell>
          <table:table-cell office:value-type="float" office:value="-0.0388730617062214" calcext:value-type="float">
            <text:p>-0.038873061706221</text:p>
          </table:table-cell>
          <table:table-cell office:value-type="float" office:value="-0.0388834287176948" calcext:value-type="float">
            <text:p>-0.038883428717695</text:p>
          </table:table-cell>
          <table:table-cell office:value-type="float" office:value="-0.0387875264676048" calcext:value-type="float">
            <text:p>-0.038787526467605</text:p>
          </table:table-cell>
          <table:table-cell office:value-type="float" office:value="-0.0388867553059936" calcext:value-type="float">
            <text:p>-0.038886755305994</text:p>
          </table:table-cell>
          <table:table-cell office:value-type="float" office:value="-0.0388613613972046" calcext:value-type="float">
            <text:p>-0.038861361397205</text:p>
          </table:table-cell>
          <table:table-cell office:value-type="float" office:value="-0.0389033550886126" calcext:value-type="float">
            <text:p>-0.038903355088613</text:p>
          </table:table-cell>
          <table:table-cell office:value-type="float" office:value="-0.0388406180116163" calcext:value-type="float">
            <text:p>-0.038840618011616</text:p>
          </table:table-cell>
          <table:table-cell office:value-type="float" office:value="-0.0388607412762818" calcext:value-type="float">
            <text:p>-0.038860741276282</text:p>
          </table:table-cell>
          <table:table-cell office:value-type="float" office:value="-0.0387330606611123" calcext:value-type="float">
            <text:p>-0.038733060661112</text:p>
          </table:table-cell>
          <table:table-cell office:value-type="float" office:value="-0.0388193934119374" calcext:value-type="float">
            <text:p>-0.038819393411937</text:p>
          </table:table-cell>
          <table:table-cell office:value-type="float" office:value="-0.0388194531444736" calcext:value-type="float">
            <text:p>-0.038819453144474</text:p>
          </table:table-cell>
          <table:table-cell office:value-type="float" office:value="-0.038870056830845" calcext:value-type="float">
            <text:p>-0.038870056830845</text:p>
          </table:table-cell>
          <table:table-cell office:value-type="float" office:value="-0.0387954363756301" calcext:value-type="float">
            <text:p>-0.03879543637563</text:p>
          </table:table-cell>
          <table:table-cell office:value-type="float" office:value="-0.038905821653717" calcext:value-type="float">
            <text:p>-0.038905821653717</text:p>
          </table:table-cell>
          <table:table-cell office:value-type="float" office:value="-0.0388666637289368" calcext:value-type="float">
            <text:p>-0.038866663728937</text:p>
          </table:table-cell>
          <table:table-cell office:value-type="float" office:value="-0.0389062897968547" calcext:value-type="float">
            <text:p>-0.038906289796855</text:p>
          </table:table-cell>
          <table:table-cell office:value-type="float" office:value="-0.038800682857342" calcext:value-type="float">
            <text:p>-0.038800682857342</text:p>
          </table:table-cell>
          <table:table-cell office:value-type="float" office:value="-0.0387842561059754" calcext:value-type="float">
            <text:p>-0.038784256105975</text:p>
          </table:table-cell>
          <table:table-cell office:value-type="float" office:value="-0.0388807459860749" calcext:value-type="float">
            <text:p>-0.038880745986075</text:p>
          </table:table-cell>
          <table:table-cell office:value-type="float" office:value="-0.0388462928636054" calcext:value-type="float">
            <text:p>-0.038846292863605</text:p>
          </table:table-cell>
          <table:table-cell office:value-type="float" office:value="-0.0388646139327764" calcext:value-type="float">
            <text:p>-0.038864613932776</text:p>
          </table:table-cell>
          <table:table-cell office:value-type="float" office:value="-0.0388196318259222" calcext:value-type="float">
            <text:p>-0.038819631825922</text:p>
          </table:table-cell>
          <table:table-cell office:value-type="float" office:value="-0.0388175319308296" calcext:value-type="float">
            <text:p>-0.03881753193083</text:p>
          </table:table-cell>
          <table:table-cell office:value-type="float" office:value="-0.038873643045348" calcext:value-type="float">
            <text:p>-0.038873643045348</text:p>
          </table:table-cell>
          <table:table-cell office:value-type="float" office:value="-0.03885180647428" calcext:value-type="float">
            <text:p>-0.03885180647428</text:p>
          </table:table-cell>
          <table:table-cell office:value-type="float" office:value="-0.0388091655724532" calcext:value-type="float">
            <text:p>-0.038809165572453</text:p>
          </table:table-cell>
          <table:table-cell office:value-type="float" office:value="-0.0388497826695933" calcext:value-type="float">
            <text:p>-0.038849782669593</text:p>
          </table:table-cell>
          <table:table-cell office:value-type="float" office:value="-0.0388733955317479" calcext:value-type="float">
            <text:p>-0.038873395531748</text:p>
          </table:table-cell>
          <table:table-cell table:number-columns-repeated="457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59008273593338" calcext:value-type="float">
            <text:p>0.559008273593338</text:p>
          </table:table-cell>
          <table:table-cell office:value-type="float" office:value="0.55930529010052" calcext:value-type="float">
            <text:p>0.55930529010052</text:p>
          </table:table-cell>
          <table:table-cell office:value-type="float" office:value="0.559634471606924" calcext:value-type="float">
            <text:p>0.559634471606924</text:p>
          </table:table-cell>
          <table:table-cell office:value-type="float" office:value="0.559744506068277" calcext:value-type="float">
            <text:p>0.559744506068277</text:p>
          </table:table-cell>
          <table:table-cell office:value-type="float" office:value="0.559999454154721" calcext:value-type="float">
            <text:p>0.559999454154721</text:p>
          </table:table-cell>
          <table:table-cell office:value-type="float" office:value="0.559196849517226" calcext:value-type="float">
            <text:p>0.559196849517226</text:p>
          </table:table-cell>
          <table:table-cell office:value-type="float" office:value="0.560257043746062" calcext:value-type="float">
            <text:p>0.560257043746062</text:p>
          </table:table-cell>
          <table:table-cell office:value-type="float" office:value="0.559417632035662" calcext:value-type="float">
            <text:p>0.559417632035662</text:p>
          </table:table-cell>
          <table:table-cell office:value-type="float" office:value="0.559695788783217" calcext:value-type="float">
            <text:p>0.559695788783217</text:p>
          </table:table-cell>
          <table:table-cell office:value-type="float" office:value="0.558913030040922" calcext:value-type="float">
            <text:p>0.558913030040922</text:p>
          </table:table-cell>
          <table:table-cell office:value-type="float" office:value="0.559238600272806" calcext:value-type="float">
            <text:p>0.559238600272806</text:p>
          </table:table-cell>
          <table:table-cell office:value-type="float" office:value="0.560158678991823" calcext:value-type="float">
            <text:p>0.560158678991823</text:p>
          </table:table-cell>
          <table:table-cell office:value-type="float" office:value="0.559237920418037" calcext:value-type="float">
            <text:p>0.559237920418037</text:p>
          </table:table-cell>
          <table:table-cell office:value-type="float" office:value="0.559367829090839" calcext:value-type="float">
            <text:p>0.559367829090839</text:p>
          </table:table-cell>
          <table:table-cell office:value-type="float" office:value="0.559905176357777" calcext:value-type="float">
            <text:p>0.559905176357777</text:p>
          </table:table-cell>
          <table:table-cell office:value-type="float" office:value="0.560591270160898" calcext:value-type="float">
            <text:p>0.560591270160898</text:p>
          </table:table-cell>
          <table:table-cell office:value-type="float" office:value="0.560236133825357" calcext:value-type="float">
            <text:p>0.560236133825357</text:p>
          </table:table-cell>
          <table:table-cell office:value-type="float" office:value="0.560094041350284" calcext:value-type="float">
            <text:p>0.560094041350284</text:p>
          </table:table-cell>
          <table:table-cell office:value-type="float" office:value="0.56067043588805" calcext:value-type="float">
            <text:p>0.56067043588805</text:p>
          </table:table-cell>
          <table:table-cell office:value-type="float" office:value="0.559026733046641" calcext:value-type="float">
            <text:p>0.559026733046641</text:p>
          </table:table-cell>
          <table:table-cell office:value-type="float" office:value="0.560388283003175" calcext:value-type="float">
            <text:p>0.560388283003175</text:p>
          </table:table-cell>
          <table:table-cell office:value-type="float" office:value="0.559841553211762" calcext:value-type="float">
            <text:p>0.559841553211762</text:p>
          </table:table-cell>
          <table:table-cell office:value-type="float" office:value="0.559785756824912" calcext:value-type="float">
            <text:p>0.559785756824912</text:p>
          </table:table-cell>
          <table:table-cell office:value-type="float" office:value="0.560448025577146" calcext:value-type="float">
            <text:p>0.560448025577146</text:p>
          </table:table-cell>
          <table:table-cell office:value-type="float" office:value="0.559304108001622" calcext:value-type="float">
            <text:p>0.559304108001622</text:p>
          </table:table-cell>
          <table:table-cell office:value-type="float" office:value="0.560229100102361" calcext:value-type="float">
            <text:p>0.560229100102361</text:p>
          </table:table-cell>
          <table:table-cell office:value-type="float" office:value="0.560054588474716" calcext:value-type="float">
            <text:p>0.560054588474716</text:p>
          </table:table-cell>
          <table:table-cell office:value-type="float" office:value="0.559876887059882" calcext:value-type="float">
            <text:p>0.559876887059882</text:p>
          </table:table-cell>
          <table:table-cell office:value-type="float" office:value="0.559922842024669" calcext:value-type="float">
            <text:p>0.559922842024669</text:p>
          </table:table-cell>
          <table:table-cell office:value-type="float" office:value="0.560565106492805" calcext:value-type="float">
            <text:p>0.560565106492805</text:p>
          </table:table-cell>
          <table:table-cell office:value-type="float" office:value="0.558734021906606" calcext:value-type="float">
            <text:p>0.558734021906606</text:p>
          </table:table-cell>
          <table:table-cell office:value-type="float" office:value="0.55962821435388" calcext:value-type="float">
            <text:p>0.55962821435388</text:p>
          </table:table-cell>
          <table:table-cell office:value-type="float" office:value="0.559715944412274" calcext:value-type="float">
            <text:p>0.559715944412274</text:p>
          </table:table-cell>
          <table:table-cell office:value-type="float" office:value="0.559460864067627" calcext:value-type="float">
            <text:p>0.559460864067627</text:p>
          </table:table-cell>
          <table:table-cell office:value-type="float" office:value="0.560375977379658" calcext:value-type="float">
            <text:p>0.560375977379658</text:p>
          </table:table-cell>
          <table:table-cell office:value-type="float" office:value="0.560154881021333" calcext:value-type="float">
            <text:p>0.560154881021333</text:p>
          </table:table-cell>
          <table:table-cell office:value-type="float" office:value="0.55978852661851" calcext:value-type="float">
            <text:p>0.55978852661851</text:p>
          </table:table-cell>
          <table:table-cell office:value-type="float" office:value="0.559263026366079" calcext:value-type="float">
            <text:p>0.559263026366079</text:p>
          </table:table-cell>
          <table:table-cell office:value-type="float" office:value="0.560318314406048" calcext:value-type="float">
            <text:p>0.560318314406048</text:p>
          </table:table-cell>
          <table:table-cell office:value-type="float" office:value="0.561580082585549" calcext:value-type="float">
            <text:p>0.561580082585549</text:p>
          </table:table-cell>
          <table:table-cell office:value-type="float" office:value="0.568394117914275" calcext:value-type="float">
            <text:p>0.568394117914275</text:p>
          </table:table-cell>
          <table:table-cell office:value-type="float" office:value="0.557615634103228" calcext:value-type="float">
            <text:p>0.557615634103228</text:p>
          </table:table-cell>
          <table:table-cell office:value-type="float" office:value="0.558833563323651" calcext:value-type="float">
            <text:p>0.558833563323651</text:p>
          </table:table-cell>
          <table:table-cell office:value-type="float" office:value="0.554188138821838" calcext:value-type="float">
            <text:p>0.554188138821838</text:p>
          </table:table-cell>
          <table:table-cell office:value-type="float" office:value="0.549816535333549" calcext:value-type="float">
            <text:p>0.549816535333549</text:p>
          </table:table-cell>
          <table:table-cell office:value-type="float" office:value="0.555084802303806" calcext:value-type="float">
            <text:p>0.555084802303806</text:p>
          </table:table-cell>
          <table:table-cell office:value-type="float" office:value="0.572365901841564" calcext:value-type="float">
            <text:p>0.572365901841564</text:p>
          </table:table-cell>
          <table:table-cell office:value-type="float" office:value="0.567516760655973" calcext:value-type="float">
            <text:p>0.567516760655973</text:p>
          </table:table-cell>
          <table:table-cell office:value-type="float" office:value="0.557887930975832" calcext:value-type="float">
            <text:p>0.557887930975832</text:p>
          </table:table-cell>
          <table:table-cell office:value-type="float" office:value="0.552944137808216" calcext:value-type="float">
            <text:p>0.552944137808216</text:p>
          </table:table-cell>
          <table:table-cell office:value-type="float" office:value="0.548042018067245" calcext:value-type="float">
            <text:p>0.548042018067245</text:p>
          </table:table-cell>
          <table:table-cell office:value-type="float" office:value="0.536545810614023" calcext:value-type="float">
            <text:p>0.536545810614023</text:p>
          </table:table-cell>
          <table:table-cell office:value-type="float" office:value="0.539508635202492" calcext:value-type="float">
            <text:p>0.539508635202492</text:p>
          </table:table-cell>
          <table:table-cell office:value-type="float" office:value="0.53943080607089" calcext:value-type="float">
            <text:p>0.53943080607089</text:p>
          </table:table-cell>
          <table:table-cell office:value-type="float" office:value="0.52775204036283" calcext:value-type="float">
            <text:p>0.52775204036283</text:p>
          </table:table-cell>
          <table:table-cell office:value-type="float" office:value="0.51858380433192" calcext:value-type="float">
            <text:p>0.51858380433192</text:p>
          </table:table-cell>
          <table:table-cell office:value-type="float" office:value="0.511111901279282" calcext:value-type="float">
            <text:p>0.511111901279282</text:p>
          </table:table-cell>
          <table:table-cell office:value-type="float" office:value="0.507377801088043" calcext:value-type="float">
            <text:p>0.507377801088043</text:p>
          </table:table-cell>
          <table:table-cell office:value-type="float" office:value="0.49767045047726" calcext:value-type="float">
            <text:p>0.49767045047726</text:p>
          </table:table-cell>
          <table:table-cell office:value-type="float" office:value="0.510288127159821" calcext:value-type="float">
            <text:p>0.510288127159821</text:p>
          </table:table-cell>
          <table:table-cell office:value-type="float" office:value="0.509976271690893" calcext:value-type="float">
            <text:p>0.509976271690893</text:p>
          </table:table-cell>
          <table:table-cell office:value-type="float" office:value="0.503359415289457" calcext:value-type="float">
            <text:p>0.503359415289457</text:p>
          </table:table-cell>
          <table:table-cell office:value-type="float" office:value="0.510467050332986" calcext:value-type="float">
            <text:p>0.510467050332986</text:p>
          </table:table-cell>
          <table:table-cell office:value-type="float" office:value="0.515205094004978" calcext:value-type="float">
            <text:p>0.515205094004978</text:p>
          </table:table-cell>
          <table:table-cell office:value-type="float" office:value="0.515175725474574" calcext:value-type="float">
            <text:p>0.515175725474574</text:p>
          </table:table-cell>
          <table:table-cell office:value-type="float" office:value="0.521103815633926" calcext:value-type="float">
            <text:p>0.521103815633926</text:p>
          </table:table-cell>
          <table:table-cell office:value-type="float" office:value="0.526454271490111" calcext:value-type="float">
            <text:p>0.526454271490111</text:p>
          </table:table-cell>
          <table:table-cell office:value-type="float" office:value="0.542852954867846" calcext:value-type="float">
            <text:p>0.542852954867846</text:p>
          </table:table-cell>
          <table:table-cell office:value-type="float" office:value="0.52898322809582" calcext:value-type="float">
            <text:p>0.52898322809582</text:p>
          </table:table-cell>
          <table:table-cell office:value-type="float" office:value="0.527707421734426" calcext:value-type="float">
            <text:p>0.527707421734426</text:p>
          </table:table-cell>
          <table:table-cell office:value-type="float" office:value="0.517118408034379" calcext:value-type="float">
            <text:p>0.517118408034379</text:p>
          </table:table-cell>
          <table:table-cell office:value-type="float" office:value="0.503567087209254" calcext:value-type="float">
            <text:p>0.503567087209254</text:p>
          </table:table-cell>
          <table:table-cell office:value-type="float" office:value="0.51788239301822" calcext:value-type="float">
            <text:p>0.51788239301822</text:p>
          </table:table-cell>
          <table:table-cell office:value-type="float" office:value="0.513543329318249" calcext:value-type="float">
            <text:p>0.513543329318249</text:p>
          </table:table-cell>
          <table:table-cell office:value-type="float" office:value="0.533995416029285" calcext:value-type="float">
            <text:p>0.533995416029285</text:p>
          </table:table-cell>
          <table:table-cell office:value-type="float" office:value="0.535594463630456" calcext:value-type="float">
            <text:p>0.535594463630456</text:p>
          </table:table-cell>
          <table:table-cell office:value-type="float" office:value="0.523614775122804" calcext:value-type="float">
            <text:p>0.523614775122804</text:p>
          </table:table-cell>
          <table:table-cell office:value-type="float" office:value="0.530614765343533" calcext:value-type="float">
            <text:p>0.530614765343533</text:p>
          </table:table-cell>
          <table:table-cell office:value-type="float" office:value="0.524054099642163" calcext:value-type="float">
            <text:p>0.524054099642163</text:p>
          </table:table-cell>
          <table:table-cell office:value-type="float" office:value="0.52329674227365" calcext:value-type="float">
            <text:p>0.52329674227365</text:p>
          </table:table-cell>
          <table:table-cell office:value-type="float" office:value="0.524196568870235" calcext:value-type="float">
            <text:p>0.524196568870235</text:p>
          </table:table-cell>
          <table:table-cell office:value-type="float" office:value="0.528670308758453" calcext:value-type="float">
            <text:p>0.528670308758453</text:p>
          </table:table-cell>
          <table:table-cell office:value-type="float" office:value="0.538643898674346" calcext:value-type="float">
            <text:p>0.538643898674346</text:p>
          </table:table-cell>
          <table:table-cell office:value-type="float" office:value="0.539594327747315" calcext:value-type="float">
            <text:p>0.539594327747315</text:p>
          </table:table-cell>
          <table:table-cell office:value-type="float" office:value="0.541261395563838" calcext:value-type="float">
            <text:p>0.541261395563838</text:p>
          </table:table-cell>
          <table:table-cell office:value-type="float" office:value="0.561080347060029" calcext:value-type="float">
            <text:p>0.561080347060029</text:p>
          </table:table-cell>
          <table:table-cell office:value-type="float" office:value="0.560321632137145" calcext:value-type="float">
            <text:p>0.560321632137145</text:p>
          </table:table-cell>
          <table:table-cell office:value-type="float" office:value="0.56234137865377" calcext:value-type="float">
            <text:p>0.56234137865377</text:p>
          </table:table-cell>
          <table:table-cell office:value-type="float" office:value="0.577099135105083" calcext:value-type="float">
            <text:p>0.577099135105083</text:p>
          </table:table-cell>
          <table:table-cell office:value-type="float" office:value="0.565781180432842" calcext:value-type="float">
            <text:p>0.565781180432842</text:p>
          </table:table-cell>
          <table:table-cell office:value-type="float" office:value="0.570374078186657" calcext:value-type="float">
            <text:p>0.570374078186657</text:p>
          </table:table-cell>
          <table:table-cell office:value-type="float" office:value="0.556478598480035" calcext:value-type="float">
            <text:p>0.556478598480035</text:p>
          </table:table-cell>
          <table:table-cell office:value-type="float" office:value="0.547091448382936" calcext:value-type="float">
            <text:p>0.547091448382936</text:p>
          </table:table-cell>
          <table:table-cell office:value-type="float" office:value="0.547258109418416" calcext:value-type="float">
            <text:p>0.547258109418416</text:p>
          </table:table-cell>
          <table:table-cell office:value-type="float" office:value="0.559879938599488" calcext:value-type="float">
            <text:p>0.559879938599488</text:p>
          </table:table-cell>
          <table:table-cell office:value-type="float" office:value="0.548656509358374" calcext:value-type="float">
            <text:p>0.548656509358374</text:p>
          </table:table-cell>
          <table:table-cell office:value-type="float" office:value="0.561259057855574" calcext:value-type="float">
            <text:p>0.561259057855574</text:p>
          </table:table-cell>
          <table:table-cell office:value-type="float" office:value="0.560284601160713" calcext:value-type="float">
            <text:p>0.560284601160713</text:p>
          </table:table-cell>
          <table:table-cell office:value-type="float" office:value="0.55387022273111" calcext:value-type="float">
            <text:p>0.55387022273111</text:p>
          </table:table-cell>
          <table:table-cell office:value-type="float" office:value="0.559519291608402" calcext:value-type="float">
            <text:p>0.559519291608402</text:p>
          </table:table-cell>
          <table:table-cell office:value-type="float" office:value="0.564274811228579" calcext:value-type="float">
            <text:p>0.564274811228579</text:p>
          </table:table-cell>
          <table:table-cell office:value-type="float" office:value="0.557470458407186" calcext:value-type="float">
            <text:p>0.557470458407186</text:p>
          </table:table-cell>
          <table:table-cell office:value-type="float" office:value="0.56465508661275" calcext:value-type="float">
            <text:p>0.56465508661275</text:p>
          </table:table-cell>
          <table:table-cell office:value-type="float" office:value="0.554847264399983" calcext:value-type="float">
            <text:p>0.554847264399983</text:p>
          </table:table-cell>
          <table:table-cell office:value-type="float" office:value="0.548117128497674" calcext:value-type="float">
            <text:p>0.548117128497674</text:p>
          </table:table-cell>
          <table:table-cell office:value-type="float" office:value="0.558978618323505" calcext:value-type="float">
            <text:p>0.558978618323505</text:p>
          </table:table-cell>
          <table:table-cell office:value-type="float" office:value="0.579105365528956" calcext:value-type="float">
            <text:p>0.579105365528956</text:p>
          </table:table-cell>
          <table:table-cell office:value-type="float" office:value="0.575427179413383" calcext:value-type="float">
            <text:p>0.575427179413383</text:p>
          </table:table-cell>
          <table:table-cell office:value-type="float" office:value="0.578372842269169" calcext:value-type="float">
            <text:p>0.578372842269169</text:p>
          </table:table-cell>
          <table:table-cell office:value-type="float" office:value="0.554369343236178" calcext:value-type="float">
            <text:p>0.554369343236178</text:p>
          </table:table-cell>
          <table:table-cell office:value-type="float" office:value="0.550401125745909" calcext:value-type="float">
            <text:p>0.550401125745909</text:p>
          </table:table-cell>
          <table:table-cell office:value-type="float" office:value="0.555390918640339" calcext:value-type="float">
            <text:p>0.555390918640339</text:p>
          </table:table-cell>
          <table:table-cell office:value-type="float" office:value="0.561442167919109" calcext:value-type="float">
            <text:p>0.561442167919109</text:p>
          </table:table-cell>
          <table:table-cell office:value-type="float" office:value="0.571782437145862" calcext:value-type="float">
            <text:p>0.571782437145862</text:p>
          </table:table-cell>
          <table:table-cell office:value-type="float" office:value="0.583961633475001" calcext:value-type="float">
            <text:p>0.583961633475001</text:p>
          </table:table-cell>
          <table:table-cell office:value-type="float" office:value="0.596067574291653" calcext:value-type="float">
            <text:p>0.596067574291653</text:p>
          </table:table-cell>
          <table:table-cell office:value-type="float" office:value="0.58999336913631" calcext:value-type="float">
            <text:p>0.58999336913631</text:p>
          </table:table-cell>
          <table:table-cell office:value-type="float" office:value="0.569906796275037" calcext:value-type="float">
            <text:p>0.569906796275037</text:p>
          </table:table-cell>
          <table:table-cell office:value-type="float" office:value="0.583300109263871" calcext:value-type="float">
            <text:p>0.583300109263871</text:p>
          </table:table-cell>
          <table:table-cell office:value-type="float" office:value="0.556215966410005" calcext:value-type="float">
            <text:p>0.556215966410005</text:p>
          </table:table-cell>
          <table:table-cell office:value-type="float" office:value="0.559453999481972" calcext:value-type="float">
            <text:p>0.559453999481972</text:p>
          </table:table-cell>
          <table:table-cell office:value-type="float" office:value="0.549369798809935" calcext:value-type="float">
            <text:p>0.549369798809935</text:p>
          </table:table-cell>
          <table:table-cell office:value-type="float" office:value="0.557862303164778" calcext:value-type="float">
            <text:p>0.557862303164778</text:p>
          </table:table-cell>
          <table:table-cell office:value-type="float" office:value="0.556374413233239" calcext:value-type="float">
            <text:p>0.556374413233239</text:p>
          </table:table-cell>
          <table:table-cell office:value-type="float" office:value="0.575699458343034" calcext:value-type="float">
            <text:p>0.575699458343034</text:p>
          </table:table-cell>
          <table:table-cell office:value-type="float" office:value="0.586566832324523" calcext:value-type="float">
            <text:p>0.586566832324523</text:p>
          </table:table-cell>
          <table:table-cell office:value-type="float" office:value="0.590330135178851" calcext:value-type="float">
            <text:p>0.590330135178851</text:p>
          </table:table-cell>
          <table:table-cell office:value-type="float" office:value="0.582212701850091" calcext:value-type="float">
            <text:p>0.582212701850091</text:p>
          </table:table-cell>
          <table:table-cell office:value-type="float" office:value="0.574050682756541" calcext:value-type="float">
            <text:p>0.574050682756541</text:p>
          </table:table-cell>
          <table:table-cell office:value-type="float" office:value="0.573838452657099" calcext:value-type="float">
            <text:p>0.573838452657099</text:p>
          </table:table-cell>
          <table:table-cell office:value-type="float" office:value="0.578650843611386" calcext:value-type="float">
            <text:p>0.578650843611386</text:p>
          </table:table-cell>
          <table:table-cell office:value-type="float" office:value="0.558895698962272" calcext:value-type="float">
            <text:p>0.558895698962272</text:p>
          </table:table-cell>
          <table:table-cell office:value-type="float" office:value="0.557589633955696" calcext:value-type="float">
            <text:p>0.557589633955696</text:p>
          </table:table-cell>
          <table:table-cell office:value-type="float" office:value="0.561939939727666" calcext:value-type="float">
            <text:p>0.561939939727666</text:p>
          </table:table-cell>
          <table:table-cell office:value-type="float" office:value="0.557976260859149" calcext:value-type="float">
            <text:p>0.557976260859149</text:p>
          </table:table-cell>
          <table:table-cell office:value-type="float" office:value="0.586783199875352" calcext:value-type="float">
            <text:p>0.586783199875352</text:p>
          </table:table-cell>
          <table:table-cell office:value-type="float" office:value="0.591244504154393" calcext:value-type="float">
            <text:p>0.591244504154393</text:p>
          </table:table-cell>
          <table:table-cell office:value-type="float" office:value="0.59578031257501" calcext:value-type="float">
            <text:p>0.59578031257501</text:p>
          </table:table-cell>
          <table:table-cell office:value-type="float" office:value="0.588950454566995" calcext:value-type="float">
            <text:p>0.588950454566995</text:p>
          </table:table-cell>
          <table:table-cell office:value-type="float" office:value="0.566251583513313" calcext:value-type="float">
            <text:p>0.566251583513313</text:p>
          </table:table-cell>
          <table:table-cell office:value-type="float" office:value="0.554127948486557" calcext:value-type="float">
            <text:p>0.554127948486557</text:p>
          </table:table-cell>
          <table:table-cell office:value-type="float" office:value="0.550628614068018" calcext:value-type="float">
            <text:p>0.550628614068018</text:p>
          </table:table-cell>
          <table:table-cell office:value-type="float" office:value="0.547788063013861" calcext:value-type="float">
            <text:p>0.547788063013861</text:p>
          </table:table-cell>
          <table:table-cell office:value-type="float" office:value="0.544608238977455" calcext:value-type="float">
            <text:p>0.544608238977455</text:p>
          </table:table-cell>
          <table:table-cell office:value-type="float" office:value="0.549255424521216" calcext:value-type="float">
            <text:p>0.549255424521216</text:p>
          </table:table-cell>
          <table:table-cell office:value-type="float" office:value="0.559977440846145" calcext:value-type="float">
            <text:p>0.559977440846145</text:p>
          </table:table-cell>
          <table:table-cell office:value-type="float" office:value="0.568827114357554" calcext:value-type="float">
            <text:p>0.568827114357554</text:p>
          </table:table-cell>
          <table:table-cell office:value-type="float" office:value="0.569088986854274" calcext:value-type="float">
            <text:p>0.569088986854274</text:p>
          </table:table-cell>
          <table:table-cell office:value-type="float" office:value="0.570075228630331" calcext:value-type="float">
            <text:p>0.570075228630331</text:p>
          </table:table-cell>
          <table:table-cell office:value-type="float" office:value="0.556429368889132" calcext:value-type="float">
            <text:p>0.556429368889132</text:p>
          </table:table-cell>
          <table:table-cell office:value-type="float" office:value="0.553469637840398" calcext:value-type="float">
            <text:p>0.553469637840398</text:p>
          </table:table-cell>
          <table:table-cell office:value-type="float" office:value="0.536020249899848" calcext:value-type="float">
            <text:p>0.536020249899848</text:p>
          </table:table-cell>
          <table:table-cell office:value-type="float" office:value="0.534989897611397" calcext:value-type="float">
            <text:p>0.534989897611397</text:p>
          </table:table-cell>
          <table:table-cell office:value-type="float" office:value="0.52815117660695" calcext:value-type="float">
            <text:p>0.52815117660695</text:p>
          </table:table-cell>
          <table:table-cell office:value-type="float" office:value="0.556365215970581" calcext:value-type="float">
            <text:p>0.556365215970581</text:p>
          </table:table-cell>
          <table:table-cell office:value-type="float" office:value="0.561832713374401" calcext:value-type="float">
            <text:p>0.561832713374401</text:p>
          </table:table-cell>
          <table:table-cell office:value-type="float" office:value="0.555564977305174" calcext:value-type="float">
            <text:p>0.555564977305174</text:p>
          </table:table-cell>
          <table:table-cell office:value-type="float" office:value="0.563233958772679" calcext:value-type="float">
            <text:p>0.563233958772679</text:p>
          </table:table-cell>
          <table:table-cell office:value-type="float" office:value="0.553750604891881" calcext:value-type="float">
            <text:p>0.553750604891881</text:p>
          </table:table-cell>
          <table:table-cell office:value-type="float" office:value="0.543529196028748" calcext:value-type="float">
            <text:p>0.543529196028748</text:p>
          </table:table-cell>
          <table:table-cell office:value-type="float" office:value="0.535694435721289" calcext:value-type="float">
            <text:p>0.535694435721289</text:p>
          </table:table-cell>
          <table:table-cell office:value-type="float" office:value="0.527436532905209" calcext:value-type="float">
            <text:p>0.527436532905209</text:p>
          </table:table-cell>
          <table:table-cell office:value-type="float" office:value="0.511001168503046" calcext:value-type="float">
            <text:p>0.511001168503046</text:p>
          </table:table-cell>
          <table:table-cell office:value-type="float" office:value="0.51022707171221" calcext:value-type="float">
            <text:p>0.51022707171221</text:p>
          </table:table-cell>
          <table:table-cell office:value-type="float" office:value="0.528852676095091" calcext:value-type="float">
            <text:p>0.528852676095091</text:p>
          </table:table-cell>
          <table:table-cell office:value-type="float" office:value="0.526004330203915" calcext:value-type="float">
            <text:p>0.526004330203915</text:p>
          </table:table-cell>
          <table:table-cell office:value-type="float" office:value="0.532121760543306" calcext:value-type="float">
            <text:p>0.532121760543306</text:p>
          </table:table-cell>
          <table:table-cell office:value-type="float" office:value="0.543346964844638" calcext:value-type="float">
            <text:p>0.543346964844638</text:p>
          </table:table-cell>
          <table:table-cell office:value-type="float" office:value="0.547006267549795" calcext:value-type="float">
            <text:p>0.547006267549795</text:p>
          </table:table-cell>
          <table:table-cell office:value-type="float" office:value="0.555181928174009" calcext:value-type="float">
            <text:p>0.555181928174009</text:p>
          </table:table-cell>
          <table:table-cell office:value-type="float" office:value="0.531401754868931" calcext:value-type="float">
            <text:p>0.531401754868931</text:p>
          </table:table-cell>
          <table:table-cell office:value-type="float" office:value="0.534216932832798" calcext:value-type="float">
            <text:p>0.534216932832798</text:p>
          </table:table-cell>
          <table:table-cell office:value-type="float" office:value="0.510099467992796" calcext:value-type="float">
            <text:p>0.510099467992796</text:p>
          </table:table-cell>
          <table:table-cell office:value-type="float" office:value="0.502690895566272" calcext:value-type="float">
            <text:p>0.502690895566272</text:p>
          </table:table-cell>
          <table:table-cell office:value-type="float" office:value="0.517264851815771" calcext:value-type="float">
            <text:p>0.517264851815771</text:p>
          </table:table-cell>
          <table:table-cell office:value-type="float" office:value="0.512721777118576" calcext:value-type="float">
            <text:p>0.512721777118576</text:p>
          </table:table-cell>
          <table:table-cell office:value-type="float" office:value="0.519642179841468" calcext:value-type="float">
            <text:p>0.519642179841468</text:p>
          </table:table-cell>
          <table:table-cell office:value-type="float" office:value="0.527321943032715" calcext:value-type="float">
            <text:p>0.527321943032715</text:p>
          </table:table-cell>
          <table:table-cell office:value-type="float" office:value="0.528650606949318" calcext:value-type="float">
            <text:p>0.528650606949318</text:p>
          </table:table-cell>
          <table:table-cell office:value-type="float" office:value="0.53593513602365" calcext:value-type="float">
            <text:p>0.53593513602365</text:p>
          </table:table-cell>
          <table:table-cell office:value-type="float" office:value="0.535405175429809" calcext:value-type="float">
            <text:p>0.535405175429809</text:p>
          </table:table-cell>
          <table:table-cell office:value-type="float" office:value="0.523587271479485" calcext:value-type="float">
            <text:p>0.523587271479485</text:p>
          </table:table-cell>
          <table:table-cell office:value-type="float" office:value="0.51790724356715" calcext:value-type="float">
            <text:p>0.51790724356715</text:p>
          </table:table-cell>
          <table:table-cell office:value-type="float" office:value="0.513056888259307" calcext:value-type="float">
            <text:p>0.513056888259307</text:p>
          </table:table-cell>
          <table:table-cell office:value-type="float" office:value="0.509370477398767" calcext:value-type="float">
            <text:p>0.509370477398767</text:p>
          </table:table-cell>
          <table:table-cell office:value-type="float" office:value="0.502867638121309" calcext:value-type="float">
            <text:p>0.502867638121309</text:p>
          </table:table-cell>
          <table:table-cell office:value-type="float" office:value="0.514275979731854" calcext:value-type="float">
            <text:p>0.514275979731854</text:p>
          </table:table-cell>
          <table:table-cell office:value-type="float" office:value="0.521326792782152" calcext:value-type="float">
            <text:p>0.521326792782152</text:p>
          </table:table-cell>
          <table:table-cell office:value-type="float" office:value="0.520853733667802" calcext:value-type="float">
            <text:p>0.520853733667802</text:p>
          </table:table-cell>
          <table:table-cell office:value-type="float" office:value="0.520836916226573" calcext:value-type="float">
            <text:p>0.520836916226573</text:p>
          </table:table-cell>
          <table:table-cell office:value-type="float" office:value="0.527715066832689" calcext:value-type="float">
            <text:p>0.527715066832689</text:p>
          </table:table-cell>
          <table:table-cell office:value-type="float" office:value="0.52878967559642" calcext:value-type="float">
            <text:p>0.52878967559642</text:p>
          </table:table-cell>
          <table:table-cell office:value-type="float" office:value="0.536304121718378" calcext:value-type="float">
            <text:p>0.536304121718378</text:p>
          </table:table-cell>
          <table:table-cell office:value-type="float" office:value="0.534771640930097" calcext:value-type="float">
            <text:p>0.534771640930097</text:p>
          </table:table-cell>
          <table:table-cell office:value-type="float" office:value="0.537934138696123" calcext:value-type="float">
            <text:p>0.537934138696123</text:p>
          </table:table-cell>
          <table:table-cell office:value-type="float" office:value="0.519260939482511" calcext:value-type="float">
            <text:p>0.519260939482511</text:p>
          </table:table-cell>
          <table:table-cell office:value-type="float" office:value="0.52036420133153" calcext:value-type="float">
            <text:p>0.52036420133153</text:p>
          </table:table-cell>
          <table:table-cell office:value-type="float" office:value="0.513230896592023" calcext:value-type="float">
            <text:p>0.513230896592023</text:p>
          </table:table-cell>
          <table:table-cell office:value-type="float" office:value="0.509250816797201" calcext:value-type="float">
            <text:p>0.509250816797201</text:p>
          </table:table-cell>
          <table:table-cell office:value-type="float" office:value="0.524950036355056" calcext:value-type="float">
            <text:p>0.524950036355056</text:p>
          </table:table-cell>
          <table:table-cell office:value-type="float" office:value="0.520378690535109" calcext:value-type="float">
            <text:p>0.520378690535109</text:p>
          </table:table-cell>
          <table:table-cell office:value-type="float" office:value="0.524638726803349" calcext:value-type="float">
            <text:p>0.524638726803349</text:p>
          </table:table-cell>
          <table:table-cell office:value-type="float" office:value="0.527860562131253" calcext:value-type="float">
            <text:p>0.527860562131253</text:p>
          </table:table-cell>
          <table:table-cell office:value-type="float" office:value="0.535241382184833" calcext:value-type="float">
            <text:p>0.535241382184833</text:p>
          </table:table-cell>
          <table:table-cell office:value-type="float" office:value="0.530611275059328" calcext:value-type="float">
            <text:p>0.530611275059328</text:p>
          </table:table-cell>
          <table:table-cell office:value-type="float" office:value="0.531142505283012" calcext:value-type="float">
            <text:p>0.531142505283012</text:p>
          </table:table-cell>
          <table:table-cell office:value-type="float" office:value="0.527025936455364" calcext:value-type="float">
            <text:p>0.527025936455364</text:p>
          </table:table-cell>
          <table:table-cell office:value-type="float" office:value="0.520593487095031" calcext:value-type="float">
            <text:p>0.520593487095031</text:p>
          </table:table-cell>
          <table:table-cell office:value-type="float" office:value="0.515623952744356" calcext:value-type="float">
            <text:p>0.515623952744356</text:p>
          </table:table-cell>
          <table:table-cell office:value-type="float" office:value="0.511976453812762" calcext:value-type="float">
            <text:p>0.511976453812762</text:p>
          </table:table-cell>
          <table:table-cell office:value-type="float" office:value="0.528100070279967" calcext:value-type="float">
            <text:p>0.528100070279967</text:p>
          </table:table-cell>
          <table:table-cell office:value-type="float" office:value="0.529733734430855" calcext:value-type="float">
            <text:p>0.529733734430855</text:p>
          </table:table-cell>
          <table:table-cell office:value-type="float" office:value="0.533218905846555" calcext:value-type="float">
            <text:p>0.533218905846555</text:p>
          </table:table-cell>
          <table:table-cell office:value-type="float" office:value="0.531498257377507" calcext:value-type="float">
            <text:p>0.531498257377507</text:p>
          </table:table-cell>
          <table:table-cell office:value-type="float" office:value="0.545158540222544" calcext:value-type="float">
            <text:p>0.545158540222544</text:p>
          </table:table-cell>
          <table:table-cell office:value-type="float" office:value="0.542996733339103" calcext:value-type="float">
            <text:p>0.542996733339103</text:p>
          </table:table-cell>
          <table:table-cell office:value-type="float" office:value="0.547729536807035" calcext:value-type="float">
            <text:p>0.547729536807035</text:p>
          </table:table-cell>
          <table:table-cell office:value-type="float" office:value="0.537883126045664" calcext:value-type="float">
            <text:p>0.537883126045664</text:p>
          </table:table-cell>
          <table:table-cell office:value-type="float" office:value="0.534202221114379" calcext:value-type="float">
            <text:p>0.534202221114379</text:p>
          </table:table-cell>
          <table:table-cell office:value-type="float" office:value="0.526725946875992" calcext:value-type="float">
            <text:p>0.526725946875992</text:p>
          </table:table-cell>
          <table:table-cell office:value-type="float" office:value="0.519230736069568" calcext:value-type="float">
            <text:p>0.519230736069568</text:p>
          </table:table-cell>
          <table:table-cell office:value-type="float" office:value="0.51543210546104" calcext:value-type="float">
            <text:p>0.51543210546104</text:p>
          </table:table-cell>
          <table:table-cell office:value-type="float" office:value="0.540829030728096" calcext:value-type="float">
            <text:p>0.540829030728096</text:p>
          </table:table-cell>
          <table:table-cell office:value-type="float" office:value="0.541719275431195" calcext:value-type="float">
            <text:p>0.541719275431195</text:p>
          </table:table-cell>
          <table:table-cell office:value-type="float" office:value="0.544177619263709" calcext:value-type="float">
            <text:p>0.544177619263709</text:p>
          </table:table-cell>
          <table:table-cell office:value-type="float" office:value="0.552254827358119" calcext:value-type="float">
            <text:p>0.552254827358119</text:p>
          </table:table-cell>
          <table:table-cell office:value-type="float" office:value="0.547486474668338" calcext:value-type="float">
            <text:p>0.547486474668338</text:p>
          </table:table-cell>
          <table:table-cell office:value-type="float" office:value="0.548397833627988" calcext:value-type="float">
            <text:p>0.548397833627988</text:p>
          </table:table-cell>
          <table:table-cell office:value-type="float" office:value="0.538003253444601" calcext:value-type="float">
            <text:p>0.538003253444601</text:p>
          </table:table-cell>
          <table:table-cell office:value-type="float" office:value="0.523580703849751" calcext:value-type="float">
            <text:p>0.523580703849751</text:p>
          </table:table-cell>
          <table:table-cell office:value-type="float" office:value="0.523666986347911" calcext:value-type="float">
            <text:p>0.523666986347911</text:p>
          </table:table-cell>
          <table:table-cell office:value-type="float" office:value="0.518408672848258" calcext:value-type="float">
            <text:p>0.518408672848258</text:p>
          </table:table-cell>
          <table:table-cell office:value-type="float" office:value="0.517743575961302" calcext:value-type="float">
            <text:p>0.517743575961302</text:p>
          </table:table-cell>
          <table:table-cell office:value-type="float" office:value="0.532816414638665" calcext:value-type="float">
            <text:p>0.532816414638665</text:p>
          </table:table-cell>
          <table:table-cell office:value-type="float" office:value="0.536479853093469" calcext:value-type="float">
            <text:p>0.536479853093469</text:p>
          </table:table-cell>
          <table:table-cell office:value-type="float" office:value="0.556757965363208" calcext:value-type="float">
            <text:p>0.556757965363208</text:p>
          </table:table-cell>
          <table:table-cell office:value-type="float" office:value="0.555137240677778" calcext:value-type="float">
            <text:p>0.555137240677778</text:p>
          </table:table-cell>
          <table:table-cell office:value-type="float" office:value="0.561410917807438" calcext:value-type="float">
            <text:p>0.561410917807438</text:p>
          </table:table-cell>
          <table:table-cell office:value-type="float" office:value="0.550175342708627" calcext:value-type="float">
            <text:p>0.550175342708627</text:p>
          </table:table-cell>
          <table:table-cell office:value-type="float" office:value="0.564578961672446" calcext:value-type="float">
            <text:p>0.564578961672446</text:p>
          </table:table-cell>
          <table:table-cell office:value-type="float" office:value="0.53308295481505" calcext:value-type="float">
            <text:p>0.53308295481505</text:p>
          </table:table-cell>
          <table:table-cell office:value-type="float" office:value="0.53059702954298" calcext:value-type="float">
            <text:p>0.53059702954298</text:p>
          </table:table-cell>
          <table:table-cell office:value-type="float" office:value="0.52830221270086" calcext:value-type="float">
            <text:p>0.52830221270086</text:p>
          </table:table-cell>
          <table:table-cell office:value-type="float" office:value="0.518900490118977" calcext:value-type="float">
            <text:p>0.518900490118977</text:p>
          </table:table-cell>
          <table:table-cell office:value-type="float" office:value="0.518607536919804" calcext:value-type="float">
            <text:p>0.518607536919804</text:p>
          </table:table-cell>
          <table:table-cell office:value-type="float" office:value="0.515732209986071" calcext:value-type="float">
            <text:p>0.515732209986071</text:p>
          </table:table-cell>
          <table:table-cell office:value-type="float" office:value="0.519239470019054" calcext:value-type="float">
            <text:p>0.519239470019054</text:p>
          </table:table-cell>
          <table:table-cell office:value-type="float" office:value="0.526381707121339" calcext:value-type="float">
            <text:p>0.526381707121339</text:p>
          </table:table-cell>
          <table:table-cell office:value-type="float" office:value="0.542422606277032" calcext:value-type="float">
            <text:p>0.542422606277032</text:p>
          </table:table-cell>
          <table:table-cell office:value-type="float" office:value="0.55444197799631" calcext:value-type="float">
            <text:p>0.55444197799631</text:p>
          </table:table-cell>
          <table:table-cell office:value-type="float" office:value="0.560355163821746" calcext:value-type="float">
            <text:p>0.560355163821746</text:p>
          </table:table-cell>
          <table:table-cell office:value-type="float" office:value="0.558470311097769" calcext:value-type="float">
            <text:p>0.558470311097769</text:p>
          </table:table-cell>
          <table:table-cell office:value-type="float" office:value="0.553105308393894" calcext:value-type="float">
            <text:p>0.553105308393894</text:p>
          </table:table-cell>
          <table:table-cell office:value-type="float" office:value="0.562005283448387" calcext:value-type="float">
            <text:p>0.562005283448387</text:p>
          </table:table-cell>
          <table:table-cell office:value-type="float" office:value="0.535407649775081" calcext:value-type="float">
            <text:p>0.535407649775081</text:p>
          </table:table-cell>
          <table:table-cell office:value-type="float" office:value="0.532651628669202" calcext:value-type="float">
            <text:p>0.532651628669202</text:p>
          </table:table-cell>
          <table:table-cell office:value-type="float" office:value="0.522902488383713" calcext:value-type="float">
            <text:p>0.522902488383713</text:p>
          </table:table-cell>
          <table:table-cell office:value-type="float" office:value="0.515301008393965" calcext:value-type="float">
            <text:p>0.515301008393965</text:p>
          </table:table-cell>
          <table:table-cell office:value-type="float" office:value="0.515102545027319" calcext:value-type="float">
            <text:p>0.515102545027319</text:p>
          </table:table-cell>
          <table:table-cell office:value-type="float" office:value="0.530215528710483" calcext:value-type="float">
            <text:p>0.530215528710483</text:p>
          </table:table-cell>
          <table:table-cell office:value-type="float" office:value="0.534188030548701" calcext:value-type="float">
            <text:p>0.534188030548701</text:p>
          </table:table-cell>
          <table:table-cell office:value-type="float" office:value="0.54160419608502" calcext:value-type="float">
            <text:p>0.54160419608502</text:p>
          </table:table-cell>
          <table:table-cell office:value-type="float" office:value="0.552171353237903" calcext:value-type="float">
            <text:p>0.552171353237903</text:p>
          </table:table-cell>
          <table:table-cell office:value-type="float" office:value="0.550846297208953" calcext:value-type="float">
            <text:p>0.550846297208953</text:p>
          </table:table-cell>
          <table:table-cell office:value-type="float" office:value="0.550349348195833" calcext:value-type="float">
            <text:p>0.550349348195833</text:p>
          </table:table-cell>
          <table:table-cell office:value-type="float" office:value="0.548035293411258" calcext:value-type="float">
            <text:p>0.548035293411258</text:p>
          </table:table-cell>
          <table:table-cell office:value-type="float" office:value="0.543928117338345" calcext:value-type="float">
            <text:p>0.543928117338345</text:p>
          </table:table-cell>
          <table:table-cell office:value-type="float" office:value="0.522310046288524" calcext:value-type="float">
            <text:p>0.522310046288524</text:p>
          </table:table-cell>
          <table:table-cell office:value-type="float" office:value="0.528713158904623" calcext:value-type="float">
            <text:p>0.528713158904623</text:p>
          </table:table-cell>
          <table:table-cell office:value-type="float" office:value="0.518489735453407" calcext:value-type="float">
            <text:p>0.518489735453407</text:p>
          </table:table-cell>
          <table:table-cell office:value-type="float" office:value="0.498091743425192" calcext:value-type="float">
            <text:p>0.498091743425192</text:p>
          </table:table-cell>
          <table:table-cell office:value-type="float" office:value="0.502031119152736" calcext:value-type="float">
            <text:p>0.502031119152736</text:p>
          </table:table-cell>
          <table:table-cell office:value-type="float" office:value="0.515800514060341" calcext:value-type="float">
            <text:p>0.515800514060341</text:p>
          </table:table-cell>
          <table:table-cell office:value-type="float" office:value="0.525432908887145" calcext:value-type="float">
            <text:p>0.525432908887145</text:p>
          </table:table-cell>
          <table:table-cell office:value-type="float" office:value="0.537832854304839" calcext:value-type="float">
            <text:p>0.537832854304839</text:p>
          </table:table-cell>
          <table:table-cell office:value-type="float" office:value="0.534019372673339" calcext:value-type="float">
            <text:p>0.534019372673339</text:p>
          </table:table-cell>
          <table:table-cell office:value-type="float" office:value="0.537770344249923" calcext:value-type="float">
            <text:p>0.537770344249923</text:p>
          </table:table-cell>
          <table:table-cell office:value-type="float" office:value="0.525001308790192" calcext:value-type="float">
            <text:p>0.525001308790192</text:p>
          </table:table-cell>
          <table:table-cell office:value-type="float" office:value="0.523773051437914" calcext:value-type="float">
            <text:p>0.523773051437914</text:p>
          </table:table-cell>
          <table:table-cell office:value-type="float" office:value="0.526409663453067" calcext:value-type="float">
            <text:p>0.526409663453067</text:p>
          </table:table-cell>
          <table:table-cell office:value-type="float" office:value="0.514346295687827" calcext:value-type="float">
            <text:p>0.514346295687827</text:p>
          </table:table-cell>
          <table:table-cell office:value-type="float" office:value="0.536701855347802" calcext:value-type="float">
            <text:p>0.536701855347802</text:p>
          </table:table-cell>
          <table:table-cell office:value-type="float" office:value="0.528881894196645" calcext:value-type="float">
            <text:p>0.528881894196645</text:p>
          </table:table-cell>
          <table:table-cell office:value-type="float" office:value="0.526611201481144" calcext:value-type="float">
            <text:p>0.526611201481144</text:p>
          </table:table-cell>
          <table:table-cell office:value-type="float" office:value="0.522511194196913" calcext:value-type="float">
            <text:p>0.522511194196913</text:p>
          </table:table-cell>
          <table:table-cell office:value-type="float" office:value="0.522342447248075" calcext:value-type="float">
            <text:p>0.522342447248075</text:p>
          </table:table-cell>
          <table:table-cell office:value-type="float" office:value="0.521335213789518" calcext:value-type="float">
            <text:p>0.521335213789518</text:p>
          </table:table-cell>
          <table:table-cell office:value-type="float" office:value="0.520686464682007" calcext:value-type="float">
            <text:p>0.520686464682007</text:p>
          </table:table-cell>
          <table:table-cell office:value-type="float" office:value="0.520855613185292" calcext:value-type="float">
            <text:p>0.520855613185292</text:p>
          </table:table-cell>
          <table:table-cell office:value-type="float" office:value="0.521913264974736" calcext:value-type="float">
            <text:p>0.521913264974736</text:p>
          </table:table-cell>
          <table:table-cell office:value-type="float" office:value="0.522747182421033" calcext:value-type="float">
            <text:p>0.522747182421033</text:p>
          </table:table-cell>
          <table:table-cell office:value-type="float" office:value="0.523946125547079" calcext:value-type="float">
            <text:p>0.523946125547079</text:p>
          </table:table-cell>
          <table:table-cell office:value-type="float" office:value="0.524030777668197" calcext:value-type="float">
            <text:p>0.524030777668197</text:p>
          </table:table-cell>
          <table:table-cell office:value-type="float" office:value="0.523452772352862" calcext:value-type="float">
            <text:p>0.523452772352862</text:p>
          </table:table-cell>
          <table:table-cell office:value-type="float" office:value="0.521826888820744" calcext:value-type="float">
            <text:p>0.521826888820744</text:p>
          </table:table-cell>
          <table:table-cell office:value-type="float" office:value="0.522432820242676" calcext:value-type="float">
            <text:p>0.522432820242676</text:p>
          </table:table-cell>
          <table:table-cell office:value-type="float" office:value="0.522652089068728" calcext:value-type="float">
            <text:p>0.522652089068728</text:p>
          </table:table-cell>
          <table:table-cell office:value-type="float" office:value="0.522836712290604" calcext:value-type="float">
            <text:p>0.522836712290604</text:p>
          </table:table-cell>
          <table:table-cell office:value-type="float" office:value="0.522541061688899" calcext:value-type="float">
            <text:p>0.522541061688899</text:p>
          </table:table-cell>
          <table:table-cell office:value-type="float" office:value="0.522714548234519" calcext:value-type="float">
            <text:p>0.522714548234519</text:p>
          </table:table-cell>
          <table:table-cell office:value-type="float" office:value="0.523166361533013" calcext:value-type="float">
            <text:p>0.523166361533013</text:p>
          </table:table-cell>
          <table:table-cell office:value-type="float" office:value="0.522810774953477" calcext:value-type="float">
            <text:p>0.522810774953477</text:p>
          </table:table-cell>
          <table:table-cell office:value-type="float" office:value="0.521604614370883" calcext:value-type="float">
            <text:p>0.521604614370883</text:p>
          </table:table-cell>
          <table:table-cell office:value-type="float" office:value="0.52322527420092" calcext:value-type="float">
            <text:p>0.52322527420092</text:p>
          </table:table-cell>
          <table:table-cell office:value-type="float" office:value="0.522705112010098" calcext:value-type="float">
            <text:p>0.522705112010098</text:p>
          </table:table-cell>
          <table:table-cell office:value-type="float" office:value="0.522750185718724" calcext:value-type="float">
            <text:p>0.522750185718724</text:p>
          </table:table-cell>
          <table:table-cell office:value-type="float" office:value="0.522747740666306" calcext:value-type="float">
            <text:p>0.522747740666306</text:p>
          </table:table-cell>
          <table:table-cell office:value-type="float" office:value="0.522421771003208" calcext:value-type="float">
            <text:p>0.522421771003208</text:p>
          </table:table-cell>
          <table:table-cell office:value-type="float" office:value="0.522446562335774" calcext:value-type="float">
            <text:p>0.522446562335774</text:p>
          </table:table-cell>
          <table:table-cell office:value-type="float" office:value="0.522467606626335" calcext:value-type="float">
            <text:p>0.522467606626335</text:p>
          </table:table-cell>
          <table:table-cell office:value-type="float" office:value="0.523707439498214" calcext:value-type="float">
            <text:p>0.523707439498214</text:p>
          </table:table-cell>
          <table:table-cell office:value-type="float" office:value="0.522598540446454" calcext:value-type="float">
            <text:p>0.522598540446454</text:p>
          </table:table-cell>
          <table:table-cell office:value-type="float" office:value="0.522253099965129" calcext:value-type="float">
            <text:p>0.522253099965129</text:p>
          </table:table-cell>
          <table:table-cell office:value-type="float" office:value="0.523440232004279" calcext:value-type="float">
            <text:p>0.523440232004279</text:p>
          </table:table-cell>
          <table:table-cell office:value-type="float" office:value="0.5234796597275" calcext:value-type="float">
            <text:p>0.5234796597275</text:p>
          </table:table-cell>
          <table:table-cell office:value-type="float" office:value="0.52299482447452" calcext:value-type="float">
            <text:p>0.52299482447452</text:p>
          </table:table-cell>
          <table:table-cell office:value-type="float" office:value="0.523152943017512" calcext:value-type="float">
            <text:p>0.523152943017512</text:p>
          </table:table-cell>
          <table:table-cell office:value-type="float" office:value="0.522635328140969" calcext:value-type="float">
            <text:p>0.522635328140969</text:p>
          </table:table-cell>
          <table:table-cell office:value-type="float" office:value="0.522438334725772" calcext:value-type="float">
            <text:p>0.522438334725772</text:p>
          </table:table-cell>
          <table:table-cell office:value-type="float" office:value="0.523026787919395" calcext:value-type="float">
            <text:p>0.523026787919395</text:p>
          </table:table-cell>
          <table:table-cell office:value-type="float" office:value="0.521941213860982" calcext:value-type="float">
            <text:p>0.521941213860982</text:p>
          </table:table-cell>
          <table:table-cell office:value-type="float" office:value="0.523618880991577" calcext:value-type="float">
            <text:p>0.523618880991577</text:p>
          </table:table-cell>
          <table:table-cell office:value-type="float" office:value="0.523283075732672" calcext:value-type="float">
            <text:p>0.523283075732672</text:p>
          </table:table-cell>
          <table:table-cell office:value-type="float" office:value="0.522852204933786" calcext:value-type="float">
            <text:p>0.522852204933786</text:p>
          </table:table-cell>
          <table:table-cell office:value-type="float" office:value="0.52279613908102" calcext:value-type="float">
            <text:p>0.52279613908102</text:p>
          </table:table-cell>
          <table:table-cell office:value-type="float" office:value="0.522242443738073" calcext:value-type="float">
            <text:p>0.522242443738073</text:p>
          </table:table-cell>
          <table:table-cell office:value-type="float" office:value="0.523605969384709" calcext:value-type="float">
            <text:p>0.523605969384709</text:p>
          </table:table-cell>
          <table:table-cell office:value-type="float" office:value="0.522855567709762" calcext:value-type="float">
            <text:p>0.522855567709762</text:p>
          </table:table-cell>
          <table:table-cell office:value-type="float" office:value="0.522617443170864" calcext:value-type="float">
            <text:p>0.522617443170864</text:p>
          </table:table-cell>
          <table:table-cell office:value-type="float" office:value="0.523089547541486" calcext:value-type="float">
            <text:p>0.523089547541486</text:p>
          </table:table-cell>
          <table:table-cell office:value-type="float" office:value="0.522887855378913" calcext:value-type="float">
            <text:p>0.522887855378913</text:p>
          </table:table-cell>
          <table:table-cell office:value-type="float" office:value="0.523695229772722" calcext:value-type="float">
            <text:p>0.523695229772722</text:p>
          </table:table-cell>
          <table:table-cell office:value-type="float" office:value="0.523313219100138" calcext:value-type="float">
            <text:p>0.523313219100138</text:p>
          </table:table-cell>
          <table:table-cell office:value-type="float" office:value="0.523071682989723" calcext:value-type="float">
            <text:p>0.523071682989723</text:p>
          </table:table-cell>
          <table:table-cell office:value-type="float" office:value="0.523383116437689" calcext:value-type="float">
            <text:p>0.523383116437689</text:p>
          </table:table-cell>
          <table:table-cell office:value-type="float" office:value="0.522567448905102" calcext:value-type="float">
            <text:p>0.522567448905102</text:p>
          </table:table-cell>
          <table:table-cell office:value-type="float" office:value="0.523298730484517" calcext:value-type="float">
            <text:p>0.523298730484517</text:p>
          </table:table-cell>
          <table:table-cell office:value-type="float" office:value="0.521818256951111" calcext:value-type="float">
            <text:p>0.521818256951111</text:p>
          </table:table-cell>
          <table:table-cell office:value-type="float" office:value="0.522928868488555" calcext:value-type="float">
            <text:p>0.522928868488555</text:p>
          </table:table-cell>
          <table:table-cell office:value-type="float" office:value="0.523260742747403" calcext:value-type="float">
            <text:p>0.523260742747403</text:p>
          </table:table-cell>
          <table:table-cell office:value-type="float" office:value="0.521934517943375" calcext:value-type="float">
            <text:p>0.521934517943375</text:p>
          </table:table-cell>
          <table:table-cell office:value-type="float" office:value="0.521886177227156" calcext:value-type="float">
            <text:p>0.521886177227156</text:p>
          </table:table-cell>
          <table:table-cell office:value-type="float" office:value="0.520732120871611" calcext:value-type="float">
            <text:p>0.520732120871611</text:p>
          </table:table-cell>
          <table:table-cell office:value-type="float" office:value="0.52169093360267" calcext:value-type="float">
            <text:p>0.52169093360267</text:p>
          </table:table-cell>
          <table:table-cell office:value-type="float" office:value="0.521894246183863" calcext:value-type="float">
            <text:p>0.521894246183863</text:p>
          </table:table-cell>
          <table:table-cell office:value-type="float" office:value="0.522163767953315" calcext:value-type="float">
            <text:p>0.522163767953315</text:p>
          </table:table-cell>
          <table:table-cell office:value-type="float" office:value="0.520590952108102" calcext:value-type="float">
            <text:p>0.520590952108102</text:p>
          </table:table-cell>
          <table:table-cell office:value-type="float" office:value="0.52106954814884" calcext:value-type="float">
            <text:p>0.52106954814884</text:p>
          </table:table-cell>
          <table:table-cell office:value-type="float" office:value="0.521147810216412" calcext:value-type="float">
            <text:p>0.521147810216412</text:p>
          </table:table-cell>
          <table:table-cell office:value-type="float" office:value="0.522128113025874" calcext:value-type="float">
            <text:p>0.522128113025874</text:p>
          </table:table-cell>
          <table:table-cell office:value-type="float" office:value="0.522050213787015" calcext:value-type="float">
            <text:p>0.522050213787015</text:p>
          </table:table-cell>
          <table:table-cell office:value-type="float" office:value="0.522228695396966" calcext:value-type="float">
            <text:p>0.522228695396966</text:p>
          </table:table-cell>
          <table:table-cell office:value-type="float" office:value="0.521348989909677" calcext:value-type="float">
            <text:p>0.521348989909677</text:p>
          </table:table-cell>
          <table:table-cell office:value-type="float" office:value="0.521822407004922" calcext:value-type="float">
            <text:p>0.521822407004922</text:p>
          </table:table-cell>
          <table:table-cell office:value-type="float" office:value="0.521364528994369" calcext:value-type="float">
            <text:p>0.521364528994369</text:p>
          </table:table-cell>
          <table:table-cell office:value-type="float" office:value="0.521828501477351" calcext:value-type="float">
            <text:p>0.521828501477351</text:p>
          </table:table-cell>
          <table:table-cell office:value-type="float" office:value="0.522349327094094" calcext:value-type="float">
            <text:p>0.522349327094094</text:p>
          </table:table-cell>
          <table:table-cell office:value-type="float" office:value="0.521662071204832" calcext:value-type="float">
            <text:p>0.521662071204832</text:p>
          </table:table-cell>
          <table:table-cell office:value-type="float" office:value="0.521644913226259" calcext:value-type="float">
            <text:p>0.521644913226259</text:p>
          </table:table-cell>
          <table:table-cell office:value-type="float" office:value="0.521854365420353" calcext:value-type="float">
            <text:p>0.521854365420353</text:p>
          </table:table-cell>
          <table:table-cell office:value-type="float" office:value="0.520616092359447" calcext:value-type="float">
            <text:p>0.520616092359447</text:p>
          </table:table-cell>
          <table:table-cell office:value-type="float" office:value="0.521924257317037" calcext:value-type="float">
            <text:p>0.521924257317037</text:p>
          </table:table-cell>
          <table:table-cell office:value-type="float" office:value="0.521550743223088" calcext:value-type="float">
            <text:p>0.521550743223088</text:p>
          </table:table-cell>
          <table:table-cell office:value-type="float" office:value="0.522362691166248" calcext:value-type="float">
            <text:p>0.522362691166248</text:p>
          </table:table-cell>
          <table:table-cell office:value-type="float" office:value="0.521380433471804" calcext:value-type="float">
            <text:p>0.521380433471804</text:p>
          </table:table-cell>
          <table:table-cell office:value-type="float" office:value="0.521502157789483" calcext:value-type="float">
            <text:p>0.521502157789483</text:p>
          </table:table-cell>
          <table:table-cell office:value-type="float" office:value="0.519879232355066" calcext:value-type="float">
            <text:p>0.519879232355066</text:p>
          </table:table-cell>
          <table:table-cell office:value-type="float" office:value="0.521059390251313" calcext:value-type="float">
            <text:p>0.521059390251313</text:p>
          </table:table-cell>
          <table:table-cell office:value-type="float" office:value="0.521198861900221" calcext:value-type="float">
            <text:p>0.521198861900221</text:p>
          </table:table-cell>
          <table:table-cell office:value-type="float" office:value="0.52160381657324" calcext:value-type="float">
            <text:p>0.52160381657324</text:p>
          </table:table-cell>
          <table:table-cell office:value-type="float" office:value="0.520437107702876" calcext:value-type="float">
            <text:p>0.520437107702876</text:p>
          </table:table-cell>
          <table:table-cell office:value-type="float" office:value="0.522315736616359" calcext:value-type="float">
            <text:p>0.522315736616359</text:p>
          </table:table-cell>
          <table:table-cell office:value-type="float" office:value="0.521741088218851" calcext:value-type="float">
            <text:p>0.521741088218851</text:p>
          </table:table-cell>
          <table:table-cell office:value-type="float" office:value="0.521954919956009" calcext:value-type="float">
            <text:p>0.521954919956009</text:p>
          </table:table-cell>
          <table:table-cell office:value-type="float" office:value="0.520751490009711" calcext:value-type="float">
            <text:p>0.520751490009711</text:p>
          </table:table-cell>
          <table:table-cell office:value-type="float" office:value="0.520800356978391" calcext:value-type="float">
            <text:p>0.520800356978391</text:p>
          </table:table-cell>
          <table:table-cell office:value-type="float" office:value="0.52185897614037" calcext:value-type="float">
            <text:p>0.52185897614037</text:p>
          </table:table-cell>
          <table:table-cell office:value-type="float" office:value="0.521558804603145" calcext:value-type="float">
            <text:p>0.521558804603145</text:p>
          </table:table-cell>
          <table:table-cell office:value-type="float" office:value="0.521594193190458" calcext:value-type="float">
            <text:p>0.521594193190458</text:p>
          </table:table-cell>
          <table:table-cell office:value-type="float" office:value="0.521156418631998" calcext:value-type="float">
            <text:p>0.521156418631998</text:p>
          </table:table-cell>
          <table:table-cell office:value-type="float" office:value="0.521111951767621" calcext:value-type="float">
            <text:p>0.521111951767621</text:p>
          </table:table-cell>
          <table:table-cell office:value-type="float" office:value="0.521764462760125" calcext:value-type="float">
            <text:p>0.521764462760125</text:p>
          </table:table-cell>
          <table:table-cell office:value-type="float" office:value="0.521236709655104" calcext:value-type="float">
            <text:p>0.521236709655104</text:p>
          </table:table-cell>
          <table:table-cell office:value-type="float" office:value="0.521083511411394" calcext:value-type="float">
            <text:p>0.521083511411394</text:p>
          </table:table-cell>
          <table:table-cell office:value-type="float" office:value="0.521711991297642" calcext:value-type="float">
            <text:p>0.521711991297642</text:p>
          </table:table-cell>
          <table:table-cell office:value-type="float" office:value="0.52155806350094" calcext:value-type="float">
            <text:p>0.52155806350094</text:p>
          </table:table-cell>
          <table:table-cell table:number-columns-repeated="457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14401647939302" calcext:value-type="float">
            <text:p>-0.214401647939302</text:p>
          </table:table-cell>
          <table:table-cell office:value-type="float" office:value="-0.214492162160276" calcext:value-type="float">
            <text:p>-0.214492162160276</text:p>
          </table:table-cell>
          <table:table-cell office:value-type="float" office:value="-0.214587068564067" calcext:value-type="float">
            <text:p>-0.214587068564067</text:p>
          </table:table-cell>
          <table:table-cell office:value-type="float" office:value="-0.214599559664472" calcext:value-type="float">
            <text:p>-0.214599559664472</text:p>
          </table:table-cell>
          <table:table-cell office:value-type="float" office:value="-0.214648800765735" calcext:value-type="float">
            <text:p>-0.214648800765735</text:p>
          </table:table-cell>
          <table:table-cell office:value-type="float" office:value="-0.214459006387375" calcext:value-type="float">
            <text:p>-0.214459006387375</text:p>
          </table:table-cell>
          <table:table-cell office:value-type="float" office:value="-0.214737102431464" calcext:value-type="float">
            <text:p>-0.214737102431464</text:p>
          </table:table-cell>
          <table:table-cell office:value-type="float" office:value="-0.214520413675258" calcext:value-type="float">
            <text:p>-0.214520413675258</text:p>
          </table:table-cell>
          <table:table-cell office:value-type="float" office:value="-0.214582363456195" calcext:value-type="float">
            <text:p>-0.214582363456195</text:p>
          </table:table-cell>
          <table:table-cell office:value-type="float" office:value="-0.214373557871957" calcext:value-type="float">
            <text:p>-0.214373557871957</text:p>
          </table:table-cell>
          <table:table-cell office:value-type="float" office:value="-0.214460638494262" calcext:value-type="float">
            <text:p>-0.214460638494262</text:p>
          </table:table-cell>
          <table:table-cell office:value-type="float" office:value="-0.214703116447777" calcext:value-type="float">
            <text:p>-0.214703116447777</text:p>
          </table:table-cell>
          <table:table-cell office:value-type="float" office:value="-0.214472597116568" calcext:value-type="float">
            <text:p>-0.214472597116568</text:p>
          </table:table-cell>
          <table:table-cell office:value-type="float" office:value="-0.214499479484633" calcext:value-type="float">
            <text:p>-0.214499479484633</text:p>
          </table:table-cell>
          <table:table-cell office:value-type="float" office:value="-0.214654003575667" calcext:value-type="float">
            <text:p>-0.214654003575667</text:p>
          </table:table-cell>
          <table:table-cell office:value-type="float" office:value="-0.214837826418126" calcext:value-type="float">
            <text:p>-0.214837826418126</text:p>
          </table:table-cell>
          <table:table-cell office:value-type="float" office:value="-0.21473142112284" calcext:value-type="float">
            <text:p>-0.21473142112284</text:p>
          </table:table-cell>
          <table:table-cell office:value-type="float" office:value="-0.214676465196717" calcext:value-type="float">
            <text:p>-0.214676465196717</text:p>
          </table:table-cell>
          <table:table-cell office:value-type="float" office:value="-0.214860948241514" calcext:value-type="float">
            <text:p>-0.214860948241514</text:p>
          </table:table-cell>
          <table:table-cell office:value-type="float" office:value="-0.214424717811145" calcext:value-type="float">
            <text:p>-0.214424717811145</text:p>
          </table:table-cell>
          <table:table-cell office:value-type="float" office:value="-0.2147720024616" calcext:value-type="float">
            <text:p>-0.2147720024616</text:p>
          </table:table-cell>
          <table:table-cell office:value-type="float" office:value="-0.214634651260174" calcext:value-type="float">
            <text:p>-0.214634651260174</text:p>
          </table:table-cell>
          <table:table-cell office:value-type="float" office:value="-0.214626198482414" calcext:value-type="float">
            <text:p>-0.214626198482414</text:p>
          </table:table-cell>
          <table:table-cell office:value-type="float" office:value="-0.214797070776953" calcext:value-type="float">
            <text:p>-0.214797070776953</text:p>
          </table:table-cell>
          <table:table-cell office:value-type="float" office:value="-0.214472765563415" calcext:value-type="float">
            <text:p>-0.214472765563415</text:p>
          </table:table-cell>
          <table:table-cell office:value-type="float" office:value="-0.214715263931344" calcext:value-type="float">
            <text:p>-0.214715263931344</text:p>
          </table:table-cell>
          <table:table-cell office:value-type="float" office:value="-0.214682224647071" calcext:value-type="float">
            <text:p>-0.214682224647071</text:p>
          </table:table-cell>
          <table:table-cell office:value-type="float" office:value="-0.214627335535398" calcext:value-type="float">
            <text:p>-0.214627335535398</text:p>
          </table:table-cell>
          <table:table-cell office:value-type="float" office:value="-0.214642266000278" calcext:value-type="float">
            <text:p>-0.214642266000278</text:p>
          </table:table-cell>
          <table:table-cell office:value-type="float" office:value="-0.214822353806997" calcext:value-type="float">
            <text:p>-0.214822353806997</text:p>
          </table:table-cell>
          <table:table-cell office:value-type="float" office:value="-0.214328485705986" calcext:value-type="float">
            <text:p>-0.214328485705986</text:p>
          </table:table-cell>
          <table:table-cell office:value-type="float" office:value="-0.214568854435078" calcext:value-type="float">
            <text:p>-0.214568854435078</text:p>
          </table:table-cell>
          <table:table-cell office:value-type="float" office:value="-0.214582182373872" calcext:value-type="float">
            <text:p>-0.214582182373872</text:p>
          </table:table-cell>
          <table:table-cell office:value-type="float" office:value="-0.214523742534266" calcext:value-type="float">
            <text:p>-0.214523742534266</text:p>
          </table:table-cell>
          <table:table-cell office:value-type="float" office:value="-0.21477891766731" calcext:value-type="float">
            <text:p>-0.21477891766731</text:p>
          </table:table-cell>
          <table:table-cell office:value-type="float" office:value="-0.214726571138552" calcext:value-type="float">
            <text:p>-0.214726571138552</text:p>
          </table:table-cell>
          <table:table-cell office:value-type="float" office:value="-0.214627148959123" calcext:value-type="float">
            <text:p>-0.214627148959123</text:p>
          </table:table-cell>
          <table:table-cell office:value-type="float" office:value="-0.214906660855557" calcext:value-type="float">
            <text:p>-0.214906660855557</text:p>
          </table:table-cell>
          <table:table-cell office:value-type="float" office:value="-0.216780949047302" calcext:value-type="float">
            <text:p>-0.216780949047302</text:p>
          </table:table-cell>
          <table:table-cell office:value-type="float" office:value="-0.21825319171831" calcext:value-type="float">
            <text:p>-0.21825319171831</text:p>
          </table:table-cell>
          <table:table-cell office:value-type="float" office:value="-0.218824451073728" calcext:value-type="float">
            <text:p>-0.218824451073728</text:p>
          </table:table-cell>
          <table:table-cell office:value-type="float" office:value="-0.214025620467177" calcext:value-type="float">
            <text:p>-0.214025620467177</text:p>
          </table:table-cell>
          <table:table-cell office:value-type="float" office:value="-0.215591193001536" calcext:value-type="float">
            <text:p>-0.215591193001536</text:p>
          </table:table-cell>
          <table:table-cell office:value-type="float" office:value="-0.212046206203011" calcext:value-type="float">
            <text:p>-0.212046206203011</text:p>
          </table:table-cell>
          <table:table-cell office:value-type="float" office:value="-0.210217191344162" calcext:value-type="float">
            <text:p>-0.210217191344162</text:p>
          </table:table-cell>
          <table:table-cell office:value-type="float" office:value="-0.212172740411174" calcext:value-type="float">
            <text:p>-0.212172740411174</text:p>
          </table:table-cell>
          <table:table-cell office:value-type="float" office:value="-0.223888393073237" calcext:value-type="float">
            <text:p>-0.223888393073237</text:p>
          </table:table-cell>
          <table:table-cell office:value-type="float" office:value="-0.226073940896661" calcext:value-type="float">
            <text:p>-0.226073940896661</text:p>
          </table:table-cell>
          <table:table-cell office:value-type="float" office:value="-0.225916569395055" calcext:value-type="float">
            <text:p>-0.225916569395055</text:p>
          </table:table-cell>
          <table:table-cell office:value-type="float" office:value="-0.229815433078807" calcext:value-type="float">
            <text:p>-0.229815433078807</text:p>
          </table:table-cell>
          <table:table-cell office:value-type="float" office:value="-0.230756261446814" calcext:value-type="float">
            <text:p>-0.230756261446814</text:p>
          </table:table-cell>
          <table:table-cell office:value-type="float" office:value="-0.229790085986888" calcext:value-type="float">
            <text:p>-0.229790085986888</text:p>
          </table:table-cell>
          <table:table-cell office:value-type="float" office:value="-0.230390219770805" calcext:value-type="float">
            <text:p>-0.230390219770805</text:p>
          </table:table-cell>
          <table:table-cell office:value-type="float" office:value="-0.225102280160417" calcext:value-type="float">
            <text:p>-0.225102280160417</text:p>
          </table:table-cell>
          <table:table-cell office:value-type="float" office:value="-0.217049864168976" calcext:value-type="float">
            <text:p>-0.217049864168976</text:p>
          </table:table-cell>
          <table:table-cell office:value-type="float" office:value="-0.211349407682049" calcext:value-type="float">
            <text:p>-0.211349407682049</text:p>
          </table:table-cell>
          <table:table-cell office:value-type="float" office:value="-0.208022419062004" calcext:value-type="float">
            <text:p>-0.208022419062004</text:p>
          </table:table-cell>
          <table:table-cell office:value-type="float" office:value="-0.208120486797783" calcext:value-type="float">
            <text:p>-0.208120486797783</text:p>
          </table:table-cell>
          <table:table-cell office:value-type="float" office:value="-0.207528509527305" calcext:value-type="float">
            <text:p>-0.207528509527305</text:p>
          </table:table-cell>
          <table:table-cell office:value-type="float" office:value="-0.214014680867481" calcext:value-type="float">
            <text:p>-0.214014680867481</text:p>
          </table:table-cell>
          <table:table-cell office:value-type="float" office:value="-0.21679182486203" calcext:value-type="float">
            <text:p>-0.21679182486203</text:p>
          </table:table-cell>
          <table:table-cell office:value-type="float" office:value="-0.216254542609274" calcext:value-type="float">
            <text:p>-0.216254542609274</text:p>
          </table:table-cell>
          <table:table-cell office:value-type="float" office:value="-0.217378097348894" calcext:value-type="float">
            <text:p>-0.217378097348894</text:p>
          </table:table-cell>
          <table:table-cell office:value-type="float" office:value="-0.217829017519938" calcext:value-type="float">
            <text:p>-0.217829017519938</text:p>
          </table:table-cell>
          <table:table-cell office:value-type="float" office:value="-0.217679585255036" calcext:value-type="float">
            <text:p>-0.217679585255036</text:p>
          </table:table-cell>
          <table:table-cell office:value-type="float" office:value="-0.219508104900862" calcext:value-type="float">
            <text:p>-0.219508104900862</text:p>
          </table:table-cell>
          <table:table-cell office:value-type="float" office:value="-0.221784304511555" calcext:value-type="float">
            <text:p>-0.221784304511555</text:p>
          </table:table-cell>
          <table:table-cell office:value-type="float" office:value="-0.209207795007868" calcext:value-type="float">
            <text:p>-0.209207795007868</text:p>
          </table:table-cell>
          <table:table-cell office:value-type="float" office:value="-0.202034697356228" calcext:value-type="float">
            <text:p>-0.202034697356228</text:p>
          </table:table-cell>
          <table:table-cell office:value-type="float" office:value="-0.204565605210336" calcext:value-type="float">
            <text:p>-0.204565605210336</text:p>
          </table:table-cell>
          <table:table-cell office:value-type="float" office:value="-0.204841915442475" calcext:value-type="float">
            <text:p>-0.204841915442475</text:p>
          </table:table-cell>
          <table:table-cell office:value-type="float" office:value="-0.217411604329287" calcext:value-type="float">
            <text:p>-0.217411604329287</text:p>
          </table:table-cell>
          <table:table-cell office:value-type="float" office:value="-0.223489940115586" calcext:value-type="float">
            <text:p>-0.223489940115586</text:p>
          </table:table-cell>
          <table:table-cell office:value-type="float" office:value="-0.22156374511549" calcext:value-type="float">
            <text:p>-0.22156374511549</text:p>
          </table:table-cell>
          <table:table-cell office:value-type="float" office:value="-0.224439384550614" calcext:value-type="float">
            <text:p>-0.224439384550614</text:p>
          </table:table-cell>
          <table:table-cell office:value-type="float" office:value="-0.214940193929722" calcext:value-type="float">
            <text:p>-0.214940193929722</text:p>
          </table:table-cell>
          <table:table-cell office:value-type="float" office:value="-0.2047679893144" calcext:value-type="float">
            <text:p>-0.2047679893144</text:p>
          </table:table-cell>
          <table:table-cell office:value-type="float" office:value="-0.206513160157073" calcext:value-type="float">
            <text:p>-0.206513160157073</text:p>
          </table:table-cell>
          <table:table-cell office:value-type="float" office:value="-0.206463498730983" calcext:value-type="float">
            <text:p>-0.206463498730983</text:p>
          </table:table-cell>
          <table:table-cell office:value-type="float" office:value="-0.205942551609358" calcext:value-type="float">
            <text:p>-0.205942551609358</text:p>
          </table:table-cell>
          <table:table-cell office:value-type="float" office:value="-0.205009070183078" calcext:value-type="float">
            <text:p>-0.205009070183078</text:p>
          </table:table-cell>
          <table:table-cell office:value-type="float" office:value="-0.206151780976302" calcext:value-type="float">
            <text:p>-0.206151780976302</text:p>
          </table:table-cell>
          <table:table-cell office:value-type="float" office:value="-0.210890405357203" calcext:value-type="float">
            <text:p>-0.210890405357203</text:p>
          </table:table-cell>
          <table:table-cell office:value-type="float" office:value="-0.213400731513736" calcext:value-type="float">
            <text:p>-0.213400731513736</text:p>
          </table:table-cell>
          <table:table-cell office:value-type="float" office:value="-0.216234813145968" calcext:value-type="float">
            <text:p>-0.216234813145968</text:p>
          </table:table-cell>
          <table:table-cell office:value-type="float" office:value="-0.227721043247405" calcext:value-type="float">
            <text:p>-0.227721043247405</text:p>
          </table:table-cell>
          <table:table-cell office:value-type="float" office:value="-0.230318887787811" calcext:value-type="float">
            <text:p>-0.230318887787811</text:p>
          </table:table-cell>
          <table:table-cell office:value-type="float" office:value="-0.229831167342008" calcext:value-type="float">
            <text:p>-0.229831167342008</text:p>
          </table:table-cell>
          <table:table-cell office:value-type="float" office:value="-0.224994940090479" calcext:value-type="float">
            <text:p>-0.224994940090479</text:p>
          </table:table-cell>
          <table:table-cell office:value-type="float" office:value="-0.218952346705318" calcext:value-type="float">
            <text:p>-0.218952346705318</text:p>
          </table:table-cell>
          <table:table-cell office:value-type="float" office:value="-0.223842157554123" calcext:value-type="float">
            <text:p>-0.223842157554123</text:p>
          </table:table-cell>
          <table:table-cell office:value-type="float" office:value="-0.227169911004608" calcext:value-type="float">
            <text:p>-0.227169911004608</text:p>
          </table:table-cell>
          <table:table-cell office:value-type="float" office:value="-0.226067254341051" calcext:value-type="float">
            <text:p>-0.226067254341051</text:p>
          </table:table-cell>
          <table:table-cell office:value-type="float" office:value="-0.226601551548602" calcext:value-type="float">
            <text:p>-0.226601551548602</text:p>
          </table:table-cell>
          <table:table-cell office:value-type="float" office:value="-0.232336481430227" calcext:value-type="float">
            <text:p>-0.232336481430227</text:p>
          </table:table-cell>
          <table:table-cell office:value-type="float" office:value="-0.233648587475979" calcext:value-type="float">
            <text:p>-0.233648587475979</text:p>
          </table:table-cell>
          <table:table-cell office:value-type="float" office:value="-0.24103471769825" calcext:value-type="float">
            <text:p>-0.24103471769825</text:p>
          </table:table-cell>
          <table:table-cell office:value-type="float" office:value="-0.243982748853512" calcext:value-type="float">
            <text:p>-0.243982748853512</text:p>
          </table:table-cell>
          <table:table-cell office:value-type="float" office:value="-0.245669243532282" calcext:value-type="float">
            <text:p>-0.245669243532282</text:p>
          </table:table-cell>
          <table:table-cell office:value-type="float" office:value="-0.246968866496289" calcext:value-type="float">
            <text:p>-0.246968866496289</text:p>
          </table:table-cell>
          <table:table-cell office:value-type="float" office:value="-0.241087333171094" calcext:value-type="float">
            <text:p>-0.241087333171094</text:p>
          </table:table-cell>
          <table:table-cell office:value-type="float" office:value="-0.237190897363402" calcext:value-type="float">
            <text:p>-0.237190897363402</text:p>
          </table:table-cell>
          <table:table-cell office:value-type="float" office:value="-0.241742023675977" calcext:value-type="float">
            <text:p>-0.241742023675977</text:p>
          </table:table-cell>
          <table:table-cell office:value-type="float" office:value="-0.24140895925098" calcext:value-type="float">
            <text:p>-0.24140895925098</text:p>
          </table:table-cell>
          <table:table-cell office:value-type="float" office:value="-0.244224976906138" calcext:value-type="float">
            <text:p>-0.244224976906138</text:p>
          </table:table-cell>
          <table:table-cell office:value-type="float" office:value="-0.249857015720994" calcext:value-type="float">
            <text:p>-0.249857015720994</text:p>
          </table:table-cell>
          <table:table-cell office:value-type="float" office:value="-0.259104328710197" calcext:value-type="float">
            <text:p>-0.259104328710197</text:p>
          </table:table-cell>
          <table:table-cell office:value-type="float" office:value="-0.253618130902207" calcext:value-type="float">
            <text:p>-0.253618130902207</text:p>
          </table:table-cell>
          <table:table-cell office:value-type="float" office:value="-0.255788174328413" calcext:value-type="float">
            <text:p>-0.255788174328413</text:p>
          </table:table-cell>
          <table:table-cell office:value-type="float" office:value="-0.266948165757667" calcext:value-type="float">
            <text:p>-0.266948165757667</text:p>
          </table:table-cell>
          <table:table-cell office:value-type="float" office:value="-0.26189918210619" calcext:value-type="float">
            <text:p>-0.26189918210619</text:p>
          </table:table-cell>
          <table:table-cell office:value-type="float" office:value="-0.263536126997393" calcext:value-type="float">
            <text:p>-0.263536126997393</text:p>
          </table:table-cell>
          <table:table-cell office:value-type="float" office:value="-0.266569842247691" calcext:value-type="float">
            <text:p>-0.266569842247691</text:p>
          </table:table-cell>
          <table:table-cell office:value-type="float" office:value="-0.269472409830543" calcext:value-type="float">
            <text:p>-0.269472409830543</text:p>
          </table:table-cell>
          <table:table-cell office:value-type="float" office:value="-0.272108252827139" calcext:value-type="float">
            <text:p>-0.272108252827139</text:p>
          </table:table-cell>
          <table:table-cell office:value-type="float" office:value="-0.2743430744388" calcext:value-type="float">
            <text:p>-0.2743430744388</text:p>
          </table:table-cell>
          <table:table-cell office:value-type="float" office:value="-0.266520969524872" calcext:value-type="float">
            <text:p>-0.266520969524872</text:p>
          </table:table-cell>
          <table:table-cell office:value-type="float" office:value="-0.267235727297518" calcext:value-type="float">
            <text:p>-0.267235727297518</text:p>
          </table:table-cell>
          <table:table-cell office:value-type="float" office:value="-0.285779487453894" calcext:value-type="float">
            <text:p>-0.285779487453894</text:p>
          </table:table-cell>
          <table:table-cell office:value-type="float" office:value="-0.278138760641911" calcext:value-type="float">
            <text:p>-0.278138760641911</text:p>
          </table:table-cell>
          <table:table-cell office:value-type="float" office:value="-0.276983562186397" calcext:value-type="float">
            <text:p>-0.276983562186397</text:p>
          </table:table-cell>
          <table:table-cell office:value-type="float" office:value="-0.272518508650977" calcext:value-type="float">
            <text:p>-0.272518508650977</text:p>
          </table:table-cell>
          <table:table-cell office:value-type="float" office:value="-0.274396296452737" calcext:value-type="float">
            <text:p>-0.274396296452737</text:p>
          </table:table-cell>
          <table:table-cell office:value-type="float" office:value="-0.2732899575085" calcext:value-type="float">
            <text:p>-0.2732899575085</text:p>
          </table:table-cell>
          <table:table-cell office:value-type="float" office:value="-0.277245948404614" calcext:value-type="float">
            <text:p>-0.277245948404614</text:p>
          </table:table-cell>
          <table:table-cell office:value-type="float" office:value="-0.278408478583031" calcext:value-type="float">
            <text:p>-0.278408478583031</text:p>
          </table:table-cell>
          <table:table-cell office:value-type="float" office:value="-0.273259802550643" calcext:value-type="float">
            <text:p>-0.273259802550643</text:p>
          </table:table-cell>
          <table:table-cell office:value-type="float" office:value="-0.268017194536527" calcext:value-type="float">
            <text:p>-0.268017194536527</text:p>
          </table:table-cell>
          <table:table-cell office:value-type="float" office:value="-0.269223009233516" calcext:value-type="float">
            <text:p>-0.269223009233516</text:p>
          </table:table-cell>
          <table:table-cell office:value-type="float" office:value="-0.279552072490782" calcext:value-type="float">
            <text:p>-0.279552072490782</text:p>
          </table:table-cell>
          <table:table-cell office:value-type="float" office:value="-0.28385670601767" calcext:value-type="float">
            <text:p>-0.28385670601767</text:p>
          </table:table-cell>
          <table:table-cell office:value-type="float" office:value="-0.273569156060141" calcext:value-type="float">
            <text:p>-0.273569156060141</text:p>
          </table:table-cell>
          <table:table-cell office:value-type="float" office:value="-0.271761557430309" calcext:value-type="float">
            <text:p>-0.271761557430309</text:p>
          </table:table-cell>
          <table:table-cell office:value-type="float" office:value="-0.274566886370649" calcext:value-type="float">
            <text:p>-0.274566886370649</text:p>
          </table:table-cell>
          <table:table-cell office:value-type="float" office:value="-0.272793830961515" calcext:value-type="float">
            <text:p>-0.272793830961515</text:p>
          </table:table-cell>
          <table:table-cell office:value-type="float" office:value="-0.281274825534782" calcext:value-type="float">
            <text:p>-0.281274825534782</text:p>
          </table:table-cell>
          <table:table-cell office:value-type="float" office:value="-0.280138409229314" calcext:value-type="float">
            <text:p>-0.280138409229314</text:p>
          </table:table-cell>
          <table:table-cell office:value-type="float" office:value="-0.275096768216342" calcext:value-type="float">
            <text:p>-0.275096768216342</text:p>
          </table:table-cell>
          <table:table-cell office:value-type="float" office:value="-0.270380549745287" calcext:value-type="float">
            <text:p>-0.270380549745287</text:p>
          </table:table-cell>
          <table:table-cell office:value-type="float" office:value="-0.282450687997946" calcext:value-type="float">
            <text:p>-0.282450687997946</text:p>
          </table:table-cell>
          <table:table-cell office:value-type="float" office:value="-0.273179012268014" calcext:value-type="float">
            <text:p>-0.273179012268014</text:p>
          </table:table-cell>
          <table:table-cell office:value-type="float" office:value="-0.269025356419528" calcext:value-type="float">
            <text:p>-0.269025356419528</text:p>
          </table:table-cell>
          <table:table-cell office:value-type="float" office:value="-0.26339926108514" calcext:value-type="float">
            <text:p>-0.26339926108514</text:p>
          </table:table-cell>
          <table:table-cell office:value-type="float" office:value="-0.260186590386203" calcext:value-type="float">
            <text:p>-0.260186590386203</text:p>
          </table:table-cell>
          <table:table-cell office:value-type="float" office:value="-0.259931651858702" calcext:value-type="float">
            <text:p>-0.259931651858702</text:p>
          </table:table-cell>
          <table:table-cell office:value-type="float" office:value="-0.263246633163779" calcext:value-type="float">
            <text:p>-0.263246633163779</text:p>
          </table:table-cell>
          <table:table-cell office:value-type="float" office:value="-0.265315266539927" calcext:value-type="float">
            <text:p>-0.265315266539927</text:p>
          </table:table-cell>
          <table:table-cell office:value-type="float" office:value="-0.26280805385886" calcext:value-type="float">
            <text:p>-0.26280805385886</text:p>
          </table:table-cell>
          <table:table-cell office:value-type="float" office:value="-0.263802471841226" calcext:value-type="float">
            <text:p>-0.263802471841226</text:p>
          </table:table-cell>
          <table:table-cell office:value-type="float" office:value="-0.262487304289757" calcext:value-type="float">
            <text:p>-0.262487304289757</text:p>
          </table:table-cell>
          <table:table-cell office:value-type="float" office:value="-0.255489898823855" calcext:value-type="float">
            <text:p>-0.255489898823855</text:p>
          </table:table-cell>
          <table:table-cell office:value-type="float" office:value="-0.244971955347701" calcext:value-type="float">
            <text:p>-0.244971955347701</text:p>
          </table:table-cell>
          <table:table-cell office:value-type="float" office:value="-0.245750445676495" calcext:value-type="float">
            <text:p>-0.245750445676495</text:p>
          </table:table-cell>
          <table:table-cell office:value-type="float" office:value="-0.246935993478877" calcext:value-type="float">
            <text:p>-0.246935993478877</text:p>
          </table:table-cell>
          <table:table-cell office:value-type="float" office:value="-0.248580286661538" calcext:value-type="float">
            <text:p>-0.248580286661538</text:p>
          </table:table-cell>
          <table:table-cell office:value-type="float" office:value="-0.249399801833601" calcext:value-type="float">
            <text:p>-0.249399801833601</text:p>
          </table:table-cell>
          <table:table-cell office:value-type="float" office:value="-0.2466361600793" calcext:value-type="float">
            <text:p>-0.2466361600793</text:p>
          </table:table-cell>
          <table:table-cell office:value-type="float" office:value="-0.249944566201129" calcext:value-type="float">
            <text:p>-0.249944566201129</text:p>
          </table:table-cell>
          <table:table-cell office:value-type="float" office:value="-0.244826749841204" calcext:value-type="float">
            <text:p>-0.244826749841204</text:p>
          </table:table-cell>
          <table:table-cell office:value-type="float" office:value="-0.232867519883415" calcext:value-type="float">
            <text:p>-0.232867519883415</text:p>
          </table:table-cell>
          <table:table-cell office:value-type="float" office:value="-0.230218756138211" calcext:value-type="float">
            <text:p>-0.230218756138211</text:p>
          </table:table-cell>
          <table:table-cell office:value-type="float" office:value="-0.233692324616265" calcext:value-type="float">
            <text:p>-0.233692324616265</text:p>
          </table:table-cell>
          <table:table-cell office:value-type="float" office:value="-0.232373434980153" calcext:value-type="float">
            <text:p>-0.232373434980153</text:p>
          </table:table-cell>
          <table:table-cell office:value-type="float" office:value="-0.231321338234044" calcext:value-type="float">
            <text:p>-0.231321338234044</text:p>
          </table:table-cell>
          <table:table-cell office:value-type="float" office:value="-0.237602975593442" calcext:value-type="float">
            <text:p>-0.237602975593442</text:p>
          </table:table-cell>
          <table:table-cell office:value-type="float" office:value="-0.236278260005163" calcext:value-type="float">
            <text:p>-0.236278260005163</text:p>
          </table:table-cell>
          <table:table-cell office:value-type="float" office:value="-0.237838233399394" calcext:value-type="float">
            <text:p>-0.237838233399394</text:p>
          </table:table-cell>
          <table:table-cell office:value-type="float" office:value="-0.241508048118072" calcext:value-type="float">
            <text:p>-0.241508048118072</text:p>
          </table:table-cell>
          <table:table-cell office:value-type="float" office:value="-0.242762958802629" calcext:value-type="float">
            <text:p>-0.242762958802629</text:p>
          </table:table-cell>
          <table:table-cell office:value-type="float" office:value="-0.245591467323548" calcext:value-type="float">
            <text:p>-0.245591467323548</text:p>
          </table:table-cell>
          <table:table-cell office:value-type="float" office:value="-0.223772337317818" calcext:value-type="float">
            <text:p>-0.223772337317818</text:p>
          </table:table-cell>
          <table:table-cell office:value-type="float" office:value="-0.229486677697801" calcext:value-type="float">
            <text:p>-0.229486677697801</text:p>
          </table:table-cell>
          <table:table-cell office:value-type="float" office:value="-0.228016667230429" calcext:value-type="float">
            <text:p>-0.228016667230429</text:p>
          </table:table-cell>
          <table:table-cell office:value-type="float" office:value="-0.226542948086964" calcext:value-type="float">
            <text:p>-0.226542948086964</text:p>
          </table:table-cell>
          <table:table-cell office:value-type="float" office:value="-0.232392061157622" calcext:value-type="float">
            <text:p>-0.232392061157622</text:p>
          </table:table-cell>
          <table:table-cell office:value-type="float" office:value="-0.23155250099123" calcext:value-type="float">
            <text:p>-0.23155250099123</text:p>
          </table:table-cell>
          <table:table-cell office:value-type="float" office:value="-0.233424178406949" calcext:value-type="float">
            <text:p>-0.233424178406949</text:p>
          </table:table-cell>
          <table:table-cell office:value-type="float" office:value="-0.234852111591467" calcext:value-type="float">
            <text:p>-0.234852111591467</text:p>
          </table:table-cell>
          <table:table-cell office:value-type="float" office:value="-0.237800337943896" calcext:value-type="float">
            <text:p>-0.237800337943896</text:p>
          </table:table-cell>
          <table:table-cell office:value-type="float" office:value="-0.241828666700537" calcext:value-type="float">
            <text:p>-0.241828666700537</text:p>
          </table:table-cell>
          <table:table-cell office:value-type="float" office:value="-0.237390438566488" calcext:value-type="float">
            <text:p>-0.237390438566488</text:p>
          </table:table-cell>
          <table:table-cell office:value-type="float" office:value="-0.225278235826389" calcext:value-type="float">
            <text:p>-0.225278235826389</text:p>
          </table:table-cell>
          <table:table-cell office:value-type="float" office:value="-0.223447907811597" calcext:value-type="float">
            <text:p>-0.223447907811597</text:p>
          </table:table-cell>
          <table:table-cell office:value-type="float" office:value="-0.225772921849179" calcext:value-type="float">
            <text:p>-0.225772921849179</text:p>
          </table:table-cell>
          <table:table-cell office:value-type="float" office:value="-0.226365540838985" calcext:value-type="float">
            <text:p>-0.226365540838985</text:p>
          </table:table-cell>
          <table:table-cell office:value-type="float" office:value="-0.224568988166107" calcext:value-type="float">
            <text:p>-0.224568988166107</text:p>
          </table:table-cell>
          <table:table-cell office:value-type="float" office:value="-0.230060599882329" calcext:value-type="float">
            <text:p>-0.230060599882329</text:p>
          </table:table-cell>
          <table:table-cell office:value-type="float" office:value="-0.232972194708734" calcext:value-type="float">
            <text:p>-0.232972194708734</text:p>
          </table:table-cell>
          <table:table-cell office:value-type="float" office:value="-0.232206388005986" calcext:value-type="float">
            <text:p>-0.232206388005986</text:p>
          </table:table-cell>
          <table:table-cell office:value-type="float" office:value="-0.230091406360136" calcext:value-type="float">
            <text:p>-0.230091406360136</text:p>
          </table:table-cell>
          <table:table-cell office:value-type="float" office:value="-0.232561000402989" calcext:value-type="float">
            <text:p>-0.232561000402989</text:p>
          </table:table-cell>
          <table:table-cell office:value-type="float" office:value="-0.234196608553262" calcext:value-type="float">
            <text:p>-0.234196608553262</text:p>
          </table:table-cell>
          <table:table-cell office:value-type="float" office:value="-0.238843580651081" calcext:value-type="float">
            <text:p>-0.238843580651081</text:p>
          </table:table-cell>
          <table:table-cell office:value-type="float" office:value="-0.235758025540441" calcext:value-type="float">
            <text:p>-0.235758025540441</text:p>
          </table:table-cell>
          <table:table-cell office:value-type="float" office:value="-0.23198528089085" calcext:value-type="float">
            <text:p>-0.23198528089085</text:p>
          </table:table-cell>
          <table:table-cell office:value-type="float" office:value="-0.224571782509047" calcext:value-type="float">
            <text:p>-0.224571782509047</text:p>
          </table:table-cell>
          <table:table-cell office:value-type="float" office:value="-0.226704520021641" calcext:value-type="float">
            <text:p>-0.226704520021641</text:p>
          </table:table-cell>
          <table:table-cell office:value-type="float" office:value="-0.227110184848773" calcext:value-type="float">
            <text:p>-0.227110184848773</text:p>
          </table:table-cell>
          <table:table-cell office:value-type="float" office:value="-0.225975728536801" calcext:value-type="float">
            <text:p>-0.225975728536801</text:p>
          </table:table-cell>
          <table:table-cell office:value-type="float" office:value="-0.233578603676886" calcext:value-type="float">
            <text:p>-0.233578603676886</text:p>
          </table:table-cell>
          <table:table-cell office:value-type="float" office:value="-0.233410672732021" calcext:value-type="float">
            <text:p>-0.233410672732021</text:p>
          </table:table-cell>
          <table:table-cell office:value-type="float" office:value="-0.235844338039629" calcext:value-type="float">
            <text:p>-0.235844338039629</text:p>
          </table:table-cell>
          <table:table-cell office:value-type="float" office:value="-0.238004109770057" calcext:value-type="float">
            <text:p>-0.238004109770057</text:p>
          </table:table-cell>
          <table:table-cell office:value-type="float" office:value="-0.243323904405932" calcext:value-type="float">
            <text:p>-0.243323904405932</text:p>
          </table:table-cell>
          <table:table-cell office:value-type="float" office:value="-0.245869977835735" calcext:value-type="float">
            <text:p>-0.245869977835735</text:p>
          </table:table-cell>
          <table:table-cell office:value-type="float" office:value="-0.244814563158189" calcext:value-type="float">
            <text:p>-0.244814563158189</text:p>
          </table:table-cell>
          <table:table-cell office:value-type="float" office:value="-0.23563325004448" calcext:value-type="float">
            <text:p>-0.23563325004448</text:p>
          </table:table-cell>
          <table:table-cell office:value-type="float" office:value="-0.233632055068593" calcext:value-type="float">
            <text:p>-0.233632055068593</text:p>
          </table:table-cell>
          <table:table-cell office:value-type="float" office:value="-0.234920770843007" calcext:value-type="float">
            <text:p>-0.234920770843007</text:p>
          </table:table-cell>
          <table:table-cell office:value-type="float" office:value="-0.235083956979857" calcext:value-type="float">
            <text:p>-0.235083956979857</text:p>
          </table:table-cell>
          <table:table-cell office:value-type="float" office:value="-0.244903285852103" calcext:value-type="float">
            <text:p>-0.244903285852103</text:p>
          </table:table-cell>
          <table:table-cell office:value-type="float" office:value="-0.248903317808864" calcext:value-type="float">
            <text:p>-0.248903317808864</text:p>
          </table:table-cell>
          <table:table-cell office:value-type="float" office:value="-0.252516914355386" calcext:value-type="float">
            <text:p>-0.252516914355386</text:p>
          </table:table-cell>
          <table:table-cell office:value-type="float" office:value="-0.25321924029451" calcext:value-type="float">
            <text:p>-0.25321924029451</text:p>
          </table:table-cell>
          <table:table-cell office:value-type="float" office:value="-0.259687865979796" calcext:value-type="float">
            <text:p>-0.259687865979796</text:p>
          </table:table-cell>
          <table:table-cell office:value-type="float" office:value="-0.2598448318074" calcext:value-type="float">
            <text:p>-0.2598448318074</text:p>
          </table:table-cell>
          <table:table-cell office:value-type="float" office:value="-0.26427008081154" calcext:value-type="float">
            <text:p>-0.26427008081154</text:p>
          </table:table-cell>
          <table:table-cell office:value-type="float" office:value="-0.260099713420785" calcext:value-type="float">
            <text:p>-0.260099713420785</text:p>
          </table:table-cell>
          <table:table-cell office:value-type="float" office:value="-0.252015457114336" calcext:value-type="float">
            <text:p>-0.252015457114336</text:p>
          </table:table-cell>
          <table:table-cell office:value-type="float" office:value="-0.248038751836647" calcext:value-type="float">
            <text:p>-0.248038751836647</text:p>
          </table:table-cell>
          <table:table-cell office:value-type="float" office:value="-0.247676200060422" calcext:value-type="float">
            <text:p>-0.247676200060422</text:p>
          </table:table-cell>
          <table:table-cell office:value-type="float" office:value="-0.248468209725731" calcext:value-type="float">
            <text:p>-0.248468209725731</text:p>
          </table:table-cell>
          <table:table-cell office:value-type="float" office:value="-0.260249167293408" calcext:value-type="float">
            <text:p>-0.260249167293408</text:p>
          </table:table-cell>
          <table:table-cell office:value-type="float" office:value="-0.26234363260137" calcext:value-type="float">
            <text:p>-0.26234363260137</text:p>
          </table:table-cell>
          <table:table-cell office:value-type="float" office:value="-0.262961048059" calcext:value-type="float">
            <text:p>-0.262961048059</text:p>
          </table:table-cell>
          <table:table-cell office:value-type="float" office:value="-0.266818672616231" calcext:value-type="float">
            <text:p>-0.266818672616231</text:p>
          </table:table-cell>
          <table:table-cell office:value-type="float" office:value="-0.271333655774805" calcext:value-type="float">
            <text:p>-0.271333655774805</text:p>
          </table:table-cell>
          <table:table-cell office:value-type="float" office:value="-0.27347640543523" calcext:value-type="float">
            <text:p>-0.27347640543523</text:p>
          </table:table-cell>
          <table:table-cell office:value-type="float" office:value="-0.264538464500472" calcext:value-type="float">
            <text:p>-0.264538464500472</text:p>
          </table:table-cell>
          <table:table-cell office:value-type="float" office:value="-0.25727290037689" calcext:value-type="float">
            <text:p>-0.25727290037689</text:p>
          </table:table-cell>
          <table:table-cell office:value-type="float" office:value="-0.257802497767406" calcext:value-type="float">
            <text:p>-0.257802497767406</text:p>
          </table:table-cell>
          <table:table-cell office:value-type="float" office:value="-0.256692552408339" calcext:value-type="float">
            <text:p>-0.256692552408339</text:p>
          </table:table-cell>
          <table:table-cell office:value-type="float" office:value="-0.257495587679898" calcext:value-type="float">
            <text:p>-0.257495587679898</text:p>
          </table:table-cell>
          <table:table-cell office:value-type="float" office:value="-0.263292069587523" calcext:value-type="float">
            <text:p>-0.263292069587523</text:p>
          </table:table-cell>
          <table:table-cell office:value-type="float" office:value="-0.264573031041401" calcext:value-type="float">
            <text:p>-0.264573031041401</text:p>
          </table:table-cell>
          <table:table-cell office:value-type="float" office:value="-0.272595877601897" calcext:value-type="float">
            <text:p>-0.272595877601897</text:p>
          </table:table-cell>
          <table:table-cell office:value-type="float" office:value="-0.269817454003861" calcext:value-type="float">
            <text:p>-0.269817454003861</text:p>
          </table:table-cell>
          <table:table-cell office:value-type="float" office:value="-0.269742659191969" calcext:value-type="float">
            <text:p>-0.269742659191969</text:p>
          </table:table-cell>
          <table:table-cell office:value-type="float" office:value="-0.269803238557698" calcext:value-type="float">
            <text:p>-0.269803238557698</text:p>
          </table:table-cell>
          <table:table-cell office:value-type="float" office:value="-0.284477741505855" calcext:value-type="float">
            <text:p>-0.284477741505855</text:p>
          </table:table-cell>
          <table:table-cell office:value-type="float" office:value="-0.273356300981466" calcext:value-type="float">
            <text:p>-0.273356300981466</text:p>
          </table:table-cell>
          <table:table-cell office:value-type="float" office:value="-0.270351512838386" calcext:value-type="float">
            <text:p>-0.270351512838386</text:p>
          </table:table-cell>
          <table:table-cell office:value-type="float" office:value="-0.26785795846239" calcext:value-type="float">
            <text:p>-0.26785795846239</text:p>
          </table:table-cell>
          <table:table-cell office:value-type="float" office:value="-0.26333132708862" calcext:value-type="float">
            <text:p>-0.26333132708862</text:p>
          </table:table-cell>
          <table:table-cell office:value-type="float" office:value="-0.26454610616599" calcext:value-type="float">
            <text:p>-0.26454610616599</text:p>
          </table:table-cell>
          <table:table-cell office:value-type="float" office:value="-0.263944931609082" calcext:value-type="float">
            <text:p>-0.263944931609082</text:p>
          </table:table-cell>
          <table:table-cell office:value-type="float" office:value="-0.264580460424987" calcext:value-type="float">
            <text:p>-0.264580460424987</text:p>
          </table:table-cell>
          <table:table-cell office:value-type="float" office:value="-0.265869554305287" calcext:value-type="float">
            <text:p>-0.265869554305287</text:p>
          </table:table-cell>
          <table:table-cell office:value-type="float" office:value="-0.271318905596298" calcext:value-type="float">
            <text:p>-0.271318905596298</text:p>
          </table:table-cell>
          <table:table-cell office:value-type="float" office:value="-0.27498593698659" calcext:value-type="float">
            <text:p>-0.27498593698659</text:p>
          </table:table-cell>
          <table:table-cell office:value-type="float" office:value="-0.273559062137554" calcext:value-type="float">
            <text:p>-0.273559062137554</text:p>
          </table:table-cell>
          <table:table-cell office:value-type="float" office:value="-0.270170807312731" calcext:value-type="float">
            <text:p>-0.270170807312731</text:p>
          </table:table-cell>
          <table:table-cell office:value-type="float" office:value="-0.271784316898187" calcext:value-type="float">
            <text:p>-0.271784316898187</text:p>
          </table:table-cell>
          <table:table-cell office:value-type="float" office:value="-0.285924456574442" calcext:value-type="float">
            <text:p>-0.285924456574442</text:p>
          </table:table-cell>
          <table:table-cell office:value-type="float" office:value="-0.277218053092286" calcext:value-type="float">
            <text:p>-0.277218053092286</text:p>
          </table:table-cell>
          <table:table-cell office:value-type="float" office:value="-0.274180041221157" calcext:value-type="float">
            <text:p>-0.274180041221157</text:p>
          </table:table-cell>
          <table:table-cell office:value-type="float" office:value="-0.266653814811037" calcext:value-type="float">
            <text:p>-0.266653814811037</text:p>
          </table:table-cell>
          <table:table-cell office:value-type="float" office:value="-0.264105680275576" calcext:value-type="float">
            <text:p>-0.264105680275576</text:p>
          </table:table-cell>
          <table:table-cell office:value-type="float" office:value="-0.264608997328729" calcext:value-type="float">
            <text:p>-0.264608997328729</text:p>
          </table:table-cell>
          <table:table-cell office:value-type="float" office:value="-0.269033145727914" calcext:value-type="float">
            <text:p>-0.269033145727914</text:p>
          </table:table-cell>
          <table:table-cell office:value-type="float" office:value="-0.271364223951794" calcext:value-type="float">
            <text:p>-0.271364223951794</text:p>
          </table:table-cell>
          <table:table-cell office:value-type="float" office:value="-0.273527023732896" calcext:value-type="float">
            <text:p>-0.273527023732896</text:p>
          </table:table-cell>
          <table:table-cell office:value-type="float" office:value="-0.275251014887268" calcext:value-type="float">
            <text:p>-0.275251014887268</text:p>
          </table:table-cell>
          <table:table-cell office:value-type="float" office:value="-0.271772786048102" calcext:value-type="float">
            <text:p>-0.271772786048102</text:p>
          </table:table-cell>
          <table:table-cell office:value-type="float" office:value="-0.272522281133321" calcext:value-type="float">
            <text:p>-0.272522281133321</text:p>
          </table:table-cell>
          <table:table-cell office:value-type="float" office:value="-0.275770399940332" calcext:value-type="float">
            <text:p>-0.275770399940332</text:p>
          </table:table-cell>
          <table:table-cell office:value-type="float" office:value="-0.28049322092895" calcext:value-type="float">
            <text:p>-0.28049322092895</text:p>
          </table:table-cell>
          <table:table-cell office:value-type="float" office:value="-0.268325726095042" calcext:value-type="float">
            <text:p>-0.268325726095042</text:p>
          </table:table-cell>
          <table:table-cell office:value-type="float" office:value="-0.268786673360118" calcext:value-type="float">
            <text:p>-0.268786673360118</text:p>
          </table:table-cell>
          <table:table-cell office:value-type="float" office:value="-0.261496289337202" calcext:value-type="float">
            <text:p>-0.261496289337202</text:p>
          </table:table-cell>
          <table:table-cell office:value-type="float" office:value="-0.251132809802853" calcext:value-type="float">
            <text:p>-0.251132809802853</text:p>
          </table:table-cell>
          <table:table-cell office:value-type="float" office:value="-0.252511918100459" calcext:value-type="float">
            <text:p>-0.252511918100459</text:p>
          </table:table-cell>
          <table:table-cell office:value-type="float" office:value="-0.259685743834531" calcext:value-type="float">
            <text:p>-0.259685743834531</text:p>
          </table:table-cell>
          <table:table-cell office:value-type="float" office:value="-0.26325175085358" calcext:value-type="float">
            <text:p>-0.26325175085358</text:p>
          </table:table-cell>
          <table:table-cell office:value-type="float" office:value="-0.264442189192161" calcext:value-type="float">
            <text:p>-0.264442189192161</text:p>
          </table:table-cell>
          <table:table-cell office:value-type="float" office:value="-0.260483241697905" calcext:value-type="float">
            <text:p>-0.260483241697905</text:p>
          </table:table-cell>
          <table:table-cell office:value-type="float" office:value="-0.252771320911853" calcext:value-type="float">
            <text:p>-0.252771320911853</text:p>
          </table:table-cell>
          <table:table-cell office:value-type="float" office:value="-0.246302486141391" calcext:value-type="float">
            <text:p>-0.246302486141391</text:p>
          </table:table-cell>
          <table:table-cell office:value-type="float" office:value="-0.245402080541762" calcext:value-type="float">
            <text:p>-0.245402080541762</text:p>
          </table:table-cell>
          <table:table-cell office:value-type="float" office:value="-0.245761712358303" calcext:value-type="float">
            <text:p>-0.245761712358303</text:p>
          </table:table-cell>
          <table:table-cell office:value-type="float" office:value="-0.242444921408328" calcext:value-type="float">
            <text:p>-0.242444921408328</text:p>
          </table:table-cell>
          <table:table-cell office:value-type="float" office:value="-0.260595455398635" calcext:value-type="float">
            <text:p>-0.260595455398635</text:p>
          </table:table-cell>
          <table:table-cell office:value-type="float" office:value="-0.256607208846529" calcext:value-type="float">
            <text:p>-0.256607208846529</text:p>
          </table:table-cell>
          <table:table-cell office:value-type="float" office:value="-0.257456582162676" calcext:value-type="float">
            <text:p>-0.257456582162676</text:p>
          </table:table-cell>
          <table:table-cell office:value-type="float" office:value="-0.257576239257747" calcext:value-type="float">
            <text:p>-0.257576239257747</text:p>
          </table:table-cell>
          <table:table-cell office:value-type="float" office:value="-0.256781115557941" calcext:value-type="float">
            <text:p>-0.256781115557941</text:p>
          </table:table-cell>
          <table:table-cell office:value-type="float" office:value="-0.256750603219104" calcext:value-type="float">
            <text:p>-0.256750603219104</text:p>
          </table:table-cell>
          <table:table-cell office:value-type="float" office:value="-0.256083661162171" calcext:value-type="float">
            <text:p>-0.256083661162171</text:p>
          </table:table-cell>
          <table:table-cell office:value-type="float" office:value="-0.256189003391174" calcext:value-type="float">
            <text:p>-0.256189003391174</text:p>
          </table:table-cell>
          <table:table-cell office:value-type="float" office:value="-0.255912147770528" calcext:value-type="float">
            <text:p>-0.255912147770528</text:p>
          </table:table-cell>
          <table:table-cell office:value-type="float" office:value="-0.255713729187464" calcext:value-type="float">
            <text:p>-0.255713729187464</text:p>
          </table:table-cell>
          <table:table-cell office:value-type="float" office:value="-0.255875904351191" calcext:value-type="float">
            <text:p>-0.255875904351191</text:p>
          </table:table-cell>
          <table:table-cell office:value-type="float" office:value="-0.255937424484306" calcext:value-type="float">
            <text:p>-0.255937424484306</text:p>
          </table:table-cell>
          <table:table-cell office:value-type="float" office:value="-0.255883707386995" calcext:value-type="float">
            <text:p>-0.255883707386995</text:p>
          </table:table-cell>
          <table:table-cell office:value-type="float" office:value="-0.255483179895314" calcext:value-type="float">
            <text:p>-0.255483179895314</text:p>
          </table:table-cell>
          <table:table-cell office:value-type="float" office:value="-0.255974120415987" calcext:value-type="float">
            <text:p>-0.255974120415987</text:p>
          </table:table-cell>
          <table:table-cell office:value-type="float" office:value="-0.255845434206337" calcext:value-type="float">
            <text:p>-0.255845434206337</text:p>
          </table:table-cell>
          <table:table-cell office:value-type="float" office:value="-0.255793767608719" calcext:value-type="float">
            <text:p>-0.255793767608719</text:p>
          </table:table-cell>
          <table:table-cell office:value-type="float" office:value="-0.25577129338354" calcext:value-type="float">
            <text:p>-0.25577129338354</text:p>
          </table:table-cell>
          <table:table-cell office:value-type="float" office:value="-0.255840104691973" calcext:value-type="float">
            <text:p>-0.255840104691973</text:p>
          </table:table-cell>
          <table:table-cell office:value-type="float" office:value="-0.256109159513296" calcext:value-type="float">
            <text:p>-0.256109159513296</text:p>
          </table:table-cell>
          <table:table-cell office:value-type="float" office:value="-0.255955680753765" calcext:value-type="float">
            <text:p>-0.255955680753765</text:p>
          </table:table-cell>
          <table:table-cell office:value-type="float" office:value="-0.25546178884314" calcext:value-type="float">
            <text:p>-0.25546178884314</text:p>
          </table:table-cell>
          <table:table-cell office:value-type="float" office:value="-0.256052598146233" calcext:value-type="float">
            <text:p>-0.256052598146233</text:p>
          </table:table-cell>
          <table:table-cell office:value-type="float" office:value="-0.255813233618007" calcext:value-type="float">
            <text:p>-0.255813233618007</text:p>
          </table:table-cell>
          <table:table-cell office:value-type="float" office:value="-0.255899327246552" calcext:value-type="float">
            <text:p>-0.255899327246552</text:p>
          </table:table-cell>
          <table:table-cell office:value-type="float" office:value="-0.255896346867317" calcext:value-type="float">
            <text:p>-0.255896346867317</text:p>
          </table:table-cell>
          <table:table-cell office:value-type="float" office:value="-0.25570768310573" calcext:value-type="float">
            <text:p>-0.25570768310573</text:p>
          </table:table-cell>
          <table:table-cell office:value-type="float" office:value="-0.255771169711793" calcext:value-type="float">
            <text:p>-0.255771169711793</text:p>
          </table:table-cell>
          <table:table-cell office:value-type="float" office:value="-0.255822377742055" calcext:value-type="float">
            <text:p>-0.255822377742055</text:p>
          </table:table-cell>
          <table:table-cell office:value-type="float" office:value="-0.256239282609867" calcext:value-type="float">
            <text:p>-0.256239282609867</text:p>
          </table:table-cell>
          <table:table-cell office:value-type="float" office:value="-0.255824731368729" calcext:value-type="float">
            <text:p>-0.255824731368729</text:p>
          </table:table-cell>
          <table:table-cell office:value-type="float" office:value="-0.255693568325266" calcext:value-type="float">
            <text:p>-0.255693568325266</text:p>
          </table:table-cell>
          <table:table-cell office:value-type="float" office:value="-0.256156731981385" calcext:value-type="float">
            <text:p>-0.256156731981385</text:p>
          </table:table-cell>
          <table:table-cell office:value-type="float" office:value="-0.256167255696486" calcext:value-type="float">
            <text:p>-0.256167255696486</text:p>
          </table:table-cell>
          <table:table-cell office:value-type="float" office:value="-0.255969078083345" calcext:value-type="float">
            <text:p>-0.255969078083345</text:p>
          </table:table-cell>
          <table:table-cell office:value-type="float" office:value="-0.256013285493464" calcext:value-type="float">
            <text:p>-0.256013285493464</text:p>
          </table:table-cell>
          <table:table-cell office:value-type="float" office:value="-0.255833918493579" calcext:value-type="float">
            <text:p>-0.255833918493579</text:p>
          </table:table-cell>
          <table:table-cell office:value-type="float" office:value="-0.255789897996876" calcext:value-type="float">
            <text:p>-0.255789897996876</text:p>
          </table:table-cell>
          <table:table-cell office:value-type="float" office:value="-0.255997586499469" calcext:value-type="float">
            <text:p>-0.255997586499469</text:p>
          </table:table-cell>
          <table:table-cell office:value-type="float" office:value="-0.255571139443253" calcext:value-type="float">
            <text:p>-0.255571139443253</text:p>
          </table:table-cell>
          <table:table-cell office:value-type="float" office:value="-0.256162894534013" calcext:value-type="float">
            <text:p>-0.256162894534013</text:p>
          </table:table-cell>
          <table:table-cell office:value-type="float" office:value="-0.256070014569016" calcext:value-type="float">
            <text:p>-0.256070014569016</text:p>
          </table:table-cell>
          <table:table-cell office:value-type="float" office:value="-0.25593007506594" calcext:value-type="float">
            <text:p>-0.25593007506594</text:p>
          </table:table-cell>
          <table:table-cell office:value-type="float" office:value="-0.255908012744248" calcext:value-type="float">
            <text:p>-0.255908012744248</text:p>
          </table:table-cell>
          <table:table-cell office:value-type="float" office:value="-0.255657322188292" calcext:value-type="float">
            <text:p>-0.255657322188292</text:p>
          </table:table-cell>
          <table:table-cell office:value-type="float" office:value="-0.256207310827037" calcext:value-type="float">
            <text:p>-0.256207310827037</text:p>
          </table:table-cell>
          <table:table-cell office:value-type="float" office:value="-0.255909158476511" calcext:value-type="float">
            <text:p>-0.255909158476511</text:p>
          </table:table-cell>
          <table:table-cell office:value-type="float" office:value="-0.255816074183463" calcext:value-type="float">
            <text:p>-0.255816074183463</text:p>
          </table:table-cell>
          <table:table-cell office:value-type="float" office:value="-0.255996811226632" calcext:value-type="float">
            <text:p>-0.255996811226632</text:p>
          </table:table-cell>
          <table:table-cell office:value-type="float" office:value="-0.255928796186983" calcext:value-type="float">
            <text:p>-0.255928796186983</text:p>
          </table:table-cell>
          <table:table-cell office:value-type="float" office:value="-0.25624469492014" calcext:value-type="float">
            <text:p>-0.25624469492014</text:p>
          </table:table-cell>
          <table:table-cell office:value-type="float" office:value="-0.256044567231167" calcext:value-type="float">
            <text:p>-0.256044567231167</text:p>
          </table:table-cell>
          <table:table-cell office:value-type="float" office:value="-0.255985596968316" calcext:value-type="float">
            <text:p>-0.255985596968316</text:p>
          </table:table-cell>
          <table:table-cell office:value-type="float" office:value="-0.256096348923819" calcext:value-type="float">
            <text:p>-0.256096348923819</text:p>
          </table:table-cell>
          <table:table-cell office:value-type="float" office:value="-0.255786965241319" calcext:value-type="float">
            <text:p>-0.255786965241319</text:p>
          </table:table-cell>
          <table:table-cell office:value-type="float" office:value="-0.256080548190457" calcext:value-type="float">
            <text:p>-0.256080548190457</text:p>
          </table:table-cell>
          <table:table-cell office:value-type="float" office:value="-0.255525056273666" calcext:value-type="float">
            <text:p>-0.255525056273666</text:p>
          </table:table-cell>
          <table:table-cell office:value-type="float" office:value="-0.255921526648346" calcext:value-type="float">
            <text:p>-0.255921526648346</text:p>
          </table:table-cell>
          <table:table-cell office:value-type="float" office:value="-0.256039096368883" calcext:value-type="float">
            <text:p>-0.256039096368883</text:p>
          </table:table-cell>
          <table:table-cell office:value-type="float" office:value="-0.25556677669844" calcext:value-type="float">
            <text:p>-0.25556677669844</text:p>
          </table:table-cell>
          <table:table-cell office:value-type="float" office:value="-0.255547193032075" calcext:value-type="float">
            <text:p>-0.255547193032075</text:p>
          </table:table-cell>
          <table:table-cell office:value-type="float" office:value="-0.255115794105413" calcext:value-type="float">
            <text:p>-0.255115794105413</text:p>
          </table:table-cell>
          <table:table-cell office:value-type="float" office:value="-0.255450075719082" calcext:value-type="float">
            <text:p>-0.255450075719082</text:p>
          </table:table-cell>
          <table:table-cell office:value-type="float" office:value="-0.255521595969583" calcext:value-type="float">
            <text:p>-0.255521595969583</text:p>
          </table:table-cell>
          <table:table-cell office:value-type="float" office:value="-0.255637519942713" calcext:value-type="float">
            <text:p>-0.255637519942713</text:p>
          </table:table-cell>
          <table:table-cell office:value-type="float" office:value="-0.255061632349364" calcext:value-type="float">
            <text:p>-0.255061632349364</text:p>
          </table:table-cell>
          <table:table-cell office:value-type="float" office:value="-0.255217375376316" calcext:value-type="float">
            <text:p>-0.255217375376316</text:p>
          </table:table-cell>
          <table:table-cell office:value-type="float" office:value="-0.255242531746709" calcext:value-type="float">
            <text:p>-0.255242531746709</text:p>
          </table:table-cell>
          <table:table-cell office:value-type="float" office:value="-0.255610615732722" calcext:value-type="float">
            <text:p>-0.255610615732722</text:p>
          </table:table-cell>
          <table:table-cell office:value-type="float" office:value="-0.255601077758015" calcext:value-type="float">
            <text:p>-0.255601077758015</text:p>
          </table:table-cell>
          <table:table-cell office:value-type="float" office:value="-0.255658196051752" calcext:value-type="float">
            <text:p>-0.255658196051752</text:p>
          </table:table-cell>
          <table:table-cell office:value-type="float" office:value="-0.255336509709463" calcext:value-type="float">
            <text:p>-0.255336509709463</text:p>
          </table:table-cell>
          <table:table-cell office:value-type="float" office:value="-0.255523306784268" calcext:value-type="float">
            <text:p>-0.255523306784268</text:p>
          </table:table-cell>
          <table:table-cell office:value-type="float" office:value="-0.255311446806062" calcext:value-type="float">
            <text:p>-0.255311446806062</text:p>
          </table:table-cell>
          <table:table-cell office:value-type="float" office:value="-0.255506762502882" calcext:value-type="float">
            <text:p>-0.255506762502882</text:p>
          </table:table-cell>
          <table:table-cell office:value-type="float" office:value="-0.255722056427972" calcext:value-type="float">
            <text:p>-0.255722056427972</text:p>
          </table:table-cell>
          <table:table-cell office:value-type="float" office:value="-0.255456388883244" calcext:value-type="float">
            <text:p>-0.255456388883244</text:p>
          </table:table-cell>
          <table:table-cell office:value-type="float" office:value="-0.255431015245075" calcext:value-type="float">
            <text:p>-0.255431015245075</text:p>
          </table:table-cell>
          <table:table-cell office:value-type="float" office:value="-0.255506150409194" calcext:value-type="float">
            <text:p>-0.255506150409194</text:p>
          </table:table-cell>
          <table:table-cell office:value-type="float" office:value="-0.255067608710319" calcext:value-type="float">
            <text:p>-0.255067608710319</text:p>
          </table:table-cell>
          <table:table-cell office:value-type="float" office:value="-0.255546245685999" calcext:value-type="float">
            <text:p>-0.255546245685999</text:p>
          </table:table-cell>
          <table:table-cell office:value-type="float" office:value="-0.255390195771702" calcext:value-type="float">
            <text:p>-0.255390195771702</text:p>
          </table:table-cell>
          <table:table-cell office:value-type="float" office:value="-0.255719685491123" calcext:value-type="float">
            <text:p>-0.255719685491123</text:p>
          </table:table-cell>
          <table:table-cell office:value-type="float" office:value="-0.255304319232535" calcext:value-type="float">
            <text:p>-0.255304319232535</text:p>
          </table:table-cell>
          <table:table-cell office:value-type="float" office:value="-0.25534865779497" calcext:value-type="float">
            <text:p>-0.25534865779497</text:p>
          </table:table-cell>
          <table:table-cell office:value-type="float" office:value="-0.25480668748232" calcext:value-type="float">
            <text:p>-0.25480668748232</text:p>
          </table:table-cell>
          <table:table-cell office:value-type="float" office:value="-0.255234074245182" calcext:value-type="float">
            <text:p>-0.255234074245182</text:p>
          </table:table-cell>
          <table:table-cell office:value-type="float" office:value="-0.25527518935068" calcext:value-type="float">
            <text:p>-0.25527518935068</text:p>
          </table:table-cell>
          <table:table-cell office:value-type="float" office:value="-0.255413353227635" calcext:value-type="float">
            <text:p>-0.255413353227635</text:p>
          </table:table-cell>
          <table:table-cell office:value-type="float" office:value="-0.25498529787053" calcext:value-type="float">
            <text:p>-0.25498529787053</text:p>
          </table:table-cell>
          <table:table-cell office:value-type="float" office:value="-0.255680961993815" calcext:value-type="float">
            <text:p>-0.255680961993815</text:p>
          </table:table-cell>
          <table:table-cell office:value-type="float" office:value="-0.255462072684901" calcext:value-type="float">
            <text:p>-0.255462072684901</text:p>
          </table:table-cell>
          <table:table-cell office:value-type="float" office:value="-0.255546083053209" calcext:value-type="float">
            <text:p>-0.255546083053209</text:p>
          </table:table-cell>
          <table:table-cell office:value-type="float" office:value="-0.255111204688457" calcext:value-type="float">
            <text:p>-0.255111204688457</text:p>
          </table:table-cell>
          <table:table-cell office:value-type="float" office:value="-0.255145931913347" calcext:value-type="float">
            <text:p>-0.255145931913347</text:p>
          </table:table-cell>
          <table:table-cell office:value-type="float" office:value="-0.255504310706506" calcext:value-type="float">
            <text:p>-0.255504310706506</text:p>
          </table:table-cell>
          <table:table-cell office:value-type="float" office:value="-0.255414309198264" calcext:value-type="float">
            <text:p>-0.255414309198264</text:p>
          </table:table-cell>
          <table:table-cell office:value-type="float" office:value="-0.255401541145039" calcext:value-type="float">
            <text:p>-0.255401541145039</text:p>
          </table:table-cell>
          <table:table-cell office:value-type="float" office:value="-0.255249698078623" calcext:value-type="float">
            <text:p>-0.255249698078623</text:p>
          </table:table-cell>
          <table:table-cell office:value-type="float" office:value="-0.255237394818638" calcext:value-type="float">
            <text:p>-0.255237394818638</text:p>
          </table:table-cell>
          <table:table-cell office:value-type="float" office:value="-0.255495253839851" calcext:value-type="float">
            <text:p>-0.255495253839851</text:p>
          </table:table-cell>
          <table:table-cell office:value-type="float" office:value="-0.255304141887878" calcext:value-type="float">
            <text:p>-0.255304141887878</text:p>
          </table:table-cell>
          <table:table-cell office:value-type="float" office:value="-0.25524408321622" calcext:value-type="float">
            <text:p>-0.25524408321622</text:p>
          </table:table-cell>
          <table:table-cell office:value-type="float" office:value="-0.255468110047112" calcext:value-type="float">
            <text:p>-0.255468110047112</text:p>
          </table:table-cell>
          <table:table-cell office:value-type="float" office:value="-0.255399500949739" calcext:value-type="float">
            <text:p>-0.255399500949739</text:p>
          </table:table-cell>
          <table:table-cell table:number-columns-repeated="457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9134547933569" calcext:value-type="float">
            <text:p>0.309134547933569</text:p>
          </table:table-cell>
          <table:table-cell office:value-type="float" office:value="0.309137777354044" calcext:value-type="float">
            <text:p>0.309137777354044</text:p>
          </table:table-cell>
          <table:table-cell office:value-type="float" office:value="0.309124722679743" calcext:value-type="float">
            <text:p>0.309124722679743</text:p>
          </table:table-cell>
          <table:table-cell office:value-type="float" office:value="0.309152372838434" calcext:value-type="float">
            <text:p>0.309152372838434</text:p>
          </table:table-cell>
          <table:table-cell office:value-type="float" office:value="0.309135592625632" calcext:value-type="float">
            <text:p>0.309135592625632</text:p>
          </table:table-cell>
          <table:table-cell office:value-type="float" office:value="0.309149635238478" calcext:value-type="float">
            <text:p>0.309149635238478</text:p>
          </table:table-cell>
          <table:table-cell office:value-type="float" office:value="0.309151854437881" calcext:value-type="float">
            <text:p>0.309151854437881</text:p>
          </table:table-cell>
          <table:table-cell office:value-type="float" office:value="0.309133724876533" calcext:value-type="float">
            <text:p>0.309133724876533</text:p>
          </table:table-cell>
          <table:table-cell office:value-type="float" office:value="0.309144531478406" calcext:value-type="float">
            <text:p>0.309144531478406</text:p>
          </table:table-cell>
          <table:table-cell office:value-type="float" office:value="0.309115080199433" calcext:value-type="float">
            <text:p>0.309115080199433</text:p>
          </table:table-cell>
          <table:table-cell office:value-type="float" office:value="0.309119754294575" calcext:value-type="float">
            <text:p>0.309119754294575</text:p>
          </table:table-cell>
          <table:table-cell office:value-type="float" office:value="0.309157457528969" calcext:value-type="float">
            <text:p>0.309157457528969</text:p>
          </table:table-cell>
          <table:table-cell office:value-type="float" office:value="0.309135175647119" calcext:value-type="float">
            <text:p>0.309135175647119</text:p>
          </table:table-cell>
          <table:table-cell office:value-type="float" office:value="0.309108029267683" calcext:value-type="float">
            <text:p>0.309108029267683</text:p>
          </table:table-cell>
          <table:table-cell office:value-type="float" office:value="0.309157648023132" calcext:value-type="float">
            <text:p>0.309157648023132</text:p>
          </table:table-cell>
          <table:table-cell office:value-type="float" office:value="0.309179771436058" calcext:value-type="float">
            <text:p>0.309179771436058</text:p>
          </table:table-cell>
          <table:table-cell office:value-type="float" office:value="0.309164618585692" calcext:value-type="float">
            <text:p>0.309164618585692</text:p>
          </table:table-cell>
          <table:table-cell office:value-type="float" office:value="0.309150042960453" calcext:value-type="float">
            <text:p>0.309150042960453</text:p>
          </table:table-cell>
          <table:table-cell office:value-type="float" office:value="0.309176627453696" calcext:value-type="float">
            <text:p>0.309176627453696</text:p>
          </table:table-cell>
          <table:table-cell office:value-type="float" office:value="0.309125395786908" calcext:value-type="float">
            <text:p>0.309125395786908</text:p>
          </table:table-cell>
          <table:table-cell office:value-type="float" office:value="0.309178411677658" calcext:value-type="float">
            <text:p>0.309178411677658</text:p>
          </table:table-cell>
          <table:table-cell office:value-type="float" office:value="0.30916990259545" calcext:value-type="float">
            <text:p>0.30916990259545</text:p>
          </table:table-cell>
          <table:table-cell office:value-type="float" office:value="0.309160526351072" calcext:value-type="float">
            <text:p>0.309160526351072</text:p>
          </table:table-cell>
          <table:table-cell office:value-type="float" office:value="0.309175617801877" calcext:value-type="float">
            <text:p>0.309175617801877</text:p>
          </table:table-cell>
          <table:table-cell office:value-type="float" office:value="0.309119136936813" calcext:value-type="float">
            <text:p>0.309119136936813</text:p>
          </table:table-cell>
          <table:table-cell office:value-type="float" office:value="0.309169543274714" calcext:value-type="float">
            <text:p>0.309169543274714</text:p>
          </table:table-cell>
          <table:table-cell office:value-type="float" office:value="0.309152428983043" calcext:value-type="float">
            <text:p>0.309152428983043</text:p>
          </table:table-cell>
          <table:table-cell office:value-type="float" office:value="0.309147860715708" calcext:value-type="float">
            <text:p>0.309147860715708</text:p>
          </table:table-cell>
          <table:table-cell office:value-type="float" office:value="0.309156214365601" calcext:value-type="float">
            <text:p>0.309156214365601</text:p>
          </table:table-cell>
          <table:table-cell office:value-type="float" office:value="0.309185198197106" calcext:value-type="float">
            <text:p>0.309185198197106</text:p>
          </table:table-cell>
          <table:table-cell office:value-type="float" office:value="0.309125241028312" calcext:value-type="float">
            <text:p>0.309125241028312</text:p>
          </table:table-cell>
          <table:table-cell office:value-type="float" office:value="0.309139814057859" calcext:value-type="float">
            <text:p>0.309139814057859</text:p>
          </table:table-cell>
          <table:table-cell office:value-type="float" office:value="0.309127056913384" calcext:value-type="float">
            <text:p>0.309127056913384</text:p>
          </table:table-cell>
          <table:table-cell office:value-type="float" office:value="0.309156342131127" calcext:value-type="float">
            <text:p>0.309156342131127</text:p>
          </table:table-cell>
          <table:table-cell office:value-type="float" office:value="0.309173445184763" calcext:value-type="float">
            <text:p>0.309173445184763</text:p>
          </table:table-cell>
          <table:table-cell office:value-type="float" office:value="0.30917137219884" calcext:value-type="float">
            <text:p>0.30917137219884</text:p>
          </table:table-cell>
          <table:table-cell office:value-type="float" office:value="0.309167263326068" calcext:value-type="float">
            <text:p>0.309167263326068</text:p>
          </table:table-cell>
          <table:table-cell office:value-type="float" office:value="0.309228107190812" calcext:value-type="float">
            <text:p>0.309228107190812</text:p>
          </table:table-cell>
          <table:table-cell office:value-type="float" office:value="0.309423515838013" calcext:value-type="float">
            <text:p>0.309423515838013</text:p>
          </table:table-cell>
          <table:table-cell office:value-type="float" office:value="0.308486796374978" calcext:value-type="float">
            <text:p>0.308486796374978</text:p>
          </table:table-cell>
          <table:table-cell office:value-type="float" office:value="0.30962653221754" calcext:value-type="float">
            <text:p>0.30962653221754</text:p>
          </table:table-cell>
          <table:table-cell office:value-type="float" office:value="0.311696150719941" calcext:value-type="float">
            <text:p>0.311696150719941</text:p>
          </table:table-cell>
          <table:table-cell office:value-type="float" office:value="0.308772644730633" calcext:value-type="float">
            <text:p>0.308772644730633</text:p>
          </table:table-cell>
          <table:table-cell office:value-type="float" office:value="0.308636157645729" calcext:value-type="float">
            <text:p>0.308636157645729</text:p>
          </table:table-cell>
          <table:table-cell office:value-type="float" office:value="0.3098229011392" calcext:value-type="float">
            <text:p>0.3098229011392</text:p>
          </table:table-cell>
          <table:table-cell office:value-type="float" office:value="0.310631394617711" calcext:value-type="float">
            <text:p>0.310631394617711</text:p>
          </table:table-cell>
          <table:table-cell office:value-type="float" office:value="0.316259410857309" calcext:value-type="float">
            <text:p>0.316259410857309</text:p>
          </table:table-cell>
          <table:table-cell office:value-type="float" office:value="0.317881131025304" calcext:value-type="float">
            <text:p>0.317881131025304</text:p>
          </table:table-cell>
          <table:table-cell office:value-type="float" office:value="0.318062134061011" calcext:value-type="float">
            <text:p>0.318062134061011</text:p>
          </table:table-cell>
          <table:table-cell office:value-type="float" office:value="0.314369752484293" calcext:value-type="float">
            <text:p>0.314369752484293</text:p>
          </table:table-cell>
          <table:table-cell office:value-type="float" office:value="0.314358314076533" calcext:value-type="float">
            <text:p>0.314358314076533</text:p>
          </table:table-cell>
          <table:table-cell office:value-type="float" office:value="0.314492565724839" calcext:value-type="float">
            <text:p>0.314492565724839</text:p>
          </table:table-cell>
          <table:table-cell office:value-type="float" office:value="0.313854138339415" calcext:value-type="float">
            <text:p>0.313854138339415</text:p>
          </table:table-cell>
          <table:table-cell office:value-type="float" office:value="0.316070916158903" calcext:value-type="float">
            <text:p>0.316070916158903</text:p>
          </table:table-cell>
          <table:table-cell office:value-type="float" office:value="0.316561349079432" calcext:value-type="float">
            <text:p>0.316561349079432</text:p>
          </table:table-cell>
          <table:table-cell office:value-type="float" office:value="0.316866271096456" calcext:value-type="float">
            <text:p>0.316866271096456</text:p>
          </table:table-cell>
          <table:table-cell office:value-type="float" office:value="0.315169470600948" calcext:value-type="float">
            <text:p>0.315169470600948</text:p>
          </table:table-cell>
          <table:table-cell office:value-type="float" office:value="0.313577233835964" calcext:value-type="float">
            <text:p>0.313577233835964</text:p>
          </table:table-cell>
          <table:table-cell office:value-type="float" office:value="0.314560119883945" calcext:value-type="float">
            <text:p>0.314560119883945</text:p>
          </table:table-cell>
          <table:table-cell office:value-type="float" office:value="0.316127602301009" calcext:value-type="float">
            <text:p>0.316127602301009</text:p>
          </table:table-cell>
          <table:table-cell office:value-type="float" office:value="0.319163386092224" calcext:value-type="float">
            <text:p>0.319163386092224</text:p>
          </table:table-cell>
          <table:table-cell office:value-type="float" office:value="0.320760808754635" calcext:value-type="float">
            <text:p>0.320760808754635</text:p>
          </table:table-cell>
          <table:table-cell office:value-type="float" office:value="0.323565174093425" calcext:value-type="float">
            <text:p>0.323565174093425</text:p>
          </table:table-cell>
          <table:table-cell office:value-type="float" office:value="0.322388165752516" calcext:value-type="float">
            <text:p>0.322388165752516</text:p>
          </table:table-cell>
          <table:table-cell office:value-type="float" office:value="0.321314618090237" calcext:value-type="float">
            <text:p>0.321314618090237</text:p>
          </table:table-cell>
          <table:table-cell office:value-type="float" office:value="0.322631282368684" calcext:value-type="float">
            <text:p>0.322631282368684</text:p>
          </table:table-cell>
          <table:table-cell office:value-type="float" office:value="0.322515837261243" calcext:value-type="float">
            <text:p>0.322515837261243</text:p>
          </table:table-cell>
          <table:table-cell office:value-type="float" office:value="0.324822281009289" calcext:value-type="float">
            <text:p>0.324822281009289</text:p>
          </table:table-cell>
          <table:table-cell office:value-type="float" office:value="0.326909059107758" calcext:value-type="float">
            <text:p>0.326909059107758</text:p>
          </table:table-cell>
          <table:table-cell office:value-type="float" office:value="0.325321207214088" calcext:value-type="float">
            <text:p>0.325321207214088</text:p>
          </table:table-cell>
          <table:table-cell office:value-type="float" office:value="0.32314885184152" calcext:value-type="float">
            <text:p>0.32314885184152</text:p>
          </table:table-cell>
          <table:table-cell office:value-type="float" office:value="0.321758866866012" calcext:value-type="float">
            <text:p>0.321758866866012</text:p>
          </table:table-cell>
          <table:table-cell office:value-type="float" office:value="0.318531088631238" calcext:value-type="float">
            <text:p>0.318531088631238</text:p>
          </table:table-cell>
          <table:table-cell office:value-type="float" office:value="0.316335284109902" calcext:value-type="float">
            <text:p>0.316335284109902</text:p>
          </table:table-cell>
          <table:table-cell office:value-type="float" office:value="0.314803427762197" calcext:value-type="float">
            <text:p>0.314803427762197</text:p>
          </table:table-cell>
          <table:table-cell office:value-type="float" office:value="0.314358722104501" calcext:value-type="float">
            <text:p>0.314358722104501</text:p>
          </table:table-cell>
          <table:table-cell office:value-type="float" office:value="0.314433051892093" calcext:value-type="float">
            <text:p>0.314433051892093</text:p>
          </table:table-cell>
          <table:table-cell office:value-type="float" office:value="0.314060503421082" calcext:value-type="float">
            <text:p>0.314060503421082</text:p>
          </table:table-cell>
          <table:table-cell office:value-type="float" office:value="0.308583176237929" calcext:value-type="float">
            <text:p>0.308583176237929</text:p>
          </table:table-cell>
          <table:table-cell office:value-type="float" office:value="0.308004194608271" calcext:value-type="float">
            <text:p>0.308004194608271</text:p>
          </table:table-cell>
          <table:table-cell office:value-type="float" office:value="0.308239560042506" calcext:value-type="float">
            <text:p>0.308239560042506</text:p>
          </table:table-cell>
          <table:table-cell office:value-type="float" office:value="0.308630567348855" calcext:value-type="float">
            <text:p>0.308630567348855</text:p>
          </table:table-cell>
          <table:table-cell office:value-type="float" office:value="0.311349369485956" calcext:value-type="float">
            <text:p>0.311349369485956</text:p>
          </table:table-cell>
          <table:table-cell office:value-type="float" office:value="0.313237641871435" calcext:value-type="float">
            <text:p>0.313237641871435</text:p>
          </table:table-cell>
          <table:table-cell office:value-type="float" office:value="0.314148590338525" calcext:value-type="float">
            <text:p>0.314148590338525</text:p>
          </table:table-cell>
          <table:table-cell office:value-type="float" office:value="0.311247382787572" calcext:value-type="float">
            <text:p>0.311247382787572</text:p>
          </table:table-cell>
          <table:table-cell office:value-type="float" office:value="0.310312519769599" calcext:value-type="float">
            <text:p>0.310312519769599</text:p>
          </table:table-cell>
          <table:table-cell office:value-type="float" office:value="0.309606979804518" calcext:value-type="float">
            <text:p>0.309606979804518</text:p>
          </table:table-cell>
          <table:table-cell office:value-type="float" office:value="0.312109906079329" calcext:value-type="float">
            <text:p>0.312109906079329</text:p>
          </table:table-cell>
          <table:table-cell office:value-type="float" office:value="0.312724598313085" calcext:value-type="float">
            <text:p>0.312724598313085</text:p>
          </table:table-cell>
          <table:table-cell office:value-type="float" office:value="0.31361040801407" calcext:value-type="float">
            <text:p>0.31361040801407</text:p>
          </table:table-cell>
          <table:table-cell office:value-type="float" office:value="0.308352759511451" calcext:value-type="float">
            <text:p>0.308352759511451</text:p>
          </table:table-cell>
          <table:table-cell office:value-type="float" office:value="0.307036036456089" calcext:value-type="float">
            <text:p>0.307036036456089</text:p>
          </table:table-cell>
          <table:table-cell office:value-type="float" office:value="0.308368324805495" calcext:value-type="float">
            <text:p>0.308368324805495</text:p>
          </table:table-cell>
          <table:table-cell office:value-type="float" office:value="0.311166041752525" calcext:value-type="float">
            <text:p>0.311166041752525</text:p>
          </table:table-cell>
          <table:table-cell office:value-type="float" office:value="0.314761874101638" calcext:value-type="float">
            <text:p>0.314761874101638</text:p>
          </table:table-cell>
          <table:table-cell office:value-type="float" office:value="0.313036194234434" calcext:value-type="float">
            <text:p>0.313036194234434</text:p>
          </table:table-cell>
          <table:table-cell office:value-type="float" office:value="0.310678699714734" calcext:value-type="float">
            <text:p>0.310678699714734</text:p>
          </table:table-cell>
          <table:table-cell office:value-type="float" office:value="0.310404598378877" calcext:value-type="float">
            <text:p>0.310404598378877</text:p>
          </table:table-cell>
          <table:table-cell office:value-type="float" office:value="0.309292246139571" calcext:value-type="float">
            <text:p>0.309292246139571</text:p>
          </table:table-cell>
          <table:table-cell office:value-type="float" office:value="0.31147246439492" calcext:value-type="float">
            <text:p>0.31147246439492</text:p>
          </table:table-cell>
          <table:table-cell office:value-type="float" office:value="0.31177662183152" calcext:value-type="float">
            <text:p>0.31177662183152</text:p>
          </table:table-cell>
          <table:table-cell office:value-type="float" office:value="0.310874625347181" calcext:value-type="float">
            <text:p>0.310874625347181</text:p>
          </table:table-cell>
          <table:table-cell office:value-type="float" office:value="0.308224214789208" calcext:value-type="float">
            <text:p>0.308224214789208</text:p>
          </table:table-cell>
          <table:table-cell office:value-type="float" office:value="0.309606421226835" calcext:value-type="float">
            <text:p>0.309606421226835</text:p>
          </table:table-cell>
          <table:table-cell office:value-type="float" office:value="0.311096789451473" calcext:value-type="float">
            <text:p>0.311096789451473</text:p>
          </table:table-cell>
          <table:table-cell office:value-type="float" office:value="0.318628344792803" calcext:value-type="float">
            <text:p>0.318628344792803</text:p>
          </table:table-cell>
          <table:table-cell office:value-type="float" office:value="0.317897333619823" calcext:value-type="float">
            <text:p>0.317897333619823</text:p>
          </table:table-cell>
          <table:table-cell office:value-type="float" office:value="0.316000231086364" calcext:value-type="float">
            <text:p>0.316000231086364</text:p>
          </table:table-cell>
          <table:table-cell office:value-type="float" office:value="0.309568085869172" calcext:value-type="float">
            <text:p>0.309568085869172</text:p>
          </table:table-cell>
          <table:table-cell office:value-type="float" office:value="0.312645258813287" calcext:value-type="float">
            <text:p>0.312645258813287</text:p>
          </table:table-cell>
          <table:table-cell office:value-type="float" office:value="0.311576990408162" calcext:value-type="float">
            <text:p>0.311576990408162</text:p>
          </table:table-cell>
          <table:table-cell office:value-type="float" office:value="0.312570170496078" calcext:value-type="float">
            <text:p>0.312570170496078</text:p>
          </table:table-cell>
          <table:table-cell office:value-type="float" office:value="0.31286117590334" calcext:value-type="float">
            <text:p>0.31286117590334</text:p>
          </table:table-cell>
          <table:table-cell office:value-type="float" office:value="0.316172270106985" calcext:value-type="float">
            <text:p>0.316172270106985</text:p>
          </table:table-cell>
          <table:table-cell office:value-type="float" office:value="0.319253091126756" calcext:value-type="float">
            <text:p>0.319253091126756</text:p>
          </table:table-cell>
          <table:table-cell office:value-type="float" office:value="0.321880277570484" calcext:value-type="float">
            <text:p>0.321880277570484</text:p>
          </table:table-cell>
          <table:table-cell office:value-type="float" office:value="0.317165321161348" calcext:value-type="float">
            <text:p>0.317165321161348</text:p>
          </table:table-cell>
          <table:table-cell office:value-type="float" office:value="0.316785980040151" calcext:value-type="float">
            <text:p>0.316785980040151</text:p>
          </table:table-cell>
          <table:table-cell office:value-type="float" office:value="0.310827823618259" calcext:value-type="float">
            <text:p>0.310827823618259</text:p>
          </table:table-cell>
          <table:table-cell office:value-type="float" office:value="0.315347401873668" calcext:value-type="float">
            <text:p>0.315347401873668</text:p>
          </table:table-cell>
          <table:table-cell office:value-type="float" office:value="0.315724485532213" calcext:value-type="float">
            <text:p>0.315724485532213</text:p>
          </table:table-cell>
          <table:table-cell office:value-type="float" office:value="0.312807427314518" calcext:value-type="float">
            <text:p>0.312807427314518</text:p>
          </table:table-cell>
          <table:table-cell office:value-type="float" office:value="0.311508932583284" calcext:value-type="float">
            <text:p>0.311508932583284</text:p>
          </table:table-cell>
          <table:table-cell office:value-type="float" office:value="0.315650380091395" calcext:value-type="float">
            <text:p>0.315650380091395</text:p>
          </table:table-cell>
          <table:table-cell office:value-type="float" office:value="0.318462428745793" calcext:value-type="float">
            <text:p>0.318462428745793</text:p>
          </table:table-cell>
          <table:table-cell office:value-type="float" office:value="0.321727959071048" calcext:value-type="float">
            <text:p>0.321727959071048</text:p>
          </table:table-cell>
          <table:table-cell office:value-type="float" office:value="0.319096955704478" calcext:value-type="float">
            <text:p>0.319096955704478</text:p>
          </table:table-cell>
          <table:table-cell office:value-type="float" office:value="0.31687348726563" calcext:value-type="float">
            <text:p>0.31687348726563</text:p>
          </table:table-cell>
          <table:table-cell office:value-type="float" office:value="0.315325653189981" calcext:value-type="float">
            <text:p>0.315325653189981</text:p>
          </table:table-cell>
          <table:table-cell office:value-type="float" office:value="0.312032515108245" calcext:value-type="float">
            <text:p>0.312032515108245</text:p>
          </table:table-cell>
          <table:table-cell office:value-type="float" office:value="0.313010169361806" calcext:value-type="float">
            <text:p>0.313010169361806</text:p>
          </table:table-cell>
          <table:table-cell office:value-type="float" office:value="0.312867256929654" calcext:value-type="float">
            <text:p>0.312867256929654</text:p>
          </table:table-cell>
          <table:table-cell office:value-type="float" office:value="0.310712631204928" calcext:value-type="float">
            <text:p>0.310712631204928</text:p>
          </table:table-cell>
          <table:table-cell office:value-type="float" office:value="0.31148010500138" calcext:value-type="float">
            <text:p>0.31148010500138</text:p>
          </table:table-cell>
          <table:table-cell office:value-type="float" office:value="0.314741084188644" calcext:value-type="float">
            <text:p>0.314741084188644</text:p>
          </table:table-cell>
          <table:table-cell office:value-type="float" office:value="0.317133317923645" calcext:value-type="float">
            <text:p>0.317133317923645</text:p>
          </table:table-cell>
          <table:table-cell office:value-type="float" office:value="0.321152526210175" calcext:value-type="float">
            <text:p>0.321152526210175</text:p>
          </table:table-cell>
          <table:table-cell office:value-type="float" office:value="0.320195625164692" calcext:value-type="float">
            <text:p>0.320195625164692</text:p>
          </table:table-cell>
          <table:table-cell office:value-type="float" office:value="0.311599797090998" calcext:value-type="float">
            <text:p>0.311599797090998</text:p>
          </table:table-cell>
          <table:table-cell office:value-type="float" office:value="0.313854990881957" calcext:value-type="float">
            <text:p>0.313854990881957</text:p>
          </table:table-cell>
          <table:table-cell office:value-type="float" office:value="0.314706536159184" calcext:value-type="float">
            <text:p>0.314706536159184</text:p>
          </table:table-cell>
          <table:table-cell office:value-type="float" office:value="0.313482919964886" calcext:value-type="float">
            <text:p>0.313482919964886</text:p>
          </table:table-cell>
          <table:table-cell office:value-type="float" office:value="0.311804392166673" calcext:value-type="float">
            <text:p>0.311804392166673</text:p>
          </table:table-cell>
          <table:table-cell office:value-type="float" office:value="0.313068551603058" calcext:value-type="float">
            <text:p>0.313068551603058</text:p>
          </table:table-cell>
          <table:table-cell office:value-type="float" office:value="0.31773628725543" calcext:value-type="float">
            <text:p>0.31773628725543</text:p>
          </table:table-cell>
          <table:table-cell office:value-type="float" office:value="0.31926417487277" calcext:value-type="float">
            <text:p>0.31926417487277</text:p>
          </table:table-cell>
          <table:table-cell office:value-type="float" office:value="0.319645043017063" calcext:value-type="float">
            <text:p>0.319645043017063</text:p>
          </table:table-cell>
          <table:table-cell office:value-type="float" office:value="0.318521760309225" calcext:value-type="float">
            <text:p>0.318521760309225</text:p>
          </table:table-cell>
          <table:table-cell office:value-type="float" office:value="0.317331097719693" calcext:value-type="float">
            <text:p>0.317331097719693</text:p>
          </table:table-cell>
          <table:table-cell office:value-type="float" office:value="0.318665355657976" calcext:value-type="float">
            <text:p>0.318665355657976</text:p>
          </table:table-cell>
          <table:table-cell office:value-type="float" office:value="0.319226807873889" calcext:value-type="float">
            <text:p>0.319226807873889</text:p>
          </table:table-cell>
          <table:table-cell office:value-type="float" office:value="0.318008949677587" calcext:value-type="float">
            <text:p>0.318008949677587</text:p>
          </table:table-cell>
          <table:table-cell office:value-type="float" office:value="0.316184585102321" calcext:value-type="float">
            <text:p>0.316184585102321</text:p>
          </table:table-cell>
          <table:table-cell office:value-type="float" office:value="0.320917159412866" calcext:value-type="float">
            <text:p>0.320917159412866</text:p>
          </table:table-cell>
          <table:table-cell office:value-type="float" office:value="0.3216961279225" calcext:value-type="float">
            <text:p>0.3216961279225</text:p>
          </table:table-cell>
          <table:table-cell office:value-type="float" office:value="0.32231324660966" calcext:value-type="float">
            <text:p>0.32231324660966</text:p>
          </table:table-cell>
          <table:table-cell office:value-type="float" office:value="0.321726412668268" calcext:value-type="float">
            <text:p>0.321726412668268</text:p>
          </table:table-cell>
          <table:table-cell office:value-type="float" office:value="0.318564979167179" calcext:value-type="float">
            <text:p>0.318564979167179</text:p>
          </table:table-cell>
          <table:table-cell office:value-type="float" office:value="0.319802855570494" calcext:value-type="float">
            <text:p>0.319802855570494</text:p>
          </table:table-cell>
          <table:table-cell office:value-type="float" office:value="0.319810585650406" calcext:value-type="float">
            <text:p>0.319810585650406</text:p>
          </table:table-cell>
          <table:table-cell office:value-type="float" office:value="0.319420483945202" calcext:value-type="float">
            <text:p>0.319420483945202</text:p>
          </table:table-cell>
          <table:table-cell office:value-type="float" office:value="0.318001072652334" calcext:value-type="float">
            <text:p>0.318001072652334</text:p>
          </table:table-cell>
          <table:table-cell office:value-type="float" office:value="0.31634128359549" calcext:value-type="float">
            <text:p>0.31634128359549</text:p>
          </table:table-cell>
          <table:table-cell office:value-type="float" office:value="0.319143650527185" calcext:value-type="float">
            <text:p>0.319143650527185</text:p>
          </table:table-cell>
          <table:table-cell office:value-type="float" office:value="0.320716886776944" calcext:value-type="float">
            <text:p>0.320716886776944</text:p>
          </table:table-cell>
          <table:table-cell office:value-type="float" office:value="0.322026229832282" calcext:value-type="float">
            <text:p>0.322026229832282</text:p>
          </table:table-cell>
          <table:table-cell office:value-type="float" office:value="0.321711983027041" calcext:value-type="float">
            <text:p>0.321711983027041</text:p>
          </table:table-cell>
          <table:table-cell office:value-type="float" office:value="0.321696945202367" calcext:value-type="float">
            <text:p>0.321696945202367</text:p>
          </table:table-cell>
          <table:table-cell office:value-type="float" office:value="0.322402035622828" calcext:value-type="float">
            <text:p>0.322402035622828</text:p>
          </table:table-cell>
          <table:table-cell office:value-type="float" office:value="0.319627367731489" calcext:value-type="float">
            <text:p>0.319627367731489</text:p>
          </table:table-cell>
          <table:table-cell office:value-type="float" office:value="0.319838678936523" calcext:value-type="float">
            <text:p>0.319838678936523</text:p>
          </table:table-cell>
          <table:table-cell office:value-type="float" office:value="0.316303027275951" calcext:value-type="float">
            <text:p>0.316303027275951</text:p>
          </table:table-cell>
          <table:table-cell office:value-type="float" office:value="0.315205049187342" calcext:value-type="float">
            <text:p>0.315205049187342</text:p>
          </table:table-cell>
          <table:table-cell office:value-type="float" office:value="0.31759071541772" calcext:value-type="float">
            <text:p>0.31759071541772</text:p>
          </table:table-cell>
          <table:table-cell office:value-type="float" office:value="0.318981670557847" calcext:value-type="float">
            <text:p>0.318981670557847</text:p>
          </table:table-cell>
          <table:table-cell office:value-type="float" office:value="0.320547178127671" calcext:value-type="float">
            <text:p>0.320547178127671</text:p>
          </table:table-cell>
          <table:table-cell office:value-type="float" office:value="0.320841266709651" calcext:value-type="float">
            <text:p>0.320841266709651</text:p>
          </table:table-cell>
          <table:table-cell office:value-type="float" office:value="0.318893773569916" calcext:value-type="float">
            <text:p>0.318893773569916</text:p>
          </table:table-cell>
          <table:table-cell office:value-type="float" office:value="0.317158629991053" calcext:value-type="float">
            <text:p>0.317158629991053</text:p>
          </table:table-cell>
          <table:table-cell office:value-type="float" office:value="0.316692514902121" calcext:value-type="float">
            <text:p>0.316692514902121</text:p>
          </table:table-cell>
          <table:table-cell office:value-type="float" office:value="0.317200519593956" calcext:value-type="float">
            <text:p>0.317200519593956</text:p>
          </table:table-cell>
          <table:table-cell office:value-type="float" office:value="0.318065084746365" calcext:value-type="float">
            <text:p>0.318065084746365</text:p>
          </table:table-cell>
          <table:table-cell office:value-type="float" office:value="0.315078674553434" calcext:value-type="float">
            <text:p>0.315078674553434</text:p>
          </table:table-cell>
          <table:table-cell office:value-type="float" office:value="0.314876959328026" calcext:value-type="float">
            <text:p>0.314876959328026</text:p>
          </table:table-cell>
          <table:table-cell office:value-type="float" office:value="0.313814843465232" calcext:value-type="float">
            <text:p>0.313814843465232</text:p>
          </table:table-cell>
          <table:table-cell office:value-type="float" office:value="0.315264369021236" calcext:value-type="float">
            <text:p>0.315264369021236</text:p>
          </table:table-cell>
          <table:table-cell office:value-type="float" office:value="0.318314866027884" calcext:value-type="float">
            <text:p>0.318314866027884</text:p>
          </table:table-cell>
          <table:table-cell office:value-type="float" office:value="0.319592744853002" calcext:value-type="float">
            <text:p>0.319592744853002</text:p>
          </table:table-cell>
          <table:table-cell office:value-type="float" office:value="0.320477758143922" calcext:value-type="float">
            <text:p>0.320477758143922</text:p>
          </table:table-cell>
          <table:table-cell office:value-type="float" office:value="0.317071328694209" calcext:value-type="float">
            <text:p>0.317071328694209</text:p>
          </table:table-cell>
          <table:table-cell office:value-type="float" office:value="0.316794381718056" calcext:value-type="float">
            <text:p>0.316794381718056</text:p>
          </table:table-cell>
          <table:table-cell office:value-type="float" office:value="0.314891339502071" calcext:value-type="float">
            <text:p>0.314891339502071</text:p>
          </table:table-cell>
          <table:table-cell office:value-type="float" office:value="0.313579181976252" calcext:value-type="float">
            <text:p>0.313579181976252</text:p>
          </table:table-cell>
          <table:table-cell office:value-type="float" office:value="0.315541956663023" calcext:value-type="float">
            <text:p>0.315541956663023</text:p>
          </table:table-cell>
          <table:table-cell office:value-type="float" office:value="0.316168320643801" calcext:value-type="float">
            <text:p>0.316168320643801</text:p>
          </table:table-cell>
          <table:table-cell office:value-type="float" office:value="0.315248563645535" calcext:value-type="float">
            <text:p>0.315248563645535</text:p>
          </table:table-cell>
          <table:table-cell office:value-type="float" office:value="0.312608620608094" calcext:value-type="float">
            <text:p>0.312608620608094</text:p>
          </table:table-cell>
          <table:table-cell office:value-type="float" office:value="0.313017759142782" calcext:value-type="float">
            <text:p>0.313017759142782</text:p>
          </table:table-cell>
          <table:table-cell office:value-type="float" office:value="0.315150938820577" calcext:value-type="float">
            <text:p>0.315150938820577</text:p>
          </table:table-cell>
          <table:table-cell office:value-type="float" office:value="0.317973247450209" calcext:value-type="float">
            <text:p>0.317973247450209</text:p>
          </table:table-cell>
          <table:table-cell office:value-type="float" office:value="0.320323950200417" calcext:value-type="float">
            <text:p>0.320323950200417</text:p>
          </table:table-cell>
          <table:table-cell office:value-type="float" office:value="0.319604258894785" calcext:value-type="float">
            <text:p>0.319604258894785</text:p>
          </table:table-cell>
          <table:table-cell office:value-type="float" office:value="0.316919903518429" calcext:value-type="float">
            <text:p>0.316919903518429</text:p>
          </table:table-cell>
          <table:table-cell office:value-type="float" office:value="0.31694264930312" calcext:value-type="float">
            <text:p>0.31694264930312</text:p>
          </table:table-cell>
          <table:table-cell office:value-type="float" office:value="0.313197275272601" calcext:value-type="float">
            <text:p>0.313197275272601</text:p>
          </table:table-cell>
          <table:table-cell office:value-type="float" office:value="0.315408262984171" calcext:value-type="float">
            <text:p>0.315408262984171</text:p>
          </table:table-cell>
          <table:table-cell office:value-type="float" office:value="0.314395104047448" calcext:value-type="float">
            <text:p>0.314395104047448</text:p>
          </table:table-cell>
          <table:table-cell office:value-type="float" office:value="0.311330101657266" calcext:value-type="float">
            <text:p>0.311330101657266</text:p>
          </table:table-cell>
          <table:table-cell office:value-type="float" office:value="0.311502627282599" calcext:value-type="float">
            <text:p>0.311502627282599</text:p>
          </table:table-cell>
          <table:table-cell office:value-type="float" office:value="0.314530345818786" calcext:value-type="float">
            <text:p>0.314530345818786</text:p>
          </table:table-cell>
          <table:table-cell office:value-type="float" office:value="0.317283464486549" calcext:value-type="float">
            <text:p>0.317283464486549</text:p>
          </table:table-cell>
          <table:table-cell office:value-type="float" office:value="0.31863297232374" calcext:value-type="float">
            <text:p>0.31863297232374</text:p>
          </table:table-cell>
          <table:table-cell office:value-type="float" office:value="0.319508785322168" calcext:value-type="float">
            <text:p>0.319508785322168</text:p>
          </table:table-cell>
          <table:table-cell office:value-type="float" office:value="0.316400065902379" calcext:value-type="float">
            <text:p>0.316400065902379</text:p>
          </table:table-cell>
          <table:table-cell office:value-type="float" office:value="0.315539081188606" calcext:value-type="float">
            <text:p>0.315539081188606</text:p>
          </table:table-cell>
          <table:table-cell office:value-type="float" office:value="0.31464713880693" calcext:value-type="float">
            <text:p>0.31464713880693</text:p>
          </table:table-cell>
          <table:table-cell office:value-type="float" office:value="0.311950702363444" calcext:value-type="float">
            <text:p>0.311950702363444</text:p>
          </table:table-cell>
          <table:table-cell office:value-type="float" office:value="0.314846648322048" calcext:value-type="float">
            <text:p>0.314846648322048</text:p>
          </table:table-cell>
          <table:table-cell office:value-type="float" office:value="0.31438056262994" calcext:value-type="float">
            <text:p>0.31438056262994</text:p>
          </table:table-cell>
          <table:table-cell office:value-type="float" office:value="0.310622300737164" calcext:value-type="float">
            <text:p>0.310622300737164</text:p>
          </table:table-cell>
          <table:table-cell office:value-type="float" office:value="0.311815192752723" calcext:value-type="float">
            <text:p>0.311815192752723</text:p>
          </table:table-cell>
          <table:table-cell office:value-type="float" office:value="0.316892839433975" calcext:value-type="float">
            <text:p>0.316892839433975</text:p>
          </table:table-cell>
          <table:table-cell office:value-type="float" office:value="0.319732922227892" calcext:value-type="float">
            <text:p>0.319732922227892</text:p>
          </table:table-cell>
          <table:table-cell office:value-type="float" office:value="0.320039325079766" calcext:value-type="float">
            <text:p>0.320039325079766</text:p>
          </table:table-cell>
          <table:table-cell office:value-type="float" office:value="0.316949696446415" calcext:value-type="float">
            <text:p>0.316949696446415</text:p>
          </table:table-cell>
          <table:table-cell office:value-type="float" office:value="0.316994487938146" calcext:value-type="float">
            <text:p>0.316994487938146</text:p>
          </table:table-cell>
          <table:table-cell office:value-type="float" office:value="0.31400594941275" calcext:value-type="float">
            <text:p>0.31400594941275</text:p>
          </table:table-cell>
          <table:table-cell office:value-type="float" office:value="0.314145532187652" calcext:value-type="float">
            <text:p>0.314145532187652</text:p>
          </table:table-cell>
          <table:table-cell office:value-type="float" office:value="0.314466965647383" calcext:value-type="float">
            <text:p>0.314466965647383</text:p>
          </table:table-cell>
          <table:table-cell office:value-type="float" office:value="0.314052365916425" calcext:value-type="float">
            <text:p>0.314052365916425</text:p>
          </table:table-cell>
          <table:table-cell office:value-type="float" office:value="0.312494861410358" calcext:value-type="float">
            <text:p>0.312494861410358</text:p>
          </table:table-cell>
          <table:table-cell office:value-type="float" office:value="0.31129502014758" calcext:value-type="float">
            <text:p>0.31129502014758</text:p>
          </table:table-cell>
          <table:table-cell office:value-type="float" office:value="0.314140382520156" calcext:value-type="float">
            <text:p>0.314140382520156</text:p>
          </table:table-cell>
          <table:table-cell office:value-type="float" office:value="0.316605825639715" calcext:value-type="float">
            <text:p>0.316605825639715</text:p>
          </table:table-cell>
          <table:table-cell office:value-type="float" office:value="0.320853320834614" calcext:value-type="float">
            <text:p>0.320853320834614</text:p>
          </table:table-cell>
          <table:table-cell office:value-type="float" office:value="0.322017322469854" calcext:value-type="float">
            <text:p>0.322017322469854</text:p>
          </table:table-cell>
          <table:table-cell office:value-type="float" office:value="0.322237840906334" calcext:value-type="float">
            <text:p>0.322237840906334</text:p>
          </table:table-cell>
          <table:table-cell office:value-type="float" office:value="0.318746396949723" calcext:value-type="float">
            <text:p>0.318746396949723</text:p>
          </table:table-cell>
          <table:table-cell office:value-type="float" office:value="0.317470350624638" calcext:value-type="float">
            <text:p>0.317470350624638</text:p>
          </table:table-cell>
          <table:table-cell office:value-type="float" office:value="0.313341518108027" calcext:value-type="float">
            <text:p>0.313341518108027</text:p>
          </table:table-cell>
          <table:table-cell office:value-type="float" office:value="0.313518375444987" calcext:value-type="float">
            <text:p>0.313518375444987</text:p>
          </table:table-cell>
          <table:table-cell office:value-type="float" office:value="0.314470412374592" calcext:value-type="float">
            <text:p>0.314470412374592</text:p>
          </table:table-cell>
          <table:table-cell office:value-type="float" office:value="0.314960208462381" calcext:value-type="float">
            <text:p>0.314960208462381</text:p>
          </table:table-cell>
          <table:table-cell office:value-type="float" office:value="0.313811289295386" calcext:value-type="float">
            <text:p>0.313811289295386</text:p>
          </table:table-cell>
          <table:table-cell office:value-type="float" office:value="0.312638484931658" calcext:value-type="float">
            <text:p>0.312638484931658</text:p>
          </table:table-cell>
          <table:table-cell office:value-type="float" office:value="0.313888793694932" calcext:value-type="float">
            <text:p>0.313888793694932</text:p>
          </table:table-cell>
          <table:table-cell office:value-type="float" office:value="0.314591317411482" calcext:value-type="float">
            <text:p>0.314591317411482</text:p>
          </table:table-cell>
          <table:table-cell office:value-type="float" office:value="0.319503300741375" calcext:value-type="float">
            <text:p>0.319503300741375</text:p>
          </table:table-cell>
          <table:table-cell office:value-type="float" office:value="0.321286602619828" calcext:value-type="float">
            <text:p>0.321286602619828</text:p>
          </table:table-cell>
          <table:table-cell office:value-type="float" office:value="0.323009865337161" calcext:value-type="float">
            <text:p>0.323009865337161</text:p>
          </table:table-cell>
          <table:table-cell office:value-type="float" office:value="0.323392292140218" calcext:value-type="float">
            <text:p>0.323392292140218</text:p>
          </table:table-cell>
          <table:table-cell office:value-type="float" office:value="0.320298799957588" calcext:value-type="float">
            <text:p>0.320298799957588</text:p>
          </table:table-cell>
          <table:table-cell office:value-type="float" office:value="0.319028430739531" calcext:value-type="float">
            <text:p>0.319028430739531</text:p>
          </table:table-cell>
          <table:table-cell office:value-type="float" office:value="0.314428998961995" calcext:value-type="float">
            <text:p>0.314428998961995</text:p>
          </table:table-cell>
          <table:table-cell office:value-type="float" office:value="0.314290908393644" calcext:value-type="float">
            <text:p>0.314290908393644</text:p>
          </table:table-cell>
          <table:table-cell office:value-type="float" office:value="0.315847979374418" calcext:value-type="float">
            <text:p>0.315847979374418</text:p>
          </table:table-cell>
          <table:table-cell office:value-type="float" office:value="0.313211786204832" calcext:value-type="float">
            <text:p>0.313211786204832</text:p>
          </table:table-cell>
          <table:table-cell office:value-type="float" office:value="0.313983937852084" calcext:value-type="float">
            <text:p>0.313983937852084</text:p>
          </table:table-cell>
          <table:table-cell office:value-type="float" office:value="0.316890306331662" calcext:value-type="float">
            <text:p>0.316890306331662</text:p>
          </table:table-cell>
          <table:table-cell office:value-type="float" office:value="0.319311091090088" calcext:value-type="float">
            <text:p>0.319311091090088</text:p>
          </table:table-cell>
          <table:table-cell office:value-type="float" office:value="0.320935927541692" calcext:value-type="float">
            <text:p>0.320935927541692</text:p>
          </table:table-cell>
          <table:table-cell office:value-type="float" office:value="0.323173393114615" calcext:value-type="float">
            <text:p>0.323173393114615</text:p>
          </table:table-cell>
          <table:table-cell office:value-type="float" office:value="0.323741801751179" calcext:value-type="float">
            <text:p>0.323741801751179</text:p>
          </table:table-cell>
          <table:table-cell office:value-type="float" office:value="0.321519899672622" calcext:value-type="float">
            <text:p>0.321519899672622</text:p>
          </table:table-cell>
          <table:table-cell office:value-type="float" office:value="0.321399906661842" calcext:value-type="float">
            <text:p>0.321399906661842</text:p>
          </table:table-cell>
          <table:table-cell office:value-type="float" office:value="0.317203891280917" calcext:value-type="float">
            <text:p>0.317203891280917</text:p>
          </table:table-cell>
          <table:table-cell office:value-type="float" office:value="0.317950792147635" calcext:value-type="float">
            <text:p>0.317950792147635</text:p>
          </table:table-cell>
          <table:table-cell office:value-type="float" office:value="0.319324533389497" calcext:value-type="float">
            <text:p>0.319324533389497</text:p>
          </table:table-cell>
          <table:table-cell office:value-type="float" office:value="0.318116722018315" calcext:value-type="float">
            <text:p>0.318116722018315</text:p>
          </table:table-cell>
          <table:table-cell office:value-type="float" office:value="0.317364957949004" calcext:value-type="float">
            <text:p>0.317364957949004</text:p>
          </table:table-cell>
          <table:table-cell office:value-type="float" office:value="0.318570267753488" calcext:value-type="float">
            <text:p>0.318570267753488</text:p>
          </table:table-cell>
          <table:table-cell office:value-type="float" office:value="0.323108688777736" calcext:value-type="float">
            <text:p>0.323108688777736</text:p>
          </table:table-cell>
          <table:table-cell office:value-type="float" office:value="0.325306510025814" calcext:value-type="float">
            <text:p>0.325306510025814</text:p>
          </table:table-cell>
          <table:table-cell office:value-type="float" office:value="0.327916229210167" calcext:value-type="float">
            <text:p>0.327916229210167</text:p>
          </table:table-cell>
          <table:table-cell office:value-type="float" office:value="0.327536083582419" calcext:value-type="float">
            <text:p>0.327536083582419</text:p>
          </table:table-cell>
          <table:table-cell office:value-type="float" office:value="0.331059189507712" calcext:value-type="float">
            <text:p>0.331059189507712</text:p>
          </table:table-cell>
          <table:table-cell office:value-type="float" office:value="0.33015152368226" calcext:value-type="float">
            <text:p>0.33015152368226</text:p>
          </table:table-cell>
          <table:table-cell office:value-type="float" office:value="0.329645459605927" calcext:value-type="float">
            <text:p>0.329645459605927</text:p>
          </table:table-cell>
          <table:table-cell office:value-type="float" office:value="0.33097910839251" calcext:value-type="float">
            <text:p>0.33097910839251</text:p>
          </table:table-cell>
          <table:table-cell office:value-type="float" office:value="0.330879136477665" calcext:value-type="float">
            <text:p>0.330879136477665</text:p>
          </table:table-cell>
          <table:table-cell office:value-type="float" office:value="0.326081294416078" calcext:value-type="float">
            <text:p>0.326081294416078</text:p>
          </table:table-cell>
          <table:table-cell office:value-type="float" office:value="0.325578849778393" calcext:value-type="float">
            <text:p>0.325578849778393</text:p>
          </table:table-cell>
          <table:table-cell office:value-type="float" office:value="0.325686811815334" calcext:value-type="float">
            <text:p>0.325686811815334</text:p>
          </table:table-cell>
          <table:table-cell office:value-type="float" office:value="0.325217642519268" calcext:value-type="float">
            <text:p>0.325217642519268</text:p>
          </table:table-cell>
          <table:table-cell office:value-type="float" office:value="0.325218651610741" calcext:value-type="float">
            <text:p>0.325218651610741</text:p>
          </table:table-cell>
          <table:table-cell office:value-type="float" office:value="0.325356004950375" calcext:value-type="float">
            <text:p>0.325356004950375</text:p>
          </table:table-cell>
          <table:table-cell office:value-type="float" office:value="0.325027793288297" calcext:value-type="float">
            <text:p>0.325027793288297</text:p>
          </table:table-cell>
          <table:table-cell office:value-type="float" office:value="0.325181383784792" calcext:value-type="float">
            <text:p>0.325181383784792</text:p>
          </table:table-cell>
          <table:table-cell office:value-type="float" office:value="0.325126354272365" calcext:value-type="float">
            <text:p>0.325126354272365</text:p>
          </table:table-cell>
          <table:table-cell office:value-type="float" office:value="0.325061816490155" calcext:value-type="float">
            <text:p>0.325061816490155</text:p>
          </table:table-cell>
          <table:table-cell office:value-type="float" office:value="0.325093582676418" calcext:value-type="float">
            <text:p>0.325093582676418</text:p>
          </table:table-cell>
          <table:table-cell office:value-type="float" office:value="0.325084986825745" calcext:value-type="float">
            <text:p>0.325084986825745</text:p>
          </table:table-cell>
          <table:table-cell office:value-type="float" office:value="0.325085901621583" calcext:value-type="float">
            <text:p>0.325085901621583</text:p>
          </table:table-cell>
          <table:table-cell office:value-type="float" office:value="0.325015276875328" calcext:value-type="float">
            <text:p>0.325015276875328</text:p>
          </table:table-cell>
          <table:table-cell office:value-type="float" office:value="0.325132796269165" calcext:value-type="float">
            <text:p>0.325132796269165</text:p>
          </table:table-cell>
          <table:table-cell office:value-type="float" office:value="0.325080419568399" calcext:value-type="float">
            <text:p>0.325080419568399</text:p>
          </table:table-cell>
          <table:table-cell office:value-type="float" office:value="0.325049856016598" calcext:value-type="float">
            <text:p>0.325049856016598</text:p>
          </table:table-cell>
          <table:table-cell office:value-type="float" office:value="0.325062077702553" calcext:value-type="float">
            <text:p>0.325062077702553</text:p>
          </table:table-cell>
          <table:table-cell office:value-type="float" office:value="0.325096310036676" calcext:value-type="float">
            <text:p>0.325096310036676</text:p>
          </table:table-cell>
          <table:table-cell office:value-type="float" office:value="0.325127452812422" calcext:value-type="float">
            <text:p>0.325127452812422</text:p>
          </table:table-cell>
          <table:table-cell office:value-type="float" office:value="0.325108378874077" calcext:value-type="float">
            <text:p>0.325108378874077</text:p>
          </table:table-cell>
          <table:table-cell office:value-type="float" office:value="0.325027052981558" calcext:value-type="float">
            <text:p>0.325027052981558</text:p>
          </table:table-cell>
          <table:table-cell office:value-type="float" office:value="0.325129405252004" calcext:value-type="float">
            <text:p>0.325129405252004</text:p>
          </table:table-cell>
          <table:table-cell office:value-type="float" office:value="0.325069166738183" calcext:value-type="float">
            <text:p>0.325069166738183</text:p>
          </table:table-cell>
          <table:table-cell office:value-type="float" office:value="0.325087760399683" calcext:value-type="float">
            <text:p>0.325087760399683</text:p>
          </table:table-cell>
          <table:table-cell office:value-type="float" office:value="0.325081873682242" calcext:value-type="float">
            <text:p>0.325081873682242</text:p>
          </table:table-cell>
          <table:table-cell office:value-type="float" office:value="0.325053790305135" calcext:value-type="float">
            <text:p>0.325053790305135</text:p>
          </table:table-cell>
          <table:table-cell office:value-type="float" office:value="0.325062286451455" calcext:value-type="float">
            <text:p>0.325062286451455</text:p>
          </table:table-cell>
          <table:table-cell office:value-type="float" office:value="0.325080169445285" calcext:value-type="float">
            <text:p>0.325080169445285</text:p>
          </table:table-cell>
          <table:table-cell office:value-type="float" office:value="0.325164565451779" calcext:value-type="float">
            <text:p>0.325164565451779</text:p>
          </table:table-cell>
          <table:table-cell office:value-type="float" office:value="0.325050860424498" calcext:value-type="float">
            <text:p>0.325050860424498</text:p>
          </table:table-cell>
          <table:table-cell office:value-type="float" office:value="0.325049319590033" calcext:value-type="float">
            <text:p>0.325049319590033</text:p>
          </table:table-cell>
          <table:table-cell office:value-type="float" office:value="0.325137841960978" calcext:value-type="float">
            <text:p>0.325137841960978</text:p>
          </table:table-cell>
          <table:table-cell office:value-type="float" office:value="0.325142147557764" calcext:value-type="float">
            <text:p>0.325142147557764</text:p>
          </table:table-cell>
          <table:table-cell office:value-type="float" office:value="0.325111105263142" calcext:value-type="float">
            <text:p>0.325111105263142</text:p>
          </table:table-cell>
          <table:table-cell office:value-type="float" office:value="0.325109494769962" calcext:value-type="float">
            <text:p>0.325109494769962</text:p>
          </table:table-cell>
          <table:table-cell office:value-type="float" office:value="0.325060683336294" calcext:value-type="float">
            <text:p>0.325060683336294</text:p>
          </table:table-cell>
          <table:table-cell office:value-type="float" office:value="0.325064333692179" calcext:value-type="float">
            <text:p>0.325064333692179</text:p>
          </table:table-cell>
          <table:table-cell office:value-type="float" office:value="0.325117426105172" calcext:value-type="float">
            <text:p>0.325117426105172</text:p>
          </table:table-cell>
          <table:table-cell office:value-type="float" office:value="0.325019575169367" calcext:value-type="float">
            <text:p>0.325019575169367</text:p>
          </table:table-cell>
          <table:table-cell office:value-type="float" office:value="0.325121152844096" calcext:value-type="float">
            <text:p>0.325121152844096</text:p>
          </table:table-cell>
          <table:table-cell office:value-type="float" office:value="0.325115123298293" calcext:value-type="float">
            <text:p>0.325115123298293</text:p>
          </table:table-cell>
          <table:table-cell office:value-type="float" office:value="0.325111906091815" calcext:value-type="float">
            <text:p>0.325111906091815</text:p>
          </table:table-cell>
          <table:table-cell office:value-type="float" office:value="0.325076043351299" calcext:value-type="float">
            <text:p>0.325076043351299</text:p>
          </table:table-cell>
          <table:table-cell office:value-type="float" office:value="0.325043341068357" calcext:value-type="float">
            <text:p>0.325043341068357</text:p>
          </table:table-cell>
          <table:table-cell office:value-type="float" office:value="0.325151196528821" calcext:value-type="float">
            <text:p>0.325151196528821</text:p>
          </table:table-cell>
          <table:table-cell office:value-type="float" office:value="0.325092511339132" calcext:value-type="float">
            <text:p>0.325092511339132</text:p>
          </table:table-cell>
          <table:table-cell office:value-type="float" office:value="0.325061379191096" calcext:value-type="float">
            <text:p>0.325061379191096</text:p>
          </table:table-cell>
          <table:table-cell office:value-type="float" office:value="0.325090743824515" calcext:value-type="float">
            <text:p>0.325090743824515</text:p>
          </table:table-cell>
          <table:table-cell office:value-type="float" office:value="0.325089428483724" calcext:value-type="float">
            <text:p>0.325089428483724</text:p>
          </table:table-cell>
          <table:table-cell office:value-type="float" office:value="0.325152095196093" calcext:value-type="float">
            <text:p>0.325152095196093</text:p>
          </table:table-cell>
          <table:table-cell office:value-type="float" office:value="0.325113278162796" calcext:value-type="float">
            <text:p>0.325113278162796</text:p>
          </table:table-cell>
          <table:table-cell office:value-type="float" office:value="0.325092606403214" calcext:value-type="float">
            <text:p>0.325092606403214</text:p>
          </table:table-cell>
          <table:table-cell office:value-type="float" office:value="0.325126119153911" calcext:value-type="float">
            <text:p>0.325126119153911</text:p>
          </table:table-cell>
          <table:table-cell office:value-type="float" office:value="0.325045171482077" calcext:value-type="float">
            <text:p>0.325045171482077</text:p>
          </table:table-cell>
          <table:table-cell office:value-type="float" office:value="0.325117080267226" calcext:value-type="float">
            <text:p>0.325117080267226</text:p>
          </table:table-cell>
          <table:table-cell office:value-type="float" office:value="0.325017116537985" calcext:value-type="float">
            <text:p>0.325017116537985</text:p>
          </table:table-cell>
          <table:table-cell office:value-type="float" office:value="0.325070518744397" calcext:value-type="float">
            <text:p>0.325070518744397</text:p>
          </table:table-cell>
          <table:table-cell office:value-type="float" office:value="0.325098016431174" calcext:value-type="float">
            <text:p>0.325098016431174</text:p>
          </table:table-cell>
          <table:table-cell office:value-type="float" office:value="0.325026114519844" calcext:value-type="float">
            <text:p>0.325026114519844</text:p>
          </table:table-cell>
          <table:table-cell office:value-type="float" office:value="0.325025936873436" calcext:value-type="float">
            <text:p>0.325025936873436</text:p>
          </table:table-cell>
          <table:table-cell office:value-type="float" office:value="0.324923742825912" calcext:value-type="float">
            <text:p>0.324923742825912</text:p>
          </table:table-cell>
          <table:table-cell office:value-type="float" office:value="0.325012734423225" calcext:value-type="float">
            <text:p>0.325012734423225</text:p>
          </table:table-cell>
          <table:table-cell office:value-type="float" office:value="0.32502567894852" calcext:value-type="float">
            <text:p>0.32502567894852</text:p>
          </table:table-cell>
          <table:table-cell office:value-type="float" office:value="0.325041625654091" calcext:value-type="float">
            <text:p>0.325041625654091</text:p>
          </table:table-cell>
          <table:table-cell office:value-type="float" office:value="0.324920897904827" calcext:value-type="float">
            <text:p>0.324920897904827</text:p>
          </table:table-cell>
          <table:table-cell office:value-type="float" office:value="0.324944400461349" calcext:value-type="float">
            <text:p>0.324944400461349</text:p>
          </table:table-cell>
          <table:table-cell office:value-type="float" office:value="0.324964165094305" calcext:value-type="float">
            <text:p>0.324964165094305</text:p>
          </table:table-cell>
          <table:table-cell office:value-type="float" office:value="0.325026654551973" calcext:value-type="float">
            <text:p>0.325026654551973</text:p>
          </table:table-cell>
          <table:table-cell office:value-type="float" office:value="0.325033162484765" calcext:value-type="float">
            <text:p>0.325033162484765</text:p>
          </table:table-cell>
          <table:table-cell office:value-type="float" office:value="0.325023057127213" calcext:value-type="float">
            <text:p>0.325023057127213</text:p>
          </table:table-cell>
          <table:table-cell office:value-type="float" office:value="0.324955592957818" calcext:value-type="float">
            <text:p>0.324955592957818</text:p>
          </table:table-cell>
          <table:table-cell office:value-type="float" office:value="0.32502110629279" calcext:value-type="float">
            <text:p>0.32502110629279</text:p>
          </table:table-cell>
          <table:table-cell office:value-type="float" office:value="0.324953780564687" calcext:value-type="float">
            <text:p>0.324953780564687</text:p>
          </table:table-cell>
          <table:table-cell office:value-type="float" office:value="0.324993694508119" calcext:value-type="float">
            <text:p>0.324993694508119</text:p>
          </table:table-cell>
          <table:table-cell office:value-type="float" office:value="0.325064580633911" calcext:value-type="float">
            <text:p>0.325064580633911</text:p>
          </table:table-cell>
          <table:table-cell office:value-type="float" office:value="0.325001723046361" calcext:value-type="float">
            <text:p>0.325001723046361</text:p>
          </table:table-cell>
          <table:table-cell office:value-type="float" office:value="0.325002378374199" calcext:value-type="float">
            <text:p>0.325002378374199</text:p>
          </table:table-cell>
          <table:table-cell office:value-type="float" office:value="0.325002833005614" calcext:value-type="float">
            <text:p>0.325002833005614</text:p>
          </table:table-cell>
          <table:table-cell office:value-type="float" office:value="0.324910725172445" calcext:value-type="float">
            <text:p>0.324910725172445</text:p>
          </table:table-cell>
          <table:table-cell office:value-type="float" office:value="0.325010029128559" calcext:value-type="float">
            <text:p>0.325010029128559</text:p>
          </table:table-cell>
          <table:table-cell office:value-type="float" office:value="0.324991811385701" calcext:value-type="float">
            <text:p>0.324991811385701</text:p>
          </table:table-cell>
          <table:table-cell office:value-type="float" office:value="0.325036280983945" calcext:value-type="float">
            <text:p>0.325036280983945</text:p>
          </table:table-cell>
          <table:table-cell office:value-type="float" office:value="0.324957423404506" calcext:value-type="float">
            <text:p>0.324957423404506</text:p>
          </table:table-cell>
          <table:table-cell office:value-type="float" office:value="0.324977546669171" calcext:value-type="float">
            <text:p>0.324977546669171</text:p>
          </table:table-cell>
          <table:table-cell office:value-type="float" office:value="0.324862809605076" calcext:value-type="float">
            <text:p>0.324862809605076</text:p>
          </table:table-cell>
          <table:table-cell office:value-type="float" office:value="0.324950826546294" calcext:value-type="float">
            <text:p>0.324950826546294</text:p>
          </table:table-cell>
          <table:table-cell office:value-type="float" office:value="0.324944410622265" calcext:value-type="float">
            <text:p>0.324944410622265</text:p>
          </table:table-cell>
          <table:table-cell office:value-type="float" office:value="0.324992391221665" calcext:value-type="float">
            <text:p>0.324992391221665</text:p>
          </table:table-cell>
          <table:table-cell office:value-type="float" office:value="0.324915469010307" calcext:value-type="float">
            <text:p>0.324915469010307</text:p>
          </table:table-cell>
          <table:table-cell office:value-type="float" office:value="0.325033665954808" calcext:value-type="float">
            <text:p>0.325033665954808</text:p>
          </table:table-cell>
          <table:table-cell office:value-type="float" office:value="0.324994508030028" calcext:value-type="float">
            <text:p>0.324994508030028</text:p>
          </table:table-cell>
          <table:table-cell office:value-type="float" office:value="0.325030534009509" calcext:value-type="float">
            <text:p>0.325030534009509</text:p>
          </table:table-cell>
          <table:table-cell office:value-type="float" office:value="0.324934987621016" calcext:value-type="float">
            <text:p>0.324934987621016</text:p>
          </table:table-cell>
          <table:table-cell office:value-type="float" office:value="0.324912634574437" calcext:value-type="float">
            <text:p>0.324912634574437</text:p>
          </table:table-cell>
          <table:table-cell office:value-type="float" office:value="0.325005342993887" calcext:value-type="float">
            <text:p>0.325005342993887</text:p>
          </table:table-cell>
          <table:table-cell office:value-type="float" office:value="0.324978822025422" calcext:value-type="float">
            <text:p>0.324978822025422</text:p>
          </table:table-cell>
          <table:table-cell office:value-type="float" office:value="0.324992033187664" calcext:value-type="float">
            <text:p>0.324992033187664</text:p>
          </table:table-cell>
          <table:table-cell office:value-type="float" office:value="0.32494705108081" calcext:value-type="float">
            <text:p>0.32494705108081</text:p>
          </table:table-cell>
          <table:table-cell office:value-type="float" office:value="0.324948747516493" calcext:value-type="float">
            <text:p>0.324948747516493</text:p>
          </table:table-cell>
          <table:table-cell office:value-type="float" office:value="0.325002305289164" calcext:value-type="float">
            <text:p>0.325002305289164</text:p>
          </table:table-cell>
          <table:table-cell office:value-type="float" office:value="0.324979938858411" calcext:value-type="float">
            <text:p>0.324979938858411</text:p>
          </table:table-cell>
          <table:table-cell office:value-type="float" office:value="0.324951210264275" calcext:value-type="float">
            <text:p>0.324951210264275</text:p>
          </table:table-cell>
          <table:table-cell office:value-type="float" office:value="0.324971770944702" calcext:value-type="float">
            <text:p>0.324971770944702</text:p>
          </table:table-cell>
          <table:table-cell office:value-type="float" office:value="0.325001154631753" calcext:value-type="float">
            <text:p>0.325001154631753</text:p>
          </table:table-cell>
          <table:table-cell table:number-columns-repeated="457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57927642384395" calcext:value-type="float">
            <text:p>-0.357927642384395</text:p>
          </table:table-cell>
          <table:table-cell office:value-type="float" office:value="-0.358260712693354" calcext:value-type="float">
            <text:p>-0.358260712693354</text:p>
          </table:table-cell>
          <table:table-cell office:value-type="float" office:value="-0.358521066962015" calcext:value-type="float">
            <text:p>-0.358521066962015</text:p>
          </table:table-cell>
          <table:table-cell office:value-type="float" office:value="-0.358693465291092" calcext:value-type="float">
            <text:p>-0.358693465291092</text:p>
          </table:table-cell>
          <table:table-cell office:value-type="float" office:value="-0.358952811227447" calcext:value-type="float">
            <text:p>-0.358952811227447</text:p>
          </table:table-cell>
          <table:table-cell office:value-type="float" office:value="-0.358114383606774" calcext:value-type="float">
            <text:p>-0.358114383606774</text:p>
          </table:table-cell>
          <table:table-cell office:value-type="float" office:value="-0.359204693189083" calcext:value-type="float">
            <text:p>-0.359204693189083</text:p>
          </table:table-cell>
          <table:table-cell office:value-type="float" office:value="-0.358358470340813" calcext:value-type="float">
            <text:p>-0.358358470340813</text:p>
          </table:table-cell>
          <table:table-cell office:value-type="float" office:value="-0.358632012253749" calcext:value-type="float">
            <text:p>-0.358632012253749</text:p>
          </table:table-cell>
          <table:table-cell office:value-type="float" office:value="-0.357849253511453" calcext:value-type="float">
            <text:p>-0.357849253511453</text:p>
          </table:table-cell>
          <table:table-cell office:value-type="float" office:value="-0.358203722395408" calcext:value-type="float">
            <text:p>-0.358203722395408</text:p>
          </table:table-cell>
          <table:table-cell office:value-type="float" office:value="-0.359123801114425" calcext:value-type="float">
            <text:p>-0.359123801114425</text:p>
          </table:table-cell>
          <table:table-cell office:value-type="float" office:value="-0.358155000754116" calcext:value-type="float">
            <text:p>-0.358155000754116</text:p>
          </table:table-cell>
          <table:table-cell office:value-type="float" office:value="-0.358347248937641" calcext:value-type="float">
            <text:p>-0.358347248937641</text:p>
          </table:table-cell>
          <table:table-cell office:value-type="float" office:value="-0.358833175202848" calcext:value-type="float">
            <text:p>-0.358833175202848</text:p>
          </table:table-cell>
          <table:table-cell office:value-type="float" office:value="-0.359531865214901" calcext:value-type="float">
            <text:p>-0.359531865214901</text:p>
          </table:table-cell>
          <table:table-cell office:value-type="float" office:value="-0.359172115335557" calcext:value-type="float">
            <text:p>-0.359172115335557</text:p>
          </table:table-cell>
          <table:table-cell office:value-type="float" office:value="-0.359042475647379" calcext:value-type="float">
            <text:p>-0.359042475647379</text:p>
          </table:table-cell>
          <table:table-cell office:value-type="float" office:value="-0.359553402605269" calcext:value-type="float">
            <text:p>-0.359553402605269</text:p>
          </table:table-cell>
          <table:table-cell office:value-type="float" office:value="-0.357909699763859" calcext:value-type="float">
            <text:p>-0.357909699763859</text:p>
          </table:table-cell>
          <table:table-cell office:value-type="float" office:value="-0.359313034003013" calcext:value-type="float">
            <text:p>-0.359313034003013</text:p>
          </table:table-cell>
          <table:table-cell office:value-type="float" office:value="-0.358728385158099" calcext:value-type="float">
            <text:p>-0.358728385158099</text:p>
          </table:table-cell>
          <table:table-cell office:value-type="float" office:value="-0.358697253173351" calcext:value-type="float">
            <text:p>-0.358697253173351</text:p>
          </table:table-cell>
          <table:table-cell office:value-type="float" office:value="-0.359359521925585" calcext:value-type="float">
            <text:p>-0.359359521925585</text:p>
          </table:table-cell>
          <table:table-cell office:value-type="float" office:value="-0.358260968906456" calcext:value-type="float">
            <text:p>-0.358260968906456</text:p>
          </table:table-cell>
          <table:table-cell office:value-type="float" office:value="-0.359200915788396" calcext:value-type="float">
            <text:p>-0.359200915788396</text:p>
          </table:table-cell>
          <table:table-cell office:value-type="float" office:value="-0.358990880216334" calcext:value-type="float">
            <text:p>-0.358990880216334</text:p>
          </table:table-cell>
          <table:table-cell office:value-type="float" office:value="-0.3588131788015" calcext:value-type="float">
            <text:p>-0.3588131788015</text:p>
          </table:table-cell>
          <table:table-cell office:value-type="float" office:value="-0.358865770411447" calcext:value-type="float">
            <text:p>-0.358865770411447</text:p>
          </table:table-cell>
          <table:table-cell office:value-type="float" office:value="-0.359495730396933" calcext:value-type="float">
            <text:p>-0.359495730396933</text:p>
          </table:table-cell>
          <table:table-cell office:value-type="float" office:value="-0.357647618736215" calcext:value-type="float">
            <text:p>-0.357647618736215</text:p>
          </table:table-cell>
          <table:table-cell office:value-type="float" office:value="-0.358541811183489" calcext:value-type="float">
            <text:p>-0.358541811183489</text:p>
          </table:table-cell>
          <table:table-cell office:value-type="float" office:value="-0.358676694357065" calcext:value-type="float">
            <text:p>-0.358676694357065</text:p>
          </table:table-cell>
          <table:table-cell office:value-type="float" office:value="-0.35843758515135" calcext:value-type="float">
            <text:p>-0.35843758515135</text:p>
          </table:table-cell>
          <table:table-cell office:value-type="float" office:value="-0.359278592563945" calcext:value-type="float">
            <text:p>-0.359278592563945</text:p>
          </table:table-cell>
          <table:table-cell office:value-type="float" office:value="-0.359049036598027" calcext:value-type="float">
            <text:p>-0.359049036598027</text:p>
          </table:table-cell>
          <table:table-cell office:value-type="float" office:value="-0.358661134098846" calcext:value-type="float">
            <text:p>-0.358661134098846</text:p>
          </table:table-cell>
          <table:table-cell office:value-type="float" office:value="-0.358161259149409" calcext:value-type="float">
            <text:p>-0.358161259149409</text:p>
          </table:table-cell>
          <table:table-cell office:value-type="float" office:value="-0.359236721643825" calcext:value-type="float">
            <text:p>-0.359236721643825</text:p>
          </table:table-cell>
          <table:table-cell office:value-type="float" office:value="-0.360483490623144" calcext:value-type="float">
            <text:p>-0.360483490623144</text:p>
          </table:table-cell>
          <table:table-cell office:value-type="float" office:value="-0.367312965663525" calcext:value-type="float">
            <text:p>-0.367312965663525</text:p>
          </table:table-cell>
          <table:table-cell office:value-type="float" office:value="-0.356557758352166" calcext:value-type="float">
            <text:p>-0.356557758352166</text:p>
          </table:table-cell>
          <table:table-cell office:value-type="float" office:value="-0.357720296782426" calcext:value-type="float">
            <text:p>-0.357720296782426</text:p>
          </table:table-cell>
          <table:table-cell office:value-type="float" office:value="-0.353086593627608" calcext:value-type="float">
            <text:p>-0.353086593627608</text:p>
          </table:table-cell>
          <table:table-cell office:value-type="float" office:value="-0.348799032926539" calcext:value-type="float">
            <text:p>-0.348799032926539</text:p>
          </table:table-cell>
          <table:table-cell office:value-type="float" office:value="-0.35399783767573" calcext:value-type="float">
            <text:p>-0.35399783767573</text:p>
          </table:table-cell>
          <table:table-cell office:value-type="float" office:value="-0.371317106130918" calcext:value-type="float">
            <text:p>-0.371317106130918</text:p>
          </table:table-cell>
          <table:table-cell office:value-type="float" office:value="-0.366416657244145" calcext:value-type="float">
            <text:p>-0.366416657244145</text:p>
          </table:table-cell>
          <table:table-cell office:value-type="float" office:value="-0.356787827564004" calcext:value-type="float">
            <text:p>-0.356787827564004</text:p>
          </table:table-cell>
          <table:table-cell office:value-type="float" office:value="-0.351866060881899" calcext:value-type="float">
            <text:p>-0.351866060881899</text:p>
          </table:table-cell>
          <table:table-cell office:value-type="float" office:value="-0.346973171267436" calcext:value-type="float">
            <text:p>-0.346973171267436</text:p>
          </table:table-cell>
          <table:table-cell office:value-type="float" office:value="-0.335476963814214" calcext:value-type="float">
            <text:p>-0.335476963814214</text:p>
          </table:table-cell>
          <table:table-cell office:value-type="float" office:value="-0.338434899285993" calcext:value-type="float">
            <text:p>-0.338434899285993</text:p>
          </table:table-cell>
          <table:table-cell office:value-type="float" office:value="-0.338377814459775" calcext:value-type="float">
            <text:p>-0.338377814459775</text:p>
          </table:table-cell>
          <table:table-cell office:value-type="float" office:value="-0.326665641068645" calcext:value-type="float">
            <text:p>-0.326665641068645</text:p>
          </table:table-cell>
          <table:table-cell office:value-type="float" office:value="-0.317528548798082" calcext:value-type="float">
            <text:p>-0.317528548798082</text:p>
          </table:table-cell>
          <table:table-cell office:value-type="float" office:value="-0.31000130604953" calcext:value-type="float">
            <text:p>-0.31000130604953</text:p>
          </table:table-cell>
          <table:table-cell office:value-type="float" office:value="-0.306312474235986" calcext:value-type="float">
            <text:p>-0.306312474235986</text:p>
          </table:table-cell>
          <table:table-cell office:value-type="float" office:value="-0.296612788310844" calcext:value-type="float">
            <text:p>-0.296612788310844</text:p>
          </table:table-cell>
          <table:table-cell office:value-type="float" office:value="-0.309193900666357" calcext:value-type="float">
            <text:p>-0.309193900666357</text:p>
          </table:table-cell>
          <table:table-cell office:value-type="float" office:value="-0.308924673652819" calcext:value-type="float">
            <text:p>-0.308924673652819</text:p>
          </table:table-cell>
          <table:table-cell office:value-type="float" office:value="-0.302319454434502" calcext:value-type="float">
            <text:p>-0.302319454434502</text:p>
          </table:table-cell>
          <table:table-cell office:value-type="float" office:value="-0.309396595339461" calcext:value-type="float">
            <text:p>-0.309396595339461</text:p>
          </table:table-cell>
          <table:table-cell office:value-type="float" office:value="-0.314134639011453" calcext:value-type="float">
            <text:p>-0.314134639011453</text:p>
          </table:table-cell>
          <table:table-cell office:value-type="float" office:value="-0.314080338575403" calcext:value-type="float">
            <text:p>-0.314080338575403</text:p>
          </table:table-cell>
          <table:table-cell office:value-type="float" office:value="-0.320042166190139" calcext:value-type="float">
            <text:p>-0.320042166190139</text:p>
          </table:table-cell>
          <table:table-cell office:value-type="float" office:value="-0.325392622046324" calcext:value-type="float">
            <text:p>-0.325392622046324</text:p>
          </table:table-cell>
          <table:table-cell office:value-type="float" office:value="-0.341807059831512" calcext:value-type="float">
            <text:p>-0.341807059831512</text:p>
          </table:table-cell>
          <table:table-cell office:value-type="float" office:value="-0.327931653905278" calcext:value-type="float">
            <text:p>-0.327931653905278</text:p>
          </table:table-cell>
          <table:table-cell office:value-type="float" office:value="-0.326636664162654" calcext:value-type="float">
            <text:p>-0.326636664162654</text:p>
          </table:table-cell>
          <table:table-cell office:value-type="float" office:value="-0.315981384958299" calcext:value-type="float">
            <text:p>-0.315981384958299</text:p>
          </table:table-cell>
          <table:table-cell office:value-type="float" office:value="-0.302457094463348" calcext:value-type="float">
            <text:p>-0.302457094463348</text:p>
          </table:table-cell>
          <table:table-cell office:value-type="float" office:value="-0.316762110189566" calcext:value-type="float">
            <text:p>-0.316762110189566</text:p>
          </table:table-cell>
          <table:table-cell office:value-type="float" office:value="-0.312493274518152" calcext:value-type="float">
            <text:p>-0.312493274518152</text:p>
          </table:table-cell>
          <table:table-cell office:value-type="float" office:value="-0.332909951492707" calcext:value-type="float">
            <text:p>-0.332909951492707</text:p>
          </table:table-cell>
          <table:table-cell office:value-type="float" office:value="-0.334548713633996" calcext:value-type="float">
            <text:p>-0.334548713633996</text:p>
          </table:table-cell>
          <table:table-cell office:value-type="float" office:value="-0.322546039936043" calcext:value-type="float">
            <text:p>-0.322546039936043</text:p>
          </table:table-cell>
          <table:table-cell office:value-type="float" office:value="-0.329630654338877" calcext:value-type="float">
            <text:p>-0.329630654338877</text:p>
          </table:table-cell>
          <table:table-cell office:value-type="float" office:value="-0.323069988637508" calcext:value-type="float">
            <text:p>-0.323069988637508</text:p>
          </table:table-cell>
          <table:table-cell office:value-type="float" office:value="-0.322300208585466" calcext:value-type="float">
            <text:p>-0.322300208585466</text:p>
          </table:table-cell>
          <table:table-cell office:value-type="float" office:value="-0.323183149198727" calcext:value-type="float">
            <text:p>-0.323183149198727</text:p>
          </table:table-cell>
          <table:table-cell office:value-type="float" office:value="-0.327652478331256" calcext:value-type="float">
            <text:p>-0.327652478331256</text:p>
          </table:table-cell>
          <table:table-cell office:value-type="float" office:value="-0.337626068247148" calcext:value-type="float">
            <text:p>-0.337626068247148</text:p>
          </table:table-cell>
          <table:table-cell office:value-type="float" office:value="-0.338601810770052" calcext:value-type="float">
            <text:p>-0.338601810770052</text:p>
          </table:table-cell>
          <table:table-cell office:value-type="float" office:value="-0.340298979017458" calcext:value-type="float">
            <text:p>-0.340298979017458</text:p>
          </table:table-cell>
          <table:table-cell office:value-type="float" office:value="-0.360088948289259" calcext:value-type="float">
            <text:p>-0.360088948289259</text:p>
          </table:table-cell>
          <table:table-cell office:value-type="float" office:value="-0.359326263846931" calcext:value-type="float">
            <text:p>-0.359326263846931</text:p>
          </table:table-cell>
          <table:table-cell office:value-type="float" office:value="-0.361353077062467" calcext:value-type="float">
            <text:p>-0.361353077062467</text:p>
          </table:table-cell>
          <table:table-cell office:value-type="float" office:value="-0.376127839073061" calcext:value-type="float">
            <text:p>-0.376127839073061</text:p>
          </table:table-cell>
          <table:table-cell office:value-type="float" office:value="-0.36480988440082" calcext:value-type="float">
            <text:p>-0.36480988440082</text:p>
          </table:table-cell>
          <table:table-cell office:value-type="float" office:value="-0.369387852598798" calcext:value-type="float">
            <text:p>-0.369387852598798</text:p>
          </table:table-cell>
          <table:table-cell office:value-type="float" office:value="-0.355515871329567" calcext:value-type="float">
            <text:p>-0.355515871329567</text:p>
          </table:table-cell>
          <table:table-cell office:value-type="float" office:value="-0.346047354565405" calcext:value-type="float">
            <text:p>-0.346047354565405</text:p>
          </table:table-cell>
          <table:table-cell office:value-type="float" office:value="-0.34622876864816" calcext:value-type="float">
            <text:p>-0.34622876864816</text:p>
          </table:table-cell>
          <table:table-cell office:value-type="float" office:value="-0.358896347245862" calcext:value-type="float">
            <text:p>-0.358896347245862</text:p>
          </table:table-cell>
          <table:table-cell office:value-type="float" office:value="-0.347682067961826" calcext:value-type="float">
            <text:p>-0.347682067961826</text:p>
          </table:table-cell>
          <table:table-cell office:value-type="float" office:value="-0.360271638212474" calcext:value-type="float">
            <text:p>-0.360271638212474</text:p>
          </table:table-cell>
          <table:table-cell office:value-type="float" office:value="-0.359289988123074" calcext:value-type="float">
            <text:p>-0.359289988123074</text:p>
          </table:table-cell>
          <table:table-cell office:value-type="float" office:value="-0.352835839363682" calcext:value-type="float">
            <text:p>-0.352835839363682</text:p>
          </table:table-cell>
          <table:table-cell office:value-type="float" office:value="-0.358484908240974" calcext:value-type="float">
            <text:p>-0.358484908240974</text:p>
          </table:table-cell>
          <table:table-cell office:value-type="float" office:value="-0.363253508838768" calcext:value-type="float">
            <text:p>-0.363253508838768</text:p>
          </table:table-cell>
          <table:table-cell office:value-type="float" office:value="-0.356432927112643" calcext:value-type="float">
            <text:p>-0.356432927112643</text:p>
          </table:table-cell>
          <table:table-cell office:value-type="float" office:value="-0.363679669353235" calcext:value-type="float">
            <text:p>-0.363679669353235</text:p>
          </table:table-cell>
          <table:table-cell office:value-type="float" office:value="-0.353820633583853" calcext:value-type="float">
            <text:p>-0.353820633583853</text:p>
          </table:table-cell>
          <table:table-cell office:value-type="float" office:value="-0.347110381186524" calcext:value-type="float">
            <text:p>-0.347110381186524</text:p>
          </table:table-cell>
          <table:table-cell office:value-type="float" office:value="-0.357997025931779" calcext:value-type="float">
            <text:p>-0.357997025931779</text:p>
          </table:table-cell>
          <table:table-cell office:value-type="float" office:value="-0.378096709076915" calcext:value-type="float">
            <text:p>-0.378096709076915</text:p>
          </table:table-cell>
          <table:table-cell office:value-type="float" office:value="-0.374480320317908" calcext:value-type="float">
            <text:p>-0.374480320317908</text:p>
          </table:table-cell>
          <table:table-cell office:value-type="float" office:value="-0.37740746311718" calcext:value-type="float">
            <text:p>-0.37740746311718</text:p>
          </table:table-cell>
          <table:table-cell office:value-type="float" office:value="-0.353362847416266" calcext:value-type="float">
            <text:p>-0.353362847416266</text:p>
          </table:table-cell>
          <table:table-cell office:value-type="float" office:value="-0.349378863707154" calcext:value-type="float">
            <text:p>-0.349378863707154</text:p>
          </table:table-cell>
          <table:table-cell office:value-type="float" office:value="-0.354429670325401" calcext:value-type="float">
            <text:p>-0.354429670325401</text:p>
          </table:table-cell>
          <table:table-cell office:value-type="float" office:value="-0.360443461794904" calcext:value-type="float">
            <text:p>-0.360443461794904</text:p>
          </table:table-cell>
          <table:table-cell office:value-type="float" office:value="-0.370775349907935" calcext:value-type="float">
            <text:p>-0.370775349907935</text:p>
          </table:table-cell>
          <table:table-cell office:value-type="float" office:value="-0.382985463670149" calcext:value-type="float">
            <text:p>-0.382985463670149</text:p>
          </table:table-cell>
          <table:table-cell office:value-type="float" office:value="-0.395098056410137" calcext:value-type="float">
            <text:p>-0.395098056410137</text:p>
          </table:table-cell>
          <table:table-cell office:value-type="float" office:value="-0.3890491007593" calcext:value-type="float">
            <text:p>-0.3890491007593</text:p>
          </table:table-cell>
          <table:table-cell office:value-type="float" office:value="-0.368934682209186" calcext:value-type="float">
            <text:p>-0.368934682209186</text:p>
          </table:table-cell>
          <table:table-cell office:value-type="float" office:value="-0.382286227754499" calcext:value-type="float">
            <text:p>-0.382286227754499</text:p>
          </table:table-cell>
          <table:table-cell office:value-type="float" office:value="-0.355202084900632" calcext:value-type="float">
            <text:p>-0.355202084900632</text:p>
          </table:table-cell>
          <table:table-cell office:value-type="float" office:value="-0.358479573965671" calcext:value-type="float">
            <text:p>-0.358479573965671</text:p>
          </table:table-cell>
          <table:table-cell office:value-type="float" office:value="-0.348391323353465" calcext:value-type="float">
            <text:p>-0.348391323353465</text:p>
          </table:table-cell>
          <table:table-cell office:value-type="float" office:value="-0.356835462110263" calcext:value-type="float">
            <text:p>-0.356835462110263</text:p>
          </table:table-cell>
          <table:table-cell office:value-type="float" office:value="-0.355359129052277" calcext:value-type="float">
            <text:p>-0.355359129052277</text:p>
          </table:table-cell>
          <table:table-cell office:value-type="float" office:value="-0.374712840140464" calcext:value-type="float">
            <text:p>-0.374712840140464</text:p>
          </table:table-cell>
          <table:table-cell office:value-type="float" office:value="-0.38559384435045" calcext:value-type="float">
            <text:p>-0.38559384435045</text:p>
          </table:table-cell>
          <table:table-cell office:value-type="float" office:value="-0.389401667578549" calcext:value-type="float">
            <text:p>-0.389401667578549</text:p>
          </table:table-cell>
          <table:table-cell office:value-type="float" office:value="-0.381227704952731" calcext:value-type="float">
            <text:p>-0.381227704952731</text:p>
          </table:table-cell>
          <table:table-cell office:value-type="float" office:value="-0.373056053588493" calcext:value-type="float">
            <text:p>-0.373056053588493</text:p>
          </table:table-cell>
          <table:table-cell office:value-type="float" office:value="-0.372918222998218" calcext:value-type="float">
            <text:p>-0.372918222998218</text:p>
          </table:table-cell>
          <table:table-cell office:value-type="float" office:value="-0.377684362304207" calcext:value-type="float">
            <text:p>-0.377684362304207</text:p>
          </table:table-cell>
          <table:table-cell office:value-type="float" office:value="-0.357874269175298" calcext:value-type="float">
            <text:p>-0.357874269175298</text:p>
          </table:table-cell>
          <table:table-cell office:value-type="float" office:value="-0.356588716798853" calcext:value-type="float">
            <text:p>-0.356588716798853</text:p>
          </table:table-cell>
          <table:table-cell office:value-type="float" office:value="-0.360936825954807" calcext:value-type="float">
            <text:p>-0.360936825954807</text:p>
          </table:table-cell>
          <table:table-cell office:value-type="float" office:value="-0.35697314708629" calcext:value-type="float">
            <text:p>-0.35697314708629</text:p>
          </table:table-cell>
          <table:table-cell office:value-type="float" office:value="-0.385787732377464" calcext:value-type="float">
            <text:p>-0.385787732377464</text:p>
          </table:table-cell>
          <table:table-cell office:value-type="float" office:value="-0.390285180796021" calcext:value-type="float">
            <text:p>-0.390285180796021</text:p>
          </table:table-cell>
          <table:table-cell office:value-type="float" office:value="-0.394837948832808" calcext:value-type="float">
            <text:p>-0.394837948832808</text:p>
          </table:table-cell>
          <table:table-cell office:value-type="float" office:value="-0.387961151356804" calcext:value-type="float">
            <text:p>-0.387961151356804</text:p>
          </table:table-cell>
          <table:table-cell office:value-type="float" office:value="-0.365274796757368" calcext:value-type="float">
            <text:p>-0.365274796757368</text:p>
          </table:table-cell>
          <table:table-cell office:value-type="float" office:value="-0.353205686827381" calcext:value-type="float">
            <text:p>-0.353205686827381</text:p>
          </table:table-cell>
          <table:table-cell office:value-type="float" office:value="-0.34968677119963" calcext:value-type="float">
            <text:p>-0.34968677119963</text:p>
          </table:table-cell>
          <table:table-cell office:value-type="float" office:value="-0.346846220145474" calcext:value-type="float">
            <text:p>-0.346846220145474</text:p>
          </table:table-cell>
          <table:table-cell office:value-type="float" office:value="-0.343646077715604" calcext:value-type="float">
            <text:p>-0.343646077715604</text:p>
          </table:table-cell>
          <table:table-cell office:value-type="float" office:value="-0.348295629369237" calcext:value-type="float">
            <text:p>-0.348295629369237</text:p>
          </table:table-cell>
          <table:table-cell office:value-type="float" office:value="-0.358981830496518" calcext:value-type="float">
            <text:p>-0.358981830496518</text:p>
          </table:table-cell>
          <table:table-cell office:value-type="float" office:value="-0.367895367908858" calcext:value-type="float">
            <text:p>-0.367895367908858</text:p>
          </table:table-cell>
          <table:table-cell office:value-type="float" office:value="-0.368157240405579" calcext:value-type="float">
            <text:p>-0.368157240405579</text:p>
          </table:table-cell>
          <table:table-cell office:value-type="float" office:value="-0.369056325810862" calcext:value-type="float">
            <text:p>-0.369056325810862</text:p>
          </table:table-cell>
          <table:table-cell office:value-type="float" office:value="-0.355470022113479" calcext:value-type="float">
            <text:p>-0.355470022113479</text:p>
          </table:table-cell>
          <table:table-cell office:value-type="float" office:value="-0.352503571614976" calcext:value-type="float">
            <text:p>-0.352503571614976</text:p>
          </table:table-cell>
          <table:table-cell office:value-type="float" office:value="-0.33504955752317" calcext:value-type="float">
            <text:p>-0.33504955752317</text:p>
          </table:table-cell>
          <table:table-cell office:value-type="float" office:value="-0.334004671808666" calcext:value-type="float">
            <text:p>-0.334004671808666</text:p>
          </table:table-cell>
          <table:table-cell office:value-type="float" office:value="-0.327189496431852" calcext:value-type="float">
            <text:p>-0.327189496431852</text:p>
          </table:table-cell>
          <table:table-cell office:value-type="float" office:value="-0.355370541988843" calcext:value-type="float">
            <text:p>-0.355370541988843</text:p>
          </table:table-cell>
          <table:table-cell office:value-type="float" office:value="-0.360842612459135" calcext:value-type="float">
            <text:p>-0.360842612459135</text:p>
          </table:table-cell>
          <table:table-cell office:value-type="float" office:value="-0.354563328292256" calcext:value-type="float">
            <text:p>-0.354563328292256</text:p>
          </table:table-cell>
          <table:table-cell office:value-type="float" office:value="-0.362232309759762" calcext:value-type="float">
            <text:p>-0.362232309759762</text:p>
          </table:table-cell>
          <table:table-cell office:value-type="float" office:value="-0.352756062640933" calcext:value-type="float">
            <text:p>-0.352756062640933</text:p>
          </table:table-cell>
          <table:table-cell office:value-type="float" office:value="-0.342525697405579" calcext:value-type="float">
            <text:p>-0.342525697405579</text:p>
          </table:table-cell>
          <table:table-cell office:value-type="float" office:value="-0.33469167206424" calcext:value-type="float">
            <text:p>-0.33469167206424</text:p>
          </table:table-cell>
          <table:table-cell office:value-type="float" office:value="-0.326415349574142" calcext:value-type="float">
            <text:p>-0.326415349574142</text:p>
          </table:table-cell>
          <table:table-cell office:value-type="float" office:value="-0.309981563010592" calcext:value-type="float">
            <text:p>-0.309981563010592</text:p>
          </table:table-cell>
          <table:table-cell office:value-type="float" office:value="-0.309216375360752" calcext:value-type="float">
            <text:p>-0.309216375360752</text:p>
          </table:table-cell>
          <table:table-cell office:value-type="float" office:value="-0.32783205598074" calcext:value-type="float">
            <text:p>-0.32783205598074</text:p>
          </table:table-cell>
          <table:table-cell office:value-type="float" office:value="-0.324944892440291" calcext:value-type="float">
            <text:p>-0.324944892440291</text:p>
          </table:table-cell>
          <table:table-cell office:value-type="float" office:value="-0.33108727009857" calcext:value-type="float">
            <text:p>-0.33108727009857</text:p>
          </table:table-cell>
          <table:table-cell office:value-type="float" office:value="-0.342308378245885" calcext:value-type="float">
            <text:p>-0.342308378245885</text:p>
          </table:table-cell>
          <table:table-cell office:value-type="float" office:value="-0.345952328427866" calcext:value-type="float">
            <text:p>-0.345952328427866</text:p>
          </table:table-cell>
          <table:table-cell office:value-type="float" office:value="-0.35415378235389" calcext:value-type="float">
            <text:p>-0.35415378235389</text:p>
          </table:table-cell>
          <table:table-cell office:value-type="float" office:value="-0.330349850450897" calcext:value-type="float">
            <text:p>-0.330349850450897</text:p>
          </table:table-cell>
          <table:table-cell office:value-type="float" office:value="-0.333140620688693" calcext:value-type="float">
            <text:p>-0.333140620688693</text:p>
          </table:table-cell>
          <table:table-cell office:value-type="float" office:value="-0.309019152769887" calcext:value-type="float">
            <text:p>-0.309019152769887</text:p>
          </table:table-cell>
          <table:table-cell office:value-type="float" office:value="-0.301647106338061" calcext:value-type="float">
            <text:p>-0.301647106338061</text:p>
          </table:table-cell>
          <table:table-cell office:value-type="float" office:value="-0.316221062587561" calcext:value-type="float">
            <text:p>-0.316221062587561</text:p>
          </table:table-cell>
          <table:table-cell office:value-type="float" office:value="-0.311664719975951" calcext:value-type="float">
            <text:p>-0.311664719975951</text:p>
          </table:table-cell>
          <table:table-cell office:value-type="float" office:value="-0.318609669277711" calcext:value-type="float">
            <text:p>-0.318609669277711</text:p>
          </table:table-cell>
          <table:table-cell office:value-type="float" office:value="-0.326289432468958" calcext:value-type="float">
            <text:p>-0.326289432468958</text:p>
          </table:table-cell>
          <table:table-cell office:value-type="float" office:value="-0.327631880327283" calcext:value-type="float">
            <text:p>-0.327631880327283</text:p>
          </table:table-cell>
          <table:table-cell office:value-type="float" office:value="-0.334904860755412" calcext:value-type="float">
            <text:p>-0.334904860755412</text:p>
          </table:table-cell>
          <table:table-cell office:value-type="float" office:value="-0.334359813496526" calcext:value-type="float">
            <text:p>-0.334359813496526</text:p>
          </table:table-cell>
          <table:table-cell office:value-type="float" office:value="-0.322591321103879" calcext:value-type="float">
            <text:p>-0.322591321103879</text:p>
          </table:table-cell>
          <table:table-cell office:value-type="float" office:value="-0.316855501800546" calcext:value-type="float">
            <text:p>-0.316855501800546</text:p>
          </table:table-cell>
          <table:table-cell office:value-type="float" office:value="-0.312016214618437" calcext:value-type="float">
            <text:p>-0.312016214618437</text:p>
          </table:table-cell>
          <table:table-cell office:value-type="float" office:value="-0.308279715393505" calcext:value-type="float">
            <text:p>-0.308279715393505</text:p>
          </table:table-cell>
          <table:table-cell office:value-type="float" office:value="-0.301731157256277" calcext:value-type="float">
            <text:p>-0.301731157256277</text:p>
          </table:table-cell>
          <table:table-cell office:value-type="float" office:value="-0.313183049798059" calcext:value-type="float">
            <text:p>-0.313183049798059</text:p>
          </table:table-cell>
          <table:table-cell office:value-type="float" office:value="-0.320290322249984" calcext:value-type="float">
            <text:p>-0.320290322249984</text:p>
          </table:table-cell>
          <table:table-cell office:value-type="float" office:value="-0.31978934288373" calcext:value-type="float">
            <text:p>-0.31978934288373</text:p>
          </table:table-cell>
          <table:table-cell office:value-type="float" office:value="-0.319813274376952" calcext:value-type="float">
            <text:p>-0.319813274376952</text:p>
          </table:table-cell>
          <table:table-cell office:value-type="float" office:value="-0.326667000328361" calcext:value-type="float">
            <text:p>-0.326667000328361</text:p>
          </table:table-cell>
          <table:table-cell office:value-type="float" office:value="-0.327754092684482" calcext:value-type="float">
            <text:p>-0.327754092684482</text:p>
          </table:table-cell>
          <table:table-cell office:value-type="float" office:value="-0.335269282070429" calcext:value-type="float">
            <text:p>-0.335269282070429</text:p>
          </table:table-cell>
          <table:table-cell office:value-type="float" office:value="-0.333736801282149" calcext:value-type="float">
            <text:p>-0.333736801282149</text:p>
          </table:table-cell>
          <table:table-cell office:value-type="float" office:value="-0.336870596967843" calcext:value-type="float">
            <text:p>-0.336870596967843</text:p>
          </table:table-cell>
          <table:table-cell office:value-type="float" office:value="-0.318276050276258" calcext:value-type="float">
            <text:p>-0.318276050276258</text:p>
          </table:table-cell>
          <table:table-cell office:value-type="float" office:value="-0.319379312125277" calcext:value-type="float">
            <text:p>-0.319379312125277</text:p>
          </table:table-cell>
          <table:table-cell office:value-type="float" office:value="-0.312181067885471" calcext:value-type="float">
            <text:p>-0.312181067885471</text:p>
          </table:table-cell>
          <table:table-cell office:value-type="float" office:value="-0.308220300333254" calcext:value-type="float">
            <text:p>-0.308220300333254</text:p>
          </table:table-cell>
          <table:table-cell office:value-type="float" office:value="-0.323913546838517" calcext:value-type="float">
            <text:p>-0.323913546838517</text:p>
          </table:table-cell>
          <table:table-cell office:value-type="float" office:value="-0.319340786379707" calcext:value-type="float">
            <text:p>-0.319340786379707</text:p>
          </table:table-cell>
          <table:table-cell office:value-type="float" office:value="-0.323608695478406" calcext:value-type="float">
            <text:p>-0.323608695478406</text:p>
          </table:table-cell>
          <table:table-cell office:value-type="float" office:value="-0.326807807978628" calcext:value-type="float">
            <text:p>-0.326807807978628</text:p>
          </table:table-cell>
          <table:table-cell office:value-type="float" office:value="-0.334186925236869" calcext:value-type="float">
            <text:p>-0.334186925236869</text:p>
          </table:table-cell>
          <table:table-cell office:value-type="float" office:value="-0.329576611695041" calcext:value-type="float">
            <text:p>-0.329576611695041</text:p>
          </table:table-cell>
          <table:table-cell office:value-type="float" office:value="-0.330097775915785" calcext:value-type="float">
            <text:p>-0.330097775915785</text:p>
          </table:table-cell>
          <table:table-cell office:value-type="float" office:value="-0.325942681205961" calcext:value-type="float">
            <text:p>-0.325942681205961</text:p>
          </table:table-cell>
          <table:table-cell office:value-type="float" office:value="-0.319534246969996" calcext:value-type="float">
            <text:p>-0.319534246969996</text:p>
          </table:table-cell>
          <table:table-cell office:value-type="float" office:value="-0.314578722975089" calcext:value-type="float">
            <text:p>-0.314578722975089</text:p>
          </table:table-cell>
          <table:table-cell office:value-type="float" office:value="-0.310931224043495" calcext:value-type="float">
            <text:p>-0.310931224043495</text:p>
          </table:table-cell>
          <table:table-cell office:value-type="float" office:value="-0.327158766912391" calcext:value-type="float">
            <text:p>-0.327158766912391</text:p>
          </table:table-cell>
          <table:table-cell office:value-type="float" office:value="-0.328746947757436" calcext:value-type="float">
            <text:p>-0.328746947757436</text:p>
          </table:table-cell>
          <table:table-cell office:value-type="float" office:value="-0.33221683229934" calcext:value-type="float">
            <text:p>-0.33221683229934</text:p>
          </table:table-cell>
          <table:table-cell office:value-type="float" office:value="-0.33049926526699" calcext:value-type="float">
            <text:p>-0.33049926526699</text:p>
          </table:table-cell>
          <table:table-cell office:value-type="float" office:value="-0.344160926081672" calcext:value-type="float">
            <text:p>-0.344160926081672</text:p>
          </table:table-cell>
          <table:table-cell office:value-type="float" office:value="-0.341954734344987" calcext:value-type="float">
            <text:p>-0.341954734344987</text:p>
          </table:table-cell>
          <table:table-cell office:value-type="float" office:value="-0.346667882140711" calcext:value-type="float">
            <text:p>-0.346667882140711</text:p>
          </table:table-cell>
          <table:table-cell office:value-type="float" office:value="-0.336821471379341" calcext:value-type="float">
            <text:p>-0.336821471379341</text:p>
          </table:table-cell>
          <table:table-cell office:value-type="float" office:value="-0.333186518870211" calcext:value-type="float">
            <text:p>-0.333186518870211</text:p>
          </table:table-cell>
          <table:table-cell office:value-type="float" office:value="-0.325764761253754" calcext:value-type="float">
            <text:p>-0.325764761253754</text:p>
          </table:table-cell>
          <table:table-cell office:value-type="float" office:value="-0.31820697562572" calcext:value-type="float">
            <text:p>-0.31820697562572</text:p>
          </table:table-cell>
          <table:table-cell office:value-type="float" office:value="-0.314408345017193" calcext:value-type="float">
            <text:p>-0.314408345017193</text:p>
          </table:table-cell>
          <table:table-cell office:value-type="float" office:value="-0.33978587089956" calcext:value-type="float">
            <text:p>-0.33978587089956</text:p>
          </table:table-cell>
          <table:table-cell office:value-type="float" office:value="-0.340678474857867" calcext:value-type="float">
            <text:p>-0.340678474857867</text:p>
          </table:table-cell>
          <table:table-cell office:value-type="float" office:value="-0.343136818690381" calcext:value-type="float">
            <text:p>-0.343136818690381</text:p>
          </table:table-cell>
          <table:table-cell office:value-type="float" office:value="-0.351255928635908" calcext:value-type="float">
            <text:p>-0.351255928635908</text:p>
          </table:table-cell>
          <table:table-cell office:value-type="float" office:value="-0.346483339075484" calcext:value-type="float">
            <text:p>-0.346483339075484</text:p>
          </table:table-cell>
          <table:table-cell office:value-type="float" office:value="-0.347394698035134" calcext:value-type="float">
            <text:p>-0.347394698035134</text:p>
          </table:table-cell>
          <table:table-cell office:value-type="float" office:value="-0.336973671416206" calcext:value-type="float">
            <text:p>-0.336973671416206</text:p>
          </table:table-cell>
          <table:table-cell office:value-type="float" office:value="-0.322568055837503" calcext:value-type="float">
            <text:p>-0.322568055837503</text:p>
          </table:table-cell>
          <table:table-cell office:value-type="float" office:value="-0.322654338335663" calcext:value-type="float">
            <text:p>-0.322654338335663</text:p>
          </table:table-cell>
          <table:table-cell office:value-type="float" office:value="-0.317344097996903" calcext:value-type="float">
            <text:p>-0.317344097996903</text:p>
          </table:table-cell>
          <table:table-cell office:value-type="float" office:value="-0.316692364635029" calcext:value-type="float">
            <text:p>-0.316692364635029</text:p>
          </table:table-cell>
          <table:table-cell office:value-type="float" office:value="-0.331765203312392" calcext:value-type="float">
            <text:p>-0.331765203312392</text:p>
          </table:table-cell>
          <table:table-cell office:value-type="float" office:value="-0.335461083217081" calcext:value-type="float">
            <text:p>-0.335461083217081</text:p>
          </table:table-cell>
          <table:table-cell office:value-type="float" office:value="-0.355715499847028" calcext:value-type="float">
            <text:p>-0.355715499847028</text:p>
          </table:table-cell>
          <table:table-cell office:value-type="float" office:value="-0.354129488050723" calcext:value-type="float">
            <text:p>-0.354129488050723</text:p>
          </table:table-cell>
          <table:table-cell office:value-type="float" office:value="-0.360335060104752" calcext:value-type="float">
            <text:p>-0.360335060104752</text:p>
          </table:table-cell>
          <table:table-cell office:value-type="float" office:value="-0.349148645053507" calcext:value-type="float">
            <text:p>-0.349148645053507</text:p>
          </table:table-cell>
          <table:table-cell office:value-type="float" office:value="-0.363554118875033" calcext:value-type="float">
            <text:p>-0.363554118875033</text:p>
          </table:table-cell>
          <table:table-cell office:value-type="float" office:value="-0.332058112017638" calcext:value-type="float">
            <text:p>-0.332058112017638</text:p>
          </table:table-cell>
          <table:table-cell office:value-type="float" office:value="-0.329604600543328" calcext:value-type="float">
            <text:p>-0.329604600543328</text:p>
          </table:table-cell>
          <table:table-cell office:value-type="float" office:value="-0.327303498035829" calcext:value-type="float">
            <text:p>-0.327303498035829</text:p>
          </table:table-cell>
          <table:table-cell office:value-type="float" office:value="-0.31788442401767" calcext:value-type="float">
            <text:p>-0.31788442401767</text:p>
          </table:table-cell>
          <table:table-cell office:value-type="float" office:value="-0.317591470818498" calcext:value-type="float">
            <text:p>-0.317591470818498</text:p>
          </table:table-cell>
          <table:table-cell office:value-type="float" office:value="-0.314664609727708" calcext:value-type="float">
            <text:p>-0.314664609727708</text:p>
          </table:table-cell>
          <table:table-cell office:value-type="float" office:value="-0.318258112355153" calcext:value-type="float">
            <text:p>-0.318258112355153</text:p>
          </table:table-cell>
          <table:table-cell office:value-type="float" office:value="-0.325386130536564" calcext:value-type="float">
            <text:p>-0.325386130536564</text:p>
          </table:table-cell>
          <table:table-cell office:value-type="float" office:value="-0.341427029692257" calcext:value-type="float">
            <text:p>-0.341427029692257</text:p>
          </table:table-cell>
          <table:table-cell office:value-type="float" office:value="-0.353447635570211" calcext:value-type="float">
            <text:p>-0.353447635570211</text:p>
          </table:table-cell>
          <table:table-cell office:value-type="float" office:value="-0.359347273787978" calcext:value-type="float">
            <text:p>-0.359347273787978</text:p>
          </table:table-cell>
          <table:table-cell office:value-type="float" office:value="-0.357508750276126" calcext:value-type="float">
            <text:p>-0.357508750276126</text:p>
          </table:table-cell>
          <table:table-cell office:value-type="float" office:value="-0.352100354785056" calcext:value-type="float">
            <text:p>-0.352100354785056</text:p>
          </table:table-cell>
          <table:table-cell office:value-type="float" office:value="-0.360968911999046" calcext:value-type="float">
            <text:p>-0.360968911999046</text:p>
          </table:table-cell>
          <table:table-cell office:value-type="float" office:value="-0.334387037232975" calcext:value-type="float">
            <text:p>-0.334387037232975</text:p>
          </table:table-cell>
          <table:table-cell office:value-type="float" office:value="-0.331639600019745" calcext:value-type="float">
            <text:p>-0.331639600019745</text:p>
          </table:table-cell>
          <table:table-cell office:value-type="float" office:value="-0.321894888425512" calcext:value-type="float">
            <text:p>-0.321894888425512</text:p>
          </table:table-cell>
          <table:table-cell office:value-type="float" office:value="-0.31428769533613" calcext:value-type="float">
            <text:p>-0.31428769533613</text:p>
          </table:table-cell>
          <table:table-cell office:value-type="float" office:value="-0.314054727463314" calcext:value-type="float">
            <text:p>-0.314054727463314</text:p>
          </table:table-cell>
          <table:table-cell office:value-type="float" office:value="-0.329167711146478" calcext:value-type="float">
            <text:p>-0.329167711146478</text:p>
          </table:table-cell>
          <table:table-cell office:value-type="float" office:value="-0.333233025915224" calcext:value-type="float">
            <text:p>-0.333233025915224</text:p>
          </table:table-cell>
          <table:table-cell office:value-type="float" office:value="-0.340634261792205" calcext:value-type="float">
            <text:p>-0.340634261792205</text:p>
          </table:table-cell>
          <table:table-cell office:value-type="float" office:value="-0.351181801579522" calcext:value-type="float">
            <text:p>-0.351181801579522</text:p>
          </table:table-cell>
          <table:table-cell office:value-type="float" office:value="-0.349856745550572" calcext:value-type="float">
            <text:p>-0.349856745550572</text:p>
          </table:table-cell>
          <table:table-cell office:value-type="float" office:value="-0.34930061338009" calcext:value-type="float">
            <text:p>-0.34930061338009</text:p>
          </table:table-cell>
          <table:table-cell office:value-type="float" office:value="-0.347046952643193" calcext:value-type="float">
            <text:p>-0.347046952643193</text:p>
          </table:table-cell>
          <table:table-cell office:value-type="float" office:value="-0.342913796373819" calcext:value-type="float">
            <text:p>-0.342913796373819</text:p>
          </table:table-cell>
          <table:table-cell office:value-type="float" office:value="-0.321281034053406" calcext:value-type="float">
            <text:p>-0.321281034053406</text:p>
          </table:table-cell>
          <table:table-cell office:value-type="float" office:value="-0.327601541712085" calcext:value-type="float">
            <text:p>-0.327601541712085</text:p>
          </table:table-cell>
          <table:table-cell office:value-type="float" office:value="-0.317441731822456" calcext:value-type="float">
            <text:p>-0.317441731822456</text:p>
          </table:table-cell>
          <table:table-cell office:value-type="float" office:value="-0.297043739794242" calcext:value-type="float">
            <text:p>-0.297043739794242</text:p>
          </table:table-cell>
          <table:table-cell office:value-type="float" office:value="-0.301022422965219" calcext:value-type="float">
            <text:p>-0.301022422965219</text:p>
          </table:table-cell>
          <table:table-cell office:value-type="float" office:value="-0.314761234231039" calcext:value-type="float">
            <text:p>-0.314761234231039</text:p>
          </table:table-cell>
          <table:table-cell office:value-type="float" office:value="-0.324427229253436" calcext:value-type="float">
            <text:p>-0.324427229253436</text:p>
          </table:table-cell>
          <table:table-cell office:value-type="float" office:value="-0.336878467951618" calcext:value-type="float">
            <text:p>-0.336878467951618</text:p>
          </table:table-cell>
          <table:table-cell office:value-type="float" office:value="-0.333043070628849" calcext:value-type="float">
            <text:p>-0.333043070628849</text:p>
          </table:table-cell>
          <table:table-cell office:value-type="float" office:value="-0.336850362371599" calcext:value-type="float">
            <text:p>-0.336850362371599</text:p>
          </table:table-cell>
          <table:table-cell office:value-type="float" office:value="-0.324004668565675" calcext:value-type="float">
            <text:p>-0.324004668565675</text:p>
          </table:table-cell>
          <table:table-cell office:value-type="float" office:value="-0.322748084677387" calcext:value-type="float">
            <text:p>-0.322748084677387</text:p>
          </table:table-cell>
          <table:table-cell office:value-type="float" office:value="-0.325407086438385" calcext:value-type="float">
            <text:p>-0.325407086438385</text:p>
          </table:table-cell>
          <table:table-cell office:value-type="float" office:value="-0.313375219783964" calcext:value-type="float">
            <text:p>-0.313375219783964</text:p>
          </table:table-cell>
          <table:table-cell office:value-type="float" office:value="-0.335734803129364" calcext:value-type="float">
            <text:p>-0.335734803129364</text:p>
          </table:table-cell>
          <table:table-cell office:value-type="float" office:value="-0.327875893173004" calcext:value-type="float">
            <text:p>-0.327875893173004</text:p>
          </table:table-cell>
          <table:table-cell office:value-type="float" office:value="-0.325588425059954" calcext:value-type="float">
            <text:p>-0.325588425059954</text:p>
          </table:table-cell>
          <table:table-cell office:value-type="float" office:value="-0.321475464125649" calcext:value-type="float">
            <text:p>-0.321475464125649</text:p>
          </table:table-cell>
          <table:table-cell office:value-type="float" office:value="-0.321306717176812" calcext:value-type="float">
            <text:p>-0.321306717176812</text:p>
          </table:table-cell>
          <table:table-cell office:value-type="float" office:value="-0.320333515003634" calcext:value-type="float">
            <text:p>-0.320333515003634</text:p>
          </table:table-cell>
          <table:table-cell office:value-type="float" office:value="-0.319677727549082" calcext:value-type="float">
            <text:p>-0.319677727549082</text:p>
          </table:table-cell>
          <table:table-cell office:value-type="float" office:value="-0.31983049386955" calcext:value-type="float">
            <text:p>-0.31983049386955</text:p>
          </table:table-cell>
          <table:table-cell office:value-type="float" office:value="-0.320912646348942" calcext:value-type="float">
            <text:p>-0.320912646348942</text:p>
          </table:table-cell>
          <table:table-cell office:value-type="float" office:value="-0.321746251596397" calcext:value-type="float">
            <text:p>-0.321746251596397</text:p>
          </table:table-cell>
          <table:table-cell office:value-type="float" office:value="-0.323002453777602" calcext:value-type="float">
            <text:p>-0.323002453777602</text:p>
          </table:table-cell>
          <table:table-cell office:value-type="float" office:value="-0.323087105898721" calcext:value-type="float">
            <text:p>-0.323087105898721</text:p>
          </table:table-cell>
          <table:table-cell office:value-type="float" office:value="-0.322467739537436" calcext:value-type="float">
            <text:p>-0.322467739537436</text:p>
          </table:table-cell>
          <table:table-cell office:value-type="float" office:value="-0.32082030356938" calcext:value-type="float">
            <text:p>-0.32082030356938</text:p>
          </table:table-cell>
          <table:table-cell office:value-type="float" office:value="-0.321426234991312" calcext:value-type="float">
            <text:p>-0.321426234991312</text:p>
          </table:table-cell>
          <table:table-cell office:value-type="float" office:value="-0.321670978684617" calcext:value-type="float">
            <text:p>-0.321670978684617</text:p>
          </table:table-cell>
          <table:table-cell office:value-type="float" office:value="-0.321860843585863" calcext:value-type="float">
            <text:p>-0.321860843585863</text:p>
          </table:table-cell>
          <table:table-cell office:value-type="float" office:value="-0.321502742114876" calcext:value-type="float">
            <text:p>-0.321502742114876</text:p>
          </table:table-cell>
          <table:table-cell office:value-type="float" office:value="-0.321695304149955" calcext:value-type="float">
            <text:p>-0.321695304149955</text:p>
          </table:table-cell>
          <table:table-cell office:value-type="float" office:value="-0.322147117448448" calcext:value-type="float">
            <text:p>-0.322147117448448</text:p>
          </table:table-cell>
          <table:table-cell office:value-type="float" office:value="-0.321798525027875" calcext:value-type="float">
            <text:p>-0.321798525027875</text:p>
          </table:table-cell>
          <table:table-cell office:value-type="float" office:value="-0.320592364445281" calcext:value-type="float">
            <text:p>-0.320592364445281</text:p>
          </table:table-cell>
          <table:table-cell office:value-type="float" office:value="-0.322207795674795" calcext:value-type="float">
            <text:p>-0.322207795674795</text:p>
          </table:table-cell>
          <table:table-cell office:value-type="float" office:value="-0.321768427881111" calcext:value-type="float">
            <text:p>-0.321768427881111</text:p>
          </table:table-cell>
          <table:table-cell office:value-type="float" office:value="-0.321769615115184" calcext:value-type="float">
            <text:p>-0.321769615115184</text:p>
          </table:table-cell>
          <table:table-cell office:value-type="float" office:value="-0.321754912547143" calcext:value-type="float">
            <text:p>-0.321754912547143</text:p>
          </table:table-cell>
          <table:table-cell office:value-type="float" office:value="-0.321432444001131" calcext:value-type="float">
            <text:p>-0.321432444001131</text:p>
          </table:table-cell>
          <table:table-cell office:value-type="float" office:value="-0.321416038750919" calcext:value-type="float">
            <text:p>-0.321416038750919</text:p>
          </table:table-cell>
          <table:table-cell office:value-type="float" office:value="-0.321429333810628" calcext:value-type="float">
            <text:p>-0.321429333810628</text:p>
          </table:table-cell>
          <table:table-cell office:value-type="float" office:value="-0.322738805263831" calcext:value-type="float">
            <text:p>-0.322738805263831</text:p>
          </table:table-cell>
          <table:table-cell office:value-type="float" office:value="-0.321629906212072" calcext:value-type="float">
            <text:p>-0.321629906212072</text:p>
          </table:table-cell>
          <table:table-cell office:value-type="float" office:value="-0.321224583603717" calcext:value-type="float">
            <text:p>-0.321224583603717</text:p>
          </table:table-cell>
          <table:table-cell office:value-type="float" office:value="-0.322417503651058" calcext:value-type="float">
            <text:p>-0.322417503651058</text:p>
          </table:table-cell>
          <table:table-cell office:value-type="float" office:value="-0.322501052705372" calcext:value-type="float">
            <text:p>-0.322501052705372</text:p>
          </table:table-cell>
          <table:table-cell office:value-type="float" office:value="-0.321977845217261" calcext:value-type="float">
            <text:p>-0.321977845217261</text:p>
          </table:table-cell>
          <table:table-cell office:value-type="float" office:value="-0.322187347614999" calcext:value-type="float">
            <text:p>-0.322187347614999</text:p>
          </table:table-cell>
          <table:table-cell office:value-type="float" office:value="-0.32163603231586" calcext:value-type="float">
            <text:p>-0.32163603231586</text:p>
          </table:table-cell>
          <table:table-cell office:value-type="float" office:value="-0.321442552753933" calcext:value-type="float">
            <text:p>-0.321442552753933</text:p>
          </table:table-cell>
          <table:table-cell office:value-type="float" office:value="-0.322031005947557" calcext:value-type="float">
            <text:p>-0.322031005947557</text:p>
          </table:table-cell>
          <table:table-cell office:value-type="float" office:value="-0.320922454095309" calcext:value-type="float">
            <text:p>-0.320922454095309</text:p>
          </table:table-cell>
          <table:table-cell office:value-type="float" office:value="-0.322677656311354" calcext:value-type="float">
            <text:p>-0.322677656311354</text:p>
          </table:table-cell>
          <table:table-cell office:value-type="float" office:value="-0.322249646176052" calcext:value-type="float">
            <text:p>-0.322249646176052</text:p>
          </table:table-cell>
          <table:table-cell office:value-type="float" office:value="-0.321818775377166" calcext:value-type="float">
            <text:p>-0.321818775377166</text:p>
          </table:table-cell>
          <table:table-cell office:value-type="float" office:value="-0.321758189198664" calcext:value-type="float">
            <text:p>-0.321758189198664</text:p>
          </table:table-cell>
          <table:table-cell office:value-type="float" office:value="-0.321249395971936" calcext:value-type="float">
            <text:p>-0.321249395971936</text:p>
          </table:table-cell>
          <table:table-cell office:value-type="float" office:value="-0.322573568878239" calcext:value-type="float">
            <text:p>-0.322573568878239</text:p>
          </table:table-cell>
          <table:table-cell office:value-type="float" office:value="-0.321877788900911" calcext:value-type="float">
            <text:p>-0.321877788900911</text:p>
          </table:table-cell>
          <table:table-cell office:value-type="float" office:value="-0.321639664362012" calcext:value-type="float">
            <text:p>-0.321639664362012</text:p>
          </table:table-cell>
          <table:table-cell office:value-type="float" office:value="-0.322098336856898" calcext:value-type="float">
            <text:p>-0.322098336856898</text:p>
          </table:table-cell>
          <table:table-cell office:value-type="float" office:value="-0.321883973510676" calcext:value-type="float">
            <text:p>-0.321883973510676</text:p>
          </table:table-cell>
          <table:table-cell office:value-type="float" office:value="-0.322692958534301" calcext:value-type="float">
            <text:p>-0.322692958534301</text:p>
          </table:table-cell>
          <table:table-cell office:value-type="float" office:value="-0.322324051269879" calcext:value-type="float">
            <text:p>-0.322324051269879</text:p>
          </table:table-cell>
          <table:table-cell office:value-type="float" office:value="-0.322109824964028" calcext:value-type="float">
            <text:p>-0.322109824964028</text:p>
          </table:table-cell>
          <table:table-cell office:value-type="float" office:value="-0.322421258411993" calcext:value-type="float">
            <text:p>-0.322421258411993</text:p>
          </table:table-cell>
          <table:table-cell office:value-type="float" office:value="-0.321599604547781" calcext:value-type="float">
            <text:p>-0.321599604547781</text:p>
          </table:table-cell>
          <table:table-cell office:value-type="float" office:value="-0.322290016663388" calcext:value-type="float">
            <text:p>-0.322290016663388</text:p>
          </table:table-cell>
          <table:table-cell office:value-type="float" office:value="-0.320821980523433" calcext:value-type="float">
            <text:p>-0.320821980523433</text:p>
          </table:table-cell>
          <table:table-cell office:value-type="float" office:value="-0.321970772726487" calcext:value-type="float">
            <text:p>-0.321970772726487</text:p>
          </table:table-cell>
          <table:table-cell office:value-type="float" office:value="-0.322302646985335" calcext:value-type="float">
            <text:p>-0.322302646985335</text:p>
          </table:table-cell>
          <table:table-cell office:value-type="float" office:value="-0.320927212119883" calcext:value-type="float">
            <text:p>-0.320927212119883</text:p>
          </table:table-cell>
          <table:table-cell office:value-type="float" office:value="-0.320920582789971" calcext:value-type="float">
            <text:p>-0.320920582789971</text:p>
          </table:table-cell>
          <table:table-cell office:value-type="float" office:value="-0.319727083802696" calcext:value-type="float">
            <text:p>-0.319727083802696</text:p>
          </table:table-cell>
          <table:table-cell office:value-type="float" office:value="-0.320758893808999" calcext:value-type="float">
            <text:p>-0.320758893808999</text:p>
          </table:table-cell>
          <table:table-cell office:value-type="float" office:value="-0.320943932891699" calcext:value-type="float">
            <text:p>-0.320943932891699</text:p>
          </table:table-cell>
          <table:table-cell office:value-type="float" office:value="-0.321191810362974" calcext:value-type="float">
            <text:p>-0.321191810362974</text:p>
          </table:table-cell>
          <table:table-cell office:value-type="float" office:value="-0.319567500517795" calcext:value-type="float">
            <text:p>-0.319567500517795</text:p>
          </table:table-cell>
          <table:table-cell office:value-type="float" office:value="-0.32013825648666" calcext:value-type="float">
            <text:p>-0.32013825648666</text:p>
          </table:table-cell>
          <table:table-cell office:value-type="float" office:value="-0.320212657054312" calcext:value-type="float">
            <text:p>-0.320212657054312</text:p>
          </table:table-cell>
          <table:table-cell office:value-type="float" office:value="-0.321192959863775" calcext:value-type="float">
            <text:p>-0.321192959863775</text:p>
          </table:table-cell>
          <table:table-cell office:value-type="float" office:value="-0.321068788715185" calcext:value-type="float">
            <text:p>-0.321068788715185</text:p>
          </table:table-cell>
          <table:table-cell office:value-type="float" office:value="-0.321247270325136" calcext:value-type="float">
            <text:p>-0.321247270325136</text:p>
          </table:table-cell>
          <table:table-cell office:value-type="float" office:value="-0.320390382220155" calcext:value-type="float">
            <text:p>-0.320390382220155</text:p>
          </table:table-cell>
          <table:table-cell office:value-type="float" office:value="-0.320873735730631" calcext:value-type="float">
            <text:p>-0.320873735730631</text:p>
          </table:table-cell>
          <table:table-cell office:value-type="float" office:value="-0.320435987553328" calcext:value-type="float">
            <text:p>-0.320435987553328</text:p>
          </table:table-cell>
          <table:table-cell office:value-type="float" office:value="-0.320839601249713" calcext:value-type="float">
            <text:p>-0.320839601249713</text:p>
          </table:table-cell>
          <table:table-cell office:value-type="float" office:value="-0.321335789396051" calcext:value-type="float">
            <text:p>-0.321335789396051</text:p>
          </table:table-cell>
          <table:table-cell office:value-type="float" office:value="-0.320676363729386" calcext:value-type="float">
            <text:p>-0.320676363729386</text:p>
          </table:table-cell>
          <table:table-cell office:value-type="float" office:value="-0.320626612010471" calcext:value-type="float">
            <text:p>-0.320626612010471</text:p>
          </table:table-cell>
          <table:table-cell office:value-type="float" office:value="-0.320940987824398" calcext:value-type="float">
            <text:p>-0.320940987824398</text:p>
          </table:table-cell>
          <table:table-cell office:value-type="float" office:value="-0.319650599145774" calcext:value-type="float">
            <text:p>-0.319650599145774</text:p>
          </table:table-cell>
          <table:table-cell office:value-type="float" office:value="-0.320968037649519" calcext:value-type="float">
            <text:p>-0.320968037649519</text:p>
          </table:table-cell>
          <table:table-cell office:value-type="float" office:value="-0.320575828666165" calcext:value-type="float">
            <text:p>-0.320575828666165</text:p>
          </table:table-cell>
          <table:table-cell office:value-type="float" office:value="-0.321358586040506" calcext:value-type="float">
            <text:p>-0.321358586040506</text:p>
          </table:table-cell>
          <table:table-cell office:value-type="float" office:value="-0.320492635937687" calcext:value-type="float">
            <text:p>-0.320492635937687</text:p>
          </table:table-cell>
          <table:table-cell office:value-type="float" office:value="-0.320614360255367" calcext:value-type="float">
            <text:p>-0.320614360255367</text:p>
          </table:table-cell>
          <table:table-cell office:value-type="float" office:value="-0.318923905242477" calcext:value-type="float">
            <text:p>-0.318923905242477</text:p>
          </table:table-cell>
          <table:table-cell office:value-type="float" office:value="-0.320071927987562" calcext:value-type="float">
            <text:p>-0.320071927987562</text:p>
          </table:table-cell>
          <table:table-cell office:value-type="float" office:value="-0.320230192708897" calcext:value-type="float">
            <text:p>-0.320230192708897</text:p>
          </table:table-cell>
          <table:table-cell office:value-type="float" office:value="-0.320643340097095" calcext:value-type="float">
            <text:p>-0.320643340097095</text:p>
          </table:table-cell>
          <table:table-cell office:value-type="float" office:value="-0.319508285931746" calcext:value-type="float">
            <text:p>-0.319508285931746</text:p>
          </table:table-cell>
          <table:table-cell office:value-type="float" office:value="-0.321333214128839" calcext:value-type="float">
            <text:p>-0.321333214128839</text:p>
          </table:table-cell>
          <table:table-cell office:value-type="float" office:value="-0.320758565731332" calcext:value-type="float">
            <text:p>-0.320758565731332</text:p>
          </table:table-cell>
          <table:table-cell office:value-type="float" office:value="-0.320992947992226" calcext:value-type="float">
            <text:p>-0.320992947992226</text:p>
          </table:table-cell>
          <table:table-cell office:value-type="float" office:value="-0.319753558675694" calcext:value-type="float">
            <text:p>-0.319753558675694</text:p>
          </table:table-cell>
          <table:table-cell office:value-type="float" office:value="-0.319783582609918" calcext:value-type="float">
            <text:p>-0.319783582609918</text:p>
          </table:table-cell>
          <table:table-cell office:value-type="float" office:value="-0.320927163736529" calcext:value-type="float">
            <text:p>-0.320927163736529</text:p>
          </table:table-cell>
          <table:table-cell office:value-type="float" office:value="-0.320568550022254" calcext:value-type="float">
            <text:p>-0.320568550022254</text:p>
          </table:table-cell>
          <table:table-cell office:value-type="float" office:value="-0.320636136478645" calcext:value-type="float">
            <text:p>-0.320636136478645</text:p>
          </table:table-cell>
          <table:table-cell office:value-type="float" office:value="-0.320198361920186" calcext:value-type="float">
            <text:p>-0.320198361920186</text:p>
          </table:table-cell>
          <table:table-cell office:value-type="float" office:value="-0.320143529836221" calcext:value-type="float">
            <text:p>-0.320143529836221</text:p>
          </table:table-cell>
          <table:table-cell office:value-type="float" office:value="-0.320785402061852" calcext:value-type="float">
            <text:p>-0.320785402061852</text:p>
          </table:table-cell>
          <table:table-cell office:value-type="float" office:value="-0.320232468041252" calcext:value-type="float">
            <text:p>-0.320232468041252</text:p>
          </table:table-cell>
          <table:table-cell office:value-type="float" office:value="-0.320093052635882" calcext:value-type="float">
            <text:p>-0.320093052635882</text:p>
          </table:table-cell>
          <table:table-cell office:value-type="float" office:value="-0.320758820547484" calcext:value-type="float">
            <text:p>-0.320758820547484</text:p>
          </table:table-cell>
          <table:table-cell office:value-type="float" office:value="-0.320596321152376" calcext:value-type="float">
            <text:p>-0.320596321152376</text:p>
          </table:table-cell>
          <table:table-cell table:number-columns-repeated="457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118856073266782" calcext:value-type="float">
            <text:p>-1.18856073266782E-05</text:p>
          </table:table-cell>
          <table:table-cell office:value-type="float" office:value="0.0000032294204757588" calcext:value-type="float">
            <text:p>3.2294204757588E-06</text:p>
          </table:table-cell>
          <table:table-cell office:value-type="float" office:value="-0.0000130546743014048" calcext:value-type="float">
            <text:p>-1.30546743014048E-05</text:p>
          </table:table-cell>
          <table:table-cell office:value-type="float" office:value="0.000027650158690995" calcext:value-type="float">
            <text:p>2.7650158690995E-05</text:p>
          </table:table-cell>
          <table:table-cell office:value-type="float" office:value="-0.0000167802128016037" calcext:value-type="float">
            <text:p>-1.67802128016037E-05</text:p>
          </table:table-cell>
          <table:table-cell office:value-type="float" office:value="0.0000140426128459881" calcext:value-type="float">
            <text:p>1.40426128459881E-05</text:p>
          </table:table-cell>
          <table:table-cell office:value-type="float" office:value="0.00000221919940307513" calcext:value-type="float">
            <text:p>2.21919940307513E-06</text:p>
          </table:table-cell>
          <table:table-cell office:value-type="float" office:value="-0.0000181295613487786" calcext:value-type="float">
            <text:p>-1.81295613487786E-05</text:p>
          </table:table-cell>
          <table:table-cell office:value-type="float" office:value="0.0000108066018732478" calcext:value-type="float">
            <text:p>1.08066018732478E-05</text:p>
          </table:table-cell>
          <table:table-cell office:value-type="float" office:value="-0.0000294512789733581" calcext:value-type="float">
            <text:p>-2.94512789733581E-05</text:p>
          </table:table-cell>
          <table:table-cell office:value-type="float" office:value="0.00000467409514276485" calcext:value-type="float">
            <text:p>4.67409514276485E-06</text:p>
          </table:table-cell>
          <table:table-cell office:value-type="float" office:value="0.0000377032343937267" calcext:value-type="float">
            <text:p>3.77032343937267E-05</text:p>
          </table:table-cell>
          <table:table-cell office:value-type="float" office:value="-0.0000222818818499393" calcext:value-type="float">
            <text:p>-2.22818818499393E-05</text:p>
          </table:table-cell>
          <table:table-cell office:value-type="float" office:value="-0.0000271463794365712" calcext:value-type="float">
            <text:p>-2.71463794365712E-05</text:p>
          </table:table-cell>
          <table:table-cell office:value-type="float" office:value="0.0000496187554497318" calcext:value-type="float">
            <text:p>4.96187554497318E-05</text:p>
          </table:table-cell>
          <table:table-cell office:value-type="float" office:value="0.0000221234129260117" calcext:value-type="float">
            <text:p>2.21234129260117E-05</text:p>
          </table:table-cell>
          <table:table-cell office:value-type="float" office:value="-0.0000151528503659626" calcext:value-type="float">
            <text:p>-1.51528503659626E-05</text:p>
          </table:table-cell>
          <table:table-cell office:value-type="float" office:value="-0.0000145756252390439" calcext:value-type="float">
            <text:p>-1.45756252390439E-05</text:p>
          </table:table-cell>
          <table:table-cell office:value-type="float" office:value="0.0000265844932428316" calcext:value-type="float">
            <text:p>2.65844932428316E-05</text:p>
          </table:table-cell>
          <table:table-cell office:value-type="float" office:value="-0.0000512316667877766" calcext:value-type="float">
            <text:p>-5.12316667877766E-05</text:p>
          </table:table-cell>
          <table:table-cell office:value-type="float" office:value="0.0000530158907493528" calcext:value-type="float">
            <text:p>5.30158907493528E-05</text:p>
          </table:table-cell>
          <table:table-cell office:value-type="float" office:value="-0.00000850908220728641" calcext:value-type="float">
            <text:p>-8.50908220728641E-06</text:p>
          </table:table-cell>
          <table:table-cell office:value-type="float" office:value="-0.0000093762443785228" calcext:value-type="float">
            <text:p>-9.3762443785228E-06</text:p>
          </table:table-cell>
          <table:table-cell office:value-type="float" office:value="0.0000150914508051936" calcext:value-type="float">
            <text:p>1.50914508051936E-05</text:p>
          </table:table-cell>
          <table:table-cell office:value-type="float" office:value="-0.0000564808650638238" calcext:value-type="float">
            <text:p>-5.64808650638238E-05</text:p>
          </table:table-cell>
          <table:table-cell office:value-type="float" office:value="0.0000504063379009878" calcext:value-type="float">
            <text:p>5.04063379009878E-05</text:p>
          </table:table-cell>
          <table:table-cell office:value-type="float" office:value="-0.0000171142916708389" calcext:value-type="float">
            <text:p>-1.71142916708389E-05</text:p>
          </table:table-cell>
          <table:table-cell office:value-type="float" office:value="-0.00000456826733541416" calcext:value-type="float">
            <text:p>-4.56826733541416E-06</text:p>
          </table:table-cell>
          <table:table-cell office:value-type="float" office:value="0.00000835364989343335" calcext:value-type="float">
            <text:p>8.35364989343335E-06</text:p>
          </table:table-cell>
          <table:table-cell office:value-type="float" office:value="0.0000289838315044033" calcext:value-type="float">
            <text:p>2.89838315044033E-05</text:p>
          </table:table-cell>
          <table:table-cell office:value-type="float" office:value="-0.0000599571687935896" calcext:value-type="float">
            <text:p>-5.99571687935896E-05</text:p>
          </table:table-cell>
          <table:table-cell office:value-type="float" office:value="0.0000145730295467161" calcext:value-type="float">
            <text:p>1.45730295467161E-05</text:p>
          </table:table-cell>
          <table:table-cell office:value-type="float" office:value="-0.0000127571444751284" calcext:value-type="float">
            <text:p>-1.27571444751284E-05</text:p>
          </table:table-cell>
          <table:table-cell office:value-type="float" office:value="0.0000292852177427583" calcext:value-type="float">
            <text:p>2.92852177427583E-05</text:p>
          </table:table-cell>
          <table:table-cell office:value-type="float" office:value="0.0000171030536360584" calcext:value-type="float">
            <text:p>1.71030536360584E-05</text:p>
          </table:table-cell>
          <table:table-cell office:value-type="float" office:value="-0.00000207298592275196" calcext:value-type="float">
            <text:p>-2.07298592275196E-06</text:p>
          </table:table-cell>
          <table:table-cell office:value-type="float" office:value="-0.00000410887277146887" calcext:value-type="float">
            <text:p>-4.10887277146887E-06</text:p>
          </table:table-cell>
          <table:table-cell office:value-type="float" office:value="0.0000608438647433096" calcext:value-type="float">
            <text:p>6.08438647433096E-05</text:p>
          </table:table-cell>
          <table:table-cell office:value-type="float" office:value="0.000195408647200967" calcext:value-type="float">
            <text:p>0.000195408647201</text:p>
          </table:table-cell>
          <table:table-cell office:value-type="float" office:value="-0.000936719463035085" calcext:value-type="float">
            <text:p>-0.000936719463035</text:p>
          </table:table-cell>
          <table:table-cell office:value-type="float" office:value="0.00113973584256205" calcext:value-type="float">
            <text:p>0.001139735842562</text:p>
          </table:table-cell>
          <table:table-cell office:value-type="float" office:value="0.00206961850240123" calcext:value-type="float">
            <text:p>0.002069618502401</text:p>
          </table:table-cell>
          <table:table-cell office:value-type="float" office:value="-0.0029235059893078" calcext:value-type="float">
            <text:p>-0.002923505989308</text:p>
          </table:table-cell>
          <table:table-cell office:value-type="float" office:value="-0.000136487084904158" calcext:value-type="float">
            <text:p>-0.000136487084904</text:p>
          </table:table-cell>
          <table:table-cell office:value-type="float" office:value="0.00118674349347064" calcext:value-type="float">
            <text:p>0.001186743493471</text:p>
          </table:table-cell>
          <table:table-cell office:value-type="float" office:value="0.000808493478510974" calcext:value-type="float">
            <text:p>0.000808493478511</text:p>
          </table:table-cell>
          <table:table-cell office:value-type="float" office:value="0.00562801623959858" calcext:value-type="float">
            <text:p>0.005628016239599</text:p>
          </table:table-cell>
          <table:table-cell office:value-type="float" office:value="0.00162172016799489" calcext:value-type="float">
            <text:p>0.001621720167995</text:p>
          </table:table-cell>
          <table:table-cell office:value-type="float" office:value="0.000181003035707117" calcext:value-type="float">
            <text:p>0.000181003035707</text:p>
          </table:table-cell>
          <table:table-cell office:value-type="float" office:value="-0.00369238157671792" calcext:value-type="float">
            <text:p>-0.003692381576718</text:p>
          </table:table-cell>
          <table:table-cell office:value-type="float" office:value="-0.0000114384077605778" calcext:value-type="float">
            <text:p>-1.14384077605778E-05</text:p>
          </table:table-cell>
          <table:table-cell office:value-type="float" office:value="0.000134251648305828" calcext:value-type="float">
            <text:p>0.000134251648306</text:p>
          </table:table-cell>
          <table:table-cell office:value-type="float" office:value="-0.000638427385423468" calcext:value-type="float">
            <text:p>-0.000638427385423</text:p>
          </table:table-cell>
          <table:table-cell office:value-type="float" office:value="0.00221677781948831" calcext:value-type="float">
            <text:p>0.002216777819488</text:p>
          </table:table-cell>
          <table:table-cell office:value-type="float" office:value="0.000490432920528638" calcext:value-type="float">
            <text:p>0.000490432920529</text:p>
          </table:table-cell>
          <table:table-cell office:value-type="float" office:value="0.000304922017023756" calcext:value-type="float">
            <text:p>0.000304922017024</text:p>
          </table:table-cell>
          <table:table-cell office:value-type="float" office:value="-0.00169680049550802" calcext:value-type="float">
            <text:p>-0.001696800495508</text:p>
          </table:table-cell>
          <table:table-cell office:value-type="float" office:value="-0.00159223676498382" calcext:value-type="float">
            <text:p>-0.001592236764984</text:p>
          </table:table-cell>
          <table:table-cell office:value-type="float" office:value="0.000982886047980802" calcext:value-type="float">
            <text:p>0.000982886047981</text:p>
          </table:table-cell>
          <table:table-cell office:value-type="float" office:value="0.00156748241706456" calcext:value-type="float">
            <text:p>0.001567482417065</text:p>
          </table:table-cell>
          <table:table-cell office:value-type="float" office:value="0.00303578379121516" calcext:value-type="float">
            <text:p>0.003035783791215</text:p>
          </table:table-cell>
          <table:table-cell office:value-type="float" office:value="0.00159742266241109" calcext:value-type="float">
            <text:p>0.001597422662411</text:p>
          </table:table-cell>
          <table:table-cell office:value-type="float" office:value="0.00280436533878947" calcext:value-type="float">
            <text:p>0.002804365338789</text:p>
          </table:table-cell>
          <table:table-cell office:value-type="float" office:value="-0.00117700834090845" calcext:value-type="float">
            <text:p>-0.001177008340908</text:p>
          </table:table-cell>
          <table:table-cell office:value-type="float" office:value="-0.00107354766227952" calcext:value-type="float">
            <text:p>-0.00107354766228</text:p>
          </table:table-cell>
          <table:table-cell office:value-type="float" office:value="0.00131666427844729" calcext:value-type="float">
            <text:p>0.001316664278447</text:p>
          </table:table-cell>
          <table:table-cell office:value-type="float" office:value="-0.000115445107441159" calcext:value-type="float">
            <text:p>-0.000115445107441</text:p>
          </table:table-cell>
          <table:table-cell office:value-type="float" office:value="0.00230644374804606" calcext:value-type="float">
            <text:p>0.002306443748046</text:p>
          </table:table-cell>
          <table:table-cell office:value-type="float" office:value="0.00208677809846908" calcext:value-type="float">
            <text:p>0.002086778098469</text:p>
          </table:table-cell>
          <table:table-cell office:value-type="float" office:value="-0.00158785189367044" calcext:value-type="float">
            <text:p>-0.00158785189367</text:p>
          </table:table-cell>
          <table:table-cell office:value-type="float" office:value="-0.00217235537256782" calcext:value-type="float">
            <text:p>-0.002172355372568</text:p>
          </table:table-cell>
          <table:table-cell office:value-type="float" office:value="-0.0013899849755078" calcext:value-type="float">
            <text:p>-0.001389984975508</text:p>
          </table:table-cell>
          <table:table-cell office:value-type="float" office:value="-0.00322777823477438" calcext:value-type="float">
            <text:p>-0.003227778234774</text:p>
          </table:table-cell>
          <table:table-cell office:value-type="float" office:value="-0.00219580452133539" calcext:value-type="float">
            <text:p>-0.002195804521335</text:p>
          </table:table-cell>
          <table:table-cell office:value-type="float" office:value="-0.00153185634770586" calcext:value-type="float">
            <text:p>-0.001531856347706</text:p>
          </table:table-cell>
          <table:table-cell office:value-type="float" office:value="-0.000444705657695887" calcext:value-type="float">
            <text:p>-0.000444705657696</text:p>
          </table:table-cell>
          <table:table-cell office:value-type="float" office:value="0.0000743297875924753" calcext:value-type="float">
            <text:p>7.43297875924753E-05</text:p>
          </table:table-cell>
          <table:table-cell office:value-type="float" office:value="-0.000372548471010925" calcext:value-type="float">
            <text:p>-0.000372548471011</text:p>
          </table:table-cell>
          <table:table-cell office:value-type="float" office:value="-0.00547732718315291" calcext:value-type="float">
            <text:p>-0.005477327183153</text:p>
          </table:table-cell>
          <table:table-cell office:value-type="float" office:value="-0.000578981629657804" calcext:value-type="float">
            <text:p>-0.000578981629658</text:p>
          </table:table-cell>
          <table:table-cell office:value-type="float" office:value="0.000235365434234802" calcext:value-type="float">
            <text:p>0.000235365434235</text:p>
          </table:table-cell>
          <table:table-cell office:value-type="float" office:value="0.00039100730634839" calcext:value-type="float">
            <text:p>0.000391007306348</text:p>
          </table:table-cell>
          <table:table-cell office:value-type="float" office:value="0.00271880213710107" calcext:value-type="float">
            <text:p>0.002718802137101</text:p>
          </table:table-cell>
          <table:table-cell office:value-type="float" office:value="0.00188827238547973" calcext:value-type="float">
            <text:p>0.00188827238548</text:p>
          </table:table-cell>
          <table:table-cell office:value-type="float" office:value="0.000910948467089834" calcext:value-type="float">
            <text:p>0.00091094846709</text:p>
          </table:table-cell>
          <table:table-cell office:value-type="float" office:value="-0.00290120755095374" calcext:value-type="float">
            <text:p>-0.002901207550954</text:p>
          </table:table-cell>
          <table:table-cell office:value-type="float" office:value="-0.000934863017972132" calcext:value-type="float">
            <text:p>-0.000934863017972</text:p>
          </table:table-cell>
          <table:table-cell office:value-type="float" office:value="-0.000705539965080937" calcext:value-type="float">
            <text:p>-0.000705539965081</text:p>
          </table:table-cell>
          <table:table-cell office:value-type="float" office:value="0.00250292627481008" calcext:value-type="float">
            <text:p>0.00250292627481</text:p>
          </table:table-cell>
          <table:table-cell office:value-type="float" office:value="0.000614692233756764" calcext:value-type="float">
            <text:p>0.000614692233757</text:p>
          </table:table-cell>
          <table:table-cell office:value-type="float" office:value="0.000885809700984452" calcext:value-type="float">
            <text:p>0.000885809700984</text:p>
          </table:table-cell>
          <table:table-cell office:value-type="float" office:value="-0.00525764850261884" calcext:value-type="float">
            <text:p>-0.005257648502619</text:p>
          </table:table-cell>
          <table:table-cell office:value-type="float" office:value="-0.00131672305536235" calcext:value-type="float">
            <text:p>-0.001316723055362</text:p>
          </table:table-cell>
          <table:table-cell office:value-type="float" office:value="0.00133228834940635" calcext:value-type="float">
            <text:p>0.001332288349406</text:p>
          </table:table-cell>
          <table:table-cell office:value-type="float" office:value="0.00279771694703024" calcext:value-type="float">
            <text:p>0.00279771694703</text:p>
          </table:table-cell>
          <table:table-cell office:value-type="float" office:value="0.00359583234911276" calcext:value-type="float">
            <text:p>0.003595832349113</text:p>
          </table:table-cell>
          <table:table-cell office:value-type="float" office:value="-0.00172567986720357" calcext:value-type="float">
            <text:p>-0.001725679867204</text:p>
          </table:table-cell>
          <table:table-cell office:value-type="float" office:value="-0.00235749451970002" calcext:value-type="float">
            <text:p>-0.0023574945197</text:p>
          </table:table-cell>
          <table:table-cell office:value-type="float" office:value="-0.000274101335856924" calcext:value-type="float">
            <text:p>-0.000274101335857</text:p>
          </table:table-cell>
          <table:table-cell office:value-type="float" office:value="-0.00111235223930661" calcext:value-type="float">
            <text:p>-0.001112352239307</text:p>
          </table:table-cell>
          <table:table-cell office:value-type="float" office:value="0.00218021825534875" calcext:value-type="float">
            <text:p>0.002180218255349</text:p>
          </table:table-cell>
          <table:table-cell office:value-type="float" office:value="0.00030415743660045" calcext:value-type="float">
            <text:p>0.0003041574366</text:p>
          </table:table-cell>
          <table:table-cell office:value-type="float" office:value="-0.000901996484339029" calcext:value-type="float">
            <text:p>-0.000901996484339</text:p>
          </table:table-cell>
          <table:table-cell office:value-type="float" office:value="-0.00265041055797333" calcext:value-type="float">
            <text:p>-0.002650410557973</text:p>
          </table:table-cell>
          <table:table-cell office:value-type="float" office:value="0.00138220643762776" calcext:value-type="float">
            <text:p>0.001382206437628</text:p>
          </table:table-cell>
          <table:table-cell office:value-type="float" office:value="0.00149036822463766" calcext:value-type="float">
            <text:p>0.001490368224638</text:p>
          </table:table-cell>
          <table:table-cell office:value-type="float" office:value="0.00753155534132965" calcext:value-type="float">
            <text:p>0.00753155534133</text:p>
          </table:table-cell>
          <table:table-cell office:value-type="float" office:value="-0.000731011172980078" calcext:value-type="float">
            <text:p>-0.00073101117298</text:p>
          </table:table-cell>
          <table:table-cell office:value-type="float" office:value="-0.00189710253345859" calcext:value-type="float">
            <text:p>-0.001897102533459</text:p>
          </table:table-cell>
          <table:table-cell office:value-type="float" office:value="-0.0064321452171921" calcext:value-type="float">
            <text:p>-0.006432145217192</text:p>
          </table:table-cell>
          <table:table-cell office:value-type="float" office:value="0.00307717294411536" calcext:value-type="float">
            <text:p>0.003077172944115</text:p>
          </table:table-cell>
          <table:table-cell office:value-type="float" office:value="-0.00106826840512569" calcext:value-type="float">
            <text:p>-0.001068268405126</text:p>
          </table:table-cell>
          <table:table-cell office:value-type="float" office:value="0.000993180087916712" calcext:value-type="float">
            <text:p>0.000993180087917</text:p>
          </table:table-cell>
          <table:table-cell office:value-type="float" office:value="0.000291005407261957" calcext:value-type="float">
            <text:p>0.000291005407262</text:p>
          </table:table-cell>
          <table:table-cell office:value-type="float" office:value="0.00331109420364462" calcext:value-type="float">
            <text:p>0.003311094203645</text:p>
          </table:table-cell>
          <table:table-cell office:value-type="float" office:value="0.00308082101977081" calcext:value-type="float">
            <text:p>0.003080821019771</text:p>
          </table:table-cell>
          <table:table-cell office:value-type="float" office:value="0.00262718644372778" calcext:value-type="float">
            <text:p>0.002627186443728</text:p>
          </table:table-cell>
          <table:table-cell office:value-type="float" office:value="-0.00471495640913522" calcext:value-type="float">
            <text:p>-0.004714956409135</text:p>
          </table:table-cell>
          <table:table-cell office:value-type="float" office:value="-0.00037934112119703" calcext:value-type="float">
            <text:p>-0.000379341121197</text:p>
          </table:table-cell>
          <table:table-cell office:value-type="float" office:value="-0.00595815642189251" calcext:value-type="float">
            <text:p>-0.005958156421893</text:p>
          </table:table-cell>
          <table:table-cell office:value-type="float" office:value="0.00451957825540972" calcext:value-type="float">
            <text:p>0.00451957825541</text:p>
          </table:table-cell>
          <table:table-cell office:value-type="float" office:value="0.000377083658544164" calcext:value-type="float">
            <text:p>0.000377083658544</text:p>
          </table:table-cell>
          <table:table-cell office:value-type="float" office:value="-0.00291705821769483" calcext:value-type="float">
            <text:p>-0.002917058217695</text:p>
          </table:table-cell>
          <table:table-cell office:value-type="float" office:value="-0.00129849473123422" calcext:value-type="float">
            <text:p>-0.001298494731234</text:p>
          </table:table-cell>
          <table:table-cell office:value-type="float" office:value="0.00414144750811191" calcext:value-type="float">
            <text:p>0.004141447508112</text:p>
          </table:table-cell>
          <table:table-cell office:value-type="float" office:value="0.00281204865439771" calcext:value-type="float">
            <text:p>0.002812048654398</text:p>
          </table:table-cell>
          <table:table-cell office:value-type="float" office:value="0.00326553032525512" calcext:value-type="float">
            <text:p>0.003265530325255</text:p>
          </table:table-cell>
          <table:table-cell office:value-type="float" office:value="-0.00263100336656996" calcext:value-type="float">
            <text:p>-0.00263100336657</text:p>
          </table:table-cell>
          <table:table-cell office:value-type="float" office:value="-0.00222346843884863" calcext:value-type="float">
            <text:p>-0.002223468438849</text:p>
          </table:table-cell>
          <table:table-cell office:value-type="float" office:value="-0.00154783407564912" calcext:value-type="float">
            <text:p>-0.001547834075649</text:p>
          </table:table-cell>
          <table:table-cell office:value-type="float" office:value="-0.00329313808173537" calcext:value-type="float">
            <text:p>-0.003293138081735</text:p>
          </table:table-cell>
          <table:table-cell office:value-type="float" office:value="0.000977654253560667" calcext:value-type="float">
            <text:p>0.000977654253561</text:p>
          </table:table-cell>
          <table:table-cell office:value-type="float" office:value="-0.000142912432151587" calcext:value-type="float">
            <text:p>-0.000142912432152</text:p>
          </table:table-cell>
          <table:table-cell office:value-type="float" office:value="-0.00215462572472602" calcext:value-type="float">
            <text:p>-0.002154625724726</text:p>
          </table:table-cell>
          <table:table-cell office:value-type="float" office:value="0.000767473796451423" calcext:value-type="float">
            <text:p>0.000767473796451</text:p>
          </table:table-cell>
          <table:table-cell office:value-type="float" office:value="0.00326097918726476" calcext:value-type="float">
            <text:p>0.003260979187265</text:p>
          </table:table-cell>
          <table:table-cell office:value-type="float" office:value="0.0023922337350008" calcext:value-type="float">
            <text:p>0.002392233735001</text:p>
          </table:table-cell>
          <table:table-cell office:value-type="float" office:value="0.00401920828652974" calcext:value-type="float">
            <text:p>0.00401920828653</text:p>
          </table:table-cell>
          <table:table-cell office:value-type="float" office:value="-0.000956901045483349" calcext:value-type="float">
            <text:p>-0.000956901045483</text:p>
          </table:table-cell>
          <table:table-cell office:value-type="float" office:value="-0.00859582807369375" calcext:value-type="float">
            <text:p>-0.008595828073694</text:p>
          </table:table-cell>
          <table:table-cell office:value-type="float" office:value="0.00225519379095895" calcext:value-type="float">
            <text:p>0.002255193790959</text:p>
          </table:table-cell>
          <table:table-cell office:value-type="float" office:value="0.000851545277226639" calcext:value-type="float">
            <text:p>0.000851545277227</text:p>
          </table:table-cell>
          <table:table-cell office:value-type="float" office:value="-0.00122361619429728" calcext:value-type="float">
            <text:p>-0.001223616194297</text:p>
          </table:table-cell>
          <table:table-cell office:value-type="float" office:value="-0.0016785277982132" calcext:value-type="float">
            <text:p>-0.001678527798213</text:p>
          </table:table-cell>
          <table:table-cell office:value-type="float" office:value="0.00126415943638492" calcext:value-type="float">
            <text:p>0.001264159436385</text:p>
          </table:table-cell>
          <table:table-cell office:value-type="float" office:value="0.004667735652372" calcext:value-type="float">
            <text:p>0.004667735652372</text:p>
          </table:table-cell>
          <table:table-cell office:value-type="float" office:value="0.00152788761733996" calcext:value-type="float">
            <text:p>0.00152788761734</text:p>
          </table:table-cell>
          <table:table-cell office:value-type="float" office:value="0.000380868144292834" calcext:value-type="float">
            <text:p>0.000380868144293</text:p>
          </table:table-cell>
          <table:table-cell office:value-type="float" office:value="-0.00112328270783818" calcext:value-type="float">
            <text:p>-0.001123282707838</text:p>
          </table:table-cell>
          <table:table-cell office:value-type="float" office:value="-0.00119066258953199" calcext:value-type="float">
            <text:p>-0.001190662589532</text:p>
          </table:table-cell>
          <table:table-cell office:value-type="float" office:value="0.00133425793828312" calcext:value-type="float">
            <text:p>0.001334257938283</text:p>
          </table:table-cell>
          <table:table-cell office:value-type="float" office:value="0.000561452215913638" calcext:value-type="float">
            <text:p>0.000561452215914</text:p>
          </table:table-cell>
          <table:table-cell office:value-type="float" office:value="-0.00121785819630227" calcext:value-type="float">
            <text:p>-0.001217858196302</text:p>
          </table:table-cell>
          <table:table-cell office:value-type="float" office:value="-0.00182436457526569" calcext:value-type="float">
            <text:p>-0.001824364575266</text:p>
          </table:table-cell>
          <table:table-cell office:value-type="float" office:value="0.00473257431054452" calcext:value-type="float">
            <text:p>0.004732574310545</text:p>
          </table:table-cell>
          <table:table-cell office:value-type="float" office:value="0.000778968509633882" calcext:value-type="float">
            <text:p>0.000778968509634</text:p>
          </table:table-cell>
          <table:table-cell office:value-type="float" office:value="0.000617118687160301" calcext:value-type="float">
            <text:p>0.00061711868716</text:p>
          </table:table-cell>
          <table:table-cell office:value-type="float" office:value="-0.000586833941392473" calcext:value-type="float">
            <text:p>-0.000586833941392</text:p>
          </table:table-cell>
          <table:table-cell office:value-type="float" office:value="-0.00316143350108888" calcext:value-type="float">
            <text:p>-0.003161433501089</text:p>
          </table:table-cell>
          <table:table-cell office:value-type="float" office:value="0.00123787640331552" calcext:value-type="float">
            <text:p>0.001237876403316</text:p>
          </table:table-cell>
          <table:table-cell office:value-type="float" office:value="0.00000773007991133889" calcext:value-type="float">
            <text:p>7.73007991133889E-06</text:p>
          </table:table-cell>
          <table:table-cell office:value-type="float" office:value="-0.000390101705203705" calcext:value-type="float">
            <text:p>-0.000390101705204</text:p>
          </table:table-cell>
          <table:table-cell office:value-type="float" office:value="-0.00141941129286827" calcext:value-type="float">
            <text:p>-0.001419411292868</text:p>
          </table:table-cell>
          <table:table-cell office:value-type="float" office:value="-0.00165978905684377" calcext:value-type="float">
            <text:p>-0.001659789056844</text:p>
          </table:table-cell>
          <table:table-cell office:value-type="float" office:value="0.00280236693169561" calcext:value-type="float">
            <text:p>0.002802366931696</text:p>
          </table:table-cell>
          <table:table-cell office:value-type="float" office:value="0.00157323624975819" calcext:value-type="float">
            <text:p>0.001573236249758</text:p>
          </table:table-cell>
          <table:table-cell office:value-type="float" office:value="0.0013093430553387" calcext:value-type="float">
            <text:p>0.001309343055339</text:p>
          </table:table-cell>
          <table:table-cell office:value-type="float" office:value="-0.000314246805241225" calcext:value-type="float">
            <text:p>-0.000314246805241</text:p>
          </table:table-cell>
          <table:table-cell office:value-type="float" office:value="-0.0000150378246744909" calcext:value-type="float">
            <text:p>-1.50378246744909E-05</text:p>
          </table:table-cell>
          <table:table-cell office:value-type="float" office:value="0.000705090420461518" calcext:value-type="float">
            <text:p>0.000705090420462</text:p>
          </table:table-cell>
          <table:table-cell office:value-type="float" office:value="-0.00277466789133884" calcext:value-type="float">
            <text:p>-0.002774667891339</text:p>
          </table:table-cell>
          <table:table-cell office:value-type="float" office:value="0.000211311205033426" calcext:value-type="float">
            <text:p>0.000211311205033</text:p>
          </table:table-cell>
          <table:table-cell office:value-type="float" office:value="-0.00353565166057129" calcext:value-type="float">
            <text:p>-0.003535651660571</text:p>
          </table:table-cell>
          <table:table-cell office:value-type="float" office:value="-0.00109797808860973" calcext:value-type="float">
            <text:p>-0.00109797808861</text:p>
          </table:table-cell>
          <table:table-cell office:value-type="float" office:value="0.00238566623037789" calcext:value-type="float">
            <text:p>0.002385666230378</text:p>
          </table:table-cell>
          <table:table-cell office:value-type="float" office:value="0.00139095514012783" calcext:value-type="float">
            <text:p>0.001390955140128</text:p>
          </table:table-cell>
          <table:table-cell office:value-type="float" office:value="0.00156550756982349" calcext:value-type="float">
            <text:p>0.001565507569823</text:p>
          </table:table-cell>
          <table:table-cell office:value-type="float" office:value="0.000294088581979823" calcext:value-type="float">
            <text:p>0.00029408858198</text:p>
          </table:table-cell>
          <table:table-cell office:value-type="float" office:value="-0.00194749313973452" calcext:value-type="float">
            <text:p>-0.001947493139735</text:p>
          </table:table-cell>
          <table:table-cell office:value-type="float" office:value="-0.00173514357886329" calcext:value-type="float">
            <text:p>-0.001735143578863</text:p>
          </table:table-cell>
          <table:table-cell office:value-type="float" office:value="-0.000466115088932018" calcext:value-type="float">
            <text:p>-0.000466115088932</text:p>
          </table:table-cell>
          <table:table-cell office:value-type="float" office:value="0.000508004691835429" calcext:value-type="float">
            <text:p>0.000508004691835</text:p>
          </table:table-cell>
          <table:table-cell office:value-type="float" office:value="0.00086456515240918" calcext:value-type="float">
            <text:p>0.000864565152409</text:p>
          </table:table-cell>
          <table:table-cell office:value-type="float" office:value="-0.00298641019293128" calcext:value-type="float">
            <text:p>-0.002986410192931</text:p>
          </table:table-cell>
          <table:table-cell office:value-type="float" office:value="-0.000201715225407906" calcext:value-type="float">
            <text:p>-0.000201715225408</text:p>
          </table:table-cell>
          <table:table-cell office:value-type="float" office:value="-0.00106211586279481" calcext:value-type="float">
            <text:p>-0.001062115862795</text:p>
          </table:table-cell>
          <table:table-cell office:value-type="float" office:value="0.00144952555600469" calcext:value-type="float">
            <text:p>0.001449525556005</text:p>
          </table:table-cell>
          <table:table-cell office:value-type="float" office:value="0.00305049700664756" calcext:value-type="float">
            <text:p>0.003050497006648</text:p>
          </table:table-cell>
          <table:table-cell office:value-type="float" office:value="0.0012778788251181" calcext:value-type="float">
            <text:p>0.001277878825118</text:p>
          </table:table-cell>
          <table:table-cell office:value-type="float" office:value="0.000885013290920389" calcext:value-type="float">
            <text:p>0.00088501329092</text:p>
          </table:table-cell>
          <table:table-cell office:value-type="float" office:value="-0.00340642944971359" calcext:value-type="float">
            <text:p>-0.003406429449714</text:p>
          </table:table-cell>
          <table:table-cell office:value-type="float" office:value="-0.000276946976152825" calcext:value-type="float">
            <text:p>-0.000276946976153</text:p>
          </table:table-cell>
          <table:table-cell office:value-type="float" office:value="-0.00190304221598514" calcext:value-type="float">
            <text:p>-0.001903042215985</text:p>
          </table:table-cell>
          <table:table-cell office:value-type="float" office:value="-0.00131215752581826" calcext:value-type="float">
            <text:p>-0.001312157525818</text:p>
          </table:table-cell>
          <table:table-cell office:value-type="float" office:value="0.00196277468677036" calcext:value-type="float">
            <text:p>0.00196277468677</text:p>
          </table:table-cell>
          <table:table-cell office:value-type="float" office:value="0.000626363980778477" calcext:value-type="float">
            <text:p>0.000626363980778</text:p>
          </table:table-cell>
          <table:table-cell office:value-type="float" office:value="-0.000919756998266186" calcext:value-type="float">
            <text:p>-0.000919756998266</text:p>
          </table:table-cell>
          <table:table-cell office:value-type="float" office:value="-0.00263994303744097" calcext:value-type="float">
            <text:p>-0.002639943037441</text:p>
          </table:table-cell>
          <table:table-cell office:value-type="float" office:value="0.000409138534688214" calcext:value-type="float">
            <text:p>0.000409138534688</text:p>
          </table:table-cell>
          <table:table-cell office:value-type="float" office:value="0.00213317967779464" calcext:value-type="float">
            <text:p>0.002133179677795</text:p>
          </table:table-cell>
          <table:table-cell office:value-type="float" office:value="0.0028223086296324" calcext:value-type="float">
            <text:p>0.002822308629632</text:p>
          </table:table-cell>
          <table:table-cell office:value-type="float" office:value="0.0023507027502076" calcext:value-type="float">
            <text:p>0.002350702750208</text:p>
          </table:table-cell>
          <table:table-cell office:value-type="float" office:value="-0.000719691305631764" calcext:value-type="float">
            <text:p>-0.000719691305632</text:p>
          </table:table-cell>
          <table:table-cell office:value-type="float" office:value="-0.0026843553763562" calcext:value-type="float">
            <text:p>-0.002684355376356</text:p>
          </table:table-cell>
          <table:table-cell office:value-type="float" office:value="0.0000227457846914136" calcext:value-type="float">
            <text:p>2.27457846914136E-05</text:p>
          </table:table-cell>
          <table:table-cell office:value-type="float" office:value="-0.00374537403051911" calcext:value-type="float">
            <text:p>-0.003745374030519</text:p>
          </table:table-cell>
          <table:table-cell office:value-type="float" office:value="0.00221098771157013" calcext:value-type="float">
            <text:p>0.00221098771157</text:p>
          </table:table-cell>
          <table:table-cell office:value-type="float" office:value="-0.00101315893672371" calcext:value-type="float">
            <text:p>-0.001013158936724</text:p>
          </table:table-cell>
          <table:table-cell office:value-type="float" office:value="-0.00306500239018154" calcext:value-type="float">
            <text:p>-0.003065002390182</text:p>
          </table:table-cell>
          <table:table-cell office:value-type="float" office:value="0.000172525625332431" calcext:value-type="float">
            <text:p>0.000172525625332</text:p>
          </table:table-cell>
          <table:table-cell office:value-type="float" office:value="0.00302771853618727" calcext:value-type="float">
            <text:p>0.003027718536187</text:p>
          </table:table-cell>
          <table:table-cell office:value-type="float" office:value="0.00275311866776296" calcext:value-type="float">
            <text:p>0.002753118667763</text:p>
          </table:table-cell>
          <table:table-cell office:value-type="float" office:value="0.00134950783719134" calcext:value-type="float">
            <text:p>0.001349507837191</text:p>
          </table:table-cell>
          <table:table-cell office:value-type="float" office:value="0.000875812998427372" calcext:value-type="float">
            <text:p>0.000875812998427</text:p>
          </table:table-cell>
          <table:table-cell office:value-type="float" office:value="-0.00310871941978869" calcext:value-type="float">
            <text:p>-0.003108719419789</text:p>
          </table:table-cell>
          <table:table-cell office:value-type="float" office:value="-0.000860984713772828" calcext:value-type="float">
            <text:p>-0.000860984713773</text:p>
          </table:table-cell>
          <table:table-cell office:value-type="float" office:value="-0.000891942381676225" calcext:value-type="float">
            <text:p>-0.000891942381676</text:p>
          </table:table-cell>
          <table:table-cell office:value-type="float" office:value="-0.00269643644348577" calcext:value-type="float">
            <text:p>-0.002696436443486</text:p>
          </table:table-cell>
          <table:table-cell office:value-type="float" office:value="0.00289594595860387" calcext:value-type="float">
            <text:p>0.002895945958604</text:p>
          </table:table-cell>
          <table:table-cell office:value-type="float" office:value="-0.000466085692107709" calcext:value-type="float">
            <text:p>-0.000466085692108</text:p>
          </table:table-cell>
          <table:table-cell office:value-type="float" office:value="-0.00375826189277634" calcext:value-type="float">
            <text:p>-0.003758261892776</text:p>
          </table:table-cell>
          <table:table-cell office:value-type="float" office:value="0.0011928920155595" calcext:value-type="float">
            <text:p>0.00119289201556</text:p>
          </table:table-cell>
          <table:table-cell office:value-type="float" office:value="0.00507764668125144" calcext:value-type="float">
            <text:p>0.005077646681251</text:p>
          </table:table-cell>
          <table:table-cell office:value-type="float" office:value="0.00284008279391734" calcext:value-type="float">
            <text:p>0.002840082793917</text:p>
          </table:table-cell>
          <table:table-cell office:value-type="float" office:value="0.000306402851874332" calcext:value-type="float">
            <text:p>0.000306402851874</text:p>
          </table:table-cell>
          <table:table-cell office:value-type="float" office:value="-0.00308962863335116" calcext:value-type="float">
            <text:p>-0.003089628633351</text:p>
          </table:table-cell>
          <table:table-cell office:value-type="float" office:value="0.0000447914917303116" calcext:value-type="float">
            <text:p>4.47914917303116E-05</text:p>
          </table:table-cell>
          <table:table-cell office:value-type="float" office:value="-0.00298853852539543" calcext:value-type="float">
            <text:p>-0.002988538525395</text:p>
          </table:table-cell>
          <table:table-cell office:value-type="float" office:value="0.000139582774901614" calcext:value-type="float">
            <text:p>0.000139582774902</text:p>
          </table:table-cell>
          <table:table-cell office:value-type="float" office:value="0.000321433459731457" calcext:value-type="float">
            <text:p>0.000321433459731</text:p>
          </table:table-cell>
          <table:table-cell office:value-type="float" office:value="-0.000414599730958476" calcext:value-type="float">
            <text:p>-0.000414599730958</text:p>
          </table:table-cell>
          <table:table-cell office:value-type="float" office:value="-0.00155750450606718" calcext:value-type="float">
            <text:p>-0.001557504506067</text:p>
          </table:table-cell>
          <table:table-cell office:value-type="float" office:value="-0.00119984126277761" calcext:value-type="float">
            <text:p>-0.001199841262778</text:p>
          </table:table-cell>
          <table:table-cell office:value-type="float" office:value="0.00284536237257627" calcext:value-type="float">
            <text:p>0.002845362372576</text:p>
          </table:table-cell>
          <table:table-cell office:value-type="float" office:value="0.00246544311955849" calcext:value-type="float">
            <text:p>0.002465443119558</text:p>
          </table:table-cell>
          <table:table-cell office:value-type="float" office:value="0.00424749519489914" calcext:value-type="float">
            <text:p>0.004247495194899</text:p>
          </table:table-cell>
          <table:table-cell office:value-type="float" office:value="0.00116400163524" calcext:value-type="float">
            <text:p>0.00116400163524</text:p>
          </table:table-cell>
          <table:table-cell office:value-type="float" office:value="0.0002205184364798" calcext:value-type="float">
            <text:p>0.00022051843648</text:p>
          </table:table-cell>
          <table:table-cell office:value-type="float" office:value="-0.003491443956611" calcext:value-type="float">
            <text:p>-0.003491443956611</text:p>
          </table:table-cell>
          <table:table-cell office:value-type="float" office:value="-0.00127604632508427" calcext:value-type="float">
            <text:p>-0.001276046325084</text:p>
          </table:table-cell>
          <table:table-cell office:value-type="float" office:value="-0.00412883251661117" calcext:value-type="float">
            <text:p>-0.004128832516611</text:p>
          </table:table-cell>
          <table:table-cell office:value-type="float" office:value="0.000176857336959435" calcext:value-type="float">
            <text:p>0.000176857336959</text:p>
          </table:table-cell>
          <table:table-cell office:value-type="float" office:value="0.00095203692960516" calcext:value-type="float">
            <text:p>0.000952036929605</text:p>
          </table:table-cell>
          <table:table-cell office:value-type="float" office:value="0.000489796087789429" calcext:value-type="float">
            <text:p>0.000489796087789</text:p>
          </table:table-cell>
          <table:table-cell office:value-type="float" office:value="-0.00114891916699572" calcext:value-type="float">
            <text:p>-0.001148919166996</text:p>
          </table:table-cell>
          <table:table-cell office:value-type="float" office:value="-0.00117280436372791" calcext:value-type="float">
            <text:p>-0.001172804363728</text:p>
          </table:table-cell>
          <table:table-cell office:value-type="float" office:value="0.00125030876327481" calcext:value-type="float">
            <text:p>0.001250308763275</text:p>
          </table:table-cell>
          <table:table-cell office:value-type="float" office:value="0.000702523716549774" calcext:value-type="float">
            <text:p>0.00070252371655</text:p>
          </table:table-cell>
          <table:table-cell office:value-type="float" office:value="0.00491198332989234" calcext:value-type="float">
            <text:p>0.004911983329892</text:p>
          </table:table-cell>
          <table:table-cell office:value-type="float" office:value="0.00178330187845299" calcext:value-type="float">
            <text:p>0.001783301878453</text:p>
          </table:table-cell>
          <table:table-cell office:value-type="float" office:value="0.0017232627173332" calcext:value-type="float">
            <text:p>0.001723262717333</text:p>
          </table:table-cell>
          <table:table-cell office:value-type="float" office:value="0.000382426803056723" calcext:value-type="float">
            <text:p>0.000382426803057</text:p>
          </table:table-cell>
          <table:table-cell office:value-type="float" office:value="-0.0030934921826295" calcext:value-type="float">
            <text:p>-0.00309349218263</text:p>
          </table:table-cell>
          <table:table-cell office:value-type="float" office:value="-0.00127036921805668" calcext:value-type="float">
            <text:p>-0.001270369218057</text:p>
          </table:table-cell>
          <table:table-cell office:value-type="float" office:value="-0.00459943177753591" calcext:value-type="float">
            <text:p>-0.004599431777536</text:p>
          </table:table-cell>
          <table:table-cell office:value-type="float" office:value="-0.000138090568351512" calcext:value-type="float">
            <text:p>-0.000138090568352</text:p>
          </table:table-cell>
          <table:table-cell office:value-type="float" office:value="0.00155707098077446" calcext:value-type="float">
            <text:p>0.001557070980774</text:p>
          </table:table-cell>
          <table:table-cell office:value-type="float" office:value="-0.00263619316958608" calcext:value-type="float">
            <text:p>-0.002636193169586</text:p>
          </table:table-cell>
          <table:table-cell office:value-type="float" office:value="0.000772151647251917" calcext:value-type="float">
            <text:p>0.000772151647252</text:p>
          </table:table-cell>
          <table:table-cell office:value-type="float" office:value="0.00290636847957765" calcext:value-type="float">
            <text:p>0.002906368479578</text:p>
          </table:table-cell>
          <table:table-cell office:value-type="float" office:value="0.00242078475842611" calcext:value-type="float">
            <text:p>0.002420784758426</text:p>
          </table:table-cell>
          <table:table-cell office:value-type="float" office:value="0.00162483645160361" calcext:value-type="float">
            <text:p>0.001624836451604</text:p>
          </table:table-cell>
          <table:table-cell office:value-type="float" office:value="0.00223746557292298" calcext:value-type="float">
            <text:p>0.002237465572923</text:p>
          </table:table-cell>
          <table:table-cell office:value-type="float" office:value="0.000568408636564932" calcext:value-type="float">
            <text:p>0.000568408636565</text:p>
          </table:table-cell>
          <table:table-cell office:value-type="float" office:value="-0.00222190207855744" calcext:value-type="float">
            <text:p>-0.002221902078557</text:p>
          </table:table-cell>
          <table:table-cell office:value-type="float" office:value="-0.000119993010779862" calcext:value-type="float">
            <text:p>-0.00011999301078</text:p>
          </table:table-cell>
          <table:table-cell office:value-type="float" office:value="-0.00419601538092507" calcext:value-type="float">
            <text:p>-0.004196015380925</text:p>
          </table:table-cell>
          <table:table-cell office:value-type="float" office:value="0.000746900866717859" calcext:value-type="float">
            <text:p>0.000746900866718</text:p>
          </table:table-cell>
          <table:table-cell office:value-type="float" office:value="0.00137374124186207" calcext:value-type="float">
            <text:p>0.001373741241862</text:p>
          </table:table-cell>
          <table:table-cell office:value-type="float" office:value="-0.0012078113711822" calcext:value-type="float">
            <text:p>-0.001207811371182</text:p>
          </table:table-cell>
          <table:table-cell office:value-type="float" office:value="-0.000751764069310767" calcext:value-type="float">
            <text:p>-0.000751764069311</text:p>
          </table:table-cell>
          <table:table-cell office:value-type="float" office:value="0.00120530980448391" calcext:value-type="float">
            <text:p>0.001205309804484</text:p>
          </table:table-cell>
          <table:table-cell office:value-type="float" office:value="0.00453842102424851" calcext:value-type="float">
            <text:p>0.004538421024249</text:p>
          </table:table-cell>
          <table:table-cell office:value-type="float" office:value="0.00219782124807716" calcext:value-type="float">
            <text:p>0.002197821248077</text:p>
          </table:table-cell>
          <table:table-cell office:value-type="float" office:value="0.00260971918435321" calcext:value-type="float">
            <text:p>0.002609719184353</text:p>
          </table:table-cell>
          <table:table-cell office:value-type="float" office:value="-0.000380145627747408" calcext:value-type="float">
            <text:p>-0.000380145627747</text:p>
          </table:table-cell>
          <table:table-cell office:value-type="float" office:value="0.00352310592529226" calcext:value-type="float">
            <text:p>0.003523105925292</text:p>
          </table:table-cell>
          <table:table-cell office:value-type="float" office:value="-0.000907665825451931" calcext:value-type="float">
            <text:p>-0.000907665825452</text:p>
          </table:table-cell>
          <table:table-cell office:value-type="float" office:value="-0.000506064076332635" calcext:value-type="float">
            <text:p>-0.000506064076333</text:p>
          </table:table-cell>
          <table:table-cell office:value-type="float" office:value="0.00133364878658326" calcext:value-type="float">
            <text:p>0.001333648786583</text:p>
          </table:table-cell>
          <table:table-cell office:value-type="float" office:value="-0.0000999719148458977" calcext:value-type="float">
            <text:p>-9.99719148458977E-05</text:p>
          </table:table-cell>
          <table:table-cell office:value-type="float" office:value="-0.00479784206158612" calcext:value-type="float">
            <text:p>-0.004797842061586</text:p>
          </table:table-cell>
          <table:table-cell office:value-type="float" office:value="-0.000502444637685284" calcext:value-type="float">
            <text:p>-0.000502444637685</text:p>
          </table:table-cell>
          <table:table-cell office:value-type="float" office:value="0.0001079620369413" calcext:value-type="float">
            <text:p>0.000107962036941</text:p>
          </table:table-cell>
          <table:table-cell office:value-type="float" office:value="-0.000469169296066885" calcext:value-type="float">
            <text:p>-0.000469169296067</text:p>
          </table:table-cell>
          <table:table-cell office:value-type="float" office:value="0.00000100909147382477" calcext:value-type="float">
            <text:p>1.00909147382477E-06</text:p>
          </table:table-cell>
          <table:table-cell office:value-type="float" office:value="0.000137353339633828" calcext:value-type="float">
            <text:p>0.000137353339634</text:p>
          </table:table-cell>
          <table:table-cell office:value-type="float" office:value="-0.000328211662078082" calcext:value-type="float">
            <text:p>-0.000328211662078</text:p>
          </table:table-cell>
          <table:table-cell office:value-type="float" office:value="0.000153590496494771" calcext:value-type="float">
            <text:p>0.000153590496495</text:p>
          </table:table-cell>
          <table:table-cell office:value-type="float" office:value="-0.000055029512427196" calcext:value-type="float">
            <text:p>-5.5029512427196E-05</text:p>
          </table:table-cell>
          <table:table-cell office:value-type="float" office:value="-0.0000645377822098836" calcext:value-type="float">
            <text:p>-6.45377822098836E-05</text:p>
          </table:table-cell>
          <table:table-cell office:value-type="float" office:value="0.0000317661862631602" calcext:value-type="float">
            <text:p>3.17661862631602E-05</text:p>
          </table:table-cell>
          <table:table-cell office:value-type="float" office:value="-0.00000859585067325419" calcext:value-type="float">
            <text:p>-8.59585067325419E-06</text:p>
          </table:table-cell>
          <table:table-cell office:value-type="float" office:value="0.000000914795838191651" calcext:value-type="float">
            <text:p>9.14795838191651E-07</text:p>
          </table:table-cell>
          <table:table-cell office:value-type="float" office:value="-0.0000706247462547438" calcext:value-type="float">
            <text:p>-7.06247462547438E-05</text:p>
          </table:table-cell>
          <table:table-cell office:value-type="float" office:value="0.000117519393837084" calcext:value-type="float">
            <text:p>0.000117519393837</text:p>
          </table:table-cell>
          <table:table-cell office:value-type="float" office:value="-0.0000523767007661879" calcext:value-type="float">
            <text:p>-5.23767007661879E-05</text:p>
          </table:table-cell>
          <table:table-cell office:value-type="float" office:value="-0.0000305635518013103" calcext:value-type="float">
            <text:p>-3.05635518013103E-05</text:p>
          </table:table-cell>
          <table:table-cell office:value-type="float" office:value="0.0000122216859548274" calcext:value-type="float">
            <text:p>1.22216859548274E-05</text:p>
          </table:table-cell>
          <table:table-cell office:value-type="float" office:value="0.0000342323341239181" calcext:value-type="float">
            <text:p>3.42323341239181E-05</text:p>
          </table:table-cell>
          <table:table-cell office:value-type="float" office:value="0.0000311427757453409" calcext:value-type="float">
            <text:p>3.11427757453409E-05</text:p>
          </table:table-cell>
          <table:table-cell office:value-type="float" office:value="-0.0000190739383449934" calcext:value-type="float">
            <text:p>-1.90739383449934E-05</text:p>
          </table:table-cell>
          <table:table-cell office:value-type="float" office:value="-0.0000813258925185245" calcext:value-type="float">
            <text:p>-8.13258925185245E-05</text:p>
          </table:table-cell>
          <table:table-cell office:value-type="float" office:value="0.000102352270445527" calcext:value-type="float">
            <text:p>0.000102352270446</text:p>
          </table:table-cell>
          <table:table-cell office:value-type="float" office:value="-0.0000602385138211981" calcext:value-type="float">
            <text:p>-6.02385138211981E-05</text:p>
          </table:table-cell>
          <table:table-cell office:value-type="float" office:value="0.0000185936615000326" calcext:value-type="float">
            <text:p>1.85936615000326E-05</text:p>
          </table:table-cell>
          <table:table-cell office:value-type="float" office:value="-0.00000588671744072844" calcext:value-type="float">
            <text:p>-5.88671744072844E-06</text:p>
          </table:table-cell>
          <table:table-cell office:value-type="float" office:value="-0.0000280833771072464" calcext:value-type="float">
            <text:p>-2.80833771072464E-05</text:p>
          </table:table-cell>
          <table:table-cell office:value-type="float" office:value="0.00000849614631992512" calcext:value-type="float">
            <text:p>8.49614631992512E-06</text:p>
          </table:table-cell>
          <table:table-cell office:value-type="float" office:value="0.0000178829938306535" calcext:value-type="float">
            <text:p>1.78829938306535E-05</text:p>
          </table:table-cell>
          <table:table-cell office:value-type="float" office:value="0.0000843960064942362" calcext:value-type="float">
            <text:p>8.43960064942362E-05</text:p>
          </table:table-cell>
          <table:table-cell office:value-type="float" office:value="-0.00011370502728103" calcext:value-type="float">
            <text:p>-0.000113705027281</text:p>
          </table:table-cell>
          <table:table-cell office:value-type="float" office:value="-0.00000154083446540776" calcext:value-type="float">
            <text:p>-1.54083446540776E-06</text:p>
          </table:table-cell>
          <table:table-cell office:value-type="float" office:value="0.0000885223709453098" calcext:value-type="float">
            <text:p>8.85223709453098E-05</text:p>
          </table:table-cell>
          <table:table-cell office:value-type="float" office:value="0.00000430559678554765" calcext:value-type="float">
            <text:p>4.30559678554765E-06</text:p>
          </table:table-cell>
          <table:table-cell office:value-type="float" office:value="-0.0000310422946223632" calcext:value-type="float">
            <text:p>-3.10422946223632E-05</text:p>
          </table:table-cell>
          <table:table-cell office:value-type="float" office:value="-0.00000161049317970452" calcext:value-type="float">
            <text:p>-1.61049317970452E-06</text:p>
          </table:table-cell>
          <table:table-cell office:value-type="float" office:value="-0.0000488114336676393" calcext:value-type="float">
            <text:p>-4.88114336676393E-05</text:p>
          </table:table-cell>
          <table:table-cell office:value-type="float" office:value="0.00000365035588445473" calcext:value-type="float">
            <text:p>3.65035588445473E-06</text:p>
          </table:table-cell>
          <table:table-cell office:value-type="float" office:value="0.0000530924129930055" calcext:value-type="float">
            <text:p>5.30924129930055E-05</text:p>
          </table:table-cell>
          <table:table-cell office:value-type="float" office:value="-0.0000978509358047219" calcext:value-type="float">
            <text:p>-9.78509358047219E-05</text:p>
          </table:table-cell>
          <table:table-cell office:value-type="float" office:value="0.000101577674728737" calcext:value-type="float">
            <text:p>0.000101577674729</text:p>
          </table:table-cell>
          <table:table-cell office:value-type="float" office:value="-0.00000602954580303239" calcext:value-type="float">
            <text:p>-6.02954580303239E-06</text:p>
          </table:table-cell>
          <table:table-cell office:value-type="float" office:value="-0.00000321720647805668" calcext:value-type="float">
            <text:p>-3.21720647805668E-06</text:p>
          </table:table-cell>
          <table:table-cell office:value-type="float" office:value="-0.0000358627405153689" calcext:value-type="float">
            <text:p>-3.58627405153689E-05</text:p>
          </table:table-cell>
          <table:table-cell office:value-type="float" office:value="-0.0000327022829424983" calcext:value-type="float">
            <text:p>-3.27022829424983E-05</text:p>
          </table:table-cell>
          <table:table-cell office:value-type="float" office:value="0.00010785546046399" calcext:value-type="float">
            <text:p>0.000107855460464</text:p>
          </table:table-cell>
          <table:table-cell office:value-type="float" office:value="-0.0000586851896888785" calcext:value-type="float">
            <text:p>-5.86851896888785E-05</text:p>
          </table:table-cell>
          <table:table-cell office:value-type="float" office:value="-0.0000311321480359616" calcext:value-type="float">
            <text:p>-3.11321480359616E-05</text:p>
          </table:table-cell>
          <table:table-cell office:value-type="float" office:value="0.0000293646334189601" calcext:value-type="float">
            <text:p>2.93646334189601E-05</text:p>
          </table:table-cell>
          <table:table-cell office:value-type="float" office:value="-0.00000131534079100826" calcext:value-type="float">
            <text:p>-1.31534079100826E-06</text:p>
          </table:table-cell>
          <table:table-cell office:value-type="float" office:value="0.0000626667123689861" calcext:value-type="float">
            <text:p>6.26667123689861E-05</text:p>
          </table:table-cell>
          <table:table-cell office:value-type="float" office:value="-0.0000388170332969451" calcext:value-type="float">
            <text:p>-3.88170332969451E-05</text:p>
          </table:table-cell>
          <table:table-cell office:value-type="float" office:value="-0.000020671759581925" calcext:value-type="float">
            <text:p>-2.0671759581925E-05</text:p>
          </table:table-cell>
          <table:table-cell office:value-type="float" office:value="0.0000335127506966293" calcext:value-type="float">
            <text:p>3.35127506966293E-05</text:p>
          </table:table-cell>
          <table:table-cell office:value-type="float" office:value="-0.0000809476718336977" calcext:value-type="float">
            <text:p>-8.09476718336977E-05</text:p>
          </table:table-cell>
          <table:table-cell office:value-type="float" office:value="0.0000719087851494549" calcext:value-type="float">
            <text:p>7.19087851494549E-05</text:p>
          </table:table-cell>
          <table:table-cell office:value-type="float" office:value="-0.0000999637292415367" calcext:value-type="float">
            <text:p>-9.99637292415367E-05</text:p>
          </table:table-cell>
          <table:table-cell office:value-type="float" office:value="0.0000534022064120343" calcext:value-type="float">
            <text:p>5.34022064120343E-05</text:p>
          </table:table-cell>
          <table:table-cell office:value-type="float" office:value="0.0000274976867771226" calcext:value-type="float">
            <text:p>2.74976867771226E-05</text:p>
          </table:table-cell>
          <table:table-cell office:value-type="float" office:value="-0.0000719019113304409" calcext:value-type="float">
            <text:p>-7.19019113304409E-05</text:p>
          </table:table-cell>
          <table:table-cell office:value-type="float" office:value="-0.000000177646407806265" calcext:value-type="float">
            <text:p>-1.77646407806265E-07</text:p>
          </table:table-cell>
          <table:table-cell office:value-type="float" office:value="-0.000102194047523985" calcext:value-type="float">
            <text:p>-0.000102194047524</text:p>
          </table:table-cell>
          <table:table-cell office:value-type="float" office:value="0.0000889915973136812" calcext:value-type="float">
            <text:p>8.89915973136812E-05</text:p>
          </table:table-cell>
          <table:table-cell office:value-type="float" office:value="0.0000129445252948779" calcext:value-type="float">
            <text:p>1.29445252948779E-05</text:p>
          </table:table-cell>
          <table:table-cell office:value-type="float" office:value="0.0000159467055703688" calcext:value-type="float">
            <text:p>1.59467055703688E-05</text:p>
          </table:table-cell>
          <table:table-cell office:value-type="float" office:value="-0.000120727749263416" calcext:value-type="float">
            <text:p>-0.000120727749263</text:p>
          </table:table-cell>
          <table:table-cell office:value-type="float" office:value="0.0000235025565221703" calcext:value-type="float">
            <text:p>2.35025565221703E-05</text:p>
          </table:table-cell>
          <table:table-cell office:value-type="float" office:value="0.0000197646329557211" calcext:value-type="float">
            <text:p>1.97646329557211E-05</text:p>
          </table:table-cell>
          <table:table-cell office:value-type="float" office:value="0.00006248945766818" calcext:value-type="float">
            <text:p>6.248945766818E-05</text:p>
          </table:table-cell>
          <table:table-cell office:value-type="float" office:value="0.00000650793279194373" calcext:value-type="float">
            <text:p>6.50793279194373E-06</text:p>
          </table:table-cell>
          <table:table-cell office:value-type="float" office:value="-0.000010105357551804" calcext:value-type="float">
            <text:p>-1.0105357551804E-05</text:p>
          </table:table-cell>
          <table:table-cell office:value-type="float" office:value="-0.0000674641693956812" calcext:value-type="float">
            <text:p>-6.74641693956812E-05</text:p>
          </table:table-cell>
          <table:table-cell office:value-type="float" office:value="0.0000655133349724557" calcext:value-type="float">
            <text:p>6.55133349724557E-05</text:p>
          </table:table-cell>
          <table:table-cell office:value-type="float" office:value="-0.0000673257281030848" calcext:value-type="float">
            <text:p>-6.73257281030848E-05</text:p>
          </table:table-cell>
          <table:table-cell office:value-type="float" office:value="0.0000399139434315021" calcext:value-type="float">
            <text:p>3.99139434315021E-05</text:p>
          </table:table-cell>
          <table:table-cell office:value-type="float" office:value="0.0000708861257928683" calcext:value-type="float">
            <text:p>7.08861257928683E-05</text:p>
          </table:table-cell>
          <table:table-cell office:value-type="float" office:value="-0.000062857587550702" calcext:value-type="float">
            <text:p>-6.2857587550702E-05</text:p>
          </table:table-cell>
          <table:table-cell office:value-type="float" office:value="0.000000655327837995046" calcext:value-type="float">
            <text:p>6.55327837995046E-07</text:p>
          </table:table-cell>
          <table:table-cell office:value-type="float" office:value="0.00000045463141501445" calcext:value-type="float">
            <text:p>4.5463141501445E-07</text:p>
          </table:table-cell>
          <table:table-cell office:value-type="float" office:value="-0.0000921078331691527" calcext:value-type="float">
            <text:p>-9.21078331691527E-05</text:p>
          </table:table-cell>
          <table:table-cell office:value-type="float" office:value="0.0000993039561140163" calcext:value-type="float">
            <text:p>9.93039561140163E-05</text:p>
          </table:table-cell>
          <table:table-cell office:value-type="float" office:value="-0.0000182177428573738" calcext:value-type="float">
            <text:p>-1.82177428573738E-05</text:p>
          </table:table-cell>
          <table:table-cell office:value-type="float" office:value="0.0000444695982437793" calcext:value-type="float">
            <text:p>4.44695982437793E-05</text:p>
          </table:table-cell>
          <table:table-cell office:value-type="float" office:value="-0.0000788575794394286" calcext:value-type="float">
            <text:p>-7.88575794394286E-05</text:p>
          </table:table-cell>
          <table:table-cell office:value-type="float" office:value="0.0000201232646654947" calcext:value-type="float">
            <text:p>2.01232646654947E-05</text:p>
          </table:table-cell>
          <table:table-cell office:value-type="float" office:value="-0.000114737064094983" calcext:value-type="float">
            <text:p>-0.000114737064095</text:p>
          </table:table-cell>
          <table:table-cell office:value-type="float" office:value="0.0000880169412176279" calcext:value-type="float">
            <text:p>8.80169412176279E-05</text:p>
          </table:table-cell>
          <table:table-cell office:value-type="float" office:value="-0.00000641592402861324" calcext:value-type="float">
            <text:p>-6.41592402861324E-06</text:p>
          </table:table-cell>
          <table:table-cell office:value-type="float" office:value="0.0000479805994000326" calcext:value-type="float">
            <text:p>4.79805994000326E-05</text:p>
          </table:table-cell>
          <table:table-cell office:value-type="float" office:value="-0.0000769222113577994" calcext:value-type="float">
            <text:p>-7.69222113577994E-05</text:p>
          </table:table-cell>
          <table:table-cell office:value-type="float" office:value="0.000118196944500992" calcext:value-type="float">
            <text:p>0.000118196944501</text:p>
          </table:table-cell>
          <table:table-cell office:value-type="float" office:value="-0.0000391579247801532" calcext:value-type="float">
            <text:p>-3.91579247801532E-05</text:p>
          </table:table-cell>
          <table:table-cell office:value-type="float" office:value="0.0000360259794810469" calcext:value-type="float">
            <text:p>3.60259794810469E-05</text:p>
          </table:table-cell>
          <table:table-cell office:value-type="float" office:value="-0.0000955463884937391" calcext:value-type="float">
            <text:p>-9.55463884937391E-05</text:p>
          </table:table-cell>
          <table:table-cell office:value-type="float" office:value="-0.0000223530465784383" calcext:value-type="float">
            <text:p>-2.23530465784383E-05</text:p>
          </table:table-cell>
          <table:table-cell office:value-type="float" office:value="0.0000927084194495831" calcext:value-type="float">
            <text:p>9.27084194495831E-05</text:p>
          </table:table-cell>
          <table:table-cell office:value-type="float" office:value="-0.0000265209684650047" calcext:value-type="float">
            <text:p>-2.65209684650047E-05</text:p>
          </table:table-cell>
          <table:table-cell office:value-type="float" office:value="0.0000132111622423992" calcext:value-type="float">
            <text:p>1.32111622423992E-05</text:p>
          </table:table-cell>
          <table:table-cell office:value-type="float" office:value="-0.0000449821068542744" calcext:value-type="float">
            <text:p>-4.49821068542744E-05</text:p>
          </table:table-cell>
          <table:table-cell office:value-type="float" office:value="0.0000016964356836513" calcext:value-type="float">
            <text:p>1.6964356836513E-06</text:p>
          </table:table-cell>
          <table:table-cell office:value-type="float" office:value="0.0000535577726708536" calcext:value-type="float">
            <text:p>5.35577726708536E-05</text:p>
          </table:table-cell>
          <table:table-cell office:value-type="float" office:value="-0.0000223664307529847" calcext:value-type="float">
            <text:p>-2.23664307529847E-05</text:p>
          </table:table-cell>
          <table:table-cell office:value-type="float" office:value="-0.0000287285941367177" calcext:value-type="float">
            <text:p>-2.87285941367177E-05</text:p>
          </table:table-cell>
          <table:table-cell office:value-type="float" office:value="0.0000205606804275504" calcext:value-type="float">
            <text:p>2.05606804275504E-05</text:p>
          </table:table-cell>
          <table:table-cell office:value-type="float" office:value="0.0000293836870504105" calcext:value-type="float">
            <text:p>2.93836870504105E-05</text:p>
          </table:table-cell>
          <table:table-cell table:number-columns-repeated="457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44900168644065" calcext:value-type="float">
            <text:p>0.44900168644065</text:p>
          </table:table-cell>
          <table:table-cell table:formula="of:=[.B9]*9.8" office:value-type="float" office:value="4.40021652711837" calcext:value-type="float">
            <text:p>4.40021652711837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128854677648542" calcext:value-type="float">
            <text:p>1.28854677648542E-05</text:p>
          </table:table-cell>
          <table:table-cell table:formula="of:=0.5*[.D12]*(([.D5]-[.C5])/([.D1]-[.C1]))^2" office:value-type="float" office:value="0.0000141661351048339" calcext:value-type="float">
            <text:p>1.41661351048339E-05</text:p>
          </table:table-cell>
          <table:table-cell table:formula="of:=0.5*[.E12]*(([.E5]-[.D5])/([.E1]-[.D1]))^2" office:value-type="float" office:value="0.000000245392758878156" calcext:value-type="float">
            <text:p>2.45392758878156E-07</text:p>
          </table:table-cell>
          <table:table-cell table:formula="of:=0.5*[.F12]*(([.F5]-[.E5])/([.F1]-[.E1]))^2" office:value-type="float" office:value="0.000000953371304764386" calcext:value-type="float">
            <text:p>9.53371304764386E-07</text:p>
          </table:table-cell>
          <table:table-cell table:formula="of:=0.5*[.G12]*(([.G5]-[.F5])/([.G1]-[.F1]))^2" office:value-type="float" office:value="0.000056654347521576" calcext:value-type="float">
            <text:p>5.6654347521576E-05</text:p>
          </table:table-cell>
          <table:table-cell table:formula="of:=0.5*[.H12]*(([.H5]-[.G5])/([.H1]-[.G1]))^2" office:value-type="float" office:value="0.000121632593452114" calcext:value-type="float">
            <text:p>0.000121632593452</text:p>
          </table:table-cell>
          <table:table-cell table:formula="of:=0.5*[.I12]*(([.I5]-[.H5])/([.I1]-[.H1]))^2" office:value-type="float" office:value="0.0000738480966605211" calcext:value-type="float">
            <text:p>7.38480966605211E-05</text:p>
          </table:table-cell>
          <table:table-cell table:formula="of:=0.5*[.J12]*(([.J5]-[.I5])/([.J1]-[.I1]))^2" office:value-type="float" office:value="0.00000603595652339103" calcext:value-type="float">
            <text:p>6.03595652339103E-06</text:p>
          </table:table-cell>
          <table:table-cell table:formula="of:=0.5*[.K12]*(([.K5]-[.J5])/([.K1]-[.J1]))^2" office:value-type="float" office:value="0.0000171430335770837" calcext:value-type="float">
            <text:p>1.71430335770837E-05</text:p>
          </table:table-cell>
          <table:table-cell table:formula="of:=0.5*[.L12]*(([.L5]-[.K5])/([.L1]-[.K1]))^2" office:value-type="float" office:value="0.0000119264063115386" calcext:value-type="float">
            <text:p>1.19264063115386E-05</text:p>
          </table:table-cell>
          <table:table-cell table:formula="of:=0.5*[.M12]*(([.M5]-[.L5])/([.M1]-[.L1]))^2" office:value-type="float" office:value="0.0000924721742105564" calcext:value-type="float">
            <text:p>9.24721742105564E-05</text:p>
          </table:table-cell>
          <table:table-cell table:formula="of:=0.5*[.N12]*(([.N5]-[.M5])/([.N1]-[.M1]))^2" office:value-type="float" office:value="0.0000835759370879304" calcext:value-type="float">
            <text:p>8.35759370879304E-05</text:p>
          </table:table-cell>
          <table:table-cell table:formula="of:=0.5*[.O12]*(([.O5]-[.N5])/([.O1]-[.N1]))^2" office:value-type="float" office:value="0.000000284146039854585" calcext:value-type="float">
            <text:p>2.84146039854585E-07</text:p>
          </table:table-cell>
          <table:table-cell table:formula="of:=0.5*[.P12]*(([.P5]-[.O5])/([.P1]-[.O1]))^2" office:value-type="float" office:value="0.0000375542374677638" calcext:value-type="float">
            <text:p>3.75542374677638E-05</text:p>
          </table:table-cell>
          <table:table-cell table:formula="of:=0.5*[.Q12]*(([.Q5]-[.P5])/([.Q1]-[.P1]))^2" office:value-type="float" office:value="0.0000531453788875716" calcext:value-type="float">
            <text:p>5.31453788875716E-05</text:p>
          </table:table-cell>
          <table:table-cell table:formula="of:=0.5*[.R12]*(([.R5]-[.Q5])/([.R1]-[.Q1]))^2" office:value-type="float" office:value="0.0000178068388033029" calcext:value-type="float">
            <text:p>1.78068388033029E-05</text:p>
          </table:table-cell>
          <table:table-cell table:formula="of:=0.5*[.S12]*(([.S5]-[.R5])/([.S1]-[.R1]))^2" office:value-type="float" office:value="0.00000118750548340802" calcext:value-type="float">
            <text:p>1.18750548340802E-06</text:p>
          </table:table-cell>
          <table:table-cell table:formula="of:=0.5*[.T12]*(([.T5]-[.S5])/([.T1]-[.S1]))^2" office:value-type="float" office:value="0.0000535278091679631" calcext:value-type="float">
            <text:p>5.35278091679631E-05</text:p>
          </table:table-cell>
          <table:table-cell table:formula="of:=0.5*[.U12]*(([.U5]-[.T5])/([.U1]-[.T1]))^2" office:value-type="float" office:value="0.0000748235788447074" calcext:value-type="float">
            <text:p>7.48235788447074E-05</text:p>
          </table:table-cell>
          <table:table-cell table:formula="of:=0.5*[.V12]*(([.V5]-[.U5])/([.V1]-[.U1]))^2" office:value-type="float" office:value="0.000189687070704038" calcext:value-type="float">
            <text:p>0.000189687070704</text:p>
          </table:table-cell>
          <table:table-cell table:formula="of:=0.5*[.W12]*(([.W5]-[.V5])/([.W1]-[.V1]))^2" office:value-type="float" office:value="0.00000741773795116632" calcext:value-type="float">
            <text:p>7.41773795116632E-06</text:p>
          </table:table-cell>
          <table:table-cell table:formula="of:=0.5*[.X12]*(([.X5]-[.W5])/([.X1]-[.W1]))^2" office:value-type="float" office:value="0.0000000280900617890493" calcext:value-type="float">
            <text:p>2.80900617890493E-08</text:p>
          </table:table-cell>
          <table:table-cell table:formula="of:=0.5*[.Y12]*(([.Y5]-[.X5])/([.Y1]-[.X1]))^2" office:value-type="float" office:value="0.0000114787339986124" calcext:value-type="float">
            <text:p>1.14787339986124E-05</text:p>
          </table:table-cell>
          <table:table-cell table:formula="of:=0.5*[.Z12]*(([.Z5]-[.Y5])/([.Z1]-[.Y1]))^2" office:value-type="float" office:value="0.0000413489759249745" calcext:value-type="float">
            <text:p>4.13489759249745E-05</text:p>
          </table:table-cell>
          <table:table-cell table:formula="of:=0.5*[.AA12]*(([.AA5]-[.Z5])/([.AA1]-[.Z1]))^2" office:value-type="float" office:value="0.0000924745257680589" calcext:value-type="float">
            <text:p>9.24745257680589E-05</text:p>
          </table:table-cell>
          <table:table-cell table:formula="of:=0.5*[.AB12]*(([.AB5]-[.AA5])/([.AB1]-[.AA1]))^2" office:value-type="float" office:value="0.000000429155867337926" calcext:value-type="float">
            <text:p>4.29155867337926E-07</text:p>
          </table:table-cell>
          <table:table-cell table:formula="of:=0.5*[.AC12]*(([.AC5]-[.AB5])/([.AC1]-[.AB1]))^2" office:value-type="float" office:value="0.00000473786939779873" calcext:value-type="float">
            <text:p>4.73786939779873E-06</text:p>
          </table:table-cell>
          <table:table-cell table:formula="of:=0.5*[.AD12]*(([.AD5]-[.AC5])/([.AD1]-[.AC1]))^2" office:value-type="float" office:value="0.000000350555948628782" calcext:value-type="float">
            <text:p>3.50555948628782E-07</text:p>
          </table:table-cell>
          <table:table-cell table:formula="of:=0.5*[.AE12]*(([.AE5]-[.AD5])/([.AE1]-[.AD1]))^2" office:value-type="float" office:value="0.0000510010712445025" calcext:value-type="float">
            <text:p>5.10010712445025E-05</text:p>
          </table:table-cell>
          <table:table-cell table:formula="of:=0.5*[.AF12]*(([.AF5]-[.AE5])/([.AF1]-[.AE1]))^2" office:value-type="float" office:value="0.00038355940163777" calcext:value-type="float">
            <text:p>0.000383559401638</text:p>
          </table:table-cell>
          <table:table-cell table:formula="of:=0.5*[.AG12]*(([.AG5]-[.AF5])/([.AG1]-[.AF1]))^2" office:value-type="float" office:value="0.0000908587201511022" calcext:value-type="float">
            <text:p>9.08587201511022E-05</text:p>
          </table:table-cell>
          <table:table-cell table:formula="of:=0.5*[.AH12]*(([.AH5]-[.AG5])/([.AH1]-[.AG1]))^2" office:value-type="float" office:value="0.0000000698350686844353" calcext:value-type="float">
            <text:p>6.98350686844353E-08</text:p>
          </table:table-cell>
          <table:table-cell table:formula="of:=0.5*[.AI12]*(([.AI5]-[.AH5])/([.AI1]-[.AH1]))^2" office:value-type="float" office:value="0.00000537067300651221" calcext:value-type="float">
            <text:p>5.37067300651221E-06</text:p>
          </table:table-cell>
          <table:table-cell table:formula="of:=0.5*[.AJ12]*(([.AJ5]-[.AI5])/([.AJ1]-[.AI1]))^2" office:value-type="float" office:value="0.000102397034736849" calcext:value-type="float">
            <text:p>0.000102397034737</text:p>
          </table:table-cell>
          <table:table-cell table:formula="of:=0.5*[.AK12]*(([.AK5]-[.AJ5])/([.AK1]-[.AJ1]))^2" office:value-type="float" office:value="0.00000430903724742961" calcext:value-type="float">
            <text:p>4.30903724742961E-06</text:p>
          </table:table-cell>
          <table:table-cell table:formula="of:=0.5*[.AL12]*(([.AL5]-[.AK5])/([.AL1]-[.AK1]))^2" office:value-type="float" office:value="0.0000155445172326941" calcext:value-type="float">
            <text:p>1.55445172326941E-05</text:p>
          </table:table-cell>
          <table:table-cell table:formula="of:=0.5*[.AM12]*(([.AM5]-[.AL5])/([.AM1]-[.AL1]))^2" office:value-type="float" office:value="0.0000307148344572018" calcext:value-type="float">
            <text:p>3.07148344572018E-05</text:p>
          </table:table-cell>
          <table:table-cell table:formula="of:=0.5*[.AN12]*(([.AN5]-[.AM5])/([.AN1]-[.AM1]))^2" office:value-type="float" office:value="0.0055243784024138" calcext:value-type="float">
            <text:p>0.005524378402414</text:p>
          </table:table-cell>
          <table:table-cell table:formula="of:=0.5*[.AO12]*(([.AO5]-[.AN5])/([.AO1]-[.AN1]))^2" office:value-type="float" office:value="0.00340854853682574" calcext:value-type="float">
            <text:p>0.003408548536826</text:p>
          </table:table-cell>
          <table:table-cell table:formula="of:=0.5*[.AP12]*(([.AP5]-[.AO5])/([.AP1]-[.AO1]))^2" office:value-type="float" office:value="0.000513181655872262" calcext:value-type="float">
            <text:p>0.000513181655872</text:p>
          </table:table-cell>
          <table:table-cell table:formula="of:=0.5*[.AQ12]*(([.AQ5]-[.AP5])/([.AQ1]-[.AP1]))^2" office:value-type="float" office:value="0.00905354001602419" calcext:value-type="float">
            <text:p>0.009053540016024</text:p>
          </table:table-cell>
          <table:table-cell table:formula="of:=0.5*[.AR12]*(([.AR5]-[.AQ5])/([.AR1]-[.AQ1]))^2" office:value-type="float" office:value="0.000963593746013619" calcext:value-type="float">
            <text:p>0.000963593746014</text:p>
          </table:table-cell>
          <table:table-cell table:formula="of:=0.5*[.AS12]*(([.AS5]-[.AR5])/([.AS1]-[.AR1]))^2" office:value-type="float" office:value="0.00494028494501501" calcext:value-type="float">
            <text:p>0.004940284945015</text:p>
          </table:table-cell>
          <table:table-cell table:formula="of:=0.5*[.AT12]*(([.AT5]-[.AS5])/([.AT1]-[.AS1]))^2" office:value-type="float" office:value="0.00526026836969936" calcext:value-type="float">
            <text:p>0.005260268369699</text:p>
          </table:table-cell>
          <table:table-cell table:formula="of:=0.5*[.AU12]*(([.AU5]-[.AT5])/([.AU1]-[.AT1]))^2" office:value-type="float" office:value="0.00601310038238873" calcext:value-type="float">
            <text:p>0.006013100382389</text:p>
          </table:table-cell>
          <table:table-cell table:formula="of:=0.5*[.AV12]*(([.AV5]-[.AU5])/([.AV1]-[.AU1]))^2" office:value-type="float" office:value="0.053955672099679" calcext:value-type="float">
            <text:p>0.053955672099679</text:p>
          </table:table-cell>
          <table:table-cell table:formula="of:=0.5*[.AW12]*(([.AW5]-[.AV5])/([.AW1]-[.AV1]))^2" office:value-type="float" office:value="0.00751072130574419" calcext:value-type="float">
            <text:p>0.007510721305744</text:p>
          </table:table-cell>
          <table:table-cell table:formula="of:=0.5*[.AX12]*(([.AX5]-[.AW5])/([.AX1]-[.AW1]))^2" office:value-type="float" office:value="0.0000389415466778189" calcext:value-type="float">
            <text:p>3.89415466778189E-05</text:p>
          </table:table-cell>
          <table:table-cell table:formula="of:=0.5*[.AY12]*(([.AY5]-[.AX5])/([.AY1]-[.AX1]))^2" office:value-type="float" office:value="0.00597558232524188" calcext:value-type="float">
            <text:p>0.005975582325242</text:p>
          </table:table-cell>
          <table:table-cell table:formula="of:=0.5*[.AZ12]*(([.AZ5]-[.AY5])/([.AZ1]-[.AY1]))^2" office:value-type="float" office:value="0.00139179611362297" calcext:value-type="float">
            <text:p>0.001391796113623</text:p>
          </table:table-cell>
          <table:table-cell table:formula="of:=0.5*[.BA12]*(([.BA5]-[.AZ5])/([.BA1]-[.AZ1]))^2" office:value-type="float" office:value="0.0014678417352616" calcext:value-type="float">
            <text:p>0.001467841735262</text:p>
          </table:table-cell>
          <table:table-cell table:formula="of:=0.5*[.BB12]*(([.BB5]-[.BA5])/([.BB1]-[.BA1]))^2" office:value-type="float" office:value="0.000141577446598563" calcext:value-type="float">
            <text:p>0.000141577446599</text:p>
          </table:table-cell>
          <table:table-cell table:formula="of:=0.5*[.BC12]*(([.BC5]-[.BB5])/([.BC1]-[.BB1]))^2" office:value-type="float" office:value="0.0439677247995903" calcext:value-type="float">
            <text:p>0.04396772479959</text:p>
          </table:table-cell>
          <table:table-cell table:formula="of:=0.5*[.BD12]*(([.BD5]-[.BC5])/([.BD1]-[.BC1]))^2" office:value-type="float" office:value="0.101956149285058" calcext:value-type="float">
            <text:p>0.101956149285058</text:p>
          </table:table-cell>
          <table:table-cell table:formula="of:=0.5*[.BE12]*(([.BE5]-[.BD5])/([.BE1]-[.BD1]))^2" office:value-type="float" office:value="0.0510944915351596" calcext:value-type="float">
            <text:p>0.05109449153516</text:p>
          </table:table-cell>
          <table:table-cell table:formula="of:=0.5*[.BF12]*(([.BF5]-[.BE5])/([.BF1]-[.BE1]))^2" office:value-type="float" office:value="0.0174045841051459" calcext:value-type="float">
            <text:p>0.017404584105146</text:p>
          </table:table-cell>
          <table:table-cell table:formula="of:=0.5*[.BG12]*(([.BG5]-[.BF5])/([.BG1]-[.BF1]))^2" office:value-type="float" office:value="0.00000378048149858472" calcext:value-type="float">
            <text:p>3.78048149858472E-06</text:p>
          </table:table-cell>
          <table:table-cell table:formula="of:=0.5*[.BH12]*(([.BH5]-[.BG5])/([.BH1]-[.BG1]))^2" office:value-type="float" office:value="0.000137755195664692" calcext:value-type="float">
            <text:p>0.000137755195665</text:p>
          </table:table-cell>
          <table:table-cell table:formula="of:=0.5*[.BI12]*(([.BI5]-[.BH5])/([.BI1]-[.BH1]))^2" office:value-type="float" office:value="0.066149328235534" calcext:value-type="float">
            <text:p>0.066149328235534</text:p>
          </table:table-cell>
          <table:table-cell table:formula="of:=0.5*[.BJ12]*(([.BJ5]-[.BI5])/([.BJ1]-[.BI1]))^2" office:value-type="float" office:value="0.0121271239403908" calcext:value-type="float">
            <text:p>0.012127123940391</text:p>
          </table:table-cell>
          <table:table-cell table:formula="of:=0.5*[.BK12]*(([.BK5]-[.BJ5])/([.BK1]-[.BJ1]))^2" office:value-type="float" office:value="0.000453893115076273" calcext:value-type="float">
            <text:p>0.000453893115076</text:p>
          </table:table-cell>
          <table:table-cell table:formula="of:=0.5*[.BL12]*(([.BL5]-[.BK5])/([.BL1]-[.BK1]))^2" office:value-type="float" office:value="0.000496230315697775" calcext:value-type="float">
            <text:p>0.000496230315698</text:p>
          </table:table-cell>
          <table:table-cell table:formula="of:=0.5*[.BM12]*(([.BM5]-[.BL5])/([.BM1]-[.BL1]))^2" office:value-type="float" office:value="0.00031970389728391" calcext:value-type="float">
            <text:p>0.000319703897284</text:p>
          </table:table-cell>
          <table:table-cell table:formula="of:=0.5*[.BN12]*(([.BN5]-[.BM5])/([.BN1]-[.BM1]))^2" office:value-type="float" office:value="0.0000351110299856792" calcext:value-type="float">
            <text:p>3.51110299856792E-05</text:p>
          </table:table-cell>
          <table:table-cell table:formula="of:=0.5*[.BO12]*(([.BO5]-[.BN5])/([.BO1]-[.BN1]))^2" office:value-type="float" office:value="0.00525711970399234" calcext:value-type="float">
            <text:p>0.005257119703992</text:p>
          </table:table-cell>
          <table:table-cell table:formula="of:=0.5*[.BP12]*(([.BP5]-[.BO5])/([.BP1]-[.BO1]))^2" office:value-type="float" office:value="0.00814658327424474" calcext:value-type="float">
            <text:p>0.008146583274245</text:p>
          </table:table-cell>
          <table:table-cell table:formula="of:=0.5*[.BQ12]*(([.BQ5]-[.BP5])/([.BQ1]-[.BP1]))^2" office:value-type="float" office:value="0.0276411881238666" calcext:value-type="float">
            <text:p>0.027641188123867</text:p>
          </table:table-cell>
          <table:table-cell table:formula="of:=0.5*[.BR12]*(([.BR5]-[.BQ5])/([.BR1]-[.BQ1]))^2" office:value-type="float" office:value="0.0202315594912322" calcext:value-type="float">
            <text:p>0.020231559491232</text:p>
          </table:table-cell>
          <table:table-cell table:formula="of:=0.5*[.BS12]*(([.BS5]-[.BR5])/([.BS1]-[.BR1]))^2" office:value-type="float" office:value="0.00251867218052432" calcext:value-type="float">
            <text:p>0.002518672180524</text:p>
          </table:table-cell>
          <table:table-cell table:formula="of:=0.5*[.BT12]*(([.BT5]-[.BS5])/([.BT1]-[.BS1]))^2" office:value-type="float" office:value="0.0000300203684237512" calcext:value-type="float">
            <text:p>3.00203684237512E-05</text:p>
          </table:table-cell>
          <table:table-cell table:formula="of:=0.5*[.BU12]*(([.BU5]-[.BT5])/([.BU1]-[.BT1]))^2" office:value-type="float" office:value="0.0155313639262277" calcext:value-type="float">
            <text:p>0.015531363926228</text:p>
          </table:table-cell>
          <table:table-cell table:formula="of:=0.5*[.BV12]*(([.BV5]-[.BU5])/([.BV1]-[.BU1]))^2" office:value-type="float" office:value="0.014527519221946" calcext:value-type="float">
            <text:p>0.014527519221946</text:p>
          </table:table-cell>
          <table:table-cell table:formula="of:=0.5*[.BW12]*(([.BW5]-[.BV5])/([.BW1]-[.BV1]))^2" office:value-type="float" office:value="0.00583551879180356" calcext:value-type="float">
            <text:p>0.005835518791804</text:p>
          </table:table-cell>
          <table:table-cell table:formula="of:=0.5*[.BX12]*(([.BX5]-[.BW5])/([.BX1]-[.BW1]))^2" office:value-type="float" office:value="0.00325157703738481" calcext:value-type="float">
            <text:p>0.003251577037385</text:p>
          </table:table-cell>
          <table:table-cell table:formula="of:=0.5*[.BY12]*(([.BY5]-[.BX5])/([.BY1]-[.BX1]))^2" office:value-type="float" office:value="0.0354807003501341" calcext:value-type="float">
            <text:p>0.035480700350134</text:p>
          </table:table-cell>
          <table:table-cell table:formula="of:=0.5*[.BZ12]*(([.BZ5]-[.BY5])/([.BZ1]-[.BY1]))^2" office:value-type="float" office:value="0.0406866803846695" calcext:value-type="float">
            <text:p>0.04068668038467</text:p>
          </table:table-cell>
          <table:table-cell table:formula="of:=0.5*[.CA12]*(([.CA5]-[.BZ5])/([.CA1]-[.BZ1]))^2" office:value-type="float" office:value="0.00479028193376673" calcext:value-type="float">
            <text:p>0.004790281933767</text:p>
          </table:table-cell>
          <table:table-cell table:formula="of:=0.5*[.CB12]*(([.CB5]-[.CA5])/([.CB1]-[.CA1]))^2" office:value-type="float" office:value="0.000000969758421943659" calcext:value-type="float">
            <text:p>9.69758421943659E-07</text:p>
          </table:table-cell>
          <table:table-cell table:formula="of:=0.5*[.CC12]*(([.CC5]-[.CB5])/([.CC1]-[.CB1]))^2" office:value-type="float" office:value="0.000426847226052594" calcext:value-type="float">
            <text:p>0.000426847226053</text:p>
          </table:table-cell>
          <table:table-cell table:formula="of:=0.5*[.CD12]*(([.CD5]-[.CC5])/([.CD1]-[.CC1]))^2" office:value-type="float" office:value="0.00137053563404963" calcext:value-type="float">
            <text:p>0.00137053563405</text:p>
          </table:table-cell>
          <table:table-cell table:formula="of:=0.5*[.CE12]*(([.CE5]-[.CD5])/([.CE1]-[.CD1]))^2" office:value-type="float" office:value="0.00205379852080849" calcext:value-type="float">
            <text:p>0.002053798520809</text:p>
          </table:table-cell>
          <table:table-cell table:formula="of:=0.5*[.CF12]*(([.CF5]-[.CE5])/([.CF1]-[.CE1]))^2" office:value-type="float" office:value="0.0353174831867171" calcext:value-type="float">
            <text:p>0.035317483186717</text:p>
          </table:table-cell>
          <table:table-cell table:formula="of:=0.5*[.CG12]*(([.CG5]-[.CF5])/([.CG1]-[.CF1]))^2" office:value-type="float" office:value="0.00991163910400707" calcext:value-type="float">
            <text:p>0.009911639104007</text:p>
          </table:table-cell>
          <table:table-cell table:formula="of:=0.5*[.CH12]*(([.CH5]-[.CG5])/([.CH1]-[.CG1]))^2" office:value-type="float" office:value="0.0126332792806749" calcext:value-type="float">
            <text:p>0.012633279280675</text:p>
          </table:table-cell>
          <table:table-cell table:formula="of:=0.5*[.CI12]*(([.CI5]-[.CH5])/([.CI1]-[.CH1]))^2" office:value-type="float" office:value="0.0518780107810155" calcext:value-type="float">
            <text:p>0.051878010781016</text:p>
          </table:table-cell>
          <table:table-cell table:formula="of:=0.5*[.CJ12]*(([.CJ5]-[.CI5])/([.CJ1]-[.CI1]))^2" office:value-type="float" office:value="0.0106149439033976" calcext:value-type="float">
            <text:p>0.010614943903398</text:p>
          </table:table-cell>
          <table:table-cell table:formula="of:=0.5*[.CK12]*(([.CK5]-[.CJ5])/([.CK1]-[.CJ1]))^2" office:value-type="float" office:value="0.0000935341523736622" calcext:value-type="float">
            <text:p>9.35341523736622E-05</text:p>
          </table:table-cell>
          <table:table-cell table:formula="of:=0.5*[.CL12]*(([.CL5]-[.CK5])/([.CL1]-[.CK1]))^2" office:value-type="float" office:value="0.00919697052781999" calcext:value-type="float">
            <text:p>0.00919697052782</text:p>
          </table:table-cell>
          <table:table-cell table:formula="of:=0.5*[.CM12]*(([.CM5]-[.CL5])/([.CM1]-[.CL1]))^2" office:value-type="float" office:value="0.0574299089995613" calcext:value-type="float">
            <text:p>0.057429908999561</text:p>
          </table:table-cell>
          <table:table-cell table:formula="of:=0.5*[.CN12]*(([.CN5]-[.CM5])/([.CN1]-[.CM1]))^2" office:value-type="float" office:value="0.00940189754918485" calcext:value-type="float">
            <text:p>0.009401897549185</text:p>
          </table:table-cell>
          <table:table-cell table:formula="of:=0.5*[.CO12]*(([.CO5]-[.CN5])/([.CO1]-[.CN1]))^2" office:value-type="float" office:value="0.00435445372634862" calcext:value-type="float">
            <text:p>0.004354453726349</text:p>
          </table:table-cell>
          <table:table-cell table:formula="of:=0.5*[.CP12]*(([.CP5]-[.CO5])/([.CP1]-[.CO1]))^2" office:value-type="float" office:value="0.00191237033810214" calcext:value-type="float">
            <text:p>0.001912370338102</text:p>
          </table:table-cell>
          <table:table-cell table:formula="of:=0.5*[.CQ12]*(([.CQ5]-[.CP5])/([.CQ1]-[.CP1]))^2" office:value-type="float" office:value="0.000112252003082709" calcext:value-type="float">
            <text:p>0.000112252003083</text:p>
          </table:table-cell>
          <table:table-cell table:formula="of:=0.5*[.CR12]*(([.CR5]-[.CQ5])/([.CR1]-[.CQ1]))^2" office:value-type="float" office:value="0.0517306113560397" calcext:value-type="float">
            <text:p>0.05173061135604</text:p>
          </table:table-cell>
          <table:table-cell table:formula="of:=0.5*[.CS12]*(([.CS5]-[.CR5])/([.CS1]-[.CR1]))^2" office:value-type="float" office:value="0.000676974596880033" calcext:value-type="float">
            <text:p>0.00067697459688</text:p>
          </table:table-cell>
          <table:table-cell table:formula="of:=0.5*[.CT12]*(([.CT5]-[.CS5])/([.CT1]-[.CS1]))^2" office:value-type="float" office:value="0.0214520311887055" calcext:value-type="float">
            <text:p>0.021452031188706</text:p>
          </table:table-cell>
          <table:table-cell table:formula="of:=0.5*[.CU12]*(([.CU5]-[.CT5])/([.CU1]-[.CT1]))^2" office:value-type="float" office:value="0.0136695911129162" calcext:value-type="float">
            <text:p>0.013669591112916</text:p>
          </table:table-cell>
          <table:table-cell table:formula="of:=0.5*[.CV12]*(([.CV5]-[.CU5])/([.CV1]-[.CU1]))^2" office:value-type="float" office:value="0.00111841877661988" calcext:value-type="float">
            <text:p>0.00111841877662</text:p>
          </table:table-cell>
          <table:table-cell table:formula="of:=0.5*[.CW12]*(([.CW5]-[.CV5])/([.CW1]-[.CV1]))^2" office:value-type="float" office:value="0.00265663780132486" calcext:value-type="float">
            <text:p>0.002656637801325</text:p>
          </table:table-cell>
          <table:table-cell table:formula="of:=0.5*[.CX12]*(([.CX5]-[.CW5])/([.CX1]-[.CW1]))^2" office:value-type="float" office:value="0.0136024025543393" calcext:value-type="float">
            <text:p>0.013602402554339</text:p>
          </table:table-cell>
          <table:table-cell table:formula="of:=0.5*[.CY12]*(([.CY5]-[.CX5])/([.CY1]-[.CX1]))^2" office:value-type="float" office:value="0.0238799078354212" calcext:value-type="float">
            <text:p>0.023879907835421</text:p>
          </table:table-cell>
          <table:table-cell table:formula="of:=0.5*[.CZ12]*(([.CZ5]-[.CY5])/([.CZ1]-[.CY1]))^2" office:value-type="float" office:value="0.00814464721176023" calcext:value-type="float">
            <text:p>0.00814464721176</text:p>
          </table:table-cell>
          <table:table-cell table:formula="of:=0.5*[.DA12]*(([.DA5]-[.CZ5])/([.DA1]-[.CZ1]))^2" office:value-type="float" office:value="0.000174460943020222" calcext:value-type="float">
            <text:p>0.00017446094302</text:p>
          </table:table-cell>
          <table:table-cell table:formula="of:=0.5*[.DB12]*(([.DB5]-[.DA5])/([.DB1]-[.DA1]))^2" office:value-type="float" office:value="0.00311785260055644" calcext:value-type="float">
            <text:p>0.003117852600556</text:p>
          </table:table-cell>
          <table:table-cell table:formula="of:=0.5*[.DC12]*(([.DC5]-[.DB5])/([.DC1]-[.DB1]))^2" office:value-type="float" office:value="0.0491414605288095" calcext:value-type="float">
            <text:p>0.04914146052881</text:p>
          </table:table-cell>
          <table:table-cell table:formula="of:=0.5*[.DD12]*(([.DD5]-[.DC5])/([.DD1]-[.DC1]))^2" office:value-type="float" office:value="0.0147170641203837" calcext:value-type="float">
            <text:p>0.014717064120384</text:p>
          </table:table-cell>
          <table:table-cell table:formula="of:=0.5*[.DE12]*(([.DE5]-[.DD5])/([.DE1]-[.DD1]))^2" office:value-type="float" office:value="0.0116523039910521" calcext:value-type="float">
            <text:p>0.011652303991052</text:p>
          </table:table-cell>
          <table:table-cell table:formula="of:=0.5*[.DF12]*(([.DF5]-[.DE5])/([.DF1]-[.DE1]))^2" office:value-type="float" office:value="0.00729123409882849" calcext:value-type="float">
            <text:p>0.007291234098828</text:p>
          </table:table-cell>
          <table:table-cell table:formula="of:=0.5*[.DG12]*(([.DG5]-[.DF5])/([.DG1]-[.DF1]))^2" office:value-type="float" office:value="0.0120495353754067" calcext:value-type="float">
            <text:p>0.012049535375407</text:p>
          </table:table-cell>
          <table:table-cell table:formula="of:=0.5*[.DH12]*(([.DH5]-[.DG5])/([.DH1]-[.DG1]))^2" office:value-type="float" office:value="0.0098624371121407" calcext:value-type="float">
            <text:p>0.009862437112141</text:p>
          </table:table-cell>
          <table:table-cell table:formula="of:=0.5*[.DI12]*(([.DI5]-[.DH5])/([.DI1]-[.DH1]))^2" office:value-type="float" office:value="0.00103648824936846" calcext:value-type="float">
            <text:p>0.001036488249368</text:p>
          </table:table-cell>
          <table:table-cell table:formula="of:=0.5*[.DJ12]*(([.DJ5]-[.DI5])/([.DJ1]-[.DI1]))^2" office:value-type="float" office:value="0.00158181850136727" calcext:value-type="float">
            <text:p>0.001581818501367</text:p>
          </table:table-cell>
          <table:table-cell table:formula="of:=0.5*[.DK12]*(([.DK5]-[.DJ5])/([.DK1]-[.DJ1]))^2" office:value-type="float" office:value="0.0130295696600238" calcext:value-type="float">
            <text:p>0.013029569660024</text:p>
          </table:table-cell>
          <table:table-cell table:formula="of:=0.5*[.DL12]*(([.DL5]-[.DK5])/([.DL1]-[.DK1]))^2" office:value-type="float" office:value="0.0107440378634342" calcext:value-type="float">
            <text:p>0.010744037863434</text:p>
          </table:table-cell>
          <table:table-cell table:formula="of:=0.5*[.DM12]*(([.DM5]-[.DL5])/([.DM1]-[.DL1]))^2" office:value-type="float" office:value="0.00772273420885944" calcext:value-type="float">
            <text:p>0.007722734208859</text:p>
          </table:table-cell>
          <table:table-cell table:formula="of:=0.5*[.DN12]*(([.DN5]-[.DM5])/([.DN1]-[.DM1]))^2" office:value-type="float" office:value="0.0236485727349662" calcext:value-type="float">
            <text:p>0.023648572734966</text:p>
          </table:table-cell>
          <table:table-cell table:formula="of:=0.5*[.DO12]*(([.DO5]-[.DN5])/([.DO1]-[.DN1]))^2" office:value-type="float" office:value="0.0000877389408534382" calcext:value-type="float">
            <text:p>8.77389408534382E-05</text:p>
          </table:table-cell>
          <table:table-cell table:formula="of:=0.5*[.DP12]*(([.DP5]-[.DO5])/([.DP1]-[.DO1]))^2" office:value-type="float" office:value="0.132845573781931" calcext:value-type="float">
            <text:p>0.132845573781931</text:p>
          </table:table-cell>
          <table:table-cell table:formula="of:=0.5*[.DQ12]*(([.DQ5]-[.DP5])/([.DQ1]-[.DP1]))^2" office:value-type="float" office:value="0.0902032868196811" calcext:value-type="float">
            <text:p>0.090203286819681</text:p>
          </table:table-cell>
          <table:table-cell table:formula="of:=0.5*[.DR12]*(([.DR5]-[.DQ5])/([.DR1]-[.DQ1]))^2" office:value-type="float" office:value="0.000519750458801073" calcext:value-type="float">
            <text:p>0.000519750458801</text:p>
          </table:table-cell>
          <table:table-cell table:formula="of:=0.5*[.DS12]*(([.DS5]-[.DR5])/([.DS1]-[.DR1]))^2" office:value-type="float" office:value="0.0313806123628592" calcext:value-type="float">
            <text:p>0.031380612362859</text:p>
          </table:table-cell>
          <table:table-cell table:formula="of:=0.5*[.DT12]*(([.DT5]-[.DS5])/([.DT1]-[.DS1]))^2" office:value-type="float" office:value="0.00138754577647511" calcext:value-type="float">
            <text:p>0.001387545776475</text:p>
          </table:table-cell>
          <table:table-cell table:formula="of:=0.5*[.DU12]*(([.DU5]-[.DT5])/([.DU1]-[.DT1]))^2" office:value-type="float" office:value="0.00192662368668412" calcext:value-type="float">
            <text:p>0.001926623686684</text:p>
          </table:table-cell>
          <table:table-cell table:formula="of:=0.5*[.DV12]*(([.DV5]-[.DU5])/([.DV1]-[.DU1]))^2" office:value-type="float" office:value="0.00273715192652966" calcext:value-type="float">
            <text:p>0.00273715192653</text:p>
          </table:table-cell>
          <table:table-cell table:formula="of:=0.5*[.DW12]*(([.DW5]-[.DV5])/([.DW1]-[.DV1]))^2" office:value-type="float" office:value="0.00212739237695425" calcext:value-type="float">
            <text:p>0.002127392376954</text:p>
          </table:table-cell>
          <table:table-cell table:formula="of:=0.5*[.DX12]*(([.DX5]-[.DW5])/([.DX1]-[.DW1]))^2" office:value-type="float" office:value="0.01043213919267" calcext:value-type="float">
            <text:p>0.01043213919267</text:p>
          </table:table-cell>
          <table:table-cell table:formula="of:=0.5*[.DY12]*(([.DY5]-[.DX5])/([.DY1]-[.DX1]))^2" office:value-type="float" office:value="0.0108165668211757" calcext:value-type="float">
            <text:p>0.010816566821176</text:p>
          </table:table-cell>
          <table:table-cell table:formula="of:=0.5*[.DZ12]*(([.DZ5]-[.DY5])/([.DZ1]-[.DY1]))^2" office:value-type="float" office:value="0.00228882556215657" calcext:value-type="float">
            <text:p>0.002288825562157</text:p>
          </table:table-cell>
          <table:table-cell table:formula="of:=0.5*[.EA12]*(([.EA5]-[.DZ5])/([.EA1]-[.DZ1]))^2" office:value-type="float" office:value="0.0419880643672154" calcext:value-type="float">
            <text:p>0.041988064367216</text:p>
          </table:table-cell>
          <table:table-cell table:formula="of:=0.5*[.EB12]*(([.EB5]-[.EA5])/([.EB1]-[.EA1]))^2" office:value-type="float" office:value="0.00729265493243645" calcext:value-type="float">
            <text:p>0.007292654932436</text:p>
          </table:table-cell>
          <table:table-cell table:formula="of:=0.5*[.EC12]*(([.EC5]-[.EB5])/([.EC1]-[.EB1]))^2" office:value-type="float" office:value="0.166607327049205" calcext:value-type="float">
            <text:p>0.166607327049205</text:p>
          </table:table-cell>
          <table:table-cell table:formula="of:=0.5*[.ED12]*(([.ED5]-[.EC5])/([.ED1]-[.EC1]))^2" office:value-type="float" office:value="0.00128595751391604" calcext:value-type="float">
            <text:p>0.001285957513916</text:p>
          </table:table-cell>
          <table:table-cell table:formula="of:=0.5*[.EE12]*(([.EE5]-[.ED5])/([.EE1]-[.ED1]))^2" office:value-type="float" office:value="0.0123897519415056" calcext:value-type="float">
            <text:p>0.012389751941506</text:p>
          </table:table-cell>
          <table:table-cell table:formula="of:=0.5*[.EF12]*(([.EF5]-[.EE5])/([.EF1]-[.EE1]))^2" office:value-type="float" office:value="0.00123731321556681" calcext:value-type="float">
            <text:p>0.001237313215567</text:p>
          </table:table-cell>
          <table:table-cell table:formula="of:=0.5*[.EG12]*(([.EG5]-[.EF5])/([.EG1]-[.EF1]))^2" office:value-type="float" office:value="0.0283096707197775" calcext:value-type="float">
            <text:p>0.028309670719778</text:p>
          </table:table-cell>
          <table:table-cell table:formula="of:=0.5*[.EH12]*(([.EH5]-[.EG5])/([.EH1]-[.EG1]))^2" office:value-type="float" office:value="0.00203318150981269" calcext:value-type="float">
            <text:p>0.002033181509813</text:p>
          </table:table-cell>
          <table:table-cell table:formula="of:=0.5*[.EI12]*(([.EI5]-[.EH5])/([.EI1]-[.EH1]))^2" office:value-type="float" office:value="0.0100045488156367" calcext:value-type="float">
            <text:p>0.010004548815637</text:p>
          </table:table-cell>
          <table:table-cell table:formula="of:=0.5*[.EJ12]*(([.EJ5]-[.EI5])/([.EJ1]-[.EI1]))^2" office:value-type="float" office:value="0.00875457945037658" calcext:value-type="float">
            <text:p>0.008754579450377</text:p>
          </table:table-cell>
          <table:table-cell table:formula="of:=0.5*[.EK12]*(([.EK5]-[.EJ5])/([.EK1]-[.EJ1]))^2" office:value-type="float" office:value="0.0143438292837962" calcext:value-type="float">
            <text:p>0.014343829283796</text:p>
          </table:table-cell>
          <table:table-cell table:formula="of:=0.5*[.EL12]*(([.EL5]-[.EK5])/([.EL1]-[.EK1]))^2" office:value-type="float" office:value="0.0338558845111567" calcext:value-type="float">
            <text:p>0.033855884511157</text:p>
          </table:table-cell>
          <table:table-cell table:formula="of:=0.5*[.EM12]*(([.EM5]-[.EL5])/([.EM1]-[.EL1]))^2" office:value-type="float" office:value="0.0271802997261717" calcext:value-type="float">
            <text:p>0.027180299726172</text:p>
          </table:table-cell>
          <table:table-cell table:formula="of:=0.5*[.EN12]*(([.EN5]-[.EM5])/([.EN1]-[.EM1]))^2" office:value-type="float" office:value="0.0124666713495848" calcext:value-type="float">
            <text:p>0.012466671349585</text:p>
          </table:table-cell>
          <table:table-cell table:formula="of:=0.5*[.EO12]*(([.EO5]-[.EN5])/([.EO1]-[.EN1]))^2" office:value-type="float" office:value="0.00406519317937565" calcext:value-type="float">
            <text:p>0.004065193179376</text:p>
          </table:table-cell>
          <table:table-cell table:formula="of:=0.5*[.EP12]*(([.EP5]-[.EO5])/([.EP1]-[.EO1]))^2" office:value-type="float" office:value="0.0000255995385456388" calcext:value-type="float">
            <text:p>2.55995385456388E-05</text:p>
          </table:table-cell>
          <table:table-cell table:formula="of:=0.5*[.EQ12]*(([.EQ5]-[.EP5])/([.EQ1]-[.EP1]))^2" office:value-type="float" office:value="0.00432848368784745" calcext:value-type="float">
            <text:p>0.004328483687847</text:p>
          </table:table-cell>
          <table:table-cell table:formula="of:=0.5*[.ER12]*(([.ER5]-[.EQ5])/([.ER1]-[.EQ1]))^2" office:value-type="float" office:value="0.00674232968993482" calcext:value-type="float">
            <text:p>0.006742329689935</text:p>
          </table:table-cell>
          <table:table-cell table:formula="of:=0.5*[.ES12]*(([.ES5]-[.ER5])/([.ES1]-[.ER1]))^2" office:value-type="float" office:value="0.00247611895085082" calcext:value-type="float">
            <text:p>0.002476118950851</text:p>
          </table:table-cell>
          <table:table-cell table:formula="of:=0.5*[.ET12]*(([.ET5]-[.ES5])/([.ET1]-[.ES1]))^2" office:value-type="float" office:value="0.00155811500537109" calcext:value-type="float">
            <text:p>0.001558115005371</text:p>
          </table:table-cell>
          <table:table-cell table:formula="of:=0.5*[.EU12]*(([.EU5]-[.ET5])/([.EU1]-[.ET1]))^2" office:value-type="float" office:value="0.000681354410709589" calcext:value-type="float">
            <text:p>0.00068135441071</text:p>
          </table:table-cell>
          <table:table-cell table:formula="of:=0.5*[.EV12]*(([.EV5]-[.EU5])/([.EV1]-[.EU1]))^2" office:value-type="float" office:value="0.00857270734671579" calcext:value-type="float">
            <text:p>0.008572707346716</text:p>
          </table:table-cell>
          <table:table-cell table:formula="of:=0.5*[.EW12]*(([.EW5]-[.EV5])/([.EW1]-[.EV1]))^2" office:value-type="float" office:value="0.0435813350261392" calcext:value-type="float">
            <text:p>0.043581335026139</text:p>
          </table:table-cell>
          <table:table-cell table:formula="of:=0.5*[.EX12]*(([.EX5]-[.EW5])/([.EX1]-[.EW1]))^2" office:value-type="float" office:value="0.000955031569587007" calcext:value-type="float">
            <text:p>0.000955031569587</text:p>
          </table:table-cell>
          <table:table-cell table:formula="of:=0.5*[.EY12]*(([.EY5]-[.EX5])/([.EY1]-[.EX1]))^2" office:value-type="float" office:value="0.000138416382915241" calcext:value-type="float">
            <text:p>0.000138416382915</text:p>
          </table:table-cell>
          <table:table-cell table:formula="of:=0.5*[.EZ12]*(([.EZ5]-[.EY5])/([.EZ1]-[.EY1]))^2" office:value-type="float" office:value="0.000118310232625758" calcext:value-type="float">
            <text:p>0.000118310232626</text:p>
          </table:table-cell>
          <table:table-cell table:formula="of:=0.5*[.FA12]*(([.FA5]-[.EZ5])/([.FA1]-[.EZ1]))^2" office:value-type="float" office:value="0.001058022225653" calcext:value-type="float">
            <text:p>0.001058022225653</text:p>
          </table:table-cell>
          <table:table-cell table:formula="of:=0.5*[.FB12]*(([.FB5]-[.FA5])/([.FB1]-[.FA1]))^2" office:value-type="float" office:value="0.0120325233272261" calcext:value-type="float">
            <text:p>0.012032523327226</text:p>
          </table:table-cell>
          <table:table-cell table:formula="of:=0.5*[.FC12]*(([.FC5]-[.FB5])/([.FC1]-[.FB1]))^2" office:value-type="float" office:value="0.0172442090713615" calcext:value-type="float">
            <text:p>0.017244209071362</text:p>
          </table:table-cell>
          <table:table-cell table:formula="of:=0.5*[.FD12]*(([.FD5]-[.FC5])/([.FD1]-[.FC1]))^2" office:value-type="float" office:value="0.0412637630689265" calcext:value-type="float">
            <text:p>0.041263763068927</text:p>
          </table:table-cell>
          <table:table-cell table:formula="of:=0.5*[.FE12]*(([.FE5]-[.FD5])/([.FE1]-[.FD1]))^2" office:value-type="float" office:value="0.0563332123936618" calcext:value-type="float">
            <text:p>0.056333212393662</text:p>
          </table:table-cell>
          <table:table-cell table:formula="of:=0.5*[.FF12]*(([.FF5]-[.FE5])/([.FF1]-[.FE1]))^2" office:value-type="float" office:value="0.0110536197888706" calcext:value-type="float">
            <text:p>0.011053619788871</text:p>
          </table:table-cell>
          <table:table-cell table:formula="of:=0.5*[.FG12]*(([.FG5]-[.FF5])/([.FG1]-[.FF1]))^2" office:value-type="float" office:value="0.00475253526485099" calcext:value-type="float">
            <text:p>0.004752535264851</text:p>
          </table:table-cell>
          <table:table-cell table:formula="of:=0.5*[.FH12]*(([.FH5]-[.FG5])/([.FH1]-[.FG1]))^2" office:value-type="float" office:value="0.000685177285005308" calcext:value-type="float">
            <text:p>0.000685177285005</text:p>
          </table:table-cell>
          <table:table-cell table:formula="of:=0.5*[.FI12]*(([.FI5]-[.FH5])/([.FI1]-[.FH1]))^2" office:value-type="float" office:value="0.000436020311963631" calcext:value-type="float">
            <text:p>0.000436020311964</text:p>
          </table:table-cell>
          <table:table-cell table:formula="of:=0.5*[.FJ12]*(([.FJ5]-[.FI5])/([.FJ1]-[.FI1]))^2" office:value-type="float" office:value="0.0621746726414355" calcext:value-type="float">
            <text:p>0.062174672641436</text:p>
          </table:table-cell>
          <table:table-cell table:formula="of:=0.5*[.FK12]*(([.FK5]-[.FJ5])/([.FK1]-[.FJ1]))^2" office:value-type="float" office:value="0.00276515380709317" calcext:value-type="float">
            <text:p>0.002765153807093</text:p>
          </table:table-cell>
          <table:table-cell table:formula="of:=0.5*[.FL12]*(([.FL5]-[.FK5])/([.FL1]-[.FK1]))^2" office:value-type="float" office:value="0.00383449682437512" calcext:value-type="float">
            <text:p>0.003834496824375</text:p>
          </table:table-cell>
          <table:table-cell table:formula="of:=0.5*[.FM12]*(([.FM5]-[.FL5])/([.FM1]-[.FL1]))^2" office:value-type="float" office:value="0.0053053961736313" calcext:value-type="float">
            <text:p>0.005305396173631</text:p>
          </table:table-cell>
          <table:table-cell table:formula="of:=0.5*[.FN12]*(([.FN5]-[.FM5])/([.FN1]-[.FM1]))^2" office:value-type="float" office:value="0.00248155834196926" calcext:value-type="float">
            <text:p>0.002481558341969</text:p>
          </table:table-cell>
          <table:table-cell table:formula="of:=0.5*[.FO12]*(([.FO5]-[.FN5])/([.FO1]-[.FN1]))^2" office:value-type="float" office:value="0.00315181023666687" calcext:value-type="float">
            <text:p>0.003151810236667</text:p>
          </table:table-cell>
          <table:table-cell table:formula="of:=0.5*[.FP12]*(([.FP5]-[.FO5])/([.FP1]-[.FO1]))^2" office:value-type="float" office:value="0.0468700358640167" calcext:value-type="float">
            <text:p>0.046870035864017</text:p>
          </table:table-cell>
          <table:table-cell table:formula="of:=0.5*[.FQ12]*(([.FQ5]-[.FP5])/([.FQ1]-[.FP1]))^2" office:value-type="float" office:value="0.0128547468515887" calcext:value-type="float">
            <text:p>0.012854746851589</text:p>
          </table:table-cell>
          <table:table-cell table:formula="of:=0.5*[.FR12]*(([.FR5]-[.FQ5])/([.FR1]-[.FQ1]))^2" office:value-type="float" office:value="0.000850697735941106" calcext:value-type="float">
            <text:p>0.000850697735941</text:p>
          </table:table-cell>
          <table:table-cell table:formula="of:=0.5*[.FS12]*(([.FS5]-[.FR5])/([.FS1]-[.FR1]))^2" office:value-type="float" office:value="0.000855026160651945" calcext:value-type="float">
            <text:p>0.000855026160652</text:p>
          </table:table-cell>
          <table:table-cell table:formula="of:=0.5*[.FT12]*(([.FT5]-[.FS5])/([.FT1]-[.FS1]))^2" office:value-type="float" office:value="0.0538757196009659" calcext:value-type="float">
            <text:p>0.053875719600966</text:p>
          </table:table-cell>
          <table:table-cell table:formula="of:=0.5*[.FU12]*(([.FU5]-[.FT5])/([.FU1]-[.FT1]))^2" office:value-type="float" office:value="0.00110999982984174" calcext:value-type="float">
            <text:p>0.001109999829842</text:p>
          </table:table-cell>
          <table:table-cell table:formula="of:=0.5*[.FV12]*(([.FV5]-[.FU5])/([.FV1]-[.FU1]))^2" office:value-type="float" office:value="0.00551688189702728" calcext:value-type="float">
            <text:p>0.005516881897027</text:p>
          </table:table-cell>
          <table:table-cell table:formula="of:=0.5*[.FW12]*(([.FW5]-[.FV5])/([.FW1]-[.FV1]))^2" office:value-type="float" office:value="0.000802763224055185" calcext:value-type="float">
            <text:p>0.000802763224055</text:p>
          </table:table-cell>
          <table:table-cell table:formula="of:=0.5*[.FX12]*(([.FX5]-[.FW5])/([.FX1]-[.FW1]))^2" office:value-type="float" office:value="0.00342220299992418" calcext:value-type="float">
            <text:p>0.003422202999924</text:p>
          </table:table-cell>
          <table:table-cell table:formula="of:=0.5*[.FY12]*(([.FY5]-[.FX5])/([.FY1]-[.FX1]))^2" office:value-type="float" office:value="0.00638919816375019" calcext:value-type="float">
            <text:p>0.00638919816375</text:p>
          </table:table-cell>
          <table:table-cell table:formula="of:=0.5*[.FZ12]*(([.FZ5]-[.FY5])/([.FZ1]-[.FY1]))^2" office:value-type="float" office:value="0.0310224276568361" calcext:value-type="float">
            <text:p>0.031022427656836</text:p>
          </table:table-cell>
          <table:table-cell table:formula="of:=0.5*[.GA12]*(([.GA5]-[.FZ5])/([.GA1]-[.FZ1]))^2" office:value-type="float" office:value="0.0577637305234951" calcext:value-type="float">
            <text:p>0.057763730523495</text:p>
          </table:table-cell>
          <table:table-cell table:formula="of:=0.5*[.GB12]*(([.GB5]-[.GA5])/([.GB1]-[.GA1]))^2" office:value-type="float" office:value="0.00527634309565758" calcext:value-type="float">
            <text:p>0.005276343095658</text:p>
          </table:table-cell>
          <table:table-cell table:formula="of:=0.5*[.GC12]*(([.GC5]-[.GB5])/([.GC1]-[.GB1]))^2" office:value-type="float" office:value="0.00212850982981821" calcext:value-type="float">
            <text:p>0.002128509829818</text:p>
          </table:table-cell>
          <table:table-cell table:formula="of:=0.5*[.GD12]*(([.GD5]-[.GC5])/([.GD1]-[.GC1]))^2" office:value-type="float" office:value="0.000553144663450187" calcext:value-type="float">
            <text:p>0.00055314466345</text:p>
          </table:table-cell>
          <table:table-cell table:formula="of:=0.5*[.GE12]*(([.GE5]-[.GD5])/([.GE1]-[.GD1]))^2" office:value-type="float" office:value="0.00127091596828089" calcext:value-type="float">
            <text:p>0.001270915968281</text:p>
          </table:table-cell>
          <table:table-cell table:formula="of:=0.5*[.GF12]*(([.GF5]-[.GE5])/([.GF1]-[.GE1]))^2" office:value-type="float" office:value="0.0475020219539889" calcext:value-type="float">
            <text:p>0.047502021953989</text:p>
          </table:table-cell>
          <table:table-cell table:formula="of:=0.5*[.GG12]*(([.GG5]-[.GF5])/([.GG1]-[.GF1]))^2" office:value-type="float" office:value="0.0133526699846415" calcext:value-type="float">
            <text:p>0.013352669984642</text:p>
          </table:table-cell>
          <table:table-cell table:formula="of:=0.5*[.GH12]*(([.GH5]-[.GG5])/([.GH1]-[.GG1]))^2" office:value-type="float" office:value="0.000923755398617197" calcext:value-type="float">
            <text:p>0.000923755398617</text:p>
          </table:table-cell>
          <table:table-cell table:formula="of:=0.5*[.GI12]*(([.GI5]-[.GH5])/([.GI1]-[.GH1]))^2" office:value-type="float" office:value="0.0070455228913444" calcext:value-type="float">
            <text:p>0.007045522891344</text:p>
          </table:table-cell>
          <table:table-cell table:formula="of:=0.5*[.GJ12]*(([.GJ5]-[.GI5])/([.GJ1]-[.GI1]))^2" office:value-type="float" office:value="0.00240199412477901" calcext:value-type="float">
            <text:p>0.002401994124779</text:p>
          </table:table-cell>
          <table:table-cell table:formula="of:=0.5*[.GK12]*(([.GK5]-[.GJ5])/([.GK1]-[.GJ1]))^2" office:value-type="float" office:value="0.00421455526571232" calcext:value-type="float">
            <text:p>0.004214555265712</text:p>
          </table:table-cell>
          <table:table-cell table:formula="of:=0.5*[.GL12]*(([.GL5]-[.GK5])/([.GL1]-[.GK1]))^2" office:value-type="float" office:value="0.00850516375346102" calcext:value-type="float">
            <text:p>0.008505163753461</text:p>
          </table:table-cell>
          <table:table-cell table:formula="of:=0.5*[.GM12]*(([.GM5]-[.GL5])/([.GM1]-[.GL1]))^2" office:value-type="float" office:value="0.0149993439314132" calcext:value-type="float">
            <text:p>0.014999343931413</text:p>
          </table:table-cell>
          <table:table-cell table:formula="of:=0.5*[.GN12]*(([.GN5]-[.GM5])/([.GN1]-[.GM1]))^2" office:value-type="float" office:value="0.0224250230968689" calcext:value-type="float">
            <text:p>0.022425023096869</text:p>
          </table:table-cell>
          <table:table-cell table:formula="of:=0.5*[.GO12]*(([.GO5]-[.GN5])/([.GO1]-[.GN1]))^2" office:value-type="float" office:value="0.021647956444882" calcext:value-type="float">
            <text:p>0.021647956444882</text:p>
          </table:table-cell>
          <table:table-cell table:formula="of:=0.5*[.GP12]*(([.GP5]-[.GO5])/([.GP1]-[.GO1]))^2" office:value-type="float" office:value="0.00716647051157422" calcext:value-type="float">
            <text:p>0.007166470511574</text:p>
          </table:table-cell>
          <table:table-cell table:formula="of:=0.5*[.GQ12]*(([.GQ5]-[.GP5])/([.GQ1]-[.GP1]))^2" office:value-type="float" office:value="0.0000648217503626191" calcext:value-type="float">
            <text:p>6.48217503626191E-05</text:p>
          </table:table-cell>
          <table:table-cell table:formula="of:=0.5*[.GR12]*(([.GR5]-[.GQ5])/([.GR1]-[.GQ1]))^2" office:value-type="float" office:value="0.00202782703795977" calcext:value-type="float">
            <text:p>0.00202782703796</text:p>
          </table:table-cell>
          <table:table-cell table:formula="of:=0.5*[.GS12]*(([.GS5]-[.GR5])/([.GS1]-[.GR1]))^2" office:value-type="float" office:value="0.0227698622774956" calcext:value-type="float">
            <text:p>0.022769862277496</text:p>
          </table:table-cell>
          <table:table-cell table:formula="of:=0.5*[.GT12]*(([.GT5]-[.GS5])/([.GT1]-[.GS1]))^2" office:value-type="float" office:value="0.0000444366874434043" calcext:value-type="float">
            <text:p>4.44366874434043E-05</text:p>
          </table:table-cell>
          <table:table-cell table:formula="of:=0.5*[.GU12]*(([.GU5]-[.GT5])/([.GU1]-[.GT1]))^2" office:value-type="float" office:value="0.00233316273735709" calcext:value-type="float">
            <text:p>0.002333162737357</text:p>
          </table:table-cell>
          <table:table-cell table:formula="of:=0.5*[.GV12]*(([.GV5]-[.GU5])/([.GV1]-[.GU1]))^2" office:value-type="float" office:value="0.00735035553857563" calcext:value-type="float">
            <text:p>0.007350355538576</text:p>
          </table:table-cell>
          <table:table-cell table:formula="of:=0.5*[.GW12]*(([.GW5]-[.GV5])/([.GW1]-[.GV1]))^2" office:value-type="float" office:value="0.0445952487223029" calcext:value-type="float">
            <text:p>0.044595248722303</text:p>
          </table:table-cell>
          <table:table-cell table:formula="of:=0.5*[.GX12]*(([.GX5]-[.GW5])/([.GX1]-[.GW1]))^2" office:value-type="float" office:value="0.00255381854008602" calcext:value-type="float">
            <text:p>0.002553818540086</text:p>
          </table:table-cell>
          <table:table-cell table:formula="of:=0.5*[.GY12]*(([.GY5]-[.GX5])/([.GY1]-[.GX1]))^2" office:value-type="float" office:value="0.000438840674409316" calcext:value-type="float">
            <text:p>0.000438840674409</text:p>
          </table:table-cell>
          <table:table-cell table:formula="of:=0.5*[.GZ12]*(([.GZ5]-[.GY5])/([.GZ1]-[.GY1]))^2" office:value-type="float" office:value="0.0332112902210052" calcext:value-type="float">
            <text:p>0.033211290221005</text:p>
          </table:table-cell>
          <table:table-cell table:formula="of:=0.5*[.HA12]*(([.HA5]-[.GZ5])/([.HA1]-[.GZ1]))^2" office:value-type="float" office:value="0.00157785607935079" calcext:value-type="float">
            <text:p>0.001577856079351</text:p>
          </table:table-cell>
          <table:table-cell table:formula="of:=0.5*[.HB12]*(([.HB5]-[.HA5])/([.HB1]-[.HA1]))^2" office:value-type="float" office:value="0.000654334412896212" calcext:value-type="float">
            <text:p>0.000654334412896</text:p>
          </table:table-cell>
          <table:table-cell table:formula="of:=0.5*[.HC12]*(([.HC5]-[.HB5])/([.HC1]-[.HB1]))^2" office:value-type="float" office:value="0.000041949682412202" calcext:value-type="float">
            <text:p>4.1949682412202E-05</text:p>
          </table:table-cell>
          <table:table-cell table:formula="of:=0.5*[.HD12]*(([.HD5]-[.HC5])/([.HD1]-[.HC1]))^2" office:value-type="float" office:value="0.0379727445804934" calcext:value-type="float">
            <text:p>0.037972744580493</text:p>
          </table:table-cell>
          <table:table-cell table:formula="of:=0.5*[.HE12]*(([.HE5]-[.HD5])/([.HE1]-[.HD1]))^2" office:value-type="float" office:value="0.0252054984205259" calcext:value-type="float">
            <text:p>0.025205498420526</text:p>
          </table:table-cell>
          <table:table-cell table:formula="of:=0.5*[.HF12]*(([.HF5]-[.HE5])/([.HF1]-[.HE1]))^2" office:value-type="float" office:value="0.0205715176543299" calcext:value-type="float">
            <text:p>0.02057151765433</text:p>
          </table:table-cell>
          <table:table-cell table:formula="of:=0.5*[.HG12]*(([.HG5]-[.HF5])/([.HG1]-[.HF1]))^2" office:value-type="float" office:value="0.000777077662144169" calcext:value-type="float">
            <text:p>0.000777077662144</text:p>
          </table:table-cell>
          <table:table-cell table:formula="of:=0.5*[.HH12]*(([.HH5]-[.HG5])/([.HH1]-[.HG1]))^2" office:value-type="float" office:value="0.0164803561132339" calcext:value-type="float">
            <text:p>0.016480356113234</text:p>
          </table:table-cell>
          <table:table-cell table:formula="of:=0.5*[.HI12]*(([.HI5]-[.HH5])/([.HI1]-[.HH1]))^2" office:value-type="float" office:value="0.0000388159002414533" calcext:value-type="float">
            <text:p>3.88159002414533E-05</text:p>
          </table:table-cell>
          <table:table-cell table:formula="of:=0.5*[.HJ12]*(([.HJ5]-[.HI5])/([.HJ1]-[.HI1]))^2" office:value-type="float" office:value="0.00771323595079057" calcext:value-type="float">
            <text:p>0.007713235950791</text:p>
          </table:table-cell>
          <table:table-cell table:formula="of:=0.5*[.HK12]*(([.HK5]-[.HJ5])/([.HK1]-[.HJ1]))^2" office:value-type="float" office:value="0.0274014106350883" calcext:value-type="float">
            <text:p>0.027401410635088</text:p>
          </table:table-cell>
          <table:table-cell table:formula="of:=0.5*[.HL12]*(([.HL5]-[.HK5])/([.HL1]-[.HK1]))^2" office:value-type="float" office:value="0.0257428646457035" calcext:value-type="float">
            <text:p>0.025742864645704</text:p>
          </table:table-cell>
          <table:table-cell table:formula="of:=0.5*[.HM12]*(([.HM5]-[.HL5])/([.HM1]-[.HL1]))^2" office:value-type="float" office:value="0.00622925291236597" calcext:value-type="float">
            <text:p>0.006229252912366</text:p>
          </table:table-cell>
          <table:table-cell table:formula="of:=0.5*[.HN12]*(([.HN5]-[.HM5])/([.HN1]-[.HM1]))^2" office:value-type="float" office:value="0.0000517775688347425" calcext:value-type="float">
            <text:p>5.17775688347425E-05</text:p>
          </table:table-cell>
          <table:table-cell table:formula="of:=0.5*[.HO12]*(([.HO5]-[.HN5])/([.HO1]-[.HN1]))^2" office:value-type="float" office:value="0.000247097730955097" calcext:value-type="float">
            <text:p>0.000247097730955</text:p>
          </table:table-cell>
          <table:table-cell table:formula="of:=0.5*[.HP12]*(([.HP5]-[.HO5])/([.HP1]-[.HO1]))^2" office:value-type="float" office:value="0.0546748524814763" calcext:value-type="float">
            <text:p>0.054674852481476</text:p>
          </table:table-cell>
          <table:table-cell table:formula="of:=0.5*[.HQ12]*(([.HQ5]-[.HP5])/([.HQ1]-[.HP1]))^2" office:value-type="float" office:value="0.00172815264391273" calcext:value-type="float">
            <text:p>0.001728152643913</text:p>
          </table:table-cell>
          <table:table-cell table:formula="of:=0.5*[.HR12]*(([.HR5]-[.HQ5])/([.HR1]-[.HQ1]))^2" office:value-type="float" office:value="0.000600703367856725" calcext:value-type="float">
            <text:p>0.000600703367857</text:p>
          </table:table-cell>
          <table:table-cell table:formula="of:=0.5*[.HS12]*(([.HS5]-[.HR5])/([.HS1]-[.HR1]))^2" office:value-type="float" office:value="0.00586273858951741" calcext:value-type="float">
            <text:p>0.005862738589517</text:p>
          </table:table-cell>
          <table:table-cell table:formula="of:=0.5*[.HT12]*(([.HT5]-[.HS5])/([.HT1]-[.HS1]))^2" office:value-type="float" office:value="0.00803117516781366" calcext:value-type="float">
            <text:p>0.008031175167814</text:p>
          </table:table-cell>
          <table:table-cell table:formula="of:=0.5*[.HU12]*(([.HU5]-[.HT5])/([.HU1]-[.HT1]))^2" office:value-type="float" office:value="0.00723526020413381" calcext:value-type="float">
            <text:p>0.007235260204134</text:p>
          </table:table-cell>
          <table:table-cell table:formula="of:=0.5*[.HV12]*(([.HV5]-[.HU5])/([.HV1]-[.HU1]))^2" office:value-type="float" office:value="0.0314615583705104" calcext:value-type="float">
            <text:p>0.03146155837051</text:p>
          </table:table-cell>
          <table:table-cell table:formula="of:=0.5*[.HW12]*(([.HW5]-[.HV5])/([.HW1]-[.HV1]))^2" office:value-type="float" office:value="0.0831609562454048" calcext:value-type="float">
            <text:p>0.083160956245405</text:p>
          </table:table-cell>
          <table:table-cell table:formula="of:=0.5*[.HX12]*(([.HX5]-[.HW5])/([.HX1]-[.HW1]))^2" office:value-type="float" office:value="0.00044184124517949" calcext:value-type="float">
            <text:p>0.000441841245179</text:p>
          </table:table-cell>
          <table:table-cell table:formula="of:=0.5*[.HY12]*(([.HY5]-[.HX5])/([.HY1]-[.HX1]))^2" office:value-type="float" office:value="0.00194086988053665" calcext:value-type="float">
            <text:p>0.001940869880537</text:p>
          </table:table-cell>
          <table:table-cell table:formula="of:=0.5*[.HZ12]*(([.HZ5]-[.HY5])/([.HZ1]-[.HY1]))^2" office:value-type="float" office:value="0.00101591237368154" calcext:value-type="float">
            <text:p>0.001015912373682</text:p>
          </table:table-cell>
          <table:table-cell table:formula="of:=0.5*[.IA12]*(([.IA5]-[.HZ5])/([.IA1]-[.HZ1]))^2" office:value-type="float" office:value="0.00588155426083014" calcext:value-type="float">
            <text:p>0.00588155426083</text:p>
          </table:table-cell>
          <table:table-cell table:formula="of:=0.5*[.IB12]*(([.IB5]-[.IA5])/([.IB1]-[.IA1]))^2" office:value-type="float" office:value="0.00258517649141053" calcext:value-type="float">
            <text:p>0.002585176491411</text:p>
          </table:table-cell>
          <table:table-cell table:formula="of:=0.5*[.IC12]*(([.IC5]-[.IB5])/([.IC1]-[.IB1]))^2" office:value-type="float" office:value="0.0253528906805944" calcext:value-type="float">
            <text:p>0.025352890680594</text:p>
          </table:table-cell>
          <table:table-cell table:formula="of:=0.5*[.ID12]*(([.ID5]-[.IC5])/([.ID1]-[.IC1]))^2" office:value-type="float" office:value="0.0121626279048192" calcext:value-type="float">
            <text:p>0.012162627904819</text:p>
          </table:table-cell>
          <table:table-cell table:formula="of:=0.5*[.IE12]*(([.IE5]-[.ID5])/([.IE1]-[.ID1]))^2" office:value-type="float" office:value="0.00000881426043848655" calcext:value-type="float">
            <text:p>8.81426043848655E-06</text:p>
          </table:table-cell>
          <table:table-cell table:formula="of:=0.5*[.IF12]*(([.IF5]-[.IE5])/([.IF1]-[.IE1]))^2" office:value-type="float" office:value="0.00000144558891818788" calcext:value-type="float">
            <text:p>1.44558891818788E-06</text:p>
          </table:table-cell>
          <table:table-cell table:formula="of:=0.5*[.IG12]*(([.IG5]-[.IF5])/([.IG1]-[.IF1]))^2" office:value-type="float" office:value="0.0848264880660457" calcext:value-type="float">
            <text:p>0.084826488066046</text:p>
          </table:table-cell>
          <table:table-cell table:formula="of:=0.5*[.IH12]*(([.IH5]-[.IG5])/([.IH1]-[.IG1]))^2" office:value-type="float" office:value="0.194892930959465" calcext:value-type="float">
            <text:p>0.194892930959465</text:p>
          </table:table-cell>
          <table:table-cell table:formula="of:=0.5*[.II12]*(([.II5]-[.IH5])/([.II1]-[.IH1]))^2" office:value-type="float" office:value="0.0142268229678099" calcext:value-type="float">
            <text:p>0.01422682296781</text:p>
          </table:table-cell>
          <table:table-cell table:formula="of:=0.5*[.IJ12]*(([.IJ5]-[.II5])/([.IJ1]-[.II1]))^2" office:value-type="float" office:value="0.0097976994714728" calcext:value-type="float">
            <text:p>0.009797699471473</text:p>
          </table:table-cell>
          <table:table-cell table:formula="of:=0.5*[.IK12]*(([.IK5]-[.IJ5])/([.IK1]-[.IJ1]))^2" office:value-type="float" office:value="0.0322881305247587" calcext:value-type="float">
            <text:p>0.032288130524759</text:p>
          </table:table-cell>
          <table:table-cell table:formula="of:=0.5*[.IL12]*(([.IL5]-[.IK5])/([.IL1]-[.IK1]))^2" office:value-type="float" office:value="0.00232537748189589" calcext:value-type="float">
            <text:p>0.002325377481896</text:p>
          </table:table-cell>
          <table:table-cell table:formula="of:=0.5*[.IM12]*(([.IM5]-[.IL5])/([.IM1]-[.IL1]))^2" office:value-type="float" office:value="0.000569516425549612" calcext:value-type="float">
            <text:p>0.00056951642555</text:p>
          </table:table-cell>
          <table:table-cell table:formula="of:=0.5*[.IN12]*(([.IN5]-[.IM5])/([.IN1]-[.IM1]))^2" office:value-type="float" office:value="0.000159118907061211" calcext:value-type="float">
            <text:p>0.000159118907061</text:p>
          </table:table-cell>
          <table:table-cell table:formula="of:=0.5*[.IO12]*(([.IO5]-[.IN5])/([.IO1]-[.IN1]))^2" office:value-type="float" office:value="0.00261874256054521" calcext:value-type="float">
            <text:p>0.002618742560545</text:p>
          </table:table-cell>
          <table:table-cell table:formula="of:=0.5*[.IP12]*(([.IP5]-[.IO5])/([.IP1]-[.IO1]))^2" office:value-type="float" office:value="0.0116993748057829" calcext:value-type="float">
            <text:p>0.011699374805783</text:p>
          </table:table-cell>
          <table:table-cell table:formula="of:=0.5*[.IQ12]*(([.IQ5]-[.IP5])/([.IQ1]-[.IP1]))^2" office:value-type="float" office:value="0.0211907707926005" calcext:value-type="float">
            <text:p>0.021190770792601</text:p>
          </table:table-cell>
          <table:table-cell table:formula="of:=0.5*[.IR12]*(([.IR5]-[.IQ5])/([.IR1]-[.IQ1]))^2" office:value-type="float" office:value="0.00320730405643164" calcext:value-type="float">
            <text:p>0.003207304056432</text:p>
          </table:table-cell>
          <table:table-cell table:formula="of:=0.5*[.IS12]*(([.IS5]-[.IR5])/([.IS1]-[.IR1]))^2" office:value-type="float" office:value="0.0180853414201747" calcext:value-type="float">
            <text:p>0.018085341420175</text:p>
          </table:table-cell>
          <table:table-cell table:formula="of:=0.5*[.IT12]*(([.IT5]-[.IS5])/([.IT1]-[.IS1]))^2" office:value-type="float" office:value="0.00102533789672819" calcext:value-type="float">
            <text:p>0.001025337896728</text:p>
          </table:table-cell>
          <table:table-cell table:formula="of:=0.5*[.IU12]*(([.IU5]-[.IT5])/([.IU1]-[.IT1]))^2" office:value-type="float" office:value="0.0787487620765932" calcext:value-type="float">
            <text:p>0.078748762076593</text:p>
          </table:table-cell>
          <table:table-cell table:formula="of:=0.5*[.IV12]*(([.IV5]-[.IU5])/([.IV1]-[.IU1]))^2" office:value-type="float" office:value="0.119423402739391" calcext:value-type="float">
            <text:p>0.119423402739391</text:p>
          </table:table-cell>
          <table:table-cell table:formula="of:=0.5*[.IW12]*(([.IW5]-[.IV5])/([.IW1]-[.IV1]))^2" office:value-type="float" office:value="0.0145406754565911" calcext:value-type="float">
            <text:p>0.014540675456591</text:p>
          </table:table-cell>
          <table:table-cell table:formula="of:=0.5*[.IX12]*(([.IX5]-[.IW5])/([.IX1]-[.IW1]))^2" office:value-type="float" office:value="0.0223108311130268" calcext:value-type="float">
            <text:p>0.022310831113027</text:p>
          </table:table-cell>
          <table:table-cell table:formula="of:=0.5*[.IY12]*(([.IY5]-[.IX5])/([.IY1]-[.IX1]))^2" office:value-type="float" office:value="0.00255751580408418" calcext:value-type="float">
            <text:p>0.002557515804084</text:p>
          </table:table-cell>
          <table:table-cell table:formula="of:=0.5*[.IZ12]*(([.IZ5]-[.IY5])/([.IZ1]-[.IY1]))^2" office:value-type="float" office:value="0.0000997866500233661" calcext:value-type="float">
            <text:p>9.97866500233661E-05</text:p>
          </table:table-cell>
          <table:table-cell table:formula="of:=0.5*[.JA12]*(([.JA5]-[.IZ5])/([.JA1]-[.IZ1]))^2" office:value-type="float" office:value="0.00771006155845793" calcext:value-type="float">
            <text:p>0.007710061558458</text:p>
          </table:table-cell>
          <table:table-cell table:formula="of:=0.5*[.JB12]*(([.JB5]-[.JA5])/([.JB1]-[.JA1]))^2" office:value-type="float" office:value="0.00856212335314422" calcext:value-type="float">
            <text:p>0.008562123353144</text:p>
          </table:table-cell>
          <table:table-cell table:formula="of:=0.5*[.JC12]*(([.JC5]-[.JB5])/([.JC1]-[.JB1]))^2" office:value-type="float" office:value="0.00737055887324591" calcext:value-type="float">
            <text:p>0.007370558873246</text:p>
          </table:table-cell>
          <table:table-cell table:formula="of:=0.5*[.JD12]*(([.JD5]-[.JC5])/([.JD1]-[.JC1]))^2" office:value-type="float" office:value="0.00468334869553204" calcext:value-type="float">
            <text:p>0.004683348695532</text:p>
          </table:table-cell>
          <table:table-cell table:formula="of:=0.5*[.JE12]*(([.JE5]-[.JD5])/([.JE1]-[.JD1]))^2" office:value-type="float" office:value="0.0190635040510094" calcext:value-type="float">
            <text:p>0.019063504051009</text:p>
          </table:table-cell>
          <table:table-cell table:formula="of:=0.5*[.JF12]*(([.JF5]-[.JE5])/([.JF1]-[.JE1]))^2" office:value-type="float" office:value="0.000221295883972638" calcext:value-type="float">
            <text:p>0.000221295883973</text:p>
          </table:table-cell>
          <table:table-cell table:formula="of:=0.5*[.JG12]*(([.JG5]-[.JF5])/([.JG1]-[.JF1]))^2" office:value-type="float" office:value="0.0166252767138697" calcext:value-type="float">
            <text:p>0.01662527671387</text:p>
          </table:table-cell>
          <table:table-cell table:formula="of:=0.5*[.JH12]*(([.JH5]-[.JG5])/([.JH1]-[.JG1]))^2" office:value-type="float" office:value="0.00878740163705331" calcext:value-type="float">
            <text:p>0.008787401637053</text:p>
          </table:table-cell>
          <table:table-cell table:formula="of:=0.5*[.JI12]*(([.JI5]-[.JH5])/([.JI1]-[.JH1]))^2" office:value-type="float" office:value="0.0583269369642049" calcext:value-type="float">
            <text:p>0.058326936964205</text:p>
          </table:table-cell>
          <table:table-cell table:formula="of:=0.5*[.JJ12]*(([.JJ5]-[.JI5])/([.JJ1]-[.JI1]))^2" office:value-type="float" office:value="0.000334840997530759" calcext:value-type="float">
            <text:p>0.000334840997531</text:p>
          </table:table-cell>
          <table:table-cell table:formula="of:=0.5*[.JK12]*(([.JK5]-[.JJ5])/([.JK1]-[.JJ1]))^2" office:value-type="float" office:value="0.0209365683037546" calcext:value-type="float">
            <text:p>0.020936568303755</text:p>
          </table:table-cell>
          <table:table-cell table:formula="of:=0.5*[.JL12]*(([.JL5]-[.JK5])/([.JL1]-[.JK1]))^2" office:value-type="float" office:value="0.0423003945340737" calcext:value-type="float">
            <text:p>0.042300394534074</text:p>
          </table:table-cell>
          <table:table-cell table:formula="of:=0.5*[.JM12]*(([.JM5]-[.JL5])/([.JM1]-[.JL1]))^2" office:value-type="float" office:value="0.00074910448928981" calcext:value-type="float">
            <text:p>0.00074910448929</text:p>
          </table:table-cell>
          <table:table-cell table:formula="of:=0.5*[.JN12]*(([.JN5]-[.JM5])/([.JN1]-[.JM1]))^2" office:value-type="float" office:value="0.0202704241405122" calcext:value-type="float">
            <text:p>0.020270424140512</text:p>
          </table:table-cell>
          <table:table-cell table:formula="of:=0.5*[.JO12]*(([.JO5]-[.JN5])/([.JO1]-[.JN1]))^2" office:value-type="float" office:value="0.0200355423799742" calcext:value-type="float">
            <text:p>0.020035542379974</text:p>
          </table:table-cell>
          <table:table-cell table:formula="of:=0.5*[.JP12]*(([.JP5]-[.JO5])/([.JP1]-[.JO1]))^2" office:value-type="float" office:value="0.00223277166825553" calcext:value-type="float">
            <text:p>0.002232771668256</text:p>
          </table:table-cell>
          <table:table-cell table:formula="of:=0.5*[.JQ12]*(([.JQ5]-[.JP5])/([.JQ1]-[.JP1]))^2" office:value-type="float" office:value="0.00617370010882471" calcext:value-type="float">
            <text:p>0.006173700108825</text:p>
          </table:table-cell>
          <table:table-cell table:formula="of:=0.5*[.JR12]*(([.JR5]-[.JQ5])/([.JR1]-[.JQ1]))^2" office:value-type="float" office:value="0.00191251093660096" calcext:value-type="float">
            <text:p>0.001912510936601</text:p>
          </table:table-cell>
          <table:table-cell table:formula="of:=0.5*[.JS12]*(([.JS5]-[.JR5])/([.JS1]-[.JR1]))^2" office:value-type="float" office:value="0.0659403082137359" calcext:value-type="float">
            <text:p>0.065940308213736</text:p>
          </table:table-cell>
          <table:table-cell table:formula="of:=0.5*[.JT12]*(([.JT5]-[.JS5])/([.JT1]-[.JS1]))^2" office:value-type="float" office:value="0.00127756040881251" calcext:value-type="float">
            <text:p>0.001277560408813</text:p>
          </table:table-cell>
          <table:table-cell table:formula="of:=0.5*[.JU12]*(([.JU5]-[.JT5])/([.JU1]-[.JT1]))^2" office:value-type="float" office:value="0.000203810942763898" calcext:value-type="float">
            <text:p>0.000203810942764</text:p>
          </table:table-cell>
          <table:table-cell table:formula="of:=0.5*[.JV12]*(([.JV5]-[.JU5])/([.JV1]-[.JU1]))^2" office:value-type="float" office:value="0.0173361916066321" calcext:value-type="float">
            <text:p>0.017336191606632</text:p>
          </table:table-cell>
          <table:table-cell table:formula="of:=0.5*[.JW12]*(([.JW5]-[.JV5])/([.JW1]-[.JV1]))^2" office:value-type="float" office:value="0.00811233462395379" calcext:value-type="float">
            <text:p>0.008112334623954</text:p>
          </table:table-cell>
          <table:table-cell table:formula="of:=0.5*[.JX12]*(([.JX5]-[.JW5])/([.JX1]-[.JW1]))^2" office:value-type="float" office:value="0.0250539638846086" calcext:value-type="float">
            <text:p>0.025053963884609</text:p>
          </table:table-cell>
          <table:table-cell table:formula="of:=0.5*[.JY12]*(([.JY5]-[.JX5])/([.JY1]-[.JX1]))^2" office:value-type="float" office:value="0.00028409200015322" calcext:value-type="float">
            <text:p>0.000284092000153</text:p>
          </table:table-cell>
          <table:table-cell table:formula="of:=0.5*[.JZ12]*(([.JZ5]-[.JY5])/([.JZ1]-[.JY1]))^2" office:value-type="float" office:value="0.0000225531910797487" calcext:value-type="float">
            <text:p>2.25531910797487E-05</text:p>
          </table:table-cell>
          <table:table-cell table:formula="of:=0.5*[.KA12]*(([.KA5]-[.JZ5])/([.KA1]-[.JZ1]))^2" office:value-type="float" office:value="0.0009958792850839" calcext:value-type="float">
            <text:p>0.000995879285084</text:p>
          </table:table-cell>
          <table:table-cell table:formula="of:=0.5*[.KB12]*(([.KB5]-[.KA5])/([.KB1]-[.KA1]))^2" office:value-type="float" office:value="0.00000146654202357525" calcext:value-type="float">
            <text:p>1.46654202357525E-06</text:p>
          </table:table-cell>
          <table:table-cell table:formula="of:=0.5*[.KC12]*(([.KC5]-[.KB5])/([.KC1]-[.KB1]))^2" office:value-type="float" office:value="0.000700680004845924" calcext:value-type="float">
            <text:p>0.000700680004846</text:p>
          </table:table-cell>
          <table:table-cell table:formula="of:=0.5*[.KD12]*(([.KD5]-[.KC5])/([.KD1]-[.KC1]))^2" office:value-type="float" office:value="0.0000174810357828563" calcext:value-type="float">
            <text:p>1.74810357828563E-05</text:p>
          </table:table-cell>
          <table:table-cell table:formula="of:=0.5*[.KE12]*(([.KE5]-[.KD5])/([.KE1]-[.KD1]))^2" office:value-type="float" office:value="0.0000301862283428376" calcext:value-type="float">
            <text:p>3.01862283428376E-05</text:p>
          </table:table-cell>
          <table:table-cell table:formula="of:=0.5*[.KF12]*(([.KF5]-[.KE5])/([.KF1]-[.KE1]))^2" office:value-type="float" office:value="0.0000620201847578427" calcext:value-type="float">
            <text:p>6.20201847578427E-05</text:p>
          </table:table-cell>
          <table:table-cell table:formula="of:=0.5*[.KG12]*(([.KG5]-[.KF5])/([.KG1]-[.KF1]))^2" office:value-type="float" office:value="0.0000414327034093681" calcext:value-type="float">
            <text:p>4.14327034093681E-05</text:p>
          </table:table-cell>
          <table:table-cell table:formula="of:=0.5*[.KH12]*(([.KH5]-[.KG5])/([.KH1]-[.KG1]))^2" office:value-type="float" office:value="0.00000596232063584986" calcext:value-type="float">
            <text:p>5.96232063584986E-06</text:p>
          </table:table-cell>
          <table:table-cell table:formula="of:=0.5*[.KI12]*(([.KI5]-[.KH5])/([.KI1]-[.KH1]))^2" office:value-type="float" office:value="0.00000454588342906111" calcext:value-type="float">
            <text:p>4.54588342906111E-06</text:p>
          </table:table-cell>
          <table:table-cell table:formula="of:=0.5*[.KJ12]*(([.KJ5]-[.KI5])/([.KJ1]-[.KI1]))^2" office:value-type="float" office:value="0.00025273063168518" calcext:value-type="float">
            <text:p>0.000252730631685</text:p>
          </table:table-cell>
          <table:table-cell table:formula="of:=0.5*[.KK12]*(([.KK5]-[.KJ5])/([.KK1]-[.KJ1]))^2" office:value-type="float" office:value="0.0000949286273349933" calcext:value-type="float">
            <text:p>9.49286273349933E-05</text:p>
          </table:table-cell>
          <table:table-cell table:formula="of:=0.5*[.KL12]*(([.KL5]-[.KK5])/([.KL1]-[.KK1]))^2" office:value-type="float" office:value="0.00000289892856170751" calcext:value-type="float">
            <text:p>2.89892856170751E-06</text:p>
          </table:table-cell>
          <table:table-cell table:formula="of:=0.5*[.KM12]*(([.KM5]-[.KL5])/([.KM1]-[.KL1]))^2" office:value-type="float" office:value="0.00000105145390279391" calcext:value-type="float">
            <text:p>1.05145390279391E-06</text:p>
          </table:table-cell>
          <table:table-cell table:formula="of:=0.5*[.KN12]*(([.KN5]-[.KM5])/([.KN1]-[.KM1]))^2" office:value-type="float" office:value="0.000000795804099784928" calcext:value-type="float">
            <text:p>7.95804099784928E-07</text:p>
          </table:table-cell>
          <table:table-cell table:formula="of:=0.5*[.KO12]*(([.KO5]-[.KN5])/([.KO1]-[.KN1]))^2" office:value-type="float" office:value="0.0000074604077056278" calcext:value-type="float">
            <text:p>7.4604077056278E-06</text:p>
          </table:table-cell>
          <table:table-cell table:formula="of:=0.5*[.KP12]*(([.KP5]-[.KO5])/([.KP1]-[.KO1]))^2" office:value-type="float" office:value="0.000114060931849584" calcext:value-type="float">
            <text:p>0.00011406093185</text:p>
          </table:table-cell>
          <table:table-cell table:formula="of:=0.5*[.KQ12]*(([.KQ5]-[.KP5])/([.KQ1]-[.KP1]))^2" office:value-type="float" office:value="0.0000371152096968897" calcext:value-type="float">
            <text:p>3.71152096968897E-05</text:p>
          </table:table-cell>
          <table:table-cell table:formula="of:=0.5*[.KR12]*(([.KR5]-[.KQ5])/([.KR1]-[.KQ1]))^2" office:value-type="float" office:value="0.0000960878582487876" calcext:value-type="float">
            <text:p>9.60878582487876E-05</text:p>
          </table:table-cell>
          <table:table-cell table:formula="of:=0.5*[.KS12]*(([.KS5]-[.KR5])/([.KS1]-[.KR1]))^2" office:value-type="float" office:value="0.000137499919781196" calcext:value-type="float">
            <text:p>0.000137499919781</text:p>
          </table:table-cell>
          <table:table-cell table:formula="of:=0.5*[.KT12]*(([.KT5]-[.KS5])/([.KT1]-[.KS1]))^2" office:value-type="float" office:value="0.0000902468463307749" calcext:value-type="float">
            <text:p>9.02468463307749E-05</text:p>
          </table:table-cell>
          <table:table-cell table:formula="of:=0.5*[.KU12]*(([.KU5]-[.KT5])/([.KU1]-[.KT1]))^2" office:value-type="float" office:value="0.00000291879640469431" calcext:value-type="float">
            <text:p>2.91879640469431E-06</text:p>
          </table:table-cell>
          <table:table-cell table:formula="of:=0.5*[.KV12]*(([.KV5]-[.KU5])/([.KV1]-[.KU1]))^2" office:value-type="float" office:value="0.00000000349795449551283" calcext:value-type="float">
            <text:p>3.49795449551283E-09</text:p>
          </table:table-cell>
          <table:table-cell table:formula="of:=0.5*[.KW12]*(([.KW5]-[.KV5])/([.KW1]-[.KV1]))^2" office:value-type="float" office:value="0.0000140172754825763" calcext:value-type="float">
            <text:p>1.40172754825763E-05</text:p>
          </table:table-cell>
          <table:table-cell table:formula="of:=0.5*[.KX12]*(([.KX5]-[.KW5])/([.KX1]-[.KW1]))^2" office:value-type="float" office:value="0.00000634930772309292" calcext:value-type="float">
            <text:p>6.34930772309292E-06</text:p>
          </table:table-cell>
          <table:table-cell table:formula="of:=0.5*[.KY12]*(([.KY5]-[.KX5])/([.KY1]-[.KX1]))^2" office:value-type="float" office:value="0.00000413078016536536" calcext:value-type="float">
            <text:p>4.13078016536536E-06</text:p>
          </table:table-cell>
          <table:table-cell table:formula="of:=0.5*[.KZ12]*(([.KZ5]-[.KY5])/([.KZ1]-[.KY1]))^2" office:value-type="float" office:value="0.000068451395824196" calcext:value-type="float">
            <text:p>6.8451395824196E-05</text:p>
          </table:table-cell>
          <table:table-cell table:formula="of:=0.5*[.LA12]*(([.LA5]-[.KZ5])/([.LA1]-[.KZ1]))^2" office:value-type="float" office:value="0.000067682632557976" calcext:value-type="float">
            <text:p>6.7682632557976E-05</text:p>
          </table:table-cell>
          <table:table-cell table:formula="of:=0.5*[.LB12]*(([.LB5]-[.LA5])/([.LB1]-[.LA1]))^2" office:value-type="float" office:value="0.00000677578016557164" calcext:value-type="float">
            <text:p>6.77578016557164E-06</text:p>
          </table:table-cell>
          <table:table-cell table:formula="of:=0.5*[.LC12]*(([.LC5]-[.LB5])/([.LC1]-[.LB1]))^2" office:value-type="float" office:value="0.000337962396959321" calcext:value-type="float">
            <text:p>0.000337962396959</text:p>
          </table:table-cell>
          <table:table-cell table:formula="of:=0.5*[.LD12]*(([.LD5]-[.LC5])/([.LD1]-[.LC1]))^2" office:value-type="float" office:value="0.0000000436204392948882" calcext:value-type="float">
            <text:p>4.36204392948882E-08</text:p>
          </table:table-cell>
          <table:table-cell table:formula="of:=0.5*[.LE12]*(([.LE5]-[.LD5])/([.LE1]-[.LD1]))^2" office:value-type="float" office:value="0.0000618776021522114" calcext:value-type="float">
            <text:p>6.18776021522114E-05</text:p>
          </table:table-cell>
          <table:table-cell table:formula="of:=0.5*[.LF12]*(([.LF5]-[.LE5])/([.LF1]-[.LE1]))^2" office:value-type="float" office:value="0.00000307898958947116" calcext:value-type="float">
            <text:p>3.07898958947116E-06</text:p>
          </table:table-cell>
          <table:table-cell table:formula="of:=0.5*[.LG12]*(([.LG5]-[.LF5])/([.LG1]-[.LF1]))^2" office:value-type="float" office:value="0.0000126724858004692" calcext:value-type="float">
            <text:p>1.26724858004692E-05</text:p>
          </table:table-cell>
          <table:table-cell table:formula="of:=0.5*[.LH12]*(([.LH5]-[.LG5])/([.LH1]-[.LG1]))^2" office:value-type="float" office:value="0.00000305322648568604" calcext:value-type="float">
            <text:p>3.05322648568604E-06</text:p>
          </table:table-cell>
          <table:table-cell table:formula="of:=0.5*[.LI12]*(([.LI5]-[.LH5])/([.LI1]-[.LH1]))^2" office:value-type="float" office:value="0.0000679622643828509" calcext:value-type="float">
            <text:p>6.79622643828509E-05</text:p>
          </table:table-cell>
          <table:table-cell table:formula="of:=0.5*[.LJ12]*(([.LJ5]-[.LI5])/([.LJ1]-[.LI1]))^2" office:value-type="float" office:value="0.000286540226188358" calcext:value-type="float">
            <text:p>0.000286540226188</text:p>
          </table:table-cell>
          <table:table-cell table:formula="of:=0.5*[.LK12]*(([.LK5]-[.LJ5])/([.LK1]-[.LJ1]))^2" office:value-type="float" office:value="0.000551754110418073" calcext:value-type="float">
            <text:p>0.000551754110418</text:p>
          </table:table-cell>
          <table:table-cell table:formula="of:=0.5*[.LL12]*(([.LL5]-[.LK5])/([.LL1]-[.LK1]))^2" office:value-type="float" office:value="0.0000135928921704554" calcext:value-type="float">
            <text:p>1.35928921704554E-05</text:p>
          </table:table-cell>
          <table:table-cell table:formula="of:=0.5*[.LM12]*(([.LM5]-[.LL5])/([.LM1]-[.LL1]))^2" office:value-type="float" office:value="0.00000771432213348024" calcext:value-type="float">
            <text:p>7.71432213348024E-06</text:p>
          </table:table-cell>
          <table:table-cell table:formula="of:=0.5*[.LN12]*(([.LN5]-[.LM5])/([.LN1]-[.LM1]))^2" office:value-type="float" office:value="0.000000766966553267955" calcext:value-type="float">
            <text:p>7.66966553267955E-07</text:p>
          </table:table-cell>
          <table:table-cell table:formula="of:=0.5*[.LO12]*(([.LO5]-[.LN5])/([.LO1]-[.LN1]))^2" office:value-type="float" office:value="0.0000989780049506732" calcext:value-type="float">
            <text:p>9.89780049506732E-05</text:p>
          </table:table-cell>
          <table:table-cell table:formula="of:=0.5*[.LP12]*(([.LP5]-[.LO5])/([.LP1]-[.LO1]))^2" office:value-type="float" office:value="0.000119102125710838" calcext:value-type="float">
            <text:p>0.000119102125711</text:p>
          </table:table-cell>
          <table:table-cell table:formula="of:=0.5*[.LQ12]*(([.LQ5]-[.LP5])/([.LQ1]-[.LP1]))^2" office:value-type="float" office:value="0.000140009615042506" calcext:value-type="float">
            <text:p>0.000140009615043</text:p>
          </table:table-cell>
          <table:table-cell table:formula="of:=0.5*[.LR12]*(([.LR5]-[.LQ5])/([.LR1]-[.LQ1]))^2" office:value-type="float" office:value="0.0000136471010915248" calcext:value-type="float">
            <text:p>1.36471010915248E-05</text:p>
          </table:table-cell>
          <table:table-cell table:formula="of:=0.5*[.LS12]*(([.LS5]-[.LR5])/([.LS1]-[.LR1]))^2" office:value-type="float" office:value="0.0000514495931895233" calcext:value-type="float">
            <text:p>5.14495931895233E-05</text:p>
          </table:table-cell>
          <table:table-cell table:formula="of:=0.5*[.LT12]*(([.LT5]-[.LS5])/([.LT1]-[.LS1]))^2" office:value-type="float" office:value="0.00000728624420587579" calcext:value-type="float">
            <text:p>7.28624420587579E-06</text:p>
          </table:table-cell>
          <table:table-cell table:formula="of:=0.5*[.LU12]*(([.LU5]-[.LT5])/([.LU1]-[.LT1]))^2" office:value-type="float" office:value="0.000157181708809206" calcext:value-type="float">
            <text:p>0.000157181708809</text:p>
          </table:table-cell>
          <table:table-cell table:formula="of:=0.5*[.LV12]*(([.LV5]-[.LU5])/([.LV1]-[.LU1]))^2" office:value-type="float" office:value="0.000063084199707719" calcext:value-type="float">
            <text:p>6.3084199707719E-05</text:p>
          </table:table-cell>
          <table:table-cell table:formula="of:=0.5*[.LW12]*(([.LW5]-[.LV5])/([.LW1]-[.LV1]))^2" office:value-type="float" office:value="0.00000136937278524736" calcext:value-type="float">
            <text:p>1.36937278524736E-06</text:p>
          </table:table-cell>
          <table:table-cell table:formula="of:=0.5*[.LX12]*(([.LX5]-[.LW5])/([.LX1]-[.LW1]))^2" office:value-type="float" office:value="0.00000483022866547385" calcext:value-type="float">
            <text:p>4.83022866547385E-06</text:p>
          </table:table-cell>
          <table:table-cell table:formula="of:=0.5*[.LY12]*(([.LY5]-[.LX5])/([.LY1]-[.LX1]))^2" office:value-type="float" office:value="0.0000376939907416075" calcext:value-type="float">
            <text:p>3.76939907416075E-05</text:p>
          </table:table-cell>
          <table:table-cell table:formula="of:=0.5*[.LZ12]*(([.LZ5]-[.LY5])/([.LZ1]-[.LY1]))^2" office:value-type="float" office:value="0.000135772365875118" calcext:value-type="float">
            <text:p>0.000135772365875</text:p>
          </table:table-cell>
          <table:table-cell table:formula="of:=0.5*[.MA12]*(([.MA5]-[.LZ5])/([.MA1]-[.LZ1]))^2" office:value-type="float" office:value="0.000486077160973812" calcext:value-type="float">
            <text:p>0.000486077160974</text:p>
          </table:table-cell>
          <table:table-cell table:formula="of:=0.5*[.MB12]*(([.MB5]-[.MA5])/([.MB1]-[.MA1]))^2" office:value-type="float" office:value="0.0000619042603739683" calcext:value-type="float">
            <text:p>6.19042603739683E-05</text:p>
          </table:table-cell>
          <table:table-cell table:formula="of:=0.5*[.MC12]*(([.MC5]-[.MB5])/([.MC1]-[.MB1]))^2" office:value-type="float" office:value="0.0000217753704854613" calcext:value-type="float">
            <text:p>2.17753704854613E-05</text:p>
          </table:table-cell>
          <table:table-cell table:formula="of:=0.5*[.MD12]*(([.MD5]-[.MC5])/([.MD1]-[.MC1]))^2" office:value-type="float" office:value="0.000351431295382999" calcext:value-type="float">
            <text:p>0.000351431295383</text:p>
          </table:table-cell>
          <table:table-cell table:formula="of:=0.5*[.ME12]*(([.ME5]-[.MD5])/([.ME1]-[.MD1]))^2" office:value-type="float" office:value="0.000000151045853129707" calcext:value-type="float">
            <text:p>1.51045853129707E-07</text:p>
          </table:table-cell>
          <table:table-cell table:formula="of:=0.5*[.MF12]*(([.MF5]-[.ME5])/([.MF1]-[.ME1]))^2" office:value-type="float" office:value="0.0000732978692991991" calcext:value-type="float">
            <text:p>7.32978692991991E-05</text:p>
          </table:table-cell>
          <table:table-cell table:formula="of:=0.5*[.MG12]*(([.MG5]-[.MF5])/([.MG1]-[.MF1]))^2" office:value-type="float" office:value="0.0000440116377745439" calcext:value-type="float">
            <text:p>4.40116377745439E-05</text:p>
          </table:table-cell>
          <table:table-cell table:formula="of:=0.5*[.MH12]*(([.MH5]-[.MG5])/([.MH1]-[.MG1]))^2" office:value-type="float" office:value="0.00000201469785560783" calcext:value-type="float">
            <text:p>2.01469785560783E-06</text:p>
          </table:table-cell>
          <table:table-cell table:formula="of:=0.5*[.MI12]*(([.MI5]-[.MH5])/([.MI1]-[.MH1]))^2" office:value-type="float" office:value="0.0000211721318723553" calcext:value-type="float">
            <text:p>2.11721318723553E-05</text:p>
          </table:table-cell>
          <table:table-cell table:formula="of:=0.5*[.MJ12]*(([.MJ5]-[.MI5])/([.MJ1]-[.MI1]))^2" office:value-type="float" office:value="0.000522284493081839" calcext:value-type="float">
            <text:p>0.000522284493082</text:p>
          </table:table-cell>
          <table:table-cell table:formula="of:=0.5*[.MK12]*(([.MK5]-[.MJ5])/([.MK1]-[.MJ1]))^2" office:value-type="float" office:value="0.0000381998215258423" calcext:value-type="float">
            <text:p>3.81998215258423E-05</text:p>
          </table:table-cell>
          <table:table-cell table:formula="of:=0.5*[.ML12]*(([.ML5]-[.MK5])/([.ML1]-[.MK1]))^2" office:value-type="float" office:value="0.000000996644036424378" calcext:value-type="float">
            <text:p>9.96644036424378E-07</text:p>
          </table:table-cell>
          <table:table-cell table:formula="of:=0.5*[.MM12]*(([.MM5]-[.ML5])/([.MM1]-[.ML1]))^2" office:value-type="float" office:value="0.00021337836491162" calcext:value-type="float">
            <text:p>0.000213378364912</text:p>
          </table:table-cell>
          <table:table-cell table:formula="of:=0.5*[.MN12]*(([.MN5]-[.MM5])/([.MN1]-[.MM1]))^2" office:value-type="float" office:value="0.000000035818622328617" calcext:value-type="float">
            <text:p>3.5818622328617E-08</text:p>
          </table:table-cell>
          <table:table-cell table:formula="of:=0.5*[.MO12]*(([.MO5]-[.MN5])/([.MO1]-[.MN1]))^2" office:value-type="float" office:value="0.00000128458405586812" calcext:value-type="float">
            <text:p>1.28458405586812E-06</text:p>
          </table:table-cell>
          <table:table-cell table:formula="of:=0.5*[.MP12]*(([.MP5]-[.MO5])/([.MP1]-[.MO1]))^2" office:value-type="float" office:value="0.000162984622802266" calcext:value-type="float">
            <text:p>0.000162984622802</text:p>
          </table:table-cell>
          <table:table-cell table:formula="of:=0.5*[.MQ12]*(([.MQ5]-[.MP5])/([.MQ1]-[.MP1]))^2" office:value-type="float" office:value="0.0000137392028979891" calcext:value-type="float">
            <text:p>1.37392028979891E-05</text:p>
          </table:table-cell>
          <table:table-cell table:formula="of:=0.5*[.MR12]*(([.MR5]-[.MQ5])/([.MR1]-[.MQ1]))^2" office:value-type="float" office:value="0.0000176739968569823" calcext:value-type="float">
            <text:p>1.76739968569823E-05</text:p>
          </table:table-cell>
          <table:table-cell table:formula="of:=0.5*[.MS12]*(([.MS5]-[.MR5])/([.MS1]-[.MR1]))^2" office:value-type="float" office:value="0.0000600870015033018" calcext:value-type="float">
            <text:p>6.00870015033018E-05</text:p>
          </table:table-cell>
          <table:table-cell table:formula="of:=0.5*[.MT12]*(([.MT5]-[.MS5])/([.MT1]-[.MS1]))^2" office:value-type="float" office:value="0.0000182521026946556" calcext:value-type="float">
            <text:p>1.82521026946556E-05</text:p>
          </table:table-cell>
          <table:table-cell table:formula="of:=0.5*[.MU12]*(([.MU5]-[.MT5])/([.MU1]-[.MT1]))^2" office:value-type="float" office:value="0.000111172063611637" calcext:value-type="float">
            <text:p>0.000111172063612</text:p>
          </table:table-cell>
          <table:table-cell table:formula="of:=0.5*[.MV12]*(([.MV5]-[.MU5])/([.MV1]-[.MU1]))^2" office:value-type="float" office:value="0.000000253532405005681" calcext:value-type="float">
            <text:p>2.53532405005681E-07</text:p>
          </table:table-cell>
          <table:table-cell table:formula="of:=0.5*[.MW12]*(([.MW5]-[.MV5])/([.MW1]-[.MV1]))^2" office:value-type="float" office:value="0.00000222310862159602" calcext:value-type="float">
            <text:p>2.22310862159602E-06</text:p>
          </table:table-cell>
          <table:table-cell table:formula="of:=0.5*[.MX12]*(([.MX5]-[.MW5])/([.MX1]-[.MW1]))^2" office:value-type="float" office:value="0.000302946057115455" calcext:value-type="float">
            <text:p>0.000302946057115</text:p>
          </table:table-cell>
          <table:table-cell table:formula="of:=0.5*[.MY12]*(([.MY5]-[.MX5])/([.MY1]-[.MX1]))^2" office:value-type="float" office:value="0.0000902205218587491" calcext:value-type="float">
            <text:p>9.02205218587491E-05</text:p>
          </table:table-cell>
          <table:table-cell table:formula="of:=0.5*[.MZ12]*(([.MZ5]-[.MY5])/([.MZ1]-[.MY1]))^2" office:value-type="float" office:value="0.0000383609384878082" calcext:value-type="float">
            <text:p>3.83609384878082E-05</text:p>
          </table:table-cell>
          <table:table-cell table:formula="of:=0.5*[.NA12]*(([.NA5]-[.MZ5])/([.NA1]-[.MZ1]))^2" office:value-type="float" office:value="0.000171017155388581" calcext:value-type="float">
            <text:p>0.000171017155389</text:p>
          </table:table-cell>
          <table:table-cell table:formula="of:=0.5*[.NB12]*(([.NB5]-[.NA5])/([.NB1]-[.NA1]))^2" office:value-type="float" office:value="0.000271792213318245" calcext:value-type="float">
            <text:p>0.000271792213318</text:p>
          </table:table-cell>
          <table:table-cell table:formula="of:=0.5*[.NC12]*(([.NC5]-[.NB5])/([.NC1]-[.NB1]))^2" office:value-type="float" office:value="0.000000774249462635227" calcext:value-type="float">
            <text:p>7.74249462635227E-07</text:p>
          </table:table-cell>
          <table:table-cell table:formula="of:=0.5*[.ND12]*(([.ND5]-[.NC5])/([.ND1]-[.NC1]))^2" office:value-type="float" office:value="0.000462727783947902" calcext:value-type="float">
            <text:p>0.000462727783948</text:p>
          </table:table-cell>
          <table:table-cell table:formula="of:=0.5*[.NE12]*(([.NE5]-[.ND5])/([.NE1]-[.ND1]))^2" office:value-type="float" office:value="0.000287586316534261" calcext:value-type="float">
            <text:p>0.000287586316534</text:p>
          </table:table-cell>
          <table:table-cell table:formula="of:=0.5*[.NF12]*(([.NF5]-[.NE5])/([.NF1]-[.NE1]))^2" office:value-type="float" office:value="0.000000665521498120527" calcext:value-type="float">
            <text:p>6.65521498120527E-07</text:p>
          </table:table-cell>
          <table:table-cell table:formula="of:=0.5*[.NG12]*(([.NG5]-[.NF5])/([.NG1]-[.NF1]))^2" office:value-type="float" office:value="0.000030061766494206" calcext:value-type="float">
            <text:p>3.0061766494206E-05</text:p>
          </table:table-cell>
          <table:table-cell table:formula="of:=0.5*[.NH12]*(([.NH5]-[.NG5])/([.NH1]-[.NG1]))^2" office:value-type="float" office:value="0.000288556964017168" calcext:value-type="float">
            <text:p>0.000288556964017</text:p>
          </table:table-cell>
          <table:table-cell table:formula="of:=0.5*[.NI12]*(([.NI5]-[.NH5])/([.NI1]-[.NH1]))^2" office:value-type="float" office:value="0.000190537396633282" calcext:value-type="float">
            <text:p>0.000190537396633</text:p>
          </table:table-cell>
          <table:table-cell table:formula="of:=0.5*[.NJ12]*(([.NJ5]-[.NI5])/([.NJ1]-[.NI1]))^2" office:value-type="float" office:value="0.0000754569807794734" calcext:value-type="float">
            <text:p>7.54569807794734E-05</text:p>
          </table:table-cell>
          <table:table-cell table:formula="of:=0.5*[.NK12]*(([.NK5]-[.NJ5])/([.NK1]-[.NJ1]))^2" office:value-type="float" office:value="0.00000277883219792765" calcext:value-type="float">
            <text:p>2.77883219792765E-06</text:p>
          </table:table-cell>
          <table:table-cell table:formula="of:=0.5*[.NL12]*(([.NL5]-[.NK5])/([.NL1]-[.NK1]))^2" office:value-type="float" office:value="0.0000744636934925348" calcext:value-type="float">
            <text:p>7.44636934925348E-05</text:p>
          </table:table-cell>
          <table:table-cell table:formula="of:=0.5*[.NM12]*(([.NM5]-[.NL5])/([.NM1]-[.NL1]))^2" office:value-type="float" office:value="0.000000474848796412486" calcext:value-type="float">
            <text:p>4.74848796412486E-07</text:p>
          </table:table-cell>
          <table:table-cell table:formula="of:=0.5*[.NN12]*(([.NN5]-[.NM5])/([.NN1]-[.NM1]))^2" office:value-type="float" office:value="0.0000505722426556274" calcext:value-type="float">
            <text:p>5.05722426556274E-05</text:p>
          </table:table-cell>
          <table:table-cell table:formula="of:=0.5*[.NO12]*(([.NO5]-[.NN5])/([.NO1]-[.NN1]))^2" office:value-type="float" office:value="0.0000031896248635221" calcext:value-type="float">
            <text:p>3.1896248635221E-06</text:p>
          </table:table-cell>
          <table:table-cell table:formula="of:=0.5*[.NP12]*(([.NP5]-[.NO5])/([.NP1]-[.NO1]))^2" office:value-type="float" office:value="0.000000256776695888637" calcext:value-type="float">
            <text:p>2.56776695888637E-07</text:p>
          </table:table-cell>
          <table:table-cell table:formula="of:=0.5*[.NQ12]*(([.NQ5]-[.NP5])/([.NQ1]-[.NP1]))^2" office:value-type="float" office:value="0.00000907922132292526" calcext:value-type="float">
            <text:p>9.07922132292526E-06</text:p>
          </table:table-cell>
          <table:table-cell table:formula="of:=0.5*[.NR12]*(([.NR5]-[.NQ5])/([.NR1]-[.NQ1]))^2" office:value-type="float" office:value="0.000000238428993691347" calcext:value-type="float">
            <text:p>2.38428993691347E-07</text:p>
          </table:table-cell>
          <table:table-cell table:formula="of:=0.5*[.NS12]*(([.NS5]-[.NR5])/([.NS1]-[.NR1]))^2" office:value-type="float" office:value="0.000104735943333701" calcext:value-type="float">
            <text:p>0.000104735943334</text:p>
          </table:table-cell>
          <table:table-cell table:formula="of:=0.5*[.NT12]*(([.NT5]-[.NS5])/([.NT1]-[.NS1]))^2" office:value-type="float" office:value="0.0000575316441569633" calcext:value-type="float">
            <text:p>5.75316441569633E-05</text:p>
          </table:table-cell>
          <table:table-cell table:formula="of:=0.5*[.NU12]*(([.NU5]-[.NT5])/([.NU1]-[.NT1]))^2" office:value-type="float" office:value="0.00000568191797752659" calcext:value-type="float">
            <text:p>5.68191797752659E-06</text:p>
          </table:table-cell>
          <table:table-cell table:formula="of:=0.5*[.NV12]*(([.NV5]-[.NU5])/([.NV1]-[.NU1]))^2" office:value-type="float" office:value="0.0000790575926656687" calcext:value-type="float">
            <text:p>7.90575926656687E-05</text:p>
          </table:table-cell>
          <table:table-cell table:formula="of:=0.5*[.NW12]*(([.NW5]-[.NV5])/([.NW1]-[.NV1]))^2" office:value-type="float" office:value="0.00000185377173017124" calcext:value-type="float">
            <text:p>1.85377173017124E-06</text:p>
          </table:table-cell>
          <table:table-cell table:formula="of:=0.5*[.NX12]*(([.NX5]-[.NW5])/([.NX1]-[.NW1]))^2" office:value-type="float" office:value="0.000286964961851547" calcext:value-type="float">
            <text:p>0.000286964961852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164027151055594" calcext:value-type="float">
            <text:p>1.64027151055594E-08</text:p>
          </table:table-cell>
          <table:table-cell table:formula="of:=0.5*[.D12]*(([.D6]-[.C6])/([.D1]-[.C1]))^2" office:value-type="float" office:value="0.000000268035567264939" calcext:value-type="float">
            <text:p>2.68035567264939E-07</text:p>
          </table:table-cell>
          <table:table-cell table:formula="of:=0.5*[.E12]*(([.E6]-[.D6])/([.E1]-[.D1]))^2" office:value-type="float" office:value="0.00000120241836578323" calcext:value-type="float">
            <text:p>1.20241836578323E-06</text:p>
          </table:table-cell>
          <table:table-cell table:formula="of:=0.5*[.F12]*(([.F6]-[.E6])/([.F1]-[.E1]))^2" office:value-type="float" office:value="0.000000110713731851514" calcext:value-type="float">
            <text:p>1.10713731851514E-07</text:p>
          </table:table-cell>
          <table:table-cell table:formula="of:=0.5*[.G12]*(([.G6]-[.F6])/([.G1]-[.F1]))^2" office:value-type="float" office:value="0.000000310143296034293" calcext:value-type="float">
            <text:p>3.10143296034293E-07</text:p>
          </table:table-cell>
          <table:table-cell table:formula="of:=0.5*[.H12]*(([.H6]-[.G6])/([.H1]-[.G1]))^2" office:value-type="float" office:value="0.00000000774556313897576" calcext:value-type="float">
            <text:p>7.74556313897576E-09</text:p>
          </table:table-cell>
          <table:table-cell table:formula="of:=0.5*[.I12]*(([.I6]-[.H6])/([.I1]-[.H1]))^2" office:value-type="float" office:value="0.00000051694119867877" calcext:value-type="float">
            <text:p>5.1694119867877E-07</text:p>
          </table:table-cell>
          <table:table-cell table:formula="of:=0.5*[.J12]*(([.J6]-[.I6])/([.J1]-[.I1]))^2" office:value-type="float" office:value="0.00000018367280425333" calcext:value-type="float">
            <text:p>1.8367280425333E-07</text:p>
          </table:table-cell>
          <table:table-cell table:formula="of:=0.5*[.K12]*(([.K6]-[.J6])/([.K1]-[.J1]))^2" office:value-type="float" office:value="0.000000341045070478729" calcext:value-type="float">
            <text:p>3.41045070478729E-07</text:p>
          </table:table-cell>
          <table:table-cell table:formula="of:=0.5*[.L12]*(([.L6]-[.K6])/([.L1]-[.K1]))^2" office:value-type="float" office:value="0.0000000343606720523338" calcext:value-type="float">
            <text:p>3.43606720523338E-08</text:p>
          </table:table-cell>
          <table:table-cell table:formula="of:=0.5*[.M12]*(([.M6]-[.L6])/([.M1]-[.L1]))^2" office:value-type="float" office:value="0.00000223575272605533" calcext:value-type="float">
            <text:p>2.23575272605533E-06</text:p>
          </table:table-cell>
          <table:table-cell table:formula="of:=0.5*[.N12]*(([.N6]-[.M6])/([.N1]-[.M1]))^2" office:value-type="float" office:value="0.000000780854804920854" calcext:value-type="float">
            <text:p>7.80854804920854E-07</text:p>
          </table:table-cell>
          <table:table-cell table:formula="of:=0.5*[.O12]*(([.O6]-[.N6])/([.O1]-[.N1]))^2" office:value-type="float" office:value="0.000000289754635025807" calcext:value-type="float">
            <text:p>2.89754635025807E-07</text:p>
          </table:table-cell>
          <table:table-cell table:formula="of:=0.5*[.P12]*(([.P6]-[.O6])/([.P1]-[.O1]))^2" office:value-type="float" office:value="0.00000387220451402592" calcext:value-type="float">
            <text:p>3.87220451402592E-06</text:p>
          </table:table-cell>
          <table:table-cell table:formula="of:=0.5*[.Q12]*(([.Q6]-[.P6])/([.Q1]-[.P1]))^2" office:value-type="float" office:value="0.000000769787409691768" calcext:value-type="float">
            <text:p>7.69787409691768E-07</text:p>
          </table:table-cell>
          <table:table-cell table:formula="of:=0.5*[.R12]*(([.R6]-[.Q6])/([.R1]-[.Q1]))^2" office:value-type="float" office:value="0.000000361117898117039" calcext:value-type="float">
            <text:p>3.61117898117039E-07</text:p>
          </table:table-cell>
          <table:table-cell table:formula="of:=0.5*[.S12]*(([.S6]-[.R6])/([.S1]-[.R1]))^2" office:value-type="float" office:value="0.0000000835335519318273" calcext:value-type="float">
            <text:p>8.35335519318273E-08</text:p>
          </table:table-cell>
          <table:table-cell table:formula="of:=0.5*[.T12]*(([.T6]-[.S6])/([.T1]-[.S1]))^2" office:value-type="float" office:value="0.00000111153546820599" calcext:value-type="float">
            <text:p>1.11153546820599E-06</text:p>
          </table:table-cell>
          <table:table-cell table:formula="of:=0.5*[.U12]*(([.U6]-[.T6])/([.U1]-[.T1]))^2" office:value-type="float" office:value="0.00000103200911420217" calcext:value-type="float">
            <text:p>1.03200911420217E-06</text:p>
          </table:table-cell>
          <table:table-cell table:formula="of:=0.5*[.V12]*(([.V6]-[.U6])/([.V1]-[.U1]))^2" office:value-type="float" office:value="0.00000442057413424706" calcext:value-type="float">
            <text:p>4.42057413424706E-06</text:p>
          </table:table-cell>
          <table:table-cell table:formula="of:=0.5*[.W12]*(([.W6]-[.V6])/([.W1]-[.V1]))^2" office:value-type="float" office:value="0.0000000284689861137895" calcext:value-type="float">
            <text:p>2.84689861137895E-08</text:p>
          </table:table-cell>
          <table:table-cell table:formula="of:=0.5*[.X12]*(([.X6]-[.W6])/([.X1]-[.W1]))^2" office:value-type="float" office:value="0.0000000345630157532259" calcext:value-type="float">
            <text:p>3.45630157532259E-08</text:p>
          </table:table-cell>
          <table:table-cell table:formula="of:=0.5*[.Y12]*(([.Y6]-[.X6])/([.Y1]-[.X1]))^2" office:value-type="float" office:value="0.0000000895390895171138" calcext:value-type="float">
            <text:p>8.95390895171138E-08</text:p>
          </table:table-cell>
          <table:table-cell table:formula="of:=0.5*[.Z12]*(([.Z6]-[.Y6])/([.Z1]-[.Y1]))^2" office:value-type="float" office:value="0.00000125417915009705" calcext:value-type="float">
            <text:p>1.25417915009705E-06</text:p>
          </table:table-cell>
          <table:table-cell table:formula="of:=0.5*[.AA12]*(([.AA6]-[.Z6])/([.AA1]-[.Z1]))^2" office:value-type="float" office:value="0.00000399553340121965" calcext:value-type="float">
            <text:p>3.99553340121965E-06</text:p>
          </table:table-cell>
          <table:table-cell table:formula="of:=0.5*[.AB12]*(([.AB6]-[.AA6])/([.AB1]-[.AA1]))^2" office:value-type="float" office:value="0.000000115152044069635" calcext:value-type="float">
            <text:p>1.15152044069635E-07</text:p>
          </table:table-cell>
          <table:table-cell table:formula="of:=0.5*[.AC12]*(([.AC6]-[.AB6])/([.AC1]-[.AB1]))^2" office:value-type="float" office:value="0.000000032818120276167" calcext:value-type="float">
            <text:p>3.2818120276167E-08</text:p>
          </table:table-cell>
          <table:table-cell table:formula="of:=0.5*[.AD12]*(([.AD6]-[.AC6])/([.AD1]-[.AC1]))^2" office:value-type="float" office:value="0.000000109739561383611" calcext:value-type="float">
            <text:p>1.09739561383611E-07</text:p>
          </table:table-cell>
          <table:table-cell table:formula="of:=0.5*[.AE12]*(([.AE6]-[.AD6])/([.AE1]-[.AD1]))^2" office:value-type="float" office:value="0.00000132105917954379" calcext:value-type="float">
            <text:p>1.32105917954379E-06</text:p>
          </table:table-cell>
          <table:table-cell table:formula="of:=0.5*[.AF12]*(([.AF6]-[.AE6])/([.AF1]-[.AE1]))^2" office:value-type="float" office:value="0.00000565318131298317" calcext:value-type="float">
            <text:p>5.65318131298317E-06</text:p>
          </table:table-cell>
          <table:table-cell table:formula="of:=0.5*[.AG12]*(([.AG6]-[.AF6])/([.AG1]-[.AF1]))^2" office:value-type="float" office:value="0.000000333972241521421" calcext:value-type="float">
            <text:p>3.33972241521421E-07</text:p>
          </table:table-cell>
          <table:table-cell table:formula="of:=0.5*[.AH12]*(([.AH6]-[.AG6])/([.AH1]-[.AG1]))^2" office:value-type="float" office:value="0.0000000639815170343761" calcext:value-type="float">
            <text:p>6.39815170343761E-08</text:p>
          </table:table-cell>
          <table:table-cell table:formula="of:=0.5*[.AI12]*(([.AI6]-[.AH6])/([.AI1]-[.AH1]))^2" office:value-type="float" office:value="0.00000134867589529847" calcext:value-type="float">
            <text:p>1.34867589529847E-06</text:p>
          </table:table-cell>
          <table:table-cell table:formula="of:=0.5*[.AJ12]*(([.AJ6]-[.AI6])/([.AJ1]-[.AI1]))^2" office:value-type="float" office:value="0.000000460000173987342" calcext:value-type="float">
            <text:p>4.60000173987342E-07</text:p>
          </table:table-cell>
          <table:table-cell table:formula="of:=0.5*[.AK12]*(([.AK6]-[.AJ6])/([.AK1]-[.AJ1]))^2" office:value-type="float" office:value="0.00000000675767309271893" calcext:value-type="float">
            <text:p>6.75767309271893E-09</text:p>
          </table:table-cell>
          <table:table-cell table:formula="of:=0.5*[.AL12]*(([.AL6]-[.AK6])/([.AL1]-[.AK1]))^2" office:value-type="float" office:value="0.0000000265494829919068" calcext:value-type="float">
            <text:p>2.65494829919068E-08</text:p>
          </table:table-cell>
          <table:table-cell table:formula="of:=0.5*[.AM12]*(([.AM6]-[.AL6])/([.AM1]-[.AL1]))^2" office:value-type="float" office:value="0.00000145539597584149" calcext:value-type="float">
            <text:p>1.45539597584149E-06</text:p>
          </table:table-cell>
          <table:table-cell table:formula="of:=0.5*[.AN12]*(([.AN6]-[.AM6])/([.AN1]-[.AM1]))^2" office:value-type="float" office:value="0.0000600479571104581" calcext:value-type="float">
            <text:p>6.00479571104581E-05</text:p>
          </table:table-cell>
          <table:table-cell table:formula="of:=0.5*[.AO12]*(([.AO6]-[.AN6])/([.AO1]-[.AN1]))^2" office:value-type="float" office:value="0.00137984329836475" calcext:value-type="float">
            <text:p>0.001379843298365</text:p>
          </table:table-cell>
          <table:table-cell table:formula="of:=0.5*[.AP12]*(([.AP6]-[.AO6])/([.AP1]-[.AO1]))^2" office:value-type="float" office:value="0.00204273902201846" calcext:value-type="float">
            <text:p>0.002042739022018</text:p>
          </table:table-cell>
          <table:table-cell table:formula="of:=0.5*[.AQ12]*(([.AQ6]-[.AP6])/([.AQ1]-[.AP1]))^2" office:value-type="float" office:value="0.00168394608267704" calcext:value-type="float">
            <text:p>0.001683946082677</text:p>
          </table:table-cell>
          <table:table-cell table:formula="of:=0.5*[.AR12]*(([.AR6]-[.AQ6])/([.AR1]-[.AQ1]))^2" office:value-type="float" office:value="0.00336012598444125" calcext:value-type="float">
            <text:p>0.003360125984441</text:p>
          </table:table-cell>
          <table:table-cell table:formula="of:=0.5*[.AS12]*(([.AS6]-[.AR6])/([.AS1]-[.AR1]))^2" office:value-type="float" office:value="0.00000732328390181067" calcext:value-type="float">
            <text:p>7.32328390181067E-06</text:p>
          </table:table-cell>
          <table:table-cell table:formula="of:=0.5*[.AT12]*(([.AT6]-[.AS6])/([.AT1]-[.AS1]))^2" office:value-type="float" office:value="0.00221455847839018" calcext:value-type="float">
            <text:p>0.00221455847839</text:p>
          </table:table-cell>
          <table:table-cell table:formula="of:=0.5*[.AU12]*(([.AU6]-[.AT6])/([.AU1]-[.AT1]))^2" office:value-type="float" office:value="0.00102781289369146" calcext:value-type="float">
            <text:p>0.001027812893691</text:p>
          </table:table-cell>
          <table:table-cell table:formula="of:=0.5*[.AV12]*(([.AV6]-[.AU6])/([.AV1]-[.AU1]))^2" office:value-type="float" office:value="0.0124513033947988" calcext:value-type="float">
            <text:p>0.012451303394799</text:p>
          </table:table-cell>
          <table:table-cell table:formula="of:=0.5*[.AW12]*(([.AW6]-[.AV6])/([.AW1]-[.AV1]))^2" office:value-type="float" office:value="0.00413535554368484" calcext:value-type="float">
            <text:p>0.004135355543685</text:p>
          </table:table-cell>
          <table:table-cell table:formula="of:=0.5*[.AX12]*(([.AX6]-[.AW6])/([.AX1]-[.AW1]))^2" office:value-type="float" office:value="0.0000515148852425387" calcext:value-type="float">
            <text:p>5.15148852425387E-05</text:p>
          </table:table-cell>
          <table:table-cell table:formula="of:=0.5*[.AY12]*(([.AY6]-[.AX6])/([.AY1]-[.AX1]))^2" office:value-type="float" office:value="0.00535941370386985" calcext:value-type="float">
            <text:p>0.00535941370387</text:p>
          </table:table-cell>
          <table:table-cell table:formula="of:=0.5*[.AZ12]*(([.AZ6]-[.AY6])/([.AZ1]-[.AY1]))^2" office:value-type="float" office:value="0.000000205724473947339" calcext:value-type="float">
            <text:p>2.05724473947339E-07</text:p>
          </table:table-cell>
          <table:table-cell table:formula="of:=0.5*[.BA12]*(([.BA6]-[.AZ6])/([.BA1]-[.AZ1]))^2" office:value-type="float" office:value="0.0000283404329031276" calcext:value-type="float">
            <text:p>2.83404329031276E-05</text:p>
          </table:table-cell>
          <table:table-cell table:formula="of:=0.5*[.BB12]*(([.BB6]-[.BA6])/([.BB1]-[.BA1]))^2" office:value-type="float" office:value="0.000160221554078491" calcext:value-type="float">
            <text:p>0.000160221554078</text:p>
          </table:table-cell>
          <table:table-cell table:formula="of:=0.5*[.BC12]*(([.BC6]-[.BB6])/([.BC1]-[.BB1]))^2" office:value-type="float" office:value="0.0077269011069718" calcext:value-type="float">
            <text:p>0.007726901106972</text:p>
          </table:table-cell>
          <table:table-cell table:formula="of:=0.5*[.BD12]*(([.BD6]-[.BC6])/([.BD1]-[.BC1]))^2" office:value-type="float" office:value="0.000378198888921306" calcext:value-type="float">
            <text:p>0.000378198888921</text:p>
          </table:table-cell>
          <table:table-cell table:formula="of:=0.5*[.BE12]*(([.BE6]-[.BD6])/([.BE1]-[.BD1]))^2" office:value-type="float" office:value="0.000146194952866807" calcext:value-type="float">
            <text:p>0.000146194952867</text:p>
          </table:table-cell>
          <table:table-cell table:formula="of:=0.5*[.BF12]*(([.BF6]-[.BE6])/([.BF1]-[.BE1]))^2" office:value-type="float" office:value="0.00452712601932721" calcext:value-type="float">
            <text:p>0.004527126019327</text:p>
          </table:table-cell>
          <table:table-cell table:formula="of:=0.5*[.BG12]*(([.BG6]-[.BF6])/([.BG1]-[.BF1]))^2" office:value-type="float" office:value="0.00099657529232373" calcext:value-type="float">
            <text:p>0.000996575292324</text:p>
          </table:table-cell>
          <table:table-cell table:formula="of:=0.5*[.BH12]*(([.BH6]-[.BG6])/([.BH1]-[.BG1]))^2" office:value-type="float" office:value="0.000379755668189574" calcext:value-type="float">
            <text:p>0.00037975566819</text:p>
          </table:table-cell>
          <table:table-cell table:formula="of:=0.5*[.BI12]*(([.BI6]-[.BH6])/([.BI1]-[.BH1]))^2" office:value-type="float" office:value="0.00386326020224471" calcext:value-type="float">
            <text:p>0.003863260202245</text:p>
          </table:table-cell>
          <table:table-cell table:formula="of:=0.5*[.BJ12]*(([.BJ6]-[.BI6])/([.BJ1]-[.BI1]))^2" office:value-type="float" office:value="0.014491144760779" calcext:value-type="float">
            <text:p>0.014491144760779</text:p>
          </table:table-cell>
          <table:table-cell table:formula="of:=0.5*[.BK12]*(([.BK6]-[.BJ6])/([.BK1]-[.BJ1]))^2" office:value-type="float" office:value="0.00401225278498768" calcext:value-type="float">
            <text:p>0.004012252784988</text:p>
          </table:table-cell>
          <table:table-cell table:formula="of:=0.5*[.BL12]*(([.BL6]-[.BK6])/([.BL1]-[.BK1]))^2" office:value-type="float" office:value="0.00309146263568461" calcext:value-type="float">
            <text:p>0.003091462635685</text:p>
          </table:table-cell>
          <table:table-cell table:formula="of:=0.5*[.BM12]*(([.BM6]-[.BL6])/([.BM1]-[.BL1]))^2" office:value-type="float" office:value="0.00217824981258659" calcext:value-type="float">
            <text:p>0.002178249812587</text:p>
          </table:table-cell>
          <table:table-cell table:formula="of:=0.5*[.BN12]*(([.BN6]-[.BM6])/([.BN1]-[.BM1]))^2" office:value-type="float" office:value="0.00181216389289197" calcext:value-type="float">
            <text:p>0.001812163892892</text:p>
          </table:table-cell>
          <table:table-cell table:formula="of:=0.5*[.BO12]*(([.BO6]-[.BN6])/([.BO1]-[.BN1]))^2" office:value-type="float" office:value="0.00272582964655384" calcext:value-type="float">
            <text:p>0.002725829646554</text:p>
          </table:table-cell>
          <table:table-cell table:formula="of:=0.5*[.BP12]*(([.BP6]-[.BO6])/([.BP1]-[.BO1]))^2" office:value-type="float" office:value="0.000020955878717161" calcext:value-type="float">
            <text:p>2.0955878717161E-05</text:p>
          </table:table-cell>
          <table:table-cell table:formula="of:=0.5*[.BQ12]*(([.BQ6]-[.BP6])/([.BQ1]-[.BP1]))^2" office:value-type="float" office:value="0.000929655823596097" calcext:value-type="float">
            <text:p>0.000929655823596</text:p>
          </table:table-cell>
          <table:table-cell table:formula="of:=0.5*[.BR12]*(([.BR6]-[.BQ6])/([.BR1]-[.BQ1]))^2" office:value-type="float" office:value="0.00171225488536459" calcext:value-type="float">
            <text:p>0.001712254885365</text:p>
          </table:table-cell>
          <table:table-cell table:formula="of:=0.5*[.BS12]*(([.BS6]-[.BR6])/([.BS1]-[.BR1]))^2" office:value-type="float" office:value="0.000991377277999195" calcext:value-type="float">
            <text:p>0.000991377277999</text:p>
          </table:table-cell>
          <table:table-cell table:formula="of:=0.5*[.BT12]*(([.BT6]-[.BS6])/([.BT1]-[.BS1]))^2" office:value-type="float" office:value="0.00185559770650273" calcext:value-type="float">
            <text:p>0.001855597706503</text:p>
          </table:table-cell>
          <table:table-cell table:formula="of:=0.5*[.BU12]*(([.BU6]-[.BT6])/([.BU1]-[.BT1]))^2" office:value-type="float" office:value="0.000189924394645543" calcext:value-type="float">
            <text:p>0.000189924394646</text:p>
          </table:table-cell>
          <table:table-cell table:formula="of:=0.5*[.BV12]*(([.BV6]-[.BU6])/([.BV1]-[.BU1]))^2" office:value-type="float" office:value="0.00409665564658137" calcext:value-type="float">
            <text:p>0.004096655646581</text:p>
          </table:table-cell>
          <table:table-cell table:formula="of:=0.5*[.BW12]*(([.BW6]-[.BV6])/([.BW1]-[.BV1]))^2" office:value-type="float" office:value="0.00758344112647382" calcext:value-type="float">
            <text:p>0.007583441126474</text:p>
          </table:table-cell>
          <table:table-cell table:formula="of:=0.5*[.BX12]*(([.BX6]-[.BW6])/([.BX1]-[.BW1]))^2" office:value-type="float" office:value="0.000922701587098356" calcext:value-type="float">
            <text:p>0.000922701587098</text:p>
          </table:table-cell>
          <table:table-cell table:formula="of:=0.5*[.BY12]*(([.BY6]-[.BX6])/([.BY1]-[.BX1]))^2" office:value-type="float" office:value="0.0000777614388008438" calcext:value-type="float">
            <text:p>7.77614388008438E-05</text:p>
          </table:table-cell>
          <table:table-cell table:formula="of:=0.5*[.BZ12]*(([.BZ6]-[.BY6])/([.BZ1]-[.BY1]))^2" office:value-type="float" office:value="0.00000217244037625875" calcext:value-type="float">
            <text:p>2.17244037625875E-06</text:p>
          </table:table-cell>
          <table:table-cell table:formula="of:=0.5*[.CA12]*(([.CA6]-[.BZ6])/([.CA1]-[.BZ1]))^2" office:value-type="float" office:value="0.000218298498489436" calcext:value-type="float">
            <text:p>0.000218298498489</text:p>
          </table:table-cell>
          <table:table-cell table:formula="of:=0.5*[.CB12]*(([.CB6]-[.CA6])/([.CB1]-[.CA1]))^2" office:value-type="float" office:value="0.0117967548483843" calcext:value-type="float">
            <text:p>0.011796754848384</text:p>
          </table:table-cell>
          <table:table-cell table:formula="of:=0.5*[.CC12]*(([.CC6]-[.CB6])/([.CC1]-[.CB1]))^2" office:value-type="float" office:value="0.000527247763913713" calcext:value-type="float">
            <text:p>0.000527247763914</text:p>
          </table:table-cell>
          <table:table-cell table:formula="of:=0.5*[.CD12]*(([.CD6]-[.CC6])/([.CD1]-[.CC1]))^2" office:value-type="float" office:value="0.0000871293220722856" calcext:value-type="float">
            <text:p>8.71293220722856E-05</text:p>
          </table:table-cell>
          <table:table-cell table:formula="of:=0.5*[.CE12]*(([.CE6]-[.CD6])/([.CE1]-[.CD1]))^2" office:value-type="float" office:value="0.00024046668879824" calcext:value-type="float">
            <text:p>0.000240466688798</text:p>
          </table:table-cell>
          <table:table-cell table:formula="of:=0.5*[.CF12]*(([.CF6]-[.CE6])/([.CF1]-[.CE1]))^2" office:value-type="float" office:value="0.0116262694282493" calcext:value-type="float">
            <text:p>0.011626269428249</text:p>
          </table:table-cell>
          <table:table-cell table:formula="of:=0.5*[.CG12]*(([.CG6]-[.CF6])/([.CG1]-[.CF1]))^2" office:value-type="float" office:value="0.00560808337705966" calcext:value-type="float">
            <text:p>0.00560808337706</text:p>
          </table:table-cell>
          <table:table-cell table:formula="of:=0.5*[.CH12]*(([.CH6]-[.CG6])/([.CH1]-[.CG1]))^2" office:value-type="float" office:value="0.00130520582999179" calcext:value-type="float">
            <text:p>0.001305205829992</text:p>
          </table:table-cell>
          <table:table-cell table:formula="of:=0.5*[.CI12]*(([.CI6]-[.CH6])/([.CI1]-[.CH1]))^2" office:value-type="float" office:value="0.00330967911150709" calcext:value-type="float">
            <text:p>0.003309679111507</text:p>
          </table:table-cell>
          <table:table-cell table:formula="of:=0.5*[.CJ12]*(([.CJ6]-[.CI6])/([.CJ1]-[.CI1]))^2" office:value-type="float" office:value="0.00137463483787991" calcext:value-type="float">
            <text:p>0.00137463483788</text:p>
          </table:table-cell>
          <table:table-cell table:formula="of:=0.5*[.CK12]*(([.CK6]-[.CJ6])/([.CK1]-[.CJ1]))^2" office:value-type="float" office:value="0.000195736369698675" calcext:value-type="float">
            <text:p>0.000195736369699</text:p>
          </table:table-cell>
          <table:table-cell table:formula="of:=0.5*[.CL12]*(([.CL6]-[.CK6])/([.CL1]-[.CK1]))^2" office:value-type="float" office:value="0.00246335787094779" calcext:value-type="float">
            <text:p>0.002463357870948</text:p>
          </table:table-cell>
          <table:table-cell table:formula="of:=0.5*[.CM12]*(([.CM6]-[.CL6])/([.CM1]-[.CL1]))^2" office:value-type="float" office:value="0.000594301516560309" calcext:value-type="float">
            <text:p>0.00059430151656</text:p>
          </table:table-cell>
          <table:table-cell table:formula="of:=0.5*[.CN12]*(([.CN6]-[.CM6])/([.CN1]-[.CM1]))^2" office:value-type="float" office:value="0.000308540557049519" calcext:value-type="float">
            <text:p>0.00030854055705</text:p>
          </table:table-cell>
          <table:table-cell table:formula="of:=0.5*[.CO12]*(([.CO6]-[.CN6])/([.CO1]-[.CN1]))^2" office:value-type="float" office:value="0.0108696232501019" calcext:value-type="float">
            <text:p>0.010869623250102</text:p>
          </table:table-cell>
          <table:table-cell table:formula="of:=0.5*[.CP12]*(([.CP6]-[.CO6])/([.CP1]-[.CO1]))^2" office:value-type="float" office:value="0.00272696940988477" calcext:value-type="float">
            <text:p>0.002726969409885</text:p>
          </table:table-cell>
          <table:table-cell table:formula="of:=0.5*[.CQ12]*(([.CQ6]-[.CP6])/([.CQ1]-[.CP1]))^2" office:value-type="float" office:value="0.000697950706038081" calcext:value-type="float">
            <text:p>0.000697950706038</text:p>
          </table:table-cell>
          <table:table-cell table:formula="of:=0.5*[.CR12]*(([.CR6]-[.CQ6])/([.CR1]-[.CQ1]))^2" office:value-type="float" office:value="0.0123111588044134" calcext:value-type="float">
            <text:p>0.012311158804414</text:p>
          </table:table-cell>
          <table:table-cell table:formula="of:=0.5*[.CS12]*(([.CS6]-[.CR6])/([.CS1]-[.CR1]))^2" office:value-type="float" office:value="0.00508432576908847" calcext:value-type="float">
            <text:p>0.005084325769088</text:p>
          </table:table-cell>
          <table:table-cell table:formula="of:=0.5*[.CT12]*(([.CT6]-[.CS6])/([.CT1]-[.CS1]))^2" office:value-type="float" office:value="0.00117099479306678" calcext:value-type="float">
            <text:p>0.001170994793067</text:p>
          </table:table-cell>
          <table:table-cell table:formula="of:=0.5*[.CU12]*(([.CU6]-[.CT6])/([.CU1]-[.CT1]))^2" office:value-type="float" office:value="0.0087416370334912" calcext:value-type="float">
            <text:p>0.008741637033491</text:p>
          </table:table-cell>
          <table:table-cell table:formula="of:=0.5*[.CV12]*(([.CV6]-[.CU6])/([.CV1]-[.CU1]))^2" office:value-type="float" office:value="0.0000295431502623088" calcext:value-type="float">
            <text:p>2.95431502623088E-05</text:p>
          </table:table-cell>
          <table:table-cell table:formula="of:=0.5*[.CW12]*(([.CW6]-[.CV6])/([.CW1]-[.CV1]))^2" office:value-type="float" office:value="0.00194617666766192" calcext:value-type="float">
            <text:p>0.001946176667662</text:p>
          </table:table-cell>
          <table:table-cell table:formula="of:=0.5*[.CX12]*(([.CX6]-[.CW6])/([.CX1]-[.CW1]))^2" office:value-type="float" office:value="0.00186910819936213" calcext:value-type="float">
            <text:p>0.001869108199362</text:p>
          </table:table-cell>
          <table:table-cell table:formula="of:=0.5*[.CY12]*(([.CY6]-[.CX6])/([.CY1]-[.CX1]))^2" office:value-type="float" office:value="0.000145510547038807" calcext:value-type="float">
            <text:p>0.000145510547039</text:p>
          </table:table-cell>
          <table:table-cell table:formula="of:=0.5*[.CZ12]*(([.CZ6]-[.CY6])/([.CZ1]-[.CY1]))^2" office:value-type="float" office:value="0.000319922060888105" calcext:value-type="float">
            <text:p>0.000319922060888</text:p>
          </table:table-cell>
          <table:table-cell table:formula="of:=0.5*[.DA12]*(([.DA6]-[.CZ6])/([.DA1]-[.CZ1]))^2" office:value-type="float" office:value="0.0110476021559494" calcext:value-type="float">
            <text:p>0.011047602155949</text:p>
          </table:table-cell>
          <table:table-cell table:formula="of:=0.5*[.DB12]*(([.DB6]-[.DA6])/([.DB1]-[.DA1]))^2" office:value-type="float" office:value="0.000751156891023506" calcext:value-type="float">
            <text:p>0.000751156891024</text:p>
          </table:table-cell>
          <table:table-cell table:formula="of:=0.5*[.DC12]*(([.DC6]-[.DB6])/([.DC1]-[.DB1]))^2" office:value-type="float" office:value="0.00344115271630613" calcext:value-type="float">
            <text:p>0.003441152716306</text:p>
          </table:table-cell>
          <table:table-cell table:formula="of:=0.5*[.DD12]*(([.DD6]-[.DC6])/([.DD1]-[.DC1]))^2" office:value-type="float" office:value="0.00976246322267773" calcext:value-type="float">
            <text:p>0.009762463222678</text:p>
          </table:table-cell>
          <table:table-cell table:formula="of:=0.5*[.DE12]*(([.DE6]-[.DD6])/([.DE1]-[.DD1]))^2" office:value-type="float" office:value="0.000206879239665325" calcext:value-type="float">
            <text:p>0.000206879239665</text:p>
          </table:table-cell>
          <table:table-cell table:formula="of:=0.5*[.DF12]*(([.DF6]-[.DE6])/([.DF1]-[.DE1]))^2" office:value-type="float" office:value="0.00557244512629111" calcext:value-type="float">
            <text:p>0.005572445126291</text:p>
          </table:table-cell>
          <table:table-cell table:formula="of:=0.5*[.DG12]*(([.DG6]-[.DF6])/([.DG1]-[.DF1]))^2" office:value-type="float" office:value="0.00400271123815343" calcext:value-type="float">
            <text:p>0.004002711238153</text:p>
          </table:table-cell>
          <table:table-cell table:formula="of:=0.5*[.DH12]*(([.DH6]-[.DG6])/([.DH1]-[.DG1]))^2" office:value-type="float" office:value="0.00366336446641092" calcext:value-type="float">
            <text:p>0.003663364466411</text:p>
          </table:table-cell>
          <table:table-cell table:formula="of:=0.5*[.DI12]*(([.DI6]-[.DH6])/([.DI1]-[.DH1]))^2" office:value-type="float" office:value="0.000441425109209062" calcext:value-type="float">
            <text:p>0.000441425109209</text:p>
          </table:table-cell>
          <table:table-cell table:formula="of:=0.5*[.DJ12]*(([.DJ6]-[.DI6])/([.DJ1]-[.DI1]))^2" office:value-type="float" office:value="0.000169536428181065" calcext:value-type="float">
            <text:p>0.000169536428181</text:p>
          </table:table-cell>
          <table:table-cell table:formula="of:=0.5*[.DK12]*(([.DK6]-[.DJ6])/([.DK1]-[.DJ1]))^2" office:value-type="float" office:value="0.000130968697557382" calcext:value-type="float">
            <text:p>0.000130968697557</text:p>
          </table:table-cell>
          <table:table-cell table:formula="of:=0.5*[.DL12]*(([.DL6]-[.DK6])/([.DL1]-[.DK1]))^2" office:value-type="float" office:value="0.016953974597242" calcext:value-type="float">
            <text:p>0.016953974597242</text:p>
          </table:table-cell>
          <table:table-cell table:formula="of:=0.5*[.DM12]*(([.DM6]-[.DL6])/([.DM1]-[.DL1]))^2" office:value-type="float" office:value="0.014676358120532" calcext:value-type="float">
            <text:p>0.014676358120532</text:p>
          </table:table-cell>
          <table:table-cell table:formula="of:=0.5*[.DN12]*(([.DN6]-[.DM6])/([.DN1]-[.DM1]))^2" office:value-type="float" office:value="0.00266771512175224" calcext:value-type="float">
            <text:p>0.002667715121752</text:p>
          </table:table-cell>
          <table:table-cell table:formula="of:=0.5*[.DO12]*(([.DO6]-[.DN6])/([.DO1]-[.DN1]))^2" office:value-type="float" office:value="0.00381794772489959" calcext:value-type="float">
            <text:p>0.0038179477249</text:p>
          </table:table-cell>
          <table:table-cell table:formula="of:=0.5*[.DP12]*(([.DP6]-[.DO6])/([.DP1]-[.DO1]))^2" office:value-type="float" office:value="0.0000555918763714949" calcext:value-type="float">
            <text:p>5.55918763714949E-05</text:p>
          </table:table-cell>
          <table:table-cell table:formula="of:=0.5*[.DQ12]*(([.DQ6]-[.DP6])/([.DQ1]-[.DP1]))^2" office:value-type="float" office:value="0.0548500237381342" calcext:value-type="float">
            <text:p>0.054850023738134</text:p>
          </table:table-cell>
          <table:table-cell table:formula="of:=0.5*[.DR12]*(([.DR6]-[.DQ6])/([.DR1]-[.DQ1]))^2" office:value-type="float" office:value="0.0079556836080207" calcext:value-type="float">
            <text:p>0.007955683608021</text:p>
          </table:table-cell>
          <table:table-cell table:formula="of:=0.5*[.DS12]*(([.DS6]-[.DR6])/([.DS1]-[.DR1]))^2" office:value-type="float" office:value="0.000223812066661771" calcext:value-type="float">
            <text:p>0.000223812066662</text:p>
          </table:table-cell>
          <table:table-cell table:formula="of:=0.5*[.DT12]*(([.DT6]-[.DS6])/([.DT1]-[.DS1]))^2" office:value-type="float" office:value="0.00334845514951594" calcext:value-type="float">
            <text:p>0.003348455149516</text:p>
          </table:table-cell>
          <table:table-cell table:formula="of:=0.5*[.DU12]*(([.DU6]-[.DT6])/([.DU1]-[.DT1]))^2" office:value-type="float" office:value="0.00265399975482085" calcext:value-type="float">
            <text:p>0.002653999754821</text:p>
          </table:table-cell>
          <table:table-cell table:formula="of:=0.5*[.DV12]*(([.DV6]-[.DU6])/([.DV1]-[.DU1]))^2" office:value-type="float" office:value="0.00299980247466932" calcext:value-type="float">
            <text:p>0.002999802474669</text:p>
          </table:table-cell>
          <table:table-cell table:formula="of:=0.5*[.DW12]*(([.DW6]-[.DV6])/([.DW1]-[.DV1]))^2" office:value-type="float" office:value="0.0124475760583977" calcext:value-type="float">
            <text:p>0.012447576058398</text:p>
          </table:table-cell>
          <table:table-cell table:formula="of:=0.5*[.DX12]*(([.DX6]-[.DW6])/([.DX1]-[.DW1]))^2" office:value-type="float" office:value="0.00419652373585357" calcext:value-type="float">
            <text:p>0.004196523735854</text:p>
          </table:table-cell>
          <table:table-cell table:formula="of:=0.5*[.DY12]*(([.DY6]-[.DX6])/([.DY1]-[.DX1]))^2" office:value-type="float" office:value="0.00272419048086051" calcext:value-type="float">
            <text:p>0.002724190480861</text:p>
          </table:table-cell>
          <table:table-cell table:formula="of:=0.5*[.DZ12]*(([.DZ6]-[.DY6])/([.DZ1]-[.DY1]))^2" office:value-type="float" office:value="0.00778239890279047" calcext:value-type="float">
            <text:p>0.00778239890279</text:p>
          </table:table-cell>
          <table:table-cell table:formula="of:=0.5*[.EA12]*(([.EA6]-[.DZ6])/([.EA1]-[.DZ1]))^2" office:value-type="float" office:value="0.000942872104228424" calcext:value-type="float">
            <text:p>0.000942872104228</text:p>
          </table:table-cell>
          <table:table-cell table:formula="of:=0.5*[.EB12]*(([.EB6]-[.EA6])/([.EB1]-[.EA1]))^2" office:value-type="float" office:value="0.0042680861696329" calcext:value-type="float">
            <text:p>0.004268086169633</text:p>
          </table:table-cell>
          <table:table-cell table:formula="of:=0.5*[.EC12]*(([.EC6]-[.EB6])/([.EC1]-[.EB1]))^2" office:value-type="float" office:value="0.00150466829746921" calcext:value-type="float">
            <text:p>0.001504668297469</text:p>
          </table:table-cell>
          <table:table-cell table:formula="of:=0.5*[.ED12]*(([.ED6]-[.EC6])/([.ED1]-[.EC1]))^2" office:value-type="float" office:value="0.00000803827082086665" calcext:value-type="float">
            <text:p>8.03827082086665E-06</text:p>
          </table:table-cell>
          <table:table-cell table:formula="of:=0.5*[.EE12]*(([.EE6]-[.ED6])/([.EE1]-[.ED1]))^2" office:value-type="float" office:value="0.00730867598470637" calcext:value-type="float">
            <text:p>0.007308675984706</text:p>
          </table:table-cell>
          <table:table-cell table:formula="of:=0.5*[.EF12]*(([.EF6]-[.EE6])/([.EF1]-[.EE1]))^2" office:value-type="float" office:value="0.000231826003785744" calcext:value-type="float">
            <text:p>0.000231826003786</text:p>
          </table:table-cell>
          <table:table-cell table:formula="of:=0.5*[.EG12]*(([.EG6]-[.EF6])/([.EG1]-[.EF1]))^2" office:value-type="float" office:value="0.0041854031931177" calcext:value-type="float">
            <text:p>0.004185403193118</text:p>
          </table:table-cell>
          <table:table-cell table:formula="of:=0.5*[.EH12]*(([.EH6]-[.EG6])/([.EH1]-[.EG1]))^2" office:value-type="float" office:value="0.00900966119013746" calcext:value-type="float">
            <text:p>0.009009661190137</text:p>
          </table:table-cell>
          <table:table-cell table:formula="of:=0.5*[.EI12]*(([.EI6]-[.EH6])/([.EI1]-[.EH1]))^2" office:value-type="float" office:value="0.00635820749044584" calcext:value-type="float">
            <text:p>0.006358207490446</text:p>
          </table:table-cell>
          <table:table-cell table:formula="of:=0.5*[.EJ12]*(([.EJ6]-[.EI6])/([.EJ1]-[.EI1]))^2" office:value-type="float" office:value="0.000360397290167811" calcext:value-type="float">
            <text:p>0.000360397290168</text:p>
          </table:table-cell>
          <table:table-cell table:formula="of:=0.5*[.EK12]*(([.EK6]-[.EJ6])/([.EK1]-[.EJ1]))^2" office:value-type="float" office:value="0.00727471627127317" calcext:value-type="float">
            <text:p>0.007274716271273</text:p>
          </table:table-cell>
          <table:table-cell table:formula="of:=0.5*[.EL12]*(([.EL6]-[.EK6])/([.EL1]-[.EK1]))^2" office:value-type="float" office:value="0.0020030206686866" calcext:value-type="float">
            <text:p>0.002003020668687</text:p>
          </table:table-cell>
          <table:table-cell table:formula="of:=0.5*[.EM12]*(([.EM6]-[.EL6])/([.EM1]-[.EL1]))^2" office:value-type="float" office:value="0.00114237505289173" calcext:value-type="float">
            <text:p>0.001142375052892</text:p>
          </table:table-cell>
          <table:table-cell table:formula="of:=0.5*[.EN12]*(([.EN6]-[.EM6])/([.EN1]-[.EM1]))^2" office:value-type="float" office:value="0.000589694081331253" calcext:value-type="float">
            <text:p>0.000589694081331</text:p>
          </table:table-cell>
          <table:table-cell table:formula="of:=0.5*[.EO12]*(([.EO6]-[.EN6])/([.EO1]-[.EN1]))^2" office:value-type="float" office:value="0.00110970064795725" calcext:value-type="float">
            <text:p>0.001109700647957</text:p>
          </table:table-cell>
          <table:table-cell table:formula="of:=0.5*[.EP12]*(([.EP6]-[.EO6])/([.EP1]-[.EO1]))^2" office:value-type="float" office:value="0.000629455296761739" calcext:value-type="float">
            <text:p>0.000629455296762</text:p>
          </table:table-cell>
          <table:table-cell table:formula="of:=0.5*[.EQ12]*(([.EQ6]-[.EP6])/([.EQ1]-[.EP1]))^2" office:value-type="float" office:value="0.00858195283737309" calcext:value-type="float">
            <text:p>0.008581952837373</text:p>
          </table:table-cell>
          <table:table-cell table:formula="of:=0.5*[.ER12]*(([.ER6]-[.EQ6])/([.ER1]-[.EQ1]))^2" office:value-type="float" office:value="0.00367811880031439" calcext:value-type="float">
            <text:p>0.003678118800314</text:p>
          </table:table-cell>
          <table:table-cell table:formula="of:=0.5*[.ES12]*(([.ES6]-[.ER6])/([.ES1]-[.ER1]))^2" office:value-type="float" office:value="0.0000571397653266489" calcext:value-type="float">
            <text:p>5.71397653266489E-05</text:p>
          </table:table-cell>
          <table:table-cell table:formula="of:=0.5*[.ET12]*(([.ET6]-[.ES6])/([.ET1]-[.ES1]))^2" office:value-type="float" office:value="0.00198810683420403" calcext:value-type="float">
            <text:p>0.001988106834204</text:p>
          </table:table-cell>
          <table:table-cell table:formula="of:=0.5*[.EU12]*(([.EU6]-[.ET6])/([.EU1]-[.ET1]))^2" office:value-type="float" office:value="0.000558455172782295" calcext:value-type="float">
            <text:p>0.000558455172782</text:p>
          </table:table-cell>
          <table:table-cell table:formula="of:=0.5*[.EV12]*(([.EV6]-[.EU6])/([.EV1]-[.EU1]))^2" office:value-type="float" office:value="0.0003116904593612" calcext:value-type="float">
            <text:p>0.000311690459361</text:p>
          </table:table-cell>
          <table:table-cell table:formula="of:=0.5*[.EW12]*(([.EW6]-[.EV6])/([.EW1]-[.EV1]))^2" office:value-type="float" office:value="0.000124183662782888" calcext:value-type="float">
            <text:p>0.000124183662783</text:p>
          </table:table-cell>
          <table:table-cell table:formula="of:=0.5*[.EX12]*(([.EX6]-[.EW6])/([.EX1]-[.EW1]))^2" office:value-type="float" office:value="0.00233724764653583" calcext:value-type="float">
            <text:p>0.002337247646536</text:p>
          </table:table-cell>
          <table:table-cell table:formula="of:=0.5*[.EY12]*(([.EY6]-[.EX6])/([.EY1]-[.EX1]))^2" office:value-type="float" office:value="0.000327772578695196" calcext:value-type="float">
            <text:p>0.000327772578695</text:p>
          </table:table-cell>
          <table:table-cell table:formula="of:=0.5*[.EZ12]*(([.EZ6]-[.EY6])/([.EZ1]-[.EY1]))^2" office:value-type="float" office:value="0.000980073575059086" calcext:value-type="float">
            <text:p>0.000980073575059</text:p>
          </table:table-cell>
          <table:table-cell table:formula="of:=0.5*[.FA12]*(([.FA6]-[.EZ6])/([.FA1]-[.EZ1]))^2" office:value-type="float" office:value="0.000955917906712091" calcext:value-type="float">
            <text:p>0.000955917906712</text:p>
          </table:table-cell>
          <table:table-cell table:formula="of:=0.5*[.FB12]*(([.FB6]-[.FA6])/([.FB1]-[.FA1]))^2" office:value-type="float" office:value="0.000599971493777619" calcext:value-type="float">
            <text:p>0.000599971493778</text:p>
          </table:table-cell>
          <table:table-cell table:formula="of:=0.5*[.FC12]*(([.FC6]-[.FB6])/([.FC1]-[.FB1]))^2" office:value-type="float" office:value="0.000542545414822682" calcext:value-type="float">
            <text:p>0.000542545414823</text:p>
          </table:table-cell>
          <table:table-cell table:formula="of:=0.5*[.FD12]*(([.FD6]-[.FC6])/([.FD1]-[.FC1]))^2" office:value-type="float" office:value="0.0157459017360615" calcext:value-type="float">
            <text:p>0.015745901736062</text:p>
          </table:table-cell>
          <table:table-cell table:formula="of:=0.5*[.FE12]*(([.FE6]-[.FD6])/([.FE1]-[.FD1]))^2" office:value-type="float" office:value="0.000603549164050564" calcext:value-type="float">
            <text:p>0.000603549164051</text:p>
          </table:table-cell>
          <table:table-cell table:formula="of:=0.5*[.FF12]*(([.FF6]-[.FE6])/([.FF1]-[.FE1]))^2" office:value-type="float" office:value="0.0000000941425683760573" calcext:value-type="float">
            <text:p>9.41425683760573E-08</text:p>
          </table:table-cell>
          <table:table-cell table:formula="of:=0.5*[.FG12]*(([.FG6]-[.FF6])/([.FG1]-[.FF1]))^2" office:value-type="float" office:value="0.0000599417358512317" calcext:value-type="float">
            <text:p>5.99417358512317E-05</text:p>
          </table:table-cell>
          <table:table-cell table:formula="of:=0.5*[.FH12]*(([.FH6]-[.FG6])/([.FH1]-[.FG1]))^2" office:value-type="float" office:value="0.000793601642498017" calcext:value-type="float">
            <text:p>0.000793601642498</text:p>
          </table:table-cell>
          <table:table-cell table:formula="of:=0.5*[.FI12]*(([.FI6]-[.FH6])/([.FI1]-[.FH1]))^2" office:value-type="float" office:value="0.00108517844881541" calcext:value-type="float">
            <text:p>0.001085178448815</text:p>
          </table:table-cell>
          <table:table-cell table:formula="of:=0.5*[.FJ12]*(([.FJ6]-[.FI6])/([.FJ1]-[.FI1]))^2" office:value-type="float" office:value="0.0123742186269188" calcext:value-type="float">
            <text:p>0.012374218626919</text:p>
          </table:table-cell>
          <table:table-cell table:formula="of:=0.5*[.FK12]*(([.FK6]-[.FJ6])/([.FK1]-[.FJ1]))^2" office:value-type="float" office:value="0.00389997559142094" calcext:value-type="float">
            <text:p>0.003899975591421</text:p>
          </table:table-cell>
          <table:table-cell table:formula="of:=0.5*[.FL12]*(([.FL6]-[.FK6])/([.FL1]-[.FK1]))^2" office:value-type="float" office:value="0.0027013502529344" calcext:value-type="float">
            <text:p>0.002701350252934</text:p>
          </table:table-cell>
          <table:table-cell table:formula="of:=0.5*[.FM12]*(([.FM6]-[.FL6])/([.FM1]-[.FL1]))^2" office:value-type="float" office:value="0.0000389019423397489" calcext:value-type="float">
            <text:p>3.89019423397489E-05</text:p>
          </table:table-cell>
          <table:table-cell table:formula="of:=0.5*[.FN12]*(([.FN6]-[.FM6])/([.FN1]-[.FM1]))^2" office:value-type="float" office:value="0.000000356343540109966" calcext:value-type="float">
            <text:p>3.56343540109966E-07</text:p>
          </table:table-cell>
          <table:table-cell table:formula="of:=0.5*[.FO12]*(([.FO6]-[.FN6])/([.FO1]-[.FN1]))^2" office:value-type="float" office:value="0.000195855019987973" calcext:value-type="float">
            <text:p>0.000195855019988</text:p>
          </table:table-cell>
          <table:table-cell table:formula="of:=0.5*[.FP12]*(([.FP6]-[.FO6])/([.FP1]-[.FO1]))^2" office:value-type="float" office:value="0.000757953290859024" calcext:value-type="float">
            <text:p>0.000757953290859</text:p>
          </table:table-cell>
          <table:table-cell table:formula="of:=0.5*[.FQ12]*(([.FQ6]-[.FP6])/([.FQ1]-[.FP1]))^2" office:value-type="float" office:value="0.0000175782796729176" calcext:value-type="float">
            <text:p>1.75782796729176E-05</text:p>
          </table:table-cell>
          <table:table-cell table:formula="of:=0.5*[.FR12]*(([.FR6]-[.FQ6])/([.FR1]-[.FQ1]))^2" office:value-type="float" office:value="0.00492122661792965" calcext:value-type="float">
            <text:p>0.00492122661793</text:p>
          </table:table-cell>
          <table:table-cell table:formula="of:=0.5*[.FS12]*(([.FS6]-[.FR6])/([.FS1]-[.FR1]))^2" office:value-type="float" office:value="0.000474610453462146" calcext:value-type="float">
            <text:p>0.000474610453462</text:p>
          </table:table-cell>
          <table:table-cell table:formula="of:=0.5*[.FT12]*(([.FT6]-[.FS6])/([.FT1]-[.FS1]))^2" office:value-type="float" office:value="0.0089625670209061" calcext:value-type="float">
            <text:p>0.008962567020906</text:p>
          </table:table-cell>
          <table:table-cell table:formula="of:=0.5*[.FU12]*(([.FU6]-[.FT6])/([.FU1]-[.FT1]))^2" office:value-type="float" office:value="0.0030468109642591" calcext:value-type="float">
            <text:p>0.003046810964259</text:p>
          </table:table-cell>
          <table:table-cell table:formula="of:=0.5*[.FV12]*(([.FV6]-[.FU6])/([.FV1]-[.FU1]))^2" office:value-type="float" office:value="0.00385959762658446" calcext:value-type="float">
            <text:p>0.003859597626584</text:p>
          </table:table-cell>
          <table:table-cell table:formula="of:=0.5*[.FW12]*(([.FW6]-[.FV6])/([.FW1]-[.FV1]))^2" office:value-type="float" office:value="0.0000340508550605231" calcext:value-type="float">
            <text:p>3.40508550605231E-05</text:p>
          </table:table-cell>
          <table:table-cell table:formula="of:=0.5*[.FX12]*(([.FX6]-[.FW6])/([.FX1]-[.FW1]))^2" office:value-type="float" office:value="0.00149326193000987" calcext:value-type="float">
            <text:p>0.00149326193001</text:p>
          </table:table-cell>
          <table:table-cell table:formula="of:=0.5*[.FY12]*(([.FY6]-[.FX6])/([.FY1]-[.FX1]))^2" office:value-type="float" office:value="0.0011854067060238" calcext:value-type="float">
            <text:p>0.001185406706024</text:p>
          </table:table-cell>
          <table:table-cell table:formula="of:=0.5*[.FZ12]*(([.FZ6]-[.FY6])/([.FZ1]-[.FY1]))^2" office:value-type="float" office:value="0.000342170733115598" calcext:value-type="float">
            <text:p>0.000342170733116</text:p>
          </table:table-cell>
          <table:table-cell table:formula="of:=0.5*[.GA12]*(([.GA6]-[.FZ6])/([.GA1]-[.FZ1]))^2" office:value-type="float" office:value="0.000101611863629668" calcext:value-type="float">
            <text:p>0.00010161186363</text:p>
          </table:table-cell>
          <table:table-cell table:formula="of:=0.5*[.GB12]*(([.GB6]-[.GA6])/([.GB1]-[.GA1]))^2" office:value-type="float" office:value="0.00117725522646672" calcext:value-type="float">
            <text:p>0.001177255226467</text:p>
          </table:table-cell>
          <table:table-cell table:formula="of:=0.5*[.GC12]*(([.GC6]-[.GB6])/([.GC1]-[.GB1]))^2" office:value-type="float" office:value="0.00351174861571442" calcext:value-type="float">
            <text:p>0.003511748615714</text:p>
          </table:table-cell>
          <table:table-cell table:formula="of:=0.5*[.GD12]*(([.GD6]-[.GC6])/([.GD1]-[.GC1]))^2" office:value-type="float" office:value="0.0000640862646462236" calcext:value-type="float">
            <text:p>6.40862646462236E-05</text:p>
          </table:table-cell>
          <table:table-cell table:formula="of:=0.5*[.GE12]*(([.GE6]-[.GD6])/([.GE1]-[.GD1]))^2" office:value-type="float" office:value="0.000444202212236933" calcext:value-type="float">
            <text:p>0.000444202212237</text:p>
          </table:table-cell>
          <table:table-cell table:formula="of:=0.5*[.GF12]*(([.GF6]-[.GE6])/([.GF1]-[.GE1]))^2" office:value-type="float" office:value="0.0033095138543874" calcext:value-type="float">
            <text:p>0.003309513854387</text:p>
          </table:table-cell>
          <table:table-cell table:formula="of:=0.5*[.GG12]*(([.GG6]-[.GF6])/([.GG1]-[.GF1]))^2" office:value-type="float" office:value="0.0146570795085886" calcext:value-type="float">
            <text:p>0.014657079508589</text:p>
          </table:table-cell>
          <table:table-cell table:formula="of:=0.5*[.GH12]*(([.GH6]-[.GG6])/([.GH1]-[.GG1]))^2" office:value-type="float" office:value="0.00257216018074173" calcext:value-type="float">
            <text:p>0.002572160180742</text:p>
          </table:table-cell>
          <table:table-cell table:formula="of:=0.5*[.GI12]*(([.GI6]-[.GH6])/([.GI1]-[.GH1]))^2" office:value-type="float" office:value="0.00123367172290601" calcext:value-type="float">
            <text:p>0.001233671722906</text:p>
          </table:table-cell>
          <table:table-cell table:formula="of:=0.5*[.GJ12]*(([.GJ6]-[.GI6])/([.GJ1]-[.GI1]))^2" office:value-type="float" office:value="0.00457003578235874" calcext:value-type="float">
            <text:p>0.004570035782359</text:p>
          </table:table-cell>
          <table:table-cell table:formula="of:=0.5*[.GK12]*(([.GK6]-[.GJ6])/([.GK1]-[.GJ1]))^2" office:value-type="float" office:value="0.000120833255513213" calcext:value-type="float">
            <text:p>0.000120833255513</text:p>
          </table:table-cell>
          <table:table-cell table:formula="of:=0.5*[.GL12]*(([.GL6]-[.GK6])/([.GL1]-[.GK1]))^2" office:value-type="float" office:value="0.0014263936444883" calcext:value-type="float">
            <text:p>0.001426393644488</text:p>
          </table:table-cell>
          <table:table-cell table:formula="of:=0.5*[.GM12]*(([.GM6]-[.GL6])/([.GM1]-[.GL1]))^2" office:value-type="float" office:value="0.00271254904582135" calcext:value-type="float">
            <text:p>0.002712549045821</text:p>
          </table:table-cell>
          <table:table-cell table:formula="of:=0.5*[.GN12]*(([.GN6]-[.GM6])/([.GN1]-[.GM1]))^2" office:value-type="float" office:value="0.00606958464089126" calcext:value-type="float">
            <text:p>0.006069584640891</text:p>
          </table:table-cell>
          <table:table-cell table:formula="of:=0.5*[.GO12]*(([.GO6]-[.GN6])/([.GO1]-[.GN1]))^2" office:value-type="float" office:value="0.000154534005774902" calcext:value-type="float">
            <text:p>0.000154534005775</text:p>
          </table:table-cell>
          <table:table-cell table:formula="of:=0.5*[.GP12]*(([.GP6]-[.GO6])/([.GP1]-[.GO1]))^2" office:value-type="float" office:value="0.0013328359693628" calcext:value-type="float">
            <text:p>0.001332835969363</text:p>
          </table:table-cell>
          <table:table-cell table:formula="of:=0.5*[.GQ12]*(([.GQ6]-[.GP6])/([.GQ1]-[.GP1]))^2" office:value-type="float" office:value="0.00274520738098789" calcext:value-type="float">
            <text:p>0.002745207380988</text:p>
          </table:table-cell>
          <table:table-cell table:formula="of:=0.5*[.GR12]*(([.GR6]-[.GQ6])/([.GR1]-[.GQ1]))^2" office:value-type="float" office:value="0.000263752222942533" calcext:value-type="float">
            <text:p>0.000263752222943</text:p>
          </table:table-cell>
          <table:table-cell table:formula="of:=0.5*[.GS12]*(([.GS6]-[.GR6])/([.GS1]-[.GR1]))^2" office:value-type="float" office:value="0.00179250164367091" calcext:value-type="float">
            <text:p>0.001792501643671</text:p>
          </table:table-cell>
          <table:table-cell table:formula="of:=0.5*[.GT12]*(([.GT6]-[.GS6])/([.GT1]-[.GS1]))^2" office:value-type="float" office:value="0.0125513147641054" calcext:value-type="float">
            <text:p>0.012551314764105</text:p>
          </table:table-cell>
          <table:table-cell table:formula="of:=0.5*[.GU12]*(([.GU6]-[.GT6])/([.GU1]-[.GT1]))^2" office:value-type="float" office:value="0.00217680116006757" calcext:value-type="float">
            <text:p>0.002176801160068</text:p>
          </table:table-cell>
          <table:table-cell table:formula="of:=0.5*[.GV12]*(([.GV6]-[.GU6])/([.GV1]-[.GU1]))^2" office:value-type="float" office:value="0.000816178507272431" calcext:value-type="float">
            <text:p>0.000816178507272</text:p>
          </table:table-cell>
          <table:table-cell table:formula="of:=0.5*[.GW12]*(([.GW6]-[.GV6])/([.GW1]-[.GV1]))^2" office:value-type="float" office:value="0.0113547840064456" calcext:value-type="float">
            <text:p>0.011354784006446</text:p>
          </table:table-cell>
          <table:table-cell table:formula="of:=0.5*[.GX12]*(([.GX6]-[.GW6])/([.GX1]-[.GW1]))^2" office:value-type="float" office:value="0.000000203821518933756" calcext:value-type="float">
            <text:p>2.03821518933756E-07</text:p>
          </table:table-cell>
          <table:table-cell table:formula="of:=0.5*[.GY12]*(([.GY6]-[.GX6])/([.GY1]-[.GX1]))^2" office:value-type="float" office:value="0.00552651056261867" calcext:value-type="float">
            <text:p>0.005526510562619</text:p>
          </table:table-cell>
          <table:table-cell table:formula="of:=0.5*[.GZ12]*(([.GZ6]-[.GY6])/([.GZ1]-[.GY1]))^2" office:value-type="float" office:value="0.00192596685268645" calcext:value-type="float">
            <text:p>0.001925966852686</text:p>
          </table:table-cell>
          <table:table-cell table:formula="of:=0.5*[.HA12]*(([.HA6]-[.GZ6])/([.HA1]-[.GZ1]))^2" office:value-type="float" office:value="0.000404430349545927" calcext:value-type="float">
            <text:p>0.000404430349546</text:p>
          </table:table-cell>
          <table:table-cell table:formula="of:=0.5*[.HB12]*(([.HB6]-[.HA6])/([.HB1]-[.HA1]))^2" office:value-type="float" office:value="0.00370123881074753" calcext:value-type="float">
            <text:p>0.003701238810748</text:p>
          </table:table-cell>
          <table:table-cell table:formula="of:=0.5*[.HC12]*(([.HC6]-[.HB6])/([.HC1]-[.HB1]))^2" office:value-type="float" office:value="0.0000468888277198161" calcext:value-type="float">
            <text:p>4.68888277198161E-05</text:p>
          </table:table-cell>
          <table:table-cell table:formula="of:=0.5*[.HD12]*(([.HD6]-[.HC6])/([.HD1]-[.HC1]))^2" office:value-type="float" office:value="0.00361026744987219" calcext:value-type="float">
            <text:p>0.003610267449872</text:p>
          </table:table-cell>
          <table:table-cell table:formula="of:=0.5*[.HE12]*(([.HE6]-[.HD6])/([.HE1]-[.HD1]))^2" office:value-type="float" office:value="0.0119403822500607" calcext:value-type="float">
            <text:p>0.011940382250061</text:p>
          </table:table-cell>
          <table:table-cell table:formula="of:=0.5*[.HF12]*(([.HF6]-[.HE6])/([.HF1]-[.HE1]))^2" office:value-type="float" office:value="0.00286904810339603" calcext:value-type="float">
            <text:p>0.002869048103396</text:p>
          </table:table-cell>
          <table:table-cell table:formula="of:=0.5*[.HG12]*(([.HG6]-[.HF6])/([.HG1]-[.HF1]))^2" office:value-type="float" office:value="0.00120839739610827" calcext:value-type="float">
            <text:p>0.001208397396108</text:p>
          </table:table-cell>
          <table:table-cell table:formula="of:=0.5*[.HH12]*(([.HH6]-[.HG6])/([.HH1]-[.HG1]))^2" office:value-type="float" office:value="0.00380632267733003" calcext:value-type="float">
            <text:p>0.00380632267733</text:p>
          </table:table-cell>
          <table:table-cell table:formula="of:=0.5*[.HI12]*(([.HI6]-[.HH6])/([.HI1]-[.HH1]))^2" office:value-type="float" office:value="0.00116785874318118" calcext:value-type="float">
            <text:p>0.001167858743181</text:p>
          </table:table-cell>
          <table:table-cell table:formula="of:=0.5*[.HJ12]*(([.HJ6]-[.HI6])/([.HJ1]-[.HI1]))^2" office:value-type="float" office:value="0.000313353674384322" calcext:value-type="float">
            <text:p>0.000313353674384</text:p>
          </table:table-cell>
          <table:table-cell table:formula="of:=0.5*[.HK12]*(([.HK6]-[.HJ6])/([.HK1]-[.HJ1]))^2" office:value-type="float" office:value="0.0114552524683135" calcext:value-type="float">
            <text:p>0.011455252468314</text:p>
          </table:table-cell>
          <table:table-cell table:formula="of:=0.5*[.HL12]*(([.HL6]-[.HK6])/([.HL1]-[.HK1]))^2" office:value-type="float" office:value="0.00330337312656638" calcext:value-type="float">
            <text:p>0.003303373126566</text:p>
          </table:table-cell>
          <table:table-cell table:formula="of:=0.5*[.HM12]*(([.HM6]-[.HL6])/([.HM1]-[.HL1]))^2" office:value-type="float" office:value="0.0000855698350716504" calcext:value-type="float">
            <text:p>8.55698350716504E-05</text:p>
          </table:table-cell>
          <table:table-cell table:formula="of:=0.5*[.HN12]*(([.HN6]-[.HM6])/([.HN1]-[.HM1]))^2" office:value-type="float" office:value="0.00556385317983836" calcext:value-type="float">
            <text:p>0.005563853179838</text:p>
          </table:table-cell>
          <table:table-cell table:formula="of:=0.5*[.HO12]*(([.HO6]-[.HN6])/([.HO1]-[.HN1]))^2" office:value-type="float" office:value="0.000560544451004681" calcext:value-type="float">
            <text:p>0.000560544451005</text:p>
          </table:table-cell>
          <table:table-cell table:formula="of:=0.5*[.HP12]*(([.HP6]-[.HO6])/([.HP1]-[.HO1]))^2" office:value-type="float" office:value="0.0101566711782861" calcext:value-type="float">
            <text:p>0.010156671178286</text:p>
          </table:table-cell>
          <table:table-cell table:formula="of:=0.5*[.HQ12]*(([.HQ6]-[.HP6])/([.HQ1]-[.HP1]))^2" office:value-type="float" office:value="0.00317758926145389" calcext:value-type="float">
            <text:p>0.003177589261454</text:p>
          </table:table-cell>
          <table:table-cell table:formula="of:=0.5*[.HR12]*(([.HR6]-[.HQ6])/([.HR1]-[.HQ1]))^2" office:value-type="float" office:value="0.000147941724462201" calcext:value-type="float">
            <text:p>0.000147941724462</text:p>
          </table:table-cell>
          <table:table-cell table:formula="of:=0.5*[.HS12]*(([.HS6]-[.HR6])/([.HS1]-[.HR1]))^2" office:value-type="float" office:value="0.0037607388562096" calcext:value-type="float">
            <text:p>0.00376073885621</text:p>
          </table:table-cell>
          <table:table-cell table:formula="of:=0.5*[.HT12]*(([.HT6]-[.HS6])/([.HT1]-[.HS1]))^2" office:value-type="float" office:value="0.000000790419929248198" calcext:value-type="float">
            <text:p>7.90419929248198E-07</text:p>
          </table:table-cell>
          <table:table-cell table:formula="of:=0.5*[.HU12]*(([.HU6]-[.HT6])/([.HU1]-[.HT1]))^2" office:value-type="float" office:value="0.0140743712307734" calcext:value-type="float">
            <text:p>0.014074371230773</text:p>
          </table:table-cell>
          <table:table-cell table:formula="of:=0.5*[.HV12]*(([.HV6]-[.HU6])/([.HV1]-[.HU1]))^2" office:value-type="float" office:value="0.00000767306585309666" calcext:value-type="float">
            <text:p>7.67306585309666E-06</text:p>
          </table:table-cell>
          <table:table-cell table:formula="of:=0.5*[.HW12]*(([.HW6]-[.HV6])/([.HW1]-[.HV1]))^2" office:value-type="float" office:value="0.000162765726131651" calcext:value-type="float">
            <text:p>0.000162765726132</text:p>
          </table:table-cell>
          <table:table-cell table:formula="of:=0.5*[.HX12]*(([.HX6]-[.HW6])/([.HX1]-[.HW1]))^2" office:value-type="float" office:value="0.000270789994181291" calcext:value-type="float">
            <text:p>0.000270789994181</text:p>
          </table:table-cell>
          <table:table-cell table:formula="of:=0.5*[.HY12]*(([.HY6]-[.HX6])/([.HY1]-[.HX1]))^2" office:value-type="float" office:value="0.00382165822271798" calcext:value-type="float">
            <text:p>0.003821658222718</text:p>
          </table:table-cell>
          <table:table-cell table:formula="of:=0.5*[.HZ12]*(([.HZ6]-[.HY6])/([.HZ1]-[.HY1]))^2" office:value-type="float" office:value="0.00226795584198142" calcext:value-type="float">
            <text:p>0.002267955841981</text:p>
          </table:table-cell>
          <table:table-cell table:formula="of:=0.5*[.IA12]*(([.IA6]-[.HZ6])/([.IA1]-[.HZ1]))^2" office:value-type="float" office:value="0.00141722337508276" calcext:value-type="float">
            <text:p>0.001417223375083</text:p>
          </table:table-cell>
          <table:table-cell table:formula="of:=0.5*[.IB12]*(([.IB6]-[.IA6])/([.IB1]-[.IA1]))^2" office:value-type="float" office:value="0.00957652727566805" calcext:value-type="float">
            <text:p>0.009576527275668</text:p>
          </table:table-cell>
          <table:table-cell table:formula="of:=0.5*[.IC12]*(([.IC6]-[.IB6])/([.IC1]-[.IB1]))^2" office:value-type="float" office:value="0.00710618163190851" calcext:value-type="float">
            <text:p>0.007106181631909</text:p>
          </table:table-cell>
          <table:table-cell table:formula="of:=0.5*[.ID12]*(([.ID6]-[.IC6])/([.ID1]-[.IC1]))^2" office:value-type="float" office:value="0.00213470409628255" calcext:value-type="float">
            <text:p>0.002134704096283</text:p>
          </table:table-cell>
          <table:table-cell table:formula="of:=0.5*[.IE12]*(([.IE6]-[.ID6])/([.IE1]-[.ID1]))^2" office:value-type="float" office:value="0.0000766183401523106" calcext:value-type="float">
            <text:p>7.66183401523106E-05</text:p>
          </table:table-cell>
          <table:table-cell table:formula="of:=0.5*[.IF12]*(([.IF6]-[.IE6])/([.IF1]-[.IE1]))^2" office:value-type="float" office:value="0.00480181602935494" calcext:value-type="float">
            <text:p>0.004801816029355</text:p>
          </table:table-cell>
          <table:table-cell table:formula="of:=0.5*[.IG12]*(([.IG6]-[.IF6])/([.IG1]-[.IF1]))^2" office:value-type="float" office:value="0.000641412721923746" calcext:value-type="float">
            <text:p>0.000641412721924</text:p>
          </table:table-cell>
          <table:table-cell table:formula="of:=0.5*[.IH12]*(([.IH6]-[.IG6])/([.IH1]-[.IG1]))^2" office:value-type="float" office:value="0.0268613930883316" calcext:value-type="float">
            <text:p>0.026861393088332</text:p>
          </table:table-cell>
          <table:table-cell table:formula="of:=0.5*[.II12]*(([.II6]-[.IH6])/([.II1]-[.IH1]))^2" office:value-type="float" office:value="0.0000492863181664364" calcext:value-type="float">
            <text:p>4.92863181664364E-05</text:p>
          </table:table-cell>
          <table:table-cell table:formula="of:=0.5*[.IJ12]*(([.IJ6]-[.II6])/([.IJ1]-[.II1]))^2" office:value-type="float" office:value="0.00142821640692506" calcext:value-type="float">
            <text:p>0.001428216406925</text:p>
          </table:table-cell>
          <table:table-cell table:formula="of:=0.5*[.IK12]*(([.IK6]-[.IJ6])/([.IK1]-[.IJ1]))^2" office:value-type="float" office:value="0.000378027388144612" calcext:value-type="float">
            <text:p>0.000378027388145</text:p>
          </table:table-cell>
          <table:table-cell table:formula="of:=0.5*[.IL12]*(([.IL6]-[.IK6])/([.IL1]-[.IK1]))^2" office:value-type="float" office:value="0.0020800693054625" calcext:value-type="float">
            <text:p>0.002080069305463</text:p>
          </table:table-cell>
          <table:table-cell table:formula="of:=0.5*[.IM12]*(([.IM6]-[.IL6])/([.IM1]-[.IL1]))^2" office:value-type="float" office:value="0.00216748557909529" calcext:value-type="float">
            <text:p>0.002167485579095</text:p>
          </table:table-cell>
          <table:table-cell table:formula="of:=0.5*[.IN12]*(([.IN6]-[.IM6])/([.IN1]-[.IM1]))^2" office:value-type="float" office:value="0.000615865453573161" calcext:value-type="float">
            <text:p>0.000615865453573</text:p>
          </table:table-cell>
          <table:table-cell table:formula="of:=0.5*[.IO12]*(([.IO6]-[.IN6])/([.IO1]-[.IN1]))^2" office:value-type="float" office:value="0.000777760160907726" calcext:value-type="float">
            <text:p>0.000777760160908</text:p>
          </table:table-cell>
          <table:table-cell table:formula="of:=0.5*[.IP12]*(([.IP6]-[.IO6])/([.IP1]-[.IO1]))^2" office:value-type="float" office:value="0.0095057592742415" calcext:value-type="float">
            <text:p>0.009505759274242</text:p>
          </table:table-cell>
          <table:table-cell table:formula="of:=0.5*[.IQ12]*(([.IQ6]-[.IP6])/([.IQ1]-[.IP1]))^2" office:value-type="float" office:value="0.00501149420959887" calcext:value-type="float">
            <text:p>0.005011494209599</text:p>
          </table:table-cell>
          <table:table-cell table:formula="of:=0.5*[.IR12]*(([.IR6]-[.IQ6])/([.IR1]-[.IQ1]))^2" office:value-type="float" office:value="0.00467811993848609" calcext:value-type="float">
            <text:p>0.004678119938486</text:p>
          </table:table-cell>
          <table:table-cell table:formula="of:=0.5*[.IS12]*(([.IS6]-[.IR6])/([.IS1]-[.IR1]))^2" office:value-type="float" office:value="0.00023039403296042" calcext:value-type="float">
            <text:p>0.00023039403296</text:p>
          </table:table-cell>
          <table:table-cell table:formula="of:=0.5*[.IT12]*(([.IT6]-[.IS6])/([.IT1]-[.IS1]))^2" office:value-type="float" office:value="0.0037689637072735" calcext:value-type="float">
            <text:p>0.003768963707274</text:p>
          </table:table-cell>
          <table:table-cell table:formula="of:=0.5*[.IU12]*(([.IU6]-[.IT6])/([.IU1]-[.IT1]))^2" office:value-type="float" office:value="0.000635618106854433" calcext:value-type="float">
            <text:p>0.000635618106854</text:p>
          </table:table-cell>
          <table:table-cell table:formula="of:=0.5*[.IV12]*(([.IV6]-[.IU6])/([.IV1]-[.IU1]))^2" office:value-type="float" office:value="0.0333288420043839" calcext:value-type="float">
            <text:p>0.033328842004384</text:p>
          </table:table-cell>
          <table:table-cell table:formula="of:=0.5*[.IW12]*(([.IW6]-[.IV6])/([.IW1]-[.IV1]))^2" office:value-type="float" office:value="0.0000300423348404594" calcext:value-type="float">
            <text:p>3.00423348404594E-05</text:p>
          </table:table-cell>
          <table:table-cell table:formula="of:=0.5*[.IX12]*(([.IX6]-[.IW6])/([.IX1]-[.IW1]))^2" office:value-type="float" office:value="0.000954944237513436" calcext:value-type="float">
            <text:p>0.000954944237513</text:p>
          </table:table-cell>
          <table:table-cell table:formula="of:=0.5*[.IY12]*(([.IY6]-[.IX6])/([.IY1]-[.IX1]))^2" office:value-type="float" office:value="0.0027373358104757" calcext:value-type="float">
            <text:p>0.002737335810476</text:p>
          </table:table-cell>
          <table:table-cell table:formula="of:=0.5*[.IZ12]*(([.IZ6]-[.IY6])/([.IZ1]-[.IY1]))^2" office:value-type="float" office:value="0.00023485205091062" calcext:value-type="float">
            <text:p>0.000234852050911</text:p>
          </table:table-cell>
          <table:table-cell table:formula="of:=0.5*[.JA12]*(([.JA6]-[.IZ6])/([.JA1]-[.IZ1]))^2" office:value-type="float" office:value="0.00332736024233283" calcext:value-type="float">
            <text:p>0.003327360242333</text:p>
          </table:table-cell>
          <table:table-cell table:formula="of:=0.5*[.JB12]*(([.JB6]-[.JA6])/([.JB1]-[.JA1]))^2" office:value-type="float" office:value="0.00923379308065614" calcext:value-type="float">
            <text:p>0.009233793080656</text:p>
          </table:table-cell>
          <table:table-cell table:formula="of:=0.5*[.JC12]*(([.JC6]-[.JB6])/([.JC1]-[.JB1]))^2" office:value-type="float" office:value="0.00415994024767118" calcext:value-type="float">
            <text:p>0.004159940247671</text:p>
          </table:table-cell>
          <table:table-cell table:formula="of:=0.5*[.JD12]*(([.JD6]-[.JC6])/([.JD1]-[.JC1]))^2" office:value-type="float" office:value="0.00788858575760508" calcext:value-type="float">
            <text:p>0.007888585757605</text:p>
          </table:table-cell>
          <table:table-cell table:formula="of:=0.5*[.JE12]*(([.JE6]-[.JD6])/([.JE1]-[.JD1]))^2" office:value-type="float" office:value="0.000509105470789603" calcext:value-type="float">
            <text:p>0.00050910547079</text:p>
          </table:table-cell>
          <table:table-cell table:formula="of:=0.5*[.JF12]*(([.JF6]-[.JE6])/([.JF1]-[.JE1]))^2" office:value-type="float" office:value="0.0019448476573244" calcext:value-type="float">
            <text:p>0.001944847657324</text:p>
          </table:table-cell>
          <table:table-cell table:formula="of:=0.5*[.JG12]*(([.JG6]-[.JF6])/([.JG1]-[.JF1]))^2" office:value-type="float" office:value="0.0000226890844306079" calcext:value-type="float">
            <text:p>2.26890844306079E-05</text:p>
          </table:table-cell>
          <table:table-cell table:formula="of:=0.5*[.JH12]*(([.JH6]-[.JG6])/([.JH1]-[.JG1]))^2" office:value-type="float" office:value="0.00693636040450468" calcext:value-type="float">
            <text:p>0.006936360404505</text:p>
          </table:table-cell>
          <table:table-cell table:formula="of:=0.5*[.JI12]*(([.JI6]-[.JH6])/([.JI1]-[.JH1]))^2" office:value-type="float" office:value="0.000219782321213709" calcext:value-type="float">
            <text:p>0.000219782321214</text:p>
          </table:table-cell>
          <table:table-cell table:formula="of:=0.5*[.JJ12]*(([.JJ6]-[.JI6])/([.JJ1]-[.JI1]))^2" office:value-type="float" office:value="0.00297403458960753" calcext:value-type="float">
            <text:p>0.002974034589608</text:p>
          </table:table-cell>
          <table:table-cell table:formula="of:=0.5*[.JK12]*(([.JK6]-[.JJ6])/([.JK1]-[.JJ1]))^2" office:value-type="float" office:value="0.000574649344188148" calcext:value-type="float">
            <text:p>0.000574649344188</text:p>
          </table:table-cell>
          <table:table-cell table:formula="of:=0.5*[.JL12]*(([.JL6]-[.JK6])/([.JL1]-[.JK1]))^2" office:value-type="float" office:value="0.000222585238499051" calcext:value-type="float">
            <text:p>0.000222585238499</text:p>
          </table:table-cell>
          <table:table-cell table:formula="of:=0.5*[.JM12]*(([.JM6]-[.JL6])/([.JM1]-[.JL1]))^2" office:value-type="float" office:value="0.00057219365205838" calcext:value-type="float">
            <text:p>0.000572193652058</text:p>
          </table:table-cell>
          <table:table-cell table:formula="of:=0.5*[.JN12]*(([.JN6]-[.JM6])/([.JN1]-[.JM1]))^2" office:value-type="float" office:value="0.00811279973690593" calcext:value-type="float">
            <text:p>0.008112799736906</text:p>
          </table:table-cell>
          <table:table-cell table:formula="of:=0.5*[.JO12]*(([.JO6]-[.JN6])/([.JO1]-[.JN1]))^2" office:value-type="float" office:value="0.00761064477452216" calcext:value-type="float">
            <text:p>0.007610644774522</text:p>
          </table:table-cell>
          <table:table-cell table:formula="of:=0.5*[.JP12]*(([.JP6]-[.JO6])/([.JP1]-[.JO1]))^2" office:value-type="float" office:value="0.0107304530540357" calcext:value-type="float">
            <text:p>0.010730453054036</text:p>
          </table:table-cell>
          <table:table-cell table:formula="of:=0.5*[.JQ12]*(([.JQ6]-[.JP6])/([.JQ1]-[.JP1]))^2" office:value-type="float" office:value="0.0000569227725599126" calcext:value-type="float">
            <text:p>5.69227725599126E-05</text:p>
          </table:table-cell>
          <table:table-cell table:formula="of:=0.5*[.JR12]*(([.JR6]-[.JQ6])/([.JR1]-[.JQ1]))^2" office:value-type="float" office:value="0.000399144554829475" calcext:value-type="float">
            <text:p>0.000399144554829</text:p>
          </table:table-cell>
          <table:table-cell table:formula="of:=0.5*[.JS12]*(([.JS6]-[.JR6])/([.JS1]-[.JR1]))^2" office:value-type="float" office:value="0.00129822755933282" calcext:value-type="float">
            <text:p>0.001298227559333</text:p>
          </table:table-cell>
          <table:table-cell table:formula="of:=0.5*[.JT12]*(([.JT6]-[.JS6])/([.JT1]-[.JS1]))^2" office:value-type="float" office:value="0.000403567411335062" calcext:value-type="float">
            <text:p>0.000403567411335</text:p>
          </table:table-cell>
          <table:table-cell table:formula="of:=0.5*[.JU12]*(([.JU6]-[.JT6])/([.JU1]-[.JT1]))^2" office:value-type="float" office:value="0.00280281370775018" calcext:value-type="float">
            <text:p>0.00280281370775</text:p>
          </table:table-cell>
          <table:table-cell table:formula="of:=0.5*[.JV12]*(([.JV6]-[.JU6])/([.JV1]-[.JU1]))^2" office:value-type="float" office:value="0.0000157497447594787" calcext:value-type="float">
            <text:p>1.57497447594787E-05</text:p>
          </table:table-cell>
          <table:table-cell table:formula="of:=0.5*[.JW12]*(([.JW6]-[.JV6])/([.JW1]-[.JV1]))^2" office:value-type="float" office:value="0.000566837975645489" calcext:value-type="float">
            <text:p>0.000566837975645</text:p>
          </table:table-cell>
          <table:table-cell table:formula="of:=0.5*[.JX12]*(([.JX6]-[.JW6])/([.JX1]-[.JW1]))^2" office:value-type="float" office:value="0.000397638916204486" calcext:value-type="float">
            <text:p>0.000397638916204</text:p>
          </table:table-cell>
          <table:table-cell table:formula="of:=0.5*[.JY12]*(([.JY6]-[.JX6])/([.JY1]-[.JX1]))^2" office:value-type="float" office:value="0.000004589907338001" calcext:value-type="float">
            <text:p>4.589907338001E-06</text:p>
          </table:table-cell>
          <table:table-cell table:formula="of:=0.5*[.JZ12]*(([.JZ6]-[.JY6])/([.JZ1]-[.JY1]))^2" office:value-type="float" office:value="0.000346729069838451" calcext:value-type="float">
            <text:p>0.000346729069838</text:p>
          </table:table-cell>
          <table:table-cell table:formula="of:=0.5*[.KA12]*(([.KA6]-[.JZ6])/([.KA1]-[.JZ1]))^2" office:value-type="float" office:value="0.00000000160397787964924" calcext:value-type="float">
            <text:p>1.60397787964924E-09</text:p>
          </table:table-cell>
          <table:table-cell table:formula="of:=0.5*[.KB12]*(([.KB6]-[.KA6])/([.KB1]-[.KA1]))^2" office:value-type="float" office:value="0.0000297181631001728" calcext:value-type="float">
            <text:p>2.97181631001728E-05</text:p>
          </table:table-cell>
          <table:table-cell table:formula="of:=0.5*[.KC12]*(([.KC6]-[.KB6])/([.KC1]-[.KB1]))^2" office:value-type="float" office:value="0.000169688156668915" calcext:value-type="float">
            <text:p>0.000169688156669</text:p>
          </table:table-cell>
          <table:table-cell table:formula="of:=0.5*[.KD12]*(([.KD6]-[.KC6])/([.KD1]-[.KC1]))^2" office:value-type="float" office:value="0.0000371612952736371" calcext:value-type="float">
            <text:p>3.71612952736371E-05</text:p>
          </table:table-cell>
          <table:table-cell table:formula="of:=0.5*[.KE12]*(([.KE6]-[.KD6])/([.KE1]-[.KD1]))^2" office:value-type="float" office:value="0.00000119259639708521" calcext:value-type="float">
            <text:p>1.19259639708521E-06</text:p>
          </table:table-cell>
          <table:table-cell table:formula="of:=0.5*[.KF12]*(([.KF6]-[.KE6])/([.KF1]-[.KE1]))^2" office:value-type="float" office:value="0.00000656139890853761" calcext:value-type="float">
            <text:p>6.56139890853761E-06</text:p>
          </table:table-cell>
          <table:table-cell table:formula="of:=0.5*[.KG12]*(([.KG6]-[.KF6])/([.KG1]-[.KF1]))^2" office:value-type="float" office:value="0.00000158966179660065" calcext:value-type="float">
            <text:p>1.58966179660065E-06</text:p>
          </table:table-cell>
          <table:table-cell table:formula="of:=0.5*[.KH12]*(([.KH6]-[.KG6])/([.KH1]-[.KG1]))^2" office:value-type="float" office:value="0.000000116401484501438" calcext:value-type="float">
            <text:p>1.16401484501438E-07</text:p>
          </table:table-cell>
          <table:table-cell table:formula="of:=0.5*[.KI12]*(([.KI6]-[.KH6])/([.KI1]-[.KH1]))^2" office:value-type="float" office:value="0.00000000131838296022413" calcext:value-type="float">
            <text:p>1.31838296022413E-09</text:p>
          </table:table-cell>
          <table:table-cell table:formula="of:=0.5*[.KJ12]*(([.KJ6]-[.KI6])/([.KJ1]-[.KI1]))^2" office:value-type="float" office:value="0.00000785790948909819" calcext:value-type="float">
            <text:p>7.85790948909819E-06</text:p>
          </table:table-cell>
          <table:table-cell table:formula="of:=0.5*[.KK12]*(([.KK6]-[.KJ6])/([.KK1]-[.KJ1]))^2" office:value-type="float" office:value="0.00000543949433393053" calcext:value-type="float">
            <text:p>5.43949433393053E-06</text:p>
          </table:table-cell>
          <table:table-cell table:formula="of:=0.5*[.KL12]*(([.KL6]-[.KK6])/([.KL1]-[.KK1]))^2" office:value-type="float" office:value="0.00000048023053598652" calcext:value-type="float">
            <text:p>4.8023053598652E-07</text:p>
          </table:table-cell>
          <table:table-cell table:formula="of:=0.5*[.KM12]*(([.KM6]-[.KL6])/([.KM1]-[.KL1]))^2" office:value-type="float" office:value="0.000000367940975947075" calcext:value-type="float">
            <text:p>3.67940975947075E-07</text:p>
          </table:table-cell>
          <table:table-cell table:formula="of:=0.5*[.KN12]*(([.KN6]-[.KM6])/([.KN1]-[.KM1]))^2" office:value-type="float" office:value="0.000000235341737980112" calcext:value-type="float">
            <text:p>2.35341737980112E-07</text:p>
          </table:table-cell>
          <table:table-cell table:formula="of:=0.5*[.KO12]*(([.KO6]-[.KN6])/([.KO1]-[.KN1]))^2" office:value-type="float" office:value="0.00000184635818036699" calcext:value-type="float">
            <text:p>1.84635818036699E-06</text:p>
          </table:table-cell>
          <table:table-cell table:formula="of:=0.5*[.KP12]*(([.KP6]-[.KO6])/([.KP1]-[.KO1]))^2" office:value-type="float" office:value="0.00000152816410646289" calcext:value-type="float">
            <text:p>1.52816410646289E-06</text:p>
          </table:table-cell>
          <table:table-cell table:formula="of:=0.5*[.KQ12]*(([.KQ6]-[.KP6])/([.KQ1]-[.KP1]))^2" office:value-type="float" office:value="0.000000573239497627519" calcext:value-type="float">
            <text:p>5.73239497627519E-07</text:p>
          </table:table-cell>
          <table:table-cell table:formula="of:=0.5*[.KR12]*(([.KR6]-[.KQ6])/([.KR1]-[.KQ1]))^2" office:value-type="float" office:value="0.00000260532774047852" calcext:value-type="float">
            <text:p>2.60532774047852E-06</text:p>
          </table:table-cell>
          <table:table-cell table:formula="of:=0.5*[.KS12]*(([.KS6]-[.KR6])/([.KS1]-[.KR1]))^2" office:value-type="float" office:value="0.00000412669865204695" calcext:value-type="float">
            <text:p>4.12669865204695E-06</text:p>
          </table:table-cell>
          <table:table-cell table:formula="of:=0.5*[.KT12]*(([.KT6]-[.KS6])/([.KT1]-[.KS1]))^2" office:value-type="float" office:value="0.00000571558841677884" calcext:value-type="float">
            <text:p>5.71558841677884E-06</text:p>
          </table:table-cell>
          <table:table-cell table:formula="of:=0.5*[.KU12]*(([.KU6]-[.KT6])/([.KU1]-[.KT1]))^2" office:value-type="float" office:value="0.000000136141840914011" calcext:value-type="float">
            <text:p>1.36141840914011E-07</text:p>
          </table:table-cell>
          <table:table-cell table:formula="of:=0.5*[.KV12]*(([.KV6]-[.KU6])/([.KV1]-[.KU1]))^2" office:value-type="float" office:value="0.0000000136463805647046" calcext:value-type="float">
            <text:p>1.36463805647046E-08</text:p>
          </table:table-cell>
          <table:table-cell table:formula="of:=0.5*[.KW12]*(([.KW6]-[.KV6])/([.KW1]-[.KV1]))^2" office:value-type="float" office:value="0.000000310588444596149" calcext:value-type="float">
            <text:p>3.10588444596149E-07</text:p>
          </table:table-cell>
          <table:table-cell table:formula="of:=0.5*[.KX12]*(([.KX6]-[.KW6])/([.KX1]-[.KW1]))^2" office:value-type="float" office:value="0.000000113711953605308" calcext:value-type="float">
            <text:p>1.13711953605308E-07</text:p>
          </table:table-cell>
          <table:table-cell table:formula="of:=0.5*[.KY12]*(([.KY6]-[.KX6])/([.KY1]-[.KX1]))^2" office:value-type="float" office:value="0.000000503774748357453" calcext:value-type="float">
            <text:p>5.03774748357453E-07</text:p>
          </table:table-cell>
          <table:table-cell table:formula="of:=0.5*[.KZ12]*(([.KZ6]-[.KY6])/([.KZ1]-[.KY1]))^2" office:value-type="float" office:value="0.00000280512468641338" calcext:value-type="float">
            <text:p>2.80512468641338E-06</text:p>
          </table:table-cell>
          <table:table-cell table:formula="of:=0.5*[.LA12]*(([.LA6]-[.KZ6])/([.LA1]-[.KZ1]))^2" office:value-type="float" office:value="0.00000509190317229061" calcext:value-type="float">
            <text:p>5.09190317229061E-06</text:p>
          </table:table-cell>
          <table:table-cell table:formula="of:=0.5*[.LB12]*(([.LB6]-[.LA6])/([.LB1]-[.LA1]))^2" office:value-type="float" office:value="0.000000000935079002173437" calcext:value-type="float">
            <text:p>9.35079002173437E-10</text:p>
          </table:table-cell>
          <table:table-cell table:formula="of:=0.5*[.LC12]*(([.LC6]-[.LB6])/([.LC1]-[.LB1]))^2" office:value-type="float" office:value="0.0000123454097617515" calcext:value-type="float">
            <text:p>1.23454097617515E-05</text:p>
          </table:table-cell>
          <table:table-cell table:formula="of:=0.5*[.LD12]*(([.LD6]-[.LC6])/([.LD1]-[.LC1]))^2" office:value-type="float" office:value="0.0000000073016091679751" calcext:value-type="float">
            <text:p>7.3016091679751E-09</text:p>
          </table:table-cell>
          <table:table-cell table:formula="of:=0.5*[.LE12]*(([.LE6]-[.LD6])/([.LE1]-[.LD1]))^2" office:value-type="float" office:value="0.00000151821025939978" calcext:value-type="float">
            <text:p>1.51821025939978E-06</text:p>
          </table:table-cell>
          <table:table-cell table:formula="of:=0.5*[.LF12]*(([.LF6]-[.LE6])/([.LF1]-[.LE1]))^2" office:value-type="float" office:value="0.00000000408635276342949" calcext:value-type="float">
            <text:p>4.08635276342949E-09</text:p>
          </table:table-cell>
          <table:table-cell table:formula="of:=0.5*[.LG12]*(([.LG6]-[.LF6])/([.LG1]-[.LF1]))^2" office:value-type="float" office:value="0.000000938468829604102" calcext:value-type="float">
            <text:p>9.38468829604102E-07</text:p>
          </table:table-cell>
          <table:table-cell table:formula="of:=0.5*[.LH12]*(([.LH6]-[.LG6])/([.LH1]-[.LG1]))^2" office:value-type="float" office:value="0.0000000209951778793791" calcext:value-type="float">
            <text:p>2.09951778793791E-08</text:p>
          </table:table-cell>
          <table:table-cell table:formula="of:=0.5*[.LI12]*(([.LI6]-[.LH6])/([.LI1]-[.LH1]))^2" office:value-type="float" office:value="0.00000444127697320216" calcext:value-type="float">
            <text:p>4.44127697320216E-06</text:p>
          </table:table-cell>
          <table:table-cell table:formula="of:=0.5*[.LJ12]*(([.LJ6]-[.LI6])/([.LJ1]-[.LI1]))^2" office:value-type="float" office:value="0.0000150863897949543" calcext:value-type="float">
            <text:p>1.50863897949543E-05</text:p>
          </table:table-cell>
          <table:table-cell table:formula="of:=0.5*[.LK12]*(([.LK6]-[.LJ6])/([.LK1]-[.LJ1]))^2" office:value-type="float" office:value="0.0000162576625725089" calcext:value-type="float">
            <text:p>1.62576625725089E-05</text:p>
          </table:table-cell>
          <table:table-cell table:formula="of:=0.5*[.LL12]*(([.LL6]-[.LK6])/([.LL1]-[.LK1]))^2" office:value-type="float" office:value="0.0000000572844810129624" calcext:value-type="float">
            <text:p>5.72844810129624E-08</text:p>
          </table:table-cell>
          <table:table-cell table:formula="of:=0.5*[.LM12]*(([.LM6]-[.LL6])/([.LM1]-[.LL1]))^2" office:value-type="float" office:value="0.00000000407732175396606" calcext:value-type="float">
            <text:p>4.07732175396606E-09</text:p>
          </table:table-cell>
          <table:table-cell table:formula="of:=0.5*[.LN12]*(([.LN6]-[.LM6])/([.LN1]-[.LM1]))^2" office:value-type="float" office:value="0.00000202656691109293" calcext:value-type="float">
            <text:p>2.02656691109293E-06</text:p>
          </table:table-cell>
          <table:table-cell table:formula="of:=0.5*[.LO12]*(([.LO6]-[.LN6])/([.LO1]-[.LN1]))^2" office:value-type="float" office:value="0.00000168429784226546" calcext:value-type="float">
            <text:p>1.68429784226546E-06</text:p>
          </table:table-cell>
          <table:table-cell table:formula="of:=0.5*[.LP12]*(([.LP6]-[.LO6])/([.LP1]-[.LO1]))^2" office:value-type="float" office:value="0.00000458032559127768" calcext:value-type="float">
            <text:p>4.58032559127768E-06</text:p>
          </table:table-cell>
          <table:table-cell table:formula="of:=0.5*[.LQ12]*(([.LQ6]-[.LP6])/([.LQ1]-[.LP1]))^2" office:value-type="float" office:value="0.00000542423394080826" calcext:value-type="float">
            <text:p>5.42423394080826E-06</text:p>
          </table:table-cell>
          <table:table-cell table:formula="of:=0.5*[.LR12]*(([.LR6]-[.LQ6])/([.LR1]-[.LQ1]))^2" office:value-type="float" office:value="0.00000152653150884182" calcext:value-type="float">
            <text:p>1.52653150884182E-06</text:p>
          </table:table-cell>
          <table:table-cell table:formula="of:=0.5*[.LS12]*(([.LS6]-[.LR6])/([.LS1]-[.LR1]))^2" office:value-type="float" office:value="0.00000135811568924974" calcext:value-type="float">
            <text:p>1.35811568924974E-06</text:p>
          </table:table-cell>
          <table:table-cell table:formula="of:=0.5*[.LT12]*(([.LT6]-[.LS6])/([.LT1]-[.LS1]))^2" office:value-type="float" office:value="0.0000000027250243599704" calcext:value-type="float">
            <text:p>2.7250243599704E-09</text:p>
          </table:table-cell>
          <table:table-cell table:formula="of:=0.5*[.LU12]*(([.LU6]-[.LT6])/([.LU1]-[.LT1]))^2" office:value-type="float" office:value="0.00000618557475573534" calcext:value-type="float">
            <text:p>6.18557475573534E-06</text:p>
          </table:table-cell>
          <table:table-cell table:formula="of:=0.5*[.LV12]*(([.LV6]-[.LU6])/([.LV1]-[.LU1]))^2" office:value-type="float" office:value="0.0000023732905919109" calcext:value-type="float">
            <text:p>2.3732905919109E-06</text:p>
          </table:table-cell>
          <table:table-cell table:formula="of:=0.5*[.LW12]*(([.LW6]-[.LV6])/([.LW1]-[.LV1]))^2" office:value-type="float" office:value="0.000000168271457372701" calcext:value-type="float">
            <text:p>1.68271457372701E-07</text:p>
          </table:table-cell>
          <table:table-cell table:formula="of:=0.5*[.LX12]*(([.LX6]-[.LW6])/([.LX1]-[.LW1]))^2" office:value-type="float" office:value="0.000000442267510060687" calcext:value-type="float">
            <text:p>4.42267510060687E-07</text:p>
          </table:table-cell>
          <table:table-cell table:formula="of:=0.5*[.LY12]*(([.LY6]-[.LX6])/([.LY1]-[.LX1]))^2" office:value-type="float" office:value="0.00000258039407148936" calcext:value-type="float">
            <text:p>2.58039407148936E-06</text:p>
          </table:table-cell>
          <table:table-cell table:formula="of:=0.5*[.LZ12]*(([.LZ6]-[.LY6])/([.LZ1]-[.LY1]))^2" office:value-type="float" office:value="0.00000814542279383307" calcext:value-type="float">
            <text:p>8.14542279383307E-06</text:p>
          </table:table-cell>
          <table:table-cell table:formula="of:=0.5*[.MA12]*(([.MA6]-[.LZ6])/([.MA1]-[.LZ1]))^2" office:value-type="float" office:value="0.0000157410836649541" calcext:value-type="float">
            <text:p>1.57410836649541E-05</text:p>
          </table:table-cell>
          <table:table-cell table:formula="of:=0.5*[.MB12]*(([.MB6]-[.MA6])/([.MB1]-[.MA1]))^2" office:value-type="float" office:value="0.00000112309749550675" calcext:value-type="float">
            <text:p>1.12309749550675E-06</text:p>
          </table:table-cell>
          <table:table-cell table:formula="of:=0.5*[.MC12]*(([.MC6]-[.MB6])/([.MC1]-[.MB1]))^2" office:value-type="float" office:value="0.00000119115122679613" calcext:value-type="float">
            <text:p>1.19115122679613E-06</text:p>
          </table:table-cell>
          <table:table-cell table:formula="of:=0.5*[.MD12]*(([.MD6]-[.MC6])/([.MD1]-[.MC1]))^2" office:value-type="float" office:value="0.00000814421514900176" calcext:value-type="float">
            <text:p>8.14421514900176E-06</text:p>
          </table:table-cell>
          <table:table-cell table:formula="of:=0.5*[.ME12]*(([.ME6]-[.MD6])/([.ME1]-[.MD1]))^2" office:value-type="float" office:value="0.0000000000124289277714809" calcext:value-type="float">
            <text:p>1.24289277714809E-11</text:p>
          </table:table-cell>
          <table:table-cell table:formula="of:=0.5*[.MF12]*(([.MF6]-[.ME6])/([.MF1]-[.ME1]))^2" office:value-type="float" office:value="0.00000411324359757817" calcext:value-type="float">
            <text:p>4.11324359757817E-06</text:p>
          </table:table-cell>
          <table:table-cell table:formula="of:=0.5*[.MG12]*(([.MG6]-[.MF6])/([.MG1]-[.MF1]))^2" office:value-type="float" office:value="0.00000311918083700642" calcext:value-type="float">
            <text:p>3.11918083700642E-06</text:p>
          </table:table-cell>
          <table:table-cell table:formula="of:=0.5*[.MH12]*(([.MH6]-[.MG6])/([.MH1]-[.MG1]))^2" office:value-type="float" office:value="0.0000000659969898067881" calcext:value-type="float">
            <text:p>6.59969898067881E-08</text:p>
          </table:table-cell>
          <table:table-cell table:formula="of:=0.5*[.MI12]*(([.MI6]-[.MH6])/([.MI1]-[.MH1]))^2" office:value-type="float" office:value="0.00000040064527645821" calcext:value-type="float">
            <text:p>4.0064527645821E-07</text:p>
          </table:table-cell>
          <table:table-cell table:formula="of:=0.5*[.MJ12]*(([.MJ6]-[.MI6])/([.MJ1]-[.MI1]))^2" office:value-type="float" office:value="0.0000229533402777429" calcext:value-type="float">
            <text:p>2.29533402777429E-05</text:p>
          </table:table-cell>
          <table:table-cell table:formula="of:=0.5*[.MK12]*(([.MK6]-[.MJ6])/([.MK1]-[.MJ1]))^2" office:value-type="float" office:value="0.000000869909999554309" calcext:value-type="float">
            <text:p>8.69909999554309E-07</text:p>
          </table:table-cell>
          <table:table-cell table:formula="of:=0.5*[.ML12]*(([.ML6]-[.MK6])/([.ML1]-[.MK1]))^2" office:value-type="float" office:value="0.000000615207496167088" calcext:value-type="float">
            <text:p>6.15207496167088E-07</text:p>
          </table:table-cell>
          <table:table-cell table:formula="of:=0.5*[.MM12]*(([.MM6]-[.ML6])/([.MM1]-[.ML1]))^2" office:value-type="float" office:value="0.00000614992822707682" calcext:value-type="float">
            <text:p>6.14992822707682E-06</text:p>
          </table:table-cell>
          <table:table-cell table:formula="of:=0.5*[.MN12]*(([.MN6]-[.MM6])/([.MN1]-[.MM1]))^2" office:value-type="float" office:value="0.0000000166756458628248" calcext:value-type="float">
            <text:p>1.66756458628248E-08</text:p>
          </table:table-cell>
          <table:table-cell table:formula="of:=0.5*[.MO12]*(([.MO6]-[.MN6])/([.MO1]-[.MN1]))^2" office:value-type="float" office:value="0.0000000402082753427617" calcext:value-type="float">
            <text:p>4.02082753427617E-08</text:p>
          </table:table-cell>
          <table:table-cell table:formula="of:=0.5*[.MP12]*(([.MP6]-[.MO6])/([.MP1]-[.MO1]))^2" office:value-type="float" office:value="0.00000716849096245122" calcext:value-type="float">
            <text:p>7.16849096245122E-06</text:p>
          </table:table-cell>
          <table:table-cell table:formula="of:=0.5*[.MQ12]*(([.MQ6]-[.MP6])/([.MQ1]-[.MP1]))^2" office:value-type="float" office:value="0.00000168997706541511" calcext:value-type="float">
            <text:p>1.68997706541511E-06</text:p>
          </table:table-cell>
          <table:table-cell table:formula="of:=0.5*[.MR12]*(([.MR6]-[.MQ6])/([.MR1]-[.MQ1]))^2" office:value-type="float" office:value="0.00000178483898992714" calcext:value-type="float">
            <text:p>1.78483898992714E-06</text:p>
          </table:table-cell>
          <table:table-cell table:formula="of:=0.5*[.MS12]*(([.MS6]-[.MR6])/([.MS1]-[.MR1]))^2" office:value-type="float" office:value="0.00000250931690467123" calcext:value-type="float">
            <text:p>2.50931690467123E-06</text:p>
          </table:table-cell>
          <table:table-cell table:formula="of:=0.5*[.MT12]*(([.MT6]-[.MS6])/([.MT1]-[.MS1]))^2" office:value-type="float" office:value="0.00000197866300856964" calcext:value-type="float">
            <text:p>1.97866300856964E-06</text:p>
          </table:table-cell>
          <table:table-cell table:formula="of:=0.5*[.MU12]*(([.MU6]-[.MT6])/([.MU1]-[.MT1]))^2" office:value-type="float" office:value="0.00000622349121728206" calcext:value-type="float">
            <text:p>6.22349121728206E-06</text:p>
          </table:table-cell>
          <table:table-cell table:formula="of:=0.5*[.MV12]*(([.MV6]-[.MU6])/([.MV1]-[.MU1]))^2" office:value-type="float" office:value="0.000000000169116205265001" calcext:value-type="float">
            <text:p>1.69116205265001E-10</text:p>
          </table:table-cell>
          <table:table-cell table:formula="of:=0.5*[.MW12]*(([.MW6]-[.MV6])/([.MW1]-[.MV1]))^2" office:value-type="float" office:value="0.0000000000813941305470227" calcext:value-type="float">
            <text:p>8.13941305470227E-11</text:p>
          </table:table-cell>
          <table:table-cell table:formula="of:=0.5*[.MX12]*(([.MX6]-[.MW6])/([.MX1]-[.MW1]))^2" office:value-type="float" office:value="0.0000133640055223952" calcext:value-type="float">
            <text:p>1.33640055223952E-05</text:p>
          </table:table-cell>
          <table:table-cell table:formula="of:=0.5*[.MY12]*(([.MY6]-[.MX6])/([.MY1]-[.MX1]))^2" office:value-type="float" office:value="0.00000388352356106278" calcext:value-type="float">
            <text:p>3.88352356106278E-06</text:p>
          </table:table-cell>
          <table:table-cell table:formula="of:=0.5*[.MZ12]*(([.MZ6]-[.MY6])/([.MZ1]-[.MY1]))^2" office:value-type="float" office:value="0.000000522818913254811" calcext:value-type="float">
            <text:p>5.22818913254811E-07</text:p>
          </table:table-cell>
          <table:table-cell table:formula="of:=0.5*[.NA12]*(([.NA6]-[.MZ6])/([.NA1]-[.MZ1]))^2" office:value-type="float" office:value="0.00000311517431295381" calcext:value-type="float">
            <text:p>3.11517431295381E-06</text:p>
          </table:table-cell>
          <table:table-cell table:formula="of:=0.5*[.NB12]*(([.NB6]-[.NA6])/([.NB1]-[.NA1]))^2" office:value-type="float" office:value="0.00000979628621523513" calcext:value-type="float">
            <text:p>9.79628621523513E-06</text:p>
          </table:table-cell>
          <table:table-cell table:formula="of:=0.5*[.NC12]*(([.NC6]-[.NB6])/([.NC1]-[.NB1]))^2" office:value-type="float" office:value="0.000000159483065441558" calcext:value-type="float">
            <text:p>1.59483065441558E-07</text:p>
          </table:table-cell>
          <table:table-cell table:formula="of:=0.5*[.ND12]*(([.ND6]-[.NC6])/([.ND1]-[.NC1]))^2" office:value-type="float" office:value="0.0000207387247170374" calcext:value-type="float">
            <text:p>2.07387247170374E-05</text:p>
          </table:table-cell>
          <table:table-cell table:formula="of:=0.5*[.NE12]*(([.NE6]-[.ND6])/([.NE1]-[.ND1]))^2" office:value-type="float" office:value="0.0000121971573926976" calcext:value-type="float">
            <text:p>1.21971573926976E-05</text:p>
          </table:table-cell>
          <table:table-cell table:formula="of:=0.5*[.NF12]*(([.NF6]-[.NE6])/([.NF1]-[.NE1]))^2" office:value-type="float" office:value="0.0000000162060694842645" calcext:value-type="float">
            <text:p>1.62060694842645E-08</text:p>
          </table:table-cell>
          <table:table-cell table:formula="of:=0.5*[.NG12]*(([.NG6]-[.NF6])/([.NG1]-[.NF1]))^2" office:value-type="float" office:value="0.00000362540736560003" calcext:value-type="float">
            <text:p>3.62540736560003E-06</text:p>
          </table:table-cell>
          <table:table-cell table:formula="of:=0.5*[.NH12]*(([.NH6]-[.NG6])/([.NH1]-[.NG1]))^2" office:value-type="float" office:value="0.00000931826824783913" calcext:value-type="float">
            <text:p>9.31826824783913E-06</text:p>
          </table:table-cell>
          <table:table-cell table:formula="of:=0.5*[.NI12]*(([.NI6]-[.NH6])/([.NI1]-[.NH1]))^2" office:value-type="float" office:value="0.00000550039037579616" calcext:value-type="float">
            <text:p>5.50039037579616E-06</text:p>
          </table:table-cell>
          <table:table-cell table:formula="of:=0.5*[.NJ12]*(([.NJ6]-[.NI6])/([.NJ1]-[.NI1]))^2" office:value-type="float" office:value="0.00000241484721978789" calcext:value-type="float">
            <text:p>2.41484721978789E-06</text:p>
          </table:table-cell>
          <table:table-cell table:formula="of:=0.5*[.NK12]*(([.NK6]-[.NJ6])/([.NK1]-[.NJ1]))^2" office:value-type="float" office:value="0.000000511008518179889" calcext:value-type="float">
            <text:p>5.11008518179889E-07</text:p>
          </table:table-cell>
          <table:table-cell table:formula="of:=0.5*[.NL12]*(([.NL6]-[.NK6])/([.NL1]-[.NK1]))^2" office:value-type="float" office:value="0.00000359449200547767" calcext:value-type="float">
            <text:p>3.59449200547767E-06</text:p>
          </table:table-cell>
          <table:table-cell table:formula="of:=0.5*[.NM12]*(([.NM6]-[.NL6])/([.NM1]-[.NL1]))^2" office:value-type="float" office:value="0.000000196738170602281" calcext:value-type="float">
            <text:p>1.96738170602281E-07</text:p>
          </table:table-cell>
          <table:table-cell table:formula="of:=0.5*[.NN12]*(([.NN6]-[.NM6])/([.NN1]-[.NM1]))^2" office:value-type="float" office:value="0.00000338427746303827" calcext:value-type="float">
            <text:p>3.38427746303827E-06</text:p>
          </table:table-cell>
          <table:table-cell table:formula="of:=0.5*[.NO12]*(([.NO6]-[.NN6])/([.NO1]-[.NN1]))^2" office:value-type="float" office:value="0.000000276961110280403" calcext:value-type="float">
            <text:p>2.76961110280403E-07</text:p>
          </table:table-cell>
          <table:table-cell table:formula="of:=0.5*[.NP12]*(([.NP6]-[.NO6])/([.NP1]-[.NO1]))^2" office:value-type="float" office:value="0.000000274908576761637" calcext:value-type="float">
            <text:p>2.74908576761637E-07</text:p>
          </table:table-cell>
          <table:table-cell table:formula="of:=0.5*[.NQ12]*(([.NQ6]-[.NP6])/([.NQ1]-[.NP1]))^2" office:value-type="float" office:value="0.000000796779694057088" calcext:value-type="float">
            <text:p>7.96779694057088E-07</text:p>
          </table:table-cell>
          <table:table-cell table:formula="of:=0.5*[.NR12]*(([.NR6]-[.NQ6])/([.NR1]-[.NQ1]))^2" office:value-type="float" office:value="0.0000000045330808069346" calcext:value-type="float">
            <text:p>4.5330808069346E-09</text:p>
          </table:table-cell>
          <table:table-cell table:formula="of:=0.5*[.NS12]*(([.NS6]-[.NR6])/([.NS1]-[.NR1]))^2" office:value-type="float" office:value="0.000004518310828553" calcext:value-type="float">
            <text:p>4.518310828553E-06</text:p>
          </table:table-cell>
          <table:table-cell table:formula="of:=0.5*[.NT12]*(([.NT6]-[.NS6])/([.NT1]-[.NS1]))^2" office:value-type="float" office:value="0.000000787996808187841" calcext:value-type="float">
            <text:p>7.87996808187841E-07</text:p>
          </table:table-cell>
          <table:table-cell table:formula="of:=0.5*[.NU12]*(([.NU6]-[.NT6])/([.NU1]-[.NT1]))^2" office:value-type="float" office:value="0.00000130008654238352" calcext:value-type="float">
            <text:p>1.30008654238352E-06</text:p>
          </table:table-cell>
          <table:table-cell table:formula="of:=0.5*[.NV12]*(([.NV6]-[.NU6])/([.NV1]-[.NU1]))^2" office:value-type="float" office:value="0.000000665914514371441" calcext:value-type="float">
            <text:p>6.65914514371441E-07</text:p>
          </table:table-cell>
          <table:table-cell table:formula="of:=0.5*[.NW12]*(([.NW6]-[.NV6])/([.NW1]-[.NV1]))^2" office:value-type="float" office:value="0.000000340020751825236" calcext:value-type="float">
            <text:p>3.40020751825236E-07</text:p>
          </table:table-cell>
          <table:table-cell table:formula="of:=0.5*[.NX12]*(([.NX6]-[.NW6])/([.NX1]-[.NW1]))^2" office:value-type="float" office:value="0.000464684934179663" calcext:value-type="float">
            <text:p>0.00046468493418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NW13])" office:value-type="float" office:value="3.96570034940165" calcext:value-type="float">
            <text:p>3.96570034940165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NW14])" office:value-type="float" office:value="0.855003370558569" calcext:value-type="float">
            <text:p>0.855003370558569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4.82070371996022" calcext:value-type="float">
            <text:p>4.82070371996022</text:p>
          </table:table-cell>
          <table:table-cell table:formula="of:=[.B17]+[.C9]" office:value-type="float" office:value="9.22092024707859" calcext:value-type="float">
            <text:p>9.22092024707859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6:06:46.1596975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6:08:42.700228263</dc:date>
    <meta:editing-duration>PT5M34S</meta:editing-duration>
    <meta:editing-cycles>3</meta:editing-cycles>
    <meta:generator>LibreOffice/6.4.7.2$Linux_X86_64 LibreOffice_project/40$Build-2</meta:generator>
    <meta:document-statistic meta:table-count="1" meta:cell-count="563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241cm" svg:height="10.812cm" xlink:href=".." xlink:type="simple" chart:class="chart:scatter" chart:row-mapping="0" chart:style-name="ch1">
        <chart:legend chart:legend-position="end" svg:x="22.151cm" svg:y="5.107cm" style:legend-expansion="high" chart:style-name="ch2"/>
        <chart:plot-area chart:style-name="ch3" table:cell-range-address="flatpad1.B1:flatpad1.NW1 flatpad1.A5:flatpad1.NW5" chart:data-source-has-labels="both" svg:x="0.504cm" svg:y="0.216cm" svg:width="21.143cm" svg:height="10.38cm">
          <chartooo:coordinate-region svg:x="1.522cm" svg:y="0.415cm" svg:width="19.938cm" svg:height="9.982cm"/>
          <chart:axis chart:dimension="x" chart:name="primary-x" chart:style-name="ch4" chartooo:axis-type="auto">
            <chart:categories table:cell-range-address="flatpad1.B1:flatpad1.N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pad1.B5:flatpad1.NW5" chart:label-cell-address="flatpad1.A5:flatpad1.A5" chart:class="chart:scatter">
            <chart:domain table:cell-range-address="flatpad1.B1:flatpad1.NW1"/>
            <chart:data-point chart:repeated="38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pad1.B1:flatpad1.NW1</svg:desc>
                </draw:g>
              </table:table-cell>
              <table:table-cell office:value-type="float" office:value="0.0333569049835205">
                <text:p>0.0333569049835205</text:p>
              </table:table-cell>
              <table:table-cell office:value-type="float" office:value="0.0667140483856201">
                <text:p>0.0667140483856201</text:p>
              </table:table-cell>
              <table:table-cell office:value-type="float" office:value="0.10007119178772">
                <text:p>0.10007119178772</text:p>
              </table:table-cell>
              <table:table-cell office:value-type="float" office:value="0.166785001754761">
                <text:p>0.166785001754761</text:p>
              </table:table-cell>
              <table:table-cell office:value-type="float" office:value="0.200141906738281">
                <text:p>0.200141906738281</text:p>
              </table:table-cell>
              <table:table-cell office:value-type="float" office:value="0.233499050140381">
                <text:p>0.233499050140381</text:p>
              </table:table-cell>
              <table:table-cell office:value-type="float" office:value="0.266855955123901">
                <text:p>0.266855955123901</text:p>
              </table:table-cell>
              <table:table-cell office:value-type="float" office:value="0.300212860107422">
                <text:p>0.300212860107422</text:p>
              </table:table-cell>
              <table:table-cell office:value-type="float" office:value="0.366926908493042">
                <text:p>0.366926908493042</text:p>
              </table:table-cell>
              <table:table-cell office:value-type="float" office:value="0.400283813476563">
                <text:p>0.400283813476563</text:p>
              </table:table-cell>
              <table:table-cell office:value-type="float" office:value="0.433640718460083">
                <text:p>0.433640718460083</text:p>
              </table:table-cell>
              <table:table-cell office:value-type="float" office:value="0.466997623443604">
                <text:p>0.466997623443604</text:p>
              </table:table-cell>
              <table:table-cell office:value-type="float" office:value="0.533711433410645">
                <text:p>0.533711433410645</text:p>
              </table:table-cell>
              <table:table-cell office:value-type="float" office:value="0.567068338394165">
                <text:p>0.567068338394165</text:p>
              </table:table-cell>
              <table:table-cell office:value-type="float" office:value="0.600425243377685">
                <text:p>0.600425243377685</text:p>
              </table:table-cell>
              <table:table-cell office:value-type="float" office:value="0.633782386779785">
                <text:p>0.633782386779785</text:p>
              </table:table-cell>
              <table:table-cell office:value-type="float" office:value="0.700496196746826">
                <text:p>0.700496196746826</text:p>
              </table:table-cell>
              <table:table-cell office:value-type="float" office:value="0.733853101730347">
                <text:p>0.733853101730347</text:p>
              </table:table-cell>
              <table:table-cell office:value-type="float" office:value="0.800566911697388">
                <text:p>0.800566911697388</text:p>
              </table:table-cell>
              <table:table-cell office:value-type="float" office:value="0.833923816680908">
                <text:p>0.833923816680908</text:p>
              </table:table-cell>
              <table:table-cell office:value-type="float" office:value="0.900637626647949">
                <text:p>0.900637626647949</text:p>
              </table:table-cell>
              <table:table-cell office:value-type="float" office:value="0.967355489730835">
                <text:p>0.967355489730835</text:p>
              </table:table-cell>
              <table:table-cell office:value-type="float" office:value="1.0340735912323">
                <text:p>1.0340735912323</text:p>
              </table:table-cell>
              <table:table-cell office:value-type="float" office:value="1.10079121589661">
                <text:p>1.10079121589661</text:p>
              </table:table-cell>
              <table:table-cell office:value-type="float" office:value="1.13415050506592">
                <text:p>1.13415050506592</text:p>
              </table:table-cell>
              <table:table-cell office:value-type="float" office:value="1.2008683681488">
                <text:p>1.2008683681488</text:p>
              </table:table-cell>
              <table:table-cell office:value-type="float" office:value="1.23422741889954">
                <text:p>1.23422741889954</text:p>
              </table:table-cell>
              <table:table-cell office:value-type="float" office:value="1.26758646965027">
                <text:p>1.26758646965027</text:p>
              </table:table-cell>
              <table:table-cell office:value-type="float" office:value="1.300945520401">
                <text:p>1.300945520401</text:p>
              </table:table-cell>
              <table:table-cell office:value-type="float" office:value="1.33430457115173">
                <text:p>1.33430457115173</text:p>
              </table:table-cell>
              <table:table-cell office:value-type="float" office:value="1.36766362190247">
                <text:p>1.36766362190247</text:p>
              </table:table-cell>
              <table:table-cell office:value-type="float" office:value="1.43438196182251">
                <text:p>1.43438196182251</text:p>
              </table:table-cell>
              <table:table-cell office:value-type="float" office:value="1.46774101257324">
                <text:p>1.46774101257324</text:p>
              </table:table-cell>
              <table:table-cell office:value-type="float" office:value="1.50110006332397">
                <text:p>1.50110006332397</text:p>
              </table:table-cell>
              <table:table-cell office:value-type="float" office:value="1.53445935249329">
                <text:p>1.53445935249329</text:p>
              </table:table-cell>
              <table:table-cell office:value-type="float" office:value="1.56781840324402">
                <text:p>1.56781840324402</text:p>
              </table:table-cell>
              <table:table-cell office:value-type="float" office:value="1.63453674316406">
                <text:p>1.63453674316406</text:p>
              </table:table-cell>
              <table:table-cell office:value-type="float" office:value="1.6678957939148">
                <text:p>1.6678957939148</text:p>
              </table:table-cell>
              <table:table-cell office:value-type="float" office:value="1.70125484466553">
                <text:p>1.70125484466553</text:p>
              </table:table-cell>
              <table:table-cell office:value-type="float" office:value="1.73461413383484">
                <text:p>1.73461413383484</text:p>
              </table:table-cell>
              <table:table-cell office:value-type="float" office:value="1.80133247375488">
                <text:p>1.80133247375488</text:p>
              </table:table-cell>
              <table:table-cell office:value-type="float" office:value="1.86805081367493">
                <text:p>1.86805081367493</text:p>
              </table:table-cell>
              <table:table-cell office:value-type="float" office:value="1.9347710609436">
                <text:p>1.9347710609436</text:p>
              </table:table-cell>
              <table:table-cell office:value-type="float" office:value="1.96813154220581">
                <text:p>1.96813154220581</text:p>
              </table:table-cell>
              <table:table-cell office:value-type="float" office:value="2.00149250030518">
                <text:p>2.00149250030518</text:p>
              </table:table-cell>
              <table:table-cell office:value-type="float" office:value="2.06821417808533">
                <text:p>2.06821417808533</text:p>
              </table:table-cell>
              <table:table-cell office:value-type="float" office:value="2.10157513618469">
                <text:p>2.10157513618469</text:p>
              </table:table-cell>
              <table:table-cell office:value-type="float" office:value="2.13493609428406">
                <text:p>2.13493609428406</text:p>
              </table:table-cell>
              <table:table-cell office:value-type="float" office:value="2.20165777206421">
                <text:p>2.20165777206421</text:p>
              </table:table-cell>
              <table:table-cell office:value-type="float" office:value="2.23501896858215">
                <text:p>2.23501896858215</text:p>
              </table:table-cell>
              <table:table-cell office:value-type="float" office:value="2.26837968826294">
                <text:p>2.26837968826294</text:p>
              </table:table-cell>
              <table:table-cell office:value-type="float" office:value="2.33510184288025">
                <text:p>2.33510184288025</text:p>
              </table:table-cell>
              <table:table-cell office:value-type="float" office:value="2.36846280097961">
                <text:p>2.36846280097961</text:p>
              </table:table-cell>
              <table:table-cell office:value-type="float" office:value="2.40182375907898">
                <text:p>2.40182375907898</text:p>
              </table:table-cell>
              <table:table-cell office:value-type="float" office:value="2.43518495559692">
                <text:p>2.43518495559692</text:p>
              </table:table-cell>
              <table:table-cell office:value-type="float" office:value="2.46854591369629">
                <text:p>2.46854591369629</text:p>
              </table:table-cell>
              <table:table-cell office:value-type="float" office:value="2.53526830673218">
                <text:p>2.53526830673218</text:p>
              </table:table-cell>
              <table:table-cell office:value-type="float" office:value="2.60199046134949">
                <text:p>2.60199046134949</text:p>
              </table:table-cell>
              <table:table-cell office:value-type="float" office:value="2.63535189628601">
                <text:p>2.63535189628601</text:p>
              </table:table-cell>
              <table:table-cell office:value-type="float" office:value="2.66871285438538">
                <text:p>2.66871285438538</text:p>
              </table:table-cell>
              <table:table-cell office:value-type="float" office:value="2.7020742893219">
                <text:p>2.7020742893219</text:p>
              </table:table-cell>
              <table:table-cell office:value-type="float" office:value="2.76879668235779">
                <text:p>2.76879668235779</text:p>
              </table:table-cell>
              <table:table-cell office:value-type="float" office:value="2.80215811729431">
                <text:p>2.80215811729431</text:p>
              </table:table-cell>
              <table:table-cell office:value-type="float" office:value="2.83551931381226">
                <text:p>2.83551931381226</text:p>
              </table:table-cell>
              <table:table-cell office:value-type="float" office:value="2.86888074874878">
                <text:p>2.86888074874878</text:p>
              </table:table-cell>
              <table:table-cell office:value-type="float" office:value="2.90224194526672">
                <text:p>2.90224194526672</text:p>
              </table:table-cell>
              <table:table-cell office:value-type="float" office:value="3.00231122970581">
                <text:p>3.00231122970581</text:p>
              </table:table-cell>
              <table:table-cell office:value-type="float" office:value="3.06902432441711">
                <text:p>3.06902432441711</text:p>
              </table:table-cell>
              <table:table-cell office:value-type="float" office:value="3.13573718070984">
                <text:p>3.13573718070984</text:p>
              </table:table-cell>
              <table:table-cell office:value-type="float" office:value="3.20244979858398">
                <text:p>3.20244979858398</text:p>
              </table:table-cell>
              <table:table-cell office:value-type="float" office:value="3.33587527275085">
                <text:p>3.33587527275085</text:p>
              </table:table-cell>
              <table:table-cell office:value-type="float" office:value="3.402587890625">
                <text:p>3.402587890625</text:p>
              </table:table-cell>
              <table:table-cell office:value-type="float" office:value="3.43594431877136">
                <text:p>3.43594431877136</text:p>
              </table:table-cell>
              <table:table-cell office:value-type="float" office:value="3.50265669822693">
                <text:p>3.50265669822693</text:p>
              </table:table-cell>
              <table:table-cell office:value-type="float" office:value="3.56936955451965">
                <text:p>3.56936955451965</text:p>
              </table:table-cell>
              <table:table-cell office:value-type="float" office:value="3.6360821723938">
                <text:p>3.6360821723938</text:p>
              </table:table-cell>
              <table:table-cell office:value-type="float" office:value="3.66943836212158">
                <text:p>3.66943836212158</text:p>
              </table:table-cell>
              <table:table-cell office:value-type="float" office:value="3.73615074157715">
                <text:p>3.73615074157715</text:p>
              </table:table-cell>
              <table:table-cell office:value-type="float" office:value="3.76950693130493">
                <text:p>3.76950693130493</text:p>
              </table:table-cell>
              <table:table-cell office:value-type="float" office:value="3.80286335945129">
                <text:p>3.80286335945129</text:p>
              </table:table-cell>
              <table:table-cell office:value-type="float" office:value="3.83621954917908">
                <text:p>3.83621954917908</text:p>
              </table:table-cell>
              <table:table-cell office:value-type="float" office:value="3.86957573890686">
                <text:p>3.86957573890686</text:p>
              </table:table-cell>
              <table:table-cell office:value-type="float" office:value="3.90293192863464">
                <text:p>3.90293192863464</text:p>
              </table:table-cell>
              <table:table-cell office:value-type="float" office:value="3.93628787994385">
                <text:p>3.93628787994385</text:p>
              </table:table-cell>
              <table:table-cell office:value-type="float" office:value="4.00300002098084">
                <text:p>4.00300002098084</text:p>
              </table:table-cell>
              <table:table-cell office:value-type="float" office:value="4.03635597229004">
                <text:p>4.03635597229004</text:p>
              </table:table-cell>
              <table:table-cell office:value-type="float" office:value="4.10306811332703">
                <text:p>4.10306811332703</text:p>
              </table:table-cell>
              <table:table-cell office:value-type="float" office:value="4.16978001594543">
                <text:p>4.16978001594543</text:p>
              </table:table-cell>
              <table:table-cell office:value-type="float" office:value="4.20313596725464">
                <text:p>4.20313596725464</text:p>
              </table:table-cell>
              <table:table-cell office:value-type="float" office:value="4.26984786987305">
                <text:p>4.26984786987305</text:p>
              </table:table-cell>
              <table:table-cell office:value-type="float" office:value="4.33655977249146">
                <text:p>4.33655977249146</text:p>
              </table:table-cell>
              <table:table-cell office:value-type="float" office:value="4.36991572380066">
                <text:p>4.36991572380066</text:p>
              </table:table-cell>
              <table:table-cell office:value-type="float" office:value="4.43662786483765">
                <text:p>4.43662786483765</text:p>
              </table:table-cell>
              <table:table-cell office:value-type="float" office:value="4.46998381614685">
                <text:p>4.46998381614685</text:p>
              </table:table-cell>
              <table:table-cell office:value-type="float" office:value="4.53669548034668">
                <text:p>4.53669548034668</text:p>
              </table:table-cell>
              <table:table-cell office:value-type="float" office:value="4.60340714454651">
                <text:p>4.60340714454651</text:p>
              </table:table-cell>
              <table:table-cell office:value-type="float" office:value="4.63676309585571">
                <text:p>4.63676309585571</text:p>
              </table:table-cell>
              <table:table-cell office:value-type="float" office:value="4.70347476005554">
                <text:p>4.70347476005554</text:p>
              </table:table-cell>
              <table:table-cell office:value-type="float" office:value="4.73683047294617">
                <text:p>4.73683047294617</text:p>
              </table:table-cell>
              <table:table-cell office:value-type="float" office:value="4.803542137146">
                <text:p>4.803542137146</text:p>
              </table:table-cell>
              <table:table-cell office:value-type="float" office:value="4.83689785003662">
                <text:p>4.83689785003662</text:p>
              </table:table-cell>
              <table:table-cell office:value-type="float" office:value="4.90360951423645">
                <text:p>4.90360951423645</text:p>
              </table:table-cell>
              <table:table-cell office:value-type="float" office:value="4.93696737289429">
                <text:p>4.93696737289429</text:p>
              </table:table-cell>
              <table:table-cell office:value-type="float" office:value="5.00368285179138">
                <text:p>5.00368285179138</text:p>
              </table:table-cell>
              <table:table-cell office:value-type="float" office:value="5.03729224205017">
                <text:p>5.03729224205017</text:p>
              </table:table-cell>
              <table:table-cell office:value-type="float" office:value="5.13813018798828">
                <text:p>5.13813018798828</text:p>
              </table:table-cell>
              <table:table-cell office:value-type="float" office:value="5.20536351203918">
                <text:p>5.20536351203918</text:p>
              </table:table-cell>
              <table:table-cell office:value-type="float" office:value="5.23898267745972">
                <text:p>5.23898267745972</text:p>
              </table:table-cell>
              <table:table-cell office:value-type="float" office:value="5.37347507476807">
                <text:p>5.37347507476807</text:p>
              </table:table-cell>
              <table:table-cell office:value-type="float" office:value="5.44073104858398">
                <text:p>5.44073104858398</text:p>
              </table:table-cell>
              <table:table-cell office:value-type="float" office:value="5.50799322128296">
                <text:p>5.50799322128296</text:p>
              </table:table-cell>
              <table:table-cell office:value-type="float" office:value="5.60889887809753">
                <text:p>5.60889887809753</text:p>
              </table:table-cell>
              <table:table-cell office:value-type="float" office:value="5.64253735542297">
                <text:p>5.64253735542297</text:p>
              </table:table-cell>
              <table:table-cell office:value-type="float" office:value="5.67617726325989">
                <text:p>5.67617726325989</text:p>
              </table:table-cell>
              <table:table-cell office:value-type="float" office:value="5.70981884002686">
                <text:p>5.70981884002686</text:p>
              </table:table-cell>
              <table:table-cell office:value-type="float" office:value="5.77710723876953">
                <text:p>5.77710723876953</text:p>
              </table:table-cell>
              <table:table-cell office:value-type="float" office:value="5.87805151939392">
                <text:p>5.87805151939392</text:p>
              </table:table-cell>
              <table:table-cell office:value-type="float" office:value="5.9453558921814">
                <text:p>5.9453558921814</text:p>
              </table:table-cell>
              <table:table-cell office:value-type="float" office:value="5.97901034355164">
                <text:p>5.97901034355164</text:p>
              </table:table-cell>
              <table:table-cell office:value-type="float" office:value="6.04604172706604">
                <text:p>6.04604172706604</text:p>
              </table:table-cell>
              <table:table-cell office:value-type="float" office:value="6.07938551902771">
                <text:p>6.07938551902771</text:p>
              </table:table-cell>
              <table:table-cell office:value-type="float" office:value="6.14607262611389">
                <text:p>6.14607262611389</text:p>
              </table:table-cell>
              <table:table-cell office:value-type="float" office:value="6.1794159412384">
                <text:p>6.1794159412384</text:p>
              </table:table-cell>
              <table:table-cell office:value-type="float" office:value="6.27944469451904">
                <text:p>6.27944469451904</text:p>
              </table:table-cell>
              <table:table-cell office:value-type="float" office:value="6.31278729438782">
                <text:p>6.31278729438782</text:p>
              </table:table-cell>
              <table:table-cell office:value-type="float" office:value="6.37947225570679">
                <text:p>6.37947225570679</text:p>
              </table:table-cell>
              <table:table-cell office:value-type="float" office:value="6.44615626335144">
                <text:p>6.44615626335144</text:p>
              </table:table-cell>
              <table:table-cell office:value-type="float" office:value="6.47949838638306">
                <text:p>6.47949838638306</text:p>
              </table:table-cell>
              <table:table-cell office:value-type="float" office:value="6.54618167877197">
                <text:p>6.54618167877197</text:p>
              </table:table-cell>
              <table:table-cell office:value-type="float" office:value="6.61286425590515">
                <text:p>6.61286425590515</text:p>
              </table:table-cell>
              <table:table-cell office:value-type="float" office:value="6.64620566368103">
                <text:p>6.64620566368103</text:p>
              </table:table-cell>
              <table:table-cell office:value-type="float" office:value="6.71288752555847">
                <text:p>6.71288752555847</text:p>
              </table:table-cell>
              <table:table-cell office:value-type="float" office:value="6.74622797966003">
                <text:p>6.74622797966003</text:p>
              </table:table-cell>
              <table:table-cell office:value-type="float" office:value="6.81290888786316">
                <text:p>6.81290888786316</text:p>
              </table:table-cell>
              <table:table-cell office:value-type="float" office:value="6.87958931922913">
                <text:p>6.87958931922913</text:p>
              </table:table-cell>
              <table:table-cell office:value-type="float" office:value="6.91292953491211">
                <text:p>6.91292953491211</text:p>
              </table:table-cell>
              <table:table-cell office:value-type="float" office:value="6.97960901260376">
                <text:p>6.97960901260376</text:p>
              </table:table-cell>
              <table:table-cell office:value-type="float" office:value="7.04628896713257">
                <text:p>7.04628896713257</text:p>
              </table:table-cell>
              <table:table-cell office:value-type="float" office:value="7.17961001396179">
                <text:p>7.17961001396179</text:p>
              </table:table-cell>
              <table:table-cell office:value-type="float" office:value="7.24626922607422">
                <text:p>7.24626922607422</text:p>
              </table:table-cell>
              <table:table-cell office:value-type="float" office:value="7.27959823608398">
                <text:p>7.27959823608398</text:p>
              </table:table-cell>
              <table:table-cell office:value-type="float" office:value="7.34625601768494">
                <text:p>7.34625601768494</text:p>
              </table:table-cell>
              <table:table-cell office:value-type="float" office:value="7.41291284561157">
                <text:p>7.41291284561157</text:p>
              </table:table-cell>
              <table:table-cell office:value-type="float" office:value="7.47956871986389">
                <text:p>7.47956871986389</text:p>
              </table:table-cell>
              <table:table-cell office:value-type="float" office:value="7.54622364044189">
                <text:p>7.54622364044189</text:p>
              </table:table-cell>
              <table:table-cell office:value-type="float" office:value="7.57955074310303">
                <text:p>7.57955074310303</text:p>
              </table:table-cell>
              <table:table-cell office:value-type="float" office:value="7.64620447158814">
                <text:p>7.64620447158814</text:p>
              </table:table-cell>
              <table:table-cell office:value-type="float" office:value="7.67953085899353">
                <text:p>7.67953085899353</text:p>
              </table:table-cell>
              <table:table-cell office:value-type="float" office:value="7.74618291854858">
                <text:p>7.74618291854858</text:p>
              </table:table-cell>
              <table:table-cell office:value-type="float" office:value="7.84615921974182">
                <text:p>7.84615921974182</text:p>
              </table:table-cell>
              <table:table-cell office:value-type="float" office:value="7.91280913352966">
                <text:p>7.91280913352966</text:p>
              </table:table-cell>
              <table:table-cell office:value-type="float" office:value="7.94613361358643">
                <text:p>7.94613361358643</text:p>
              </table:table-cell>
              <table:table-cell office:value-type="float" office:value="8.07943797111511">
                <text:p>8.07943797111511</text:p>
              </table:table-cell>
              <table:table-cell office:value-type="float" office:value="8.27941823005676">
                <text:p>8.27941823005676</text:p>
              </table:table-cell>
              <table:table-cell office:value-type="float" office:value="8.31274771690369">
                <text:p>8.31274771690369</text:p>
              </table:table-cell>
              <table:table-cell office:value-type="float" office:value="8.34607672691345">
                <text:p>8.34607672691345</text:p>
              </table:table-cell>
              <table:table-cell office:value-type="float" office:value="8.37940526008606">
                <text:p>8.37940526008606</text:p>
              </table:table-cell>
              <table:table-cell office:value-type="float" office:value="8.41273403167725">
                <text:p>8.41273403167725</text:p>
              </table:table-cell>
              <table:table-cell office:value-type="float" office:value="8.47939014434814">
                <text:p>8.47939014434814</text:p>
              </table:table-cell>
              <table:table-cell office:value-type="float" office:value="8.51271820068359">
                <text:p>8.51271820068359</text:p>
              </table:table-cell>
              <table:table-cell office:value-type="float" office:value="8.5793731212616">
                <text:p>8.5793731212616</text:p>
              </table:table-cell>
              <table:table-cell office:value-type="float" office:value="8.64602708816528">
                <text:p>8.64602708816528</text:p>
              </table:table-cell>
              <table:table-cell office:value-type="float" office:value="8.71268033981323">
                <text:p>8.71268033981323</text:p>
              </table:table-cell>
              <table:table-cell office:value-type="float" office:value="8.74600648880005">
                <text:p>8.74600648880005</text:p>
              </table:table-cell>
              <table:table-cell office:value-type="float" office:value="8.77933239936829">
                <text:p>8.77933239936829</text:p>
              </table:table-cell>
              <table:table-cell office:value-type="float" office:value="8.81265830993652">
                <text:p>8.81265830993652</text:p>
              </table:table-cell>
              <table:table-cell office:value-type="float" office:value="8.8793089389801">
                <text:p>8.8793089389801</text:p>
              </table:table-cell>
              <table:table-cell office:value-type="float" office:value="8.91263389587402">
                <text:p>8.91263389587402</text:p>
              </table:table-cell>
              <table:table-cell office:value-type="float" office:value="8.97928333282471">
                <text:p>8.97928333282471</text:p>
              </table:table-cell>
              <table:table-cell office:value-type="float" office:value="9.11260747909546">
                <text:p>9.11260747909546</text:p>
              </table:table-cell>
              <table:table-cell office:value-type="float" office:value="9.17928099632263">
                <text:p>9.17928099632263</text:p>
              </table:table-cell>
              <table:table-cell office:value-type="float" office:value="9.24595427513123">
                <text:p>9.24595427513123</text:p>
              </table:table-cell>
              <table:table-cell office:value-type="float" office:value="9.31262636184692">
                <text:p>9.31262636184692</text:p>
              </table:table-cell>
              <table:table-cell office:value-type="float" office:value="9.34596228599548">
                <text:p>9.34596228599548</text:p>
              </table:table-cell>
              <table:table-cell office:value-type="float" office:value="9.37929797172546">
                <text:p>9.37929797172546</text:p>
              </table:table-cell>
              <table:table-cell office:value-type="float" office:value="9.41263318061829">
                <text:p>9.41263318061829</text:p>
              </table:table-cell>
              <table:table-cell office:value-type="float" office:value="9.47930359840393">
                <text:p>9.47930359840393</text:p>
              </table:table-cell>
              <table:table-cell office:value-type="float" office:value="9.54597306251526">
                <text:p>9.54597306251526</text:p>
              </table:table-cell>
              <table:table-cell office:value-type="float" office:value="9.61264157295227">
                <text:p>9.61264157295227</text:p>
              </table:table-cell>
              <table:table-cell office:value-type="float" office:value="9.64597582817078">
                <text:p>9.64597582817078</text:p>
              </table:table-cell>
              <table:table-cell office:value-type="float" office:value="9.71264338493347">
                <text:p>9.71264338493347</text:p>
              </table:table-cell>
              <table:table-cell office:value-type="float" office:value="9.74597692489624">
                <text:p>9.74597692489624</text:p>
              </table:table-cell>
              <table:table-cell office:value-type="float" office:value="9.81264328956604">
                <text:p>9.81264328956604</text:p>
              </table:table-cell>
              <table:table-cell office:value-type="float" office:value="9.84597635269165">
                <text:p>9.84597635269165</text:p>
              </table:table-cell>
              <table:table-cell office:value-type="float" office:value="9.91264176368713">
                <text:p>9.91264176368713</text:p>
              </table:table-cell>
              <table:table-cell office:value-type="float" office:value="9.94597387313843">
                <text:p>9.94597387313843</text:p>
              </table:table-cell>
              <table:table-cell office:value-type="float" office:value="9.9793062210083">
                <text:p>9.9793062210083</text:p>
              </table:table-cell>
              <table:table-cell office:value-type="float" office:value="10.012638092041">
                <text:p>10.012638092041</text:p>
              </table:table-cell>
              <table:table-cell office:value-type="float" office:value="10.0459706783295">
                <text:p>10.0459706783295</text:p>
              </table:table-cell>
              <table:table-cell office:value-type="float" office:value="10.1126296520233">
                <text:p>10.1126296520233</text:p>
              </table:table-cell>
              <table:table-cell office:value-type="float" office:value="10.1459586620331">
                <text:p>10.1459586620331</text:p>
              </table:table-cell>
              <table:table-cell office:value-type="float" office:value="10.2126159667969">
                <text:p>10.2126159667969</text:p>
              </table:table-cell>
              <table:table-cell office:value-type="float" office:value="10.2459444999695">
                <text:p>10.2459444999695</text:p>
              </table:table-cell>
              <table:table-cell office:value-type="float" office:value="10.2792725563049">
                <text:p>10.2792725563049</text:p>
              </table:table-cell>
              <table:table-cell office:value-type="float" office:value="10.3459277153015">
                <text:p>10.3459277153015</text:p>
              </table:table-cell>
              <table:table-cell office:value-type="float" office:value="10.3792552947998">
                <text:p>10.3792552947998</text:p>
              </table:table-cell>
              <table:table-cell office:value-type="float" office:value="10.4459092617035">
                <text:p>10.4459092617035</text:p>
              </table:table-cell>
              <table:table-cell office:value-type="float" office:value="10.4792358875275">
                <text:p>10.4792358875275</text:p>
              </table:table-cell>
              <table:table-cell office:value-type="float" office:value="10.5458884239197">
                <text:p>10.5458884239197</text:p>
              </table:table-cell>
              <table:table-cell office:value-type="float" office:value="10.5792140960693">
                <text:p>10.5792140960693</text:p>
              </table:table-cell>
              <table:table-cell office:value-type="float" office:value="10.6458652019501">
                <text:p>10.6458652019501</text:p>
              </table:table-cell>
              <table:table-cell office:value-type="float" office:value="10.6791903972626">
                <text:p>10.6791903972626</text:p>
              </table:table-cell>
              <table:table-cell office:value-type="float" office:value="10.7125153541565">
                <text:p>10.7125153541565</text:p>
              </table:table-cell>
              <table:table-cell office:value-type="float" office:value="10.7791645526886">
                <text:p>10.7791645526886</text:p>
              </table:table-cell>
              <table:table-cell office:value-type="float" office:value="10.8458127975464">
                <text:p>10.8458127975464</text:p>
              </table:table-cell>
              <table:table-cell office:value-type="float" office:value="10.9124598503113">
                <text:p>10.9124598503113</text:p>
              </table:table-cell>
              <table:table-cell office:value-type="float" office:value="10.9791059494019">
                <text:p>10.9791059494019</text:p>
              </table:table-cell>
              <table:table-cell office:value-type="float" office:value="11.045752286911">
                <text:p>11.045752286911</text:p>
              </table:table-cell>
              <table:table-cell office:value-type="float" office:value="11.0790824890137">
                <text:p>11.0790824890137</text:p>
              </table:table-cell>
              <table:table-cell office:value-type="float" office:value="11.1457424163818">
                <text:p>11.1457424163818</text:p>
              </table:table-cell>
              <table:table-cell office:value-type="float" office:value="11.1790723800659">
                <text:p>11.1790723800659</text:p>
              </table:table-cell>
              <table:table-cell office:value-type="float" office:value="11.2124016284943">
                <text:p>11.2124016284943</text:p>
              </table:table-cell>
              <table:table-cell office:value-type="float" office:value="11.2457308769226">
                <text:p>11.2457308769226</text:p>
              </table:table-cell>
              <table:table-cell office:value-type="float" office:value="11.3123881816864">
                <text:p>11.3123881816864</text:p>
              </table:table-cell>
              <table:table-cell office:value-type="float" office:value="11.3457169532776">
                <text:p>11.3457169532776</text:p>
              </table:table-cell>
              <table:table-cell office:value-type="float" office:value="11.4123728275299">
                <text:p>11.4123728275299</text:p>
              </table:table-cell>
              <table:table-cell office:value-type="float" office:value="11.4457006454468">
                <text:p>11.4457006454468</text:p>
              </table:table-cell>
              <table:table-cell office:value-type="float" office:value="11.5123553276062">
                <text:p>11.5123553276062</text:p>
              </table:table-cell>
              <table:table-cell office:value-type="float" office:value="11.5790090560913">
                <text:p>11.5790090560913</text:p>
              </table:table-cell>
              <table:table-cell office:value-type="float" office:value="11.6456618309021">
                <text:p>11.6456618309021</text:p>
              </table:table-cell>
              <table:table-cell office:value-type="float" office:value="11.7123141288757">
                <text:p>11.7123141288757</text:p>
              </table:table-cell>
              <table:table-cell office:value-type="float" office:value="11.7789649963379">
                <text:p>11.7789649963379</text:p>
              </table:table-cell>
              <table:table-cell office:value-type="float" office:value="11.8456151485443">
                <text:p>11.8456151485443</text:p>
              </table:table-cell>
              <table:table-cell office:value-type="float" office:value="11.8789398670197">
                <text:p>11.8789398670197</text:p>
              </table:table-cell>
              <table:table-cell office:value-type="float" office:value="11.9455881118774">
                <text:p>11.9455881118774</text:p>
              </table:table-cell>
              <table:table-cell office:value-type="float" office:value="12.0122358798981">
                <text:p>12.0122358798981</text:p>
              </table:table-cell>
              <table:table-cell office:value-type="float" office:value="12.0455603599548">
                <text:p>12.0455603599548</text:p>
              </table:table-cell>
              <table:table-cell office:value-type="float" office:value="12.1122205257416">
                <text:p>12.1122205257416</text:p>
              </table:table-cell>
              <table:table-cell office:value-type="float" office:value="12.1455500125885">
                <text:p>12.1455500125885</text:p>
              </table:table-cell>
              <table:table-cell office:value-type="float" office:value="12.178879737854">
                <text:p>12.178879737854</text:p>
              </table:table-cell>
              <table:table-cell office:value-type="float" office:value="12.2122087478638">
                <text:p>12.2122087478638</text:p>
              </table:table-cell>
              <table:table-cell office:value-type="float" office:value="12.2455379962921">
                <text:p>12.2455379962921</text:p>
              </table:table-cell>
              <table:table-cell office:value-type="float" office:value="12.3455235958099">
                <text:p>12.3455235958099</text:p>
              </table:table-cell>
              <table:table-cell office:value-type="float" office:value="12.3788516521454">
                <text:p>12.3788516521454</text:p>
              </table:table-cell>
              <table:table-cell office:value-type="float" office:value="12.445506811142">
                <text:p>12.445506811142</text:p>
              </table:table-cell>
              <table:table-cell office:value-type="float" office:value="12.4788343906403">
                <text:p>12.4788343906403</text:p>
              </table:table-cell>
              <table:table-cell office:value-type="float" office:value="12.5121614933014">
                <text:p>12.5121614933014</text:p>
              </table:table-cell>
              <table:table-cell office:value-type="float" office:value="12.5788147449493">
                <text:p>12.5788147449493</text:p>
              </table:table-cell>
              <table:table-cell office:value-type="float" office:value="12.6454672813416">
                <text:p>12.6454672813416</text:p>
              </table:table-cell>
              <table:table-cell office:value-type="float" office:value="12.6787931919098">
                <text:p>12.6787931919098</text:p>
              </table:table-cell>
              <table:table-cell office:value-type="float" office:value="12.7121188640594">
                <text:p>12.7121188640594</text:p>
              </table:table-cell>
              <table:table-cell office:value-type="float" office:value="12.7454442977905">
                <text:p>12.7454442977905</text:p>
              </table:table-cell>
              <table:table-cell office:value-type="float" office:value="12.778769493103">
                <text:p>12.778769493103</text:p>
              </table:table-cell>
              <table:table-cell office:value-type="float" office:value="12.812094449997">
                <text:p>12.812094449997</text:p>
              </table:table-cell>
              <table:table-cell office:value-type="float" office:value="12.8454191684723">
                <text:p>12.8454191684723</text:p>
              </table:table-cell>
              <table:table-cell office:value-type="float" office:value="12.9120681285858">
                <text:p>12.9120681285858</text:p>
              </table:table-cell>
              <table:table-cell office:value-type="float" office:value="12.9453921318054">
                <text:p>12.9453921318054</text:p>
              </table:table-cell>
              <table:table-cell office:value-type="float" office:value="13.0120394229889">
                <text:p>13.0120394229889</text:p>
              </table:table-cell>
              <table:table-cell office:value-type="float" office:value="13.0453636646271">
                <text:p>13.0453636646271</text:p>
              </table:table-cell>
              <table:table-cell office:value-type="float" office:value="13.0786936283112">
                <text:p>13.0786936283112</text:p>
              </table:table-cell>
              <table:table-cell office:value-type="float" office:value="13.1120233535767">
                <text:p>13.1120233535767</text:p>
              </table:table-cell>
              <table:table-cell office:value-type="float" office:value="13.1786820888519">
                <text:p>13.1786820888519</text:p>
              </table:table-cell>
              <table:table-cell office:value-type="float" office:value="13.2453398704529">
                <text:p>13.2453398704529</text:p>
              </table:table-cell>
              <table:table-cell office:value-type="float" office:value="13.2786681652069">
                <text:p>13.2786681652069</text:p>
              </table:table-cell>
              <table:table-cell office:value-type="float" office:value="13.3119966983795">
                <text:p>13.3119966983795</text:p>
              </table:table-cell>
              <table:table-cell office:value-type="float" office:value="13.3786525726318">
                <text:p>13.3786525726318</text:p>
              </table:table-cell>
              <table:table-cell office:value-type="float" office:value="13.4453074932098">
                <text:p>13.4453074932098</text:p>
              </table:table-cell>
              <table:table-cell office:value-type="float" office:value="13.5119612216949">
                <text:p>13.5119612216949</text:p>
              </table:table-cell>
              <table:table-cell office:value-type="float" office:value="13.5786142349243">
                <text:p>13.5786142349243</text:p>
              </table:table-cell>
              <table:table-cell office:value-type="float" office:value="13.6119403839111">
                <text:p>13.6119403839111</text:p>
              </table:table-cell>
              <table:table-cell office:value-type="float" office:value="13.6452665328979">
                <text:p>13.6452665328979</text:p>
              </table:table-cell>
              <table:table-cell office:value-type="float" office:value="13.678591966629">
                <text:p>13.678591966629</text:p>
              </table:table-cell>
              <table:table-cell office:value-type="float" office:value="13.7119174003601">
                <text:p>13.7119174003601</text:p>
              </table:table-cell>
              <table:table-cell office:value-type="float" office:value="13.7785675525665">
                <text:p>13.7785675525665</text:p>
              </table:table-cell>
              <table:table-cell office:value-type="float" office:value="13.8118922710419">
                <text:p>13.8118922710419</text:p>
              </table:table-cell>
              <table:table-cell office:value-type="float" office:value="13.8785407543182">
                <text:p>13.8785407543182</text:p>
              </table:table-cell>
              <table:table-cell office:value-type="float" office:value="13.9451885223389">
                <text:p>13.9451885223389</text:p>
              </table:table-cell>
              <table:table-cell office:value-type="float" office:value="13.9785120487213">
                <text:p>13.9785120487213</text:p>
              </table:table-cell>
              <table:table-cell office:value-type="float" office:value="14.0451645851135">
                <text:p>14.0451645851135</text:p>
              </table:table-cell>
              <table:table-cell office:value-type="float" office:value="14.1118226051331">
                <text:p>14.1118226051331</text:p>
              </table:table-cell>
              <table:table-cell office:value-type="float" office:value="14.1784796714783">
                <text:p>14.1784796714783</text:p>
              </table:table-cell>
              <table:table-cell office:value-type="float" office:value="14.2451355457306">
                <text:p>14.2451355457306</text:p>
              </table:table-cell>
              <table:table-cell office:value-type="float" office:value="14.2784628868103">
                <text:p>14.2784628868103</text:p>
              </table:table-cell>
              <table:table-cell office:value-type="float" office:value="14.3117904663086">
                <text:p>14.3117904663086</text:p>
              </table:table-cell>
              <table:table-cell office:value-type="float" office:value="14.3784444332123">
                <text:p>14.3784444332123</text:p>
              </table:table-cell>
              <table:table-cell office:value-type="float" office:value="14.6117255687714">
                <text:p>14.6117255687714</text:p>
              </table:table-cell>
              <table:table-cell office:value-type="float" office:value="14.6450505256653">
                <text:p>14.6450505256653</text:p>
              </table:table-cell>
              <table:table-cell office:value-type="float" office:value="14.6783752441406">
                <text:p>14.6783752441406</text:p>
              </table:table-cell>
              <table:table-cell office:value-type="float" office:value="14.7116997241974">
                <text:p>14.7116997241974</text:p>
              </table:table-cell>
              <table:table-cell office:value-type="float" office:value="14.7450239658356">
                <text:p>14.7450239658356</text:p>
              </table:table-cell>
              <table:table-cell office:value-type="float" office:value="15.011608839035">
                <text:p>15.011608839035</text:p>
              </table:table-cell>
              <table:table-cell office:value-type="float" office:value="15.0449409484863">
                <text:p>15.0449409484863</text:p>
              </table:table-cell>
              <table:table-cell office:value-type="float" office:value="15.1116044521332">
                <text:p>15.1116044521332</text:p>
              </table:table-cell>
              <table:table-cell office:value-type="float" office:value="15.1449358463287">
                <text:p>15.1449358463287</text:p>
              </table:table-cell>
              <table:table-cell office:value-type="float" office:value="15.1782670021057">
                <text:p>15.1782670021057</text:p>
              </table:table-cell>
              <table:table-cell office:value-type="float" office:value="15.2115979194641">
                <text:p>15.2115979194641</text:p>
              </table:table-cell>
              <table:table-cell office:value-type="float" office:value="15.2449288368225">
                <text:p>15.2449288368225</text:p>
              </table:table-cell>
              <table:table-cell office:value-type="float" office:value="15.2782590389252">
                <text:p>15.2782590389252</text:p>
              </table:table-cell>
              <table:table-cell office:value-type="float" office:value="15.3449194431305">
                <text:p>15.3449194431305</text:p>
              </table:table-cell>
              <table:table-cell office:value-type="float" office:value="15.3782494068146">
                <text:p>15.3782494068146</text:p>
              </table:table-cell>
              <table:table-cell office:value-type="float" office:value="15.4115791320801">
                <text:p>15.4115791320801</text:p>
              </table:table-cell>
              <table:table-cell office:value-type="float" office:value="15.444908618927">
                <text:p>15.444908618927</text:p>
              </table:table-cell>
              <table:table-cell office:value-type="float" office:value="15.4782376289368">
                <text:p>15.4782376289368</text:p>
              </table:table-cell>
              <table:table-cell office:value-type="float" office:value="15.5115666389465">
                <text:p>15.5115666389465</text:p>
              </table:table-cell>
              <table:table-cell office:value-type="float" office:value="15.5782241821289">
                <text:p>15.5782241821289</text:p>
              </table:table-cell>
              <table:table-cell office:value-type="float" office:value="15.6782085895538">
                <text:p>15.6782085895538</text:p>
              </table:table-cell>
              <table:table-cell office:value-type="float" office:value="15.7448637485504">
                <text:p>15.7448637485504</text:p>
              </table:table-cell>
              <table:table-cell office:value-type="float" office:value="15.7781910896301">
                <text:p>15.7781910896301</text:p>
              </table:table-cell>
              <table:table-cell office:value-type="float" office:value="15.8115181922913">
                <text:p>15.8115181922913</text:p>
              </table:table-cell>
              <table:table-cell office:value-type="float" office:value="15.8448448181152">
                <text:p>15.8448448181152</text:p>
              </table:table-cell>
              <table:table-cell office:value-type="float" office:value="15.8781714439392">
                <text:p>15.8781714439392</text:p>
              </table:table-cell>
              <table:table-cell office:value-type="float" office:value="15.9448239803314">
                <text:p>15.9448239803314</text:p>
              </table:table-cell>
              <table:table-cell office:value-type="float" office:value="16.0114762783051">
                <text:p>16.0114762783051</text:p>
              </table:table-cell>
              <table:table-cell office:value-type="float" office:value="16.0448083877563">
                <text:p>16.0448083877563</text:p>
              </table:table-cell>
              <table:table-cell office:value-type="float" office:value="16.1114718914032">
                <text:p>16.1114718914032</text:p>
              </table:table-cell>
              <table:table-cell office:value-type="float" office:value="16.1781346797943">
                <text:p>16.1781346797943</text:p>
              </table:table-cell>
              <table:table-cell office:value-type="float" office:value="16.2447962760925">
                <text:p>16.2447962760925</text:p>
              </table:table-cell>
              <table:table-cell office:value-type="float" office:value="16.2781264781952">
                <text:p>16.2781264781952</text:p>
              </table:table-cell>
              <table:table-cell office:value-type="float" office:value="16.3114569187164">
                <text:p>16.3114569187164</text:p>
              </table:table-cell>
              <table:table-cell office:value-type="float" office:value="16.3781168460846">
                <text:p>16.3781168460846</text:p>
              </table:table-cell>
              <table:table-cell office:value-type="float" office:value="16.4447758197784">
                <text:p>16.4447758197784</text:p>
              </table:table-cell>
              <table:table-cell office:value-type="float" office:value="16.5114336013794">
                <text:p>16.5114336013794</text:p>
              </table:table-cell>
              <table:table-cell office:value-type="float" office:value="16.5447623729706">
                <text:p>16.5447623729706</text:p>
              </table:table-cell>
              <table:table-cell office:value-type="float" office:value="16.6114189624786">
                <text:p>16.6114189624786</text:p>
              </table:table-cell>
              <table:table-cell office:value-type="float" office:value="16.6447467803955">
                <text:p>16.6447467803955</text:p>
              </table:table-cell>
              <table:table-cell office:value-type="float" office:value="16.678074836731">
                <text:p>16.678074836731</text:p>
              </table:table-cell>
              <table:table-cell office:value-type="float" office:value="16.7447295188904">
                <text:p>16.7447295188904</text:p>
              </table:table-cell>
              <table:table-cell office:value-type="float" office:value="16.7780563831329">
                <text:p>16.7780563831329</text:p>
              </table:table-cell>
              <table:table-cell office:value-type="float" office:value="16.8113834857941">
                <text:p>16.8113834857941</text:p>
              </table:table-cell>
              <table:table-cell office:value-type="float" office:value="16.844710111618">
                <text:p>16.844710111618</text:p>
              </table:table-cell>
              <table:table-cell office:value-type="float" office:value="16.8780364990234">
                <text:p>16.8780364990234</text:p>
              </table:table-cell>
              <table:table-cell office:value-type="float" office:value="16.9113626480103">
                <text:p>16.9113626480103</text:p>
              </table:table-cell>
              <table:table-cell office:value-type="float" office:value="16.9780142307282">
                <text:p>16.9780142307282</text:p>
              </table:table-cell>
              <table:table-cell office:value-type="float" office:value="17.0113401412964">
                <text:p>17.0113401412964</text:p>
              </table:table-cell>
              <table:table-cell office:value-type="float" office:value="17.0446741580963">
                <text:p>17.0446741580963</text:p>
              </table:table-cell>
              <table:table-cell office:value-type="float" office:value="17.1113414764404">
                <text:p>17.1113414764404</text:p>
              </table:table-cell>
              <table:table-cell office:value-type="float" office:value="17.1446747779846">
                <text:p>17.1446747779846</text:p>
              </table:table-cell>
              <table:table-cell office:value-type="float" office:value="17.1780078411102">
                <text:p>17.1780078411102</text:p>
              </table:table-cell>
              <table:table-cell office:value-type="float" office:value="17.2113409042358">
                <text:p>17.2113409042358</text:p>
              </table:table-cell>
              <table:table-cell office:value-type="float" office:value="17.2446737289429">
                <text:p>17.2446737289429</text:p>
              </table:table-cell>
              <table:table-cell office:value-type="float" office:value="17.2780060768127">
                <text:p>17.2780060768127</text:p>
              </table:table-cell>
              <table:table-cell office:value-type="float" office:value="17.3113384246826">
                <text:p>17.3113384246826</text:p>
              </table:table-cell>
              <table:table-cell office:value-type="float" office:value="17.3780024051666">
                <text:p>17.3780024051666</text:p>
              </table:table-cell>
              <table:table-cell office:value-type="float" office:value="17.4446656703949">
                <text:p>17.4446656703949</text:p>
              </table:table-cell>
              <table:table-cell office:value-type="float" office:value="17.5113279819489">
                <text:p>17.5113279819489</text:p>
              </table:table-cell>
              <table:table-cell office:value-type="float" office:value="17.5446586608887">
                <text:p>17.5446586608887</text:p>
              </table:table-cell>
              <table:table-cell office:value-type="float" office:value="17.5779893398285">
                <text:p>17.5779893398285</text:p>
              </table:table-cell>
              <table:table-cell office:value-type="float" office:value="17.6446499824524">
                <text:p>17.6446499824524</text:p>
              </table:table-cell>
              <table:table-cell office:value-type="float" office:value="17.6779797077179">
                <text:p>17.6779797077179</text:p>
              </table:table-cell>
              <table:table-cell office:value-type="float" office:value="17.711309671402">
                <text:p>17.711309671402</text:p>
              </table:table-cell>
              <table:table-cell office:value-type="float" office:value="17.7779686450958">
                <text:p>17.7779686450958</text:p>
              </table:table-cell>
              <table:table-cell office:value-type="float" office:value="17.8446266651154">
                <text:p>17.8446266651154</text:p>
              </table:table-cell>
              <table:table-cell office:value-type="float" office:value="17.9112839698792">
                <text:p>17.9112839698792</text:p>
              </table:table-cell>
              <table:table-cell office:value-type="float" office:value="17.9779405593872">
                <text:p>17.9779405593872</text:p>
              </table:table-cell>
              <table:table-cell office:value-type="float" office:value="18.0112686157227">
                <text:p>18.0112686157227</text:p>
              </table:table-cell>
              <table:table-cell office:value-type="float" office:value="18.0446038246155">
                <text:p>18.0446038246155</text:p>
              </table:table-cell>
              <table:table-cell office:value-type="float" office:value="18.0779385566711">
                <text:p>18.0779385566711</text:p>
              </table:table-cell>
              <table:table-cell office:value-type="float" office:value="18.1112732887268">
                <text:p>18.1112732887268</text:p>
              </table:table-cell>
              <table:table-cell office:value-type="float" office:value="18.1446075439453">
                <text:p>18.1446075439453</text:p>
              </table:table-cell>
              <table:table-cell office:value-type="float" office:value="18.2112760543823">
                <text:p>18.2112760543823</text:p>
              </table:table-cell>
              <table:table-cell office:value-type="float" office:value="18.2779433727264">
                <text:p>18.2779433727264</text:p>
              </table:table-cell>
              <table:table-cell office:value-type="float" office:value="18.3112766742706">
                <text:p>18.3112766742706</text:p>
              </table:table-cell>
              <table:table-cell office:value-type="float" office:value="18.377943277359">
                <text:p>18.377943277359</text:p>
              </table:table-cell>
              <table:table-cell office:value-type="float" office:value="18.4446086883545">
                <text:p>18.4446086883545</text:p>
              </table:table-cell>
              <table:table-cell office:value-type="float" office:value="18.4779410362244">
                <text:p>18.4779410362244</text:p>
              </table:table-cell>
              <table:table-cell office:value-type="float" office:value="18.5446054935455">
                <text:p>18.5446054935455</text:p>
              </table:table-cell>
              <table:table-cell office:value-type="float" office:value="18.5779373645782">
                <text:p>18.5779373645782</text:p>
              </table:table-cell>
              <table:table-cell office:value-type="float" office:value="18.6446003913879">
                <text:p>18.6446003913879</text:p>
              </table:table-cell>
              <table:table-cell office:value-type="float" office:value="18.7112629413605">
                <text:p>18.7112629413605</text:p>
              </table:table-cell>
              <table:table-cell office:value-type="float" office:value="18.7445938587189">
                <text:p>18.7445938587189</text:p>
              </table:table-cell>
              <table:table-cell office:value-type="float" office:value="18.8112549781799">
                <text:p>18.8112549781799</text:p>
              </table:table-cell>
              <table:table-cell office:value-type="float" office:value="18.8445851802826">
                <text:p>18.8445851802826</text:p>
              </table:table-cell>
              <table:table-cell office:value-type="float" office:value="18.8779156208038">
                <text:p>18.8779156208038</text:p>
              </table:table-cell>
              <table:table-cell office:value-type="float" office:value="18.9112453460693">
                <text:p>18.9112453460693</text:p>
              </table:table-cell>
              <table:table-cell office:value-type="float" office:value="18.9779045581818">
                <text:p>18.9779045581818</text:p>
              </table:table-cell>
              <table:table-cell office:value-type="float" office:value="19.0112342834473">
                <text:p>19.0112342834473</text:p>
              </table:table-cell>
              <table:table-cell office:value-type="float" office:value="19.0445735454559">
                <text:p>19.0445735454559</text:p>
              </table:table-cell>
              <table:table-cell office:value-type="float" office:value="19.1112449169159">
                <text:p>19.1112449169159</text:p>
              </table:table-cell>
              <table:table-cell office:value-type="float" office:value="19.1445803642273">
                <text:p>19.1445803642273</text:p>
              </table:table-cell>
              <table:table-cell office:value-type="float" office:value="19.1779155731201">
                <text:p>19.1779155731201</text:p>
              </table:table-cell>
              <table:table-cell office:value-type="float" office:value="19.24458527565">
                <text:p>19.24458527565</text:p>
              </table:table-cell>
              <table:table-cell office:value-type="float" office:value="19.2779197692871">
                <text:p>19.2779197692871</text:p>
              </table:table-cell>
              <table:table-cell office:value-type="float" office:value="19.3445882797241">
                <text:p>19.3445882797241</text:p>
              </table:table-cell>
              <table:table-cell office:value-type="float" office:value="19.4112558364868">
                <text:p>19.4112558364868</text:p>
              </table:table-cell>
              <table:table-cell office:value-type="float" office:value="19.4779229164124">
                <text:p>19.4779229164124</text:p>
              </table:table-cell>
              <table:table-cell office:value-type="float" office:value="19.5445890426636">
                <text:p>19.5445890426636</text:p>
              </table:table-cell>
              <table:table-cell office:value-type="float" office:value="19.6112542152405">
                <text:p>19.6112542152405</text:p>
              </table:table-cell>
              <table:table-cell office:value-type="float" office:value="19.6445865631104">
                <text:p>19.6445865631104</text:p>
              </table:table-cell>
              <table:table-cell office:value-type="float" office:value="19.7112503051758">
                <text:p>19.7112503051758</text:p>
              </table:table-cell>
              <table:table-cell office:value-type="float" office:value="19.7445821762085">
                <text:p>19.7445821762085</text:p>
              </table:table-cell>
              <table:table-cell office:value-type="float" office:value="19.7779135704041">
                <text:p>19.7779135704041</text:p>
              </table:table-cell>
              <table:table-cell office:value-type="float" office:value="19.8112449645996">
                <text:p>19.8112449645996</text:p>
              </table:table-cell>
              <table:table-cell office:value-type="float" office:value="19.844575881958">
                <text:p>19.844575881958</text:p>
              </table:table-cell>
              <table:table-cell office:value-type="float" office:value="19.8779067993164">
                <text:p>19.8779067993164</text:p>
              </table:table-cell>
              <table:table-cell office:value-type="float" office:value="19.9445679187775">
                <text:p>19.9445679187775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latpad1.B1:flatpad1.NW1</svg:desc>
                </draw:g>
              </table:table-cell>
              <table:table-cell office:value-type="float" office:value="0.0333569049835205">
                <text:p>0.0333569049835205</text:p>
              </table:table-cell>
              <table:table-cell office:value-type="float" office:value="0.0667140483856201">
                <text:p>0.0667140483856201</text:p>
              </table:table-cell>
              <table:table-cell office:value-type="float" office:value="0.10007119178772">
                <text:p>0.10007119178772</text:p>
              </table:table-cell>
              <table:table-cell office:value-type="float" office:value="0.166785001754761">
                <text:p>0.166785001754761</text:p>
              </table:table-cell>
              <table:table-cell office:value-type="float" office:value="0.200141906738281">
                <text:p>0.200141906738281</text:p>
              </table:table-cell>
              <table:table-cell office:value-type="float" office:value="0.233499050140381">
                <text:p>0.233499050140381</text:p>
              </table:table-cell>
              <table:table-cell office:value-type="float" office:value="0.266855955123901">
                <text:p>0.266855955123901</text:p>
              </table:table-cell>
              <table:table-cell office:value-type="float" office:value="0.300212860107422">
                <text:p>0.300212860107422</text:p>
              </table:table-cell>
              <table:table-cell office:value-type="float" office:value="0.366926908493042">
                <text:p>0.366926908493042</text:p>
              </table:table-cell>
              <table:table-cell office:value-type="float" office:value="0.400283813476563">
                <text:p>0.400283813476563</text:p>
              </table:table-cell>
              <table:table-cell office:value-type="float" office:value="0.433640718460083">
                <text:p>0.433640718460083</text:p>
              </table:table-cell>
              <table:table-cell office:value-type="float" office:value="0.466997623443604">
                <text:p>0.466997623443604</text:p>
              </table:table-cell>
              <table:table-cell office:value-type="float" office:value="0.533711433410645">
                <text:p>0.533711433410645</text:p>
              </table:table-cell>
              <table:table-cell office:value-type="float" office:value="0.567068338394165">
                <text:p>0.567068338394165</text:p>
              </table:table-cell>
              <table:table-cell office:value-type="float" office:value="0.600425243377685">
                <text:p>0.600425243377685</text:p>
              </table:table-cell>
              <table:table-cell office:value-type="float" office:value="0.633782386779785">
                <text:p>0.633782386779785</text:p>
              </table:table-cell>
              <table:table-cell office:value-type="float" office:value="0.700496196746826">
                <text:p>0.700496196746826</text:p>
              </table:table-cell>
              <table:table-cell office:value-type="float" office:value="0.733853101730347">
                <text:p>0.733853101730347</text:p>
              </table:table-cell>
              <table:table-cell office:value-type="float" office:value="0.800566911697388">
                <text:p>0.800566911697388</text:p>
              </table:table-cell>
              <table:table-cell office:value-type="float" office:value="0.833923816680908">
                <text:p>0.833923816680908</text:p>
              </table:table-cell>
              <table:table-cell office:value-type="float" office:value="0.900637626647949">
                <text:p>0.900637626647949</text:p>
              </table:table-cell>
              <table:table-cell office:value-type="float" office:value="0.967355489730835">
                <text:p>0.967355489730835</text:p>
              </table:table-cell>
              <table:table-cell office:value-type="float" office:value="1.0340735912323">
                <text:p>1.0340735912323</text:p>
              </table:table-cell>
              <table:table-cell office:value-type="float" office:value="1.10079121589661">
                <text:p>1.10079121589661</text:p>
              </table:table-cell>
              <table:table-cell office:value-type="float" office:value="1.13415050506592">
                <text:p>1.13415050506592</text:p>
              </table:table-cell>
              <table:table-cell office:value-type="float" office:value="1.2008683681488">
                <text:p>1.2008683681488</text:p>
              </table:table-cell>
              <table:table-cell office:value-type="float" office:value="1.23422741889954">
                <text:p>1.23422741889954</text:p>
              </table:table-cell>
              <table:table-cell office:value-type="float" office:value="1.26758646965027">
                <text:p>1.26758646965027</text:p>
              </table:table-cell>
              <table:table-cell office:value-type="float" office:value="1.300945520401">
                <text:p>1.300945520401</text:p>
              </table:table-cell>
              <table:table-cell office:value-type="float" office:value="1.33430457115173">
                <text:p>1.33430457115173</text:p>
              </table:table-cell>
              <table:table-cell office:value-type="float" office:value="1.36766362190247">
                <text:p>1.36766362190247</text:p>
              </table:table-cell>
              <table:table-cell office:value-type="float" office:value="1.43438196182251">
                <text:p>1.43438196182251</text:p>
              </table:table-cell>
              <table:table-cell office:value-type="float" office:value="1.46774101257324">
                <text:p>1.46774101257324</text:p>
              </table:table-cell>
              <table:table-cell office:value-type="float" office:value="1.50110006332397">
                <text:p>1.50110006332397</text:p>
              </table:table-cell>
              <table:table-cell office:value-type="float" office:value="1.53445935249329">
                <text:p>1.53445935249329</text:p>
              </table:table-cell>
              <table:table-cell office:value-type="float" office:value="1.56781840324402">
                <text:p>1.56781840324402</text:p>
              </table:table-cell>
              <table:table-cell office:value-type="float" office:value="1.63453674316406">
                <text:p>1.63453674316406</text:p>
              </table:table-cell>
              <table:table-cell office:value-type="float" office:value="1.6678957939148">
                <text:p>1.6678957939148</text:p>
              </table:table-cell>
              <table:table-cell office:value-type="float" office:value="1.70125484466553">
                <text:p>1.70125484466553</text:p>
              </table:table-cell>
              <table:table-cell office:value-type="float" office:value="1.73461413383484">
                <text:p>1.73461413383484</text:p>
              </table:table-cell>
              <table:table-cell office:value-type="float" office:value="1.80133247375488">
                <text:p>1.80133247375488</text:p>
              </table:table-cell>
              <table:table-cell office:value-type="float" office:value="1.86805081367493">
                <text:p>1.86805081367493</text:p>
              </table:table-cell>
              <table:table-cell office:value-type="float" office:value="1.9347710609436">
                <text:p>1.9347710609436</text:p>
              </table:table-cell>
              <table:table-cell office:value-type="float" office:value="1.96813154220581">
                <text:p>1.96813154220581</text:p>
              </table:table-cell>
              <table:table-cell office:value-type="float" office:value="2.00149250030518">
                <text:p>2.00149250030518</text:p>
              </table:table-cell>
              <table:table-cell office:value-type="float" office:value="2.06821417808533">
                <text:p>2.06821417808533</text:p>
              </table:table-cell>
              <table:table-cell office:value-type="float" office:value="2.10157513618469">
                <text:p>2.10157513618469</text:p>
              </table:table-cell>
              <table:table-cell office:value-type="float" office:value="2.13493609428406">
                <text:p>2.13493609428406</text:p>
              </table:table-cell>
              <table:table-cell office:value-type="float" office:value="2.20165777206421">
                <text:p>2.20165777206421</text:p>
              </table:table-cell>
              <table:table-cell office:value-type="float" office:value="2.23501896858215">
                <text:p>2.23501896858215</text:p>
              </table:table-cell>
              <table:table-cell office:value-type="float" office:value="2.26837968826294">
                <text:p>2.26837968826294</text:p>
              </table:table-cell>
              <table:table-cell office:value-type="float" office:value="2.33510184288025">
                <text:p>2.33510184288025</text:p>
              </table:table-cell>
              <table:table-cell office:value-type="float" office:value="2.36846280097961">
                <text:p>2.36846280097961</text:p>
              </table:table-cell>
              <table:table-cell office:value-type="float" office:value="2.40182375907898">
                <text:p>2.40182375907898</text:p>
              </table:table-cell>
              <table:table-cell office:value-type="float" office:value="2.43518495559692">
                <text:p>2.43518495559692</text:p>
              </table:table-cell>
              <table:table-cell office:value-type="float" office:value="2.46854591369629">
                <text:p>2.46854591369629</text:p>
              </table:table-cell>
              <table:table-cell office:value-type="float" office:value="2.53526830673218">
                <text:p>2.53526830673218</text:p>
              </table:table-cell>
              <table:table-cell office:value-type="float" office:value="2.60199046134949">
                <text:p>2.60199046134949</text:p>
              </table:table-cell>
              <table:table-cell office:value-type="float" office:value="2.63535189628601">
                <text:p>2.63535189628601</text:p>
              </table:table-cell>
              <table:table-cell office:value-type="float" office:value="2.66871285438538">
                <text:p>2.66871285438538</text:p>
              </table:table-cell>
              <table:table-cell office:value-type="float" office:value="2.7020742893219">
                <text:p>2.7020742893219</text:p>
              </table:table-cell>
              <table:table-cell office:value-type="float" office:value="2.76879668235779">
                <text:p>2.76879668235779</text:p>
              </table:table-cell>
              <table:table-cell office:value-type="float" office:value="2.80215811729431">
                <text:p>2.80215811729431</text:p>
              </table:table-cell>
              <table:table-cell office:value-type="float" office:value="2.83551931381226">
                <text:p>2.83551931381226</text:p>
              </table:table-cell>
              <table:table-cell office:value-type="float" office:value="2.86888074874878">
                <text:p>2.86888074874878</text:p>
              </table:table-cell>
              <table:table-cell office:value-type="float" office:value="2.90224194526672">
                <text:p>2.90224194526672</text:p>
              </table:table-cell>
              <table:table-cell office:value-type="float" office:value="3.00231122970581">
                <text:p>3.00231122970581</text:p>
              </table:table-cell>
              <table:table-cell office:value-type="float" office:value="3.06902432441711">
                <text:p>3.06902432441711</text:p>
              </table:table-cell>
              <table:table-cell office:value-type="float" office:value="3.13573718070984">
                <text:p>3.13573718070984</text:p>
              </table:table-cell>
              <table:table-cell office:value-type="float" office:value="3.20244979858398">
                <text:p>3.20244979858398</text:p>
              </table:table-cell>
              <table:table-cell office:value-type="float" office:value="3.33587527275085">
                <text:p>3.33587527275085</text:p>
              </table:table-cell>
              <table:table-cell office:value-type="float" office:value="3.402587890625">
                <text:p>3.402587890625</text:p>
              </table:table-cell>
              <table:table-cell office:value-type="float" office:value="3.43594431877136">
                <text:p>3.43594431877136</text:p>
              </table:table-cell>
              <table:table-cell office:value-type="float" office:value="3.50265669822693">
                <text:p>3.50265669822693</text:p>
              </table:table-cell>
              <table:table-cell office:value-type="float" office:value="3.56936955451965">
                <text:p>3.56936955451965</text:p>
              </table:table-cell>
              <table:table-cell office:value-type="float" office:value="3.6360821723938">
                <text:p>3.6360821723938</text:p>
              </table:table-cell>
              <table:table-cell office:value-type="float" office:value="3.66943836212158">
                <text:p>3.66943836212158</text:p>
              </table:table-cell>
              <table:table-cell office:value-type="float" office:value="3.73615074157715">
                <text:p>3.73615074157715</text:p>
              </table:table-cell>
              <table:table-cell office:value-type="float" office:value="3.76950693130493">
                <text:p>3.76950693130493</text:p>
              </table:table-cell>
              <table:table-cell office:value-type="float" office:value="3.80286335945129">
                <text:p>3.80286335945129</text:p>
              </table:table-cell>
              <table:table-cell office:value-type="float" office:value="3.83621954917908">
                <text:p>3.83621954917908</text:p>
              </table:table-cell>
              <table:table-cell office:value-type="float" office:value="3.86957573890686">
                <text:p>3.86957573890686</text:p>
              </table:table-cell>
              <table:table-cell office:value-type="float" office:value="3.90293192863464">
                <text:p>3.90293192863464</text:p>
              </table:table-cell>
              <table:table-cell office:value-type="float" office:value="3.93628787994385">
                <text:p>3.93628787994385</text:p>
              </table:table-cell>
              <table:table-cell office:value-type="float" office:value="4.00300002098084">
                <text:p>4.00300002098084</text:p>
              </table:table-cell>
              <table:table-cell office:value-type="float" office:value="4.03635597229004">
                <text:p>4.03635597229004</text:p>
              </table:table-cell>
              <table:table-cell office:value-type="float" office:value="4.10306811332703">
                <text:p>4.10306811332703</text:p>
              </table:table-cell>
              <table:table-cell office:value-type="float" office:value="4.16978001594543">
                <text:p>4.16978001594543</text:p>
              </table:table-cell>
              <table:table-cell office:value-type="float" office:value="4.20313596725464">
                <text:p>4.20313596725464</text:p>
              </table:table-cell>
              <table:table-cell office:value-type="float" office:value="4.26984786987305">
                <text:p>4.26984786987305</text:p>
              </table:table-cell>
              <table:table-cell office:value-type="float" office:value="4.33655977249146">
                <text:p>4.33655977249146</text:p>
              </table:table-cell>
              <table:table-cell office:value-type="float" office:value="4.36991572380066">
                <text:p>4.36991572380066</text:p>
              </table:table-cell>
              <table:table-cell office:value-type="float" office:value="4.43662786483765">
                <text:p>4.43662786483765</text:p>
              </table:table-cell>
              <table:table-cell office:value-type="float" office:value="4.46998381614685">
                <text:p>4.46998381614685</text:p>
              </table:table-cell>
              <table:table-cell office:value-type="float" office:value="4.53669548034668">
                <text:p>4.53669548034668</text:p>
              </table:table-cell>
              <table:table-cell office:value-type="float" office:value="4.60340714454651">
                <text:p>4.60340714454651</text:p>
              </table:table-cell>
              <table:table-cell office:value-type="float" office:value="4.63676309585571">
                <text:p>4.63676309585571</text:p>
              </table:table-cell>
              <table:table-cell office:value-type="float" office:value="4.70347476005554">
                <text:p>4.70347476005554</text:p>
              </table:table-cell>
              <table:table-cell office:value-type="float" office:value="4.73683047294617">
                <text:p>4.73683047294617</text:p>
              </table:table-cell>
              <table:table-cell office:value-type="float" office:value="4.803542137146">
                <text:p>4.803542137146</text:p>
              </table:table-cell>
              <table:table-cell office:value-type="float" office:value="4.83689785003662">
                <text:p>4.83689785003662</text:p>
              </table:table-cell>
              <table:table-cell office:value-type="float" office:value="4.90360951423645">
                <text:p>4.90360951423645</text:p>
              </table:table-cell>
              <table:table-cell office:value-type="float" office:value="4.93696737289429">
                <text:p>4.93696737289429</text:p>
              </table:table-cell>
              <table:table-cell office:value-type="float" office:value="5.00368285179138">
                <text:p>5.00368285179138</text:p>
              </table:table-cell>
              <table:table-cell office:value-type="float" office:value="5.03729224205017">
                <text:p>5.03729224205017</text:p>
              </table:table-cell>
              <table:table-cell office:value-type="float" office:value="5.13813018798828">
                <text:p>5.13813018798828</text:p>
              </table:table-cell>
              <table:table-cell office:value-type="float" office:value="5.20536351203918">
                <text:p>5.20536351203918</text:p>
              </table:table-cell>
              <table:table-cell office:value-type="float" office:value="5.23898267745972">
                <text:p>5.23898267745972</text:p>
              </table:table-cell>
              <table:table-cell office:value-type="float" office:value="5.37347507476807">
                <text:p>5.37347507476807</text:p>
              </table:table-cell>
              <table:table-cell office:value-type="float" office:value="5.44073104858398">
                <text:p>5.44073104858398</text:p>
              </table:table-cell>
              <table:table-cell office:value-type="float" office:value="5.50799322128296">
                <text:p>5.50799322128296</text:p>
              </table:table-cell>
              <table:table-cell office:value-type="float" office:value="5.60889887809753">
                <text:p>5.60889887809753</text:p>
              </table:table-cell>
              <table:table-cell office:value-type="float" office:value="5.64253735542297">
                <text:p>5.64253735542297</text:p>
              </table:table-cell>
              <table:table-cell office:value-type="float" office:value="5.67617726325989">
                <text:p>5.67617726325989</text:p>
              </table:table-cell>
              <table:table-cell office:value-type="float" office:value="5.70981884002686">
                <text:p>5.70981884002686</text:p>
              </table:table-cell>
              <table:table-cell office:value-type="float" office:value="5.77710723876953">
                <text:p>5.77710723876953</text:p>
              </table:table-cell>
              <table:table-cell office:value-type="float" office:value="5.87805151939392">
                <text:p>5.87805151939392</text:p>
              </table:table-cell>
              <table:table-cell office:value-type="float" office:value="5.9453558921814">
                <text:p>5.9453558921814</text:p>
              </table:table-cell>
              <table:table-cell office:value-type="float" office:value="5.97901034355164">
                <text:p>5.97901034355164</text:p>
              </table:table-cell>
              <table:table-cell office:value-type="float" office:value="6.04604172706604">
                <text:p>6.04604172706604</text:p>
              </table:table-cell>
              <table:table-cell office:value-type="float" office:value="6.07938551902771">
                <text:p>6.07938551902771</text:p>
              </table:table-cell>
              <table:table-cell office:value-type="float" office:value="6.14607262611389">
                <text:p>6.14607262611389</text:p>
              </table:table-cell>
              <table:table-cell office:value-type="float" office:value="6.1794159412384">
                <text:p>6.1794159412384</text:p>
              </table:table-cell>
              <table:table-cell office:value-type="float" office:value="6.27944469451904">
                <text:p>6.27944469451904</text:p>
              </table:table-cell>
              <table:table-cell office:value-type="float" office:value="6.31278729438782">
                <text:p>6.31278729438782</text:p>
              </table:table-cell>
              <table:table-cell office:value-type="float" office:value="6.37947225570679">
                <text:p>6.37947225570679</text:p>
              </table:table-cell>
              <table:table-cell office:value-type="float" office:value="6.44615626335144">
                <text:p>6.44615626335144</text:p>
              </table:table-cell>
              <table:table-cell office:value-type="float" office:value="6.47949838638306">
                <text:p>6.47949838638306</text:p>
              </table:table-cell>
              <table:table-cell office:value-type="float" office:value="6.54618167877197">
                <text:p>6.54618167877197</text:p>
              </table:table-cell>
              <table:table-cell office:value-type="float" office:value="6.61286425590515">
                <text:p>6.61286425590515</text:p>
              </table:table-cell>
              <table:table-cell office:value-type="float" office:value="6.64620566368103">
                <text:p>6.64620566368103</text:p>
              </table:table-cell>
              <table:table-cell office:value-type="float" office:value="6.71288752555847">
                <text:p>6.71288752555847</text:p>
              </table:table-cell>
              <table:table-cell office:value-type="float" office:value="6.74622797966003">
                <text:p>6.74622797966003</text:p>
              </table:table-cell>
              <table:table-cell office:value-type="float" office:value="6.81290888786316">
                <text:p>6.81290888786316</text:p>
              </table:table-cell>
              <table:table-cell office:value-type="float" office:value="6.87958931922913">
                <text:p>6.87958931922913</text:p>
              </table:table-cell>
              <table:table-cell office:value-type="float" office:value="6.91292953491211">
                <text:p>6.91292953491211</text:p>
              </table:table-cell>
              <table:table-cell office:value-type="float" office:value="6.97960901260376">
                <text:p>6.97960901260376</text:p>
              </table:table-cell>
              <table:table-cell office:value-type="float" office:value="7.04628896713257">
                <text:p>7.04628896713257</text:p>
              </table:table-cell>
              <table:table-cell office:value-type="float" office:value="7.17961001396179">
                <text:p>7.17961001396179</text:p>
              </table:table-cell>
              <table:table-cell office:value-type="float" office:value="7.24626922607422">
                <text:p>7.24626922607422</text:p>
              </table:table-cell>
              <table:table-cell office:value-type="float" office:value="7.27959823608398">
                <text:p>7.27959823608398</text:p>
              </table:table-cell>
              <table:table-cell office:value-type="float" office:value="7.34625601768494">
                <text:p>7.34625601768494</text:p>
              </table:table-cell>
              <table:table-cell office:value-type="float" office:value="7.41291284561157">
                <text:p>7.41291284561157</text:p>
              </table:table-cell>
              <table:table-cell office:value-type="float" office:value="7.47956871986389">
                <text:p>7.47956871986389</text:p>
              </table:table-cell>
              <table:table-cell office:value-type="float" office:value="7.54622364044189">
                <text:p>7.54622364044189</text:p>
              </table:table-cell>
              <table:table-cell office:value-type="float" office:value="7.57955074310303">
                <text:p>7.57955074310303</text:p>
              </table:table-cell>
              <table:table-cell office:value-type="float" office:value="7.64620447158814">
                <text:p>7.64620447158814</text:p>
              </table:table-cell>
              <table:table-cell office:value-type="float" office:value="7.67953085899353">
                <text:p>7.67953085899353</text:p>
              </table:table-cell>
              <table:table-cell office:value-type="float" office:value="7.74618291854858">
                <text:p>7.74618291854858</text:p>
              </table:table-cell>
              <table:table-cell office:value-type="float" office:value="7.84615921974182">
                <text:p>7.84615921974182</text:p>
              </table:table-cell>
              <table:table-cell office:value-type="float" office:value="7.91280913352966">
                <text:p>7.91280913352966</text:p>
              </table:table-cell>
              <table:table-cell office:value-type="float" office:value="7.94613361358643">
                <text:p>7.94613361358643</text:p>
              </table:table-cell>
              <table:table-cell office:value-type="float" office:value="8.07943797111511">
                <text:p>8.07943797111511</text:p>
              </table:table-cell>
              <table:table-cell office:value-type="float" office:value="8.27941823005676">
                <text:p>8.27941823005676</text:p>
              </table:table-cell>
              <table:table-cell office:value-type="float" office:value="8.31274771690369">
                <text:p>8.31274771690369</text:p>
              </table:table-cell>
              <table:table-cell office:value-type="float" office:value="8.34607672691345">
                <text:p>8.34607672691345</text:p>
              </table:table-cell>
              <table:table-cell office:value-type="float" office:value="8.37940526008606">
                <text:p>8.37940526008606</text:p>
              </table:table-cell>
              <table:table-cell office:value-type="float" office:value="8.41273403167725">
                <text:p>8.41273403167725</text:p>
              </table:table-cell>
              <table:table-cell office:value-type="float" office:value="8.47939014434814">
                <text:p>8.47939014434814</text:p>
              </table:table-cell>
              <table:table-cell office:value-type="float" office:value="8.51271820068359">
                <text:p>8.51271820068359</text:p>
              </table:table-cell>
              <table:table-cell office:value-type="float" office:value="8.5793731212616">
                <text:p>8.5793731212616</text:p>
              </table:table-cell>
              <table:table-cell office:value-type="float" office:value="8.64602708816528">
                <text:p>8.64602708816528</text:p>
              </table:table-cell>
              <table:table-cell office:value-type="float" office:value="8.71268033981323">
                <text:p>8.71268033981323</text:p>
              </table:table-cell>
              <table:table-cell office:value-type="float" office:value="8.74600648880005">
                <text:p>8.74600648880005</text:p>
              </table:table-cell>
              <table:table-cell office:value-type="float" office:value="8.77933239936829">
                <text:p>8.77933239936829</text:p>
              </table:table-cell>
              <table:table-cell office:value-type="float" office:value="8.81265830993652">
                <text:p>8.81265830993652</text:p>
              </table:table-cell>
              <table:table-cell office:value-type="float" office:value="8.8793089389801">
                <text:p>8.8793089389801</text:p>
              </table:table-cell>
              <table:table-cell office:value-type="float" office:value="8.91263389587402">
                <text:p>8.91263389587402</text:p>
              </table:table-cell>
              <table:table-cell office:value-type="float" office:value="8.97928333282471">
                <text:p>8.97928333282471</text:p>
              </table:table-cell>
              <table:table-cell office:value-type="float" office:value="9.11260747909546">
                <text:p>9.11260747909546</text:p>
              </table:table-cell>
              <table:table-cell office:value-type="float" office:value="9.17928099632263">
                <text:p>9.17928099632263</text:p>
              </table:table-cell>
              <table:table-cell office:value-type="float" office:value="9.24595427513123">
                <text:p>9.24595427513123</text:p>
              </table:table-cell>
              <table:table-cell office:value-type="float" office:value="9.31262636184692">
                <text:p>9.31262636184692</text:p>
              </table:table-cell>
              <table:table-cell office:value-type="float" office:value="9.34596228599548">
                <text:p>9.34596228599548</text:p>
              </table:table-cell>
              <table:table-cell office:value-type="float" office:value="9.37929797172546">
                <text:p>9.37929797172546</text:p>
              </table:table-cell>
              <table:table-cell office:value-type="float" office:value="9.41263318061829">
                <text:p>9.41263318061829</text:p>
              </table:table-cell>
              <table:table-cell office:value-type="float" office:value="9.47930359840393">
                <text:p>9.47930359840393</text:p>
              </table:table-cell>
              <table:table-cell office:value-type="float" office:value="9.54597306251526">
                <text:p>9.54597306251526</text:p>
              </table:table-cell>
              <table:table-cell office:value-type="float" office:value="9.61264157295227">
                <text:p>9.61264157295227</text:p>
              </table:table-cell>
              <table:table-cell office:value-type="float" office:value="9.64597582817078">
                <text:p>9.64597582817078</text:p>
              </table:table-cell>
              <table:table-cell office:value-type="float" office:value="9.71264338493347">
                <text:p>9.71264338493347</text:p>
              </table:table-cell>
              <table:table-cell office:value-type="float" office:value="9.74597692489624">
                <text:p>9.74597692489624</text:p>
              </table:table-cell>
              <table:table-cell office:value-type="float" office:value="9.81264328956604">
                <text:p>9.81264328956604</text:p>
              </table:table-cell>
              <table:table-cell office:value-type="float" office:value="9.84597635269165">
                <text:p>9.84597635269165</text:p>
              </table:table-cell>
              <table:table-cell office:value-type="float" office:value="9.91264176368713">
                <text:p>9.91264176368713</text:p>
              </table:table-cell>
              <table:table-cell office:value-type="float" office:value="9.94597387313843">
                <text:p>9.94597387313843</text:p>
              </table:table-cell>
              <table:table-cell office:value-type="float" office:value="9.9793062210083">
                <text:p>9.9793062210083</text:p>
              </table:table-cell>
              <table:table-cell office:value-type="float" office:value="10.012638092041">
                <text:p>10.012638092041</text:p>
              </table:table-cell>
              <table:table-cell office:value-type="float" office:value="10.0459706783295">
                <text:p>10.0459706783295</text:p>
              </table:table-cell>
              <table:table-cell office:value-type="float" office:value="10.1126296520233">
                <text:p>10.1126296520233</text:p>
              </table:table-cell>
              <table:table-cell office:value-type="float" office:value="10.1459586620331">
                <text:p>10.1459586620331</text:p>
              </table:table-cell>
              <table:table-cell office:value-type="float" office:value="10.2126159667969">
                <text:p>10.2126159667969</text:p>
              </table:table-cell>
              <table:table-cell office:value-type="float" office:value="10.2459444999695">
                <text:p>10.2459444999695</text:p>
              </table:table-cell>
              <table:table-cell office:value-type="float" office:value="10.2792725563049">
                <text:p>10.2792725563049</text:p>
              </table:table-cell>
              <table:table-cell office:value-type="float" office:value="10.3459277153015">
                <text:p>10.3459277153015</text:p>
              </table:table-cell>
              <table:table-cell office:value-type="float" office:value="10.3792552947998">
                <text:p>10.3792552947998</text:p>
              </table:table-cell>
              <table:table-cell office:value-type="float" office:value="10.4459092617035">
                <text:p>10.4459092617035</text:p>
              </table:table-cell>
              <table:table-cell office:value-type="float" office:value="10.4792358875275">
                <text:p>10.4792358875275</text:p>
              </table:table-cell>
              <table:table-cell office:value-type="float" office:value="10.5458884239197">
                <text:p>10.5458884239197</text:p>
              </table:table-cell>
              <table:table-cell office:value-type="float" office:value="10.5792140960693">
                <text:p>10.5792140960693</text:p>
              </table:table-cell>
              <table:table-cell office:value-type="float" office:value="10.6458652019501">
                <text:p>10.6458652019501</text:p>
              </table:table-cell>
              <table:table-cell office:value-type="float" office:value="10.6791903972626">
                <text:p>10.6791903972626</text:p>
              </table:table-cell>
              <table:table-cell office:value-type="float" office:value="10.7125153541565">
                <text:p>10.7125153541565</text:p>
              </table:table-cell>
              <table:table-cell office:value-type="float" office:value="10.7791645526886">
                <text:p>10.7791645526886</text:p>
              </table:table-cell>
              <table:table-cell office:value-type="float" office:value="10.8458127975464">
                <text:p>10.8458127975464</text:p>
              </table:table-cell>
              <table:table-cell office:value-type="float" office:value="10.9124598503113">
                <text:p>10.9124598503113</text:p>
              </table:table-cell>
              <table:table-cell office:value-type="float" office:value="10.9791059494019">
                <text:p>10.9791059494019</text:p>
              </table:table-cell>
              <table:table-cell office:value-type="float" office:value="11.045752286911">
                <text:p>11.045752286911</text:p>
              </table:table-cell>
              <table:table-cell office:value-type="float" office:value="11.0790824890137">
                <text:p>11.0790824890137</text:p>
              </table:table-cell>
              <table:table-cell office:value-type="float" office:value="11.1457424163818">
                <text:p>11.1457424163818</text:p>
              </table:table-cell>
              <table:table-cell office:value-type="float" office:value="11.1790723800659">
                <text:p>11.1790723800659</text:p>
              </table:table-cell>
              <table:table-cell office:value-type="float" office:value="11.2124016284943">
                <text:p>11.2124016284943</text:p>
              </table:table-cell>
              <table:table-cell office:value-type="float" office:value="11.2457308769226">
                <text:p>11.2457308769226</text:p>
              </table:table-cell>
              <table:table-cell office:value-type="float" office:value="11.3123881816864">
                <text:p>11.3123881816864</text:p>
              </table:table-cell>
              <table:table-cell office:value-type="float" office:value="11.3457169532776">
                <text:p>11.3457169532776</text:p>
              </table:table-cell>
              <table:table-cell office:value-type="float" office:value="11.4123728275299">
                <text:p>11.4123728275299</text:p>
              </table:table-cell>
              <table:table-cell office:value-type="float" office:value="11.4457006454468">
                <text:p>11.4457006454468</text:p>
              </table:table-cell>
              <table:table-cell office:value-type="float" office:value="11.5123553276062">
                <text:p>11.5123553276062</text:p>
              </table:table-cell>
              <table:table-cell office:value-type="float" office:value="11.5790090560913">
                <text:p>11.5790090560913</text:p>
              </table:table-cell>
              <table:table-cell office:value-type="float" office:value="11.6456618309021">
                <text:p>11.6456618309021</text:p>
              </table:table-cell>
              <table:table-cell office:value-type="float" office:value="11.7123141288757">
                <text:p>11.7123141288757</text:p>
              </table:table-cell>
              <table:table-cell office:value-type="float" office:value="11.7789649963379">
                <text:p>11.7789649963379</text:p>
              </table:table-cell>
              <table:table-cell office:value-type="float" office:value="11.8456151485443">
                <text:p>11.8456151485443</text:p>
              </table:table-cell>
              <table:table-cell office:value-type="float" office:value="11.8789398670197">
                <text:p>11.8789398670197</text:p>
              </table:table-cell>
              <table:table-cell office:value-type="float" office:value="11.9455881118774">
                <text:p>11.9455881118774</text:p>
              </table:table-cell>
              <table:table-cell office:value-type="float" office:value="12.0122358798981">
                <text:p>12.0122358798981</text:p>
              </table:table-cell>
              <table:table-cell office:value-type="float" office:value="12.0455603599548">
                <text:p>12.0455603599548</text:p>
              </table:table-cell>
              <table:table-cell office:value-type="float" office:value="12.1122205257416">
                <text:p>12.1122205257416</text:p>
              </table:table-cell>
              <table:table-cell office:value-type="float" office:value="12.1455500125885">
                <text:p>12.1455500125885</text:p>
              </table:table-cell>
              <table:table-cell office:value-type="float" office:value="12.178879737854">
                <text:p>12.178879737854</text:p>
              </table:table-cell>
              <table:table-cell office:value-type="float" office:value="12.2122087478638">
                <text:p>12.2122087478638</text:p>
              </table:table-cell>
              <table:table-cell office:value-type="float" office:value="12.2455379962921">
                <text:p>12.2455379962921</text:p>
              </table:table-cell>
              <table:table-cell office:value-type="float" office:value="12.3455235958099">
                <text:p>12.3455235958099</text:p>
              </table:table-cell>
              <table:table-cell office:value-type="float" office:value="12.3788516521454">
                <text:p>12.3788516521454</text:p>
              </table:table-cell>
              <table:table-cell office:value-type="float" office:value="12.445506811142">
                <text:p>12.445506811142</text:p>
              </table:table-cell>
              <table:table-cell office:value-type="float" office:value="12.4788343906403">
                <text:p>12.4788343906403</text:p>
              </table:table-cell>
              <table:table-cell office:value-type="float" office:value="12.5121614933014">
                <text:p>12.5121614933014</text:p>
              </table:table-cell>
              <table:table-cell office:value-type="float" office:value="12.5788147449493">
                <text:p>12.5788147449493</text:p>
              </table:table-cell>
              <table:table-cell office:value-type="float" office:value="12.6454672813416">
                <text:p>12.6454672813416</text:p>
              </table:table-cell>
              <table:table-cell office:value-type="float" office:value="12.6787931919098">
                <text:p>12.6787931919098</text:p>
              </table:table-cell>
              <table:table-cell office:value-type="float" office:value="12.7121188640594">
                <text:p>12.7121188640594</text:p>
              </table:table-cell>
              <table:table-cell office:value-type="float" office:value="12.7454442977905">
                <text:p>12.7454442977905</text:p>
              </table:table-cell>
              <table:table-cell office:value-type="float" office:value="12.778769493103">
                <text:p>12.778769493103</text:p>
              </table:table-cell>
              <table:table-cell office:value-type="float" office:value="12.812094449997">
                <text:p>12.812094449997</text:p>
              </table:table-cell>
              <table:table-cell office:value-type="float" office:value="12.8454191684723">
                <text:p>12.8454191684723</text:p>
              </table:table-cell>
              <table:table-cell office:value-type="float" office:value="12.9120681285858">
                <text:p>12.9120681285858</text:p>
              </table:table-cell>
              <table:table-cell office:value-type="float" office:value="12.9453921318054">
                <text:p>12.9453921318054</text:p>
              </table:table-cell>
              <table:table-cell office:value-type="float" office:value="13.0120394229889">
                <text:p>13.0120394229889</text:p>
              </table:table-cell>
              <table:table-cell office:value-type="float" office:value="13.0453636646271">
                <text:p>13.0453636646271</text:p>
              </table:table-cell>
              <table:table-cell office:value-type="float" office:value="13.0786936283112">
                <text:p>13.0786936283112</text:p>
              </table:table-cell>
              <table:table-cell office:value-type="float" office:value="13.1120233535767">
                <text:p>13.1120233535767</text:p>
              </table:table-cell>
              <table:table-cell office:value-type="float" office:value="13.1786820888519">
                <text:p>13.1786820888519</text:p>
              </table:table-cell>
              <table:table-cell office:value-type="float" office:value="13.2453398704529">
                <text:p>13.2453398704529</text:p>
              </table:table-cell>
              <table:table-cell office:value-type="float" office:value="13.2786681652069">
                <text:p>13.2786681652069</text:p>
              </table:table-cell>
              <table:table-cell office:value-type="float" office:value="13.3119966983795">
                <text:p>13.3119966983795</text:p>
              </table:table-cell>
              <table:table-cell office:value-type="float" office:value="13.3786525726318">
                <text:p>13.3786525726318</text:p>
              </table:table-cell>
              <table:table-cell office:value-type="float" office:value="13.4453074932098">
                <text:p>13.4453074932098</text:p>
              </table:table-cell>
              <table:table-cell office:value-type="float" office:value="13.5119612216949">
                <text:p>13.5119612216949</text:p>
              </table:table-cell>
              <table:table-cell office:value-type="float" office:value="13.5786142349243">
                <text:p>13.5786142349243</text:p>
              </table:table-cell>
              <table:table-cell office:value-type="float" office:value="13.6119403839111">
                <text:p>13.6119403839111</text:p>
              </table:table-cell>
              <table:table-cell office:value-type="float" office:value="13.6452665328979">
                <text:p>13.6452665328979</text:p>
              </table:table-cell>
              <table:table-cell office:value-type="float" office:value="13.678591966629">
                <text:p>13.678591966629</text:p>
              </table:table-cell>
              <table:table-cell office:value-type="float" office:value="13.7119174003601">
                <text:p>13.7119174003601</text:p>
              </table:table-cell>
              <table:table-cell office:value-type="float" office:value="13.7785675525665">
                <text:p>13.7785675525665</text:p>
              </table:table-cell>
              <table:table-cell office:value-type="float" office:value="13.8118922710419">
                <text:p>13.8118922710419</text:p>
              </table:table-cell>
              <table:table-cell office:value-type="float" office:value="13.8785407543182">
                <text:p>13.8785407543182</text:p>
              </table:table-cell>
              <table:table-cell office:value-type="float" office:value="13.9451885223389">
                <text:p>13.9451885223389</text:p>
              </table:table-cell>
              <table:table-cell office:value-type="float" office:value="13.9785120487213">
                <text:p>13.9785120487213</text:p>
              </table:table-cell>
              <table:table-cell office:value-type="float" office:value="14.0451645851135">
                <text:p>14.0451645851135</text:p>
              </table:table-cell>
              <table:table-cell office:value-type="float" office:value="14.1118226051331">
                <text:p>14.1118226051331</text:p>
              </table:table-cell>
              <table:table-cell office:value-type="float" office:value="14.1784796714783">
                <text:p>14.1784796714783</text:p>
              </table:table-cell>
              <table:table-cell office:value-type="float" office:value="14.2451355457306">
                <text:p>14.2451355457306</text:p>
              </table:table-cell>
              <table:table-cell office:value-type="float" office:value="14.2784628868103">
                <text:p>14.2784628868103</text:p>
              </table:table-cell>
              <table:table-cell office:value-type="float" office:value="14.3117904663086">
                <text:p>14.3117904663086</text:p>
              </table:table-cell>
              <table:table-cell office:value-type="float" office:value="14.3784444332123">
                <text:p>14.3784444332123</text:p>
              </table:table-cell>
              <table:table-cell office:value-type="float" office:value="14.6117255687714">
                <text:p>14.6117255687714</text:p>
              </table:table-cell>
              <table:table-cell office:value-type="float" office:value="14.6450505256653">
                <text:p>14.6450505256653</text:p>
              </table:table-cell>
              <table:table-cell office:value-type="float" office:value="14.6783752441406">
                <text:p>14.6783752441406</text:p>
              </table:table-cell>
              <table:table-cell office:value-type="float" office:value="14.7116997241974">
                <text:p>14.7116997241974</text:p>
              </table:table-cell>
              <table:table-cell office:value-type="float" office:value="14.7450239658356">
                <text:p>14.7450239658356</text:p>
              </table:table-cell>
              <table:table-cell office:value-type="float" office:value="15.011608839035">
                <text:p>15.011608839035</text:p>
              </table:table-cell>
              <table:table-cell office:value-type="float" office:value="15.0449409484863">
                <text:p>15.0449409484863</text:p>
              </table:table-cell>
              <table:table-cell office:value-type="float" office:value="15.1116044521332">
                <text:p>15.1116044521332</text:p>
              </table:table-cell>
              <table:table-cell office:value-type="float" office:value="15.1449358463287">
                <text:p>15.1449358463287</text:p>
              </table:table-cell>
              <table:table-cell office:value-type="float" office:value="15.1782670021057">
                <text:p>15.1782670021057</text:p>
              </table:table-cell>
              <table:table-cell office:value-type="float" office:value="15.2115979194641">
                <text:p>15.2115979194641</text:p>
              </table:table-cell>
              <table:table-cell office:value-type="float" office:value="15.2449288368225">
                <text:p>15.2449288368225</text:p>
              </table:table-cell>
              <table:table-cell office:value-type="float" office:value="15.2782590389252">
                <text:p>15.2782590389252</text:p>
              </table:table-cell>
              <table:table-cell office:value-type="float" office:value="15.3449194431305">
                <text:p>15.3449194431305</text:p>
              </table:table-cell>
              <table:table-cell office:value-type="float" office:value="15.3782494068146">
                <text:p>15.3782494068146</text:p>
              </table:table-cell>
              <table:table-cell office:value-type="float" office:value="15.4115791320801">
                <text:p>15.4115791320801</text:p>
              </table:table-cell>
              <table:table-cell office:value-type="float" office:value="15.444908618927">
                <text:p>15.444908618927</text:p>
              </table:table-cell>
              <table:table-cell office:value-type="float" office:value="15.4782376289368">
                <text:p>15.4782376289368</text:p>
              </table:table-cell>
              <table:table-cell office:value-type="float" office:value="15.5115666389465">
                <text:p>15.5115666389465</text:p>
              </table:table-cell>
              <table:table-cell office:value-type="float" office:value="15.5782241821289">
                <text:p>15.5782241821289</text:p>
              </table:table-cell>
              <table:table-cell office:value-type="float" office:value="15.6782085895538">
                <text:p>15.6782085895538</text:p>
              </table:table-cell>
              <table:table-cell office:value-type="float" office:value="15.7448637485504">
                <text:p>15.7448637485504</text:p>
              </table:table-cell>
              <table:table-cell office:value-type="float" office:value="15.7781910896301">
                <text:p>15.7781910896301</text:p>
              </table:table-cell>
              <table:table-cell office:value-type="float" office:value="15.8115181922913">
                <text:p>15.8115181922913</text:p>
              </table:table-cell>
              <table:table-cell office:value-type="float" office:value="15.8448448181152">
                <text:p>15.8448448181152</text:p>
              </table:table-cell>
              <table:table-cell office:value-type="float" office:value="15.8781714439392">
                <text:p>15.8781714439392</text:p>
              </table:table-cell>
              <table:table-cell office:value-type="float" office:value="15.9448239803314">
                <text:p>15.9448239803314</text:p>
              </table:table-cell>
              <table:table-cell office:value-type="float" office:value="16.0114762783051">
                <text:p>16.0114762783051</text:p>
              </table:table-cell>
              <table:table-cell office:value-type="float" office:value="16.0448083877563">
                <text:p>16.0448083877563</text:p>
              </table:table-cell>
              <table:table-cell office:value-type="float" office:value="16.1114718914032">
                <text:p>16.1114718914032</text:p>
              </table:table-cell>
              <table:table-cell office:value-type="float" office:value="16.1781346797943">
                <text:p>16.1781346797943</text:p>
              </table:table-cell>
              <table:table-cell office:value-type="float" office:value="16.2447962760925">
                <text:p>16.2447962760925</text:p>
              </table:table-cell>
              <table:table-cell office:value-type="float" office:value="16.2781264781952">
                <text:p>16.2781264781952</text:p>
              </table:table-cell>
              <table:table-cell office:value-type="float" office:value="16.3114569187164">
                <text:p>16.3114569187164</text:p>
              </table:table-cell>
              <table:table-cell office:value-type="float" office:value="16.3781168460846">
                <text:p>16.3781168460846</text:p>
              </table:table-cell>
              <table:table-cell office:value-type="float" office:value="16.4447758197784">
                <text:p>16.4447758197784</text:p>
              </table:table-cell>
              <table:table-cell office:value-type="float" office:value="16.5114336013794">
                <text:p>16.5114336013794</text:p>
              </table:table-cell>
              <table:table-cell office:value-type="float" office:value="16.5447623729706">
                <text:p>16.5447623729706</text:p>
              </table:table-cell>
              <table:table-cell office:value-type="float" office:value="16.6114189624786">
                <text:p>16.6114189624786</text:p>
              </table:table-cell>
              <table:table-cell office:value-type="float" office:value="16.6447467803955">
                <text:p>16.6447467803955</text:p>
              </table:table-cell>
              <table:table-cell office:value-type="float" office:value="16.678074836731">
                <text:p>16.678074836731</text:p>
              </table:table-cell>
              <table:table-cell office:value-type="float" office:value="16.7447295188904">
                <text:p>16.7447295188904</text:p>
              </table:table-cell>
              <table:table-cell office:value-type="float" office:value="16.7780563831329">
                <text:p>16.7780563831329</text:p>
              </table:table-cell>
              <table:table-cell office:value-type="float" office:value="16.8113834857941">
                <text:p>16.8113834857941</text:p>
              </table:table-cell>
              <table:table-cell office:value-type="float" office:value="16.844710111618">
                <text:p>16.844710111618</text:p>
              </table:table-cell>
              <table:table-cell office:value-type="float" office:value="16.8780364990234">
                <text:p>16.8780364990234</text:p>
              </table:table-cell>
              <table:table-cell office:value-type="float" office:value="16.9113626480103">
                <text:p>16.9113626480103</text:p>
              </table:table-cell>
              <table:table-cell office:value-type="float" office:value="16.9780142307282">
                <text:p>16.9780142307282</text:p>
              </table:table-cell>
              <table:table-cell office:value-type="float" office:value="17.0113401412964">
                <text:p>17.0113401412964</text:p>
              </table:table-cell>
              <table:table-cell office:value-type="float" office:value="17.0446741580963">
                <text:p>17.0446741580963</text:p>
              </table:table-cell>
              <table:table-cell office:value-type="float" office:value="17.1113414764404">
                <text:p>17.1113414764404</text:p>
              </table:table-cell>
              <table:table-cell office:value-type="float" office:value="17.1446747779846">
                <text:p>17.1446747779846</text:p>
              </table:table-cell>
              <table:table-cell office:value-type="float" office:value="17.1780078411102">
                <text:p>17.1780078411102</text:p>
              </table:table-cell>
              <table:table-cell office:value-type="float" office:value="17.2113409042358">
                <text:p>17.2113409042358</text:p>
              </table:table-cell>
              <table:table-cell office:value-type="float" office:value="17.2446737289429">
                <text:p>17.2446737289429</text:p>
              </table:table-cell>
              <table:table-cell office:value-type="float" office:value="17.2780060768127">
                <text:p>17.2780060768127</text:p>
              </table:table-cell>
              <table:table-cell office:value-type="float" office:value="17.3113384246826">
                <text:p>17.3113384246826</text:p>
              </table:table-cell>
              <table:table-cell office:value-type="float" office:value="17.3780024051666">
                <text:p>17.3780024051666</text:p>
              </table:table-cell>
              <table:table-cell office:value-type="float" office:value="17.4446656703949">
                <text:p>17.4446656703949</text:p>
              </table:table-cell>
              <table:table-cell office:value-type="float" office:value="17.5113279819489">
                <text:p>17.5113279819489</text:p>
              </table:table-cell>
              <table:table-cell office:value-type="float" office:value="17.5446586608887">
                <text:p>17.5446586608887</text:p>
              </table:table-cell>
              <table:table-cell office:value-type="float" office:value="17.5779893398285">
                <text:p>17.5779893398285</text:p>
              </table:table-cell>
              <table:table-cell office:value-type="float" office:value="17.6446499824524">
                <text:p>17.6446499824524</text:p>
              </table:table-cell>
              <table:table-cell office:value-type="float" office:value="17.6779797077179">
                <text:p>17.6779797077179</text:p>
              </table:table-cell>
              <table:table-cell office:value-type="float" office:value="17.711309671402">
                <text:p>17.711309671402</text:p>
              </table:table-cell>
              <table:table-cell office:value-type="float" office:value="17.7779686450958">
                <text:p>17.7779686450958</text:p>
              </table:table-cell>
              <table:table-cell office:value-type="float" office:value="17.8446266651154">
                <text:p>17.8446266651154</text:p>
              </table:table-cell>
              <table:table-cell office:value-type="float" office:value="17.9112839698792">
                <text:p>17.9112839698792</text:p>
              </table:table-cell>
              <table:table-cell office:value-type="float" office:value="17.9779405593872">
                <text:p>17.9779405593872</text:p>
              </table:table-cell>
              <table:table-cell office:value-type="float" office:value="18.0112686157227">
                <text:p>18.0112686157227</text:p>
              </table:table-cell>
              <table:table-cell office:value-type="float" office:value="18.0446038246155">
                <text:p>18.0446038246155</text:p>
              </table:table-cell>
              <table:table-cell office:value-type="float" office:value="18.0779385566711">
                <text:p>18.0779385566711</text:p>
              </table:table-cell>
              <table:table-cell office:value-type="float" office:value="18.1112732887268">
                <text:p>18.1112732887268</text:p>
              </table:table-cell>
              <table:table-cell office:value-type="float" office:value="18.1446075439453">
                <text:p>18.1446075439453</text:p>
              </table:table-cell>
              <table:table-cell office:value-type="float" office:value="18.2112760543823">
                <text:p>18.2112760543823</text:p>
              </table:table-cell>
              <table:table-cell office:value-type="float" office:value="18.2779433727264">
                <text:p>18.2779433727264</text:p>
              </table:table-cell>
              <table:table-cell office:value-type="float" office:value="18.3112766742706">
                <text:p>18.3112766742706</text:p>
              </table:table-cell>
              <table:table-cell office:value-type="float" office:value="18.377943277359">
                <text:p>18.377943277359</text:p>
              </table:table-cell>
              <table:table-cell office:value-type="float" office:value="18.4446086883545">
                <text:p>18.4446086883545</text:p>
              </table:table-cell>
              <table:table-cell office:value-type="float" office:value="18.4779410362244">
                <text:p>18.4779410362244</text:p>
              </table:table-cell>
              <table:table-cell office:value-type="float" office:value="18.5446054935455">
                <text:p>18.5446054935455</text:p>
              </table:table-cell>
              <table:table-cell office:value-type="float" office:value="18.5779373645782">
                <text:p>18.5779373645782</text:p>
              </table:table-cell>
              <table:table-cell office:value-type="float" office:value="18.6446003913879">
                <text:p>18.6446003913879</text:p>
              </table:table-cell>
              <table:table-cell office:value-type="float" office:value="18.7112629413605">
                <text:p>18.7112629413605</text:p>
              </table:table-cell>
              <table:table-cell office:value-type="float" office:value="18.7445938587189">
                <text:p>18.7445938587189</text:p>
              </table:table-cell>
              <table:table-cell office:value-type="float" office:value="18.8112549781799">
                <text:p>18.8112549781799</text:p>
              </table:table-cell>
              <table:table-cell office:value-type="float" office:value="18.8445851802826">
                <text:p>18.8445851802826</text:p>
              </table:table-cell>
              <table:table-cell office:value-type="float" office:value="18.8779156208038">
                <text:p>18.8779156208038</text:p>
              </table:table-cell>
              <table:table-cell office:value-type="float" office:value="18.9112453460693">
                <text:p>18.9112453460693</text:p>
              </table:table-cell>
              <table:table-cell office:value-type="float" office:value="18.9779045581818">
                <text:p>18.9779045581818</text:p>
              </table:table-cell>
              <table:table-cell office:value-type="float" office:value="19.0112342834473">
                <text:p>19.0112342834473</text:p>
              </table:table-cell>
              <table:table-cell office:value-type="float" office:value="19.0445735454559">
                <text:p>19.0445735454559</text:p>
              </table:table-cell>
              <table:table-cell office:value-type="float" office:value="19.1112449169159">
                <text:p>19.1112449169159</text:p>
              </table:table-cell>
              <table:table-cell office:value-type="float" office:value="19.1445803642273">
                <text:p>19.1445803642273</text:p>
              </table:table-cell>
              <table:table-cell office:value-type="float" office:value="19.1779155731201">
                <text:p>19.1779155731201</text:p>
              </table:table-cell>
              <table:table-cell office:value-type="float" office:value="19.24458527565">
                <text:p>19.24458527565</text:p>
              </table:table-cell>
              <table:table-cell office:value-type="float" office:value="19.2779197692871">
                <text:p>19.2779197692871</text:p>
              </table:table-cell>
              <table:table-cell office:value-type="float" office:value="19.3445882797241">
                <text:p>19.3445882797241</text:p>
              </table:table-cell>
              <table:table-cell office:value-type="float" office:value="19.4112558364868">
                <text:p>19.4112558364868</text:p>
              </table:table-cell>
              <table:table-cell office:value-type="float" office:value="19.4779229164124">
                <text:p>19.4779229164124</text:p>
              </table:table-cell>
              <table:table-cell office:value-type="float" office:value="19.5445890426636">
                <text:p>19.5445890426636</text:p>
              </table:table-cell>
              <table:table-cell office:value-type="float" office:value="19.6112542152405">
                <text:p>19.6112542152405</text:p>
              </table:table-cell>
              <table:table-cell office:value-type="float" office:value="19.6445865631104">
                <text:p>19.6445865631104</text:p>
              </table:table-cell>
              <table:table-cell office:value-type="float" office:value="19.7112503051758">
                <text:p>19.7112503051758</text:p>
              </table:table-cell>
              <table:table-cell office:value-type="float" office:value="19.7445821762085">
                <text:p>19.7445821762085</text:p>
              </table:table-cell>
              <table:table-cell office:value-type="float" office:value="19.7779135704041">
                <text:p>19.7779135704041</text:p>
              </table:table-cell>
              <table:table-cell office:value-type="float" office:value="19.8112449645996">
                <text:p>19.8112449645996</text:p>
              </table:table-cell>
              <table:table-cell office:value-type="float" office:value="19.844575881958">
                <text:p>19.844575881958</text:p>
              </table:table-cell>
              <table:table-cell office:value-type="float" office:value="19.8779067993164">
                <text:p>19.8779067993164</text:p>
              </table:table-cell>
              <table:table-cell office:value-type="float" office:value="19.9445679187775">
                <text:p>19.9445679187775</text:p>
              </table:table-cell>
            </table:table-row>
            <table:table-row>
              <table:table-cell office:value-type="string">
                <text:p>x_disp-axis</text:p>
                <draw:g>
                  <svg:desc>flatpad1.A5:flatpad1.A5</svg:desc>
                </draw:g>
              </table:table-cell>
              <table:table-cell office:value-type="float" office:value="-0.214401647939302">
                <text:p>-0.214401647939302</text:p>
                <draw:g>
                  <svg:desc>flatpad1.B5:flatpad1.NW5</svg:desc>
                </draw:g>
              </table:table-cell>
              <table:table-cell office:value-type="float" office:value="-0.214492162160276">
                <text:p>-0.214492162160276</text:p>
              </table:table-cell>
              <table:table-cell office:value-type="float" office:value="-0.214587068564067">
                <text:p>-0.214587068564067</text:p>
              </table:table-cell>
              <table:table-cell office:value-type="float" office:value="-0.214599559664472">
                <text:p>-0.214599559664472</text:p>
              </table:table-cell>
              <table:table-cell office:value-type="float" office:value="-0.214648800765735">
                <text:p>-0.214648800765735</text:p>
              </table:table-cell>
              <table:table-cell office:value-type="float" office:value="-0.214459006387375">
                <text:p>-0.214459006387375</text:p>
              </table:table-cell>
              <table:table-cell office:value-type="float" office:value="-0.214737102431464">
                <text:p>-0.214737102431464</text:p>
              </table:table-cell>
              <table:table-cell office:value-type="float" office:value="-0.214520413675258">
                <text:p>-0.214520413675258</text:p>
              </table:table-cell>
              <table:table-cell office:value-type="float" office:value="-0.214582363456195">
                <text:p>-0.214582363456195</text:p>
              </table:table-cell>
              <table:table-cell office:value-type="float" office:value="-0.214373557871957">
                <text:p>-0.214373557871957</text:p>
              </table:table-cell>
              <table:table-cell office:value-type="float" office:value="-0.214460638494262">
                <text:p>-0.214460638494262</text:p>
              </table:table-cell>
              <table:table-cell office:value-type="float" office:value="-0.214703116447777">
                <text:p>-0.214703116447777</text:p>
              </table:table-cell>
              <table:table-cell office:value-type="float" office:value="-0.214472597116568">
                <text:p>-0.214472597116568</text:p>
              </table:table-cell>
              <table:table-cell office:value-type="float" office:value="-0.214499479484633">
                <text:p>-0.214499479484633</text:p>
              </table:table-cell>
              <table:table-cell office:value-type="float" office:value="-0.214654003575667">
                <text:p>-0.214654003575667</text:p>
              </table:table-cell>
              <table:table-cell office:value-type="float" office:value="-0.214837826418126">
                <text:p>-0.214837826418126</text:p>
              </table:table-cell>
              <table:table-cell office:value-type="float" office:value="-0.21473142112284">
                <text:p>-0.21473142112284</text:p>
              </table:table-cell>
              <table:table-cell office:value-type="float" office:value="-0.214676465196717">
                <text:p>-0.214676465196717</text:p>
              </table:table-cell>
              <table:table-cell office:value-type="float" office:value="-0.214860948241514">
                <text:p>-0.214860948241514</text:p>
              </table:table-cell>
              <table:table-cell office:value-type="float" office:value="-0.214424717811145">
                <text:p>-0.214424717811145</text:p>
              </table:table-cell>
              <table:table-cell office:value-type="float" office:value="-0.2147720024616">
                <text:p>-0.2147720024616</text:p>
              </table:table-cell>
              <table:table-cell office:value-type="float" office:value="-0.214634651260174">
                <text:p>-0.214634651260174</text:p>
              </table:table-cell>
              <table:table-cell office:value-type="float" office:value="-0.214626198482414">
                <text:p>-0.214626198482414</text:p>
              </table:table-cell>
              <table:table-cell office:value-type="float" office:value="-0.214797070776953">
                <text:p>-0.214797070776953</text:p>
              </table:table-cell>
              <table:table-cell office:value-type="float" office:value="-0.214472765563415">
                <text:p>-0.214472765563415</text:p>
              </table:table-cell>
              <table:table-cell office:value-type="float" office:value="-0.214715263931344">
                <text:p>-0.214715263931344</text:p>
              </table:table-cell>
              <table:table-cell office:value-type="float" office:value="-0.214682224647071">
                <text:p>-0.214682224647071</text:p>
              </table:table-cell>
              <table:table-cell office:value-type="float" office:value="-0.214627335535398">
                <text:p>-0.214627335535398</text:p>
              </table:table-cell>
              <table:table-cell office:value-type="float" office:value="-0.214642266000278">
                <text:p>-0.214642266000278</text:p>
              </table:table-cell>
              <table:table-cell office:value-type="float" office:value="-0.214822353806997">
                <text:p>-0.214822353806997</text:p>
              </table:table-cell>
              <table:table-cell office:value-type="float" office:value="-0.214328485705986">
                <text:p>-0.214328485705986</text:p>
              </table:table-cell>
              <table:table-cell office:value-type="float" office:value="-0.214568854435078">
                <text:p>-0.214568854435078</text:p>
              </table:table-cell>
              <table:table-cell office:value-type="float" office:value="-0.214582182373872">
                <text:p>-0.214582182373872</text:p>
              </table:table-cell>
              <table:table-cell office:value-type="float" office:value="-0.214523742534266">
                <text:p>-0.214523742534266</text:p>
              </table:table-cell>
              <table:table-cell office:value-type="float" office:value="-0.21477891766731">
                <text:p>-0.21477891766731</text:p>
              </table:table-cell>
              <table:table-cell office:value-type="float" office:value="-0.214726571138552">
                <text:p>-0.214726571138552</text:p>
              </table:table-cell>
              <table:table-cell office:value-type="float" office:value="-0.214627148959123">
                <text:p>-0.214627148959123</text:p>
              </table:table-cell>
              <table:table-cell office:value-type="float" office:value="-0.214906660855557">
                <text:p>-0.214906660855557</text:p>
              </table:table-cell>
              <table:table-cell office:value-type="float" office:value="-0.216780949047302">
                <text:p>-0.216780949047302</text:p>
              </table:table-cell>
              <table:table-cell office:value-type="float" office:value="-0.21825319171831">
                <text:p>-0.21825319171831</text:p>
              </table:table-cell>
              <table:table-cell office:value-type="float" office:value="-0.218824451073728">
                <text:p>-0.218824451073728</text:p>
              </table:table-cell>
              <table:table-cell office:value-type="float" office:value="-0.214025620467177">
                <text:p>-0.214025620467177</text:p>
              </table:table-cell>
              <table:table-cell office:value-type="float" office:value="-0.215591193001536">
                <text:p>-0.215591193001536</text:p>
              </table:table-cell>
              <table:table-cell office:value-type="float" office:value="-0.212046206203011">
                <text:p>-0.212046206203011</text:p>
              </table:table-cell>
              <table:table-cell office:value-type="float" office:value="-0.210217191344162">
                <text:p>-0.210217191344162</text:p>
              </table:table-cell>
              <table:table-cell office:value-type="float" office:value="-0.212172740411174">
                <text:p>-0.212172740411174</text:p>
              </table:table-cell>
              <table:table-cell office:value-type="float" office:value="-0.223888393073237">
                <text:p>-0.223888393073237</text:p>
              </table:table-cell>
              <table:table-cell office:value-type="float" office:value="-0.226073940896661">
                <text:p>-0.226073940896661</text:p>
              </table:table-cell>
              <table:table-cell office:value-type="float" office:value="-0.225916569395055">
                <text:p>-0.225916569395055</text:p>
              </table:table-cell>
              <table:table-cell office:value-type="float" office:value="-0.229815433078807">
                <text:p>-0.229815433078807</text:p>
              </table:table-cell>
              <table:table-cell office:value-type="float" office:value="-0.230756261446814">
                <text:p>-0.230756261446814</text:p>
              </table:table-cell>
              <table:table-cell office:value-type="float" office:value="-0.229790085986888">
                <text:p>-0.229790085986888</text:p>
              </table:table-cell>
              <table:table-cell office:value-type="float" office:value="-0.230390219770805">
                <text:p>-0.230390219770805</text:p>
              </table:table-cell>
              <table:table-cell office:value-type="float" office:value="-0.225102280160417">
                <text:p>-0.225102280160417</text:p>
              </table:table-cell>
              <table:table-cell office:value-type="float" office:value="-0.217049864168976">
                <text:p>-0.217049864168976</text:p>
              </table:table-cell>
              <table:table-cell office:value-type="float" office:value="-0.211349407682049">
                <text:p>-0.211349407682049</text:p>
              </table:table-cell>
              <table:table-cell office:value-type="float" office:value="-0.208022419062004">
                <text:p>-0.208022419062004</text:p>
              </table:table-cell>
              <table:table-cell office:value-type="float" office:value="-0.208120486797783">
                <text:p>-0.208120486797783</text:p>
              </table:table-cell>
              <table:table-cell office:value-type="float" office:value="-0.207528509527305">
                <text:p>-0.207528509527305</text:p>
              </table:table-cell>
              <table:table-cell office:value-type="float" office:value="-0.214014680867481">
                <text:p>-0.214014680867481</text:p>
              </table:table-cell>
              <table:table-cell office:value-type="float" office:value="-0.21679182486203">
                <text:p>-0.21679182486203</text:p>
              </table:table-cell>
              <table:table-cell office:value-type="float" office:value="-0.216254542609274">
                <text:p>-0.216254542609274</text:p>
              </table:table-cell>
              <table:table-cell office:value-type="float" office:value="-0.217378097348894">
                <text:p>-0.217378097348894</text:p>
              </table:table-cell>
              <table:table-cell office:value-type="float" office:value="-0.217829017519938">
                <text:p>-0.217829017519938</text:p>
              </table:table-cell>
              <table:table-cell office:value-type="float" office:value="-0.217679585255036">
                <text:p>-0.217679585255036</text:p>
              </table:table-cell>
              <table:table-cell office:value-type="float" office:value="-0.219508104900862">
                <text:p>-0.219508104900862</text:p>
              </table:table-cell>
              <table:table-cell office:value-type="float" office:value="-0.221784304511555">
                <text:p>-0.221784304511555</text:p>
              </table:table-cell>
              <table:table-cell office:value-type="float" office:value="-0.209207795007868">
                <text:p>-0.209207795007868</text:p>
              </table:table-cell>
              <table:table-cell office:value-type="float" office:value="-0.202034697356228">
                <text:p>-0.202034697356228</text:p>
              </table:table-cell>
              <table:table-cell office:value-type="float" office:value="-0.204565605210336">
                <text:p>-0.204565605210336</text:p>
              </table:table-cell>
              <table:table-cell office:value-type="float" office:value="-0.204841915442475">
                <text:p>-0.204841915442475</text:p>
              </table:table-cell>
              <table:table-cell office:value-type="float" office:value="-0.217411604329287">
                <text:p>-0.217411604329287</text:p>
              </table:table-cell>
              <table:table-cell office:value-type="float" office:value="-0.223489940115586">
                <text:p>-0.223489940115586</text:p>
              </table:table-cell>
              <table:table-cell office:value-type="float" office:value="-0.22156374511549">
                <text:p>-0.22156374511549</text:p>
              </table:table-cell>
              <table:table-cell office:value-type="float" office:value="-0.224439384550614">
                <text:p>-0.224439384550614</text:p>
              </table:table-cell>
              <table:table-cell office:value-type="float" office:value="-0.214940193929722">
                <text:p>-0.214940193929722</text:p>
              </table:table-cell>
              <table:table-cell office:value-type="float" office:value="-0.2047679893144">
                <text:p>-0.2047679893144</text:p>
              </table:table-cell>
              <table:table-cell office:value-type="float" office:value="-0.206513160157073">
                <text:p>-0.206513160157073</text:p>
              </table:table-cell>
              <table:table-cell office:value-type="float" office:value="-0.206463498730983">
                <text:p>-0.206463498730983</text:p>
              </table:table-cell>
              <table:table-cell office:value-type="float" office:value="-0.205942551609358">
                <text:p>-0.205942551609358</text:p>
              </table:table-cell>
              <table:table-cell office:value-type="float" office:value="-0.205009070183078">
                <text:p>-0.205009070183078</text:p>
              </table:table-cell>
              <table:table-cell office:value-type="float" office:value="-0.206151780976302">
                <text:p>-0.206151780976302</text:p>
              </table:table-cell>
              <table:table-cell office:value-type="float" office:value="-0.210890405357203">
                <text:p>-0.210890405357203</text:p>
              </table:table-cell>
              <table:table-cell office:value-type="float" office:value="-0.213400731513736">
                <text:p>-0.213400731513736</text:p>
              </table:table-cell>
              <table:table-cell office:value-type="float" office:value="-0.216234813145968">
                <text:p>-0.216234813145968</text:p>
              </table:table-cell>
              <table:table-cell office:value-type="float" office:value="-0.227721043247405">
                <text:p>-0.227721043247405</text:p>
              </table:table-cell>
              <table:table-cell office:value-type="float" office:value="-0.230318887787811">
                <text:p>-0.230318887787811</text:p>
              </table:table-cell>
              <table:table-cell office:value-type="float" office:value="-0.229831167342008">
                <text:p>-0.229831167342008</text:p>
              </table:table-cell>
              <table:table-cell office:value-type="float" office:value="-0.224994940090479">
                <text:p>-0.224994940090479</text:p>
              </table:table-cell>
              <table:table-cell office:value-type="float" office:value="-0.218952346705318">
                <text:p>-0.218952346705318</text:p>
              </table:table-cell>
              <table:table-cell office:value-type="float" office:value="-0.223842157554123">
                <text:p>-0.223842157554123</text:p>
              </table:table-cell>
              <table:table-cell office:value-type="float" office:value="-0.227169911004608">
                <text:p>-0.227169911004608</text:p>
              </table:table-cell>
              <table:table-cell office:value-type="float" office:value="-0.226067254341051">
                <text:p>-0.226067254341051</text:p>
              </table:table-cell>
              <table:table-cell office:value-type="float" office:value="-0.226601551548602">
                <text:p>-0.226601551548602</text:p>
              </table:table-cell>
              <table:table-cell office:value-type="float" office:value="-0.232336481430227">
                <text:p>-0.232336481430227</text:p>
              </table:table-cell>
              <table:table-cell office:value-type="float" office:value="-0.233648587475979">
                <text:p>-0.233648587475979</text:p>
              </table:table-cell>
              <table:table-cell office:value-type="float" office:value="-0.24103471769825">
                <text:p>-0.24103471769825</text:p>
              </table:table-cell>
              <table:table-cell office:value-type="float" office:value="-0.243982748853512">
                <text:p>-0.243982748853512</text:p>
              </table:table-cell>
              <table:table-cell office:value-type="float" office:value="-0.245669243532282">
                <text:p>-0.245669243532282</text:p>
              </table:table-cell>
              <table:table-cell office:value-type="float" office:value="-0.246968866496289">
                <text:p>-0.246968866496289</text:p>
              </table:table-cell>
              <table:table-cell office:value-type="float" office:value="-0.241087333171094">
                <text:p>-0.241087333171094</text:p>
              </table:table-cell>
              <table:table-cell office:value-type="float" office:value="-0.237190897363402">
                <text:p>-0.237190897363402</text:p>
              </table:table-cell>
              <table:table-cell office:value-type="float" office:value="-0.241742023675977">
                <text:p>-0.241742023675977</text:p>
              </table:table-cell>
              <table:table-cell office:value-type="float" office:value="-0.24140895925098">
                <text:p>-0.24140895925098</text:p>
              </table:table-cell>
              <table:table-cell office:value-type="float" office:value="-0.244224976906138">
                <text:p>-0.244224976906138</text:p>
              </table:table-cell>
              <table:table-cell office:value-type="float" office:value="-0.249857015720994">
                <text:p>-0.249857015720994</text:p>
              </table:table-cell>
              <table:table-cell office:value-type="float" office:value="-0.259104328710197">
                <text:p>-0.259104328710197</text:p>
              </table:table-cell>
              <table:table-cell office:value-type="float" office:value="-0.253618130902207">
                <text:p>-0.253618130902207</text:p>
              </table:table-cell>
              <table:table-cell office:value-type="float" office:value="-0.255788174328413">
                <text:p>-0.255788174328413</text:p>
              </table:table-cell>
              <table:table-cell office:value-type="float" office:value="-0.266948165757667">
                <text:p>-0.266948165757667</text:p>
              </table:table-cell>
              <table:table-cell office:value-type="float" office:value="-0.26189918210619">
                <text:p>-0.26189918210619</text:p>
              </table:table-cell>
              <table:table-cell office:value-type="float" office:value="-0.263536126997393">
                <text:p>-0.263536126997393</text:p>
              </table:table-cell>
              <table:table-cell office:value-type="float" office:value="-0.266569842247691">
                <text:p>-0.266569842247691</text:p>
              </table:table-cell>
              <table:table-cell office:value-type="float" office:value="-0.269472409830543">
                <text:p>-0.269472409830543</text:p>
              </table:table-cell>
              <table:table-cell office:value-type="float" office:value="-0.272108252827139">
                <text:p>-0.272108252827139</text:p>
              </table:table-cell>
              <table:table-cell office:value-type="float" office:value="-0.2743430744388">
                <text:p>-0.2743430744388</text:p>
              </table:table-cell>
              <table:table-cell office:value-type="float" office:value="-0.266520969524872">
                <text:p>-0.266520969524872</text:p>
              </table:table-cell>
              <table:table-cell office:value-type="float" office:value="-0.267235727297518">
                <text:p>-0.267235727297518</text:p>
              </table:table-cell>
              <table:table-cell office:value-type="float" office:value="-0.285779487453894">
                <text:p>-0.285779487453894</text:p>
              </table:table-cell>
              <table:table-cell office:value-type="float" office:value="-0.278138760641911">
                <text:p>-0.278138760641911</text:p>
              </table:table-cell>
              <table:table-cell office:value-type="float" office:value="-0.276983562186397">
                <text:p>-0.276983562186397</text:p>
              </table:table-cell>
              <table:table-cell office:value-type="float" office:value="-0.272518508650977">
                <text:p>-0.272518508650977</text:p>
              </table:table-cell>
              <table:table-cell office:value-type="float" office:value="-0.274396296452737">
                <text:p>-0.274396296452737</text:p>
              </table:table-cell>
              <table:table-cell office:value-type="float" office:value="-0.2732899575085">
                <text:p>-0.2732899575085</text:p>
              </table:table-cell>
              <table:table-cell office:value-type="float" office:value="-0.277245948404614">
                <text:p>-0.277245948404614</text:p>
              </table:table-cell>
              <table:table-cell office:value-type="float" office:value="-0.278408478583031">
                <text:p>-0.278408478583031</text:p>
              </table:table-cell>
              <table:table-cell office:value-type="float" office:value="-0.273259802550643">
                <text:p>-0.273259802550643</text:p>
              </table:table-cell>
              <table:table-cell office:value-type="float" office:value="-0.268017194536527">
                <text:p>-0.268017194536527</text:p>
              </table:table-cell>
              <table:table-cell office:value-type="float" office:value="-0.269223009233516">
                <text:p>-0.269223009233516</text:p>
              </table:table-cell>
              <table:table-cell office:value-type="float" office:value="-0.279552072490782">
                <text:p>-0.279552072490782</text:p>
              </table:table-cell>
              <table:table-cell office:value-type="float" office:value="-0.28385670601767">
                <text:p>-0.28385670601767</text:p>
              </table:table-cell>
              <table:table-cell office:value-type="float" office:value="-0.273569156060141">
                <text:p>-0.273569156060141</text:p>
              </table:table-cell>
              <table:table-cell office:value-type="float" office:value="-0.271761557430309">
                <text:p>-0.271761557430309</text:p>
              </table:table-cell>
              <table:table-cell office:value-type="float" office:value="-0.274566886370649">
                <text:p>-0.274566886370649</text:p>
              </table:table-cell>
              <table:table-cell office:value-type="float" office:value="-0.272793830961515">
                <text:p>-0.272793830961515</text:p>
              </table:table-cell>
              <table:table-cell office:value-type="float" office:value="-0.281274825534782">
                <text:p>-0.281274825534782</text:p>
              </table:table-cell>
              <table:table-cell office:value-type="float" office:value="-0.280138409229314">
                <text:p>-0.280138409229314</text:p>
              </table:table-cell>
              <table:table-cell office:value-type="float" office:value="-0.275096768216342">
                <text:p>-0.275096768216342</text:p>
              </table:table-cell>
              <table:table-cell office:value-type="float" office:value="-0.270380549745287">
                <text:p>-0.270380549745287</text:p>
              </table:table-cell>
              <table:table-cell office:value-type="float" office:value="-0.282450687997946">
                <text:p>-0.282450687997946</text:p>
              </table:table-cell>
              <table:table-cell office:value-type="float" office:value="-0.273179012268014">
                <text:p>-0.273179012268014</text:p>
              </table:table-cell>
              <table:table-cell office:value-type="float" office:value="-0.269025356419528">
                <text:p>-0.269025356419528</text:p>
              </table:table-cell>
              <table:table-cell office:value-type="float" office:value="-0.26339926108514">
                <text:p>-0.26339926108514</text:p>
              </table:table-cell>
              <table:table-cell office:value-type="float" office:value="-0.260186590386203">
                <text:p>-0.260186590386203</text:p>
              </table:table-cell>
              <table:table-cell office:value-type="float" office:value="-0.259931651858702">
                <text:p>-0.259931651858702</text:p>
              </table:table-cell>
              <table:table-cell office:value-type="float" office:value="-0.263246633163779">
                <text:p>-0.263246633163779</text:p>
              </table:table-cell>
              <table:table-cell office:value-type="float" office:value="-0.265315266539927">
                <text:p>-0.265315266539927</text:p>
              </table:table-cell>
              <table:table-cell office:value-type="float" office:value="-0.26280805385886">
                <text:p>-0.26280805385886</text:p>
              </table:table-cell>
              <table:table-cell office:value-type="float" office:value="-0.263802471841226">
                <text:p>-0.263802471841226</text:p>
              </table:table-cell>
              <table:table-cell office:value-type="float" office:value="-0.262487304289757">
                <text:p>-0.262487304289757</text:p>
              </table:table-cell>
              <table:table-cell office:value-type="float" office:value="-0.255489898823855">
                <text:p>-0.255489898823855</text:p>
              </table:table-cell>
              <table:table-cell office:value-type="float" office:value="-0.244971955347701">
                <text:p>-0.244971955347701</text:p>
              </table:table-cell>
              <table:table-cell office:value-type="float" office:value="-0.245750445676495">
                <text:p>-0.245750445676495</text:p>
              </table:table-cell>
              <table:table-cell office:value-type="float" office:value="-0.246935993478877">
                <text:p>-0.246935993478877</text:p>
              </table:table-cell>
              <table:table-cell office:value-type="float" office:value="-0.248580286661538">
                <text:p>-0.248580286661538</text:p>
              </table:table-cell>
              <table:table-cell office:value-type="float" office:value="-0.249399801833601">
                <text:p>-0.249399801833601</text:p>
              </table:table-cell>
              <table:table-cell office:value-type="float" office:value="-0.2466361600793">
                <text:p>-0.2466361600793</text:p>
              </table:table-cell>
              <table:table-cell office:value-type="float" office:value="-0.249944566201129">
                <text:p>-0.249944566201129</text:p>
              </table:table-cell>
              <table:table-cell office:value-type="float" office:value="-0.244826749841204">
                <text:p>-0.244826749841204</text:p>
              </table:table-cell>
              <table:table-cell office:value-type="float" office:value="-0.232867519883415">
                <text:p>-0.232867519883415</text:p>
              </table:table-cell>
              <table:table-cell office:value-type="float" office:value="-0.230218756138211">
                <text:p>-0.230218756138211</text:p>
              </table:table-cell>
              <table:table-cell office:value-type="float" office:value="-0.233692324616265">
                <text:p>-0.233692324616265</text:p>
              </table:table-cell>
              <table:table-cell office:value-type="float" office:value="-0.232373434980153">
                <text:p>-0.232373434980153</text:p>
              </table:table-cell>
              <table:table-cell office:value-type="float" office:value="-0.231321338234044">
                <text:p>-0.231321338234044</text:p>
              </table:table-cell>
              <table:table-cell office:value-type="float" office:value="-0.237602975593442">
                <text:p>-0.237602975593442</text:p>
              </table:table-cell>
              <table:table-cell office:value-type="float" office:value="-0.236278260005163">
                <text:p>-0.236278260005163</text:p>
              </table:table-cell>
              <table:table-cell office:value-type="float" office:value="-0.237838233399394">
                <text:p>-0.237838233399394</text:p>
              </table:table-cell>
              <table:table-cell office:value-type="float" office:value="-0.241508048118072">
                <text:p>-0.241508048118072</text:p>
              </table:table-cell>
              <table:table-cell office:value-type="float" office:value="-0.242762958802629">
                <text:p>-0.242762958802629</text:p>
              </table:table-cell>
              <table:table-cell office:value-type="float" office:value="-0.245591467323548">
                <text:p>-0.245591467323548</text:p>
              </table:table-cell>
              <table:table-cell office:value-type="float" office:value="-0.223772337317818">
                <text:p>-0.223772337317818</text:p>
              </table:table-cell>
              <table:table-cell office:value-type="float" office:value="-0.229486677697801">
                <text:p>-0.229486677697801</text:p>
              </table:table-cell>
              <table:table-cell office:value-type="float" office:value="-0.228016667230429">
                <text:p>-0.228016667230429</text:p>
              </table:table-cell>
              <table:table-cell office:value-type="float" office:value="-0.226542948086964">
                <text:p>-0.226542948086964</text:p>
              </table:table-cell>
              <table:table-cell office:value-type="float" office:value="-0.232392061157622">
                <text:p>-0.232392061157622</text:p>
              </table:table-cell>
              <table:table-cell office:value-type="float" office:value="-0.23155250099123">
                <text:p>-0.23155250099123</text:p>
              </table:table-cell>
              <table:table-cell office:value-type="float" office:value="-0.233424178406949">
                <text:p>-0.233424178406949</text:p>
              </table:table-cell>
              <table:table-cell office:value-type="float" office:value="-0.234852111591467">
                <text:p>-0.234852111591467</text:p>
              </table:table-cell>
              <table:table-cell office:value-type="float" office:value="-0.237800337943896">
                <text:p>-0.237800337943896</text:p>
              </table:table-cell>
              <table:table-cell office:value-type="float" office:value="-0.241828666700537">
                <text:p>-0.241828666700537</text:p>
              </table:table-cell>
              <table:table-cell office:value-type="float" office:value="-0.237390438566488">
                <text:p>-0.237390438566488</text:p>
              </table:table-cell>
              <table:table-cell office:value-type="float" office:value="-0.225278235826389">
                <text:p>-0.225278235826389</text:p>
              </table:table-cell>
              <table:table-cell office:value-type="float" office:value="-0.223447907811597">
                <text:p>-0.223447907811597</text:p>
              </table:table-cell>
              <table:table-cell office:value-type="float" office:value="-0.225772921849179">
                <text:p>-0.225772921849179</text:p>
              </table:table-cell>
              <table:table-cell office:value-type="float" office:value="-0.226365540838985">
                <text:p>-0.226365540838985</text:p>
              </table:table-cell>
              <table:table-cell office:value-type="float" office:value="-0.224568988166107">
                <text:p>-0.224568988166107</text:p>
              </table:table-cell>
              <table:table-cell office:value-type="float" office:value="-0.230060599882329">
                <text:p>-0.230060599882329</text:p>
              </table:table-cell>
              <table:table-cell office:value-type="float" office:value="-0.232972194708734">
                <text:p>-0.232972194708734</text:p>
              </table:table-cell>
              <table:table-cell office:value-type="float" office:value="-0.232206388005986">
                <text:p>-0.232206388005986</text:p>
              </table:table-cell>
              <table:table-cell office:value-type="float" office:value="-0.230091406360136">
                <text:p>-0.230091406360136</text:p>
              </table:table-cell>
              <table:table-cell office:value-type="float" office:value="-0.232561000402989">
                <text:p>-0.232561000402989</text:p>
              </table:table-cell>
              <table:table-cell office:value-type="float" office:value="-0.234196608553262">
                <text:p>-0.234196608553262</text:p>
              </table:table-cell>
              <table:table-cell office:value-type="float" office:value="-0.238843580651081">
                <text:p>-0.238843580651081</text:p>
              </table:table-cell>
              <table:table-cell office:value-type="float" office:value="-0.235758025540441">
                <text:p>-0.235758025540441</text:p>
              </table:table-cell>
              <table:table-cell office:value-type="float" office:value="-0.23198528089085">
                <text:p>-0.23198528089085</text:p>
              </table:table-cell>
              <table:table-cell office:value-type="float" office:value="-0.224571782509047">
                <text:p>-0.224571782509047</text:p>
              </table:table-cell>
              <table:table-cell office:value-type="float" office:value="-0.226704520021641">
                <text:p>-0.226704520021641</text:p>
              </table:table-cell>
              <table:table-cell office:value-type="float" office:value="-0.227110184848773">
                <text:p>-0.227110184848773</text:p>
              </table:table-cell>
              <table:table-cell office:value-type="float" office:value="-0.225975728536801">
                <text:p>-0.225975728536801</text:p>
              </table:table-cell>
              <table:table-cell office:value-type="float" office:value="-0.233578603676886">
                <text:p>-0.233578603676886</text:p>
              </table:table-cell>
              <table:table-cell office:value-type="float" office:value="-0.233410672732021">
                <text:p>-0.233410672732021</text:p>
              </table:table-cell>
              <table:table-cell office:value-type="float" office:value="-0.235844338039629">
                <text:p>-0.235844338039629</text:p>
              </table:table-cell>
              <table:table-cell office:value-type="float" office:value="-0.238004109770057">
                <text:p>-0.238004109770057</text:p>
              </table:table-cell>
              <table:table-cell office:value-type="float" office:value="-0.243323904405932">
                <text:p>-0.243323904405932</text:p>
              </table:table-cell>
              <table:table-cell office:value-type="float" office:value="-0.245869977835735">
                <text:p>-0.245869977835735</text:p>
              </table:table-cell>
              <table:table-cell office:value-type="float" office:value="-0.244814563158189">
                <text:p>-0.244814563158189</text:p>
              </table:table-cell>
              <table:table-cell office:value-type="float" office:value="-0.23563325004448">
                <text:p>-0.23563325004448</text:p>
              </table:table-cell>
              <table:table-cell office:value-type="float" office:value="-0.233632055068593">
                <text:p>-0.233632055068593</text:p>
              </table:table-cell>
              <table:table-cell office:value-type="float" office:value="-0.234920770843007">
                <text:p>-0.234920770843007</text:p>
              </table:table-cell>
              <table:table-cell office:value-type="float" office:value="-0.235083956979857">
                <text:p>-0.235083956979857</text:p>
              </table:table-cell>
              <table:table-cell office:value-type="float" office:value="-0.244903285852103">
                <text:p>-0.244903285852103</text:p>
              </table:table-cell>
              <table:table-cell office:value-type="float" office:value="-0.248903317808864">
                <text:p>-0.248903317808864</text:p>
              </table:table-cell>
              <table:table-cell office:value-type="float" office:value="-0.252516914355386">
                <text:p>-0.252516914355386</text:p>
              </table:table-cell>
              <table:table-cell office:value-type="float" office:value="-0.25321924029451">
                <text:p>-0.25321924029451</text:p>
              </table:table-cell>
              <table:table-cell office:value-type="float" office:value="-0.259687865979796">
                <text:p>-0.259687865979796</text:p>
              </table:table-cell>
              <table:table-cell office:value-type="float" office:value="-0.2598448318074">
                <text:p>-0.2598448318074</text:p>
              </table:table-cell>
              <table:table-cell office:value-type="float" office:value="-0.26427008081154">
                <text:p>-0.26427008081154</text:p>
              </table:table-cell>
              <table:table-cell office:value-type="float" office:value="-0.260099713420785">
                <text:p>-0.260099713420785</text:p>
              </table:table-cell>
              <table:table-cell office:value-type="float" office:value="-0.252015457114336">
                <text:p>-0.252015457114336</text:p>
              </table:table-cell>
              <table:table-cell office:value-type="float" office:value="-0.248038751836647">
                <text:p>-0.248038751836647</text:p>
              </table:table-cell>
              <table:table-cell office:value-type="float" office:value="-0.247676200060422">
                <text:p>-0.247676200060422</text:p>
              </table:table-cell>
              <table:table-cell office:value-type="float" office:value="-0.248468209725731">
                <text:p>-0.248468209725731</text:p>
              </table:table-cell>
              <table:table-cell office:value-type="float" office:value="-0.260249167293408">
                <text:p>-0.260249167293408</text:p>
              </table:table-cell>
              <table:table-cell office:value-type="float" office:value="-0.26234363260137">
                <text:p>-0.26234363260137</text:p>
              </table:table-cell>
              <table:table-cell office:value-type="float" office:value="-0.262961048059">
                <text:p>-0.262961048059</text:p>
              </table:table-cell>
              <table:table-cell office:value-type="float" office:value="-0.266818672616231">
                <text:p>-0.266818672616231</text:p>
              </table:table-cell>
              <table:table-cell office:value-type="float" office:value="-0.271333655774805">
                <text:p>-0.271333655774805</text:p>
              </table:table-cell>
              <table:table-cell office:value-type="float" office:value="-0.27347640543523">
                <text:p>-0.27347640543523</text:p>
              </table:table-cell>
              <table:table-cell office:value-type="float" office:value="-0.264538464500472">
                <text:p>-0.264538464500472</text:p>
              </table:table-cell>
              <table:table-cell office:value-type="float" office:value="-0.25727290037689">
                <text:p>-0.25727290037689</text:p>
              </table:table-cell>
              <table:table-cell office:value-type="float" office:value="-0.257802497767406">
                <text:p>-0.257802497767406</text:p>
              </table:table-cell>
              <table:table-cell office:value-type="float" office:value="-0.256692552408339">
                <text:p>-0.256692552408339</text:p>
              </table:table-cell>
              <table:table-cell office:value-type="float" office:value="-0.257495587679898">
                <text:p>-0.257495587679898</text:p>
              </table:table-cell>
              <table:table-cell office:value-type="float" office:value="-0.263292069587523">
                <text:p>-0.263292069587523</text:p>
              </table:table-cell>
              <table:table-cell office:value-type="float" office:value="-0.264573031041401">
                <text:p>-0.264573031041401</text:p>
              </table:table-cell>
              <table:table-cell office:value-type="float" office:value="-0.272595877601897">
                <text:p>-0.272595877601897</text:p>
              </table:table-cell>
              <table:table-cell office:value-type="float" office:value="-0.269817454003861">
                <text:p>-0.269817454003861</text:p>
              </table:table-cell>
              <table:table-cell office:value-type="float" office:value="-0.269742659191969">
                <text:p>-0.269742659191969</text:p>
              </table:table-cell>
              <table:table-cell office:value-type="float" office:value="-0.269803238557698">
                <text:p>-0.269803238557698</text:p>
              </table:table-cell>
              <table:table-cell office:value-type="float" office:value="-0.284477741505855">
                <text:p>-0.284477741505855</text:p>
              </table:table-cell>
              <table:table-cell office:value-type="float" office:value="-0.273356300981466">
                <text:p>-0.273356300981466</text:p>
              </table:table-cell>
              <table:table-cell office:value-type="float" office:value="-0.270351512838386">
                <text:p>-0.270351512838386</text:p>
              </table:table-cell>
              <table:table-cell office:value-type="float" office:value="-0.26785795846239">
                <text:p>-0.26785795846239</text:p>
              </table:table-cell>
              <table:table-cell office:value-type="float" office:value="-0.26333132708862">
                <text:p>-0.26333132708862</text:p>
              </table:table-cell>
              <table:table-cell office:value-type="float" office:value="-0.26454610616599">
                <text:p>-0.26454610616599</text:p>
              </table:table-cell>
              <table:table-cell office:value-type="float" office:value="-0.263944931609082">
                <text:p>-0.263944931609082</text:p>
              </table:table-cell>
              <table:table-cell office:value-type="float" office:value="-0.264580460424987">
                <text:p>-0.264580460424987</text:p>
              </table:table-cell>
              <table:table-cell office:value-type="float" office:value="-0.265869554305287">
                <text:p>-0.265869554305287</text:p>
              </table:table-cell>
              <table:table-cell office:value-type="float" office:value="-0.271318905596298">
                <text:p>-0.271318905596298</text:p>
              </table:table-cell>
              <table:table-cell office:value-type="float" office:value="-0.27498593698659">
                <text:p>-0.27498593698659</text:p>
              </table:table-cell>
              <table:table-cell office:value-type="float" office:value="-0.273559062137554">
                <text:p>-0.273559062137554</text:p>
              </table:table-cell>
              <table:table-cell office:value-type="float" office:value="-0.270170807312731">
                <text:p>-0.270170807312731</text:p>
              </table:table-cell>
              <table:table-cell office:value-type="float" office:value="-0.271784316898187">
                <text:p>-0.271784316898187</text:p>
              </table:table-cell>
              <table:table-cell office:value-type="float" office:value="-0.285924456574442">
                <text:p>-0.285924456574442</text:p>
              </table:table-cell>
              <table:table-cell office:value-type="float" office:value="-0.277218053092286">
                <text:p>-0.277218053092286</text:p>
              </table:table-cell>
              <table:table-cell office:value-type="float" office:value="-0.274180041221157">
                <text:p>-0.274180041221157</text:p>
              </table:table-cell>
              <table:table-cell office:value-type="float" office:value="-0.266653814811037">
                <text:p>-0.266653814811037</text:p>
              </table:table-cell>
              <table:table-cell office:value-type="float" office:value="-0.264105680275576">
                <text:p>-0.264105680275576</text:p>
              </table:table-cell>
              <table:table-cell office:value-type="float" office:value="-0.264608997328729">
                <text:p>-0.264608997328729</text:p>
              </table:table-cell>
              <table:table-cell office:value-type="float" office:value="-0.269033145727914">
                <text:p>-0.269033145727914</text:p>
              </table:table-cell>
              <table:table-cell office:value-type="float" office:value="-0.271364223951794">
                <text:p>-0.271364223951794</text:p>
              </table:table-cell>
              <table:table-cell office:value-type="float" office:value="-0.273527023732896">
                <text:p>-0.273527023732896</text:p>
              </table:table-cell>
              <table:table-cell office:value-type="float" office:value="-0.275251014887268">
                <text:p>-0.275251014887268</text:p>
              </table:table-cell>
              <table:table-cell office:value-type="float" office:value="-0.271772786048102">
                <text:p>-0.271772786048102</text:p>
              </table:table-cell>
              <table:table-cell office:value-type="float" office:value="-0.272522281133321">
                <text:p>-0.272522281133321</text:p>
              </table:table-cell>
              <table:table-cell office:value-type="float" office:value="-0.275770399940332">
                <text:p>-0.275770399940332</text:p>
              </table:table-cell>
              <table:table-cell office:value-type="float" office:value="-0.28049322092895">
                <text:p>-0.28049322092895</text:p>
              </table:table-cell>
              <table:table-cell office:value-type="float" office:value="-0.268325726095042">
                <text:p>-0.268325726095042</text:p>
              </table:table-cell>
              <table:table-cell office:value-type="float" office:value="-0.268786673360118">
                <text:p>-0.268786673360118</text:p>
              </table:table-cell>
              <table:table-cell office:value-type="float" office:value="-0.261496289337202">
                <text:p>-0.261496289337202</text:p>
              </table:table-cell>
              <table:table-cell office:value-type="float" office:value="-0.251132809802853">
                <text:p>-0.251132809802853</text:p>
              </table:table-cell>
              <table:table-cell office:value-type="float" office:value="-0.252511918100459">
                <text:p>-0.252511918100459</text:p>
              </table:table-cell>
              <table:table-cell office:value-type="float" office:value="-0.259685743834531">
                <text:p>-0.259685743834531</text:p>
              </table:table-cell>
              <table:table-cell office:value-type="float" office:value="-0.26325175085358">
                <text:p>-0.26325175085358</text:p>
              </table:table-cell>
              <table:table-cell office:value-type="float" office:value="-0.264442189192161">
                <text:p>-0.264442189192161</text:p>
              </table:table-cell>
              <table:table-cell office:value-type="float" office:value="-0.260483241697905">
                <text:p>-0.260483241697905</text:p>
              </table:table-cell>
              <table:table-cell office:value-type="float" office:value="-0.252771320911853">
                <text:p>-0.252771320911853</text:p>
              </table:table-cell>
              <table:table-cell office:value-type="float" office:value="-0.246302486141391">
                <text:p>-0.246302486141391</text:p>
              </table:table-cell>
              <table:table-cell office:value-type="float" office:value="-0.245402080541762">
                <text:p>-0.245402080541762</text:p>
              </table:table-cell>
              <table:table-cell office:value-type="float" office:value="-0.245761712358303">
                <text:p>-0.245761712358303</text:p>
              </table:table-cell>
              <table:table-cell office:value-type="float" office:value="-0.242444921408328">
                <text:p>-0.242444921408328</text:p>
              </table:table-cell>
              <table:table-cell office:value-type="float" office:value="-0.260595455398635">
                <text:p>-0.260595455398635</text:p>
              </table:table-cell>
              <table:table-cell office:value-type="float" office:value="-0.256607208846529">
                <text:p>-0.256607208846529</text:p>
              </table:table-cell>
              <table:table-cell office:value-type="float" office:value="-0.257456582162676">
                <text:p>-0.257456582162676</text:p>
              </table:table-cell>
              <table:table-cell office:value-type="float" office:value="-0.257576239257747">
                <text:p>-0.257576239257747</text:p>
              </table:table-cell>
              <table:table-cell office:value-type="float" office:value="-0.256781115557941">
                <text:p>-0.256781115557941</text:p>
              </table:table-cell>
              <table:table-cell office:value-type="float" office:value="-0.256750603219104">
                <text:p>-0.256750603219104</text:p>
              </table:table-cell>
              <table:table-cell office:value-type="float" office:value="-0.256083661162171">
                <text:p>-0.256083661162171</text:p>
              </table:table-cell>
              <table:table-cell office:value-type="float" office:value="-0.256189003391174">
                <text:p>-0.256189003391174</text:p>
              </table:table-cell>
              <table:table-cell office:value-type="float" office:value="-0.255912147770528">
                <text:p>-0.255912147770528</text:p>
              </table:table-cell>
              <table:table-cell office:value-type="float" office:value="-0.255713729187464">
                <text:p>-0.255713729187464</text:p>
              </table:table-cell>
              <table:table-cell office:value-type="float" office:value="-0.255875904351191">
                <text:p>-0.255875904351191</text:p>
              </table:table-cell>
              <table:table-cell office:value-type="float" office:value="-0.255937424484306">
                <text:p>-0.255937424484306</text:p>
              </table:table-cell>
              <table:table-cell office:value-type="float" office:value="-0.255883707386995">
                <text:p>-0.255883707386995</text:p>
              </table:table-cell>
              <table:table-cell office:value-type="float" office:value="-0.255483179895314">
                <text:p>-0.255483179895314</text:p>
              </table:table-cell>
              <table:table-cell office:value-type="float" office:value="-0.255974120415987">
                <text:p>-0.255974120415987</text:p>
              </table:table-cell>
              <table:table-cell office:value-type="float" office:value="-0.255845434206337">
                <text:p>-0.255845434206337</text:p>
              </table:table-cell>
              <table:table-cell office:value-type="float" office:value="-0.255793767608719">
                <text:p>-0.255793767608719</text:p>
              </table:table-cell>
              <table:table-cell office:value-type="float" office:value="-0.25577129338354">
                <text:p>-0.25577129338354</text:p>
              </table:table-cell>
              <table:table-cell office:value-type="float" office:value="-0.255840104691973">
                <text:p>-0.255840104691973</text:p>
              </table:table-cell>
              <table:table-cell office:value-type="float" office:value="-0.256109159513296">
                <text:p>-0.256109159513296</text:p>
              </table:table-cell>
              <table:table-cell office:value-type="float" office:value="-0.255955680753765">
                <text:p>-0.255955680753765</text:p>
              </table:table-cell>
              <table:table-cell office:value-type="float" office:value="-0.25546178884314">
                <text:p>-0.25546178884314</text:p>
              </table:table-cell>
              <table:table-cell office:value-type="float" office:value="-0.256052598146233">
                <text:p>-0.256052598146233</text:p>
              </table:table-cell>
              <table:table-cell office:value-type="float" office:value="-0.255813233618007">
                <text:p>-0.255813233618007</text:p>
              </table:table-cell>
              <table:table-cell office:value-type="float" office:value="-0.255899327246552">
                <text:p>-0.255899327246552</text:p>
              </table:table-cell>
              <table:table-cell office:value-type="float" office:value="-0.255896346867317">
                <text:p>-0.255896346867317</text:p>
              </table:table-cell>
              <table:table-cell office:value-type="float" office:value="-0.25570768310573">
                <text:p>-0.25570768310573</text:p>
              </table:table-cell>
              <table:table-cell office:value-type="float" office:value="-0.255771169711793">
                <text:p>-0.255771169711793</text:p>
              </table:table-cell>
              <table:table-cell office:value-type="float" office:value="-0.255822377742055">
                <text:p>-0.255822377742055</text:p>
              </table:table-cell>
              <table:table-cell office:value-type="float" office:value="-0.256239282609867">
                <text:p>-0.256239282609867</text:p>
              </table:table-cell>
              <table:table-cell office:value-type="float" office:value="-0.255824731368729">
                <text:p>-0.255824731368729</text:p>
              </table:table-cell>
              <table:table-cell office:value-type="float" office:value="-0.255693568325266">
                <text:p>-0.255693568325266</text:p>
              </table:table-cell>
              <table:table-cell office:value-type="float" office:value="-0.256156731981385">
                <text:p>-0.256156731981385</text:p>
              </table:table-cell>
              <table:table-cell office:value-type="float" office:value="-0.256167255696486">
                <text:p>-0.256167255696486</text:p>
              </table:table-cell>
              <table:table-cell office:value-type="float" office:value="-0.255969078083345">
                <text:p>-0.255969078083345</text:p>
              </table:table-cell>
              <table:table-cell office:value-type="float" office:value="-0.256013285493464">
                <text:p>-0.256013285493464</text:p>
              </table:table-cell>
              <table:table-cell office:value-type="float" office:value="-0.255833918493579">
                <text:p>-0.255833918493579</text:p>
              </table:table-cell>
              <table:table-cell office:value-type="float" office:value="-0.255789897996876">
                <text:p>-0.255789897996876</text:p>
              </table:table-cell>
              <table:table-cell office:value-type="float" office:value="-0.255997586499469">
                <text:p>-0.255997586499469</text:p>
              </table:table-cell>
              <table:table-cell office:value-type="float" office:value="-0.255571139443253">
                <text:p>-0.255571139443253</text:p>
              </table:table-cell>
              <table:table-cell office:value-type="float" office:value="-0.256162894534013">
                <text:p>-0.256162894534013</text:p>
              </table:table-cell>
              <table:table-cell office:value-type="float" office:value="-0.256070014569016">
                <text:p>-0.256070014569016</text:p>
              </table:table-cell>
              <table:table-cell office:value-type="float" office:value="-0.25593007506594">
                <text:p>-0.25593007506594</text:p>
              </table:table-cell>
              <table:table-cell office:value-type="float" office:value="-0.255908012744248">
                <text:p>-0.255908012744248</text:p>
              </table:table-cell>
              <table:table-cell office:value-type="float" office:value="-0.255657322188292">
                <text:p>-0.255657322188292</text:p>
              </table:table-cell>
              <table:table-cell office:value-type="float" office:value="-0.256207310827037">
                <text:p>-0.256207310827037</text:p>
              </table:table-cell>
              <table:table-cell office:value-type="float" office:value="-0.255909158476511">
                <text:p>-0.255909158476511</text:p>
              </table:table-cell>
              <table:table-cell office:value-type="float" office:value="-0.255816074183463">
                <text:p>-0.255816074183463</text:p>
              </table:table-cell>
              <table:table-cell office:value-type="float" office:value="-0.255996811226632">
                <text:p>-0.255996811226632</text:p>
              </table:table-cell>
              <table:table-cell office:value-type="float" office:value="-0.255928796186983">
                <text:p>-0.255928796186983</text:p>
              </table:table-cell>
              <table:table-cell office:value-type="float" office:value="-0.25624469492014">
                <text:p>-0.25624469492014</text:p>
              </table:table-cell>
              <table:table-cell office:value-type="float" office:value="-0.256044567231167">
                <text:p>-0.256044567231167</text:p>
              </table:table-cell>
              <table:table-cell office:value-type="float" office:value="-0.255985596968316">
                <text:p>-0.255985596968316</text:p>
              </table:table-cell>
              <table:table-cell office:value-type="float" office:value="-0.256096348923819">
                <text:p>-0.256096348923819</text:p>
              </table:table-cell>
              <table:table-cell office:value-type="float" office:value="-0.255786965241319">
                <text:p>-0.255786965241319</text:p>
              </table:table-cell>
              <table:table-cell office:value-type="float" office:value="-0.256080548190457">
                <text:p>-0.256080548190457</text:p>
              </table:table-cell>
              <table:table-cell office:value-type="float" office:value="-0.255525056273666">
                <text:p>-0.255525056273666</text:p>
              </table:table-cell>
              <table:table-cell office:value-type="float" office:value="-0.255921526648346">
                <text:p>-0.255921526648346</text:p>
              </table:table-cell>
              <table:table-cell office:value-type="float" office:value="-0.256039096368883">
                <text:p>-0.256039096368883</text:p>
              </table:table-cell>
              <table:table-cell office:value-type="float" office:value="-0.25556677669844">
                <text:p>-0.25556677669844</text:p>
              </table:table-cell>
              <table:table-cell office:value-type="float" office:value="-0.255547193032075">
                <text:p>-0.255547193032075</text:p>
              </table:table-cell>
              <table:table-cell office:value-type="float" office:value="-0.255115794105413">
                <text:p>-0.255115794105413</text:p>
              </table:table-cell>
              <table:table-cell office:value-type="float" office:value="-0.255450075719082">
                <text:p>-0.255450075719082</text:p>
              </table:table-cell>
              <table:table-cell office:value-type="float" office:value="-0.255521595969583">
                <text:p>-0.255521595969583</text:p>
              </table:table-cell>
              <table:table-cell office:value-type="float" office:value="-0.255637519942713">
                <text:p>-0.255637519942713</text:p>
              </table:table-cell>
              <table:table-cell office:value-type="float" office:value="-0.255061632349364">
                <text:p>-0.255061632349364</text:p>
              </table:table-cell>
              <table:table-cell office:value-type="float" office:value="-0.255217375376316">
                <text:p>-0.255217375376316</text:p>
              </table:table-cell>
              <table:table-cell office:value-type="float" office:value="-0.255242531746709">
                <text:p>-0.255242531746709</text:p>
              </table:table-cell>
              <table:table-cell office:value-type="float" office:value="-0.255610615732722">
                <text:p>-0.255610615732722</text:p>
              </table:table-cell>
              <table:table-cell office:value-type="float" office:value="-0.255601077758015">
                <text:p>-0.255601077758015</text:p>
              </table:table-cell>
              <table:table-cell office:value-type="float" office:value="-0.255658196051752">
                <text:p>-0.255658196051752</text:p>
              </table:table-cell>
              <table:table-cell office:value-type="float" office:value="-0.255336509709463">
                <text:p>-0.255336509709463</text:p>
              </table:table-cell>
              <table:table-cell office:value-type="float" office:value="-0.255523306784268">
                <text:p>-0.255523306784268</text:p>
              </table:table-cell>
              <table:table-cell office:value-type="float" office:value="-0.255311446806062">
                <text:p>-0.255311446806062</text:p>
              </table:table-cell>
              <table:table-cell office:value-type="float" office:value="-0.255506762502882">
                <text:p>-0.255506762502882</text:p>
              </table:table-cell>
              <table:table-cell office:value-type="float" office:value="-0.255722056427972">
                <text:p>-0.255722056427972</text:p>
              </table:table-cell>
              <table:table-cell office:value-type="float" office:value="-0.255456388883244">
                <text:p>-0.255456388883244</text:p>
              </table:table-cell>
              <table:table-cell office:value-type="float" office:value="-0.255431015245075">
                <text:p>-0.255431015245075</text:p>
              </table:table-cell>
              <table:table-cell office:value-type="float" office:value="-0.255506150409194">
                <text:p>-0.255506150409194</text:p>
              </table:table-cell>
              <table:table-cell office:value-type="float" office:value="-0.255067608710319">
                <text:p>-0.255067608710319</text:p>
              </table:table-cell>
              <table:table-cell office:value-type="float" office:value="-0.255546245685999">
                <text:p>-0.255546245685999</text:p>
              </table:table-cell>
              <table:table-cell office:value-type="float" office:value="-0.255390195771702">
                <text:p>-0.255390195771702</text:p>
              </table:table-cell>
              <table:table-cell office:value-type="float" office:value="-0.255719685491123">
                <text:p>-0.255719685491123</text:p>
              </table:table-cell>
              <table:table-cell office:value-type="float" office:value="-0.255304319232535">
                <text:p>-0.255304319232535</text:p>
              </table:table-cell>
              <table:table-cell office:value-type="float" office:value="-0.25534865779497">
                <text:p>-0.25534865779497</text:p>
              </table:table-cell>
              <table:table-cell office:value-type="float" office:value="-0.25480668748232">
                <text:p>-0.25480668748232</text:p>
              </table:table-cell>
              <table:table-cell office:value-type="float" office:value="-0.255234074245182">
                <text:p>-0.255234074245182</text:p>
              </table:table-cell>
              <table:table-cell office:value-type="float" office:value="-0.25527518935068">
                <text:p>-0.25527518935068</text:p>
              </table:table-cell>
              <table:table-cell office:value-type="float" office:value="-0.255413353227635">
                <text:p>-0.255413353227635</text:p>
              </table:table-cell>
              <table:table-cell office:value-type="float" office:value="-0.25498529787053">
                <text:p>-0.25498529787053</text:p>
              </table:table-cell>
              <table:table-cell office:value-type="float" office:value="-0.255680961993815">
                <text:p>-0.255680961993815</text:p>
              </table:table-cell>
              <table:table-cell office:value-type="float" office:value="-0.255462072684901">
                <text:p>-0.255462072684901</text:p>
              </table:table-cell>
              <table:table-cell office:value-type="float" office:value="-0.255546083053209">
                <text:p>-0.255546083053209</text:p>
              </table:table-cell>
              <table:table-cell office:value-type="float" office:value="-0.255111204688457">
                <text:p>-0.255111204688457</text:p>
              </table:table-cell>
              <table:table-cell office:value-type="float" office:value="-0.255145931913347">
                <text:p>-0.255145931913347</text:p>
              </table:table-cell>
              <table:table-cell office:value-type="float" office:value="-0.255504310706506">
                <text:p>-0.255504310706506</text:p>
              </table:table-cell>
              <table:table-cell office:value-type="float" office:value="-0.255414309198264">
                <text:p>-0.255414309198264</text:p>
              </table:table-cell>
              <table:table-cell office:value-type="float" office:value="-0.255401541145039">
                <text:p>-0.255401541145039</text:p>
              </table:table-cell>
              <table:table-cell office:value-type="float" office:value="-0.255249698078623">
                <text:p>-0.255249698078623</text:p>
              </table:table-cell>
              <table:table-cell office:value-type="float" office:value="-0.255237394818638">
                <text:p>-0.255237394818638</text:p>
              </table:table-cell>
              <table:table-cell office:value-type="float" office:value="-0.255495253839851">
                <text:p>-0.255495253839851</text:p>
              </table:table-cell>
              <table:table-cell office:value-type="float" office:value="-0.255304141887878">
                <text:p>-0.255304141887878</text:p>
              </table:table-cell>
              <table:table-cell office:value-type="float" office:value="-0.25524408321622">
                <text:p>-0.25524408321622</text:p>
              </table:table-cell>
              <table:table-cell office:value-type="float" office:value="-0.255468110047112">
                <text:p>-0.255468110047112</text:p>
              </table:table-cell>
              <table:table-cell office:value-type="float" office:value="-0.255399500949739">
                <text:p>-0.2553995009497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